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5.263cm"/>
    </style:style>
    <style:style style:name="co9" style:family="table-column">
      <style:table-column-properties fo:break-before="auto" style:column-width="6.89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5.563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5.67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8.345cm" fo:break-before="auto" style:use-optimal-row-height="true"/>
    </style:style>
    <style:style style:name="ro3" style:family="table-row">
      <style:table-row-properties style:row-height="6.369cm" fo:break-before="auto" style:use-optimal-row-height="true"/>
    </style:style>
    <style:style style:name="ro4" style:family="table-row">
      <style:table-row-properties style:row-height="9.135cm" fo:break-before="auto" style:use-optimal-row-height="true"/>
    </style:style>
    <style:style style:name="ro5" style:family="table-row">
      <style:table-row-properties style:row-height="9.924cm" fo:break-before="auto" style:use-optimal-row-height="true"/>
    </style:style>
    <style:style style:name="ro6" style:family="table-row">
      <style:table-row-properties style:row-height="9.529cm" fo:break-before="auto" style:use-optimal-row-height="true"/>
    </style:style>
    <style:style style:name="ro7" style:family="table-row">
      <style:table-row-properties style:row-height="7.555cm" fo:break-before="auto" style:use-optimal-row-height="true"/>
    </style:style>
    <style:style style:name="ro8" style:family="table-row">
      <style:table-row-properties style:row-height="7.95cm" fo:break-before="auto" style:use-optimal-row-height="true"/>
    </style:style>
    <style:style style:name="ro9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calibration_scores_aggregated_calibration_False_q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l_diagram_bin_15</text:p>
          </table:table-cell>
          <table:table-cell office:value-type="string" calcext:value-type="string">
            <text:p>rel_diagram_bin_15_interactive</text:p>
          </table:table-cell>
          <table:table-cell office:value-type="string" calcext:value-type="string">
            <text:p><text:s/>rel_diagram_bin_50</text:p>
          </table:table-cell>
          <table:table-cell office:value-type="string" calcext:value-type="string">
            <text:p>ece_bin_15</text:p>
          </table:table-cell>
          <table:table-cell office:value-type="string" calcext:value-type="string">
            <text:p>ece_bin_15_interactive</text:p>
          </table:table-cell>
          <table:table-cell office:value-type="string" calcext:value-type="string">
            <text:p>ece_bin_50</text:p>
          </table:table-cell>
          <table:table-cell office:value-type="string" calcext:value-type="string">
            <text:p>mce_bin_15</text:p>
          </table:table-cell>
          <table:table-cell office:value-type="string" calcext:value-type="string">
            <text:p>mce_bin_15_interactive</text:p>
          </table:table-cell>
          <table:table-cell office:value-type="string" calcext:value-type="string">
            <text:p>mce_bin_50</text:p>
          </table:table-cell>
          <table:table-cell office:value-type="string" calcext:value-type="string">
            <text:p>brier_score</text:p>
          </table:table-cell>
          <table:table-cell office:value-type="string" calcext:value-type="string">
            <text:p>rel_diagram_bin_15_accuracy</text:p>
          </table:table-cell>
          <table:table-cell office:value-type="string" calcext:value-type="string">
            <text:p>rel_diagram_bin_15_interactive_accuracy</text:p>
          </table:table-cell>
          <table:table-cell office:value-type="string" calcext:value-type="string">
            <text:p><text:s/>rel_diagram_bin_50_accuracy</text:p>
          </table:table-cell>
          <table:table-cell office:value-type="string" calcext:value-type="string">
            <text:p>ece_bin_15_accuracy</text:p>
          </table:table-cell>
          <table:table-cell office:value-type="string" calcext:value-type="string">
            <text:p>ece_bin_15_interactive_accuracy</text:p>
          </table:table-cell>
          <table:table-cell office:value-type="string" calcext:value-type="string">
            <text:p>ece_bin_50_accuracy</text:p>
          </table:table-cell>
          <table:table-cell office:value-type="string" calcext:value-type="string">
            <text:p>mce_bin_15_accuracy</text:p>
          </table:table-cell>
          <table:table-cell office:value-type="string" calcext:value-type="string">
            <text:p>mce_bin_15_interactive_accuracy</text:p>
          </table:table-cell>
          <table:table-cell office:value-type="string" calcext:value-type="string">
            <text:p>mce_bin_50_accuracy</text:p>
          </table:table-cell>
        </table:table-row>
        <table:table-row table:style-name="ro2">
          <table:table-cell office:value-type="string" calcext:value-type="string">
            <text:p>(array([0.00267585, 0.09545311, 0.16680128, 0.21841082, 0.3040298 ,</text:p>
            <text:p>       0.37466979, 0.42749968, 0.50792155, 0.54885727, 0.62363051,</text:p>
            <text:p>       0.70756827, 0.76286402, 0.83340931, 0.8955984 , 0.97260713]), array([0.05645496, 0.19230769, 0.3       , 0.22222222, 0.1       ,</text:p>
            <text:p>       0.25      , 0.25      , 0.75      , 0.        , 0.5       ,</text:p>
            <text:p>       0.25      , 0.        , 0.66666667, 0.11111111, 0.2962963 ]), array([2409,   52,   20,    9,   10,    8,    4,    4,    2,    6,    4,</text:p>
            <text:p>          4,    3,    9,   27,    0]))</text:p>
          </table:table-cell>
          <table:table-cell office:value-type="string" calcext:value-type="string">
            <text:p>(array([2.83107585e-05, 3.75826160e-05, 4.89188212e-05, 6.53755864e-05,</text:p>
            <text:p>       8.92793017e-05, 1.28195882e-04, 1.87288188e-04, 2.92677903e-04,</text:p>
            <text:p>       4.59452851e-04, 7.25000219e-04, 1.26484019e-03, 2.53478840e-03,</text:p>
            <text:p>       6.12142518e-03, 2.22499649e-02, 3.96371704e-01]), array([0.00581395, 0.01169591, 0.01162791, 0.04093567, 0.03508772,</text:p>
            <text:p>       0.02906977, 0.00584795, 0.04678363, 0.05813953, 0.02339181,</text:p>
            <text:p>       0.08187135, 0.11627907, 0.15789474, 0.15789474, 0.2441860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0726, 0.02723422, 0.04889176, 0.07067463, 0.08853223,</text:p>
            <text:p>       0.10984774, 0.12858103, 0.15128421, 0.16690654, 0.19201639,</text:p>
            <text:p>       0.20529177, 0.22641479, 0.25999415, 0.28745545, 0.30822265,</text:p>
            <text:p>       0.332633  , 0.36707589, 0.38986509, 0.41109496, 0.42355384,</text:p>
            <text:p>       0.45179608, 0.4855212 , 0.50828791, 0.52958918, 0.54885727,</text:p>
            <text:p>       0.60623685, 0.63232735, 0.67332894, 0.70375764, 0.72951049,</text:p>
            <text:p>       0.76643246, 0.78324622, 0.81038666, 0.83390385, 0.85593742,</text:p>
            <text:p>       0.8734741 , 0.88444713, 0.9061327 , 0.93470799, 0.95295795,</text:p>
            <text:p>       0.96889001, 0.99261741]), array([0.05265429, 0.17460317, 0.08      , 0.13333333, 0.28571429,</text:p>
            <text:p>       0.14285714, 0.25      , 0.16666667, 0.5       , 0.16666667,</text:p>
            <text:p>       0.4       , 0.        , 0.        , 0.        , 0.16666667,</text:p>
            <text:p>       0.        , 0.33333333, 0.25      , 1.        , 0.        ,</text:p>
            <text:p>       0.        , 0.        , 1.        , 1.        , 0.        ,</text:p>
            <text:p>       0.5       , 0.5       , 1.        , 0.        , 0.        ,</text:p>
            <text:p>       0.        , 0.        , 0.        , 1.        , 1.        ,</text:p>
            <text:p>       0.        , 0.        , 0.        , 0.28571429, 0.33333333,</text:p>
            <text:p>       0.33333333, 0.30769231]), array([2317,   63,   25,   15,   21,   14,    8,    6,    6,    6,    5,</text:p>
            <text:p>          3,    1,    0,    3,    6,    2,    0,    3,    4,    1,    2,</text:p>
            <text:p>          1,    0,    1,    2,    1,    2,    0,    0,    2,    4,    0,</text:p>
            <text:p>          1,    0,    1,    3,    0,    2,    1,    1,    1,    1,    3,</text:p>
            <text:p>          2,    2,    7,    3,    6,   13,    0]))</text:p>
          </table:table-cell>
          <table:table-cell office:value-type="float" office:value="0.303758825154693" calcext:value-type="float">
            <text:p>0,303758825154693</text:p>
          </table:table-cell>
          <table:table-cell office:value-type="float" office:value="0.0600190865050864" calcext:value-type="float">
            <text:p>0,0600190865050864</text:p>
          </table:table-cell>
          <table:table-cell office:value-type="float" office:value="0.38135300200543" calcext:value-type="float">
            <text:p>0,38135300200543</text:p>
          </table:table-cell>
          <table:table-cell office:value-type="float" office:value="0.784487287203471" calcext:value-type="float">
            <text:p>0,784487287203471</text:p>
          </table:table-cell>
          <table:table-cell office:value-type="float" office:value="0.152185657039978" calcext:value-type="float">
            <text:p>0,152185657039978</text:p>
          </table:table-cell>
          <table:table-cell office:value-type="float" office:value="0.906132698059082" calcext:value-type="float">
            <text:p>0,906132698059082</text:p>
          </table:table-cell>
          <table:table-cell office:value-type="float" office:value="0.0720048577296648" calcext:value-type="float">
            <text:p>0,0720048577296648</text:p>
          </table:table-cell>
          <table:table-cell office:value-type="string" calcext:value-type="string">
            <text:p>(array([0.00946276, 0.10039066, 0.16726834, 0.22669509, 0.2860835 ,</text:p>
            <text:p>       0.37598483, 0.43779347, 0.51516095, 0.56703208, 0.62492766,</text:p>
            <text:p>       0.69343091, 0.77798989, 0.83344254, 0.90474083, 0.99749276]), array([0., 0., 0., 0., 0., 0., 0., 1., 1., 1., 1., 1., 1., 1., 1.]), array([ 155,   18,    7,    6,    4,    5,    3,    4,    3,    9,   10,</text:p>
            <text:p>          7,   16,   43, 2281,    0]))</text:p>
          </table:table-cell>
          <table:table-cell office:value-type="string" calcext:value-type="string">
            <text:p>(array([0.01827649, 0.77059578, 0.98714599, 0.99639077, 0.99841023,</text:p>
            <text:p>       0.99917615, 0.99949156, 0.99968243, 0.99980137, 0.99986642,</text:p>
            <text:p>       0.99990791, 0.99993383, 0.9999508 , 0.99996233, 0.99997164]), array([0.        , 0.8479532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08386, 0.02850438, 0.04810578, 0.06403028, 0.08968544,</text:p>
            <text:p>       0.11259473, 0.12813234, 0.15973097, 0.16243326, 0.19294905,</text:p>
            <text:p>       0.20946013, 0.23356754, 0.27048951, 0.29624236, 0.30127817,</text:p>
            <text:p>       0.36786138, 0.38817   , 0.41109496, 0.45114273, 0.51035154,</text:p>
            <text:p>       0.52958918, 0.54820392, 0.57644616, 0.60733833, 0.63291647,</text:p>
            <text:p>       0.66935431, 0.69038846, 0.71254455, 0.74000585, 0.77358521,</text:p>
            <text:p>       0.79505593, 0.80883728, 0.8299411 , 0.85132719, 0.87207262,</text:p>
            <text:p>       0.89011707, 0.91137147, 0.92873657, 0.95120846, 0.97268796,</text:p>
            <text:p>       0.99871687]), array([0., 0., 0., 0., 0., 0., 0., 0., 0., 0., 0., 0., 0., 0., 0., 0., 0.,</text:p>
            <text:p>       0., 0., 1., 1., 1., 1., 1., 1., 1., 1., 1., 1., 1., 1., 1., 1., 1.,</text:p>
            <text:p>       1., 1., 1., 1., 1., 1., 1.]), array([ 131,   15,    4,    7,    8,    4,    5,    1,    3,    2,    3,</text:p>
            <text:p>          2,    0,    3,    1,    1,    0,    0,    3,    2,    1,    0,</text:p>
            <text:p>          2,    0,    0,    3,    1,    1,    2,    0,    4,    4,    0,</text:p>
            <text:p>          3,    5,    3,    0,    1,    3,    3,    5,    4,    6,    6,</text:p>
            <text:p>         12,   15,   15,   24,   54, 2199,    0]))</text:p>
          </table:table-cell>
          <table:table-cell office:value-type="float" office:value="0.245964069130274" calcext:value-type="float">
            <text:p>0,245964069130274</text:p>
          </table:table-cell>
          <table:table-cell office:value-type="float" office:value="0.00772949978418015" calcext:value-type="float">
            <text:p>0,00772949978418015</text:p>
          </table:table-cell>
          <table:table-cell office:value-type="float" office:value="0.222408790093358" calcext:value-type="float">
            <text:p>0,222408790093358</text:p>
          </table:table-cell>
          <table:table-cell office:value-type="float" office:value="0.484839051961899" calcext:value-type="float">
            <text:p>0,484839051961899</text:p>
          </table:table-cell>
          <table:table-cell office:value-type="float" office:value="0.0773574389103386" calcext:value-type="float">
            <text:p>0,0773574389103386</text:p>
          </table:table-cell>
          <table:table-cell office:value-type="float" office:value="0.489648461341858" calcext:value-type="float">
            <text:p>0,489648461341858</text:p>
          </table:table-cell>
        </table:table-row>
        <table:table-row table:style-name="ro3">
          <table:table-cell office:value-type="string" calcext:value-type="string">
            <text:p>(array([9.04450782e-04, 8.06706652e-02, 1.46436354e-01, 2.37086926e-01,</text:p>
            <text:p>       2.94936913e-01, 3.73367796e-01, 4.59972516e-01, 4.78156537e-01,</text:p>
            <text:p>       5.59228241e-01, 6.24919653e-01, 6.81489289e-01, 7.97844589e-01,</text:p>
            <text:p>       8.09296459e-01, 8.97649467e-01, 9.83812523e-01]), array([0.06463125, 0.3       , 0.16666667, 0.5       , 0.        ,</text:p>
            <text:p>       0.        , 1.        , 0.        , 0.        , 0.        ,</text:p>
            <text:p>       0.        , 0.        , 0.        , 0.        , 0.6       ]), array([2522,   10,    6,    4,    5,    3,    2,    1,    1,    1,    2,</text:p>
            <text:p>          1,    2,    1,   10,    0]))</text:p>
          </table:table-cell>
          <table:table-cell office:value-type="string" calcext:value-type="string">
            <text:p>(array([6.47834939e-06, 8.01144721e-06, 9.70250080e-06, 1.20081534e-05,</text:p>
            <text:p>       1.52026182e-05, 2.00543243e-05, 2.82824071e-05, 3.85025694e-05,</text:p>
            <text:p>       5.25745765e-05, 7.54237018e-05, 1.16336996e-04, 2.23509874e-04,</text:p>
            <text:p>       5.19696507e-04, 1.87671927e-03, 1.40076658e-01]), array([0.01162791, 0.01169591, 0.01744186, 0.01169591, 0.01754386,</text:p>
            <text:p>       0.01744186, 0.05263158, 0.02923977, 0.05232558, 0.0877193 ,</text:p>
            <text:p>       0.05847953, 0.0755814 , 0.11695906, 0.19883041, 0.2732558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5.54422927e-04, 2.83746529e-02, 5.40627440e-02, 6.99605569e-02,</text:p>
            <text:p>       8.68796725e-02, 1.00935228e-01, 1.36768927e-01, 1.56103780e-01,</text:p>
            <text:p>       2.05745548e-01, 2.30035633e-01, 2.47412160e-01, 2.71916896e-01,</text:p>
            <text:p>       2.88850874e-01, 3.34241241e-01, 3.90536711e-01, 4.56670314e-01,</text:p>
            <text:p>       4.70715627e-01, 5.59228241e-01, 6.24919653e-01, 6.70128345e-01,</text:p>
            <text:p>       6.92850232e-01, 7.97844589e-01, 8.09296459e-01, 8.97649467e-01,</text:p>
            <text:p>       9.56022739e-01, 9.74833727e-01, 9.92933551e-01]), array([0.06287545, 0.22222222, 0.33333333, 0.33333333, 0.25      ,</text:p>
            <text:p>       0.        , 0.33333333, 0.        , 1.        , 1.        ,</text:p>
            <text:p>       0.        , 0.        , 0.        , 0.        , 0.        ,</text:p>
            <text:p>       1.        , 0.5       , 0.        , 0.        , 0.        ,</text:p>
            <text:p>       0.        , 0.        , 0.        , 0.        , 1.        ,</text:p>
            <text:p>       0.33333333, 0.66666667]), array([2497,   18,    6,    6,    4,    1,    3,    3,    0,    0,    1,</text:p>
            <text:p>          1,    1,    2,    3,    0,    2,    0,    0,    2,    0,    0,</text:p>
            <text:p>          1,    2,    0,    0,    0,    1,    0,    0,    0,    1,    0,</text:p>
            <text:p>          1,    1,    0,    0,    0,    0,    1,    2,    0,    0,    0,</text:p>
            <text:p>          1,    0,    0,    1,    3,    6,    0]))</text:p>
          </table:table-cell>
          <table:table-cell office:value-type="float" office:value="0.467128564535828" calcext:value-type="float">
            <text:p>0,467128564535828</text:p>
          </table:table-cell>
          <table:table-cell office:value-type="float" office:value="0.0592927052680759" calcext:value-type="float">
            <text:p>0,0592927052680759</text:p>
          </table:table-cell>
          <table:table-cell office:value-type="float" office:value="0.412925481101683" calcext:value-type="float">
            <text:p>0,412925481101683</text:p>
          </table:table-cell>
          <table:table-cell office:value-type="float" office:value="0.897649466991425" calcext:value-type="float">
            <text:p>0,897649466991425</text:p>
          </table:table-cell>
          <table:table-cell office:value-type="float" office:value="0.196953690090361" calcext:value-type="float">
            <text:p>0,196953690090361</text:p>
          </table:table-cell>
          <table:table-cell office:value-type="float" office:value="0.897649466991425" calcext:value-type="float">
            <text:p>0,897649466991425</text:p>
          </table:table-cell>
          <table:table-cell office:value-type="float" office:value="0.0687126435271493" calcext:value-type="float">
            <text:p>0,0687126435271493</text:p>
          </table:table-cell>
          <table:table-cell office:value-type="string" calcext:value-type="string">
            <text:p>(array([0.00373427, 0.08493878, 0.17268769, 0.21264553, 0.31851071,</text:p>
            <text:p>       0.37508035, 0.45357226, 0.52184346, 0.6266322 , 0.70506309,</text:p>
            <text:p>       0.74371674, 0.85160757, 0.91867113, 0.99923075]), array([0., 0., 0., 0., 0., 0., 0., 1., 1., 1., 1., 1., 1., 1.]), array([ 167,    4,    3,    3,    2,    1,    3,    1,    0,    3,    5,</text:p>
            <text:p>          2,    5,    7, 2365,    0]))</text:p>
          </table:table-cell>
          <table:table-cell office:value-type="string" calcext:value-type="string">
            <text:p>(array([0.00639555, 0.91802952, 0.99894907, 0.99969151, 0.99985416,</text:p>
            <text:p>       0.99991596, 0.99994341, 0.99995976, 0.99997049, 0.99997949,</text:p>
            <text:p>       0.99998455, 0.99998787, 0.99999024, 0.99999196, 0.9999935 ]), array([0.        , 0.93567251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16072, 0.02868026, 0.05399385, 0.06931761, 0.09876936,</text:p>
            <text:p>       0.10235053, 0.13665599, 0.19070354, 0.20395048, 0.23003563,</text:p>
            <text:p>       0.30714977, 0.32987165, 0.37508035, 0.44872104, 0.46327472,</text:p>
            <text:p>       0.52184346, 0.60946329, 0.66575876, 0.71114913, 0.7280831 ,</text:p>
            <text:p>       0.75258784, 0.84389622, 0.8631746 , 0.89906477, 0.91708356,</text:p>
            <text:p>       0.92971797, 0.94792679, 0.97238927, 0.99953787]), array([0., 0., 0., 0., 0., 0., 0., 0., 0., 0., 0., 0., 0., 0., 0., 1., 1.,</text:p>
            <text:p>       1., 1., 1., 1., 1., 1., 1., 1., 1., 1., 1., 1.]), array([ 159,    6,    2,    2,    1,    1,    1,    0,    0,    2,    2,</text:p>
            <text:p>          1,    0,    0,    0,    1,    1,    0,    1,    0,    0,    0,</text:p>
            <text:p>          2,    1,    0,    0,    1,    0,    0,    0,    2,    0,    0,</text:p>
            <text:p>          2,    0,    3,    2,    1,    0,    0,    0,    0,    3,    2,</text:p>
            <text:p>          1,    3,    4,    5,   15, 2344,    0]))</text:p>
          </table:table-cell>
          <table:table-cell office:value-type="float" office:value="0.232457474308242" calcext:value-type="float">
            <text:p>0,232457474308242</text:p>
          </table:table-cell>
          <table:table-cell office:value-type="float" office:value="0.00172177195985177" calcext:value-type="float">
            <text:p>0,00172177195985177</text:p>
          </table:table-cell>
          <table:table-cell office:value-type="float" office:value="0.195828926106671" calcext:value-type="float">
            <text:p>0,195828926106671</text:p>
          </table:table-cell>
          <table:table-cell office:value-type="float" office:value="0.478156536817551" calcext:value-type="float">
            <text:p>0,478156536817551</text:p>
          </table:table-cell>
          <table:table-cell office:value-type="float" office:value="0.017642999363366" calcext:value-type="float">
            <text:p>0,017642999363366</text:p>
          </table:table-cell>
          <table:table-cell office:value-type="float" office:value="0.478156536817551" calcext:value-type="float">
            <text:p>0,478156536817551</text:p>
          </table:table-cell>
        </table:table-row>
        <table:table-row table:style-name="ro4">
          <table:table-cell office:value-type="string" calcext:value-type="string">
            <text:p>(array([0.00217057, 0.0933516 , 0.15806783, 0.22858766, 0.28978933,</text:p>
            <text:p>       0.35365655, 0.43161713, 0.49951324, 0.57904289, 0.63412902,</text:p>
            <text:p>       0.70899041, 0.7566814 , 0.82939442, 0.90631129, 0.98355749]), array([0.06034124, 0.35714286, 0.3125    , 0.22222222, 0.16666667,</text:p>
            <text:p>       0.2       , 0.42857143, 0.2       , 0.        , 0.25      ,</text:p>
            <text:p>       0.57142857, 0.25      , 0.4       , 0.55555556, 0.43589744]), array([2403,   28,   16,    9,    6,   10,    7,    5,    6,    8,    7,</text:p>
            <text:p>          8,   10,    9,   39,    0]))</text:p>
          </table:table-cell>
          <table:table-cell office:value-type="string" calcext:value-type="string">
            <text:p>(array([1.30246463e-05, 1.74313651e-05, 2.29738521e-05, 2.97461334e-05,</text:p>
            <text:p>       3.99519077e-05, 5.47848591e-05, 7.62468919e-05, 1.15710918e-04,</text:p>
            <text:p>       1.99026860e-04, 3.52099071e-04, 7.16967271e-04, 1.65728468e-03,</text:p>
            <text:p>       4.58416224e-03, 2.10898181e-02, 5.38533470e-01]), array([0.01744186, 0.02339181, 0.01744186, 0.01169591, 0.01754386,</text:p>
            <text:p>       0.01744186, 0.05263158, 0.04093567, 0.04069767, 0.11111111,</text:p>
            <text:p>       0.06432749, 0.09302326, 0.15789474, 0.1754386 , 0.34302326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8487, 0.02807812, 0.045634  , 0.06738009, 0.08719039,</text:p>
            <text:p>       0.10657952, 0.12953351, 0.14906116, 0.16992757, 0.19263086,</text:p>
            <text:p>       0.20681854, 0.23387929, 0.25065806, 0.27022143, 0.28842279,</text:p>
            <text:p>       0.30066511, 0.33020692, 0.34956598, 0.36651273, 0.40993166,</text:p>
            <text:p>       0.43703888, 0.45263469, 0.46781482, 0.48243251, 0.51477218,</text:p>
            <text:p>       0.55911058, 0.56924909, 0.58647442, 0.61127156, 0.62645328,</text:p>
            <text:p>       0.64414763, 0.66851924, 0.71210274, 0.73107953, 0.75464771,</text:p>
            <text:p>       0.76357731, 0.81362621, 0.83100316, 0.85460228, 0.87072885,</text:p>
            <text:p>       0.89700708, 0.91002616, 0.93089429, 0.95130157, 0.97102809,</text:p>
            <text:p>       0.99381329]), array([0.05631986, 0.13207547, 0.27777778, 0.45454545, 0.23076923,</text:p>
            <text:p>       0.42857143, 0.2       , 0.375     , 0.5       , 0.        ,</text:p>
            <text:p>       0.33333333, 0.25      , 0.        , 0.5       , 0.        ,</text:p>
            <text:p>       0.        , 0.        , 0.16666667, 0.33333333, 0.66666667,</text:p>
            <text:p>       0.        , 1.        , 0.        , 0.        , 0.33333333,</text:p>
            <text:p>       0.        , 0.        , 0.        , 0.33333333, 0.        ,</text:p>
            <text:p>       0.        , 0.5       , 0.5       , 0.5       , 0.33333333,</text:p>
            <text:p>       0.25      , 0.4       , 0.5       , 0.33333333, 0.        ,</text:p>
            <text:p>       0.5       , 0.75      , 0.25      , 0.5       , 0.6       ,</text:p>
            <text:p>       0.42857143]), array([2326,   53,   18,   11,   13,    7,    5,    8,    4,    2,    3,</text:p>
            <text:p>          4,    2,    2,    2,    1,    2,    6,    3,    0,    3,    2,</text:p>
            <text:p>          1,    2,    1,    3,    0,    1,    1,    4,    3,    1,    2,</text:p>
            <text:p>          4,    0,    2,    4,    3,    4,    0,    5,    2,    3,    1,</text:p>
            <text:p>          2,    4,    4,    4,    5,   28,    0]))</text:p>
          </table:table-cell>
          <table:table-cell office:value-type="float" office:value="0.266488202901153" calcext:value-type="float">
            <text:p>0,266488202901153</text:p>
          </table:table-cell>
          <table:table-cell office:value-type="float" office:value="0.0671705504653438" calcext:value-type="float">
            <text:p>0,0671705504653438</text:p>
          </table:table-cell>
          <table:table-cell office:value-type="float" office:value="0.342751838040584" calcext:value-type="float">
            <text:p>0,342751838040584</text:p>
          </table:table-cell>
          <table:table-cell office:value-type="float" office:value="0.579042891661326" calcext:value-type="float">
            <text:p>0,579042891661326</text:p>
          </table:table-cell>
          <table:table-cell office:value-type="float" office:value="0.195510213934751" calcext:value-type="float">
            <text:p>0,195510213934751</text:p>
          </table:table-cell>
          <table:table-cell office:value-type="float" office:value="0.870728850364685" calcext:value-type="float">
            <text:p>0,870728850364685</text:p>
          </table:table-cell>
          <table:table-cell office:value-type="float" office:value="0.0784534544983024" calcext:value-type="float">
            <text:p>0,0784534544983024</text:p>
          </table:table-cell>
          <table:table-cell office:value-type="string" calcext:value-type="string">
            <text:p>(array([0.00790772, 0.09282171, 0.16426433, 0.23814997, 0.29138766,</text:p>
            <text:p>       0.36737424, 0.42138073, 0.50385411, 0.56134101, 0.64754606,</text:p>
            <text:p>       0.70997195, 0.766818  , 0.83811777, 0.90619394, 0.99800592]), array([0. , 0. , 0. , 0. , 0. , 0. , 0. , 0.6, 1. , 1. , 1. , 1. , 1. ,</text:p>
            <text:p>       1. , 1. ]), array([ 167,   14,   11,    8,    4,    8,    9,    5,    4,   10,    9,</text:p>
            <text:p>          9,   15,   23, 2275,    0]))</text:p>
          </table:table-cell>
          <table:table-cell office:value-type="string" calcext:value-type="string">
            <text:p>(array([0.00978681, 0.67625956, 0.98900095, 0.99737085, 0.99902849,</text:p>
            <text:p>       0.99957189, 0.99977751, 0.99987402, 0.99991966, 0.99994366,</text:p>
            <text:p>       0.99995907, 0.99996979, 0.99997672, 0.9999824 , 0.99998694]), array([0.        , 0.7017543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38864, 0.02772561, 0.04511366, 0.06719319, 0.08379376,</text:p>
            <text:p>       0.10843912, 0.12508018, 0.14585801, 0.17358082, 0.18562504,</text:p>
            <text:p>       0.20073554, 0.23592221, 0.24798709, 0.26964039, 0.29211581,</text:p>
            <text:p>       0.33463189, 0.35628737, 0.37279631, 0.39229515, 0.41135859,</text:p>
            <text:p>       0.43075091, 0.44676206, 0.48205093, 0.51299293, 0.53218518,</text:p>
            <text:p>       0.56296112, 0.58425426, 0.61840498, 0.63625386, 0.6519523 ,</text:p>
            <text:p>       0.67073173, 0.69933489, 0.71315857, 0.73093215, 0.75286707,</text:p>
            <text:p>       0.76562023, 0.79013996, 0.8099361 , 0.83434617, 0.85010127,</text:p>
            <text:p>       0.86830541, 0.89634279, 0.91090805, 0.93142025, 0.953306  ,</text:p>
            <text:p>       0.97176593, 0.99900385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147,    9,    7,    8,    4,    4,    2,    5,    3,    3,    1,</text:p>
            <text:p>          4,    2,    3,    1,    0,    2,    3,    2,    2,    6,    1,</text:p>
            <text:p>          2,    0,    2,    2,    2,    0,    2,    1,    1,    2,    5,</text:p>
            <text:p>          4,    1,    3,    3,    3,    4,    2,    4,    3,    6,    4,</text:p>
            <text:p>          5,   13,    7,   15,   49, 2207,    0]))</text:p>
          </table:table-cell>
          <table:table-cell office:value-type="float" office:value="0.216762507183122" calcext:value-type="float">
            <text:p>0,216762507183122</text:p>
          </table:table-cell>
          <table:table-cell office:value-type="float" office:value="0.00339464383697563" calcext:value-type="float">
            <text:p>0,00339464383697563</text:p>
          </table:table-cell>
          <table:table-cell office:value-type="float" office:value="0.238125685612464" calcext:value-type="float">
            <text:p>0,238125685612464</text:p>
          </table:table-cell>
          <table:table-cell office:value-type="float" office:value="0.438658989965916" calcext:value-type="float">
            <text:p>0,438658989965916</text:p>
          </table:table-cell>
          <table:table-cell office:value-type="float" office:value="0.0254948296371782" calcext:value-type="float">
            <text:p>0,0254948296371782</text:p>
          </table:table-cell>
          <table:table-cell office:value-type="float" office:value="0.487007066607475" calcext:value-type="float">
            <text:p>0,487007066607475</text:p>
          </table:table-cell>
        </table:table-row>
        <table:table-row table:style-name="ro4">
          <table:table-cell office:value-type="string" calcext:value-type="string">
            <text:p>(array([0.00297909, 0.09417258, 0.16754308, 0.23144894, 0.29299161,</text:p>
            <text:p>       0.36988604, 0.43700275, 0.49827593, 0.58765543, 0.63677317,</text:p>
            <text:p>       0.7105279 , 0.759719  , 0.83561999, 0.90001839, 0.97753412]), array([0.0580895 , 0.17307692, 0.15789474, 0.33333333, 0.07142857,</text:p>
            <text:p>       0.18181818, 0.28571429, 0.44444444, 0.125     , 0.5       ,</text:p>
            <text:p>       0.25      , 0.125     , 0.21428571, 0.33333333, 0.36206897]), array([2324,   52,   19,   12,   14,   11,    7,    9,    8,    8,   12,</text:p>
            <text:p>          8,   14,   15,   58,    0]))</text:p>
          </table:table-cell>
          <table:table-cell office:value-type="string" calcext:value-type="string">
            <text:p>(array([8.43406632e-06, 1.52802198e-05, 2.44318809e-05, 3.61066156e-05,</text:p>
            <text:p>       5.75474326e-05, 9.34815129e-05, 1.43501051e-04, 2.27983318e-04,</text:p>
            <text:p>       4.09392980e-04, 7.66559082e-04, 1.52141008e-03, 3.43414970e-03,</text:p>
            <text:p>       1.11500052e-02, 7.48638887e-02, 7.20500400e-01]), array([0.02325581, 0.00584795, 0.01162791, 0.01169591, 0.02339181,</text:p>
            <text:p>       0.01744186, 0.03508772, 0.02339181, 0.0755814 , 0.08187135,</text:p>
            <text:p>       0.07602339, 0.13372093, 0.1871345 , 0.16374269, 0.28488372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6826, 0.02908772, 0.05025427, 0.06980493, 0.08824693,</text:p>
            <text:p>       0.10804202, 0.12645798, 0.14865785, 0.16887258, 0.19021013,</text:p>
            <text:p>       0.21344315, 0.23043618, 0.24521337, 0.26936368, 0.28715226,</text:p>
            <text:p>       0.30920024, 0.32863633, 0.35393123, 0.36396118, 0.39264675,</text:p>
            <text:p>       0.42432267, 0.44651281, 0.47536919, 0.48820134, 0.50900428,</text:p>
            <text:p>       0.52132523, 0.5749256 , 0.58947397, 0.60996288, 0.63464156,</text:p>
            <text:p>       0.64798301, 0.67071394, 0.69381565, 0.70933867, 0.72917487,</text:p>
            <text:p>       0.74726072, 0.76670934, 0.78108084, 0.80978237, 0.83351435,</text:p>
            <text:p>       0.85561535, 0.87022415, 0.88412187, 0.90657693, 0.93117136,</text:p>
            <text:p>       0.94932955, 0.96891353, 0.99365014]), array([0.05415162, 0.10606061, 0.22222222, 0.16666667, 0.0952381 ,</text:p>
            <text:p>       0.33333333, 0.125     , 0.16666667, 0.        , 0.16666667,</text:p>
            <text:p>       0.33333333, 0.33333333, 0.        , 0.16666667, 0.33333333,</text:p>
            <text:p>       0.        , 0.        , 0.        , 0.25      , 0.25      ,</text:p>
            <text:p>       0.        , 0.5       , 0.5       , 0.5       , 0.5       ,</text:p>
            <text:p>       0.        , 0.        , 0.14285714, 0.        , 0.5       ,</text:p>
            <text:p>       0.66666667, 0.66666667, 0.5       , 0.5       , 0.        ,</text:p>
            <text:p>       0.        , 0.25      , 0.        , 0.        , 0.42857143,</text:p>
            <text:p>       0.        , 0.28571429, 0.33333333, 0.        , 0.5       ,</text:p>
            <text:p>       0.23076923, 0.3       , 0.39393939]), array([2216,   66,   36,   18,   21,   12,    8,    6,    6,    6,    3,</text:p>
            <text:p>          6,    2,    6,    3,    4,    3,    2,    4,    4,    0,    3,</text:p>
            <text:p>          4,    2,    2,    4,    1,    0,    1,    7,    2,    2,    3,</text:p>
            <text:p>          3,    2,    2,    7,    2,    4,    1,    3,    7,    2,    7,</text:p>
            <text:p>          3,    1,    8,   13,   10,   33,    0]))</text:p>
          </table:table-cell>
          <table:table-cell office:value-type="float" office:value="0.290563888747103" calcext:value-type="float">
            <text:p>0,290563888747103</text:p>
          </table:table-cell>
          <table:table-cell office:value-type="float" office:value="0.0808453032625353" calcext:value-type="float">
            <text:p>0,0808453032625353</text:p>
          </table:table-cell>
          <table:table-cell office:value-type="float" office:value="0.317698009538972" calcext:value-type="float">
            <text:p>0,317698009538972</text:p>
          </table:table-cell>
          <table:table-cell office:value-type="float" office:value="0.634718999266624" calcext:value-type="float">
            <text:p>0,634718999266624</text:p>
          </table:table-cell>
          <table:table-cell office:value-type="float" office:value="0.435616679316343" calcext:value-type="float">
            <text:p>0,435616679316343</text:p>
          </table:table-cell>
          <table:table-cell office:value-type="float" office:value="0.906576931476593" calcext:value-type="float">
            <text:p>0,906576931476593</text:p>
          </table:table-cell>
          <table:table-cell office:value-type="float" office:value="0.0850527100852237" calcext:value-type="float">
            <text:p>0,0850527100852237</text:p>
          </table:table-cell>
          <table:table-cell office:value-type="string" calcext:value-type="string">
            <text:p>(array([0.01104462, 0.09639045, 0.16240792, 0.23744429, 0.28514254,</text:p>
            <text:p>       0.37535084, 0.41890252, 0.5005898 , 0.56872446, 0.63673415,</text:p>
            <text:p>       0.70474235, 0.768028  , 0.8310038 , 0.90489   , 0.99713722]), array([0.        , 0.        , 0.        , 0.        , 0.        ,</text:p>
            <text:p>       0.        , 0.        , 0.44444444, 1.        , 1.        ,</text:p>
            <text:p>       1.        , 1.        , 1.        , 1.        , 1.        ]), array([ 172,   19,   14,   11,   10,    6,    9,    9,    6,   13,   16,</text:p>
            <text:p>          9,   19,   48, 2210,    0]))</text:p>
          </table:table-cell>
          <table:table-cell office:value-type="string" calcext:value-type="string">
            <text:p>(array([0.01104462, 0.54133452, 0.96506634, 0.99411926, 0.99803732,</text:p>
            <text:p>       0.99907507, 0.99953839, 0.99975465, 0.99984913, 0.99990309,</text:p>
            <text:p>       0.99994054, 0.99996316, 0.99997523, 0.99998453, 0.99999152]), array([0.        , 0.56725146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21062, 0.02955333, 0.0498023 , 0.07181742, 0.0903464 ,</text:p>
            <text:p>       0.11213331, 0.1330385 , 0.14669961, 0.16449422, 0.19056543,</text:p>
            <text:p>       0.21687418, 0.22879173, 0.25273928, 0.26997374, 0.29190816,</text:p>
            <text:p>       0.31177068, 0.32475013, 0.35732991, 0.36436436, 0.38868214,</text:p>
            <text:p>       0.40897613, 0.4250744 , 0.44559574, 0.47839057, 0.49359076,</text:p>
            <text:p>       0.51346225, 0.52736801, 0.55257012, 0.57567733, 0.58017457,</text:p>
            <text:p>       0.60512839, 0.63554177, 0.64835412, 0.67019659, 0.6925202 ,</text:p>
            <text:p>       0.71367896, 0.72956638, 0.75478663, 0.76563579, 0.78724989,</text:p>
            <text:p>       0.81006961, 0.83103798, 0.85187649, 0.87534848, 0.89207347,</text:p>
            <text:p>       0.91181214, 0.93134758, 0.94930877, 0.97069504, 0.99884755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140,   14,   18,    7,    3,    6,    6,    3,    4,    4,    2,</text:p>
            <text:p>          5,    2,    8,    2,    1,    1,    1,    2,    3,    6,    1,</text:p>
            <text:p>          2,    2,    3,    3,    1,    2,    3,    1,    3,    4,    4,</text:p>
            <text:p>          5,    5,    3,    5,    2,    5,    2,    5,    9,    5,    9,</text:p>
            <text:p>          9,   19,   19,   31,   62, 2109,    0]))</text:p>
          </table:table-cell>
          <table:table-cell office:value-type="float" office:value="0.215437903057992" calcext:value-type="float">
            <text:p>0,215437903057992</text:p>
          </table:table-cell>
          <table:table-cell office:value-type="float" office:value="0.00545088862846143" calcext:value-type="float">
            <text:p>0,00545088862846143</text:p>
          </table:table-cell>
          <table:table-cell office:value-type="float" office:value="0.249542899197445" calcext:value-type="float">
            <text:p>0,249542899197445</text:p>
          </table:table-cell>
          <table:table-cell office:value-type="float" office:value="0.431275536616643" calcext:value-type="float">
            <text:p>0,431275536616643</text:p>
          </table:table-cell>
          <table:table-cell office:value-type="float" office:value="0.0349336607479166" calcext:value-type="float">
            <text:p>0,0349336607479166</text:p>
          </table:table-cell>
          <table:table-cell office:value-type="float" office:value="0.49359076221784" calcext:value-type="float">
            <text:p>0,49359076221784</text:p>
          </table:table-cell>
        </table:table-row>
        <table:table-row table:style-name="ro4">
          <table:table-cell office:value-type="string" calcext:value-type="string">
            <text:p>(array([0.00294167, 0.09963833, 0.1682414 , 0.23194776, 0.29497193,</text:p>
            <text:p>       0.37821963, 0.42635657, 0.49765001, 0.57595459, 0.64681437,</text:p>
            <text:p>       0.71657883, 0.76388523, 0.84196708, 0.89830711, 0.97814046]), array([0.04960492, 0.28301887, 0.23333333, 0.33333333, 0.23809524,</text:p>
            <text:p>       0.09090909, 0.25      , 0.28571429, 0.5       , 0.4       ,</text:p>
            <text:p>       0.25      , 0.35714286, 0.29411765, 0.2962963 , 0.28571429]), array([2278,   53,   30,   15,   21,   11,    8,   14,    4,    5,    4,</text:p>
            <text:p>         14,   17,   27,   70,    0]))</text:p>
          </table:table-cell>
          <table:table-cell office:value-type="string" calcext:value-type="string">
            <text:p>(array([1.48400470e-05, 1.93308980e-05, 2.50050367e-05, 3.38584297e-05,</text:p>
            <text:p>       4.94356155e-05, 7.88143331e-05, 1.21920168e-04, 2.02479997e-04,</text:p>
            <text:p>       3.77719644e-04, 7.63658482e-04, 1.88835245e-03, 5.03113366e-03,</text:p>
            <text:p>       1.65566100e-02, 1.35229474e-01, 8.13631894e-01]), array([0.00581395, 0.00584795, 0.        , 0.        , 0.01754386,</text:p>
            <text:p>       0.02325581, 0.02339181, 0.02339181, 0.05232558, 0.07602339,</text:p>
            <text:p>       0.09356725, 0.11627907, 0.16959064, 0.23976608, 0.2906976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36779, 0.02758684, 0.04981714, 0.06961494, 0.08730386,</text:p>
            <text:p>       0.10779434, 0.12934083, 0.14944879, 0.17036571, 0.19000608,</text:p>
            <text:p>       0.20779737, 0.22744465, 0.24957918, 0.27164673, 0.2880482 ,</text:p>
            <text:p>       0.30871923, 0.32731445, 0.36955388, 0.38861854, 0.40998111,</text:p>
            <text:p>       0.42613466, 0.44135511, 0.46678415, 0.4883957 , 0.50407728,</text:p>
            <text:p>       0.53072628, 0.5788694 , 0.59366781, 0.60463601, 0.65515536,</text:p>
            <text:p>       0.66396976, 0.70789033, 0.72979906, 0.75279042, 0.76997846,</text:p>
            <text:p>       0.78796104, 0.80420041, 0.82842213, 0.84897666, 0.87105129,</text:p>
            <text:p>       0.88975613, 0.90725838, 0.93017119, 0.9480581 , 0.97031927,</text:p>
            <text:p>       0.9922236 ]), array([0.04549632, 0.12307692, 0.16666667, 0.29411765, 0.26666667,</text:p>
            <text:p>       0.17647059, 0.35714286, 0.125     , 0.11111111, 0.4       ,</text:p>
            <text:p>       0.33333333, 0.14285714, 0.5       , 0.33333333, 0.125     ,</text:p>
            <text:p>       0.6       , 0.        , 0.        , 0.2       , 0.33333333,</text:p>
            <text:p>       0.33333333, 0.        , 0.33333333, 0.16666667, 0.33333333,</text:p>
            <text:p>       0.25      , 0.        , 1.        , 1.        , 0.33333333,</text:p>
            <text:p>       0.        , 0.        , 0.5       , 0.6       , 0.        ,</text:p>
            <text:p>       0.25      , 0.        , 0.2       , 0.33333333, 0.25      ,</text:p>
            <text:p>       0.14285714, 0.33333333, 0.44444444, 0.11111111, 0.17647059,</text:p>
            <text:p>       0.375     ]), array([2176,   65,   30,   17,   15,   17,   14,    8,    9,   10,    3,</text:p>
            <text:p>          7,    4,    6,    8,    5,    3,    0,    6,    5,    3,    3,</text:p>
            <text:p>          1,    3,    6,    3,    4,    0,    1,    2,    1,    0,    3,</text:p>
            <text:p>          1,    0,    2,    4,    5,    3,    4,    1,    5,    9,    8,</text:p>
            <text:p>          7,    9,    9,    9,   17,   40,    0]))</text:p>
          </table:table-cell>
          <table:table-cell office:value-type="float" office:value="0.277825160312927" calcext:value-type="float">
            <text:p>0,277825160312927</text:p>
          </table:table-cell>
          <table:table-cell office:value-type="float" office:value="0.080630435957439" calcext:value-type="float">
            <text:p>0,080630435957439</text:p>
          </table:table-cell>
          <table:table-cell office:value-type="float" office:value="0.348232046870849" calcext:value-type="float">
            <text:p>0,348232046870849</text:p>
          </table:table-cell>
          <table:table-cell office:value-type="float" office:value="0.692426179136549" calcext:value-type="float">
            <text:p>0,692426179136549</text:p>
          </table:table-cell>
          <table:table-cell office:value-type="float" office:value="0.522934219691642" calcext:value-type="float">
            <text:p>0,522934219691642</text:p>
          </table:table-cell>
          <table:table-cell office:value-type="float" office:value="0.836946990754869" calcext:value-type="float">
            <text:p>0,836946990754869</text:p>
          </table:table-cell>
          <table:table-cell office:value-type="float" office:value="0.0874096425823348" calcext:value-type="float">
            <text:p>0,0874096425823348</text:p>
          </table:table-cell>
          <table:table-cell office:value-type="string" calcext:value-type="string">
            <text:p>(array([0.01360432, 0.10293972, 0.16510353, 0.23457214, 0.29437135,</text:p>
            <text:p>       0.35605138, 0.42731924, 0.50101322, 0.57528035, 0.62482178,</text:p>
            <text:p>       0.70746327, 0.76661245, 0.83582734, 0.90159589, 0.9972477 ]), array([0.        , 0.        , 0.        , 0.        , 0.        ,</text:p>
            <text:p>       0.        , 0.        , 0.57142857, 1.        , 1.        ,</text:p>
            <text:p>       1.        , 1.        , 1.        , 1.        , 1.        ]), array([ 163,   34,   19,   14,    8,    4,    4,   14,    8,   12,   17,</text:p>
            <text:p>         15,   28,   46, 2185,    0]))</text:p>
          </table:table-cell>
          <table:table-cell office:value-type="string" calcext:value-type="string">
            <text:p>(array([0.01705202, 0.48739543, 0.95281402, 0.99245231, 0.99754798,</text:p>
            <text:p>       0.99909733, 0.99959161, 0.99978583, 0.99987424, 0.99991985,</text:p>
            <text:p>       0.99995003, 0.99996604, 0.99997494, 0.99998062, 0.99998516]), array([0.        , 0.5321637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540541, 0.02938805, 0.05027895, 0.07012201, 0.09402354,</text:p>
            <text:p>       0.10844948, 0.12757202, 0.14934562, 0.16991625, 0.19363879,</text:p>
            <text:p>       0.21085213, 0.22823521, 0.24904233, 0.26802439, 0.29149348,</text:p>
            <text:p>       0.31329468, 0.33603024, 0.3443785 , 0.39941826, 0.40227428,</text:p>
            <text:p>       0.422308  , 0.46961838, 0.49234404, 0.50981496, 0.5336754 ,</text:p>
            <text:p>       0.55864489, 0.57254072, 0.58991664, 0.61219231, 0.63044612,</text:p>
            <text:p>       0.65422308, 0.67268555, 0.69814394, 0.71226792, 0.72690224,</text:p>
            <text:p>       0.75236094, 0.77179394, 0.79062018, 0.8120556 , 0.82871117,</text:p>
            <text:p>       0.8490619 , 0.86917554, 0.89145563, 0.91400021, 0.93058167,</text:p>
            <text:p>       0.94967828, 0.97248033, 0.998749  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124,   22,   13,   10,   10,    9,   11,    7,    5,    5,    4,</text:p>
            <text:p>          4,    4,    4,    3,    3,    1,    2,    0,    1,    1,    2,</text:p>
            <text:p>          0,    4,    3,    6,    3,    1,    2,    4,    5,    6,    1,</text:p>
            <text:p>          3,    2,    7,    6,    5,    6,    3,    6,    9,   10,   11,</text:p>
            <text:p>         15,   14,   16,   26,   60, 2092,    0]))</text:p>
          </table:table-cell>
          <table:table-cell office:value-type="float" office:value="0.217035216834283" calcext:value-type="float">
            <text:p>0,217035216834283</text:p>
          </table:table-cell>
          <table:table-cell office:value-type="float" office:value="0.00805869364730475" calcext:value-type="float">
            <text:p>0,00805869364730475</text:p>
          </table:table-cell>
          <table:table-cell office:value-type="float" office:value="0.242151580802665" calcext:value-type="float">
            <text:p>0,242151580802665</text:p>
          </table:table-cell>
          <table:table-cell office:value-type="float" office:value="0.42731923609972" calcext:value-type="float">
            <text:p>0,42731923609972</text:p>
          </table:table-cell>
          <table:table-cell office:value-type="float" office:value="0.0471859803141723" calcext:value-type="float">
            <text:p>0,0471859803141723</text:p>
          </table:table-cell>
          <table:table-cell office:value-type="float" office:value="0.492344041665395" calcext:value-type="float">
            <text:p>0,492344041665395</text:p>
          </table:table-cell>
        </table:table-row>
        <table:table-row table:style-name="ro4">
          <table:table-cell office:value-type="string" calcext:value-type="string">
            <text:p>(array([0.00189832, 0.09342351, 0.16537923, 0.23333135, 0.29114734,</text:p>
            <text:p>       0.36329585, 0.42857804, 0.51128652, 0.55824652, 0.62089554,</text:p>
            <text:p>       0.69267424, 0.76192983, 0.84101831, 0.9029697 , 0.98200521]), array([0.05908904, 0.20588235, 0.16666667, 0.44444444, 0.16666667,</text:p>
            <text:p>       0.2       , 0.28571429, 0.        , 0.16666667, 0.33333333,</text:p>
            <text:p>       0.66666667, 0.33333333, 0.2       , 0.16666667, 0.56521739]), array([2437,   34,   18,    9,    6,    5,    7,    6,    6,    3,    3,</text:p>
            <text:p>          3,    5,    6,   23,    0]))</text:p>
          </table:table-cell>
          <table:table-cell office:value-type="string" calcext:value-type="string">
            <text:p>(array([6.77051728e-06, 8.69598132e-06, 1.08811103e-05, 1.45508568e-05,</text:p>
            <text:p>       2.02980541e-05, 2.89464389e-05, 4.36399269e-05, 6.93240937e-05,</text:p>
            <text:p>       1.21924186e-04, 2.08129854e-04, 4.00900183e-04, 9.72798471e-04,</text:p>
            <text:p>       2.75783220e-03, 1.21686933e-02, 3.57069232e-01]), array([0.        , 0.02339181, 0.01162791, 0.01754386, 0.        ,</text:p>
            <text:p>       0.02325581, 0.02339181, 0.03508772, 0.02906977, 0.05263158,</text:p>
            <text:p>       0.06432749, 0.13372093, 0.16374269, 0.20467836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8.74013690e-04, 2.89163007e-02, 4.91304370e-02, 6.98191583e-02,</text:p>
            <text:p>       9.07084005e-02, 1.08687036e-01, 1.24036166e-01, 1.50804958e-01,</text:p>
            <text:p>       1.71386446e-01, 1.97087616e-01, 2.06251169e-01, 2.39082903e-01,</text:p>
            <text:p>       2.48429146e-01, 2.72641465e-01, 2.88513005e-01, 3.04362694e-01,</text:p>
            <text:p>       3.49537581e-01, 3.72468024e-01, 4.16329046e-01, 4.28233504e-01,</text:p>
            <text:p>       4.47296083e-01, 4.99875695e-01, 5.12139062e-01, 5.34247905e-01,</text:p>
            <text:p>       5.49784899e-01, 5.62316746e-01, 5.88330567e-01, 6.02716982e-01,</text:p>
            <text:p>       6.29984826e-01, 6.70086920e-01, 6.98050737e-01, 7.09885061e-01,</text:p>
            <text:p>       7.55606651e-01, 7.65091419e-01, 8.16841364e-01, 8.31761986e-01,</text:p>
            <text:p>       8.58909845e-01, 8.70925486e-01, 8.94036412e-01, 9.08457975e-01,</text:p>
            <text:p>       9.22373235e-01, 9.48848377e-01, 9.76423979e-01, 9.94787846e-01]), array([0.05447635, 0.2       , 0.21052632, 0.17647059, 0.28571429,</text:p>
            <text:p>       0.33333333, 0.        , 0.11111111, 0.16666667, 0.33333333,</text:p>
            <text:p>       0.33333333, 0.        , 0.6       , 0.        , 1.        ,</text:p>
            <text:p>       0.        , 0.        , 0.33333333, 0.66666667, 0.        ,</text:p>
            <text:p>       0.        , 0.        , 0.        , 0.        , 0.        ,</text:p>
            <text:p>       0.5       , 0.        , 1.        , 0.        , 1.        ,</text:p>
            <text:p>       1.        , 0.        , 1.        , 0.        , 0.        ,</text:p>
            <text:p>       0.5       , 0.        , 0.        , 1.        , 0.        ,</text:p>
            <text:p>       0.        , 0.83333333, 0.        , 0.5       ]), array([2368,   45,   19,   17,    7,   12,    3,    9,    6,    3,    3,</text:p>
            <text:p>          1,    5,    2,    1,    3,    0,    2,    3,    0,    3,    2,</text:p>
            <text:p>          2,    0,    2,    3,    2,    2,    2,    1,    1,    2,    0,</text:p>
            <text:p>          1,    1,    1,    0,    1,    2,    0,    1,    2,    1,    2,</text:p>
            <text:p>          1,    3,    1,    6,    1,   16,    0]))</text:p>
          </table:table-cell>
          <table:table-cell office:value-type="float" office:value="0.283455478936475" calcext:value-type="float">
            <text:p>0,283455478936475</text:p>
          </table:table-cell>
          <table:table-cell office:value-type="float" office:value="0.0562459971239694" calcext:value-type="float">
            <text:p>0,0562459971239694</text:p>
          </table:table-cell>
          <table:table-cell office:value-type="float" office:value="0.392386427893897" calcext:value-type="float">
            <text:p>0,392386427893897</text:p>
          </table:table-cell>
          <table:table-cell office:value-type="float" office:value="0.73630303144455" calcext:value-type="float">
            <text:p>0,73630303144455</text:p>
          </table:table-cell>
          <table:table-cell office:value-type="float" office:value="0.192509669276793" calcext:value-type="float">
            <text:p>0,192509669276793</text:p>
          </table:table-cell>
          <table:table-cell office:value-type="float" office:value="0.976423978805542" calcext:value-type="float">
            <text:p>0,976423978805542</text:p>
          </table:table-cell>
          <table:table-cell office:value-type="float" office:value="0.0698451919126184" calcext:value-type="float">
            <text:p>0,0698451919126184</text:p>
          </table:table-cell>
          <table:table-cell office:value-type="string" calcext:value-type="string">
            <text:p>(array([0.00714746, 0.09645225, 0.16377348, 0.23731183, 0.28931397,</text:p>
            <text:p>       0.37257021, 0.43489664, 0.48871348, 0.56561822, 0.6327836 ,</text:p>
            <text:p>       0.70139523, 0.76827972, 0.83591748, 0.90710164, 0.99829168]), array([0.        , 0.        , 0.        , 0.        , 0.        ,</text:p>
            <text:p>       0.        , 0.        , 0.33333333, 1.        , 1.        ,</text:p>
            <text:p>       1.        , 1.        , 1.        , 1.        , 1.        ]), array([ 154,   12,    7,    6,    2,    3,    7,    6,    6,    5,    7,</text:p>
            <text:p>          6,   16,   28, 2306,    0]))</text:p>
          </table:table-cell>
          <table:table-cell office:value-type="string" calcext:value-type="string">
            <text:p>(array([0.01863444, 0.81642236, 0.99436833, 0.99855123, 0.99950113,</text:p>
            <text:p>       0.99976601, 0.99986745, 0.99992562, 0.99995458, 0.99997031,</text:p>
            <text:p>       0.99997932, 0.99998525, 0.99998904, 0.99999127, 0.99999323]), array([0.        , 0.8654970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20038, 0.02824687, 0.04997004, 0.07012202, 0.08900106,</text:p>
            <text:p>       0.10947671, 0.12907451, 0.14849431, 0.16632851, 0.19129252,</text:p>
            <text:p>       0.20743856, 0.23490858, 0.24887174, 0.28931397, 0.37257021,</text:p>
            <text:p>       0.41393279, 0.43899322, 0.4502151 , 0.46575209, 0.48786094,</text:p>
            <text:p>       0.50012431, 0.55270392, 0.56905323, 0.5811418 , 0.60271698,</text:p>
            <text:p>       0.6301381 , 0.65046242, 0.67008692, 0.69624066, 0.72735853,</text:p>
            <text:p>       0.75335872, 0.7609171 , 0.79434253, 0.80408178, 0.82797705,</text:p>
            <text:p>       0.84983173, 0.87596383, 0.89196654, 0.90708408, 0.92970969,</text:p>
            <text:p>       0.95047311, 0.97104609, 0.99923694]), array([0., 0., 0., 0., 0., 0., 0., 0., 0., 0., 0., 0., 0., 0., 0., 0., 0.,</text:p>
            <text:p>       0., 0., 0., 1., 1., 1., 1., 1., 1., 1., 1., 1., 1., 1., 1., 1., 1.,</text:p>
            <text:p>       1., 1., 1., 1., 1., 1., 1., 1., 1.]), array([ 137,   10,    5,    4,    5,    4,    2,    2,    2,    2,    1,</text:p>
            <text:p>          2,    3,    0,    2,    0,    0,    0,    3,    0,    3,    1,</text:p>
            <text:p>          2,    2,    3,    2,    0,    2,    3,    1,    1,    2,    2,</text:p>
            <text:p>          1,    4,    0,    2,    3,    1,    2,    2,    6,    8,    3,</text:p>
            <text:p>          9,    5,   14,   20,   36, 2247,    0]))</text:p>
          </table:table-cell>
          <table:table-cell office:value-type="float" office:value="0.223163893775178" calcext:value-type="float">
            <text:p>0,223163893775178</text:p>
          </table:table-cell>
          <table:table-cell office:value-type="float" office:value="0.00505775876781757" calcext:value-type="float">
            <text:p>0,00505775876781757</text:p>
          </table:table-cell>
          <table:table-cell office:value-type="float" office:value="0.234861583695688" calcext:value-type="float">
            <text:p>0,234861583695688</text:p>
          </table:table-cell>
          <table:table-cell office:value-type="float" office:value="0.434896643672671" calcext:value-type="float">
            <text:p>0,434896643672671</text:p>
          </table:table-cell>
          <table:table-cell office:value-type="float" office:value="0.049074712677788" calcext:value-type="float">
            <text:p>0,049074712677788</text:p>
          </table:table-cell>
          <table:table-cell office:value-type="float" office:value="0.499875694513321" calcext:value-type="float">
            <text:p>0,499875694513321</text:p>
          </table:table-cell>
        </table:table-row>
        <table:table-row table:style-name="ro2">
          <table:table-cell office:value-type="string" calcext:value-type="string">
            <text:p>(array([0.00155446, 0.09514807, 0.16432199, 0.23572221, 0.30677823,</text:p>
            <text:p>       0.36519381, 0.4372407 , 0.51438594, 0.56719055, 0.7124065 ,</text:p>
            <text:p>       0.76662787, 0.81692538, 0.89779029, 0.98183709]), array([0.06148208, 0.26315789, 0.25      , 0.4       , 0.3       ,</text:p>
            <text:p>       0.25      , 0.        , 1.        , 0.6       , 0.        ,</text:p>
            <text:p>       0.6       , 1.        , 0.6       , 0.36666667]), array([2456,   19,   16,   10,   10,    4,    3,    2,    5,    0,    4,</text:p>
            <text:p>          5,    2,    5,   30,    0]))</text:p>
          </table:table-cell>
          <table:table-cell office:value-type="string" calcext:value-type="string">
            <text:p>(array([5.36389199e-06, 6.99006622e-06, 8.97753607e-06, 1.15599987e-05,</text:p>
            <text:p>       1.58096837e-05, 2.27811597e-05, 3.33661017e-05, 4.88916589e-05,</text:p>
            <text:p>       7.52309784e-05, 1.21589843e-04, 2.27088070e-04, 4.91287740e-04,</text:p>
            <text:p>       1.34824456e-03, 7.38469387e-03, 3.54075005e-01]), array([0.00581395, 0.        , 0.01162791, 0.02923977, 0.03508772,</text:p>
            <text:p>       0.01744186, 0.05263158, 0.04093567, 0.04651163, 0.04678363,</text:p>
            <text:p>       0.0877193 , 0.09883721, 0.14619883, 0.20467836, 0.2965116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6.82565953e-04, 2.74378232e-02, 5.05174982e-02, 6.75300201e-02,</text:p>
            <text:p>       8.80825328e-02, 1.06828614e-01, 1.28787483e-01, 1.44910451e-01,</text:p>
            <text:p>       1.66977067e-01, 1.85274189e-01, 2.01642878e-01, 2.27210611e-01,</text:p>
            <text:p>       2.46797010e-01, 2.65956730e-01, 2.90977247e-01, 3.08504979e-01,</text:p>
            <text:p>       3.26119453e-01, 3.47137436e-01, 3.83250177e-01, 4.06362563e-01,</text:p>
            <text:p>       4.52679768e-01, 5.14385939e-01, 5.37848949e-01, 5.44699371e-01,</text:p>
            <text:p>       5.75725496e-01, 5.88839471e-01, 6.96965337e-01, 7.15887576e-01,</text:p>
            <text:p>       7.20885515e-01, 7.43069053e-01, 7.66299486e-01, 7.90350884e-01,</text:p>
            <text:p>       8.00595760e-01, 8.33254993e-01, 8.68764699e-01, 9.05046687e-01,</text:p>
            <text:p>       9.36103702e-01, 9.49473560e-01, 9.71877587e-01, 9.93754834e-01]), array([0.05840634, 0.16216216, 0.16666667, 0.375     , 0.42857143,</text:p>
            <text:p>       0.        , 0.2       , 0.5       , 0.25      , 0.16666667,</text:p>
            <text:p>       0.5       , 0.33333333, 0.66666667, 0.        , 0.25      ,</text:p>
            <text:p>       0.33333333, 0.33333333, 0.        , 0.5       , 0.        ,</text:p>
            <text:p>       0.        , 1.        , 1.        , 1.        , 1.        ,</text:p>
            <text:p>       0.        , 0.        , 0.        , 0.        , 0.        ,</text:p>
            <text:p>       1.        , 1.        , 1.        , 1.        , 0.        ,</text:p>
            <text:p>       0.75      , 0.        , 0.66666667, 0.        , 0.45      ]), array([2397,   37,   18,    8,    7,    5,    5,    4,    4,    6,    2,</text:p>
            <text:p>          3,    3,    2,    4,    3,    3,    2,    0,    2,    1,    0,</text:p>
            <text:p>          2,    0,    0,    2,    1,    1,    1,    2,    0,    0,    0,</text:p>
            <text:p>          0,    1,    2,    1,    2,    1,    2,    1,    1,    0,    1,</text:p>
            <text:p>          0,    4,    2,    3,    5,   20,    0]))</text:p>
          </table:table-cell>
          <table:table-cell office:value-type="float" office:value="0.252185657779788" calcext:value-type="float">
            <text:p>0,252185657779788</text:p>
          </table:table-cell>
          <table:table-cell office:value-type="float" office:value="0.0580855262765315" calcext:value-type="float">
            <text:p>0,0580855262765315</text:p>
          </table:table-cell>
          <table:table-cell office:value-type="float" office:value="0.348460326768589" calcext:value-type="float">
            <text:p>0,348460326768589</text:p>
          </table:table-cell>
          <table:table-cell office:value-type="float" office:value="0.712406501173973" calcext:value-type="float">
            <text:p>0,712406501173973</text:p>
          </table:table-cell>
          <table:table-cell office:value-type="float" office:value="0.197293668702158" calcext:value-type="float">
            <text:p>0,197293668702158</text:p>
          </table:table-cell>
          <table:table-cell office:value-type="float" office:value="0.971877586841583" calcext:value-type="float">
            <text:p>0,971877586841583</text:p>
          </table:table-cell>
          <table:table-cell office:value-type="float" office:value="0.0731744507649794" calcext:value-type="float">
            <text:p>0,0731744507649794</text:p>
          </table:table-cell>
          <table:table-cell office:value-type="string" calcext:value-type="string">
            <text:p>(array([0.00672122, 0.09954898, 0.16050507, 0.24029293, 0.29325036,</text:p>
            <text:p>       0.38295442, 0.41116053, 0.51438594, 0.55775862, 0.6407264 ,</text:p>
            <text:p>       0.69065661, 0.76863054, 0.83190852, 0.90458712, 0.99860966]), array([0., 0., 0., 0., 0., 0., 0., 1., 1., 1., 1., 1., 1., 1., 1.]), array([ 170,    7,    4,    6,    7,    1,    2,    2,    6,    3,    7,</text:p>
            <text:p>          9,   14,   17, 2316,    0]))</text:p>
          </table:table-cell>
          <table:table-cell office:value-type="string" calcext:value-type="string">
            <text:p>(array([0.00751839, 0.79898235, 0.99628821, 0.99924803, 0.99970655,</text:p>
            <text:p>       0.999857  , 0.99991727, 0.99994732, 0.99996484, 0.99997649,</text:p>
            <text:p>       0.9999838 , 0.99998833, 0.99999101, 0.999993  , 0.99999463]), array([0.        , 0.85380117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36877, 0.02957359, 0.0502413 , 0.06510009, 0.09215717,</text:p>
            <text:p>       0.13068102, 0.14105242, 0.16879477, 0.19112067, 0.20049925,</text:p>
            <text:p>       0.23437795, 0.2517201 , 0.27911448, 0.28295322, 0.30212565,</text:p>
            <text:p>       0.32052708, 0.38295442, 0.41116053, 0.51438594, 0.53784895,</text:p>
            <text:p>       0.54644661, 0.5757255 , 0.59363744, 0.61645406, 0.65286256,</text:p>
            <text:p>       0.67108436, 0.68785085, 0.70557528, 0.73404327, 0.75262748,</text:p>
            <text:p>       0.7730152 , 0.79263842, 0.81334522, 0.83353537, 0.85123152,</text:p>
            <text:p>       0.87154733, 0.89317139, 0.91031967, 0.93149354, 0.94941594,</text:p>
            <text:p>       0.97320961, 0.9993807 ]), array([0., 0., 0., 0., 0., 0., 0., 0., 0., 0., 0., 0., 0., 0., 0., 0., 0.,</text:p>
            <text:p>       0., 1., 1., 1., 1., 1., 1., 1., 1., 1., 1., 1., 1., 1., 1., 1., 1.,</text:p>
            <text:p>       1., 1., 1., 1., 1., 1., 1., 1.]), array([ 151,   11,    4,    5,    4,    0,    2,    2,    1,    1,    1,</text:p>
            <text:p>          1,    4,    1,    3,    2,    1,    0,    0,    1,    2,    0,</text:p>
            <text:p>          0,    0,    0,    2,    1,    3,    1,    1,    1,    0,    2,</text:p>
            <text:p>          2,    2,    3,    2,    1,    3,    3,    6,    4,    2,    4,</text:p>
            <text:p>          5,    7,    5,   17,   31, 2266,    0]))</text:p>
          </table:table-cell>
          <table:table-cell office:value-type="float" office:value="0.245811341345911" calcext:value-type="float">
            <text:p>0,245811341345911</text:p>
          </table:table-cell>
          <table:table-cell office:value-type="float" office:value="0.00449871471875435" calcext:value-type="float">
            <text:p>0,00449871471875435</text:p>
          </table:table-cell>
          <table:table-cell office:value-type="float" office:value="0.222754197074539" calcext:value-type="float">
            <text:p>0,222754197074539</text:p>
          </table:table-cell>
          <table:table-cell office:value-type="float" office:value="0.485614061355591" calcext:value-type="float">
            <text:p>0,485614061355591</text:p>
          </table:table-cell>
          <table:table-cell office:value-type="float" office:value="0.0548188174470213" calcext:value-type="float">
            <text:p>0,0548188174470213</text:p>
          </table:table-cell>
          <table:table-cell office:value-type="float" office:value="0.485614061355591" calcext:value-type="float">
            <text:p>0,485614061355591</text:p>
          </table:table-cell>
        </table:table-row>
        <table:table-row table:style-name="ro5">
          <table:table-cell office:value-type="string" calcext:value-type="string">
            <text:p>(array([0.00187817, 0.09669332, 0.17140098, 0.22841328, 0.30037519,</text:p>
            <text:p>       0.3621922 , 0.43775729, 0.50683794, 0.57735679, 0.64164408,</text:p>
            <text:p>       0.69988122, 0.76632794, 0.83545947, 0.89946303, 0.98832332]), array([0.05157715, 0.15909091, 0.17647059, 0.17647059, 0.22222222,</text:p>
            <text:p>       0.16666667, 0.28571429, 0.28571429, 0.25      , 0.375     ,</text:p>
            <text:p>       0.        , 0.09090909, 0.25      , 0.27272727, 0.25      ]), array([2346,   44,   17,   17,    9,    6,    7,    7,    8,    8,    5,</text:p>
            <text:p>         11,    4,   22,   60,    0]))</text:p>
          </table:table-cell>
          <table:table-cell office:value-type="string" calcext:value-type="string">
            <text:p>(array([6.77699495e-06, 8.95863455e-06, 1.15486912e-05, 1.46013213e-05,</text:p>
            <text:p>       1.99976878e-05, 2.74011702e-05, 3.93326157e-05, 6.17961438e-05,</text:p>
            <text:p>       1.07334361e-04, 2.09088969e-04, 4.14383294e-04, 1.01277919e-03,</text:p>
            <text:p>       4.06030164e-03, 5.29556311e-02, 7.03343462e-01]), array([0.00581395, 0.        , 0.01162791, 0.00584795, 0.01169591,</text:p>
            <text:p>       0.03488372, 0.02339181, 0.04678363, 0.06395349, 0.03508772,</text:p>
            <text:p>       0.0994152 , 0.11627907, 0.12280702, 0.18128655, 0.22674419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7.84436939e-04, 2.72034922e-02, 5.00807690e-02, 6.81488087e-02,</text:p>
            <text:p>       9.14031796e-02, 1.08764191e-01, 1.25989912e-01, 1.53919865e-01,</text:p>
            <text:p>       1.74926791e-01, 1.89445086e-01, 2.07736189e-01, 2.23410842e-01,</text:p>
            <text:p>       2.50671753e-01, 2.73083160e-01, 2.92506933e-01, 3.07061106e-01,</text:p>
            <text:p>       3.26660673e-01, 3.44723493e-01, 3.68072689e-01, 3.88355225e-01,</text:p>
            <text:p>       4.35947095e-01, 4.48618472e-01, 4.78933096e-01, 4.93269354e-01,</text:p>
            <text:p>       5.01374662e-01, 5.27006368e-01, 5.44246852e-01, 5.73962510e-01,</text:p>
            <text:p>       5.92919151e-01, 6.04500055e-01, 6.33064369e-01, 6.41269982e-01,</text:p>
            <text:p>       6.64530843e-01, 6.90904409e-01, 7.27346838e-01, 7.53308490e-01,</text:p>
            <text:p>       7.64847259e-01, 7.95818150e-01, 8.04737508e-01, 8.45700125e-01,</text:p>
            <text:p>       8.73612493e-01, 8.92541751e-01, 9.08085678e-01, 9.27436616e-01,</text:p>
            <text:p>       9.55007315e-01, 9.67946149e-01, 9.96138220e-01]), array([0.04949628, 0.17857143, 0.11111111, 0.05      , 0.3       ,</text:p>
            <text:p>       0.17647059, 0.        , 0.28571429, 0.25      , 0.        ,</text:p>
            <text:p>       0.16666667, 0.2       , 0.2       , 0.33333333, 0.5       ,</text:p>
            <text:p>       0.        , 0.        , 0.        , 0.33333333, 0.        ,</text:p>
            <text:p>       0.16666667, 1.        , 1.        , 0.5       , 0.        ,</text:p>
            <text:p>       0.        , 0.        , 0.25      , 0.33333333, 0.        ,</text:p>
            <text:p>       0.66666667, 0.        , 0.25      , 0.        , 0.        ,</text:p>
            <text:p>       0.        , 0.33333333, 0.        , 1.        , 0.        ,</text:p>
            <text:p>       0.33333333, 0.5       , 0.28571429, 0.        , 0.33333333,</text:p>
            <text:p>       0.25      , 0.25531915]), array([2283,   28,   27,   20,   10,   17,    5,    7,    4,    6,    6,</text:p>
            <text:p>          5,    5,    3,    2,    3,    3,    1,    3,    1,    0,    6,</text:p>
            <text:p>          1,    1,    2,    1,    3,    1,    4,    3,    1,    3,    1,</text:p>
            <text:p>          4,    2,    0,    3,    4,    3,    3,    1,    0,    3,    6,</text:p>
            <text:p>          4,    7,    7,    3,    8,   47,    0]))</text:p>
          </table:table-cell>
          <table:table-cell office:value-type="float" office:value="0.315718232944245" calcext:value-type="float">
            <text:p>0,315718232944245</text:p>
          </table:table-cell>
          <table:table-cell office:value-type="float" office:value="0.078436079327193" calcext:value-type="float">
            <text:p>0,078436079327193</text:p>
          </table:table-cell>
          <table:table-cell office:value-type="float" office:value="0.363058753739876" calcext:value-type="float">
            <text:p>0,363058753739876</text:p>
          </table:table-cell>
          <table:table-cell office:value-type="float" office:value="0.73832331597805" calcext:value-type="float">
            <text:p>0,73832331597805</text:p>
          </table:table-cell>
          <table:table-cell office:value-type="float" office:value="0.476599275459384" calcext:value-type="float">
            <text:p>0,476599275459384</text:p>
          </table:table-cell>
          <table:table-cell office:value-type="float" office:value="0.92743661573955" calcext:value-type="float">
            <text:p>0,92743661573955</text:p>
          </table:table-cell>
          <table:table-cell office:value-type="float" office:value="0.0814941575998204" calcext:value-type="float">
            <text:p>0,0814941575998204</text:p>
          </table:table-cell>
          <table:table-cell office:value-type="string" calcext:value-type="string">
            <text:p>(array([0.00725135, 0.09759176, 0.15688545, 0.23126105, 0.29552708,</text:p>
            <text:p>       0.36057882, 0.42862877, 0.48682112, 0.56908335, 0.64043404,</text:p>
            <text:p>       0.69495984, 0.77019836, 0.82462226, 0.90182072, 0.99825756]), array([0.        , 0.        , 0.        , 0.        , 0.        ,</text:p>
            <text:p>       0.        , 0.        , 0.14285714, 1.        , 1.        ,</text:p>
            <text:p>       1.        , 1.        , 1.        , 1.        , 1.        ]), array([ 166,   23,    6,   13,    7,    6,    8,    7,    7,    8,    7,</text:p>
            <text:p>         15,   15,   43, 2240,    0]))</text:p>
          </table:table-cell>
          <table:table-cell office:value-type="string" calcext:value-type="string">
            <text:p>(array([0.00961734, 0.61256528, 0.9842074 , 0.99842172, 0.99949347,</text:p>
            <text:p>       0.99975844, 0.99988037, 0.999934  , 0.99995933, 0.99997205,</text:p>
            <text:p>       0.99997979, 0.99998532, 0.99998842, 0.99999103, 0.99999322]), array([0.        , 0.6315789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33204, 0.0311091 , 0.04813884, 0.07226839, 0.09255917,</text:p>
            <text:p>       0.10941038, 0.12665665, 0.15228078, 0.17990881, 0.20407712,</text:p>
            <text:p>       0.23183509, 0.24579142, 0.27296872, 0.29418021, 0.30909559,</text:p>
            <text:p>       0.33524911, 0.35873002, 0.36678086, 0.39549994, 0.40781888,</text:p>
            <text:p>       0.4272552 , 0.45218581, 0.4744785 , 0.49874948, 0.51233491,</text:p>
            <text:p>       0.56486471, 0.59439522, 0.61164477, 0.63213419, 0.65527651,</text:p>
            <text:p>       0.67097217, 0.69293889, 0.70916635, 0.72733296, 0.74720807,</text:p>
            <text:p>       0.77459857, 0.79146916, 0.80972386, 0.82673388, 0.84421304,</text:p>
            <text:p>       0.87405029, 0.89176423, 0.90922681, 0.93195933, 0.95014142,</text:p>
            <text:p>       0.97296286, 0.99932208]), array([0., 0., 0., 0., 0., 0., 0., 0., 0., 0., 0., 0., 0., 0., 0., 0., 0.,</text:p>
            <text:p>       0., 0., 0., 0., 0., 0., 0., 1., 1., 1., 1., 1., 1., 1., 1., 1., 1.,</text:p>
            <text:p>       1., 1., 1., 1., 1., 1., 1., 1., 1., 1., 1., 1., 1.]), array([ 148,   11,    5,    8,    8,    5,    4,    5,    1,    0,    4,</text:p>
            <text:p>          3,    5,    4,    1,    2,    3,    1,    2,    1,    2,    4,</text:p>
            <text:p>          2,    4,    2,    1,    0,    0,    6,    1,    1,    4,    1,</text:p>
            <text:p>          4,    3,    1,    2,    4,    5,    5,    7,    3,    5,    7,</text:p>
            <text:p>         16,    9,   19,   25,   25, 2182,    0]))</text:p>
          </table:table-cell>
          <table:table-cell office:value-type="float" office:value="0.234820808920054" calcext:value-type="float">
            <text:p>0,234820808920054</text:p>
          </table:table-cell>
          <table:table-cell office:value-type="float" office:value="0.00313776340897821" calcext:value-type="float">
            <text:p>0,00313776340897821</text:p>
          </table:table-cell>
          <table:table-cell office:value-type="float" office:value="0.242466507272738" calcext:value-type="float">
            <text:p>0,242466507272738</text:p>
          </table:table-cell>
          <table:table-cell office:value-type="float" office:value="0.430916645697185" calcext:value-type="float">
            <text:p>0,430916645697185</text:p>
          </table:table-cell>
          <table:table-cell office:value-type="float" office:value="0.0190136679039712" calcext:value-type="float">
            <text:p>0,0190136679039712</text:p>
          </table:table-cell>
          <table:table-cell office:value-type="float" office:value="0.498749479651451" calcext:value-type="float">
            <text:p>0,498749479651451</text:p>
          </table:table-cell>
        </table:table-row>
        <table:table-row table:style-name="ro6">
          <table:table-cell office:value-type="string" calcext:value-type="string">
            <text:p>(array([0.00218178, 0.10390059, 0.16212324, 0.23489177, 0.30823162,</text:p>
            <text:p>       0.36961841, 0.43158478, 0.49498142, 0.57497228, 0.62129876,</text:p>
            <text:p>       0.68553026, 0.76083998, 0.83821978, 0.90656947, 0.98126453]), array([0.05436573, 0.20833333, 0.2       , 0.0625    , 0.16666667,</text:p>
            <text:p>       0.8       , 0.        , 0.25      , 0.2       , 0.        ,</text:p>
            <text:p>       0.25      , 0.625     , 0.25      , 0.14285714, 0.48484848]), array([2428,   24,   15,   16,    6,    5,    2,    8,    5,    2,    4,</text:p>
            <text:p>          8,    8,    7,   33,    0]))</text:p>
          </table:table-cell>
          <table:table-cell office:value-type="string" calcext:value-type="string">
            <text:p>(array([1.18161661e-05, 1.49907598e-05, 1.81519098e-05, 2.23848682e-05,</text:p>
            <text:p>       2.87046605e-05, 4.04198726e-05, 6.12895263e-05, 9.48776498e-05,</text:p>
            <text:p>       1.72975224e-04, 3.18203517e-04, 5.34941357e-04, 1.03122465e-03,</text:p>
            <text:p>       2.88062339e-03, 1.67284138e-02, 4.48401796e-01]), array([0.00581395, 0.01754386, 0.00581395, 0.02339181, 0.01169591,</text:p>
            <text:p>       0.02906977, 0.02339181, 0.01754386, 0.04069767, 0.05847953,</text:p>
            <text:p>       0.07602339, 0.09883721, 0.15789474, 0.1754386 , 0.2732558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8.88101225e-04, 2.82266614e-02, 4.90132573e-02, 6.82421349e-02,</text:p>
            <text:p>       9.05227152e-02, 1.12093328e-01, 1.28512539e-01, 1.53055829e-01,</text:p>
            <text:p>       1.72624880e-01, 1.96617343e-01, 2.05100693e-01, 2.34648297e-01,</text:p>
            <text:p>       2.48213407e-01, 2.81022221e-01, 3.13673502e-01, 3.37146163e-01,</text:p>
            <text:p>       3.70295778e-01, 3.85177165e-01, 4.21570808e-01, 4.41598743e-01,</text:p>
            <text:p>       4.73581423e-01, 4.93697718e-01, 5.10818601e-01, 5.30074477e-01,</text:p>
            <text:p>       5.55550277e-01, 5.87920288e-01, 6.11788511e-01, 6.30809009e-01,</text:p>
            <text:p>       6.73926502e-01, 6.87989295e-01, 7.06278741e-01, 7.39211917e-01,</text:p>
            <text:p>       7.42596944e-01, 7.72877276e-01, 7.86981285e-01, 8.12230766e-01,</text:p>
            <text:p>       8.35721523e-01, 8.48017494e-01, 8.65801156e-01, 8.81342590e-01,</text:p>
            <text:p>       9.07499290e-01, 9.35585931e-01, 9.55066919e-01, 9.69283811e-01,</text:p>
            <text:p>       9.93876789e-01]), array([0.04741563, 0.29090909, 0.15384615, 0.2       , 0.16666667,</text:p>
            <text:p>       0.14285714, 0.3       , 0.4       , 0.        , 0.        ,</text:p>
            <text:p>       0.25      , 0.        , 0.        , 1.        , 0.        ,</text:p>
            <text:p>       1.        , 1.        , 0.5       , 0.        , 0.        ,</text:p>
            <text:p>       0.        , 0.5       , 0.5       , 0.        , 0.5       ,</text:p>
            <text:p>       0.        , 0.        , 0.        , 0.5       , 0.        ,</text:p>
            <text:p>       0.        , 1.        , 0.66666667, 0.5       , 0.5       ,</text:p>
            <text:p>       0.5       , 0.5       , 0.        , 0.        , 0.        ,</text:p>
            <text:p>       0.2       , 0.25      , 0.5       , 0.71428571, 0.42857143]), array([2341,   55,   26,   10,    6,    7,   10,    5,    5,    2,    4,</text:p>
            <text:p>          3,    9,    0,    1,    5,    1,    0,    2,    2,    0,    1,</text:p>
            <text:p>          1,    3,    2,    2,    1,    2,    0,    3,    1,    1,    0,</text:p>
            <text:p>          2,    1,    1,    1,    3,    2,    2,    2,    2,    3,    1,</text:p>
            <text:p>          1,    5,    4,    2,    7,   21,    0]))</text:p>
          </table:table-cell>
          <table:table-cell office:value-type="float" office:value="0.335425827048086" calcext:value-type="float">
            <text:p>0,335425827048086</text:p>
          </table:table-cell>
          <table:table-cell office:value-type="float" office:value="0.0596548688062925" calcext:value-type="float">
            <text:p>0,0596548688062925</text:p>
          </table:table-cell>
          <table:table-cell office:value-type="float" office:value="0.367878456355467" calcext:value-type="float">
            <text:p>0,367878456355467</text:p>
          </table:table-cell>
          <table:table-cell office:value-type="float" office:value="0.763712329523904" calcext:value-type="float">
            <text:p>0,763712329523904</text:p>
          </table:table-cell>
          <table:table-cell office:value-type="float" office:value="0.175145982526416" calcext:value-type="float">
            <text:p>0,175145982526416</text:p>
          </table:table-cell>
          <table:table-cell office:value-type="float" office:value="0.881342589855194" calcext:value-type="float">
            <text:p>0,881342589855194</text:p>
          </table:table-cell>
          <table:table-cell office:value-type="float" office:value="0.0680809231576683" calcext:value-type="float">
            <text:p>0,0680809231576683</text:p>
          </table:table-cell>
          <table:table-cell office:value-type="string" calcext:value-type="string">
            <text:p>(array([0.00858787, 0.10021231, 0.15339899, 0.22673351, 0.3044556 ,</text:p>
            <text:p>       0.37045766, 0.42112167, 0.507493  , 0.56539285, 0.61725146,</text:p>
            <text:p>       0.68509229, 0.76176928, 0.83246432, 0.89773538, 0.99799479]), array([0.   , 0.   , 0.   , 0.   , 0.   , 0.   , 0.   , 0.625, 1.   ,</text:p>
            <text:p>       1.   , 1.   , 1.   , 1.   , 1.   , 1.   ]), array([ 149,   11,    9,    4,    4,    6,    4,    8,    3,    1,    6,</text:p>
            <text:p>         20,   14,   20, 2312,    0]))</text:p>
          </table:table-cell>
          <table:table-cell office:value-type="string" calcext:value-type="string">
            <text:p>(array([0.02566324, 0.82913391, 0.99301777, 0.99852248, 0.99936242,</text:p>
            <text:p>       0.99964139, 0.99980998, 0.99989814, 0.99993597, 0.99995821,</text:p>
            <text:p>       0.99997076, 0.9999774 , 0.99998176, 0.99998496, 0.99998817]), array([0.        , 0.8947368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46629, 0.02917344, 0.05234161, 0.06823647, 0.09143891,</text:p>
            <text:p>       0.11886254, 0.13172861, 0.15222533, 0.16114765, 0.18704468,</text:p>
            <text:p>       0.21158046, 0.22839653, 0.25537658, 0.28737174, 0.31201071,</text:p>
            <text:p>       0.33410719, 0.36992752, 0.38790864, 0.41207971, 0.44824755,</text:p>
            <text:p>       0.46992552, 0.49413025, 0.51125114, 0.52641858, 0.55887468,</text:p>
            <text:p>       0.57842919, 0.61725146, 0.67892122, 0.6863265 , 0.73921192,</text:p>
            <text:p>       0.74993152, 0.76755155, 0.79418018, 0.80609051, 0.82824438,</text:p>
            <text:p>       0.84663333, 0.87251289, 0.88906906, 0.90859246, 0.93345608,</text:p>
            <text:p>       0.9520651 , 0.9717646 , 0.9991495 ]), array([0., 0., 0., 0., 0., 0., 0., 0., 0., 0., 0., 0., 0., 0., 0., 0., 0.,</text:p>
            <text:p>       0., 0., 0., 0., 0., 1., 1., 1., 1., 1., 1., 1., 1., 1., 1., 1., 1.,</text:p>
            <text:p>       1., 1., 1., 1., 1., 1., 1., 1., 1.]), array([ 123,   18,    5,    5,    5,    2,    4,    5,    1,    1,    2,</text:p>
            <text:p>          1,    1,    0,    2,    1,    2,    0,    3,    2,    3,    0,</text:p>
            <text:p>          1,    1,    2,    2,    3,    2,    1,    0,    1,    0,    0,</text:p>
            <text:p>          1,    5,    0,    1,   11,    4,    4,    3,    6,    3,    7,</text:p>
            <text:p>          6,    6,    9,   23,   44, 2239,    0]))</text:p>
          </table:table-cell>
          <table:table-cell office:value-type="float" office:value="0.222984949885993" calcext:value-type="float">
            <text:p>0,222984949885993</text:p>
          </table:table-cell>
          <table:table-cell office:value-type="float" office:value="0.00674778419543239" calcext:value-type="float">
            <text:p>0,00674778419543239</text:p>
          </table:table-cell>
          <table:table-cell office:value-type="float" office:value="0.232320979459178" calcext:value-type="float">
            <text:p>0,232320979459178</text:p>
          </table:table-cell>
          <table:table-cell office:value-type="float" office:value="0.434607148170471" calcext:value-type="float">
            <text:p>0,434607148170471</text:p>
          </table:table-cell>
          <table:table-cell office:value-type="float" office:value="0.0656029340533311" calcext:value-type="float">
            <text:p>0,0656029340533311</text:p>
          </table:table-cell>
          <table:table-cell office:value-type="float" office:value="0.494130253791809" calcext:value-type="float">
            <text:p>0,494130253791809</text:p>
          </table:table-cell>
        </table:table-row>
        <table:table-row table:style-name="ro4">
          <table:table-cell office:value-type="string" calcext:value-type="string">
            <text:p>(array([0.00247555, 0.10338405, 0.16669963, 0.23007836, 0.28978462,</text:p>
            <text:p>       0.36104378, 0.43329369, 0.506528  , 0.55082374, 0.62723038,</text:p>
            <text:p>       0.69413461, 0.76789476, 0.82657746, 0.90578413, 0.977728  ]), array([0.05721605, 0.28947368, 0.07142857, 0.2       , 0.07142857,</text:p>
            <text:p>       0.3       , 0.08333333, 0.5       , 0.28571429, 0.        ,</text:p>
            <text:p>       0.16666667, 0.09090909, 0.22222222, 0.26315789, 0.32307692]), array([2342,   38,   14,   15,   14,   10,   12,    4,    7,    5,    6,</text:p>
            <text:p>         11,    9,   19,   65,    0]))</text:p>
          </table:table-cell>
          <table:table-cell office:value-type="string" calcext:value-type="string">
            <text:p>(array([2.27114134e-05, 2.76563071e-05, 3.25937468e-05, 3.84376172e-05,</text:p>
            <text:p>       4.78364745e-05, 6.36431853e-05, 9.30324315e-05, 1.55092919e-04,</text:p>
            <text:p>       2.87306600e-04, 5.59682401e-04, 1.06660422e-03, 2.16210463e-03,</text:p>
            <text:p>       7.81672334e-03, 6.42807653e-02, 7.27319200e-01]), array([0.01162791, 0.01754386, 0.00581395, 0.01754386, 0.01169591,</text:p>
            <text:p>       0.03488372, 0.04093567, 0.02923977, 0.05232558, 0.06432749,</text:p>
            <text:p>       0.0994152 , 0.11046512, 0.14619883, 0.21637427, 0.23837209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8249, 0.028454  , 0.04901303, 0.06839808, 0.09110802,</text:p>
            <text:p>       0.10885967, 0.12978465, 0.1531877 , 0.17017402, 0.19012862,</text:p>
            <text:p>       0.21185601, 0.23336913, 0.25338274, 0.27315668, 0.28764413,</text:p>
            <text:p>       0.30317022, 0.3275438 , 0.35252462, 0.3664262 , 0.38085711,</text:p>
            <text:p>       0.40918969, 0.42643477, 0.45324322, 0.49068148, 0.52910358,</text:p>
            <text:p>       0.54838276, 0.56947631, 0.60813791, 0.62604886, 0.64691362,</text:p>
            <text:p>       0.66887438, 0.69006813, 0.70526568, 0.7507362 , 0.76434386,</text:p>
            <text:p>       0.78431457, 0.80961376, 0.83152237, 0.85308748, 0.8734614 ,</text:p>
            <text:p>       0.89343001, 0.91340936, 0.93146346, 0.94819316, 0.96784825,</text:p>
            <text:p>       0.99285404]), array([0.05176991, 0.14285714, 0.24      , 0.35714286, 0.27272727,</text:p>
            <text:p>       0.36363636, 0.23076923, 0.        , 0.        , 0.16666667,</text:p>
            <text:p>       0.28571429, 0.        , 0.5       , 0.        , 0.25      ,</text:p>
            <text:p>       0.        , 0.33333333, 0.33333333, 0.        , 1.        ,</text:p>
            <text:p>       0.        , 0.        , 0.2       , 1.        , 0.        ,</text:p>
            <text:p>       0.33333333, 0.5       , 0.        , 0.        , 0.        ,</text:p>
            <text:p>       0.        , 0.5       , 0.        , 0.        , 0.25      ,</text:p>
            <text:p>       0.        , 0.25      , 0.33333333, 0.        , 0.5       ,</text:p>
            <text:p>       0.66666667, 0.        , 0.14285714, 0.27272727, 0.30769231,</text:p>
            <text:p>       0.34210526]), array([2260,   49,   25,   14,   11,   11,   13,    4,    1,    6,    7,</text:p>
            <text:p>          4,    2,    8,    4,    2,    3,    3,    5,    1,    3,    4,</text:p>
            <text:p>          5,    0,    2,    0,    4,    3,    2,    0,    2,    1,    2,</text:p>
            <text:p>          1,    2,    3,    0,    3,    4,    4,    4,    3,    2,    2,</text:p>
            <text:p>          6,    7,    7,   11,   13,   38,    0]))</text:p>
          </table:table-cell>
          <table:table-cell office:value-type="float" office:value="0.333366248806593" calcext:value-type="float">
            <text:p>0,333366248806593</text:p>
          </table:table-cell>
          <table:table-cell office:value-type="float" office:value="0.0847122699364575" calcext:value-type="float">
            <text:p>0,0847122699364575</text:p>
          </table:table-cell>
          <table:table-cell office:value-type="float" office:value="0.387245916108017" calcext:value-type="float">
            <text:p>0,387245916108017</text:p>
          </table:table-cell>
          <table:table-cell office:value-type="float" office:value="0.676985664801164" calcext:value-type="float">
            <text:p>0,676985664801164</text:p>
          </table:table-cell>
          <table:table-cell office:value-type="float" office:value="0.488947106741889" calcext:value-type="float">
            <text:p>0,488947106741889</text:p>
          </table:table-cell>
          <table:table-cell office:value-type="float" office:value="0.913409360817501" calcext:value-type="float">
            <text:p>0,913409360817501</text:p>
          </table:table-cell>
          <table:table-cell office:value-type="float" office:value="0.08651146084363" calcext:value-type="float">
            <text:p>0,08651146084363</text:p>
          </table:table-cell>
          <table:table-cell office:value-type="string" calcext:value-type="string">
            <text:p>(array([0.01218834, 0.09744388, 0.17351557, 0.23019437, 0.30290927,</text:p>
            <text:p>       0.36793071, 0.45308738, 0.48415349, 0.56728971, 0.63845139,</text:p>
            <text:p>       0.70894848, 0.76832259, 0.83290179, 0.8974188 , 0.9977228 ]), array([0., 0., 0., 0., 0., 0., 0., 0., 1., 1., 1., 1., 1., 1., 1.]), array([ 178,   25,    8,   13,    6,    8,    6,    4,   13,    7,   14,</text:p>
            <text:p>         13,   15,   32, 2229,    0]))</text:p>
          </table:table-cell>
          <table:table-cell office:value-type="string" calcext:value-type="string">
            <text:p>(array([0.01041548, 0.5293201 , 0.97737435, 0.99629442, 0.9986584 ,</text:p>
            <text:p>       0.99934429, 0.99966788, 0.9998314 , 0.99990142, 0.9999348 ,</text:p>
            <text:p>       0.99995131, 0.99996123, 0.99996725, 0.99997224, 0.99997724]), array([0.        , 0.55555556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10781, 0.030614  , 0.05130927, 0.0679734 , 0.0878917 ,</text:p>
            <text:p>       0.11112493, 0.13019625, 0.14691252, 0.16376597, 0.19169189,</text:p>
            <text:p>       0.2148021 , 0.2351774 , 0.2495455 , 0.2926064 , 0.31590444,</text:p>
            <text:p>       0.33550073, 0.35501246, 0.37395114, 0.38819377, 0.43245924,</text:p>
            <text:p>       0.45257678, 0.47089642, 0.49068148, 0.5473325 , 0.57313455,</text:p>
            <text:p>       0.59081031, 0.6335738 , 0.65064538, 0.67862223, 0.69656675,</text:p>
            <text:p>       0.71188203, 0.72684332, 0.7436251 , 0.76588622, 0.78861577,</text:p>
            <text:p>       0.81074182, 0.82596251, 0.8468123 , 0.87095521, 0.89362485,</text:p>
            <text:p>       0.90882429, 0.93103785, 0.95105131, 0.97125229, 0.99890507]), array([0., 0., 0., 0., 0., 0., 0., 0., 0., 0., 0., 0., 0., 0., 0., 0., 0.,</text:p>
            <text:p>       0., 0., 0., 0., 0., 0., 1., 1., 1., 1., 1., 1., 1., 1., 1., 1., 1.,</text:p>
            <text:p>       1., 1., 1., 1., 1., 1., 1., 1., 1., 1., 1.]), array([ 142,   16,   14,   11,   10,    6,    4,    2,    2,    4,    6,</text:p>
            <text:p>          3,    4,    0,    4,    1,    2,    3,    1,    3,    0,    1,</text:p>
            <text:p>          3,    4,    2,    0,    0,    5,    5,    3,    0,    5,    2,</text:p>
            <text:p>          2,    3,    3,    8,    1,    5,    5,    6,    2,    4,   11,</text:p>
            <text:p>         11,    8,   10,   22,   46, 2156,    0]))</text:p>
          </table:table-cell>
          <table:table-cell office:value-type="float" office:value="0.247357829893102" calcext:value-type="float">
            <text:p>0,247357829893102</text:p>
          </table:table-cell>
          <table:table-cell office:value-type="float" office:value="0.00438764734054466" calcext:value-type="float">
            <text:p>0,00438764734054466</text:p>
          </table:table-cell>
          <table:table-cell office:value-type="float" office:value="0.2328042250009" calcext:value-type="float">
            <text:p>0,2328042250009</text:p>
          </table:table-cell>
          <table:table-cell office:value-type="float" office:value="0.484153486788273" calcext:value-type="float">
            <text:p>0,484153486788273</text:p>
          </table:table-cell>
          <table:table-cell office:value-type="float" office:value="0.0262354569651231" calcext:value-type="float">
            <text:p>0,0262354569651231</text:p>
          </table:table-cell>
          <table:table-cell office:value-type="float" office:value="0.490681484341621" calcext:value-type="float">
            <text:p>0,490681484341621</text:p>
          </table:table-cell>
        </table:table-row>
        <table:table-row table:style-name="ro4">
          <table:table-cell office:value-type="string" calcext:value-type="string">
            <text:p>(array([0.00115911, 0.09219861, 0.15749689, 0.23916249, 0.30615307,</text:p>
            <text:p>       0.35888472, 0.42140694, 0.50112399, 0.56522055, 0.60194549,</text:p>
            <text:p>       0.70024249, 0.76549608, 0.83612026, 0.89936227, 0.98306332]), array([0.06328094, 0.08333333, 0.11111111, 0.        , 0.33333333,</text:p>
            <text:p>       0.25      , 0.        , 0.25      , 0.4       , 1.        ,</text:p>
            <text:p>       0.        , 0.        , 0.44444444, 0.5       , 0.36842105]), array([2481,   12,    9,    5,    3,    4,    2,    4,    5,    2,    4,</text:p>
            <text:p>          4,    9,    8,   19,    0]))</text:p>
          </table:table-cell>
          <table:table-cell office:value-type="string" calcext:value-type="string">
            <text:p>(array([6.37483952e-06, 7.34170359e-06, 8.34755440e-06, 9.77441383e-06,</text:p>
            <text:p>       1.17861778e-05, 1.44325268e-05, 1.93960623e-05, 2.98800584e-05,</text:p>
            <text:p>       5.67910879e-05, 1.00128320e-04, 1.56070272e-04, 3.11442412e-04,</text:p>
            <text:p>       7.74345032e-04, 3.72516026e-03, 3.15075064e-01]), array([0.01744186, 0.00584795, 0.01744186, 0.01169591, 0.01169591,</text:p>
            <text:p>       0.02906977, 0.00584795, 0.03508772, 0.05813953, 0.08187135,</text:p>
            <text:p>       0.07017544, 0.11627907, 0.20467836, 0.14619883, 0.2441860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6.33616461e-04, 2.93869957e-02, 4.65403614e-02, 6.98841901e-02,</text:p>
            <text:p>       8.82459115e-02, 1.09028866e-01, 1.33832246e-01, 1.43152464e-01,</text:p>
            <text:p>       1.90431396e-01, 2.02564552e-01, 2.32636809e-01, 2.53537029e-01,</text:p>
            <text:p>       2.87689209e-01, 3.02768141e-01, 3.32128599e-01, 3.51540238e-01,</text:p>
            <text:p>       3.96203071e-01, 4.05224562e-01, 4.37589318e-01, 4.75840271e-01,</text:p>
            <text:p>       4.96325046e-01, 5.11186898e-01, 5.21143734e-01, 5.48606277e-01,</text:p>
            <text:p>       5.73660105e-01, 5.81569970e-01, 6.01945490e-01, 6.76554948e-01,</text:p>
            <text:p>       7.16520667e-01, 7.31339395e-01, 7.54298925e-01, 7.69228458e-01,</text:p>
            <text:p>       8.12214454e-01, 8.33069980e-01, 8.53127638e-01, 8.69550824e-01,</text:p>
            <text:p>       8.88990462e-01, 9.10066823e-01, 9.21540797e-01, 9.52242851e-01,</text:p>
            <text:p>       9.73005613e-01, 9.92496738e-01]), array([0.06096563, 0.23076923, 0.125     , 0.28571429, 0.        ,</text:p>
            <text:p>       0.        , 0.        , 0.        , 0.33333333, 0.        ,</text:p>
            <text:p>       0.        , 0.        , 1.        , 0.        , 0.        ,</text:p>
            <text:p>       0.5       , 0.        , 0.        , 0.        , 1.        ,</text:p>
            <text:p>       0.        , 0.        , 0.        , 0.5       , 0.5       ,</text:p>
            <text:p>       0.        , 1.        , 0.        , 0.        , 0.        ,</text:p>
            <text:p>       0.        , 0.        , 0.66666667, 0.5       , 0.33333333,</text:p>
            <text:p>       0.        , 0.33333333, 0.66666667, 1.        , 0.        ,</text:p>
            <text:p>       0.        , 0.53846154]), array([2444,   26,    8,    7,    4,    3,    3,    4,    0,    3,    1,</text:p>
            <text:p>          1,    3,    0,    1,    1,    2,    2,    0,    1,    1,    1,</text:p>
            <text:p>          0,    1,    1,    1,    1,    2,    2,    1,    2,    0,    0,</text:p>
            <text:p>          2,    0,    1,    1,    1,    3,    0,    3,    2,    3,    2,</text:p>
            <text:p>          3,    3,    1,    3,    3,   13,    0]))</text:p>
          </table:table-cell>
          <table:table-cell office:value-type="float" office:value="0.306655017234734" calcext:value-type="float">
            <text:p>0,306655017234734</text:p>
          </table:table-cell>
          <table:table-cell office:value-type="float" office:value="0.0584752836454257" calcext:value-type="float">
            <text:p>0,0584752836454257</text:p>
          </table:table-cell>
          <table:table-cell office:value-type="float" office:value="0.393428565584531" calcext:value-type="float">
            <text:p>0,393428565584531</text:p>
          </table:table-cell>
          <table:table-cell office:value-type="float" office:value="0.765496075153351" calcext:value-type="float">
            <text:p>0,765496075153351</text:p>
          </table:table-cell>
          <table:table-cell office:value-type="float" office:value="0.203904017541055" calcext:value-type="float">
            <text:p>0,203904017541055</text:p>
          </table:table-cell>
          <table:table-cell office:value-type="float" office:value="0.973005612691244" calcext:value-type="float">
            <text:p>0,973005612691244</text:p>
          </table:table-cell>
          <table:table-cell office:value-type="float" office:value="0.0720315883926306" calcext:value-type="float">
            <text:p>0,0720315883926306</text:p>
          </table:table-cell>
          <table:table-cell office:value-type="string" calcext:value-type="string">
            <text:p>(array([0.00510377, 0.10171538, 0.16511703, 0.23450392, 0.29734385,</text:p>
            <text:p>       0.34769088, 0.43660285, 0.48679615, 0.57327435, 0.62320859,</text:p>
            <text:p>       0.684615  , 0.76083751, 0.84152604, 0.90647278, 0.99899828]), array([0.  , 0.  , 0.  , 0.  , 0.  , 0.  , 0.  , 0.25, 1.  , 1.  , 1.  ,</text:p>
            <text:p>       1.  , 1.  , 1.  , 1.  ]), array([ 169,    5,    6,    4,    5,    1,    3,    4,    4,    5,    2,</text:p>
            <text:p>          5,   12,   15, 2331,    0]))</text:p>
          </table:table-cell>
          <table:table-cell office:value-type="string" calcext:value-type="string">
            <text:p>(array([0.00657577, 0.83467272, 0.99787662, 0.99953758, 0.99980967,</text:p>
            <text:p>       0.99988847, 0.99993636, 0.99996792, 0.99997993, 0.9999853 ,</text:p>
            <text:p>       0.99998807, 0.99999015, 0.99999162, 0.99999264, 0.99999362]), array([0.        , 0.8596491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22603, 0.02983978, 0.04701121, 0.07040361, 0.0803315 ,</text:p>
            <text:p>       0.11226162, 0.13044918, 0.14824957, 0.16990829, 0.19360544,</text:p>
            <text:p>       0.23077154, 0.24570107, 0.2686606 , 0.28558427, 0.32344505,</text:p>
            <text:p>       0.34769088, 0.41843003, 0.4325307 , 0.45884782, 0.47734827,</text:p>
            <text:p>       0.4888131 , 0.50367495, 0.55606037, 0.5711308 , 0.59477544,</text:p>
            <text:p>       0.60256264, 0.6446104 , 0.6678714 , 0.69723186, 0.74646297,</text:p>
            <text:p>       0.76736319, 0.79743545, 0.81314001, 0.83604825, 0.85665444,</text:p>
            <text:p>       0.86616775, 0.89110201, 0.90959139, 0.92885978, 0.95320722,</text:p>
            <text:p>       0.97117565, 0.99943481]), array([0., 0., 0., 0., 0., 0., 0., 0., 0., 0., 0., 0., 0., 0., 0., 0., 0.,</text:p>
            <text:p>       0., 0., 0., 0., 1., 1., 1., 1., 1., 1., 1., 1., 1., 1., 1., 1., 1.,</text:p>
            <text:p>       1., 1., 1., 1., 1., 1., 1., 1.]), array([ 155,    9,    4,    2,    1,    2,    2,    2,    1,    2,    0,</text:p>
            <text:p>          3,    1,    1,    2,    0,    2,    1,    0,    0,    1,    1,</text:p>
            <text:p>          1,    2,    1,    1,    0,    1,    2,    1,    3,    0,    1,</text:p>
            <text:p>          2,    1,    0,    0,    3,    1,    1,    4,    1,    5,    3,</text:p>
            <text:p>          4,    6,    6,    7,   20, 2302,    0]))</text:p>
          </table:table-cell>
          <table:table-cell office:value-type="float" office:value="0.229062750915811" calcext:value-type="float">
            <text:p>0,229062750915811</text:p>
          </table:table-cell>
          <table:table-cell office:value-type="float" office:value="0.00230761416529725" calcext:value-type="float">
            <text:p>0,00230761416529725</text:p>
          </table:table-cell>
          <table:table-cell office:value-type="float" office:value="0.233036875944327" calcext:value-type="float">
            <text:p>0,233036875944327</text:p>
          </table:table-cell>
          <table:table-cell office:value-type="float" office:value="0.436602850755056" calcext:value-type="float">
            <text:p>0,436602850755056</text:p>
          </table:table-cell>
          <table:table-cell office:value-type="float" office:value="0.0249764033162977" calcext:value-type="float">
            <text:p>0,0249764033162977</text:p>
          </table:table-cell>
          <table:table-cell office:value-type="float" office:value="0.496325045824051" calcext:value-type="float">
            <text:p>0,496325045824051</text:p>
          </table:table-cell>
        </table:table-row>
        <table:table-row table:style-name="ro2">
          <table:table-cell office:value-type="string" calcext:value-type="string">
            <text:p>(array([0.00197728, 0.08797585, 0.16876535, 0.23293975, 0.29419953,</text:p>
            <text:p>       0.36435205, 0.43255469, 0.49606841, 0.56145942, 0.63890596,</text:p>
            <text:p>       0.77571577, 0.82289433, 0.89954039, 0.98382299]), array([0.05374122, 0.125     , 0.18181818, 0.3       , 0.5       ,</text:p>
            <text:p>       0.        , 0.11111111, 0.11111111, 0.5       , 0.        ,</text:p>
            <text:p>       0.2       , 0.125     , 0.375     , 0.28301887]), array([2419,   24,   11,   10,    4,    6,    9,    9,    2,    3,    0,</text:p>
            <text:p>          5,    8,    8,   53,    0]))</text:p>
          </table:table-cell>
          <table:table-cell office:value-type="string" calcext:value-type="string">
            <text:p>(array([2.11893731e-05, 2.76588017e-05, 3.49920565e-05, 4.56812604e-05,</text:p>
            <text:p>       6.00867534e-05, 7.94899958e-05, 1.11059732e-04, 1.62421507e-04,</text:p>
            <text:p>       2.55330520e-04, 4.10081204e-04, 7.44201625e-04, 1.43390433e-03,</text:p>
            <text:p>       3.02549944e-03, 1.49871830e-02, 5.34767956e-01]), array([0.00581395, 0.01169591, 0.01162791, 0.00584795, 0.00584795,</text:p>
            <text:p>       0.02325581, 0.02923977, 0.04093567, 0.05232558, 0.0877193 ,</text:p>
            <text:p>       0.04093567, 0.0755814 , 0.13450292, 0.21052632, 0.2151162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0541, 0.02888007, 0.0485167 , 0.06818379, 0.08458661,</text:p>
            <text:p>       0.10928347, 0.12866949, 0.15253673, 0.17271928, 0.18513159,</text:p>
            <text:p>       0.20698919, 0.23360658, 0.24792416, 0.27228127, 0.29598367,</text:p>
            <text:p>       0.32780841, 0.35161809, 0.37134837, 0.38856128, 0.41310345,</text:p>
            <text:p>       0.4352451 , 0.45330058, 0.47139569, 0.49056473, 0.51090473,</text:p>
            <text:p>       0.52984726, 0.55408919, 0.56882966, 0.62890929, 0.65889931,</text:p>
            <text:p>       0.7558639 , 0.78895034, 0.80364368, 0.83147588, 0.84632009,</text:p>
            <text:p>       0.87035495, 0.89178379, 0.91352284, 0.93178731, 0.94875504,</text:p>
            <text:p>       0.96900123, 0.99419652]), array([0.0504665 , 0.18181818, 0.19047619, 0.07692308, 0.07692308,</text:p>
            <text:p>       0.5       , 0.        , 0.25      , 0.        , 0.33333333,</text:p>
            <text:p>       0.        , 0.66666667, 0.33333333, 0.33333333, 1.        ,</text:p>
            <text:p>       0.        , 0.        , 0.        , 0.        , 0.        ,</text:p>
            <text:p>       0.        , 0.        , 0.66666667, 0.        , 0.        ,</text:p>
            <text:p>       0.        , 1.        , 0.        , 0.        , 0.        ,</text:p>
            <text:p>       0.        , 0.33333333, 0.        , 0.25      , 0.        ,</text:p>
            <text:p>       0.        , 0.5       , 0.5       , 0.        , 0.        ,</text:p>
            <text:p>       0.        , 0.41666667]), array([2358,   33,   21,   13,   13,    4,    1,    4,    4,    3,    3,</text:p>
            <text:p>          3,    3,    3,    1,    0,    1,    3,    2,    1,    4,    2,</text:p>
            <text:p>          2,    3,    4,    2,    1,    1,    1,    0,    0,    2,    1,</text:p>
            <text:p>          0,    0,    0,    0,    2,    0,    3,    3,    4,    1,    1,</text:p>
            <text:p>          4,    2,    1,    6,   11,   36,    0]))</text:p>
          </table:table-cell>
          <table:table-cell office:value-type="float" office:value="0.331769611343253" calcext:value-type="float">
            <text:p>0,331769611343253</text:p>
          </table:table-cell>
          <table:table-cell office:value-type="float" office:value="0.0689406007202821" calcext:value-type="float">
            <text:p>0,0689406007202821</text:p>
          </table:table-cell>
          <table:table-cell office:value-type="float" office:value="0.431067530683908" calcext:value-type="float">
            <text:p>0,431067530683908</text:p>
          </table:table-cell>
          <table:table-cell office:value-type="float" office:value="0.700804122214048" calcext:value-type="float">
            <text:p>0,700804122214048</text:p>
          </table:table-cell>
          <table:table-cell office:value-type="float" office:value="0.319651677294872" calcext:value-type="float">
            <text:p>0,319651677294872</text:p>
          </table:table-cell>
          <table:table-cell office:value-type="float" office:value="0.969001228159124" calcext:value-type="float">
            <text:p>0,969001228159124</text:p>
          </table:table-cell>
          <table:table-cell office:value-type="float" office:value="0.0740097808556687" calcext:value-type="float">
            <text:p>0,0740097808556687</text:p>
          </table:table-cell>
          <table:table-cell office:value-type="string" calcext:value-type="string">
            <text:p>(array([0.00960363, 0.10057724, 0.17798455, 0.23272506, 0.28460833,</text:p>
            <text:p>       0.36109404, 0.4473287 , 0.49842865, 0.56939822, 0.63564795,</text:p>
            <text:p>       0.69620927, 0.77228209, 0.83285968, 0.91206336, 0.99825217]), array([0.        , 0.        , 0.        , 0.        , 0.        ,</text:p>
            <text:p>       0.        , 0.        , 0.55555556, 1.        , 1.        ,</text:p>
            <text:p>       1.        , 1.        , 1.        , 1.        , 1.        ]), array([ 168,    8,    9,    7,    2,    3,    2,    9,    9,    6,    2,</text:p>
            <text:p>          8,   10,   24, 2304,    0]))</text:p>
          </table:table-cell>
          <table:table-cell office:value-type="string" calcext:value-type="string">
            <text:p>(array([0.01133715, 0.76664841, 0.99431066, 0.99818888, 0.99910368,</text:p>
            <text:p>       0.99953092, 0.99972471, 0.99982948, 0.99988561, 0.99991926,</text:p>
            <text:p>       0.9999393 , 0.99995393, 0.99996487, 0.99997225, 0.9999788 ]), array([0.        , 0.8187134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67712, 0.03102533, 0.05062391, 0.06657762, 0.08398846,</text:p>
            <text:p>       0.10969581, 0.12964505, 0.1567722 , 0.16943457, 0.1950032 ,</text:p>
            <text:p>       0.21303976, 0.23050653, 0.24732761, 0.273233  , 0.29598367,</text:p>
            <text:p>       0.34110069, 0.37109071, 0.43117034, 0.46962551, 0.48909527,</text:p>
            <text:p>       0.50943527, 0.52453673, 0.54916268, 0.5647549 , 0.58689655,</text:p>
            <text:p>       0.61143872, 0.62865163, 0.64838191, 0.67219159, 0.72819459,</text:p>
            <text:p>       0.75496907, 0.76019333, 0.79299074, 0.81777455, 0.82866602,</text:p>
            <text:p>       0.84990586, 0.87133051, 0.89219613, 0.91503052, 0.93154611,</text:p>
            <text:p>       0.95175992, 0.97160747, 0.99908391]), array([0., 0., 0., 0., 0., 0., 0., 0., 0., 0., 0., 0., 0., 0., 0., 0., 0.,</text:p>
            <text:p>       0., 0., 0., 1., 1., 1., 1., 1., 1., 1., 1., 1., 1., 1., 1., 1., 1.,</text:p>
            <text:p>       1., 1., 1., 1., 1., 1., 1., 1., 1.]), array([ 140,   17,   10,    2,    2,    4,    1,    2,    3,    4,    2,</text:p>
            <text:p>          2,    3,    1,    1,    0,    0,    1,    2,    0,    0,    1,</text:p>
            <text:p>          0,    3,    2,    4,    1,    3,    2,    4,    1,    2,    3,</text:p>
            <text:p>          1,    0,    0,    2,    2,    1,    4,    2,    5,    3,    1,</text:p>
            <text:p>          4,   13,   12,   17,   27, 2254,    0]))</text:p>
          </table:table-cell>
          <table:table-cell office:value-type="float" office:value="0.216955714260335" calcext:value-type="float">
            <text:p>0,216955714260335</text:p>
          </table:table-cell>
          <table:table-cell office:value-type="float" office:value="0.00487332196174515" calcext:value-type="float">
            <text:p>0,00487332196174515</text:p>
          </table:table-cell>
          <table:table-cell office:value-type="float" office:value="0.232509713140686" calcext:value-type="float">
            <text:p>0,232509713140686</text:p>
          </table:table-cell>
          <table:table-cell office:value-type="float" office:value="0.447328701615334" calcext:value-type="float">
            <text:p>0,447328701615334</text:p>
          </table:table-cell>
          <table:table-cell office:value-type="float" office:value="0.0520650434269629" calcext:value-type="float">
            <text:p>0,0520650434269629</text:p>
          </table:table-cell>
          <table:table-cell office:value-type="float" office:value="0.490564733743668" calcext:value-type="float">
            <text:p>0,490564733743668</text:p>
          </table:table-cell>
        </table:table-row>
        <table:table-row table:style-name="ro2">
          <table:table-cell office:value-type="string" calcext:value-type="string">
            <text:p>(array([0.0020975 , 0.09501537, 0.15960977, 0.22833874, 0.30359042,</text:p>
            <text:p>       0.37360782, 0.45040148, 0.48462294, 0.57140187, 0.62986304,</text:p>
            <text:p>       0.67707035, 0.76901076, 0.82540819, 0.90047812, 0.98401016]), array([0.04797353, 0.23809524, 0.18181818, 0.125     , 0.25      ,</text:p>
            <text:p>       0.375     , 0.5       , 0.4       , 0.11111111, 0.4       ,</text:p>
            <text:p>       0.        , 0.3       , 0.28571429, 0.13333333, 0.42857143]), array([2418,   21,   11,    8,    4,    8,    6,    5,    9,    5,    2,</text:p>
            <text:p>         10,    7,   15,   42,    0]))</text:p>
          </table:table-cell>
          <table:table-cell office:value-type="string" calcext:value-type="string">
            <text:p>(array([2.79326058e-05, 3.45726287e-05, 4.20709917e-05, 5.21119876e-05,</text:p>
            <text:p>       6.62508166e-05, 8.38905688e-05, 1.12083060e-04, 1.62222372e-04,</text:p>
            <text:p>       2.74869222e-04, 4.92788407e-04, 9.05096099e-04, 1.71558715e-03,</text:p>
            <text:p>       3.85542883e-03, 1.58231084e-02, 5.45825085e-01]), array([0.00581395, 0.00584795, 0.        , 0.00584795, 0.03508772,</text:p>
            <text:p>       0.01162791, 0.04678363, 0.02339181, 0.02906977, 0.05847953,</text:p>
            <text:p>       0.03508772, 0.09302326, 0.11111111, 0.16959064, 0.3081395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7999, 0.02956453, 0.05117251, 0.06951767, 0.08922895,</text:p>
            <text:p>       0.11295943, 0.12999741, 0.14787743, 0.16736779, 0.19149269,</text:p>
            <text:p>       0.21031285, 0.22924049, 0.24649441, 0.26155546, 0.28950167,</text:p>
            <text:p>       0.30578887, 0.33339012, 0.35476881, 0.36905748, 0.3965702 ,</text:p>
            <text:p>       0.41845569, 0.45179018, 0.47026834, 0.53008729, 0.55186918,</text:p>
            <text:p>       0.56474108, 0.58616382, 0.60997841, 0.64311945, 0.67707035,</text:p>
            <text:p>       0.7350263 , 0.75458235, 0.76382542, 0.79323164, 0.80905179,</text:p>
            <text:p>       0.82970044, 0.84565052, 0.87162228, 0.89377884, 0.91183563,</text:p>
            <text:p>       0.93559828, 0.94953892, 0.96880005, 0.99443134]), array([0.04369962, 0.125     , 0.38888889, 0.33333333, 0.14285714,</text:p>
            <text:p>       0.16666667, 0.33333333, 0.25      , 0.2       , 0.        ,</text:p>
            <text:p>       0.        , 0.33333333, 0.        , 0.        , 0.        ,</text:p>
            <text:p>       0.        , 0.5       , 0.        , 1.        , 0.        ,</text:p>
            <text:p>       0.        , 0.66666667, 0.5       , 0.        , 0.5       ,</text:p>
            <text:p>       0.        , 0.        , 0.        , 0.66666667, 0.        ,</text:p>
            <text:p>       0.        , 0.5       , 1.        , 0.        , 0.33333333,</text:p>
            <text:p>       0.5       , 0.        , 0.        , 0.2       , 0.2       ,</text:p>
            <text:p>       0.        , 0.4       , 0.5       , 0.4516129 ]), array([2357,   40,   18,    9,    7,    6,    3,    4,    5,    1,    3,</text:p>
            <text:p>          3,    1,    1,    2,    1,    2,    1,    3,    3,    1,    0,</text:p>
            <text:p>          3,    6,    0,    0,    1,    2,    3,    4,    2,    0,    3,</text:p>
            <text:p>          2,    0,    0,    1,    4,    1,    4,    3,    2,    2,    3,</text:p>
            <text:p>          5,    5,    4,    5,    4,   31,    0]))</text:p>
          </table:table-cell>
          <table:table-cell office:value-type="float" office:value="0.280147963552373" calcext:value-type="float">
            <text:p>0,280147963552373</text:p>
          </table:table-cell>
          <table:table-cell office:value-type="float" office:value="0.0563256422222287" calcext:value-type="float">
            <text:p>0,0563256422222287</text:p>
          </table:table-cell>
          <table:table-cell office:value-type="float" office:value="0.374855486314834" calcext:value-type="float">
            <text:p>0,374855486314834</text:p>
          </table:table-cell>
          <table:table-cell office:value-type="float" office:value="0.767144791285197" calcext:value-type="float">
            <text:p>0,767144791285197</text:p>
          </table:table-cell>
          <table:table-cell office:value-type="float" office:value="0.237685550610686" calcext:value-type="float">
            <text:p>0,237685550610686</text:p>
          </table:table-cell>
          <table:table-cell office:value-type="float" office:value="0.935598284006119" calcext:value-type="float">
            <text:p>0,935598284006119</text:p>
          </table:table-cell>
          <table:table-cell office:value-type="float" office:value="0.067315468941094" calcext:value-type="float">
            <text:p>0,067315468941094</text:p>
          </table:table-cell>
          <table:table-cell office:value-type="string" calcext:value-type="string">
            <text:p>(array([0.01029157, 0.09868834, 0.17010411, 0.22661565, 0.32514293,</text:p>
            <text:p>       0.37379803, 0.43363727, 0.49529148, 0.5525545 , 0.6290344 ,</text:p>
            <text:p>       0.70506926, 0.7676323 , 0.83753442, 0.90490218, 0.99814548]), array([0. , 0. , 0. , 0. , 0. , 0. , 0. , 0.4, 1. , 1. , 1. , 1. , 1. ,</text:p>
            <text:p>       1. , 1. ]), array([ 140,   18,    7,    8,    3,    6,   11,    5,    4,    7,    3,</text:p>
            <text:p>         10,   11,   18, 2320,    0]))</text:p>
          </table:table-cell>
          <table:table-cell office:value-type="string" calcext:value-type="string">
            <text:p>(array([0.03462727, 0.83132589, 0.99397805, 0.99786213, 0.99897537,</text:p>
            <text:p>       0.99945372, 0.9997019 , 0.99982893, 0.99988467, 0.99991501,</text:p>
            <text:p>       0.99993322, 0.99994778, 0.99995786, 0.99996537, 0.99997205]), array([0.        , 0.8596491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3697 , 0.03213944, 0.05064418, 0.06759097, 0.08766636,</text:p>
            <text:p>       0.10708573, 0.12863294, 0.150551  , 0.17572761, 0.19381028,</text:p>
            <text:p>       0.20676836, 0.2302047 , 0.24533668, 0.2649737 , 0.32514293,</text:p>
            <text:p>       0.35557258, 0.36905748, 0.39002159, 0.41383618, 0.43525892,</text:p>
            <text:p>       0.44890107, 0.47047102, 0.53012044, 0.54753551, 0.58154431,</text:p>
            <text:p>       0.6034298 , 0.64338738, 0.66278926, 0.69421113, 0.71049833,</text:p>
            <text:p>       0.73844454, 0.75416944, 0.76876955, 0.78968715, 0.81164163,</text:p>
            <text:p>       0.83480344, 0.85048145, 0.86970319, 0.88776104, 0.91041533,</text:p>
            <text:p>       0.93164515, 0.94869471, 0.97074581, 0.99892879]), array([0., 0., 0., 0., 0., 0., 0., 0., 0., 0., 0., 0., 0., 0., 0., 0., 0.,</text:p>
            <text:p>       0., 0., 0., 0., 0., 1., 1., 1., 1., 1., 1., 1., 1., 1., 1., 1., 1.,</text:p>
            <text:p>       1., 1., 1., 1., 1., 1., 1., 1., 1., 1.]), array([ 120,    7,   10,    7,    5,    5,    4,    3,    2,    2,    4,</text:p>
            <text:p>          1,    2,    1,    0,    0,    3,    1,    3,    2,    4,    3,</text:p>
            <text:p>          3,    4,    0,    0,    3,    2,    0,    1,    3,    0,    3,</text:p>
            <text:p>          1,    1,    2,    1,    3,    3,    3,    2,    5,    3,    2,</text:p>
            <text:p>          6,    7,    6,   13,   37, 2268,    0]))</text:p>
          </table:table-cell>
          <table:table-cell office:value-type="float" office:value="0.222579791018987" calcext:value-type="float">
            <text:p>0,222579791018987</text:p>
          </table:table-cell>
          <table:table-cell office:value-type="float" office:value="0.004904963720907" calcext:value-type="float">
            <text:p>0,004904963720907</text:p>
          </table:table-cell>
          <table:table-cell office:value-type="float" office:value="0.229871728898522" calcext:value-type="float">
            <text:p>0,229871728898522</text:p>
          </table:table-cell>
          <table:table-cell office:value-type="float" office:value="0.447445496916771" calcext:value-type="float">
            <text:p>0,447445496916771</text:p>
          </table:table-cell>
          <table:table-cell office:value-type="float" office:value="0.0346272732544051" calcext:value-type="float">
            <text:p>0,0346272732544051</text:p>
          </table:table-cell>
          <table:table-cell office:value-type="float" office:value="0.470471024513245" calcext:value-type="float">
            <text:p>0,470471024513245</text:p>
          </table:table-cell>
        </table:table-row>
        <table:table-row table:style-name="ro7">
          <table:table-cell office:value-type="string" calcext:value-type="string">
            <text:p>(array([0.00226136, 0.08944792, 0.16071061, 0.25144547, 0.30416518,</text:p>
            <text:p>       0.35028025, 0.41895598, 0.50650754, 0.55335557, 0.63867772,</text:p>
            <text:p>       0.70378834, 0.75248046, 0.837687  , 0.91090877, 0.98392296]), array([0.06178862, 0.16666667, 0.08333333, 0.33333333, 0.        ,</text:p>
            <text:p>       0.        , 0.8       , 0.        , 1.        , 0.        ,</text:p>
            <text:p>       0.16666667, 0.        , 0.25      , 0.27272727, 0.36363636]), array([2460,   18,   12,    3,    3,    5,    5,    4,    1,    2,    6,</text:p>
            <text:p>          4,    4,   11,   33,    0]))</text:p>
          </table:table-cell>
          <table:table-cell office:value-type="string" calcext:value-type="string">
            <text:p>(array([4.41188162e-05, 5.44938764e-05, 6.31966336e-05, 7.22262755e-05,</text:p>
            <text:p>       8.30103805e-05, 9.82353637e-05, 1.25949317e-04, 1.87961334e-04,</text:p>
            <text:p>       3.03355499e-04, 5.04830107e-04, 1.06230913e-03, 2.17325098e-03,</text:p>
            <text:p>       3.81323514e-03, 1.03905791e-02, 3.97072290e-01]), array([0.00581395, 0.00584795, 0.02325581, 0.01169591, 0.02339181,</text:p>
            <text:p>       0.02325581, 0.03508772, 0.02923977, 0.04069767, 0.03508772,</text:p>
            <text:p>       0.06432749, 0.15697674, 0.11695906, 0.23976608, 0.23255814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30609, 0.02798297, 0.04833121, 0.07222025, 0.09023136,</text:p>
            <text:p>       0.10908938, 0.13353739, 0.15066734, 0.17032851, 0.18573198,</text:p>
            <text:p>       0.22930528, 0.25872323, 0.26630789, 0.29169568, 0.33442244,</text:p>
            <text:p>       0.34784651, 0.3646958 , 0.4089205 , 0.42238775, 0.44563064,</text:p>
            <text:p>       0.49051149, 0.51528686, 0.52972031, 0.55335557, 0.63867772,</text:p>
            <text:p>       0.69421061, 0.70674807, 0.72660208, 0.74881121, 0.76348823,</text:p>
            <text:p>       0.81175798, 0.83934546, 0.84982228, 0.87018096, 0.88950667,</text:p>
            <text:p>       0.91318199, 0.92951855, 0.95297595, 0.96569014, 0.99516702]), array([0.0576682 , 0.17073171, 0.29166667, 0.16666667, 0.        ,</text:p>
            <text:p>       0.25      , 0.        , 0.2       , 0.        , 0.        ,</text:p>
            <text:p>       0.        , 1.        , 0.        , 0.        , 0.        ,</text:p>
            <text:p>       0.        , 0.        , 0.66666667, 1.        , 1.        ,</text:p>
            <text:p>       0.        , 0.        , 0.        , 1.        , 0.        ,</text:p>
            <text:p>       0.33333333, 0.        , 0.        , 0.        , 0.        ,</text:p>
            <text:p>       0.        , 0.        , 0.5       , 0.        , 0.5       ,</text:p>
            <text:p>       0.25      , 0.25      , 0.33333333, 0.25      , 0.39130435]), array([2393,   41,   24,   12,    2,    4,    4,    5,    2,    3,    0,</text:p>
            <text:p>          1,    1,    1,    2,    0,    3,    1,    2,    0,    3,    1,</text:p>
            <text:p>          1,    0,    2,    1,    1,    1,    0,    0,    0,    2,    0,</text:p>
            <text:p>          0,    3,    2,    1,    3,    1,    0,    1,    1,    2,    1,</text:p>
            <text:p>          2,    4,    4,    6,    4,   23,    0]))</text:p>
          </table:table-cell>
          <table:table-cell office:value-type="float" office:value="0.403939167903557" calcext:value-type="float">
            <text:p>0,403939167903557</text:p>
          </table:table-cell>
          <table:table-cell office:value-type="float" office:value="0.0637960605163026" calcext:value-type="float">
            <text:p>0,0637960605163026</text:p>
          </table:table-cell>
          <table:table-cell office:value-type="float" office:value="0.443553009317748" calcext:value-type="float">
            <text:p>0,443553009317748</text:p>
          </table:table-cell>
          <table:table-cell office:value-type="float" office:value="0.752480462193489" calcext:value-type="float">
            <text:p>0,752480462193489</text:p>
          </table:table-cell>
          <table:table-cell office:value-type="float" office:value="0.229375502802649" calcext:value-type="float">
            <text:p>0,229375502802649</text:p>
          </table:table-cell>
          <table:table-cell office:value-type="float" office:value="0.87018096446991" calcext:value-type="float">
            <text:p>0,87018096446991</text:p>
          </table:table-cell>
          <table:table-cell office:value-type="float" office:value="0.0749873416087493" calcext:value-type="float">
            <text:p>0,0749873416087493</text:p>
          </table:table-cell>
          <table:table-cell office:value-type="string" calcext:value-type="string">
            <text:p>(array([0.00810439, 0.08815087, 0.15834117, 0.24976028, 0.29278961,</text:p>
            <text:p>       0.36132228, 0.41917847, 0.49349246, 0.56764479, 0.64971975,</text:p>
            <text:p>       0.69354564, 0.75219341, 0.83796545, 0.90997742, 0.99797783]), array([0. , 0. , 0. , 0. , 0. , 0. , 0. , 0.5, 1. , 1. , 1. , 1. , 1. ,</text:p>
            <text:p>       1. , 1. ]), array([ 173,   11,    4,    5,    5,    2,    4,    4,    2,    5,    4,</text:p>
            <text:p>          2,   12,   18, 2320,    0]))</text:p>
          </table:table-cell>
          <table:table-cell office:value-type="string" calcext:value-type="string">
            <text:p>(array([0.0078088 , 0.77904052, 0.99358452, 0.99736065, 0.99869065,</text:p>
            <text:p>       0.99942618, 0.99967385, 0.99979868, 0.99986962, 0.99990014,</text:p>
            <text:p>       0.9999162 , 0.99992743, 0.9999366 , 0.99994542, 0.99995585]), array([0.        , 0.8011695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84886, 0.02940123, 0.0475474 , 0.07202369, 0.08749827,</text:p>
            <text:p>       0.10861364, 0.12981904, 0.14223405, 0.16065454, 0.18824202,</text:p>
            <text:p>       0.23651177, 0.2530724 , 0.27339792, 0.29325193, 0.30202314,</text:p>
            <text:p>       0.36132228, 0.40434775, 0.42238775, 0.44563064, 0.47027969,</text:p>
            <text:p>       0.48471314, 0.50948851, 0.55335557, 0.58193401, 0.6353042 ,</text:p>
            <text:p>       0.65215349, 0.66557756, 0.68667811, 0.70830432, 0.73369211,</text:p>
            <text:p>       0.77069472, 0.81426802, 0.82967149, 0.84615519, 0.86646261,</text:p>
            <text:p>       0.88997077, 0.91158668, 0.9283227 , 0.95162779, 0.97169917,</text:p>
            <text:p>       0.99882879]), array([0., 0., 0., 0., 0., 0., 0., 0., 0., 0., 0., 0., 0., 0., 0., 0., 0.,</text:p>
            <text:p>       0., 0., 0., 0., 1., 1., 1., 1., 1., 1., 1., 1., 1., 1., 1., 1., 1.,</text:p>
            <text:p>       1., 1., 1., 1., 1., 1., 1.]), array([ 152,   10,   11,    5,    3,    2,    1,    2,    1,    1,    0,</text:p>
            <text:p>          1,    4,    1,    2,    2,    0,    0,    2,    0,    2,    1,</text:p>
            <text:p>          1,    1,    1,    2,    0,    1,    0,    1,    0,    2,    1,</text:p>
            <text:p>          3,    1,    2,    1,    0,    1,    0,    3,    2,    5,    4,</text:p>
            <text:p>          4,    3,   11,   19,   35, 2264,    0]))</text:p>
          </table:table-cell>
          <table:table-cell office:value-type="float" office:value="0.21167535455868" calcext:value-type="float">
            <text:p>0,21167535455868</text:p>
          </table:table-cell>
          <table:table-cell office:value-type="float" office:value="0.00279680637487634" calcext:value-type="float">
            <text:p>0,00279680637487634</text:p>
          </table:table-cell>
          <table:table-cell office:value-type="float" office:value="0.229537690912153" calcext:value-type="float">
            <text:p>0,229537690912153</text:p>
          </table:table-cell>
          <table:table-cell office:value-type="float" office:value="0.432355210185051" calcext:value-type="float">
            <text:p>0,432355210185051</text:p>
          </table:table-cell>
          <table:table-cell office:value-type="float" office:value="0.0221290671544379" calcext:value-type="float">
            <text:p>0,0221290671544379</text:p>
          </table:table-cell>
          <table:table-cell office:value-type="float" office:value="0.490511491894722" calcext:value-type="float">
            <text:p>0,490511491894722</text:p>
          </table:table-cell>
        </table:table-row>
        <table:table-row table:style-name="ro4">
          <table:table-cell office:value-type="string" calcext:value-type="string">
            <text:p>(array([0.00226608, 0.09393588, 0.16106261, 0.23792345, 0.29523116,</text:p>
            <text:p>       0.35283571, 0.43010122, 0.51708725, 0.56340363, 0.6296506 ,</text:p>
            <text:p>       0.69371533, 0.76682276, 0.83516343, 0.90130672, 0.98119228]), array([0.05027933, 0.15789474, 0.23333333, 0.28571429, 0.33333333,</text:p>
            <text:p>       0.15384615, 0.3       , 0.16666667, 0.25      , 0.28571429,</text:p>
            <text:p>       0.44444444, 0.22222222, 0.26666667, 0.18181818, 0.33928571]), array([2327,   38,   30,   14,    9,   13,   10,    6,    8,    7,    9,</text:p>
            <text:p>         18,   15,   11,   56,    0]))</text:p>
          </table:table-cell>
          <table:table-cell office:value-type="string" calcext:value-type="string">
            <text:p>(array([2.17957320e-05, 2.84771260e-05, 3.60132785e-05, 4.55997491e-05,</text:p>
            <text:p>       6.03534482e-05, 8.34949772e-05, 1.27718896e-04, 2.13630958e-04,</text:p>
            <text:p>       3.42821751e-04, 5.61469064e-04, 9.81330788e-04, 2.15729459e-03,</text:p>
            <text:p>       7.20344639e-03, 7.30378149e-02, 7.17917940e-01]), array([0.        , 0.00584795, 0.02325581, 0.00584795, 0.01754386,</text:p>
            <text:p>       0.00581395, 0.02923977, 0.03508772, 0.05232558, 0.11695906,</text:p>
            <text:p>       0.0994152 , 0.08139535, 0.11695906, 0.1754386 , 0.28488372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9213, 0.02820544, 0.05118038, 0.06992409, 0.09177332,</text:p>
            <text:p>       0.11003168, 0.13463736, 0.15045552, 0.16880986, 0.18554373,</text:p>
            <text:p>       0.21153674, 0.22822535, 0.25045364, 0.27041879, 0.29040122,</text:p>
            <text:p>       0.31596074, 0.3356159 , 0.35153055, 0.36774957, 0.39040686,</text:p>
            <text:p>       0.40763645, 0.4313671 , 0.4549298 , 0.46650556, 0.48881871,</text:p>
            <text:p>       0.51768219, 0.52589893, 0.54982736, 0.56071603, 0.58785295,</text:p>
            <text:p>       0.60729855, 0.62862664, 0.64266515, 0.66980175, 0.68802047,</text:p>
            <text:p>       0.73363404, 0.7517164 , 0.77028384, 0.78907832, 0.80919679,</text:p>
            <text:p>       0.83131115, 0.84661637, 0.86448717, 0.89156416, 0.91901398,</text:p>
            <text:p>       0.92865965, 0.95045778, 0.96967652, 0.99384736]), array([0.04616067, 0.19565217, 0.13636364, 0.1875    , 0.14285714,</text:p>
            <text:p>       0.15384615, 0.25      , 0.35714286, 0.        , 0.14285714,</text:p>
            <text:p>       0.25      , 0.5       , 0.16666667, 0.5       , 0.2       ,</text:p>
            <text:p>       1.        , 0.        , 0.2       , 0.        , 0.5       ,</text:p>
            <text:p>       0.25      , 0.66666667, 0.        , 0.        , 1.        ,</text:p>
            <text:p>       0.        , 0.        , 0.66666667, 0.        , 0.        ,</text:p>
            <text:p>       0.        , 0.66666667, 0.        , 0.66666667, 0.2       ,</text:p>
            <text:p>       0.6       , 0.        , 0.        , 0.28571429, 0.33333333,</text:p>
            <text:p>       0.16666667, 0.        , 0.66666667, 0.16666667, 1.        ,</text:p>
            <text:p>       0.        , 0.3       , 0.22222222, 0.38888889]), array([2253,   46,   22,   16,   14,   13,    4,   14,    6,    7,    4,</text:p>
            <text:p>          2,    6,    4,    5,    1,    6,    5,    1,    2,    4,    3,</text:p>
            <text:p>          2,    1,    1,    1,    5,    3,    1,    3,    2,    3,    1,</text:p>
            <text:p>          3,    5,    0,    5,    5,    3,    7,    3,    6,    4,    3,</text:p>
            <text:p>          6,    1,    4,   10,    9,   36,    0]))</text:p>
          </table:table-cell>
          <table:table-cell office:value-type="float" office:value="0.288716695697701" calcext:value-type="float">
            <text:p>0,288716695697701</text:p>
          </table:table-cell>
          <table:table-cell office:value-type="float" office:value="0.0742204285275277" calcext:value-type="float">
            <text:p>0,0742204285275277</text:p>
          </table:table-cell>
          <table:table-cell office:value-type="float" office:value="0.355128839340615" calcext:value-type="float">
            <text:p>0,355128839340615</text:p>
          </table:table-cell>
          <table:table-cell office:value-type="float" office:value="0.719488539478996" calcext:value-type="float">
            <text:p>0,719488539478996</text:p>
          </table:table-cell>
          <table:table-cell office:value-type="float" office:value="0.433034219107656" calcext:value-type="float">
            <text:p>0,433034219107656</text:p>
          </table:table-cell>
          <table:table-cell office:value-type="float" office:value="0.928659647703171" calcext:value-type="float">
            <text:p>0,928659647703171</text:p>
          </table:table-cell>
          <table:table-cell office:value-type="float" office:value="0.079367785560849" calcext:value-type="float">
            <text:p>0,079367785560849</text:p>
          </table:table-cell>
          <table:table-cell office:value-type="string" calcext:value-type="string">
            <text:p>(array([0.00955436, 0.09618461, 0.1628196 , 0.23373074, 0.30046006,</text:p>
            <text:p>       0.37002451, 0.42807316, 0.47918565, 0.56209724, 0.64698935,</text:p>
            <text:p>       0.6990038 , 0.76278819, 0.83801207, 0.90551704, 0.99782188]), array([0., 0., 0., 0., 0., 0., 0., 0., 1., 1., 1., 1., 1., 1., 1.]), array([ 154,   15,   18,   18,    8,    7,    9,    6,    9,   13,   10,</text:p>
            <text:p>         14,   27,   34, 2229,    0]))</text:p>
          </table:table-cell>
          <table:table-cell office:value-type="string" calcext:value-type="string">
            <text:p>(array([0.01947145, 0.60766631, 0.97843739, 0.99659808, 0.99874046,</text:p>
            <text:p>       0.99935634, 0.99963219, 0.99977383, 0.9998676 , 0.99991492,</text:p>
            <text:p>       0.99993877, 0.99995403, 0.9999638 , 0.99997148, 0.9999782 ]), array([0.        , 0.6315789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13354, 0.02918795, 0.04816771, 0.07122407, 0.09390421,</text:p>
            <text:p>       0.1074552 , 0.13520923, 0.1534936 , 0.16803483, 0.19026167,</text:p>
            <text:p>       0.21226548, 0.22735955, 0.24972577, 0.26800077, 0.29339486,</text:p>
            <text:p>       0.31281002, 0.33558798, 0.35154366, 0.37677252, 0.39157457,</text:p>
            <text:p>       0.40957522, 0.43375959, 0.44655085, 0.47410107, 0.48556826,</text:p>
            <text:p>       0.53349444, 0.54654333, 0.56789351, 0.59043798, 0.6085071 ,</text:p>
            <text:p>       0.63163429, 0.64702494, 0.66641223, 0.68819171, 0.71034719,</text:p>
            <text:p>       0.73169963, 0.75084296, 0.76383902, 0.79019884, 0.81422418,</text:p>
            <text:p>       0.83074026, 0.85128118, 0.86506611, 0.88926329, 0.9093843 ,</text:p>
            <text:p>       0.93034013, 0.94819485, 0.97170886, 0.99894256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126,   16,   10,    7,    2,    7,    2,    9,    5,    3,    6,</text:p>
            <text:p>          4,    6,    4,    1,    5,    1,    2,    1,    3,    4,    3,</text:p>
            <text:p>          1,    5,    2,    0,    1,    4,    1,    3,    1,    3,    4,</text:p>
            <text:p>          8,    1,    4,    5,    5,    1,    5,    7,    7,    9,    5,</text:p>
            <text:p>         12,   13,   13,   22,   39, 2163,    0]))</text:p>
          </table:table-cell>
          <table:table-cell office:value-type="float" office:value="0.244520206911425" calcext:value-type="float">
            <text:p>0,244520206911425</text:p>
          </table:table-cell>
          <table:table-cell office:value-type="float" office:value="0.00475046482226681" calcext:value-type="float">
            <text:p>0,00475046482226681</text:p>
          </table:table-cell>
          <table:table-cell office:value-type="float" office:value="0.245560189590694" calcext:value-type="float">
            <text:p>0,245560189590694</text:p>
          </table:table-cell>
          <table:table-cell office:value-type="float" office:value="0.479185650746028" calcext:value-type="float">
            <text:p>0,479185650746028</text:p>
          </table:table-cell>
          <table:table-cell office:value-type="float" office:value="0.0239126395150931" calcext:value-type="float">
            <text:p>0,0239126395150931</text:p>
          </table:table-cell>
          <table:table-cell office:value-type="float" office:value="0.485568255186081" calcext:value-type="float">
            <text:p>0,485568255186081</text:p>
          </table:table-cell>
        </table:table-row>
        <table:table-row table:style-name="ro4">
          <table:table-cell office:value-type="string" calcext:value-type="string">
            <text:p>(array([0.00229955, 0.09249478, 0.16893763, 0.24146683, 0.28799834,</text:p>
            <text:p>       0.36276785, 0.44076656, 0.49861792, 0.5655598 , 0.62849251,</text:p>
            <text:p>       0.70840591, 0.7638685 , 0.84370517, 0.90700644, 0.97677062]), array([0.06255178, 0.14705882, 0.3       , 0.21428571, 0.28571429,</text:p>
            <text:p>       0.25      , 0.4       , 0.5       , 0.33333333, 0.2       ,</text:p>
            <text:p>       0.25      , 0.25      , 0.        , 0.4       , 0.41176471]), array([2414,   34,   10,   14,    7,    8,    5,    8,    3,    5,    8,</text:p>
            <text:p>          8,    8,    5,   34,    0]))</text:p>
          </table:table-cell>
          <table:table-cell office:value-type="string" calcext:value-type="string">
            <text:p>(array([3.47514693e-05, 4.12845680e-05, 4.76095168e-05, 5.55574929e-05,</text:p>
            <text:p>       6.76599430e-05, 8.93616198e-05, 1.26802100e-04, 2.02788716e-04,</text:p>
            <text:p>       3.31208096e-04, 5.81325692e-04, 1.06324101e-03, 2.00845572e-03,</text:p>
            <text:p>       4.47015148e-03, 1.85384111e-02, 4.72423428e-01]), array([0.        , 0.01754386, 0.01744186, 0.01169591, 0.        ,</text:p>
            <text:p>       0.03488372, 0.03508772, 0.02339181, 0.06395349, 0.07017544,</text:p>
            <text:p>       0.09356725, 0.09883721, 0.19883041, 0.19883041, 0.26744186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1255, 0.02818469, 0.04706081, 0.07004931, 0.08611182,</text:p>
            <text:p>       0.10819038, 0.12633923, 0.14836445, 0.16971177, 0.19656337,</text:p>
            <text:p>       0.21850906, 0.23052281, 0.24922432, 0.26806815, 0.28985514,</text:p>
            <text:p>       0.31100886, 0.34830181, 0.36300763, 0.39050102, 0.41525802,</text:p>
            <text:p>       0.42353672, 0.45049307, 0.46604131, 0.49006024, 0.50581366,</text:p>
            <text:p>       0.53329092, 0.55030033, 0.59607875, 0.60603485, 0.62739325,</text:p>
            <text:p>       0.65149981, 0.69027283, 0.71092618, 0.73406305, 0.76951474,</text:p>
            <text:p>       0.78841786, 0.81775537, 0.83008105, 0.85185361, 0.86424437,</text:p>
            <text:p>       0.89846247, 0.90551947, 0.92001134, 0.95097243, 0.97220593,</text:p>
            <text:p>       0.9904323 ]), array([0.06030796, 0.12244898, 0.13043478, 0.1875    , 0.        ,</text:p>
            <text:p>       0.42857143, 0.14285714, 0.25      , 1.        , 0.        ,</text:p>
            <text:p>       0.        , 0.25      , 0.        , 0.6       , 0.5       ,</text:p>
            <text:p>       0.        , 0.5       , 0.2       , 0.        , 1.        ,</text:p>
            <text:p>       1.        , 0.        , 0.5       , 0.66666667, 0.33333333,</text:p>
            <text:p>       0.        , 0.5       , 0.        , 0.        , 0.        ,</text:p>
            <text:p>       0.5       , 0.        , 0.33333333, 0.2       , 0.        ,</text:p>
            <text:p>       0.66666667, 0.        , 0.        , 0.        , 0.        ,</text:p>
            <text:p>       0.        , 0.33333333, 1.        , 0.33333333, 0.16666667,</text:p>
            <text:p>       0.52631579]), array([2338,   49,   23,   16,    9,    7,    7,    4,    1,    4,    2,</text:p>
            <text:p>          4,    6,    5,    2,    2,    0,    2,    5,    1,    1,    1,</text:p>
            <text:p>          2,    2,    3,    3,    1,    2,    0,    1,    2,    1,    2,</text:p>
            <text:p>          0,    3,    3,    5,    0,    2,    3,    2,    1,    3,    2,</text:p>
            <text:p>          1,    3,    1,    9,    6,   19,    0]))</text:p>
          </table:table-cell>
          <table:table-cell office:value-type="float" office:value="0.265264748843727" calcext:value-type="float">
            <text:p>0,265264748843727</text:p>
          </table:table-cell>
          <table:table-cell office:value-type="float" office:value="0.0694511245018652" calcext:value-type="float">
            <text:p>0,0694511245018652</text:p>
          </table:table-cell>
          <table:table-cell office:value-type="float" office:value="0.38707800249692" calcext:value-type="float">
            <text:p>0,38707800249692</text:p>
          </table:table-cell>
          <table:table-cell office:value-type="float" office:value="0.843705169856548" calcext:value-type="float">
            <text:p>0,843705169856548</text:p>
          </table:table-cell>
          <table:table-cell office:value-type="float" office:value="0.204981567121522" calcext:value-type="float">
            <text:p>0,204981567121522</text:p>
          </table:table-cell>
          <table:table-cell office:value-type="float" office:value="0.898462474346161" calcext:value-type="float">
            <text:p>0,898462474346161</text:p>
          </table:table-cell>
          <table:table-cell office:value-type="float" office:value="0.0782183491073753" calcext:value-type="float">
            <text:p>0,0782183491073753</text:p>
          </table:table-cell>
          <table:table-cell office:value-type="string" calcext:value-type="string">
            <text:p>(array([0.00850639, 0.09547046, 0.15581422, 0.24781858, 0.29162164,</text:p>
            <text:p>       0.36957516, 0.4208323 , 0.4908747 , 0.54404396, 0.63682439,</text:p>
            <text:p>       0.71203315, 0.76621382, 0.82488878, 0.90819269, 0.99785406]), array([0.  , 0.  , 0.  , 0.  , 0.  , 0.  , 0.  , 0.25, 1.  , 1.  , 1.  ,</text:p>
            <text:p>       1.  , 1.  , 1.  , 1.  ]), array([ 171,    8,   11,    9,    8,    6,    4,    8,    4,    7,    7,</text:p>
            <text:p>         13,    7,   31, 2277,    0]))</text:p>
          </table:table-cell>
          <table:table-cell office:value-type="string" calcext:value-type="string">
            <text:p>(array([0.00884569, 0.68581319, 0.98928008, 0.99716943, 0.99867749,</text:p>
            <text:p>       0.9993187 , 0.99963578, 0.99978422, 0.99986775, 0.99990875,</text:p>
            <text:p>       0.99993162, 0.99994404, 0.99995227, 0.99995862, 0.99996525]), array([0.        , 0.7017543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39401, 0.02771337, 0.04722052, 0.06711734, 0.09807912,</text:p>
            <text:p>       0.10797793, 0.13715482, 0.14959298, 0.16981536, 0.18224463,</text:p>
            <text:p>       0.21419746, 0.23225146, 0.26562811, 0.28793675, 0.30972717,</text:p>
            <text:p>       0.34487827, 0.36988205, 0.39396515, 0.40958963, 0.42353672,</text:p>
            <text:p>       0.44061321, 0.4673699 , 0.49312469, 0.50987951, 0.5359481 ,</text:p>
            <text:p>       0.54674258, 0.60949898, 0.6380298 , 0.64807627, 0.68899114,</text:p>
            <text:p>       0.70843925, 0.72979043, 0.75077568, 0.77123087, 0.78560823,</text:p>
            <text:p>       0.80343663, 0.85349165, 0.87592977, 0.89326038, 0.91377103,</text:p>
            <text:p>       0.92861246, 0.95223208, 0.97175075, 0.99893175]), array([0., 0., 0., 0., 0., 0., 0., 0., 0., 0., 0., 0., 0., 0., 0., 0., 0.,</text:p>
            <text:p>       0., 0., 0., 0., 0., 0., 1., 1., 1., 1., 1., 1., 1., 1., 1., 1., 1.,</text:p>
            <text:p>       1., 1., 1., 1., 1., 1., 1., 1., 1., 1.]), array([ 150,   11,    9,    3,    2,    4,    3,    4,    2,    2,    1,</text:p>
            <text:p>          3,    0,    7,    3,    3,    0,    2,    2,    2,    2,    1,</text:p>
            <text:p>          1,    2,    4,    2,    1,    3,    0,    0,    1,    4,    2,</text:p>
            <text:p>          0,    2,    2,    3,    6,    3,    4,    4,    0,    3,    6,</text:p>
            <text:p>          4,   10,   14,   23,   44, 2207,    0]))</text:p>
          </table:table-cell>
          <table:table-cell office:value-type="float" office:value="0.229364173287553" calcext:value-type="float">
            <text:p>0,229364173287553</text:p>
          </table:table-cell>
          <table:table-cell office:value-type="float" office:value="0.0027595249278074" calcext:value-type="float">
            <text:p>0,0027595249278074</text:p>
          </table:table-cell>
          <table:table-cell office:value-type="float" office:value="0.23930871197206" calcext:value-type="float">
            <text:p>0,23930871197206</text:p>
          </table:table-cell>
          <table:table-cell office:value-type="float" office:value="0.455956041812897" calcext:value-type="float">
            <text:p>0,455956041812897</text:p>
          </table:table-cell>
          <table:table-cell office:value-type="float" office:value="0.0159411912685946" calcext:value-type="float">
            <text:p>0,0159411912685946</text:p>
          </table:table-cell>
          <table:table-cell office:value-type="float" office:value="0.493124693632126" calcext:value-type="float">
            <text:p>0,493124693632126</text:p>
          </table:table-cell>
        </table:table-row>
        <table:table-row table:style-name="ro4">
          <table:table-cell office:value-type="string" calcext:value-type="string">
            <text:p>(array([0.00200483, 0.09832363, 0.17216301, 0.24338617, 0.30236614,</text:p>
            <text:p>       0.37247993, 0.42380372, 0.49401286, 0.56092589, 0.6313342 ,</text:p>
            <text:p>       0.69697255, 0.76502483, 0.82903685, 0.90462887, 0.97713551]), array([0.05539112, 0.16666667, 0.26666667, 0.        , 0.42857143,</text:p>
            <text:p>       0.13333333, 0.        , 0.16666667, 0.11111111, 0.27272727,</text:p>
            <text:p>       0.25      , 0.55555556, 0.66666667, 0.27272727, 0.46153846]), array([2365,   42,   15,    4,    7,   15,    6,   12,    9,   11,    4,</text:p>
            <text:p>          9,    9,   11,   52,    0]))</text:p>
          </table:table-cell>
          <table:table-cell office:value-type="string" calcext:value-type="string">
            <text:p>(array([1.38643010e-05, 1.91057406e-05, 2.47479719e-05, 3.40232422e-05,</text:p>
            <text:p>       4.68422591e-05, 6.29870403e-05, 8.83756631e-05, 1.31110140e-04,</text:p>
            <text:p>       2.10678611e-04, 3.68568957e-04, 6.89707013e-04, 1.48231293e-03,</text:p>
            <text:p>       4.82038320e-03, 3.79896744e-02, 6.43176675e-01]), array([0.01744186, 0.00584795, 0.        , 0.01754386, 0.00584795,</text:p>
            <text:p>       0.02906977, 0.02339181, 0.02339181, 0.05813953, 0.06432749,</text:p>
            <text:p>       0.10526316, 0.09302326, 0.16374269, 0.19298246, 0.31976744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099946, 0.02767054, 0.04903381, 0.07007834, 0.08990396,</text:p>
            <text:p>       0.11187299, 0.12777648, 0.15464707, 0.17031547, 0.18999879,</text:p>
            <text:p>       0.22833259, 0.25315139, 0.26765737, 0.29479626, 0.30697875,</text:p>
            <text:p>       0.32953802, 0.34607989, 0.36963491, 0.39399563, 0.40901165,</text:p>
            <text:p>       0.43532194, 0.44514349, 0.46802394, 0.4878187 , 0.51182503,</text:p>
            <text:p>       0.53362919, 0.55681661, 0.57271364, 0.59223744, 0.60413619,</text:p>
            <text:p>       0.63025621, 0.64230299, 0.67056355, 0.71027404, 0.72908461,</text:p>
            <text:p>       0.75214764, 0.77448916, 0.78865776, 0.80811214, 0.82884421,</text:p>
            <text:p>       0.84391421, 0.86749697, 0.88552037, 0.91294742, 0.93297629,</text:p>
            <text:p>       0.95158074, 0.96950281, 0.99282581]), array([0.04965157, 0.23913043, 0.25      , 0.15384615, 0.33333333,</text:p>
            <text:p>       0.07142857, 0.16666667, 0.        , 0.3       , 0.33333333,</text:p>
            <text:p>       0.        , 0.        , 0.5       , 0.        , 0.25      ,</text:p>
            <text:p>       0.5       , 0.        , 0.        , 0.33333333, 0.        ,</text:p>
            <text:p>       0.        , 0.        , 0.        , 0.16666667, 0.33333333,</text:p>
            <text:p>       0.        , 0.        , 0.5       , 0.        , 0.33333333,</text:p>
            <text:p>       0.25      , 0.5       , 0.25      , 0.        , 0.5       ,</text:p>
            <text:p>       0.5       , 1.        , 0.33333333, 0.66666667, 0.66666667,</text:p>
            <text:p>       0.5       , 0.33333333, 0.5       , 0.5       , 0.25      ,</text:p>
            <text:p>       0.5       , 0.25      , 0.55172414]), array([2296,   46,   20,   13,   12,   14,    6,    2,   10,    3,    0,</text:p>
            <text:p>          2,    1,    2,    1,    4,    2,    3,    5,    6,    3,    2,</text:p>
            <text:p>          1,    2,    6,    3,    4,    2,    2,    2,    3,    4,    2,</text:p>
            <text:p>          4,    0,    1,    2,    4,    1,    3,    3,    3,    2,    3,</text:p>
            <text:p>          2,    4,    8,    6,   12,   29,    0]))</text:p>
          </table:table-cell>
          <table:table-cell office:value-type="float" office:value="0.29005688647553" calcext:value-type="float">
            <text:p>0,29005688647553</text:p>
          </table:table-cell>
          <table:table-cell office:value-type="float" office:value="0.0718326631445834" calcext:value-type="float">
            <text:p>0,0718326631445834</text:p>
          </table:table-cell>
          <table:table-cell office:value-type="float" office:value="0.305871995856934" calcext:value-type="float">
            <text:p>0,305871995856934</text:p>
          </table:table-cell>
          <table:table-cell office:value-type="float" office:value="0.631901594725522" calcext:value-type="float">
            <text:p>0,631901594725522</text:p>
          </table:table-cell>
          <table:table-cell office:value-type="float" office:value="0.3234092328091" calcext:value-type="float">
            <text:p>0,3234092328091</text:p>
          </table:table-cell>
          <table:table-cell office:value-type="float" office:value="0.719502811630567" calcext:value-type="float">
            <text:p>0,719502811630567</text:p>
          </table:table-cell>
          <table:table-cell office:value-type="float" office:value="0.075080523142833" calcext:value-type="float">
            <text:p>0,075080523142833</text:p>
          </table:table-cell>
          <table:table-cell office:value-type="string" calcext:value-type="string">
            <text:p>(array([0.01017829, 0.09526539, 0.17656005, 0.22720957, 0.29912547,</text:p>
            <text:p>       0.37083215, 0.44041524, 0.5079973 , 0.57554751, 0.62911242,</text:p>
            <text:p>       0.693216  , 0.75783523, 0.83028275, 0.90132384, 0.99809033]), array([0.        , 0.        , 0.        , 0.        , 0.        ,</text:p>
            <text:p>       0.        , 0.        , 0.66666667, 1.        , 1.        ,</text:p>
            <text:p>       1.        , 1.        , 1.        , 1.        , 1.        ]), array([ 159,   15,    7,    4,    6,   10,    8,   12,    7,   16,    5,</text:p>
            <text:p>          9,   17,   38, 2258,    0]))</text:p>
          </table:table-cell>
          <table:table-cell office:value-type="string" calcext:value-type="string">
            <text:p>(array([0.01620338, 0.69500709, 0.98746029, 0.99769294, 0.99913694,</text:p>
            <text:p>       0.99958016, 0.99977115, 0.99986238, 0.99990885, 0.9999357 ,</text:p>
            <text:p>       0.99995258, 0.99996559, 0.99997512, 0.9999808 , 0.99998606]), array([0.        , 0.7602339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32999, 0.02752895, 0.048247  , 0.06779234, 0.08860162,</text:p>
            <text:p>       0.11254415, 0.12960959, 0.15894634, 0.17120543, 0.19607615,</text:p>
            <text:p>       0.21091306, 0.24350607, 0.27479391, 0.28972596, 0.31144947,</text:p>
            <text:p>       0.32933818, 0.356502  , 0.36953704, 0.3924613 , 0.40776256,</text:p>
            <text:p>       0.42622763, 0.44318339, 0.46637081, 0.4921953 , 0.51419146,</text:p>
            <text:p>       0.53197606, 0.55485651, 0.56700368, 0.59098835, 0.60365599,</text:p>
            <text:p>       0.63024356, 0.65071708, 0.67026544, 0.69451148, 0.70520374,</text:p>
            <text:p>       0.73622115, 0.74748378, 0.772608  , 0.78779942, 0.8116231 ,</text:p>
            <text:p>       0.82979996, 0.84582687, 0.8707768 , 0.88785051, 0.91045518,</text:p>
            <text:p>       0.93039466, 0.95082134, 0.97136231, 0.99905373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127,   20,    8,    8,    6,    2,    3,    1,    4,    2,    2,</text:p>
            <text:p>          0,    2,    2,    1,    1,    4,    1,    3,    4,    2,    1,</text:p>
            <text:p>          2,    4,    3,    6,    2,    1,    3,    3,    5,    6,    4,</text:p>
            <text:p>          2,    3,    1,    2,    3,    3,    1,    4,    9,    3,    6,</text:p>
            <text:p>         14,   10,   13,   18,   38, 2198,    0]))</text:p>
          </table:table-cell>
          <table:table-cell office:value-type="float" office:value="0.226189829482474" calcext:value-type="float">
            <text:p>0,226189829482474</text:p>
          </table:table-cell>
          <table:table-cell office:value-type="float" office:value="0.00654811051021812" calcext:value-type="float">
            <text:p>0,00654811051021812</text:p>
          </table:table-cell>
          <table:table-cell office:value-type="float" office:value="0.250044042127863" calcext:value-type="float">
            <text:p>0,250044042127863</text:p>
          </table:table-cell>
          <table:table-cell office:value-type="float" office:value="0.440415240824223" calcext:value-type="float">
            <text:p>0,440415240824223</text:p>
          </table:table-cell>
          <table:table-cell office:value-type="float" office:value="0.0652268267950119" calcext:value-type="float">
            <text:p>0,0652268267950119</text:p>
          </table:table-cell>
          <table:table-cell office:value-type="float" office:value="0.492195298274358" calcext:value-type="float">
            <text:p>0,492195298274358</text:p>
          </table:table-cell>
        </table:table-row>
        <table:table-row table:style-name="ro4">
          <table:table-cell office:value-type="string" calcext:value-type="string">
            <text:p>(array([0.00348508, 0.10237738, 0.16500733, 0.23289621, 0.29660473,</text:p>
            <text:p>       0.35224636, 0.44031004, 0.49864883, 0.55118678, 0.63875322,</text:p>
            <text:p>       0.70846575, 0.7546154 , 0.83354308, 0.90249287, 0.9835792 ]), array([0.04768212, 0.18181818, 0.29032258, 0.25      , 0.07692308,</text:p>
            <text:p>       0.2       , 0.09090909, 0.33333333, 0.33333333, 0.21428571,</text:p>
            <text:p>       0.27272727, 0.1       , 0.30769231, 0.15384615, 0.29885057]), array([2265,   44,   31,   20,   13,    5,   11,   12,    9,   14,   11,</text:p>
            <text:p>         10,   13,   26,   87,    0]))</text:p>
          </table:table-cell>
          <table:table-cell office:value-type="string" calcext:value-type="string">
            <text:p>(array([2.24932590e-05, 3.56037224e-05, 5.19127561e-05, 7.80294600e-05,</text:p>
            <text:p>       1.10430635e-04, 1.62346984e-04, 2.56302186e-04, 4.47030749e-04,</text:p>
            <text:p>       8.19977752e-04, 1.53061794e-03, 2.82858454e-03, 6.05832342e-03,</text:p>
            <text:p>       2.21107767e-02, 1.85107497e-01, 8.73072078e-01]), array([0.        , 0.02339181, 0.02325581, 0.00584795, 0.01754386,</text:p>
            <text:p>       0.02325581, 0.03508772, 0.02339181, 0.04651163, 0.0994152 ,</text:p>
            <text:p>       0.06432749, 0.05813953, 0.15204678, 0.22807018, 0.2558139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56324, 0.02991691, 0.04978139, 0.07097932, 0.08770805,</text:p>
            <text:p>       0.11061128, 0.12971414, 0.14756428, 0.17006868, 0.19045815,</text:p>
            <text:p>       0.20926346, 0.22775148, 0.25103519, 0.26822589, 0.28792049,</text:p>
            <text:p>       0.31182264, 0.3317727 , 0.35159403, 0.38054335, 0.41750196,</text:p>
            <text:p>       0.42854044, 0.4519578 , 0.47423472, 0.4910408 , 0.51225621,</text:p>
            <text:p>       0.53078547, 0.54290408, 0.5667439 , 0.6119259 , 0.63210382,</text:p>
            <text:p>       0.65202187, 0.6662209 , 0.68587788, 0.71370651, 0.72724408,</text:p>
            <text:p>       0.74819866, 0.77102402, 0.80844355, 0.82672626, 0.84634358,</text:p>
            <text:p>       0.86876495, 0.89228696, 0.91101617, 0.9290009 , 0.95183901,</text:p>
            <text:p>       0.96901383, 0.99342884]), array([0.03960857, 0.16216216, 0.25641026, 0.14285714, 0.        ,</text:p>
            <text:p>       0.35714286, 0.1875    , 0.3       , 0.4       , 0.27272727,</text:p>
            <text:p>       0.33333333, 0.16666667, 0.16666667, 0.25      , 0.        ,</text:p>
            <text:p>       0.        , 0.5       , 0.        , 0.        , 0.        ,</text:p>
            <text:p>       0.        , 0.16666667, 0.5       , 0.5       , 0.        ,</text:p>
            <text:p>       0.        , 1.        , 0.25      , 0.        , 0.25      ,</text:p>
            <text:p>       0.33333333, 0.        , 0.        , 0.4       , 0.2       ,</text:p>
            <text:p>       0.        , 0.25      , 0.25      , 0.33333333, 0.        ,</text:p>
            <text:p>       0.42857143, 0.22222222, 0.        , 0.25      , 0.25      ,</text:p>
            <text:p>       0.5       , 0.26984127]), array([2146,   74,   39,   14,   11,   14,   16,   10,    5,   11,    6,</text:p>
            <text:p>          6,    6,    4,    6,    3,    4,    2,    0,    1,    1,    4,</text:p>
            <text:p>          6,    2,    6,    1,    6,    2,    4,    0,    3,    4,    6,</text:p>
            <text:p>          1,    3,    5,    5,    4,    4,    0,    4,    3,    3,    7,</text:p>
            <text:p>          9,    7,    8,   12,   10,   63,    0]))</text:p>
          </table:table-cell>
          <table:table-cell office:value-type="float" office:value="0.322973485156327" calcext:value-type="float">
            <text:p>0,322973485156327</text:p>
          </table:table-cell>
          <table:table-cell office:value-type="float" office:value="0.0798645854715354" calcext:value-type="float">
            <text:p>0,0798645854715354</text:p>
          </table:table-cell>
          <table:table-cell office:value-type="float" office:value="0.369024285746644" calcext:value-type="float">
            <text:p>0,369024285746644</text:p>
          </table:table-cell>
          <table:table-cell office:value-type="float" office:value="0.748646715512643" calcext:value-type="float">
            <text:p>0,748646715512643</text:p>
          </table:table-cell>
          <table:table-cell office:value-type="float" office:value="0.617258124919825" calcext:value-type="float">
            <text:p>0,617258124919825</text:p>
          </table:table-cell>
          <table:table-cell office:value-type="float" office:value="0.911016174725124" calcext:value-type="float">
            <text:p>0,911016174725124</text:p>
          </table:table-cell>
          <table:table-cell office:value-type="float" office:value="0.089817356894411" calcext:value-type="float">
            <text:p>0,089817356894411</text:p>
          </table:table-cell>
          <table:table-cell office:value-type="string" calcext:value-type="string">
            <text:p>(array([0.01320654, 0.10103632, 0.16856108, 0.24078627, 0.29732216,</text:p>
            <text:p>       0.35929769, 0.44949067, 0.49087076, 0.55874655, 0.6418408 ,</text:p>
            <text:p>       0.70754409, 0.76620234, 0.83672816, 0.89978248, 0.99675199]), array([0.        , 0.        , 0.        , 0.        , 0.        ,</text:p>
            <text:p>       0.        , 0.        , 0.33333333, 1.        , 1.        ,</text:p>
            <text:p>       1.        , 1.        , 1.        , 1.        , 1.        ]), array([ 169,   30,   18,   14,    9,   12,    7,   12,   13,    7,   15,</text:p>
            <text:p>         16,   26,   40, 2183,    0]))</text:p>
          </table:table-cell>
          <table:table-cell office:value-type="string" calcext:value-type="string">
            <text:p>(array([0.01419686, 0.45220487, 0.94735622, 0.99131985, 0.99656715,</text:p>
            <text:p>       0.99823918, 0.99910522, 0.99951693, 0.99972979, 0.9998323 ,</text:p>
            <text:p>       0.99988717, 0.99992066, 0.99994722, 0.99996428, 0.99997751]), array([0.        , 0.4444444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90128, 0.03143807, 0.04878043, 0.07134056, 0.08898383,</text:p>
            <text:p>       0.1112062 , 0.13010868, 0.15131989, 0.17308386, 0.19244183,</text:p>
            <text:p>       0.20857619, 0.2265709 , 0.25074639, 0.2696042 , 0.28443994,</text:p>
            <text:p>       0.31412212, 0.33275893, 0.3445892 , 0.36558282, 0.3880741 ,</text:p>
            <text:p>       0.4317794 , 0.45899373, 0.4691862 , 0.48896129, 0.50728552,</text:p>
            <text:p>       0.52054676, 0.5475793 , 0.56963041, 0.58249804, 0.61945665,</text:p>
            <text:p>       0.62516373, 0.64682499, 0.66870345, 0.68817736, 0.71179118,</text:p>
            <text:p>       0.72783446, 0.7480631 , 0.77064513, 0.79039291, 0.81037616,</text:p>
            <text:p>       0.83054271, 0.85304389, 0.86979307, 0.89240901, 0.91229195,</text:p>
            <text:p>       0.9292158 , 0.95023194, 0.97030946, 0.99849537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131,   17,   19,    8,    7,   12,    7,    6,    4,    6,    2,</text:p>
            <text:p>          4,    5,    5,    3,    3,    3,    4,    3,    3,    0,    3,</text:p>
            <text:p>          1,    7,    4,    3,    1,    7,    5,    1,    1,    1,    4,</text:p>
            <text:p>          2,    3,    8,    4,    5,    6,    4,    9,    4,    7,   16,</text:p>
            <text:p>         11,   11,   14,   32,   67, 2078,    0]))</text:p>
          </table:table-cell>
          <table:table-cell office:value-type="float" office:value="0.225309448995367" calcext:value-type="float">
            <text:p>0,225309448995367</text:p>
          </table:table-cell>
          <table:table-cell office:value-type="float" office:value="0.00603958715942431" calcext:value-type="float">
            <text:p>0,00603958715942431</text:p>
          </table:table-cell>
          <table:table-cell office:value-type="float" office:value="0.246863014065268" calcext:value-type="float">
            <text:p>0,246863014065268</text:p>
          </table:table-cell>
          <table:table-cell office:value-type="float" office:value="0.449490666389465" calcext:value-type="float">
            <text:p>0,449490666389465</text:p>
          </table:table-cell>
          <table:table-cell office:value-type="float" office:value="0.052643782838226" calcext:value-type="float">
            <text:p>0,052643782838226</text:p>
          </table:table-cell>
          <table:table-cell office:value-type="float" office:value="0.492714484532674" calcext:value-type="float">
            <text:p>0,492714484532674</text:p>
          </table:table-cell>
        </table:table-row>
        <table:table-row table:style-name="ro8">
          <table:table-cell office:value-type="string" calcext:value-type="string">
            <text:p>(array([0.00149127, 0.09524529, 0.16714446, 0.2482342 , 0.29031616,</text:p>
            <text:p>       0.37032253, 0.42631906, 0.48096578, 0.556077  , 0.6307491 ,</text:p>
            <text:p>       0.70106137, 0.75107852, 0.83186974, 0.91567986, 0.97298279]), array([0.05844676, 0.26666667, 0.28571429, 0.57142857, 0.25      ,</text:p>
            <text:p>       0.33333333, 0.        , 0.5       , 0.        , 0.        ,</text:p>
            <text:p>       1.        , 0.5       , 0.        , 0.33333333, 0.5       ]), array([2498,   15,    7,    7,    8,    3,    4,    2,    1,    6,    1,</text:p>
            <text:p>          2,    3,    6,    8,    0]))</text:p>
          </table:table-cell>
          <table:table-cell office:value-type="string" calcext:value-type="string">
            <text:p>(array([1.50910359e-05, 1.91046773e-05, 2.34682286e-05, 2.85825092e-05,</text:p>
            <text:p>       3.48720969e-05, 4.23047082e-05, 5.36008705e-05, 7.63974367e-05,</text:p>
            <text:p>       1.25415487e-04, 2.41474121e-04, 5.17066724e-04, 1.02218104e-03,</text:p>
            <text:p>       1.76911308e-03, 4.33663162e-03, 2.03826396e-01]), array([0.        , 0.01169591, 0.00581395, 0.00584795, 0.00584795,</text:p>
            <text:p>       0.01744186, 0.02923977, 0.01169591, 0.04069767, 0.05847953,</text:p>
            <text:p>       0.07602339, 0.06976744, 0.15204678, 0.22222222, 0.2732558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8.99126370e-04, 2.76891912e-02, 4.73722826e-02, 6.76161846e-02,</text:p>
            <text:p>       8.77350803e-02, 1.12356675e-01, 1.30030409e-01, 1.56950310e-01,</text:p>
            <text:p>       1.67046090e-01, 1.98022038e-01, 2.27681078e-01, 2.53068040e-01,</text:p>
            <text:p>       2.69243504e-01, 2.91175008e-01, 3.09275031e-01, 3.20416331e-01,</text:p>
            <text:p>       3.40765655e-01, 3.85100961e-01, 4.11690205e-01, 4.24652785e-01,</text:p>
            <text:p>       4.57243025e-01, 4.70571339e-01, 4.91360217e-01, 5.56077003e-01,</text:p>
            <text:p>       6.14293128e-01, 6.27300978e-01, 6.41014516e-01, 6.60291851e-01,</text:p>
            <text:p>       7.01061368e-01, 7.51078516e-01, 8.31869741e-01, 9.05009607e-01,</text:p>
            <text:p>       9.26350117e-01, 9.53682542e-01, 9.71771479e-01, 9.93090590e-01]), array([0.05494505, 0.20833333, 0.28571429, 0.5       , 0.28571429,</text:p>
            <text:p>       0.33333333, 0.        , 0.        , 0.66666667, 0.        ,</text:p>
            <text:p>       0.5       , 0.33333333, 0.66666667, 0.        , 0.        ,</text:p>
            <text:p>       0.        , 1.        , 0.        , 0.        , 0.        ,</text:p>
            <text:p>       0.        , 0.        , 1.        , 0.        , 0.        ,</text:p>
            <text:p>       0.        , 0.        , 0.        , 1.        , 0.5       ,</text:p>
            <text:p>       0.        , 0.33333333, 0.33333333, 0.66666667, 0.5       ,</text:p>
            <text:p>       0.33333333]), array([2457,   24,   14,    6,    7,    3,    2,    3,    3,    1,    0,</text:p>
            <text:p>          2,    3,    6,    1,    2,    1,    1,    0,    2,    2,    1,</text:p>
            <text:p>          1,    1,    1,    0,    0,    1,    0,    0,    2,    2,    1,</text:p>
            <text:p>          1,    0,    1,    0,    2,    0,    0,    0,    3,    0,    0,</text:p>
            <text:p>          0,    3,    3,    3,    2,    3,    0]))</text:p>
          </table:table-cell>
          <table:table-cell office:value-type="float" office:value="0.321122799461169" calcext:value-type="float">
            <text:p>0,321122799461169</text:p>
          </table:table-cell>
          <table:table-cell office:value-type="float" office:value="0.0511983094261224" calcext:value-type="float">
            <text:p>0,0511983094261224</text:p>
          </table:table-cell>
          <table:table-cell office:value-type="float" office:value="0.398919536427232" calcext:value-type="float">
            <text:p>0,398919536427232</text:p>
          </table:table-cell>
          <table:table-cell office:value-type="float" office:value="0.831869741280874" calcext:value-type="float">
            <text:p>0,831869741280874</text:p>
          </table:table-cell>
          <table:table-cell office:value-type="float" office:value="0.217885590605002" calcext:value-type="float">
            <text:p>0,217885590605002</text:p>
          </table:table-cell>
          <table:table-cell office:value-type="float" office:value="0.831869741280874" calcext:value-type="float">
            <text:p>0,831869741280874</text:p>
          </table:table-cell>
          <table:table-cell office:value-type="float" office:value="0.065308085859381" calcext:value-type="float">
            <text:p>0,065308085859381</text:p>
          </table:table-cell>
          <table:table-cell office:value-type="string" calcext:value-type="string">
            <text:p>(array([0.00659561, 0.08639948, 0.16810682, 0.24780439, 0.27190375,</text:p>
            <text:p>       0.36518158, 0.443923  , 0.51039444, 0.57368094, 0.61489904,</text:p>
            <text:p>       0.70319137, 0.75088489, 0.83322642, 0.90435351, 0.99874703]), array([0. , 0. , 0. , 0. , 0. , 0. , 0. , 0.5, 1. , 1. , 1. , 1. , 1. ,</text:p>
            <text:p>       1. , 1. ]), array([ 150,    8,    5,    5,    2,    7,    1,    2,    4,    2,    7,</text:p>
            <text:p>          4,    5,   13, 2356,    0]))</text:p>
          </table:table-cell>
          <table:table-cell office:value-type="string" calcext:value-type="string">
            <text:p>(array([0.02897892, 0.91597001, 0.99748681, 0.99876061, 0.99939219,</text:p>
            <text:p>       0.99972508, 0.99986664, 0.99992086, 0.99994547, 0.99995742,</text:p>
            <text:p>       0.99996497, 0.99997132, 0.99997649, 0.99998089, 0.99998491]), array([0.        , 0.95906433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31041, 0.02753207, 0.04888211, 0.06959633, 0.08889133,</text:p>
            <text:p>       0.11386204, 0.16810682, 0.22356519, 0.2461918 , 0.26672016,</text:p>
            <text:p>       0.33970815, 0.34987557, 0.37269902, 0.38570687, 0.443923  ,</text:p>
            <text:p>       0.49136022, 0.52942866, 0.54275697, 0.57534721, 0.58830979,</text:p>
            <text:p>       0.61489904, 0.67958367, 0.69072497, 0.70494318, 0.72570981,</text:p>
            <text:p>       0.74511217, 0.76820303, 0.80197796, 0.83500504, 0.84304969,</text:p>
            <text:p>       0.86996959, 0.88839601, 0.9094081 , 0.93033373, 0.95352052,</text:p>
            <text:p>       0.97220974, 0.99923532]), array([0., 0., 0., 0., 0., 0., 0., 0., 0., 0., 0., 0., 0., 0., 0., 0., 1.,</text:p>
            <text:p>       1., 1., 1., 1., 1., 1., 1., 1., 1., 1., 1., 1., 1., 1., 1., 1., 1.,</text:p>
            <text:p>       1., 1., 1.]), array([ 137,    6,    5,    5,    4,    1,    0,    0,    5,    0,    0,</text:p>
            <text:p>          1,    2,    4,    0,    0,    1,    2,    2,    2,    0,    0,</text:p>
            <text:p>          1,    0,    1,    0,    1,    1,    1,    2,    2,    0,    0,</text:p>
            <text:p>          1,    2,    2,    2,    3,    1,    0,    1,    1,    3,    2,</text:p>
            <text:p>          2,    6,    4,   12,   20, 2323,    0]))</text:p>
          </table:table-cell>
          <table:table-cell office:value-type="float" office:value="0.214755058232903" calcext:value-type="float">
            <text:p>0,214755058232903</text:p>
          </table:table-cell>
          <table:table-cell office:value-type="float" office:value="0.0051426385188639" calcext:value-type="float">
            <text:p>0,0051426385188639</text:p>
          </table:table-cell>
          <table:table-cell office:value-type="float" office:value="0.228967753226305" calcext:value-type="float">
            <text:p>0,228967753226305</text:p>
          </table:table-cell>
          <table:table-cell office:value-type="float" office:value="0.443922996520996" calcext:value-type="float">
            <text:p>0,443922996520996</text:p>
          </table:table-cell>
          <table:table-cell office:value-type="float" office:value="0.0430943188448136" calcext:value-type="float">
            <text:p>0,0430943188448136</text:p>
          </table:table-cell>
          <table:table-cell office:value-type="float" office:value="0.49136021733284" calcext:value-type="float">
            <text:p>0,49136021733284</text:p>
          </table:table-cell>
        </table:table-row>
        <table:table-row table:style-name="ro4">
          <table:table-cell office:value-type="string" calcext:value-type="string">
            <text:p>(array([0.00286054, 0.09788594, 0.16962538, 0.23720166, 0.2964085 ,</text:p>
            <text:p>       0.36681206, 0.42941574, 0.49434927, 0.56010385, 0.63688172,</text:p>
            <text:p>       0.70063275, 0.76420535, 0.8366902 , 0.89564844, 0.97398634]), array([0.05378151, 0.12820513, 0.2       , 0.07142857, 0.17647059,</text:p>
            <text:p>       0.33333333, 0.        , 0.375     , 0.6       , 0.28571429,</text:p>
            <text:p>       0.4       , 0.25      , 0.57142857, 0.28571429, 0.43902439]), array([2380,   39,   15,   14,   17,    9,    6,    8,    5,    7,    5,</text:p>
            <text:p>          4,    7,   14,   41,    0]))</text:p>
          </table:table-cell>
          <table:table-cell office:value-type="string" calcext:value-type="string">
            <text:p>(array([1.60440793e-05, 1.98108116e-05, 2.44281475e-05, 3.32419397e-05,</text:p>
            <text:p>       4.75251460e-05, 7.02489598e-05, 1.08638233e-04, 1.83160624e-04,</text:p>
            <text:p>       3.07342742e-04, 5.14717086e-04, 9.79350293e-04, 2.29665307e-03,</text:p>
            <text:p>       6.86389140e-03, 3.72960099e-02, 5.53311292e-01]), array([0.00581395, 0.01754386, 0.00581395, 0.00584795, 0.02923977,</text:p>
            <text:p>       0.03488372, 0.01169591, 0.02339181, 0.03488372, 0.08187135,</text:p>
            <text:p>       0.09356725, 0.10465116, 0.15789474, 0.15789474, 0.28488372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1878, 0.028211  , 0.04993094, 0.07055977, 0.08962957,</text:p>
            <text:p>       0.10901972, 0.12839816, 0.15193497, 0.16612514, 0.19192127,</text:p>
            <text:p>       0.20833938, 0.23154005, 0.24945652, 0.2674386 , 0.28724397,</text:p>
            <text:p>       0.31044793, 0.32449995, 0.34788218, 0.37265277, 0.39591075,</text:p>
            <text:p>       0.40691993, 0.42448315, 0.46824556, 0.49116319, 0.51525784,</text:p>
            <text:p>       0.53315282, 0.55213894, 0.59196347, 0.61029696, 0.62797648,</text:p>
            <text:p>       0.6524004 , 0.6668967 , 0.68705016, 0.70990095, 0.729415  ,</text:p>
            <text:p>       0.74451023, 0.76293692, 0.78643733, 0.80824751, 0.83442783,</text:p>
            <text:p>       0.87021951, 0.89558196, 0.90570322, 0.93130553, 0.95067328,</text:p>
            <text:p>       0.97116365, 0.99084336]), array([0.04946996, 0.17808219, 0.07894737, 0.2       , 0.        ,</text:p>
            <text:p>       0.09090909, 0.25      , 0.2       , 0.        , 0.16666667,</text:p>
            <text:p>       0.        , 0.        , 0.16666667, 0.        , 0.2       ,</text:p>
            <text:p>       0.        , 0.66666667, 0.25      , 0.33333333, 0.5       ,</text:p>
            <text:p>       0.        , 0.        , 0.25      , 0.5       , 0.        ,</text:p>
            <text:p>       0.        , 0.75      , 0.        , 0.5       , 1.        ,</text:p>
            <text:p>       0.        , 0.        , 1.        , 0.5       , 0.        ,</text:p>
            <text:p>       1.        , 0.        , 0.        , 0.66666667, 0.        ,</text:p>
            <text:p>       0.42857143, 0.33333333, 0.33333333, 0.5       , 0.45454545,</text:p>
            <text:p>       0.6       , 0.31578947]), array([2264,   73,   38,   15,   11,   11,    8,    5,    3,    6,    4,</text:p>
            <text:p>          2,    6,    6,    5,    5,    3,    4,    3,    2,    3,    1,</text:p>
            <text:p>          0,    4,    4,    1,    1,    4,    0,    1,    2,    1,    4,</text:p>
            <text:p>          1,    1,    2,    1,    1,    2,    1,    3,    1,    0,    7,</text:p>
            <text:p>          3,    6,    2,   11,   10,   19,    0]))</text:p>
          </table:table-cell>
          <table:table-cell office:value-type="float" office:value="0.239708595725595" calcext:value-type="float">
            <text:p>0,239708595725595</text:p>
          </table:table-cell>
          <table:table-cell office:value-type="float" office:value="0.0656440259288548" calcext:value-type="float">
            <text:p>0,0656440259288548</text:p>
          </table:table-cell>
          <table:table-cell office:value-type="float" office:value="0.316555688892284" calcext:value-type="float">
            <text:p>0,316555688892284</text:p>
          </table:table-cell>
          <table:table-cell office:value-type="float" office:value="0.609934151172638" calcext:value-type="float">
            <text:p>0,609934151172638</text:p>
          </table:table-cell>
          <table:table-cell office:value-type="float" office:value="0.268427571281791" calcext:value-type="float">
            <text:p>0,268427571281791</text:p>
          </table:table-cell>
          <table:table-cell office:value-type="float" office:value="0.834427833557129" calcext:value-type="float">
            <text:p>0,834427833557129</text:p>
          </table:table-cell>
          <table:table-cell office:value-type="float" office:value="0.0706522892486266" calcext:value-type="float">
            <text:p>0,0706522892486266</text:p>
          </table:table-cell>
          <table:table-cell office:value-type="string" calcext:value-type="string">
            <text:p>(array([0.00981104, 0.09991951, 0.16419067, 0.23663308, 0.30411522,</text:p>
            <text:p>       0.36351268, 0.42662778, 0.4949822 , 0.56414226, 0.63312061,</text:p>
            <text:p>       0.70555692, 0.76303789, 0.83109968, 0.90053471, 0.99718363]), array([0.   , 0.   , 0.   , 0.   , 0.   , 0.   , 0.   , 0.375, 1.   ,</text:p>
            <text:p>       1.   , 1.   , 1.   , 1.   , 1.   , 1.   ]), array([ 151,   15,    6,    4,    6,    8,    2,    8,    9,    8,   16,</text:p>
            <text:p>         14,   16,   38, 2270,    0]))</text:p>
          </table:table-cell>
          <table:table-cell office:value-type="string" calcext:value-type="string">
            <text:p>(array([0.02305468, 0.75972242, 0.98188659, 0.996479  , 0.9987335 ,</text:p>
            <text:p>       0.9994121 , 0.99966979, 0.99980454, 0.99988584, 0.99992739,</text:p>
            <text:p>       0.99995148, 0.99996641, 0.99997542, 0.99998015, 0.99998394]), array([0.        , 0.85380117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26802, 0.02963217, 0.04935757, 0.07286419, 0.09548561,</text:p>
            <text:p>       0.10593385, 0.12930153, 0.15823032, 0.16557217, 0.19656215,</text:p>
            <text:p>       0.21356267, 0.23706308, 0.25884348, 0.270585  , 0.28633967,</text:p>
            <text:p>       0.32714233, 0.34841077, 0.3774063 , 0.39432062, 0.40803653,</text:p>
            <text:p>       0.44521904, 0.47062889, 0.48921915, 0.50913127, 0.53380945,</text:p>
            <text:p>       0.55125827, 0.57551685, 0.59308007, 0.60870683, 0.62914149,</text:p>
            <text:p>       0.65337559, 0.67482382, 0.68913509, 0.71125227, 0.7325614 ,</text:p>
            <text:p>       0.75110243, 0.76845995, 0.79166062, 0.80947703, 0.83387486,</text:p>
            <text:p>       0.84963887, 0.87112894, 0.89139368, 0.91001819, 0.93043625,</text:p>
            <text:p>       0.95010621, 0.97206031, 0.99899286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125,   17,    9,    4,    4,    3,    6,    1,    1,    2,    1,</text:p>
            <text:p>          2,    1,    1,    2,    0,    3,    5,    1,    2,    1,    0,</text:p>
            <text:p>          1,    2,    3,    2,    3,    3,    1,    3,    2,    3,    3,</text:p>
            <text:p>          1,    6,    5,    6,    6,    2,    4,    7,    3,    4,    9,</text:p>
            <text:p>         11,   13,   13,   40,   66, 2158,    0]))</text:p>
          </table:table-cell>
          <table:table-cell office:value-type="float" office:value="0.222007766426776" calcext:value-type="float">
            <text:p>0,222007766426776</text:p>
          </table:table-cell>
          <table:table-cell office:value-type="float" office:value="0.00943181828111553" calcext:value-type="float">
            <text:p>0,00943181828111553</text:p>
          </table:table-cell>
          <table:table-cell office:value-type="float" office:value="0.244663385376688" calcext:value-type="float">
            <text:p>0,244663385376688</text:p>
          </table:table-cell>
          <table:table-cell office:value-type="float" office:value="0.435857736402088" calcext:value-type="float">
            <text:p>0,435857736402088</text:p>
          </table:table-cell>
          <table:table-cell office:value-type="float" office:value="0.0940787447561994" calcext:value-type="float">
            <text:p>0,0940787447561994</text:p>
          </table:table-cell>
          <table:table-cell office:value-type="float" office:value="0.490868732333183" calcext:value-type="float">
            <text:p>0,490868732333183</text:p>
          </table:table-cell>
        </table:table-row>
        <table:table-row table:style-name="ro7">
          <table:table-cell office:value-type="string" calcext:value-type="string">
            <text:p>(array([0.00223721, 0.09730236, 0.16380609, 0.24788753, 0.30349128,</text:p>
            <text:p>       0.36202527, 0.43231595, 0.49067107, 0.58238065, 0.62221019,</text:p>
            <text:p>       0.73103184, 0.76368445, 0.8642844 , 0.90325096, 0.98888099]), array([0.06293138, 0.25      , 0.18181818, 0.28571429, 0.28571429,</text:p>
            <text:p>       0.33333333, 0.        , 0.5       , 0.5       , 0.2       ,</text:p>
            <text:p>       1.        , 0.33333333, 0.        , 0.625     , 0.37037037]), array([2463,   24,   11,    7,    7,    6,    2,    2,    4,    5,    1,</text:p>
            <text:p>          3,    1,    8,   27,    0]))</text:p>
          </table:table-cell>
          <table:table-cell office:value-type="string" calcext:value-type="string">
            <text:p>(array([6.99903939e-05, 9.08180568e-05, 1.10654243e-04, 1.34126449e-04,</text:p>
            <text:p>       1.66306603e-04, 2.08821228e-04, 2.79953243e-04, 4.05036599e-04,</text:p>
            <text:p>       5.72506661e-04, 8.21165543e-04, 1.17277409e-03, 1.80253944e-03,</text:p>
            <text:p>       3.38572269e-03, 9.63373968e-03, 3.34599197e-01]), array([0.        , 0.02339181, 0.00581395, 0.04093567, 0.02339181,</text:p>
            <text:p>       0.03488372, 0.02923977, 0.03508772, 0.0872093 , 0.07602339,</text:p>
            <text:p>       0.0877193 , 0.10465116, 0.13450292, 0.14619883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38237, 0.02886626, 0.04615278, 0.06913665, 0.09041405,</text:p>
            <text:p>       0.1084452 , 0.12819223, 0.1466454 , 0.16668744, 0.19092411,</text:p>
            <text:p>       0.22889043, 0.25322579, 0.26585139, 0.28766626, 0.30354717,</text:p>
            <text:p>       0.33240666, 0.35063057, 0.36766687, 0.39729378, 0.43231595,</text:p>
            <text:p>       0.48082078, 0.50052136, 0.57178694, 0.58591189, 0.60497854,</text:p>
            <text:p>       0.64805767, 0.73103184, 0.74478108, 0.77313614, 0.8642844 ,</text:p>
            <text:p>       0.89218774, 0.90981311, 0.9329955 , 0.9531092 , 0.97618824,</text:p>
            <text:p>       0.99559174]), array([0.05906822, 0.26315789, 0.14285714, 0.3125    , 0.25      ,</text:p>
            <text:p>       0.        , 0.16666667, 0.25      , 0.2       , 0.        ,</text:p>
            <text:p>       0.        , 0.5       , 0.        , 1.        , 0.        ,</text:p>
            <text:p>       0.66666667, 0.        , 0.5       , 0.        , 0.        ,</text:p>
            <text:p>       0.        , 1.        , 1.        , 0.33333333, 0.33333333,</text:p>
            <text:p>       0.        , 1.        , 1.        , 0.        , 0.        ,</text:p>
            <text:p>       0.5       , 1.        , 0.        , 0.5       , 0.5       ,</text:p>
            <text:p>       0.36363636]), array([2404,   38,   14,   16,    4,    5,    6,    4,    5,    2,    0,</text:p>
            <text:p>          2,    4,    2,    1,    3,    3,    2,    2,    1,    0,    2,</text:p>
            <text:p>          0,    0,    1,    1,    0,    0,    1,    3,    3,    0,    2,</text:p>
            <text:p>          0,    0,    0,    1,    1,    2,    0,    0,    0,    0,    1,</text:p>
            <text:p>          4,    3,    2,    2,    2,   22,    0]))</text:p>
          </table:table-cell>
          <table:table-cell office:value-type="float" office:value="0.248153371456356" calcext:value-type="float">
            <text:p>0,248153371456356</text:p>
          </table:table-cell>
          <table:table-cell office:value-type="float" office:value="0.0577243082270086" calcext:value-type="float">
            <text:p>0,0577243082270086</text:p>
          </table:table-cell>
          <table:table-cell office:value-type="float" office:value="0.344149913787631" calcext:value-type="float">
            <text:p>0,344149913787631</text:p>
          </table:table-cell>
          <table:table-cell office:value-type="float" office:value="0.86428439617157" calcext:value-type="float">
            <text:p>0,86428439617157</text:p>
          </table:table-cell>
          <table:table-cell office:value-type="float" office:value="0.136565090726233" calcext:value-type="float">
            <text:p>0,136565090726233</text:p>
          </table:table-cell>
          <table:table-cell office:value-type="float" office:value="0.932995498180389" calcext:value-type="float">
            <text:p>0,932995498180389</text:p>
          </table:table-cell>
          <table:table-cell office:value-type="float" office:value="0.0736616689761322" calcext:value-type="float">
            <text:p>0,0736616689761322</text:p>
          </table:table-cell>
          <table:table-cell office:value-type="string" calcext:value-type="string">
            <text:p>(array([0.00586047, 0.09037786, 0.15019188, 0.24066033, 0.30839974,</text:p>
            <text:p>       0.36646245, 0.412227  , 0.50985029, 0.57233618, 0.62753481,</text:p>
            <text:p>       0.70389873, 0.75308033, 0.834777  , 0.90018051, 0.99792819]), array([0., 0., 0., 0., 0., 0., 0., 1., 1., 1., 1., 1., 1., 1., 1.]), array([ 172,    9,    3,    4,    2,    6,    2,    2,    4,    5,    6,</text:p>
            <text:p>          6,    9,   23, 2318,    0]))</text:p>
          </table:table-cell>
          <table:table-cell office:value-type="string" calcext:value-type="string">
            <text:p>(array([0.00586047, 0.79990596, 0.99344356, 0.99753116, 0.99859615,</text:p>
            <text:p>       0.99907822, 0.99937978, 0.99957054, 0.99970612, 0.99978581,</text:p>
            <text:p>       0.99983071, 0.9998646 , 0.99988883, 0.99990903, 0.99993001]), array([0.        , 0.8479532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84316, 0.02661106, 0.04949118, 0.07079368, 0.09915914,</text:p>
            <text:p>       0.10705581, 0.13178178, 0.14971909, 0.16514096, 0.22686386,</text:p>
            <text:p>       0.2544568 , 0.28766626, 0.33369808, 0.35194233, 0.3687655 ,</text:p>
            <text:p>       0.39393079, 0.412227  , 0.50985029, 0.56905168, 0.58218968,</text:p>
            <text:p>       0.60275172, 0.63343176, 0.64936943, 0.67017618, 0.69645283,</text:p>
            <text:p>       0.73310968, 0.7469305 , 0.77110957, 0.80907589, 0.83292593,</text:p>
            <text:p>       0.85437917, 0.87173891, 0.89151952, 0.91115704, 0.93230549,</text:p>
            <text:p>       0.95450408, 0.97062691, 0.99868869]), array([0., 0., 0., 0., 0., 0., 0., 0., 0., 0., 0., 0., 0., 0., 0., 0., 0.,</text:p>
            <text:p>       1., 1., 1., 1., 1., 1., 1., 1., 1., 1., 1., 1., 1., 1., 1., 1., 1.,</text:p>
            <text:p>       1., 1., 1., 1.]), array([ 156,   11,    3,    7,    1,    2,    2,    1,    1,    0,    0,</text:p>
            <text:p>          2,    2,    0,    1,    0,    2,    2,    1,    2,    2,    0,</text:p>
            <text:p>          0,    0,    0,    2,    0,    0,    3,    1,    2,    1,    2,</text:p>
            <text:p>          1,    3,    0,    3,    3,    2,    0,    2,    4,    3,    5,</text:p>
            <text:p>          7,    6,   11,   13,   29, 2270,    0]))</text:p>
          </table:table-cell>
          <table:table-cell office:value-type="float" office:value="0.244972912408331" calcext:value-type="float">
            <text:p>0,244972912408331</text:p>
          </table:table-cell>
          <table:table-cell office:value-type="float" office:value="0.00449288079856366" calcext:value-type="float">
            <text:p>0,00449288079856366</text:p>
          </table:table-cell>
          <table:table-cell office:value-type="float" office:value="0.216863198262694" calcext:value-type="float">
            <text:p>0,216863198262694</text:p>
          </table:table-cell>
          <table:table-cell office:value-type="float" office:value="0.490149706602097" calcext:value-type="float">
            <text:p>0,490149706602097</text:p>
          </table:table-cell>
          <table:table-cell office:value-type="float" office:value="0.0480472611764456" calcext:value-type="float">
            <text:p>0,0480472611764456</text:p>
          </table:table-cell>
          <table:table-cell office:value-type="float" office:value="0.490149706602097" calcext:value-type="float">
            <text:p>0,490149706602097</text:p>
          </table:table-cell>
        </table:table-row>
        <table:table-row table:style-name="ro4">
          <table:table-cell office:value-type="string" calcext:value-type="string">
            <text:p>(array([0.00331438, 0.10000461, 0.16482708, 0.24133289, 0.29956116,</text:p>
            <text:p>       0.35720289, 0.42621258, 0.50618022, 0.5565404 , 0.62143165,</text:p>
            <text:p>       0.70872165, 0.75435541, 0.83017383, 0.90725632, 0.97903669]), array([0.05131522, 0.11904762, 0.20833333, 0.25      , 0.125     ,</text:p>
            <text:p>       0.25      , 0.14285714, 0.125     , 0.        , 0.66666667,</text:p>
            <text:p>       0.27272727, 0.14285714, 0.22727273, 0.        , 0.31428571]), array([2319,   42,   24,   16,   16,    4,    7,    8,    8,    3,   11,</text:p>
            <text:p>          7,   22,   14,   70,    0]))</text:p>
          </table:table-cell>
          <table:table-cell office:value-type="string" calcext:value-type="string">
            <text:p>(array([8.00847386e-06, 1.22659311e-05, 1.87706325e-05, 2.87840664e-05,</text:p>
            <text:p>       4.21086054e-05, 6.69293251e-05, 1.11590264e-04, 1.83750405e-04,</text:p>
            <text:p>       3.56763353e-04, 7.49797540e-04, 1.66989839e-03, 4.17633979e-03,</text:p>
            <text:p>       1.43126773e-02, 9.03770004e-02, 7.71354209e-01]), array([0.01162791, 0.00584795, 0.        , 0.01754386, 0.03508772,</text:p>
            <text:p>       0.01744186, 0.01169591, 0.05847953, 0.04651163, 0.05263158,</text:p>
            <text:p>       0.12280702, 0.12209302, 0.11695906, 0.15789474, 0.2209302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0907, 0.02946319, 0.04940329, 0.0670615 , 0.08904023,</text:p>
            <text:p>       0.10961998, 0.12738064, 0.14616114, 0.1712537 , 0.19110125,</text:p>
            <text:p>       0.21281097, 0.23590098, 0.25138767, 0.27138056, 0.28938062,</text:p>
            <text:p>       0.30901339, 0.33071244, 0.35111302, 0.37125045, 0.41152409,</text:p>
            <text:p>       0.42378591, 0.44454107, 0.49057309, 0.5155445 , 0.53985709,</text:p>
            <text:p>       0.54336123, 0.56780767, 0.58560675, 0.60207039, 0.63111228,</text:p>
            <text:p>       0.66943222, 0.69571996, 0.7150768 , 0.73131434, 0.74524663,</text:p>
            <text:p>       0.77492565, 0.78840744, 0.80981189, 0.82809027, 0.85080128,</text:p>
            <text:p>       0.87320087, 0.88140184, 0.9119535 , 0.93364147, 0.94945363,</text:p>
            <text:p>       0.97206941, 0.99473221]), array([0.04677566, 0.20895522, 0.05      , 0.05882353, 0.        ,</text:p>
            <text:p>       0.16666667, 0.18181818, 0.25      , 0.125     , 0.33333333,</text:p>
            <text:p>       0.25      , 0.        , 0.375     , 0.        , 0.5       ,</text:p>
            <text:p>       0.16666667, 0.        , 1.        , 0.        , 0.        ,</text:p>
            <text:p>       0.        , 0.5       , 0.        , 0.2       , 0.        ,</text:p>
            <text:p>       0.        , 0.        , 0.        , 1.        , 0.5       ,</text:p>
            <text:p>       0.5       , 0.5       , 0.33333333, 0.        , 0.        ,</text:p>
            <text:p>       1.        , 0.        , 0.        , 0.5       , 0.28571429,</text:p>
            <text:p>       0.        , 0.        , 0.        , 0.2       , 0.14285714,</text:p>
            <text:p>       0.30769231, 0.375     ]), array([2202,   67,   40,   17,   14,   12,   11,    8,    8,    6,    4,</text:p>
            <text:p>          2,    8,    7,    2,    6,    4,    1,    2,    0,    2,    3,</text:p>
            <text:p>          2,    0,    3,    5,    1,    4,    1,    2,    1,    2,    0,</text:p>
            <text:p>          2,    2,    3,    5,    4,    1,    1,    8,    6,    7,    3,</text:p>
            <text:p>          1,    9,    5,   14,   13,   40,    0]))</text:p>
          </table:table-cell>
          <table:table-cell office:value-type="float" office:value="0.325979559512889" calcext:value-type="float">
            <text:p>0,325979559512889</text:p>
          </table:table-cell>
          <table:table-cell office:value-type="float" office:value="0.0809979080414951" calcext:value-type="float">
            <text:p>0,0809979080414951</text:p>
          </table:table-cell>
          <table:table-cell office:value-type="float" office:value="0.382804967678543" calcext:value-type="float">
            <text:p>0,382804967678543</text:p>
          </table:table-cell>
          <table:table-cell office:value-type="float" office:value="0.907256322247641" calcext:value-type="float">
            <text:p>0,907256322247641</text:p>
          </table:table-cell>
          <table:table-cell office:value-type="float" office:value="0.550423976813638" calcext:value-type="float">
            <text:p>0,550423976813638</text:p>
          </table:table-cell>
          <table:table-cell office:value-type="float" office:value="0.911953502231174" calcext:value-type="float">
            <text:p>0,911953502231174</text:p>
          </table:table-cell>
          <table:table-cell office:value-type="float" office:value="0.0837596352536554" calcext:value-type="float">
            <text:p>0,0837596352536554</text:p>
          </table:table-cell>
          <table:table-cell office:value-type="string" calcext:value-type="string">
            <text:p>(array([0.01205031, 0.09696008, 0.17144526, 0.24593139, 0.28828905,</text:p>
            <text:p>       0.36209634, 0.44356497, 0.49649306, 0.57681998, 0.63193521,</text:p>
            <text:p>       0.69916765, 0.75988274, 0.83665708, 0.90117936, 0.99678619]), array([0. , 0. , 0. , 0. , 0. , 0. , 0. , 0.5, 1. , 1. , 1. , 1. , 1. ,</text:p>
            <text:p>       1. , 1. ]), array([ 167,   19,   22,   10,   10,    2,    9,    8,    6,    5,   17,</text:p>
            <text:p>         13,   24,   37, 2222,    0]))</text:p>
          </table:table-cell>
          <table:table-cell office:value-type="string" calcext:value-type="string">
            <text:p>(array([0.0139395 , 0.55846266, 0.96683116, 0.99308668, 0.99779983,</text:p>
            <text:p>       0.99911394, 0.99959254, 0.9998005 , 0.99988391, 0.99993034,</text:p>
            <text:p>       0.99995699, 0.99997095, 0.99998111, 0.99998765, 0.99999197]), array([0.        , 0.5847953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10409, 0.02811062, 0.05123224, 0.06930235, 0.0880465 ,</text:p>
            <text:p>       0.11187354, 0.12595887, 0.14775087, 0.17298367, 0.19067835,</text:p>
            <text:p>       0.21535226, 0.25211109, 0.26868566, 0.28470965, 0.30994549,</text:p>
            <text:p>       0.32927394, 0.35111302, 0.37307966, 0.41439325, 0.43219233,</text:p>
            <text:p>       0.4541926 , 0.46014291, 0.48324266, 0.50974347, 0.55532581,</text:p>
            <text:p>       0.57621409, 0.58847591, 0.60207039, 0.63093444, 0.66905773,</text:p>
            <text:p>       0.69287509, 0.71029906, 0.72861944, 0.74693256, 0.76770789,</text:p>
            <text:p>       0.78928936, 0.80966777, 0.82904467, 0.85257199, 0.87202333,</text:p>
            <text:p>       0.89015827, 0.91095977, 0.93380433, 0.95083676, 0.97034057,</text:p>
            <text:p>       0.9986811 ]), array([0., 0., 0., 0., 0., 0., 0., 0., 0., 0., 0., 0., 0., 0., 0., 0., 0.,</text:p>
            <text:p>       0., 0., 0., 0., 0., 0., 1., 1., 1., 1., 1., 1., 1., 1., 1., 1., 1.,</text:p>
            <text:p>       1., 1., 1., 1., 1., 1., 1., 1., 1., 1., 1., 1.]), array([ 128,   23,   14,    5,    9,    3,    5,    7,    4,   10,    2,</text:p>
            <text:p>          0,    7,    5,    3,    2,    1,    1,    1,    0,    2,    1,</text:p>
            <text:p>          5,    1,    4,    4,    0,    1,    3,    2,    1,    3,    0,</text:p>
            <text:p>          5,    6,    2,    7,    5,    3,    3,    4,   10,    8,    9,</text:p>
            <text:p>         10,   14,   17,   40,   57, 2114,    0]))</text:p>
          </table:table-cell>
          <table:table-cell office:value-type="float" office:value="0.214761074320588" calcext:value-type="float">
            <text:p>0,214761074320588</text:p>
          </table:table-cell>
          <table:table-cell office:value-type="float" office:value="0.00562297288418012" calcext:value-type="float">
            <text:p>0,00562297288418012</text:p>
          </table:table-cell>
          <table:table-cell office:value-type="float" office:value="0.23984438735772" calcext:value-type="float">
            <text:p>0,23984438735772</text:p>
          </table:table-cell>
          <table:table-cell office:value-type="float" office:value="0.443564971288045" calcext:value-type="float">
            <text:p>0,443564971288045</text:p>
          </table:table-cell>
          <table:table-cell office:value-type="float" office:value="0.0331688412779205" calcext:value-type="float">
            <text:p>0,0331688412779205</text:p>
          </table:table-cell>
          <table:table-cell office:value-type="float" office:value="0.490256533026695" calcext:value-type="float">
            <text:p>0,490256533026695</text:p>
          </table:table-cell>
        </table:table-row>
        <table:table-row table:style-name="ro2">
          <table:table-cell office:value-type="string" calcext:value-type="string">
            <text:p>(array([0.00447465, 0.09299188, 0.15761955, 0.23009658, 0.29443816,</text:p>
            <text:p>       0.37294234, 0.43785653, 0.49822259, 0.5800321 , 0.65153728,</text:p>
            <text:p>       0.69212437, 0.76024439, 0.83410302, 0.90757862, 0.97623236]), array([0.05350477, 0.31372549, 0.16666667, 0.2       , 0.25      ,</text:p>
            <text:p>       0.        , 0.33333333, 0.33333333, 0.        , 1.        ,</text:p>
            <text:p>       0.28571429, 0.5       , 0.75      , 0.30769231, 0.37931034]), array([2411,   51,    6,   10,    8,    5,    6,    3,    5,    3,    7,</text:p>
            <text:p>         10,    4,   13,   29,    0]))</text:p>
          </table:table-cell>
          <table:table-cell office:value-type="string" calcext:value-type="string">
            <text:p>(array([9.47426636e-05, 1.39379585e-04, 1.72716757e-04, 2.13720173e-04,</text:p>
            <text:p>       2.63323857e-04, 3.28639803e-04, 4.28937028e-04, 5.62647567e-04,</text:p>
            <text:p>       8.00431276e-04, 1.44798806e-03, 3.26913493e-03, 7.19045058e-03,</text:p>
            <text:p>       1.38363757e-02, 3.02336184e-02, 4.52168105e-01]), array([0.02906977, 0.02923977, 0.02906977, 0.01754386, 0.02923977,</text:p>
            <text:p>       0.00581395, 0.02339181, 0.04678363, 0.05232558, 0.05263158,</text:p>
            <text:p>       0.07017544, 0.09302326, 0.12280702, 0.15204678, 0.3023255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27211, 0.02737272, 0.04817009, 0.06988146, 0.09111833,</text:p>
            <text:p>       0.11039556, 0.12468646, 0.1495415 , 0.19800979, 0.21320402,</text:p>
            <text:p>       0.22445287, 0.2545141 , 0.27518734, 0.28772243, 0.31260964,</text:p>
            <text:p>       0.32909614, 0.35672796, 0.38375193, 0.41169545, 0.4234443 ,</text:p>
            <text:p>       0.45321104, 0.46846336, 0.49598369, 0.52038693, 0.54754567,</text:p>
            <text:p>       0.57234454, 0.59342343, 0.64570749, 0.66987882, 0.6914854 ,</text:p>
            <text:p>       0.71198738, 0.73532498, 0.74441655, 0.77042113, 0.79364043,</text:p>
            <text:p>       0.80719703, 0.83221191, 0.87108761, 0.89171365, 0.91211448,</text:p>
            <text:p>       0.93069463, 0.94369334, 0.97122332, 0.9942706 ]), array([0.04651163, 0.17164179, 0.05555556, 0.25      , 0.15789474,</text:p>
            <text:p>       0.5       , 0.33333333, 0.2       , 0.        , 0.33333333,</text:p>
            <text:p>       0.25      , 0.        , 0.        , 0.2       , 0.        ,</text:p>
            <text:p>       1.        , 0.        , 0.        , 0.        , 1.        ,</text:p>
            <text:p>       1.        , 0.        , 0.        , 1.        , 0.        ,</text:p>
            <text:p>       0.        , 0.        , 1.        , 0.33333333, 0.33333333,</text:p>
            <text:p>       0.5       , 1.        , 0.        , 1.        , 0.        ,</text:p>
            <text:p>       1.        , 1.        , 0.66666667, 0.        , 0.        ,</text:p>
            <text:p>       0.5       , 0.        , 0.625     , 0.26666667]), array([2236,  134,   36,   20,   19,   14,    3,    5,    0,    1,    3,</text:p>
            <text:p>          4,    3,    1,    5,    1,    1,    2,    0,    3,    2,    1,</text:p>
            <text:p>          1,    3,    1,    0,    1,    1,    1,    3,    0,    0,    2,</text:p>
            <text:p>          3,    3,    2,    2,    3,    3,    2,    1,    2,    0,    3,</text:p>
            <text:p>          2,    5,    8,    2,    8,   15,    0]))</text:p>
          </table:table-cell>
          <table:table-cell office:value-type="float" office:value="0.258117400815495" calcext:value-type="float">
            <text:p>0,258117400815495</text:p>
          </table:table-cell>
          <table:table-cell office:value-type="float" office:value="0.0562681594301109" calcext:value-type="float">
            <text:p>0,0562681594301109</text:p>
          </table:table-cell>
          <table:table-cell office:value-type="float" office:value="0.376803633191507" calcext:value-type="float">
            <text:p>0,376803633191507</text:p>
          </table:table-cell>
          <table:table-cell office:value-type="float" office:value="0.599886307349572" calcext:value-type="float">
            <text:p>0,599886307349572</text:p>
          </table:table-cell>
          <table:table-cell office:value-type="float" office:value="0.149842523146681" calcext:value-type="float">
            <text:p>0,149842523146681</text:p>
          </table:table-cell>
          <table:table-cell office:value-type="float" office:value="0.943693339824677" calcext:value-type="float">
            <text:p>0,943693339824677</text:p>
          </table:table-cell>
          <table:table-cell office:value-type="float" office:value="0.0701910129473293" calcext:value-type="float">
            <text:p>0,0701910129473293</text:p>
          </table:table-cell>
          <table:table-cell office:value-type="string" calcext:value-type="string">
            <text:p>(array([0.01073836, 0.09365259, 0.14032708, 0.23114204, 0.31038604,</text:p>
            <text:p>       0.42521355, 0.5153687 , 0.56237904, 0.63623752, 0.70775845,</text:p>
            <text:p>       0.76303633, 0.83391862, 0.90762181, 0.9956829 ]), array([0., 0., 0., 0., 0., 0., 1., 1., 1., 1., 1., 1., 1., 1.]), array([ 147,   25,    2,    7,    7,    0,    7,    3,    4,    8,    8,</text:p>
            <text:p>         13,    8,   39, 2293,    0]))</text:p>
          </table:table-cell>
          <table:table-cell office:value-type="string" calcext:value-type="string">
            <text:p>(array([0.02278985, 0.79328338, 0.97859968, 0.99016   , 0.99566596,</text:p>
            <text:p>       0.99814596, 0.99910728, 0.99940356, 0.99955416, 0.99966023,</text:p>
            <text:p>       0.99973006, 0.99978202, 0.99982482, 0.99985923, 0.99990443]), array([0.        , 0.8654970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88173, 0.02614021, 0.05206015, 0.07104139, 0.08953814,</text:p>
            <text:p>       0.1095162 , 0.13222678, 0.14544538, 0.20840428, 0.22603112,</text:p>
            <text:p>       0.25558345, 0.28605901, 0.30896387, 0.32755218, 0.40657657,</text:p>
            <text:p>       0.42554988, 0.45283268, 0.50401631, 0.52874921, 0.58830455,</text:p>
            <text:p>       0.61624807, 0.64448977, 0.66319686, 0.68988715, 0.71149612,</text:p>
            <text:p>       0.73182087, 0.7454859 , 0.77324717, 0.78644082, 0.80459362,</text:p>
            <text:p>       0.83221191, 0.84943447, 0.87591425, 0.88907647, 0.90910183,</text:p>
            <text:p>       0.93091055, 0.95180894, 0.9722542 , 0.99784411]), array([0., 0., 0., 0., 0., 0., 0., 0., 0., 0., 0., 0., 0., 0., 0., 0., 0.,</text:p>
            <text:p>       1., 1., 1., 1., 1., 1., 1., 1., 1., 1., 1., 1., 1., 1., 1., 1., 1.,</text:p>
            <text:p>       1., 1., 1., 1., 1.]), array([ 115,   26,    4,    9,    8,    9,    2,    1,    0,    0,    3,</text:p>
            <text:p>          1,    3,    0,    2,    2,    3,    0,    0,    0,    3,    2,</text:p>
            <text:p>          2,    0,    0,    1,    4,    0,    0,    2,    3,    0,    4,</text:p>
            <text:p>          1,    2,    5,    3,    3,    6,    2,    2,    2,    4,    4,</text:p>
            <text:p>          7,   16,   19,   34,  116, 2136,    0]))</text:p>
          </table:table-cell>
          <table:table-cell office:value-type="float" office:value="0.234961164160813" calcext:value-type="float">
            <text:p>0,234961164160813</text:p>
          </table:table-cell>
          <table:table-cell office:value-type="float" office:value="0.00904041080336368" calcext:value-type="float">
            <text:p>0,00904041080336368</text:p>
          </table:table-cell>
          <table:table-cell office:value-type="float" office:value="0.218765893491718" calcext:value-type="float">
            <text:p>0,218765893491718</text:p>
          </table:table-cell>
          <table:table-cell office:value-type="float" office:value="0.484631299972534" calcext:value-type="float">
            <text:p>0,484631299972534</text:p>
          </table:table-cell>
          <table:table-cell office:value-type="float" office:value="0.0722136958257148" calcext:value-type="float">
            <text:p>0,0722136958257148</text:p>
          </table:table-cell>
          <table:table-cell office:value-type="float" office:value="0.495983690023422" calcext:value-type="float">
            <text:p>0,495983690023422</text:p>
          </table:table-cell>
        </table:table-row>
        <table:table-row table:style-name="ro4">
          <table:table-cell office:value-type="string" calcext:value-type="string">
            <text:p>(array([0.00360028, 0.09196557, 0.1650655 , 0.23153036, 0.30060548,</text:p>
            <text:p>       0.36905543, 0.43939753, 0.51100351, 0.56235155, 0.63638445,</text:p>
            <text:p>       0.69205824, 0.75508137, 0.84007275, 0.9024256 , 0.98095341]), array([0.04934071, 0.15517241, 0.28571429, 0.35294118, 0.28571429,</text:p>
            <text:p>       0.13333333, 0.2       , 0.28571429, 0.16666667, 0.66666667,</text:p>
            <text:p>       0.25      , 0.25      , 0.46153846, 0.4       , 0.48      ]), array([2351,   58,   28,   17,   14,   15,    5,    7,    6,    6,    4,</text:p>
            <text:p>         12,   13,   10,   25,    0]))</text:p>
          </table:table-cell>
          <table:table-cell office:value-type="string" calcext:value-type="string">
            <text:p>(array([1.77610863e-05, 2.59526213e-05, 3.76955496e-05, 5.41964373e-05,</text:p>
            <text:p>       8.41321745e-05, 1.37337410e-04, 2.24855803e-04, 3.79904987e-04,</text:p>
            <text:p>       6.73645639e-04, 1.14905275e-03, 2.05614151e-03, 4.58175627e-03,</text:p>
            <text:p>       1.24049121e-02, 5.18325995e-02, 5.16068575e-01]), array([0.        , 0.01169591, 0.01162791, 0.04093567, 0.00584795,</text:p>
            <text:p>       0.02906977, 0.01169591, 0.02923977, 0.05813953, 0.05847953,</text:p>
            <text:p>       0.07017544, 0.08139535, 0.14035088, 0.16959064, 0.3255814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63588, 0.02869751, 0.04997451, 0.07025662, 0.0882679 ,</text:p>
            <text:p>       0.10731202, 0.12706128, 0.15046456, 0.16775343, 0.19250179,</text:p>
            <text:p>       0.20885352, 0.22797135, 0.25027025, 0.271164  , 0.29153402,</text:p>
            <text:p>       0.30565382, 0.33069661, 0.35516918, 0.37212677, 0.3918056 ,</text:p>
            <text:p>       0.41344595, 0.43244022, 0.45036716, 0.46898809, 0.49193445,</text:p>
            <text:p>       0.5178108 , 0.53370331, 0.55433139, 0.56879225, 0.58942175,</text:p>
            <text:p>       0.61513631, 0.65537116, 0.66868758, 0.68973586, 0.71354151,</text:p>
            <text:p>       0.73343846, 0.75058953, 0.76659272, 0.79078418, 0.81236491,</text:p>
            <text:p>       0.83364171, 0.85181514, 0.86980805, 0.89157325, 0.91038467,</text:p>
            <text:p>       0.92691604, 0.95541716, 0.97215823, 0.99462468]), array([0.0422852 , 0.1875    , 0.15384615, 0.14814815, 0.10526316,</text:p>
            <text:p>       0.2       , 0.22222222, 0.33333333, 0.33333333, 0.14285714,</text:p>
            <text:p>       0.4       , 0.4       , 0.28571429, 0.        , 0.4       ,</text:p>
            <text:p>       0.25      , 0.2       , 0.25      , 0.25      , 0.        ,</text:p>
            <text:p>       0.        , 0.        , 0.33333333, 1.        , 0.        ,</text:p>
            <text:p>       0.33333333, 0.        , 0.5       , 0.        , 0.        ,</text:p>
            <text:p>       0.33333333, 1.        , 0.5       , 0.5       , 0.        ,</text:p>
            <text:p>       0.        , 0.5       , 0.        , 0.        , 0.5       ,</text:p>
            <text:p>       1.        , 0.5       , 0.        , 0.5       , 0.75      ,</text:p>
            <text:p>       0.33333333, 0.5       , 0.33333333, 0.53846154]), array([2223,   80,   39,   27,   19,   15,    9,    9,    9,    7,    5,</text:p>
            <text:p>          5,    7,    2,    5,    4,    5,    4,    4,    5,    1,    1,</text:p>
            <text:p>          3,    1,    1,    3,    3,    2,    2,    1,    3,    0,    2,</text:p>
            <text:p>          2,    2,    1,    2,    6,    3,    1,    4,    1,    6,    4,</text:p>
            <text:p>          2,    4,    3,    2,    9,   13,    0]))</text:p>
          </table:table-cell>
          <table:table-cell office:value-type="float" office:value="0.254755128858634" calcext:value-type="float">
            <text:p>0,254755128858634</text:p>
          </table:table-cell>
          <table:table-cell office:value-type="float" office:value="0.0556738008081507" calcext:value-type="float">
            <text:p>0,0556738008081507</text:p>
          </table:table-cell>
          <table:table-cell office:value-type="float" office:value="0.308582449351493" calcext:value-type="float">
            <text:p>0,308582449351493</text:p>
          </table:table-cell>
          <table:table-cell office:value-type="float" office:value="0.505081370472908" calcext:value-type="float">
            <text:p>0,505081370472908</text:p>
          </table:table-cell>
          <table:table-cell office:value-type="float" office:value="0.19048717968859" calcext:value-type="float">
            <text:p>0,19048717968859</text:p>
          </table:table-cell>
          <table:table-cell office:value-type="float" office:value="0.869808048009872" calcext:value-type="float">
            <text:p>0,869808048009872</text:p>
          </table:table-cell>
          <table:table-cell office:value-type="float" office:value="0.0672810398558039" calcext:value-type="float">
            <text:p>0,0672810398558039</text:p>
          </table:table-cell>
          <table:table-cell office:value-type="string" calcext:value-type="string">
            <text:p>(array([0.01124502, 0.0950282 , 0.15739204, 0.23731407, 0.30513519,</text:p>
            <text:p>       0.37404776, 0.43673785, 0.48542928, 0.55950975, 0.63403919,</text:p>
            <text:p>       0.69960931, 0.76319081, 0.83307663, 0.90784294, 0.99666675]), array([0.        , 0.        , 0.        , 0.        , 0.        ,</text:p>
            <text:p>       0.        , 0.        , 0.28571429, 1.        , 1.        ,</text:p>
            <text:p>       1.        , 1.        , 1.        , 1.        , 1.        ]), array([ 129,   15,   15,   15,    7,    4,    6,    7,    5,   17,   11,</text:p>
            <text:p>         14,   26,   53, 2247,    0]))</text:p>
          </table:table-cell>
          <table:table-cell office:value-type="string" calcext:value-type="string">
            <text:p>(array([0.0480436 , 0.75883655, 0.97528405, 0.99342145, 0.99745884,</text:p>
            <text:p>       0.99869752, 0.99926093, 0.9995885 , 0.99976323, 0.99985704,</text:p>
            <text:p>       0.99991303, 0.99994477, 0.9999621 , 0.99997398, 0.99998224]), array([0.        , 0.8596491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47959, 0.02931392, 0.04599339, 0.07263507, 0.08644676,</text:p>
            <text:p>       0.1068535 , 0.12953083, 0.14710076, 0.17046294, 0.18588768,</text:p>
            <text:p>       0.20897095, 0.2311361 , 0.24879892, 0.26656154, 0.29255224,</text:p>
            <text:p>       0.30409493, 0.32504986, 0.35643041, 0.3736496 , 0.38305551,</text:p>
            <text:p>       0.41057825, 0.43120775, 0.44293682, 0.46696954, 0.48254713,</text:p>
            <text:p>       0.51329611, 0.54781165, 0.56755978, 0.58655405, 0.60874865,</text:p>
            <text:p>       0.62838084, 0.6492992 , 0.66679837, 0.69126157, 0.71117605,</text:p>
            <text:p>       0.728836  , 0.749455  , 0.77186731, 0.79114314, 0.80745127,</text:p>
            <text:p>       0.8336071 , 0.84881271, 0.87326652, 0.89237539, 0.91118944,</text:p>
            <text:p>       0.92998458, 0.94952301, 0.97160611, 0.99847449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100,   21,    7,    6,    3,    4,    6,    6,    3,    3,    3,</text:p>
            <text:p>          5,    5,    2,    3,    2,    2,    1,    1,    2,    1,    2,</text:p>
            <text:p>          2,    4,    2,    2,    0,    3,    1,    1,    6,    3,    5,</text:p>
            <text:p>          5,    4,    3,    2,    8,    3,    3,    8,    7,    9,    7,</text:p>
            <text:p>         13,   20,   24,   34,   68, 2136,    0]))</text:p>
          </table:table-cell>
          <table:table-cell office:value-type="float" office:value="0.228178648357443" calcext:value-type="float">
            <text:p>0,228178648357443</text:p>
          </table:table-cell>
          <table:table-cell office:value-type="float" office:value="0.0123832329339769" calcext:value-type="float">
            <text:p>0,0123832329339769</text:p>
          </table:table-cell>
          <table:table-cell office:value-type="float" office:value="0.244382972512404" calcext:value-type="float">
            <text:p>0,244382972512404</text:p>
          </table:table-cell>
          <table:table-cell office:value-type="float" office:value="0.440490245819092" calcext:value-type="float">
            <text:p>0,440490245819092</text:p>
          </table:table-cell>
          <table:table-cell office:value-type="float" office:value="0.100812571961977" calcext:value-type="float">
            <text:p>0,100812571961977</text:p>
          </table:table-cell>
          <table:table-cell office:value-type="float" office:value="0.486703887581825" calcext:value-type="float">
            <text:p>0,486703887581825</text:p>
          </table:table-cell>
        </table:table-row>
        <table:table-row table:style-name="ro2">
          <table:table-cell office:value-type="string" calcext:value-type="string">
            <text:p>(array([0.00209147, 0.09394555, 0.16384333, 0.23690408, 0.29922576,</text:p>
            <text:p>       0.36179319, 0.42891512, 0.50273387, 0.57168865, 0.64639951,</text:p>
            <text:p>       0.70646598, 0.76275393, 0.83206992, 0.88934195, 0.99156121]), array([0.06382114, 0.1       , 0.28571429, 0.2       , 0.2       ,</text:p>
            <text:p>       1.        , 0.4       , 0.        , 0.6       , 0.66666667,</text:p>
            <text:p>       0.2       , 0.16666667, 0.6       , 0.08333333, 0.5       ]), array([2460,   20,   14,    5,    5,    1,    5,    2,    5,    6,    5,</text:p>
            <text:p>          6,    5,   12,   20,    0]))</text:p>
          </table:table-cell>
          <table:table-cell office:value-type="string" calcext:value-type="string">
            <text:p>(array([2.72031531e-05, 3.39844640e-05, 4.03907906e-05, 4.86202649e-05,</text:p>
            <text:p>       5.94270643e-05, 7.33679610e-05, 9.62532231e-05, 1.35911409e-04,</text:p>
            <text:p>       2.12133428e-04, 3.43488209e-04, 6.23850213e-04, 1.25486276e-03,</text:p>
            <text:p>       2.91160029e-03, 9.77670369e-03, 3.62464586e-01]), array([0.02325581, 0.        , 0.01162791, 0.        , 0.        ,</text:p>
            <text:p>       0.04651163, 0.05263158, 0.01169591, 0.08139535, 0.05263158,</text:p>
            <text:p>       0.0994152 , 0.11627907, 0.16374269, 0.15789474, 0.2965116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8194, 0.02956222, 0.04831913, 0.06814421, 0.08541009,</text:p>
            <text:p>       0.10876893, 0.13264514, 0.14864677, 0.17531904, 0.18744354,</text:p>
            <text:p>       0.21644666, 0.24380363, 0.26401985, 0.28470489, 0.30303654,</text:p>
            <text:p>       0.32064593, 0.36179319, 0.40748347, 0.42017224, 0.44389516,</text:p>
            <text:p>       0.47021605, 0.53057688, 0.55419385, 0.56650949, 0.58561522,</text:p>
            <text:p>       0.61070734, 0.65353794, 0.68793377, 0.71432337, 0.73114666,</text:p>
            <text:p>       0.75168395, 0.76958889, 0.78159529, 0.80914149, 0.83084631,</text:p>
            <text:p>       0.85561016, 0.87600772, 0.88974234, 0.903669  , 0.92556536,</text:p>
            <text:p>       0.97168877, 0.99506811]), array([0.05803758, 0.27777778, 0.26086957, 0.16666667, 0.        ,</text:p>
            <text:p>       0.4       , 0.28571429, 0.5       , 0.25      , 0.        ,</text:p>
            <text:p>       0.        , 0.5       , 0.        , 0.5       , 0.        ,</text:p>
            <text:p>       0.        , 1.        , 0.5       , 1.        , 0.        ,</text:p>
            <text:p>       0.        , 0.        , 0.        , 0.5       , 1.        ,</text:p>
            <text:p>       1.        , 0.6       , 0.5       , 0.        , 0.        ,</text:p>
            <text:p>       0.        , 0.33333333, 0.        , 1.        , 1.        ,</text:p>
            <text:p>       0.        , 0.        , 0.5       , 0.        , 0.        ,</text:p>
            <text:p>       0.33333333, 0.52941176]), array([2395,   36,   23,   12,    6,    5,    7,    2,    4,    4,    2,</text:p>
            <text:p>          0,    2,    1,    2,    2,    1,    0,    1,    0,    2,    1,</text:p>
            <text:p>          1,    2,    0,    0,    1,    1,    2,    2,    1,    0,    5,</text:p>
            <text:p>          0,    2,    2,    2,    1,    3,    1,    2,    1,    2,    6,</text:p>
            <text:p>          2,    3,    1,    0,    3,   17,    0]))</text:p>
          </table:table-cell>
          <table:table-cell office:value-type="float" office:value="0.278427481919494" calcext:value-type="float">
            <text:p>0,278427481919494</text:p>
          </table:table-cell>
          <table:table-cell office:value-type="float" office:value="0.057845379228271" calcext:value-type="float">
            <text:p>0,057845379228271</text:p>
          </table:table-cell>
          <table:table-cell office:value-type="float" office:value="0.394899706178232" calcext:value-type="float">
            <text:p>0,394899706178232</text:p>
          </table:table-cell>
          <table:table-cell office:value-type="float" office:value="0.806008612116178" calcext:value-type="float">
            <text:p>0,806008612116178</text:p>
          </table:table-cell>
          <table:table-cell office:value-type="float" office:value="0.160831089768074" calcext:value-type="float">
            <text:p>0,160831089768074</text:p>
          </table:table-cell>
          <table:table-cell office:value-type="float" office:value="0.925565361976624" calcext:value-type="float">
            <text:p>0,925565361976624</text:p>
          </table:table-cell>
          <table:table-cell office:value-type="float" office:value="0.0744615815817499" calcext:value-type="float">
            <text:p>0,0744615815817499</text:p>
          </table:table-cell>
          <table:table-cell office:value-type="string" calcext:value-type="string">
            <text:p>(array([0.0070629 , 0.11083988, 0.14866266, 0.23834523, 0.28806694,</text:p>
            <text:p>       0.34858526, 0.42868646, 0.49726613, 0.57143559, 0.64058991,</text:p>
            <text:p>       0.69530717, 0.76441491, 0.82757839, 0.90705847, 0.99821259]), array([0. , 0. , 0. , 0. , 0. , 0. , 0. , 0.5, 1. , 1. , 1. , 1. , 1. ,</text:p>
            <text:p>       1. , 1. ]), array([ 167,   13,    6,    6,    5,    3,    4,    2,    6,    4,    5,</text:p>
            <text:p>          5,   13,   19, 2313,    0]))</text:p>
          </table:table-cell>
          <table:table-cell office:value-type="string" calcext:value-type="string">
            <text:p>(array([0.00955965, 0.77365897, 0.99408723, 0.99821672, 0.99921522,</text:p>
            <text:p>       0.99960556, 0.9997687 , 0.99985562, 0.99990049, 0.99992562,</text:p>
            <text:p>       0.99994015, 0.99995107, 0.99995943, 0.99996588, 0.99997273]), array([0.        , 0.8070175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08145, 0.02657153, 0.04716913, 0.06636419, 0.096331  ,</text:p>
            <text:p>       0.11117904, 0.12690712, 0.1471365 , 0.17926323, 0.21840471,</text:p>
            <text:p>       0.22701466, 0.24605752, 0.26885334, 0.28559197, 0.31137443,</text:p>
            <text:p>       0.34198129, 0.36179319, 0.41492629, 0.42700671, 0.44580615,</text:p>
            <text:p>       0.46942312, 0.52978395, 0.55610484, 0.56686014, 0.59039659,</text:p>
            <text:p>       0.61070734, 0.65055076, 0.67935407, 0.69372296, 0.71601287,</text:p>
            <text:p>       0.73598015, 0.75619173, 0.76279598, 0.78355334, 0.81141814,</text:p>
            <text:p>       0.82720835, 0.85533628, 0.86855745, 0.89229429, 0.91458991,</text:p>
            <text:p>       0.93069274, 0.951275  , 0.96924759, 0.99901893]), array([0., 0., 0., 0., 0., 0., 0., 0., 0., 0., 0., 0., 0., 0., 0., 0., 0.,</text:p>
            <text:p>       0., 0., 0., 0., 1., 1., 1., 1., 1., 1., 1., 1., 1., 1., 1., 1., 1.,</text:p>
            <text:p>       1., 1., 1., 1., 1., 1., 1., 1., 1., 1.]), array([ 147,   12,    6,    3,    3,    3,    8,    3,    1,    0,    1,</text:p>
            <text:p>          2,    2,    2,    3,    1,    0,    2,    1,    0,    1,    2,</text:p>
            <text:p>          1,    1,    0,    0,    2,    1,    1,    3,    1,    0,    3,</text:p>
            <text:p>          1,    3,    1,    1,    1,    1,    2,    6,    4,    1,    5,</text:p>
            <text:p>          4,    6,   10,   17,   27, 2265,    0]))</text:p>
          </table:table-cell>
          <table:table-cell office:value-type="float" office:value="0.21122574578362" calcext:value-type="float">
            <text:p>0,21122574578362</text:p>
          </table:table-cell>
          <table:table-cell office:value-type="float" office:value="0.00350358866850513" calcext:value-type="float">
            <text:p>0,00350358866850513</text:p>
          </table:table-cell>
          <table:table-cell office:value-type="float" office:value="0.231149616849802" calcext:value-type="float">
            <text:p>0,231149616849802</text:p>
          </table:table-cell>
          <table:table-cell office:value-type="float" office:value="0.428686462342739" calcext:value-type="float">
            <text:p>0,428686462342739</text:p>
          </table:table-cell>
          <table:table-cell office:value-type="float" office:value="0.0333585718167368" calcext:value-type="float">
            <text:p>0,0333585718167368</text:p>
          </table:table-cell>
          <table:table-cell office:value-type="float" office:value="0.470216050744057" calcext:value-type="float">
            <text:p>0,470216050744057</text:p>
          </table:table-cell>
        </table:table-row>
        <table:table-row table:style-name="ro4">
          <table:table-cell office:value-type="string" calcext:value-type="string">
            <text:p>(array([0.00294913, 0.09278056, 0.16092682, 0.23726071, 0.29675751,</text:p>
            <text:p>       0.3742026 , 0.4263453 , 0.49578247, 0.56191892, 0.63515985,</text:p>
            <text:p>       0.6938747 , 0.76302472, 0.83436007, 0.90116186, 0.98544257]), array([0.02961592, 0.21538462, 0.17142857, 0.125     , 0.11111111,</text:p>
            <text:p>       0.14285714, 0.33333333, 0.07692308, 0.22222222, 0.58333333,</text:p>
            <text:p>       0.23076923, 0.26666667, 0.28571429, 0.16129032, 0.28      ]), array([2161,   65,   35,   24,   18,   14,   15,   13,    9,   12,   13,</text:p>
            <text:p>         15,   21,   31,  125,    0]))</text:p>
          </table:table-cell>
          <table:table-cell office:value-type="string" calcext:value-type="string">
            <text:p>(array([5.13569893e-06, 9.17521577e-06, 1.55779202e-05, 2.64826879e-05,</text:p>
            <text:p>       4.43380048e-05, 7.49495835e-05, 1.39955060e-04, 2.64493513e-04,</text:p>
            <text:p>       5.66135732e-04, 1.24908391e-03, 3.02615298e-03, 9.51657052e-03,</text:p>
            <text:p>       5.91176213e-02, 4.19250962e-01, 9.56793793e-01]), array([0.00581395, 0.00584795, 0.00581395, 0.        , 0.01754386,</text:p>
            <text:p>       0.01744186, 0.01754386, 0.01169591, 0.05232558, 0.05263158,</text:p>
            <text:p>       0.07602339, 0.0872093 , 0.11695906, 0.19298246, 0.26744186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9053, 0.02921602, 0.04793969, 0.07001628, 0.09034779,</text:p>
            <text:p>       0.10833597, 0.1302419 , 0.1468804 , 0.16776556, 0.18913393,</text:p>
            <text:p>       0.2062435 , 0.23158183, 0.25014151, 0.26984965, 0.29148604,</text:p>
            <text:p>       0.31119583, 0.32503721, 0.35117728, 0.3739014 , 0.38975362,</text:p>
            <text:p>       0.40840623, 0.42467328, 0.45231146, 0.46763893, 0.4873888 ,</text:p>
            <text:p>       0.50816306, 0.53524178, 0.5438562 , 0.57051966, 0.58171779,</text:p>
            <text:p>       0.60976569, 0.62104475, 0.64738593, 0.67332785, 0.69081627,</text:p>
            <text:p>       0.71244076, 0.73692652, 0.74942968, 0.77007121, 0.79023852,</text:p>
            <text:p>       0.8151736 , 0.82770373, 0.84999151, 0.8696928 , 0.89148806,</text:p>
            <text:p>       0.9111671 , 0.92968413, 0.95262433, 0.96914539, 0.99561939]), array([0.02909796, 0.04761905, 0.03703704, 0.10344828, 0.2173913 ,</text:p>
            <text:p>       0.25      , 0.44444444, 0.13333333, 0.11111111, 0.125     ,</text:p>
            <text:p>       0.2       , 0.16666667, 0.09090909, 0.        , 0.2       ,</text:p>
            <text:p>       0.        , 0.5       , 0.25      , 0.        , 0.16666667,</text:p>
            <text:p>       0.33333333, 0.2       , 0.66666667, 0.        , 0.        ,</text:p>
            <text:p>       0.14285714, 0.        , 0.        , 0.2       , 1.        ,</text:p>
            <text:p>       0.66666667, 0.5       , 0.66666667, 0.        , 0.28571429,</text:p>
            <text:p>       0.        , 0.33333333, 0.28571429, 1.        , 0.2       ,</text:p>
            <text:p>       0.14285714, 0.2       , 0.28571429, 0.57142857, 0.2       ,</text:p>
            <text:p>       0.        , 0.14285714, 0.        , 0.29166667, 0.32183908]), array([2062,   63,   27,   29,   23,   16,    9,   15,    9,    8,    5,</text:p>
            <text:p>          6,   11,    7,    5,    6,    2,    4,    4,    6,    6,    5,</text:p>
            <text:p>          3,    3,    4,    7,    1,    2,    5,    1,    3,    2,    6,</text:p>
            <text:p>          4,    7,    2,    3,    7,    1,    5,    7,    5,    7,    7,</text:p>
            <text:p>         10,   11,    7,   12,   24,   87,    0]))</text:p>
          </table:table-cell>
          <table:table-cell office:value-type="float" office:value="0.303056209956452" calcext:value-type="float">
            <text:p>0,303056209956452</text:p>
          </table:table-cell>
          <table:table-cell office:value-type="float" office:value="0.0872311997866732" calcext:value-type="float">
            <text:p>0,0872311997866732</text:p>
          </table:table-cell>
          <table:table-cell office:value-type="float" office:value="0.33635353350054" calcext:value-type="float">
            <text:p>0,33635353350054</text:p>
          </table:table-cell>
          <table:table-cell office:value-type="float" office:value="0.739871538454486" calcext:value-type="float">
            <text:p>0,739871538454486</text:p>
          </table:table-cell>
          <table:table-cell office:value-type="float" office:value="0.689351932600487" calcext:value-type="float">
            <text:p>0,689351932600487</text:p>
          </table:table-cell>
          <table:table-cell office:value-type="float" office:value="0.952624325950941" calcext:value-type="float">
            <text:p>0,952624325950941</text:p>
          </table:table-cell>
          <table:table-cell office:value-type="float" office:value="0.0898415610502499" calcext:value-type="float">
            <text:p>0,0898415610502499</text:p>
          </table:table-cell>
          <table:table-cell office:value-type="string" calcext:value-type="string">
            <text:p>(array([0.01186704, 0.09656897, 0.16577863, 0.23536608, 0.3102037 ,</text:p>
            <text:p>       0.36282357, 0.43493674, 0.50462751, 0.57344431, 0.62751825,</text:p>
            <text:p>       0.70532528, 0.76184955, 0.8391564 , 0.90657214, 0.99701444]), array([0.        , 0.        , 0.        , 0.        , 0.        ,</text:p>
            <text:p>       0.        , 0.        , 0.53846154, 1.        , 1.        ,</text:p>
            <text:p>       1.        , 1.        , 1.        , 1.        , 1.        ]), array([ 154,   40,   21,   14,   12,    7,   12,   13,   12,   19,   19,</text:p>
            <text:p>         25,   35,   56, 2132,    0]))</text:p>
          </table:table-cell>
          <table:table-cell office:value-type="string" calcext:value-type="string">
            <text:p>(array([0.01904302, 0.43579316, 0.91238874, 0.98736354, 0.99651992,</text:p>
            <text:p>       0.9986417 , 0.9994046 , 0.99972524, 0.99985575, 0.99992342,</text:p>
            <text:p>       0.99995521, 0.99997339, 0.99998435, 0.99999079, 0.99999486]), array([0.       , 0.4502924, 1.       , 1.       , 1.       , 1.       ,</text:p>
            <text:p>       1.       , 1.       , 1.       , 1.       , 1.       , 1.       ,</text:p>
            <text:p>       1.       , 1.       , 1.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75381, 0.03150906, 0.04777625, 0.07211836, 0.08821605,</text:p>
            <text:p>       0.10777101, 0.12977631, 0.15080715, 0.16982898, 0.18666488,</text:p>
            <text:p>       0.20879199, 0.2363206 , 0.24882398, 0.26095039, 0.29085106,</text:p>
            <text:p>       0.30943844, 0.3272966 , 0.35155321, 0.37968308, 0.38581915,</text:p>
            <text:p>       0.40385595, 0.42709013, 0.45283003, 0.46475822, 0.49092057,</text:p>
            <text:p>       0.51062193, 0.53236107, 0.54209816, 0.57293651, 0.58779846,</text:p>
            <text:p>       0.60891624, 0.6252334 , 0.6477523 , 0.67971998, 0.68946639,</text:p>
            <text:p>       0.71000112, 0.73046659, 0.74894958, 0.76948347, 0.79278701,</text:p>
            <text:p>       0.81247474, 0.83086372, 0.85349231, 0.86934518, 0.89105409,</text:p>
            <text:p>       0.9086831 , 0.93060674, 0.95223891, 0.97088152, 0.99872144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119,   20,   13,    9,   16,   12,    7,    7,    5,    7,    5,</text:p>
            <text:p>          1,    6,    2,    3,    5,    5,    3,    1,    2,    2,    5,</text:p>
            <text:p>          4,    1,    6,    5,    3,    1,    5,    5,    7,    5,    7,</text:p>
            <text:p>          1,    8,    4,    8,   12,    6,    5,    8,    9,   15,    9,</text:p>
            <text:p>         14,   18,   27,   26,   67, 2030,    0]))</text:p>
          </table:table-cell>
          <table:table-cell office:value-type="float" office:value="0.216033225693069" calcext:value-type="float">
            <text:p>0,216033225693069</text:p>
          </table:table-cell>
          <table:table-cell office:value-type="float" office:value="0.00932138257470075" calcext:value-type="float">
            <text:p>0,00932138257470075</text:p>
          </table:table-cell>
          <table:table-cell office:value-type="float" office:value="0.249205025635982" calcext:value-type="float">
            <text:p>0,249205025635982</text:p>
          </table:table-cell>
          <table:table-cell office:value-type="float" office:value="0.434936739504337" calcext:value-type="float">
            <text:p>0,434936739504337</text:p>
          </table:table-cell>
          <table:table-cell office:value-type="float" office:value="0.0876112614736654" calcext:value-type="float">
            <text:p>0,0876112614736654</text:p>
          </table:table-cell>
          <table:table-cell office:value-type="float" office:value="0.490920573472977" calcext:value-type="float">
            <text:p>0,490920573472977</text:p>
          </table:table-cell>
        </table:table-row>
        <table:table-row table:style-name="ro2">
          <table:table-cell office:value-type="string" calcext:value-type="string">
            <text:p>(array([0.00153859, 0.09640024, 0.15993794, 0.25524601, 0.29411952,</text:p>
            <text:p>       0.38262106, 0.43716827, 0.47681066, 0.56484214, 0.63357058,</text:p>
            <text:p>       0.72264904, 0.7722127 , 0.84067343, 0.90264208, 0.98377294]), array([0.05705102, 0.29411765, 0.33333333, 0.        , 0.        ,</text:p>
            <text:p>       0.        , 0.5       , 0.5       , 0.33333333, 0.75      ,</text:p>
            <text:p>       0.        , 0.57142857, 0.        , 0.5       , 0.44444444]), array([2489,   17,   12,    2,    2,    2,    2,    2,    3,    4,    1,</text:p>
            <text:p>          7,    4,    6,   18,    0]))</text:p>
          </table:table-cell>
          <table:table-cell office:value-type="string" calcext:value-type="string">
            <text:p>(array([6.32127240e-06, 8.38128328e-06, 1.04431381e-05, 1.31943246e-05,</text:p>
            <text:p>       1.72076953e-05, 2.25162722e-05, 3.31123466e-05, 5.12942163e-05,</text:p>
            <text:p>       8.75112536e-05, 1.44685831e-04, 2.61905650e-04, 4.92303994e-04,</text:p>
            <text:p>       1.23394719e-03, 4.49867688e-03, 2.71776757e-01]), array([0.02325581, 0.02923977, 0.00581395, 0.01754386, 0.02339181,</text:p>
            <text:p>       0.01744186, 0.04678363, 0.02339181, 0.03488372, 0.05263158,</text:p>
            <text:p>       0.05263158, 0.0755814 , 0.0994152 , 0.22807018, 0.2732558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6.67676866e-04, 2.85060213e-02, 5.22968834e-02, 6.71240654e-02,</text:p>
            <text:p>       8.78184056e-02, 1.11751461e-01, 1.30357549e-01, 1.49583605e-01,</text:p>
            <text:p>       1.69067901e-01, 1.92238972e-01, 2.44391516e-01, 2.72397384e-01,</text:p>
            <text:p>       3.09544772e-01, 3.75789374e-01, 3.89452755e-01, 4.31913733e-01,</text:p>
            <text:p>       4.42422807e-01, 4.68802780e-01, 4.84818548e-01, 5.48640341e-01,</text:p>
            <text:p>       5.97245753e-01, 6.08457088e-01, 6.51186228e-01, 6.66181922e-01,</text:p>
            <text:p>       7.29180098e-01, 7.53812253e-01, 7.65157402e-01, 7.95216898e-01,</text:p>
            <text:p>       8.19490492e-01, 8.27038765e-01, 8.58082235e-01, 8.68603587e-01,</text:p>
            <text:p>       8.87475699e-01, 9.18008387e-01, 9.27144557e-01, 9.56935287e-01,</text:p>
            <text:p>       9.71149576e-01, 9.94390401e-01]), array([0.05473251, 0.125     , 0.        , 0.6       , 0.375     ,</text:p>
            <text:p>       0.        , 0.        , 0.2       , 0.4       , 1.        ,</text:p>
            <text:p>       0.        , 0.        , 0.        , 0.        , 0.        ,</text:p>
            <text:p>       0.        , 1.        , 1.        , 0.        , 0.        ,</text:p>
            <text:p>       1.        , 1.        , 0.        , 1.        , 0.        ,</text:p>
            <text:p>       0.        , 1.        , 0.66666667, 0.        , 0.        ,</text:p>
            <text:p>       0.        , 1.        , 0.5       , 0.        , 0.5       ,</text:p>
            <text:p>       0.        , 0.6       , 0.45454545]), array([2430,   40,   12,   10,    8,    4,    3,    5,    5,    1,    0,</text:p>
            <text:p>          0,    1,    2,    0,    1,    0,    0,    1,    1,    0,    1,</text:p>
            <text:p>          1,    1,    1,    0,    0,    2,    0,    1,    2,    0,    1,</text:p>
            <text:p>          1,    0,    0,    2,    1,    2,    3,    1,    1,    2,    1,</text:p>
            <text:p>          2,    1,    2,    2,    5,   11,    0]))</text:p>
          </table:table-cell>
          <table:table-cell office:value-type="float" office:value="0.299909886127878" calcext:value-type="float">
            <text:p>0,299909886127878</text:p>
          </table:table-cell>
          <table:table-cell office:value-type="float" office:value="0.0483115810237036" calcext:value-type="float">
            <text:p>0,0483115810237036</text:p>
          </table:table-cell>
          <table:table-cell office:value-type="float" office:value="0.43058177883094" calcext:value-type="float">
            <text:p>0,43058177883094</text:p>
          </table:table-cell>
          <table:table-cell office:value-type="float" office:value="0.840673431754112" calcext:value-type="float">
            <text:p>0,840673431754112</text:p>
          </table:table-cell>
          <table:table-cell office:value-type="float" office:value="0.223571498562413" calcext:value-type="float">
            <text:p>0,223571498562413</text:p>
          </table:table-cell>
          <table:table-cell office:value-type="float" office:value="0.956935286521912" calcext:value-type="float">
            <text:p>0,956935286521912</text:p>
          </table:table-cell>
          <table:table-cell office:value-type="float" office:value="0.0656276337013525" calcext:value-type="float">
            <text:p>0,0656276337013525</text:p>
          </table:table-cell>
          <table:table-cell office:value-type="string" calcext:value-type="string">
            <text:p>(array([0.00563979, 0.085067  , 0.16343189, 0.23966551, 0.27735096,</text:p>
            <text:p>       0.34881377, 0.44838071, 0.49199212, 0.58266601, 0.62357079,</text:p>
            <text:p>       0.70588048, 0.7689989 , 0.8438617 , 0.89717229, 0.99861384]), array([0. , 0. , 0. , 0. , 0. , 0. , 0. , 0.5, 1. , 1. , 1. , 1. , 1. ,</text:p>
            <text:p>       1. , 1. ]), array([ 152,    8,    8,    3,    1,    1,    3,    2,    2,    5,    2,</text:p>
            <text:p>          6,    8,   15, 2355,    0]))</text:p>
          </table:table-cell>
          <table:table-cell office:value-type="string" calcext:value-type="string">
            <text:p>(array([0.02233481, 0.92145093, 0.99771966, 0.9993191 , 0.99968636,</text:p>
            <text:p>       0.99983206, 0.9999021 , 0.99994425, 0.99996476, 0.99997672,</text:p>
            <text:p>       0.9999824 , 0.99998656, 0.99998944, 0.99999154, 0.99999365]), array([0.        , 0.97076023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53122, 0.02444406, 0.04306471, 0.0685228 , 0.08437701,</text:p>
            <text:p>       0.1115393 , 0.14313579, 0.16843309, 0.18637424, 0.20851994,</text:p>
            <text:p>       0.24618775, 0.2708199 , 0.34881377, 0.44838071, 0.46880278,</text:p>
            <text:p>       0.51518145, 0.56808627, 0.59724575, 0.60915381, 0.62421063,</text:p>
            <text:p>       0.66618192, 0.69045523, 0.72760262, 0.75560848, 0.7651574 ,</text:p>
            <text:p>       0.79708531, 0.8289995 , 0.84941345, 0.86938274, 0.88789697,</text:p>
            <text:p>       0.91059383, 0.93254161, 0.94770312, 0.97070041, 0.99942123]), array([0., 0., 0., 0., 0., 0., 0., 0., 0., 0., 0., 0., 0., 0., 0., 1., 1.,</text:p>
            <text:p>       1., 1., 1., 1., 1., 1., 1., 1., 1., 1., 1., 1., 1., 1., 1., 1., 1.,</text:p>
            <text:p>       1.]), array([ 139,    7,    2,    7,    4,    1,    0,    3,    3,    2,    1,</text:p>
            <text:p>          0,    1,    2,    0,    0,    0,    1,    0,    0,    0,    0,</text:p>
            <text:p>          3,    1,    0,    1,    0,    0,    1,    1,    3,    1,    0,</text:p>
            <text:p>          1,    1,    0,    2,    1,    2,    2,    0,    3,    4,    4,</text:p>
            <text:p>          5,    5,    5,   12,   38, 2302,    0]))</text:p>
          </table:table-cell>
          <table:table-cell office:value-type="float" office:value="0.210372899618517" calcext:value-type="float">
            <text:p>0,210372899618517</text:p>
          </table:table-cell>
          <table:table-cell office:value-type="float" office:value="0.00502370016702971" calcext:value-type="float">
            <text:p>0,00502370016702971</text:p>
          </table:table-cell>
          <table:table-cell office:value-type="float" office:value="0.208895009373308" calcext:value-type="float">
            <text:p>0,208895009373308</text:p>
          </table:table-cell>
          <table:table-cell office:value-type="float" office:value="0.448380708694458" calcext:value-type="float">
            <text:p>0,448380708694458</text:p>
          </table:table-cell>
          <table:table-cell office:value-type="float" office:value="0.0493093054681711" calcext:value-type="float">
            <text:p>0,0493093054681711</text:p>
          </table:table-cell>
          <table:table-cell office:value-type="float" office:value="0.484818547964096" calcext:value-type="float">
            <text:p>0,484818547964096</text:p>
          </table:table-cell>
        </table:table-row>
        <table:table-row table:style-name="ro7">
          <table:table-cell office:value-type="string" calcext:value-type="string">
            <text:p>(array([0.00199496, 0.10116195, 0.16295369, 0.23048571, 0.2953485 ,</text:p>
            <text:p>       0.38551547, 0.42606607, 0.52129767, 0.5625388 , 0.62198448,</text:p>
            <text:p>       0.71120528, 0.77713928, 0.83679362, 0.8933751 , 0.98722051]), array([0.05708502, 0.26086957, 0.28571429, 0.3       , 0.5       ,</text:p>
            <text:p>       0.6       , 0.        , 0.        , 0.        , 0.25      ,</text:p>
            <text:p>       0.57142857, 0.5       , 0.16666667, 0.88888889, 0.61538462]), array([2470,   23,   14,   10,    2,    5,    2,    3,    1,    4,    7,</text:p>
            <text:p>          2,    6,    9,   13,    0]))</text:p>
          </table:table-cell>
          <table:table-cell office:value-type="string" calcext:value-type="string">
            <text:p>(array([2.92478214e-05, 4.10713335e-05, 5.29231744e-05, 6.59668196e-05,</text:p>
            <text:p>       8.27297570e-05, 1.06094953e-04, 1.37894216e-04, 1.88188565e-04,</text:p>
            <text:p>       2.87957261e-04, 4.96908811e-04, 8.41411460e-04, 1.46144720e-03,</text:p>
            <text:p>       3.00427858e-03, 8.49448393e-03, 2.88583369e-01]), array([0.01162791, 0.02923977, 0.01162791, 0.00584795, 0.00584795,</text:p>
            <text:p>       0.00581395, 0.02339181, 0.02923977, 0.05813953, 0.06432749,</text:p>
            <text:p>       0.05847953, 0.10465116, 0.12280702, 0.19298246, 0.3313953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9318, 0.02902703, 0.04666564, 0.0695625 , 0.08593104,</text:p>
            <text:p>       0.10888986, 0.12951237, 0.15340784, 0.17366541, 0.19351308,</text:p>
            <text:p>       0.20637987, 0.25216136, 0.26801996, 0.3189694 , 0.37435298,</text:p>
            <text:p>       0.39295713, 0.41804639, 0.43408576, 0.51622212, 0.52383545,</text:p>
            <text:p>       0.5625388 , 0.61006445, 0.62595783, 0.67593098, 0.68959194,</text:p>
            <text:p>       0.7177847 , 0.72578154, 0.77056324, 0.78371531, 0.80588204,</text:p>
            <text:p>       0.82565698, 0.84939778, 0.8719981 , 0.89337826, 0.90759929,</text:p>
            <text:p>       0.96977466, 0.99245427]), array([0.05260978, 0.25714286, 0.27777778, 0.14285714, 0.16666667,</text:p>
            <text:p>       0.28571429, 0.44444444, 0.5       , 0.        , 0.        ,</text:p>
            <text:p>       0.4       , 0.        , 0.5       , 1.        , 0.5       ,</text:p>
            <text:p>       0.66666667, 0.        , 0.        , 0.        , 0.        ,</text:p>
            <text:p>       0.        , 1.        , 0.        , 1.        , 1.        ,</text:p>
            <text:p>       0.5       , 0.33333333, 1.        , 0.        , 0.        ,</text:p>
            <text:p>       0.        , 0.5       , 0.75      , 1.        , 0.75      ,</text:p>
            <text:p>       0.33333333, 0.7       ]), array([2414,   35,   18,    7,    6,    7,    9,    4,    5,    2,    5,</text:p>
            <text:p>          0,    4,    2,    0,    1,    0,    0,    2,    3,    1,    1,</text:p>
            <text:p>          0,    0,    0,    1,    2,    0,    1,    0,    1,    3,    0,</text:p>
            <text:p>          1,    1,    2,    3,    0,    1,    1,    1,    2,    2,    4,</text:p>
            <text:p>          2,    4,    0,    0,    3,   10,    0]))</text:p>
          </table:table-cell>
          <table:table-cell office:value-type="float" office:value="0.278097378182657" calcext:value-type="float">
            <text:p>0,278097378182657</text:p>
          </table:table-cell>
          <table:table-cell office:value-type="float" office:value="0.0501030389057111" calcext:value-type="float">
            <text:p>0,0501030389057111</text:p>
          </table:table-cell>
          <table:table-cell office:value-type="float" office:value="0.341969895645355" calcext:value-type="float">
            <text:p>0,341969895645355</text:p>
          </table:table-cell>
          <table:table-cell office:value-type="float" office:value="0.670126954714457" calcext:value-type="float">
            <text:p>0,670126954714457</text:p>
          </table:table-cell>
          <table:table-cell office:value-type="float" office:value="0.184487972212465" calcext:value-type="float">
            <text:p>0,184487972212465</text:p>
          </table:table-cell>
          <table:table-cell office:value-type="float" office:value="0.825656980276108" calcext:value-type="float">
            <text:p>0,825656980276108</text:p>
          </table:table-cell>
          <table:table-cell office:value-type="float" office:value="0.0646880838637413" calcext:value-type="float">
            <text:p>0,0646880838637413</text:p>
          </table:table-cell>
          <table:table-cell office:value-type="string" calcext:value-type="string">
            <text:p>(array([0.00679997, 0.10214116, 0.15591705, 0.22698994, 0.2867064 ,</text:p>
            <text:p>       0.37987719, 0.4374612 , 0.47870233, 0.57393393, 0.61320792,</text:p>
            <text:p>       0.70691311, 0.76967265, 0.83115122, 0.89714557, 0.99824524]), array([0., 0., 0., 0., 0., 0., 0., 0., 1., 1., 1., 1., 1., 1., 1.]), array([ 146,    7,    9,    4,    4,    6,    1,    3,    2,    3,    5,</text:p>
            <text:p>          8,   11,   25, 2337,    0]))</text:p>
          </table:table-cell>
          <table:table-cell office:value-type="string" calcext:value-type="string">
            <text:p>(array([0.03434147, 0.90177578, 0.99489621, 0.99811366, 0.99901834,</text:p>
            <text:p>       0.99943771, 0.99968693, 0.99980419, 0.99985857, 0.99989217,</text:p>
            <text:p>       0.99991602, 0.99993329, 0.99994653, 0.99995861, 0.99997069]), array([0.        , 0.95321637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37538, 0.02955496, 0.04577855, 0.07458317, 0.09020675,</text:p>
            <text:p>       0.10283079, 0.13272642, 0.15038239, 0.17434302, 0.19411796,</text:p>
            <text:p>       0.21454914, 0.27037384, 0.28104699, 0.3189694 , 0.37294167,</text:p>
            <text:p>       0.39374824, 0.4374612 , 0.47616455, 0.48377788, 0.56591424,</text:p>
            <text:p>       0.58195361, 0.60934477, 0.62093422, 0.67593098, 0.68959194,</text:p>
            <text:p>       0.71661639, 0.72621311, 0.74783864, 0.77056324, 0.7984878 ,</text:p>
            <text:p>       0.80648692, 0.82633459, 0.84543712, 0.87325165, 0.89002701,</text:p>
            <text:p>       0.91190305, 0.93127428, 0.95299317, 0.97105491, 0.99890279]), array([0., 0., 0., 0., 0., 0., 0., 0., 0., 0., 0., 0., 0., 0., 0., 0., 0.,</text:p>
            <text:p>       0., 0., 1., 1., 1., 1., 1., 1., 1., 1., 1., 1., 1., 1., 1., 1., 1.,</text:p>
            <text:p>       1., 1., 1., 1., 1., 1.]), array([ 130,   11,    5,    1,    2,    2,    5,    3,    2,    1,    3,</text:p>
            <text:p>          0,    0,    3,    1,    1,    0,    0,    4,    2,    0,    1,</text:p>
            <text:p>          0,    2,    1,    0,    0,    0,    1,    1,    2,    1,    0,</text:p>
            <text:p>          1,    1,    1,    2,    4,    1,    3,    2,    5,    3,    8,</text:p>
            <text:p>          7,    8,    6,   13,   27, 2294,    0]))</text:p>
          </table:table-cell>
          <table:table-cell office:value-type="float" office:value="0.245621706711812" calcext:value-type="float">
            <text:p>0,245621706711812</text:p>
          </table:table-cell>
          <table:table-cell office:value-type="float" office:value="0.00635660897589375" calcext:value-type="float">
            <text:p>0,00635660897589375</text:p>
          </table:table-cell>
          <table:table-cell office:value-type="float" office:value="0.218396946609096" calcext:value-type="float">
            <text:p>0,218396946609096</text:p>
          </table:table-cell>
          <table:table-cell office:value-type="float" office:value="0.478702326615651" calcext:value-type="float">
            <text:p>0,478702326615651</text:p>
          </table:table-cell>
          <table:table-cell office:value-type="float" office:value="0.0514405921308531" calcext:value-type="float">
            <text:p>0,0514405921308531</text:p>
          </table:table-cell>
          <table:table-cell office:value-type="float" office:value="0.48377788066864" calcext:value-type="float">
            <text:p>0,48377788066864</text:p>
          </table:table-cell>
        </table:table-row>
        <table:table-row table:style-name="ro4">
          <table:table-cell office:value-type="string" calcext:value-type="string">
            <text:p>(array([0.00363236, 0.09381309, 0.16028989, 0.23415784, 0.29178522,</text:p>
            <text:p>       0.36895466, 0.43945716, 0.48847731, 0.56792305, 0.63170005,</text:p>
            <text:p>       0.69890773, 0.75866092, 0.82934569, 0.90315305, 0.98330176]), array([0.04028972, 0.2       , 0.10344828, 0.2173913 , 0.2       ,</text:p>
            <text:p>       0.27272727, 0.18181818, 0.        , 0.18181818, 0.14285714,</text:p>
            <text:p>       0.16666667, 0.11111111, 0.33333333, 0.27586207, 0.3245614 ]), array([2209,   60,   29,   23,   15,   11,   11,   12,   11,   14,    6,</text:p>
            <text:p>          9,   18,   29,  114,    0]))</text:p>
          </table:table-cell>
          <table:table-cell office:value-type="string" calcext:value-type="string">
            <text:p>(array([3.00184040e-05, 4.37132782e-05, 6.39799907e-05, 9.19335020e-05,</text:p>
            <text:p>       1.34818167e-04, 2.05952825e-04, 3.25310200e-04, 5.35725020e-04,</text:p>
            <text:p>       9.63773600e-04, 1.73848939e-03, 3.66758580e-03, 9.50970653e-03,</text:p>
            <text:p>       3.76598132e-02, 2.99704353e-01, 9.38871645e-01]), array([0.        , 0.        , 0.00581395, 0.02923977, 0.00584795,</text:p>
            <text:p>       0.02325581, 0.02923977, 0.04093567, 0.02325581, 0.04093567,</text:p>
            <text:p>       0.05847953, 0.13372093, 0.15204678, 0.16374269, 0.3081395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72879, 0.02761905, 0.04753984, 0.06894184, 0.08730822,</text:p>
            <text:p>       0.11027951, 0.12929964, 0.14926144, 0.17108535, 0.18939352,</text:p>
            <text:p>       0.21124957, 0.2276178 , 0.24973773, 0.27189112, 0.29207563,</text:p>
            <text:p>       0.31499998, 0.32317758, 0.352979  , 0.36747774, 0.39734888,</text:p>
            <text:p>       0.41091036, 0.42623636, 0.44635227, 0.46937737, 0.49001647,</text:p>
            <text:p>       0.50053012, 0.53002739, 0.55012582, 0.57107478, 0.5871516 ,</text:p>
            <text:p>       0.61273931, 0.6271884 , 0.64734831, 0.68788333, 0.71083438,</text:p>
            <text:p>       0.73650205, 0.75756001, 0.7653268 , 0.80809463, 0.8289651 ,</text:p>
            <text:p>       0.85054433, 0.8685849 , 0.88851388, 0.91138249, 0.93022237,</text:p>
            <text:p>       0.94936372, 0.9719197 , 0.99399613]), array([0.0339064 , 0.140625  , 0.13513514, 0.23529412, 0.1875    ,</text:p>
            <text:p>       0.125     , 0.23076923, 0.        , 0.21428571, 0.        ,</text:p>
            <text:p>       0.33333333, 0.28571429, 0.        , 0.375     , 0.2       ,</text:p>
            <text:p>       0.        , 0.        , 0.66666667, 0.16666667, 0.        ,</text:p>
            <text:p>       0.33333333, 0.        , 0.25      , 0.        , 0.        ,</text:p>
            <text:p>       0.        , 0.5       , 0.        , 0.33333333, 0.        ,</text:p>
            <text:p>       0.25      , 0.        , 0.16666667, 0.        , 0.        ,</text:p>
            <text:p>       0.33333333, 0.        , 0.16666667, 0.66666667, 0.28571429,</text:p>
            <text:p>       0.        , 0.14285714, 0.33333333, 0.18181818, 0.25      ,</text:p>
            <text:p>       0.11111111, 0.20833333, 0.40789474]), array([2094,   64,   37,   34,   16,   16,   13,    8,   14,    2,    6,</text:p>
            <text:p>          7,    8,    8,    5,    3,    1,    3,    6,    2,    3,    1,</text:p>
            <text:p>          4,    7,    6,    1,    2,    3,    3,    4,    4,    4,    6,</text:p>
            <text:p>          0,    4,    1,    3,    1,    6,    0,    6,    7,    3,    7,</text:p>
            <text:p>          6,   11,   12,    9,   24,   76,    0]))</text:p>
          </table:table-cell>
          <table:table-cell office:value-type="float" office:value="0.332490910212361" calcext:value-type="float">
            <text:p>0,332490910212361</text:p>
          </table:table-cell>
          <table:table-cell office:value-type="float" office:value="0.083642804955654" calcext:value-type="float">
            <text:p>0,083642804955654</text:p>
          </table:table-cell>
          <table:table-cell office:value-type="float" office:value="0.370420963554342" calcext:value-type="float">
            <text:p>0,370420963554342</text:p>
          </table:table-cell>
          <table:table-cell office:value-type="float" office:value="0.658740357348793" calcext:value-type="float">
            <text:p>0,658740357348793</text:p>
          </table:table-cell>
          <table:table-cell office:value-type="float" office:value="0.6307321100734" calcext:value-type="float">
            <text:p>0,6307321100734</text:p>
          </table:table-cell>
          <table:table-cell office:value-type="float" office:value="0.850544333457947" calcext:value-type="float">
            <text:p>0,850544333457947</text:p>
          </table:table-cell>
          <table:table-cell office:value-type="float" office:value="0.0891832988648864" calcext:value-type="float">
            <text:p>0,0891832988648864</text:p>
          </table:table-cell>
          <table:table-cell office:value-type="string" calcext:value-type="string">
            <text:p>(array([0.01626477, 0.09761943, 0.16706319, 0.23682268, 0.29760979,</text:p>
            <text:p>       0.36635009, 0.42862535, 0.51152269, 0.55709125, 0.62805508,</text:p>
            <text:p>       0.70750357, 0.76426384, 0.83705511, 0.90685883, 0.99664927]), array([0.        , 0.        , 0.        , 0.        , 0.        ,</text:p>
            <text:p>       0.        , 0.        , 0.83333333, 1.        , 1.        ,</text:p>
            <text:p>       1.        , 1.        , 1.        , 1.        , 1.        ]), array([ 166,   33,   15,   13,    8,   15,   11,   12,   11,   10,   13,</text:p>
            <text:p>         19,   32,   56, 2157,    0]))</text:p>
          </table:table-cell>
          <table:table-cell office:value-type="string" calcext:value-type="string">
            <text:p>(array([0.01829998, 0.45145268, 0.93495827, 0.98822271, 0.99593105,</text:p>
            <text:p>       0.99815173, 0.99898687, 0.99943419, 0.99966408, 0.99979029,</text:p>
            <text:p>       0.99986334, 0.99990772, 0.99993599, 0.99995629, 0.99996998]), array([0.        , 0.46783626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571059, 0.02854868, 0.05131475, 0.0692566 , 0.08919074,</text:p>
            <text:p>       0.10859915, 0.1297776 , 0.14945567, 0.17444324, 0.19365039,</text:p>
            <text:p>       0.21150922, 0.23282004, 0.24243999, 0.26738812, 0.28948358,</text:p>
            <text:p>       0.31211667, 0.35241707, 0.37277102, 0.38815892, 0.41159487,</text:p>
            <text:p>       0.43107137, 0.44869044, 0.47489059, 0.49946988, 0.50998353,</text:p>
            <text:p>       0.53116297, 0.55324339, 0.57456537, 0.58692484, 0.60691208,</text:p>
            <text:p>       0.63354844, 0.64603618, 0.67682242, 0.68500002, 0.70735584,</text:p>
            <text:p>       0.72855296, 0.75026227, 0.77139609, 0.78888025, 0.80951359,</text:p>
            <text:p>       0.83100821, 0.85073856, 0.86974522, 0.88863788, 0.91323764,</text:p>
            <text:p>       0.93089683, 0.95310276, 0.97263028, 0.9983379 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116,   28,   13,   17,   12,    6,    9,    3,    8,    2,    2,</text:p>
            <text:p>          7,    1,    5,    2,    4,    0,    7,    5,    3,    5,    2,</text:p>
            <text:p>          4,    1,    1,    6,    8,    3,    2,    2,    3,    5,    2,</text:p>
            <text:p>          1,    3,    4,    6,    8,    6,    4,    6,   13,    8,   11,</text:p>
            <text:p>         16,   15,   29,   33,   60, 2054,    0]))</text:p>
          </table:table-cell>
          <table:table-cell office:value-type="float" office:value="0.235645933328723" calcext:value-type="float">
            <text:p>0,235645933328723</text:p>
          </table:table-cell>
          <table:table-cell office:value-type="float" office:value="0.00799406899798802" calcext:value-type="float">
            <text:p>0,00799406899798802</text:p>
          </table:table-cell>
          <table:table-cell office:value-type="float" office:value="0.248291299270064" calcext:value-type="float">
            <text:p>0,248291299270064</text:p>
          </table:table-cell>
          <table:table-cell office:value-type="float" office:value="0.44290875304829" calcext:value-type="float">
            <text:p>0,44290875304829</text:p>
          </table:table-cell>
          <table:table-cell office:value-type="float" office:value="0.0650417277437829" calcext:value-type="float">
            <text:p>0,0650417277437829</text:p>
          </table:table-cell>
          <table:table-cell office:value-type="float" office:value="0.499469876289368" calcext:value-type="float">
            <text:p>0,499469876289368</text:p>
          </table:table-cell>
        </table:table-row>
        <table:table-row table:style-name="ro4">
          <table:table-cell office:value-type="string" calcext:value-type="string">
            <text:p>(array([0.00251726, 0.09065099, 0.17182824, 0.23158332, 0.3109734 ,</text:p>
            <text:p>       0.36504079, 0.42686003, 0.49593656, 0.55703887, 0.64345959,</text:p>
            <text:p>       0.70517499, 0.76867135, 0.8345836 , 0.90116477, 0.97999333]), array([0.05446809, 0.13793103, 0.23076923, 0.15384615, 0.        ,</text:p>
            <text:p>       0.125     , 0.28571429, 0.4       , 0.125     , 0.2       ,</text:p>
            <text:p>       0.125     , 0.3       , 0.27272727, 0.25      , 0.40277778]), array([2350,   29,   13,   13,    8,    8,   14,    5,    8,   10,    8,</text:p>
            <text:p>         10,   11,   12,   72,    0]))</text:p>
          </table:table-cell>
          <table:table-cell office:value-type="string" calcext:value-type="string">
            <text:p>(array([4.49609075e-06, 7.06290890e-06, 1.03311551e-05, 1.47394945e-05,</text:p>
            <text:p>       2.17698786e-05, 3.42635416e-05, 5.54421086e-05, 9.39088721e-05,</text:p>
            <text:p>       1.78584694e-04, 3.87039886e-04, 8.76367877e-04, 2.32176203e-03,</text:p>
            <text:p>       7.23388182e-03, 6.05987668e-02, 7.56620014e-01]), array([0.00581395, 0.01754386, 0.02325581, 0.01169591, 0.01169591,</text:p>
            <text:p>       0.02325581, 0.02339181, 0.02923977, 0.05232558, 0.07017544,</text:p>
            <text:p>       0.0877193 , 0.12209302, 0.14619883, 0.16959064, 0.2906976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8336, 0.02755876, 0.04883939, 0.06841947, 0.08779479,</text:p>
            <text:p>       0.11054373, 0.129586  , 0.15711093, 0.1680586 , 0.18814592,</text:p>
            <text:p>       0.21106895, 0.22794804, 0.25129967, 0.26619563, 0.29052094,</text:p>
            <text:p>       0.30788111, 0.32933267, 0.3449131 , 0.36902117, 0.39607871,</text:p>
            <text:p>       0.40922395, 0.42167697, 0.45113317, 0.47002724, 0.49336813,</text:p>
            <text:p>       0.51145965, 0.53917301, 0.55141473, 0.570493  , 0.60315919,</text:p>
            <text:p>       0.63148932, 0.64993674, 0.6623862 , 0.69029078, 0.7046113 ,</text:p>
            <text:p>       0.72118658, 0.75405645, 0.76655116, 0.79027806, 0.80411687,</text:p>
            <text:p>       0.83124587, 0.84596293, 0.86972466, 0.88866444, 0.90762171,</text:p>
            <text:p>       0.9354231 , 0.95162378, 0.96922594, 0.99207713]), array([0.04913679, 0.12962963, 0.26923077, 0.25      , 0.09090909,</text:p>
            <text:p>       0.125     , 0.        , 0.5       , 0.2       , 0.2       ,</text:p>
            <text:p>       0.2       , 0.        , 0.25      , 0.        , 0.        ,</text:p>
            <text:p>       0.        , 0.        , 0.        , 0.2       , 0.        ,</text:p>
            <text:p>       0.66666667, 0.        , 0.        , 1.        , 0.        ,</text:p>
            <text:p>       0.5       , 0.        , 0.25      , 0.        , 0.        ,</text:p>
            <text:p>       0.33333333, 0.33333333, 0.        , 0.        , 0.25      ,</text:p>
            <text:p>       0.        , 0.25      , 0.33333333, 0.33333333, 0.        ,</text:p>
            <text:p>       0.        , 0.75      , 0.        , 0.2       , 0.5       ,</text:p>
            <text:p>       0.4       , 0.55555556, 0.2       , 0.42222222]), array([2259,   54,   26,   20,   11,    8,    2,    2,    5,    5,    5,</text:p>
            <text:p>          3,    4,    1,    2,    3,    4,    1,    5,    1,    6,    3,</text:p>
            <text:p>          5,    1,    2,    2,    1,    4,    3,    0,    1,    3,    3,</text:p>
            <text:p>          3,    2,    4,    2,    4,    3,    3,    2,    4,    4,    2,</text:p>
            <text:p>          5,    4,    5,    9,   15,   45,    0]))</text:p>
          </table:table-cell>
          <table:table-cell office:value-type="float" office:value="0.315905798660881" calcext:value-type="float">
            <text:p>0,315905798660881</text:p>
          </table:table-cell>
          <table:table-cell office:value-type="float" office:value="0.0792053046785465" calcext:value-type="float">
            <text:p>0,0792053046785465</text:p>
          </table:table-cell>
          <table:table-cell office:value-type="float" office:value="0.369690868047501" calcext:value-type="float">
            <text:p>0,369690868047501</text:p>
          </table:table-cell>
          <table:table-cell office:value-type="float" office:value="0.651164770126343" calcext:value-type="float">
            <text:p>0,651164770126343</text:p>
          </table:table-cell>
          <table:table-cell office:value-type="float" office:value="0.465922339277905" calcext:value-type="float">
            <text:p>0,465922339277905</text:p>
          </table:table-cell>
          <table:table-cell office:value-type="float" office:value="0.869724661111832" calcext:value-type="float">
            <text:p>0,869724661111832</text:p>
          </table:table-cell>
          <table:table-cell office:value-type="float" office:value="0.0811214437614728" calcext:value-type="float">
            <text:p>0,0811214437614728</text:p>
          </table:table-cell>
          <table:table-cell office:value-type="string" calcext:value-type="string">
            <text:p>(array([0.01078691, 0.09576419, 0.16988793, 0.23124153, 0.29439011,</text:p>
            <text:p>       0.35883256, 0.43154021, 0.49985205, 0.56611025, 0.63819585,</text:p>
            <text:p>       0.69048261, 0.76837886, 0.83195537, 0.90821546, 0.99755154]), array([0. , 0. , 0. , 0. , 0. , 0. , 0. , 0.6, 1. , 1. , 1. , 1. , 1. ,</text:p>
            <text:p>       1. , 1. ]), array([ 171,   13,   11,    9,    7,    9,   11,    5,   11,    9,    9,</text:p>
            <text:p>         14,   13,   28, 2251,    0]))</text:p>
          </table:table-cell>
          <table:table-cell office:value-type="string" calcext:value-type="string">
            <text:p>(array([0.01111251, 0.61119339, 0.98146438, 0.99639384, 0.99877808,</text:p>
            <text:p>       0.99953028, 0.99979668, 0.99989856, 0.99994152, 0.99996448,</text:p>
            <text:p>       0.99997758, 0.99998498, 0.99998957, 0.9999929 , 0.9999955 ]), array([0.        , 0.6432748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64964, 0.03008434, 0.0468458 , 0.06743242, 0.09209967,</text:p>
            <text:p>       0.11258587, 0.13027534, 0.15725965, 0.16851077, 0.19168158,</text:p>
            <text:p>       0.21248175, 0.23140061, 0.24523183, 0.27881342, 0.29456182,</text:p>
            <text:p>       0.30970922, 0.3376138 , 0.35406509, 0.37056021, 0.39684081,</text:p>
            <text:p>       0.4114605 , 0.429507  , 0.45058411, 0.46542712, 0.49652499,</text:p>
            <text:p>       0.51090267, 0.5502909 , 0.57832303, 0.59524913, 0.60392129,</text:p>
            <text:p>       0.63220854, 0.65651365, 0.67066733, 0.69211889, 0.7070296 ,</text:p>
            <text:p>       0.73380437, 0.74798861, 0.76965264, 0.79058694, 0.81063722,</text:p>
            <text:p>       0.83181109, 0.84603729, 0.870414  , 0.89023771, 0.9117536 ,</text:p>
            <text:p>       0.93224621, 0.95042057, 0.97243637, 0.99893685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137,   19,   11,    8,    3,    5,    2,    2,    5,    3,    3,</text:p>
            <text:p>          2,    4,    2,    3,    2,    3,    2,    3,    1,    4,    3,</text:p>
            <text:p>          3,    2,    1,    3,    0,    6,    3,    2,    1,    5,    2,</text:p>
            <text:p>          4,    3,    3,    1,    4,    4,    5,    4,    4,    4,    2,</text:p>
            <text:p>          8,   12,   17,   24,   50, 2167,    0]))</text:p>
          </table:table-cell>
          <table:table-cell office:value-type="float" office:value="0.219446763301786" calcext:value-type="float">
            <text:p>0,219446763301786</text:p>
          </table:table-cell>
          <table:table-cell office:value-type="float" office:value="0.00449904278827996" calcext:value-type="float">
            <text:p>0,00449904278827996</text:p>
          </table:table-cell>
          <table:table-cell office:value-type="float" office:value="0.245530996882852" calcext:value-type="float">
            <text:p>0,245530996882852</text:p>
          </table:table-cell>
          <table:table-cell office:value-type="float" office:value="0.433889749375257" calcext:value-type="float">
            <text:p>0,433889749375257</text:p>
          </table:table-cell>
          <table:table-cell office:value-type="float" office:value="0.0320814622903776" calcext:value-type="float">
            <text:p>0,0320814622903776</text:p>
          </table:table-cell>
          <table:table-cell office:value-type="float" office:value="0.49652498960495" calcext:value-type="float">
            <text:p>0,49652498960495</text:p>
          </table:table-cell>
        </table:table-row>
        <table:table-row table:style-name="ro4">
          <table:table-cell office:value-type="string" calcext:value-type="string">
            <text:p>(array([0.0067488 , 0.09435137, 0.16720164, 0.22894255, 0.29429934,</text:p>
            <text:p>       0.3631557 , 0.43315147, 0.50123795, 0.56902688, 0.63616225,</text:p>
            <text:p>       0.69770165, 0.76492899, 0.83018616, 0.89963405, 0.97419216]), array([0.03583873, 0.13793103, 0.10714286, 0.14285714, 0.0625    ,</text:p>
            <text:p>       0.1       , 0.23076923, 0.16666667, 0.13333333, 0.23076923,</text:p>
            <text:p>       0.23529412, 0.16      , 0.23333333, 0.30952381, 0.38      ]), array([2009,  116,   56,   42,   32,   30,   13,   18,   15,   26,   17,</text:p>
            <text:p>         25,   30,   42,  100,    0]))</text:p>
          </table:table-cell>
          <table:table-cell office:value-type="string" calcext:value-type="string">
            <text:p>(array([1.37289094e-04, 2.28746952e-04, 3.47193039e-04, 5.10487622e-04,</text:p>
            <text:p>       7.78995347e-04, 1.17008150e-03, 1.78310412e-03, 2.91776922e-03,</text:p>
            <text:p>       5.19780589e-03, 9.98159228e-03, 2.17743871e-02, 5.56321113e-02,</text:p>
            <text:p>       1.61365188e-01, 5.24402009e-01, 9.30868785e-01]), array([0.        , 0.01169591, 0.01744186, 0.02339181, 0.02339181,</text:p>
            <text:p>       0.00581395, 0.03508772, 0.03508772, 0.04651163, 0.05847953,</text:p>
            <text:p>       0.11111111, 0.09883721, 0.11695906, 0.15789474, 0.3372093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91539, 0.02879991, 0.04928732, 0.06991402, 0.09110439,</text:p>
            <text:p>       0.10822235, 0.12883093, 0.15045103, 0.16956365, 0.19319978,</text:p>
            <text:p>       0.20897994, 0.23006149, 0.25215225, 0.27064514, 0.28945074,</text:p>
            <text:p>       0.30834223, 0.33021882, 0.34905604, 0.36904212, 0.38633526,</text:p>
            <text:p>       0.41556319, 0.42495525, 0.44758992, 0.4723857 , 0.49520378,</text:p>
            <text:p>       0.510457  , 0.52944001, 0.55285277, 0.57134141, 0.59021305,</text:p>
            <text:p>       0.60536475, 0.63042436, 0.64833733, 0.66650426, 0.6944194 ,</text:p>
            <text:p>       0.70863121, 0.7210862 , 0.75203682, 0.76546836, 0.79008406,</text:p>
            <text:p>       0.80996117, 0.82830745, 0.84945202, 0.87174791, 0.89242646,</text:p>
            <text:p>       0.90901245, 0.93185083, 0.9517878 , 0.97088007, 0.98985325]), array([0.02850755, 0.12030075, 0.04225352, 0.16326531, 0.12195122,</text:p>
            <text:p>       0.10714286, 0.10526316, 0.11111111, 0.05882353, 0.1875    ,</text:p>
            <text:p>       0.11764706, 0.08333333, 0.27272727, 0.        , 0.16666667,</text:p>
            <text:p>       0.        , 0.14285714, 0.18181818, 0.        , 0.        ,</text:p>
            <text:p>       0.2       , 0.5       , 0.        , 0.25      , 0.        ,</text:p>
            <text:p>       0.42857143, 0.        , 0.2       , 0.        , 0.2       ,</text:p>
            <text:p>       0.2       , 0.2       , 0.33333333, 0.125     , 0.66666667,</text:p>
            <text:p>       0.        , 0.        , 0.08333333, 0.14285714, 0.33333333,</text:p>
            <text:p>       0.25      , 0.28571429, 0.25      , 0.3125    , 0.16666667,</text:p>
            <text:p>       0.35714286, 0.35294118, 0.16666667, 0.33333333, 0.46      ]), array([1789,  133,   71,   49,   41,   28,   19,   18,   17,   16,   17,</text:p>
            <text:p>         12,   11,   10,   12,    8,    7,   11,    8,    8,    5,    2,</text:p>
            <text:p>          5,    4,    6,    7,    3,    5,    4,    5,    5,   10,    6,</text:p>
            <text:p>          8,    6,    7,    1,   12,    7,    6,   12,    7,    8,   16,</text:p>
            <text:p>          6,   14,   17,   18,   24,   50,    0]))</text:p>
          </table:table-cell>
          <table:table-cell office:value-type="float" office:value="0.329353375788511" calcext:value-type="float">
            <text:p>0,329353375788511</text:p>
          </table:table-cell>
          <table:table-cell office:value-type="float" office:value="0.0914158771726419" calcext:value-type="float">
            <text:p>0,0914158771726419</text:p>
          </table:table-cell>
          <table:table-cell office:value-type="float" office:value="0.336976078985821" calcext:value-type="float">
            <text:p>0,336976078985821</text:p>
          </table:table-cell>
          <table:table-cell office:value-type="float" office:value="0.604928991794586" calcext:value-type="float">
            <text:p>0,604928991794586</text:p>
          </table:table-cell>
          <table:table-cell office:value-type="float" office:value="0.59365948237652" calcext:value-type="float">
            <text:p>0,59365948237652</text:p>
          </table:table-cell>
          <table:table-cell office:value-type="float" office:value="0.785121129618751" calcext:value-type="float">
            <text:p>0,785121129618751</text:p>
          </table:table-cell>
          <table:table-cell office:value-type="float" office:value="0.0941992048750377" calcext:value-type="float">
            <text:p>0,0941992048750377</text:p>
          </table:table-cell>
          <table:table-cell office:value-type="string" calcext:value-type="string">
            <text:p>(array([0.02053833, 0.09709424, 0.17088087, 0.23648689, 0.29884071,</text:p>
            <text:p>       0.36241762, 0.43097684, 0.50244863, 0.56667196, 0.63579251,</text:p>
            <text:p>       0.7037047 , 0.77231959, 0.83329541, 0.90450541, 0.99322178]), array([0.        , 0.        , 0.        , 0.        , 0.        ,</text:p>
            <text:p>       0.        , 0.        , 0.66666667, 1.        , 1.        ,</text:p>
            <text:p>       1.        , 1.        , 1.        , 1.        , 1.        ]), array([ 134,   45,   29,   27,   15,   23,   16,   18,   12,   33,   34,</text:p>
            <text:p>         40,   57,  113, 1975,    0]))</text:p>
          </table:table-cell>
          <table:table-cell office:value-type="string" calcext:value-type="string">
            <text:p>(array([0.03610251, 0.3676185 , 0.7933033 , 0.93174983, 0.97419739,</text:p>
            <text:p>       0.98881296, 0.9943591 , 0.9968652 , 0.99814879, 0.99879707,</text:p>
            <text:p>       0.99919925, 0.99948183, 0.9996503 , 0.99977051, 0.99986271]), array([0.        , 0.2807017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750194, 0.02866503, 0.04833221, 0.07016299, 0.09030122,</text:p>
            <text:p>       0.10857762, 0.13005747, 0.15087856, 0.17417384, 0.19131302,</text:p>
            <text:p>       0.21207427, 0.23273595, 0.24882491, 0.2789138 , 0.28962652,</text:p>
            <text:p>       0.30498257, 0.33382856, 0.35199901, 0.3701933 , 0.39463235,</text:p>
            <text:p>       0.40873882, 0.42743124, 0.44604863, 0.46924325, 0.48999505,</text:p>
            <text:p>       0.50688406, 0.52525008, 0.55175147, 0.57261133, 0.58338868,</text:p>
            <text:p>       0.61274124, 0.63134531, 0.65112742, 0.67016155, 0.69247864,</text:p>
            <text:p>       0.70936483, 0.72935486, 0.74825731, 0.76889103, 0.79178183,</text:p>
            <text:p>       0.80775586, 0.83114518, 0.8496959 , 0.87231482, 0.89203669,</text:p>
            <text:p>       0.90866126, 0.93082498, 0.9507431 , 0.97110412, 0.99708244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 78,   32,   18,   19,   14,    8,   13,    8,    6,   12,    6,</text:p>
            <text:p>          7,   14,    1,    9,    2,    8,    6,    8,    4,    5,    5,</text:p>
            <text:p>          4,    4,    4,    9,    3,    6,    1,    5,    9,   10,   11,</text:p>
            <text:p>          7,   12,   10,   10,    9,   12,   17,   16,   18,   18,   22,</text:p>
            <text:p>         26,   41,   47,   71,  125, 1761,    0]))</text:p>
          </table:table-cell>
          <table:table-cell office:value-type="float" office:value="0.224796144636957" calcext:value-type="float">
            <text:p>0,224796144636957</text:p>
          </table:table-cell>
          <table:table-cell office:value-type="float" office:value="0.0299214010934972" calcext:value-type="float">
            <text:p>0,0299214010934972</text:p>
          </table:table-cell>
          <table:table-cell office:value-type="float" office:value="0.250049563070937" calcext:value-type="float">
            <text:p>0,250049563070937</text:p>
          </table:table-cell>
          <table:table-cell office:value-type="float" office:value="0.433328037460645" calcext:value-type="float">
            <text:p>0,433328037460645</text:p>
          </table:table-cell>
          <table:table-cell office:value-type="float" office:value="0.206696695843062" calcext:value-type="float">
            <text:p>0,206696695843062</text:p>
          </table:table-cell>
          <table:table-cell office:value-type="float" office:value="0.493115938372082" calcext:value-type="float">
            <text:p>0,493115938372082</text:p>
          </table:table-cell>
        </table:table-row>
        <table:table-row table:style-name="ro2">
          <table:table-cell office:value-type="string" calcext:value-type="string">
            <text:p>(array([0.00223145, 0.09296555, 0.16145231, 0.2293453 , 0.30006936,</text:p>
            <text:p>       0.36682383, 0.41019541, 0.50574163, 0.57532421, 0.64390883,</text:p>
            <text:p>       0.70102469, 0.76656997, 0.83896987, 0.89639726, 0.97772251]), array([0.05578859, 0.24      , 0.13333333, 0.0625    , 0.4       ,</text:p>
            <text:p>       0.22222222, 0.4       , 0.28571429, 0.125     , 0.4       ,</text:p>
            <text:p>       0.4       , 0.25      , 0.36363636, 0.33333333, 0.32653061]), array([2384,   25,   15,   16,   10,    9,    5,    7,    8,    5,    5,</text:p>
            <text:p>          4,   11,   18,   49,    0]))</text:p>
          </table:table-cell>
          <table:table-cell office:value-type="string" calcext:value-type="string">
            <text:p>(array([6.20211082e-06, 8.47146357e-06, 1.22726293e-05, 1.89011298e-05,</text:p>
            <text:p>       2.93930336e-05, 4.48387970e-05, 6.43282020e-05, 9.81324082e-05,</text:p>
            <text:p>       1.66125415e-04, 3.09540328e-04, 7.29121133e-04, 1.76453589e-03,</text:p>
            <text:p>       4.95869118e-03, 2.97593636e-02, 6.20926886e-01]), array([0.01162791, 0.00584795, 0.01162791, 0.02923977, 0.        ,</text:p>
            <text:p>       0.05232558, 0.02339181, 0.03508772, 0.04651163, 0.11111111,</text:p>
            <text:p>       0.12280702, 0.10465116, 0.10526316, 0.13450292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8502, 0.02921587, 0.05020661, 0.06776871, 0.08786491,</text:p>
            <text:p>       0.11126925, 0.13005379, 0.14884788, 0.16448744, 0.18958244,</text:p>
            <text:p>       0.20865174, 0.22783419, 0.2478492 , 0.27155   , 0.29821357,</text:p>
            <text:p>       0.30999898, 0.32812651, 0.35036346, 0.37175172, 0.38399523,</text:p>
            <text:p>       0.41019541, 0.47509581, 0.48821907, 0.51485702, 0.52947173,</text:p>
            <text:p>       0.55430022, 0.56913519, 0.58893071, 0.60601151, 0.65338317,</text:p>
            <text:p>       0.69464471, 0.71059465, 0.74483186, 0.76666179, 0.78812444,</text:p>
            <text:p>       0.81490365, 0.82502073, 0.85255759, 0.87019111, 0.8908417 ,</text:p>
            <text:p>       0.91079416, 0.93101604, 0.95032869, 0.96996183, 0.99508883]), array([0.05320069, 0.04651163, 0.22727273, 0.3125    , 0.        ,</text:p>
            <text:p>       0.33333333, 0.25      , 0.25      , 0.16666667, 0.        ,</text:p>
            <text:p>       0.        , 0.        , 0.16666667, 0.66666667, 1.        ,</text:p>
            <text:p>       0.        , 0.33333333, 0.        , 0.33333333, 0.        ,</text:p>
            <text:p>       0.4       , 0.        , 0.        , 0.        , 1.        ,</text:p>
            <text:p>       0.        , 0.        , 0.25      , 0.        , 0.5       ,</text:p>
            <text:p>       0.66666667, 0.        , 0.        , 0.5       , 0.        ,</text:p>
            <text:p>       0.        , 0.33333333, 0.6       , 0.        , 0.57142857,</text:p>
            <text:p>       0.2       , 0.5       , 0.        , 0.30769231, 0.44      ]), array([2312,   43,   22,   16,    5,    9,    4,    4,    6,    3,    5,</text:p>
            <text:p>          5,    6,    3,    1,    4,    3,    1,    6,    1,    5,    0,</text:p>
            <text:p>          0,    1,    2,    2,    2,    2,    2,    4,    1,    0,    4,</text:p>
            <text:p>          0,    3,    2,    0,    1,    2,    1,    2,    3,    5,    5,</text:p>
            <text:p>          7,    5,    4,    9,   13,   25,    0]))</text:p>
          </table:table-cell>
          <table:table-cell office:value-type="float" office:value="0.271448527404817" calcext:value-type="float">
            <text:p>0,271448527404817</text:p>
          </table:table-cell>
          <table:table-cell office:value-type="float" office:value="0.0731961090117395" calcext:value-type="float">
            <text:p>0,0731961090117395</text:p>
          </table:table-cell>
          <table:table-cell office:value-type="float" office:value="0.370969990065331" calcext:value-type="float">
            <text:p>0,370969990065331</text:p>
          </table:table-cell>
          <table:table-cell office:value-type="float" office:value="0.651191901187508" calcext:value-type="float">
            <text:p>0,651191901187508</text:p>
          </table:table-cell>
          <table:table-cell office:value-type="float" office:value="0.341857118358792" calcext:value-type="float">
            <text:p>0,341857118358792</text:p>
          </table:table-cell>
          <table:table-cell office:value-type="float" office:value="0.950328687826792" calcext:value-type="float">
            <text:p>0,950328687826792</text:p>
          </table:table-cell>
          <table:table-cell office:value-type="float" office:value="0.0779238238943513" calcext:value-type="float">
            <text:p>0,0779238238943513</text:p>
          </table:table-cell>
          <table:table-cell office:value-type="string" calcext:value-type="string">
            <text:p>(array([0.00995753, 0.10355986, 0.16166835, 0.23590861, 0.29223212,</text:p>
            <text:p>       0.36526873, 0.42266215, 0.51109935, 0.58889399, 0.63827482,</text:p>
            <text:p>       0.69375684, 0.77127434, 0.83893523, 0.90700357, 0.997901  ]), array([0.        , 0.        , 0.        , 0.        , 0.        ,</text:p>
            <text:p>       0.        , 0.        , 0.71428571, 1.        , 1.        ,</text:p>
            <text:p>       1.        , 1.        , 1.        , 1.        , 1.        ]), array([ 166,   18,    9,    4,    7,    5,    9,    7,    4,    9,    8,</text:p>
            <text:p>         16,   17,   25, 2267,    0]))</text:p>
          </table:table-cell>
          <table:table-cell office:value-type="string" calcext:value-type="string">
            <text:p>(array([0.01237941, 0.67376791, 0.98744047, 0.99699453, 0.99894086,</text:p>
            <text:p>       0.99960892, 0.99981319, 0.99989401, 0.99993278, 0.9999536 ,</text:p>
            <text:p>       0.99996986, 0.99998075, 0.99998763, 0.99999149, 0.9999938 ]), array([0.        , 0.7192982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49278, 0.0309455 , 0.05057027, 0.0679924 , 0.08953638,</text:p>
            <text:p>       0.10948527, 0.12918637, 0.14188194, 0.17339591, 0.18509635,</text:p>
            <text:p>       0.21187556, 0.22861195, 0.25157346, 0.27056867, 0.29234142,</text:p>
            <text:p>       0.30258822, 0.32487503, 0.34305415, 0.37312344, 0.39398849,</text:p>
            <text:p>       0.41016604, 0.43086481, 0.44569978, 0.48514298, 0.51178093,</text:p>
            <text:p>       0.52794921, 0.58889399, 0.61600477, 0.62893414, 0.64975916,</text:p>
            <text:p>       0.67024775, 0.69108774, 0.72648734, 0.75217671, 0.77046076,</text:p>
            <text:p>       0.79134826, 0.81041756, 0.83472087, 0.84884037, 0.86861954,</text:p>
            <text:p>       0.88913802, 0.91213196, 0.93197781, 0.95037627, 0.97096938,</text:p>
            <text:p>       0.99895917]), array([0., 0., 0., 0., 0., 0., 0., 0., 0., 0., 0., 0., 0., 0., 0., 0., 0.,</text:p>
            <text:p>       0., 0., 0., 0., 0., 0., 0., 1., 1., 1., 1., 1., 1., 1., 1., 1., 1.,</text:p>
            <text:p>       1., 1., 1., 1., 1., 1., 1., 1., 1., 1., 1., 1.]), array([ 137,   11,   14,    7,    4,    6,    6,    3,    3,    2,    1,</text:p>
            <text:p>          1,    2,    2,    3,    1,    1,    2,    2,    1,    5,    2,</text:p>
            <text:p>          2,    0,    2,    2,    3,    0,    0,    4,    1,    4,    3,</text:p>
            <text:p>          2,    6,    0,    1,    5,    6,    5,    3,    6,    6,    3,</text:p>
            <text:p>         10,    6,   13,   17,   45, 2200,    0]))</text:p>
          </table:table-cell>
          <table:table-cell office:value-type="float" office:value="0.223893594140201" calcext:value-type="float">
            <text:p>0,223893594140201</text:p>
          </table:table-cell>
          <table:table-cell office:value-type="float" office:value="0.00502719040534573" calcext:value-type="float">
            <text:p>0,00502719040534573</text:p>
          </table:table-cell>
          <table:table-cell office:value-type="float" office:value="0.234864683233277" calcext:value-type="float">
            <text:p>0,234864683233277</text:p>
          </table:table-cell>
          <table:table-cell office:value-type="float" office:value="0.42266215218438" calcext:value-type="float">
            <text:p>0,42266215218438</text:p>
          </table:table-cell>
          <table:table-cell office:value-type="float" office:value="0.0455303344635936" calcext:value-type="float">
            <text:p>0,0455303344635936</text:p>
          </table:table-cell>
          <table:table-cell office:value-type="float" office:value="0.488219067454338" calcext:value-type="float">
            <text:p>0,488219067454338</text:p>
          </table:table-cell>
        </table:table-row>
        <table:table-row table:style-name="ro4">
          <table:table-cell office:value-type="string" calcext:value-type="string">
            <text:p>(array([0.00186031, 0.09535986, 0.16148075, 0.23275138, 0.29696524,</text:p>
            <text:p>       0.35683844, 0.43807698, 0.49633509, 0.57607049, 0.64925166,</text:p>
            <text:p>       0.70514703, 0.77012221, 0.81885004, 0.90610206, 0.97151241]), array([0.06401313, 0.28571429, 0.2       , 0.3       , 0.        ,</text:p>
            <text:p>       0.        , 0.        , 0.18181818, 0.33333333, 0.        ,</text:p>
            <text:p>       0.75      , 0.33333333, 0.        , 0.3       , 0.23809524]), array([2437,   28,   15,   10,    7,    7,    6,   11,    3,    3,    4,</text:p>
            <text:p>          6,    3,   10,   21,    0]))</text:p>
          </table:table-cell>
          <table:table-cell office:value-type="string" calcext:value-type="string">
            <text:p>(array([1.26775131e-05, 1.73118770e-05, 2.19226519e-05, 2.87111166e-05,</text:p>
            <text:p>       3.81679632e-05, 5.07198267e-05, 7.27771874e-05, 1.08578527e-04,</text:p>
            <text:p>       1.69882781e-04, 2.86385442e-04, 5.21759178e-04, 1.03086669e-03,</text:p>
            <text:p>       2.65366091e-03, 1.18230856e-02, 3.76595650e-01]), array([0.        , 0.01169591, 0.02906977, 0.01754386, 0.01169591,</text:p>
            <text:p>       0.01744186, 0.03508772, 0.05847953, 0.03488372, 0.0877193 ,</text:p>
            <text:p>       0.11695906, 0.11627907, 0.13450292, 0.19298246, 0.2209302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9.46702146e-04, 2.76149952e-02, 4.83479717e-02, 6.93542843e-02,</text:p>
            <text:p>       8.86470396e-02, 1.06010085e-01, 1.31588936e-01, 1.58138428e-01,</text:p>
            <text:p>       1.76413521e-01, 1.87496543e-01, 2.12232970e-01, 2.24685285e-01,</text:p>
            <text:p>       2.51076669e-01, 2.75640950e-01, 2.85234943e-01, 3.00038815e-01,</text:p>
            <text:p>       3.31544407e-01, 3.51659457e-01, 3.86839598e-01, 4.06533837e-01,</text:p>
            <text:p>       4.28211302e-01, 4.52386528e-01, 4.70641106e-01, 4.84031677e-01,</text:p>
            <text:p>       5.06632417e-01, 5.28325766e-01, 5.64198315e-01, 5.99814832e-01,</text:p>
            <text:p>       6.49251660e-01, 6.86680794e-01, 7.18998611e-01, 7.33866274e-01,</text:p>
            <text:p>       7.50635386e-01, 7.73390174e-01, 7.91906446e-01, 8.00364375e-01,</text:p>
            <text:p>       8.28092873e-01, 8.69850814e-01, 8.88310989e-01, 9.10752873e-01,</text:p>
            <text:p>       9.32920122e-01, 9.49886143e-01, 9.70489059e-01, 9.92271274e-01]), array([0.0615255 , 0.14285714, 0.22222222, 0.07692308, 0.5       ,</text:p>
            <text:p>       0.5       , 0.25      , 0.25      , 0.        , 0.        ,</text:p>
            <text:p>       0.5       , 0.        , 0.5       , 0.        , 0.        ,</text:p>
            <text:p>       0.        , 0.        , 0.        , 0.        , 0.        ,</text:p>
            <text:p>       0.        , 0.        , 0.2       , 0.        , 0.25      ,</text:p>
            <text:p>       0.        , 0.5       , 0.        , 0.        , 0.5       ,</text:p>
            <text:p>       1.        , 1.        , 0.        , 0.        , 0.5       ,</text:p>
            <text:p>       0.        , 0.        , 1.        , 0.33333333, 0.33333333,</text:p>
            <text:p>       0.        , 0.25      , 0.28571429, 0.25      ]), array([2373,   42,   18,   13,    8,    4,   12,    4,    2,    4,    2,</text:p>
            <text:p>          4,    4,    2,    2,    1,    4,    3,    0,    2,    1,    2,</text:p>
            <text:p>          2,    5,    1,    4,    2,    0,    2,    1,    0,    0,    3,</text:p>
            <text:p>          0,    2,    1,    2,    1,    2,    2,    1,    2,    0,    1,</text:p>
            <text:p>          3,    3,    5,    4,    7,    8,    0]))</text:p>
          </table:table-cell>
          <table:table-cell office:value-type="float" office:value="0.353111508754517" calcext:value-type="float">
            <text:p>0,353111508754517</text:p>
          </table:table-cell>
          <table:table-cell office:value-type="float" office:value="0.0668796900133301" calcext:value-type="float">
            <text:p>0,0668796900133301</text:p>
          </table:table-cell>
          <table:table-cell office:value-type="float" office:value="0.387948969832642" calcext:value-type="float">
            <text:p>0,387948969832642</text:p>
          </table:table-cell>
          <table:table-cell office:value-type="float" office:value="0.818850040435791" calcext:value-type="float">
            <text:p>0,818850040435791</text:p>
          </table:table-cell>
          <table:table-cell office:value-type="float" office:value="0.181159370491684" calcext:value-type="float">
            <text:p>0,181159370491684</text:p>
          </table:table-cell>
          <table:table-cell office:value-type="float" office:value="0.932920122146606" calcext:value-type="float">
            <text:p>0,932920122146606</text:p>
          </table:table-cell>
          <table:table-cell office:value-type="float" office:value="0.0776934673470592" calcext:value-type="float">
            <text:p>0,0776934673470592</text:p>
          </table:table-cell>
          <table:table-cell office:value-type="string" calcext:value-type="string">
            <text:p>(array([0.00712454, 0.09122166, 0.16236386, 0.23098104, 0.31941497,</text:p>
            <text:p>       0.35074834, 0.4184581 , 0.50016643, 0.56238082, 0.64316156,</text:p>
            <text:p>       0.70612464, 0.76778742, 0.8340435 , 0.90257693, 0.99829116]), array([0.        , 0.        , 0.        , 0.        , 0.        ,</text:p>
            <text:p>       0.        , 0.        , 0.45454545, 1.        , 1.        ,</text:p>
            <text:p>       1.        , 1.        , 1.        , 1.        , 1.        ]), array([ 172,   15,    6,    7,    1,    3,    2,   11,    7,    7,   10,</text:p>
            <text:p>          9,   12,   23, 2286,    0]))</text:p>
          </table:table-cell>
          <table:table-cell office:value-type="string" calcext:value-type="string">
            <text:p>(array([0.00712454, 0.70626572, 0.99259043, 0.99831941, 0.99932321,</text:p>
            <text:p>       0.9996628 , 0.99981178, 0.9998838 , 0.99992405, 0.99994794,</text:p>
            <text:p>       0.99996117, 0.9999709 , 0.99997794, 0.99998266, 0.99998732]), array([0.        , 0.76608187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01755, 0.02985153, 0.04414418, 0.06872977, 0.08709562,</text:p>
            <text:p>       0.10884222, 0.13367003, 0.15710443, 0.17190713, 0.19963562,</text:p>
            <text:p>       0.20665279, 0.22660983, 0.25011401, 0.31941497, 0.35074834,</text:p>
            <text:p>       0.40018517, 0.43673104, 0.47426355, 0.49159551, 0.50864226,</text:p>
            <text:p>       0.53155916, 0.54761347, 0.56956836, 0.59346616, 0.6131604 ,</text:p>
            <text:p>       0.64834054, 0.66845559, 0.69636887, 0.71617624, 0.72911266,</text:p>
            <text:p>       0.74833538, 0.77531471, 0.78632627, 0.81250346, 0.82358648,</text:p>
            <text:p>       0.84151691, 0.86917937, 0.89208717, 0.90913121, 0.93128113,</text:p>
            <text:p>       0.94921935, 0.97268317, 0.99917017]), array([0., 0., 0., 0., 0., 0., 0., 0., 0., 0., 0., 0., 0., 0., 0., 0., 0.,</text:p>
            <text:p>       0., 0., 1., 1., 1., 1., 1., 1., 1., 1., 1., 1., 1., 1., 1., 1., 1.,</text:p>
            <text:p>       1., 1., 1., 1., 1., 1., 1., 1., 1.]), array([ 152,   11,    7,    6,    6,    4,    3,    1,    2,    1,    2,</text:p>
            <text:p>          2,    3,    0,    0,    1,    0,    3,    0,    0,    1,    1,</text:p>
            <text:p>          0,    3,    3,    2,    4,    2,    3,    1,    2,    0,    3,</text:p>
            <text:p>          4,    2,    3,    4,    2,    4,    2,    4,    2,    3,   10,</text:p>
            <text:p>          3,    5,   12,   15,   38, 2229,    0]))</text:p>
          </table:table-cell>
          <table:table-cell office:value-type="float" office:value="0.214104497066089" calcext:value-type="float">
            <text:p>0,214104497066089</text:p>
          </table:table-cell>
          <table:table-cell office:value-type="float" office:value="0.00517315147521974" calcext:value-type="float">
            <text:p>0,00517315147521974</text:p>
          </table:table-cell>
          <table:table-cell office:value-type="float" office:value="0.233198018516199" calcext:value-type="float">
            <text:p>0,233198018516199</text:p>
          </table:table-cell>
          <table:table-cell office:value-type="float" office:value="0.437619175229754" calcext:value-type="float">
            <text:p>0,437619175229754</text:p>
          </table:table-cell>
          <table:table-cell office:value-type="float" office:value="0.0598161532080662" calcext:value-type="float">
            <text:p>0,0598161532080662</text:p>
          </table:table-cell>
          <table:table-cell office:value-type="float" office:value="0.491595506668091" calcext:value-type="float">
            <text:p>0,491595506668091</text:p>
          </table:table-cell>
        </table:table-row>
        <table:table-row table:style-name="ro2">
          <table:table-cell office:value-type="string" calcext:value-type="string">
            <text:p>(array([0.00130156, 0.09338132, 0.1671039 , 0.22506334, 0.29786624,</text:p>
            <text:p>       0.35882021, 0.45647489, 0.51807644, 0.56909351, 0.64419165,</text:p>
            <text:p>       0.68877663, 0.75965995, 0.84375682, 0.90364573, 0.97259445]), array([0.07189015, 0.2962963 , 0.22222222, 0.375     , 0.5       ,</text:p>
            <text:p>       0.33333333, 0.2       , 0.33333333, 0.33333333, 0.2       ,</text:p>
            <text:p>       0.        , 0.66666667, 0.5       , 0.6       , 0.33333333]), array([2476,   27,    9,    8,    6,    6,    5,    3,    3,    5,    4,</text:p>
            <text:p>          3,    2,    5,    9,    0]))</text:p>
          </table:table-cell>
          <table:table-cell office:value-type="string" calcext:value-type="string">
            <text:p>(array([2.36138851e-05, 2.62672018e-05, 2.87788522e-05, 3.18768267e-05,</text:p>
            <text:p>       3.61216625e-05, 4.34060263e-05, 5.74242048e-05, 7.99466704e-05,</text:p>
            <text:p>       1.32486485e-04, 2.29102300e-04, 3.94875799e-04, 7.06065171e-04,</text:p>
            <text:p>       1.40448485e-03, 3.82461967e-03, 2.35728701e-01]), array([0.02906977, 0.01754386, 0.00581395, 0.01169591, 0.03508772,</text:p>
            <text:p>       0.01162791, 0.02923977, 0.04093567, 0.03488372, 0.07017544,</text:p>
            <text:p>       0.13450292, 0.14534884, 0.1871345 , 0.16959064, 0.2965116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6.98745016e-04, 2.72757076e-02, 4.89453323e-02, 6.90881061e-02,</text:p>
            <text:p>       8.73721018e-02, 1.11271262e-01, 1.27710121e-01, 1.51355445e-01,</text:p>
            <text:p>       1.71129595e-01, 1.91492260e-01, 2.08297044e-01, 2.30794884e-01,</text:p>
            <text:p>       2.52864391e-01, 2.75093853e-01, 3.05130720e-01, 3.27918917e-01,</text:p>
            <text:p>       3.46127048e-01, 3.72125700e-01, 3.82195503e-01, 4.51967766e-01,</text:p>
            <text:p>       4.63235572e-01, 5.14594585e-01, 5.30724496e-01, 5.85435838e-01,</text:p>
            <text:p>       6.12005234e-01, 6.35503650e-01, 6.55581951e-01, 6.66640759e-01,</text:p>
            <text:p>       6.84940487e-01, 7.14229465e-01, 7.40906119e-01, 7.69036859e-01,</text:p>
            <text:p>       8.31357479e-01, 8.56156170e-01, 8.91981632e-01, 9.06768948e-01,</text:p>
            <text:p>       9.28049505e-01, 9.40080822e-01, 9.69230771e-01, 9.92551357e-01]), array([0.06940452, 0.28      , 0.08333333, 0.27272727, 0.3       ,</text:p>
            <text:p>       0.25      , 0.33333333, 0.        , 0.5       , 0.        ,</text:p>
            <text:p>       0.5       , 0.        , 0.5       , 1.        , 0.33333333,</text:p>
            <text:p>       0.5       , 0.        , 0.5       , 0.        , 0.33333333,</text:p>
            <text:p>       0.        , 0.        , 0.5       , 0.5       , 0.        ,</text:p>
            <text:p>       1.        , 0.        , 0.        , 0.        , 0.        ,</text:p>
            <text:p>       0.        , 1.        , 0.        , 1.        , 0.5       ,</text:p>
            <text:p>       0.5       , 0.5       , 1.        , 0.        , 0.5       ]), array([2435,   25,   12,   11,   10,    8,    3,    2,    4,    2,    4,</text:p>
            <text:p>          2,    2,    2,    0,    3,    2,    2,    2,    1,    0,    0,</text:p>
            <text:p>          3,    2,    0,    2,    2,    0,    0,    2,    1,    1,    2,</text:p>
            <text:p>          2,    2,    1,    0,    1,    2,    0,    0,    1,    1,    0,</text:p>
            <text:p>          2,    2,    2,    1,    3,    4,    0]))</text:p>
          </table:table-cell>
          <table:table-cell office:value-type="float" office:value="0.25971883826008" calcext:value-type="float">
            <text:p>0,25971883826008</text:p>
          </table:table-cell>
          <table:table-cell office:value-type="float" office:value="0.0650942983797557" calcext:value-type="float">
            <text:p>0,0650942983797557</text:p>
          </table:table-cell>
          <table:table-cell office:value-type="float" office:value="0.348631661488631" calcext:value-type="float">
            <text:p>0,348631661488631</text:p>
          </table:table-cell>
          <table:table-cell office:value-type="float" office:value="0.688776627182961" calcext:value-type="float">
            <text:p>0,688776627182961</text:p>
          </table:table-cell>
          <table:table-cell office:value-type="float" office:value="0.185730018075324" calcext:value-type="float">
            <text:p>0,185730018075324</text:p>
          </table:table-cell>
          <table:table-cell office:value-type="float" office:value="0.969230771064758" calcext:value-type="float">
            <text:p>0,969230771064758</text:p>
          </table:table-cell>
          <table:table-cell office:value-type="float" office:value="0.0799357980680788" calcext:value-type="float">
            <text:p>0,0799357980680788</text:p>
          </table:table-cell>
          <table:table-cell office:value-type="string" calcext:value-type="string">
            <text:p>(array([0.00428521, 0.09485723, 0.17042652, 0.23072381, 0.29946614,</text:p>
            <text:p>       0.35311573, 0.44375834, 0.49861699, 0.55123622, 0.63734627,</text:p>
            <text:p>       0.68805735, 0.77162405, 0.83685726, 0.90661387, 0.99883493]), array([0.        , 0.        , 0.        , 0.        , 0.        ,</text:p>
            <text:p>       0.        , 0.        , 0.33333333, 1.        , 1.        ,</text:p>
            <text:p>       1.        , 1.        , 1.        , 1.        , 1.        ]), array([ 184,   10,    3,    4,    7,    6,    3,    3,    5,    5,    3,</text:p>
            <text:p>          7,    8,   22, 2301,    0]))</text:p>
          </table:table-cell>
          <table:table-cell office:value-type="string" calcext:value-type="string">
            <text:p>(array([0.00208906, 0.70849183, 0.996888  , 0.99895058, 0.99949525,</text:p>
            <text:p>       0.99973328, 0.99985155, 0.99991428, 0.99994026, 0.99995555,</text:p>
            <text:p>       0.99996337, 0.99996795, 0.99997108, 0.99997363, 0.99997635]), array([0.       , 0.7251462, 1.       , 1.       , 1.       , 1.       ,</text:p>
            <text:p>       1.       , 1.       , 1.       , 1.       , 1.       , 1.       ,</text:p>
            <text:p>       1.       , 1.       , 1.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97841, 0.02745651, 0.04531947, 0.06687373, 0.08963269,</text:p>
            <text:p>       0.11028852, 0.12196701, 0.17042652, 0.20500161, 0.25644602,</text:p>
            <text:p>       0.27509385, 0.28577054, 0.31043361, 0.33364625, 0.34441805,</text:p>
            <text:p>       0.36992869, 0.38799477, 0.41103005, 0.4566538 , 0.46359116,</text:p>
            <text:p>       0.48540542, 0.53285634, 0.55037525, 0.58190173, 0.6178045 ,</text:p>
            <text:p>       0.63059047, 0.65387295, 0.67838243, 0.69289482, 0.74806938,</text:p>
            <text:p>       0.76912099, 0.78840752, 0.80850774, 0.82905933, 0.85114843,</text:p>
            <text:p>       0.86941832, 0.88923696, 0.91229346, 0.92929164, 0.94983803,</text:p>
            <text:p>       0.97224248, 0.99938583]), array([0., 0., 0., 0., 0., 0., 0., 0., 0., 0., 0., 0., 0., 0., 0., 0., 0.,</text:p>
            <text:p>       0., 0., 0., 0., 1., 1., 1., 1., 1., 1., 1., 1., 1., 1., 1., 1., 1.,</text:p>
            <text:p>       1., 1., 1., 1., 1., 1., 1., 1.]), array([ 171,   10,    1,    4,    4,    3,    1,    0,    3,    0,    2,</text:p>
            <text:p>          0,    2,    2,    1,    3,    3,    2,    1,    1,    1,    0,</text:p>
            <text:p>          1,    1,    2,    0,    3,    2,    0,    1,    1,    2,    2,</text:p>
            <text:p>          1,    2,    0,    0,    1,    4,    2,    2,    2,    3,    2,</text:p>
            <text:p>          7,    8,    9,   12,   18, 2268,    0]))</text:p>
          </table:table-cell>
          <table:table-cell office:value-type="float" office:value="0.224756445066801" calcext:value-type="float">
            <text:p>0,224756445066801</text:p>
          </table:table-cell>
          <table:table-cell office:value-type="float" office:value="0.00161082098009565" calcext:value-type="float">
            <text:p>0,00161082098009565</text:p>
          </table:table-cell>
          <table:table-cell office:value-type="float" office:value="0.23725376379383" calcext:value-type="float">
            <text:p>0,23725376379383</text:p>
          </table:table-cell>
          <table:table-cell office:value-type="float" office:value="0.448763781785965" calcext:value-type="float">
            <text:p>0,448763781785965</text:p>
          </table:table-cell>
          <table:table-cell office:value-type="float" office:value="0.0166543690237211" calcext:value-type="float">
            <text:p>0,0166543690237211</text:p>
          </table:table-cell>
          <table:table-cell office:value-type="float" office:value="0.485405415296555" calcext:value-type="float">
            <text:p>0,485405415296555</text:p>
          </table:table-cell>
        </table:table-row>
        <table:table-row table:style-name="ro7">
          <table:table-cell office:value-type="string" calcext:value-type="string">
            <text:p>(array([6.76874801e-04, 1.00915785e-01, 1.41255796e-01, 2.38629945e-01,</text:p>
            <text:p>       3.03116426e-01, 3.62102528e-01, 4.27983731e-01, 4.91913363e-01,</text:p>
            <text:p>       5.44398010e-01, 6.36714041e-01, 7.07872629e-01, 7.55921036e-01,</text:p>
            <text:p>       8.50902140e-01, 9.19675929e-01, 9.79441497e-01]), array([0.06127353, 0.08333333, 1.        , 0.25      , 0.5       ,</text:p>
            <text:p>       0.33333333, 0.5       , 0.5       , 0.        , 0.        ,</text:p>
            <text:p>       0.25      , 0.        , 0.        , 0.42857143, 0.52      ]), array([2497,   12,    1,    4,    2,    6,    4,    2,    1,    2,    4,</text:p>
            <text:p>          2,    2,    7,   25,    0]))</text:p>
          </table:table-cell>
          <table:table-cell office:value-type="string" calcext:value-type="string">
            <text:p>(array([1.02190958e-05, 1.16208541e-05, 1.29502239e-05, 1.47462799e-05,</text:p>
            <text:p>       1.75262731e-05, 2.19311451e-05, 2.97641078e-05, 4.25526694e-05,</text:p>
            <text:p>       6.45193806e-05, 9.83520941e-05, 1.42414576e-04, 2.30795532e-04,</text:p>
            <text:p>       4.91122279e-04, 1.32040952e-03, 2.78074980e-01]), array([0.01162791, 0.00584795, 0.01744186, 0.01754386, 0.00584795,</text:p>
            <text:p>       0.02906977, 0.05847953, 0.02339181, 0.05813953, 0.06432749,</text:p>
            <text:p>       0.06432749, 0.09883721, 0.14035088, 0.1754386 , 0.2732558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4.03203421e-04, 2.89686910e-02, 5.15644737e-02, 6.81316480e-02,</text:p>
            <text:p>       9.52604309e-02, 1.05007470e-01, 1.24103822e-01, 1.41255796e-01,</text:p>
            <text:p>       2.01470971e-01, 2.45423466e-01, 2.70189583e-01, 3.33687484e-01,</text:p>
            <text:p>       3.47633645e-01, 3.61924261e-01, 3.88052106e-01, 4.15739506e-01,</text:p>
            <text:p>       4.24749613e-01, 4.46696192e-01, 4.91913363e-01, 5.44398010e-01,</text:p>
            <text:p>       6.09782994e-01, 6.69690490e-01, 7.08421409e-01, 7.23666608e-01,</text:p>
            <text:p>       7.41028726e-01, 7.70813346e-01, 8.35174322e-01, 8.66629958e-01,</text:p>
            <text:p>       9.14352730e-01, 9.30836856e-01, 9.48445519e-01, 9.76264020e-01,</text:p>
            <text:p>       9.93518076e-01]), array([0.06010488, 0.16666667, 0.33333333, 0.4       , 0.        ,</text:p>
            <text:p>       0.        , 0.        , 1.        , 1.        , 0.        ,</text:p>
            <text:p>       0.5       , 0.        , 0.5       , 1.        , 0.        ,</text:p>
            <text:p>       1.        , 0.5       , 0.        , 0.5       , 0.        ,</text:p>
            <text:p>       0.        , 0.        , 1.        , 0.        , 0.        ,</text:p>
            <text:p>       0.        , 0.        , 0.        , 0.75      , 0.        ,</text:p>
            <text:p>       0.        , 0.33333333, 0.78571429]), array([2479,   12,    3,    5,    5,    2,    3,    1,    0,    0,    1,</text:p>
            <text:p>          0,    2,    2,    0,    0,    2,    2,    1,    2,    1,    2,</text:p>
            <text:p>          1,    0,    2,    0,    0,    1,    0,    0,    1,    0,    0,</text:p>
            <text:p>          2,    0,    1,    2,    1,    1,    0,    0,    1,    0,    1,</text:p>
            <text:p>          0,    4,    5,    3,    6,   14,    0]))</text:p>
          </table:table-cell>
          <table:table-cell office:value-type="float" office:value="0.363360192885301" calcext:value-type="float">
            <text:p>0,363360192885301</text:p>
          </table:table-cell>
          <table:table-cell office:value-type="float" office:value="0.0515321384250827" calcext:value-type="float">
            <text:p>0,0515321384250827</text:p>
          </table:table-cell>
          <table:table-cell office:value-type="float" office:value="0.449743143122484" calcext:value-type="float">
            <text:p>0,449743143122484</text:p>
          </table:table-cell>
          <table:table-cell office:value-type="float" office:value="0.858744204044342" calcext:value-type="float">
            <text:p>0,858744204044342</text:p>
          </table:table-cell>
          <table:table-cell office:value-type="float" office:value="0.174118186972153" calcext:value-type="float">
            <text:p>0,174118186972153</text:p>
          </table:table-cell>
          <table:table-cell office:value-type="float" office:value="0.948445518811544" calcext:value-type="float">
            <text:p>0,948445518811544</text:p>
          </table:table-cell>
          <table:table-cell office:value-type="float" office:value="0.0693816941723897" calcext:value-type="float">
            <text:p>0,0693816941723897</text:p>
          </table:table-cell>
          <table:table-cell office:value-type="string" calcext:value-type="string">
            <text:p>(array([0.00448581, 0.07884116, 0.14648384, 0.2298763 , 0.28877705,</text:p>
            <text:p>       0.35861328, 0.43247831, 0.49214201, 0.56494901, 0.63381651,</text:p>
            <text:p>       0.69018292, 0.74898373, 0.90149628, 0.99937889]), array([0. , 0. , 0. , 0. , 0. , 0. , 0. , 0.5, 1. , 1. , 1. , 1. , 1. ,</text:p>
            <text:p>       1. ]), array([ 165,    5,    3,    3,    4,    4,    3,    2,    2,    4,    2,</text:p>
            <text:p>          3,    0,   14, 2357,    0]))</text:p>
          </table:table-cell>
          <table:table-cell office:value-type="string" calcext:value-type="string">
            <text:p>(array([0.00819181, 0.89741643, 0.99917888, 0.99968269, 0.99983536,</text:p>
            <text:p>       0.99989047, 0.99992963, 0.99995452, 0.99996897, 0.99997764,</text:p>
            <text:p>       0.99998228, 0.99998517, 0.99998702, 0.99998836, 0.99998978]), array([0.        , 0.9064327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2427, 0.02561958, 0.05249135, 0.06930585, 0.09945166,</text:p>
            <text:p>       0.13337004, 0.1412558 , 0.16482568, 0.20147097, 0.22918665,</text:p>
            <text:p>       0.25897127, 0.27694802, 0.33030951, 0.34595695, 0.36192426,</text:p>
            <text:p>       0.39021701, 0.41573951, 0.42609343, 0.45560199, 0.48405537,</text:p>
            <text:p>       0.50022864, 0.55330381, 0.5765942 , 0.61194789, 0.65068966,</text:p>
            <text:p>       0.66631252, 0.70842141, 0.73779812, 0.75457653, 0.87589618,</text:p>
            <text:p>       0.89499253, 0.91007005, 0.93288899, 0.95030427, 0.97197311,</text:p>
            <text:p>       0.99961376]), array([0., 0., 0., 0., 0., 0., 0., 0., 0., 0., 0., 0., 0., 0., 0., 0., 0.,</text:p>
            <text:p>       0., 0., 0., 1., 1., 1., 1., 1., 1., 1., 1., 1., 1., 1., 1., 1., 1.,</text:p>
            <text:p>       1., 1.]), array([ 152,    6,    4,    7,    1,    0,    1,    1,    1,    0,    1,</text:p>
            <text:p>          1,    1,    3,    0,    0,    2,    1,    1,    1,    1,    1,</text:p>
            <text:p>          1,    0,    1,    1,    0,    1,    1,    0,    2,    0,    1,</text:p>
            <text:p>          2,    0,    1,    1,    2,    0,    0,    0,    0,    0,    3,</text:p>
            <text:p>          2,    8,    3,    2,   12, 2341,    0]))</text:p>
          </table:table-cell>
          <table:table-cell office:value-type="float" office:value="0.214900457236137" calcext:value-type="float">
            <text:p>0,214900457236137</text:p>
          </table:table-cell>
          <table:table-cell office:value-type="float" office:value="0.00125715720643457" calcext:value-type="float">
            <text:p>0,00125715720643457</text:p>
          </table:table-cell>
          <table:table-cell office:value-type="float" office:value="0.238011319368673" calcext:value-type="float">
            <text:p>0,238011319368673</text:p>
          </table:table-cell>
          <table:table-cell office:value-type="float" office:value="0.435050994157791" calcext:value-type="float">
            <text:p>0,435050994157791</text:p>
          </table:table-cell>
          <table:table-cell office:value-type="float" office:value="0.00901631732493069" calcext:value-type="float">
            <text:p>0,00901631732493069</text:p>
          </table:table-cell>
          <table:table-cell office:value-type="float" office:value="0.499771356582642" calcext:value-type="float">
            <text:p>0,499771356582642</text:p>
          </table:table-cell>
        </table:table-row>
        <table:table-row table:style-name="ro6">
          <table:table-cell office:value-type="string" calcext:value-type="string">
            <text:p>(array([0.00158732, 0.09727809, 0.16319831, 0.23592003, 0.2952821 ,</text:p>
            <text:p>       0.37045413, 0.43181109, 0.49931066, 0.56928095, 0.63535146,</text:p>
            <text:p>       0.71076283, 0.77180321, 0.84079694, 0.90792333, 0.9836382 ]), array([0.05208764, 0.33333333, 0.23076923, 0.2       , 0.2       ,</text:p>
            <text:p>       0.        , 0.16666667, 0.        , 0.2       , 0.25      ,</text:p>
            <text:p>       0.        , 0.4       , 0.09090909, 0.2       , 0.31914894]), array([2419,   24,   13,   10,   10,    1,    6,    2,    5,    4,    4,</text:p>
            <text:p>          5,   11,   10,   47,    0]))</text:p>
          </table:table-cell>
          <table:table-cell office:value-type="string" calcext:value-type="string">
            <text:p>(array([6.61396859e-06, 8.14893995e-06, 9.96729339e-06, 1.27692049e-05,</text:p>
            <text:p>       1.71162957e-05, 2.32276561e-05, 3.41592010e-05, 5.77979613e-05,</text:p>
            <text:p>       1.01664940e-04, 1.81810305e-04, 3.24987414e-04, 6.73455517e-04,</text:p>
            <text:p>       1.67146879e-03, 1.27382584e-02, 5.31998225e-01]), array([0.        , 0.        , 0.02325581, 0.01754386, 0.02923977,</text:p>
            <text:p>       0.00581395, 0.01754386, 0.02339181, 0.04069767, 0.07017544,</text:p>
            <text:p>       0.06432749, 0.09883721, 0.11695906, 0.1754386 , 0.2732558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7.13549792e-04, 2.92993264e-02, 5.00752533e-02, 6.86850988e-02,</text:p>
            <text:p>       8.89743194e-02, 1.07814147e-01, 1.32093923e-01, 1.49297833e-01,</text:p>
            <text:p>       1.68775534e-01, 1.88874189e-01, 2.14330475e-01, 2.28664195e-01,</text:p>
            <text:p>       2.51611382e-01, 2.69065577e-01, 2.92215049e-01, 3.16536397e-01,</text:p>
            <text:p>       3.24544981e-01, 3.70454133e-01, 4.14990077e-01, 4.48632111e-01,</text:p>
            <text:p>       4.86218423e-01, 5.12402892e-01, 5.46068966e-01, 5.70237796e-01,</text:p>
            <text:p>       5.89622378e-01, 6.01785064e-01, 6.35421932e-01, 6.42797589e-01,</text:p>
            <text:p>       6.61401272e-01, 6.97564244e-01, 7.17026770e-01, 7.30896056e-01,</text:p>
            <text:p>       7.59896815e-01, 7.69373854e-01, 7.90997684e-01, 8.12674244e-01,</text:p>
            <text:p>       8.32839469e-01, 8.56890619e-01, 8.63833651e-01, 8.87104690e-01,</text:p>
            <text:p>       9.05931246e-01, 9.27973524e-01, 9.48578984e-01, 9.74594593e-01,</text:p>
            <text:p>       9.93944947e-01]), array([0.0468948 , 0.12      , 0.45454545, 0.18181818, 0.375     ,</text:p>
            <text:p>       0.6       , 0.375     , 0.        , 0.33333333, 0.25      ,</text:p>
            <text:p>       0.33333333, 0.        , 0.5       , 0.4       , 0.        ,</text:p>
            <text:p>       0.        , 0.        , 0.        , 0.        , 0.33333333,</text:p>
            <text:p>       0.        , 0.        , 0.        , 0.33333333, 0.        ,</text:p>
            <text:p>       0.        , 1.        , 0.        , 0.        , 0.        ,</text:p>
            <text:p>       0.        , 0.        , 0.        , 0.33333333, 1.        ,</text:p>
            <text:p>       0.33333333, 0.        , 0.        , 0.        , 0.5       ,</text:p>
            <text:p>       0.2       , 0.        , 0.        , 0.25      , 0.40625   ]), array([2367,   25,   22,   11,    8,    5,    8,    3,    3,    4,    3,</text:p>
            <text:p>          3,    2,    5,    4,    1,    2,    0,    1,    0,    3,    0,</text:p>
            <text:p>          3,    0,    1,    1,    0,    1,    3,    1,    1,    1,    1,</text:p>
            <text:p>          1,    2,    1,    1,    1,    3,    1,    3,    3,    1,    4,</text:p>
            <text:p>          2,    5,    4,    6,    8,   32,    0]))</text:p>
          </table:table-cell>
          <table:table-cell office:value-type="float" office:value="0.37198244806643" calcext:value-type="float">
            <text:p>0,37198244806643</text:p>
          </table:table-cell>
          <table:table-cell office:value-type="float" office:value="0.061742335023581" calcext:value-type="float">
            <text:p>0,061742335023581</text:p>
          </table:table-cell>
          <table:table-cell office:value-type="float" office:value="0.447080049911628" calcext:value-type="float">
            <text:p>0,447080049911628</text:p>
          </table:table-cell>
          <table:table-cell office:value-type="float" office:value="0.749887851151553" calcext:value-type="float">
            <text:p>0,749887851151553</text:p>
          </table:table-cell>
          <table:table-cell office:value-type="float" office:value="0.2587424112094" calcext:value-type="float">
            <text:p>0,2587424112094</text:p>
          </table:table-cell>
          <table:table-cell office:value-type="float" office:value="0.948578983545303" calcext:value-type="float">
            <text:p>0,948578983545303</text:p>
          </table:table-cell>
          <table:table-cell office:value-type="float" office:value="0.0737372832210867" calcext:value-type="float">
            <text:p>0,0737372832210867</text:p>
          </table:table-cell>
          <table:table-cell office:value-type="string" calcext:value-type="string">
            <text:p>(array([0.01037206, 0.09737042, 0.15859375, 0.23320131, 0.28439458,</text:p>
            <text:p>       0.36467203, 0.43227091, 0.50068934, 0.56948212, 0.6324839 ,</text:p>
            <text:p>       0.69957473, 0.76658224, 0.83535519, 0.90569367, 0.99871319]), array([0. , 0. , 0. , 0. , 0. , 0. , 0. , 0.5, 1. , 1. , 1. , 1. , 1. ,</text:p>
            <text:p>       1. , 1. ]), array([ 158,   16,   13,    5,    6,    3,    5,    2,    6,    2,    8,</text:p>
            <text:p>         10,   11,   18, 2308,    0]))</text:p>
          </table:table-cell>
          <table:table-cell office:value-type="string" calcext:value-type="string">
            <text:p>(array([0.0170933 , 0.76520433, 0.99634398, 0.99908097, 0.99961061,</text:p>
            <text:p>       0.9997956 , 0.99988951, 0.99993871, 0.99996452, 0.99997619,</text:p>
            <text:p>       0.99998261, 0.99998712, 0.99999002, 0.99999185, 0.99999339]), array([0.        , 0.7953216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98381, 0.02782321, 0.05072261, 0.06892531, 0.0921319 ,</text:p>
            <text:p>       0.10792661, 0.13406107, 0.14310938, 0.16552832, 0.19157779,</text:p>
            <text:p>       0.21422945, 0.23149556, 0.24439299, 0.27284092, 0.28297323,</text:p>
            <text:p>       0.30243576, 0.33859873, 0.35720241, 0.39821494, 0.41037762,</text:p>
            <text:p>       0.42773673, 0.44775173, 0.48759711, 0.51378158, 0.54783805,</text:p>
            <text:p>       0.56618685, 0.58500992, 0.6324839 , 0.67545502, 0.6834636 ,</text:p>
            <text:p>       0.70778495, 0.73469697, 0.74546003, 0.77128002, 0.7874119 ,</text:p>
            <text:p>       0.81431484, 0.82715255, 0.85070217, 0.86740215, 0.88894836,</text:p>
            <text:p>       0.91046416, 0.92998999, 0.95011501, 0.9714451 , 0.99934119]), array([0., 0., 0., 0., 0., 0., 0., 0., 0., 0., 0., 0., 0., 0., 0., 0., 0.,</text:p>
            <text:p>       0., 0., 0., 0., 0., 0., 1., 1., 1., 1., 1., 1., 1., 1., 1., 1., 1.,</text:p>
            <text:p>       1., 1., 1., 1., 1., 1., 1., 1., 1., 1., 1.]), array([ 130,    9,   16,    6,    7,    4,    7,    1,    4,    3,    1,</text:p>
            <text:p>          2,    2,    3,    1,    2,    1,    1,    0,    1,    1,    2,</text:p>
            <text:p>          2,    0,    1,    1,    0,    2,    1,    3,    0,    2,    0,</text:p>
            <text:p>          2,    1,    4,    3,    1,    4,    3,    4,    2,    3,    5,</text:p>
            <text:p>          3,    6,    9,   12,   24, 2269,    0]))</text:p>
          </table:table-cell>
          <table:table-cell office:value-type="float" office:value="0.211578624502199" calcext:value-type="float">
            <text:p>0,211578624502199</text:p>
          </table:table-cell>
          <table:table-cell office:value-type="float" office:value="0.00351103539998539" calcext:value-type="float">
            <text:p>0,00351103539998539</text:p>
          </table:table-cell>
          <table:table-cell office:value-type="float" office:value="0.231997974911438" calcext:value-type="float">
            <text:p>0,231997974911438</text:p>
          </table:table-cell>
          <table:table-cell office:value-type="float" office:value="0.432270908355713" calcext:value-type="float">
            <text:p>0,432270908355713</text:p>
          </table:table-cell>
          <table:table-cell office:value-type="float" office:value="0.0301173119016035" calcext:value-type="float">
            <text:p>0,0301173119016035</text:p>
          </table:table-cell>
          <table:table-cell office:value-type="float" office:value="0.487597107887268" calcext:value-type="float">
            <text:p>0,487597107887268</text:p>
          </table:table-cell>
        </table:table-row>
        <table:table-row table:style-name="ro2">
          <table:table-cell office:value-type="string" calcext:value-type="string">
            <text:p>(array([0.00241819, 0.09584282, 0.16153736, 0.23323627, 0.30179066,</text:p>
            <text:p>       0.37045809, 0.44255488, 0.48864308, 0.5720373 , 0.63789254,</text:p>
            <text:p>       0.70905082, 0.76303303, 0.83575245, 0.91043882, 0.98122867]), array([0.06252554, 0.25641026, 0.26666667, 0.42857143, 0.22222222,</text:p>
            <text:p>       0.25      , 0.25      , 1.        , 0.5       , 0.5       ,</text:p>
            <text:p>       0.25      , 0.        , 0.        , 0.66666667, 0.38095238]), array([2447,   39,   15,    7,    9,    4,    4,    2,    6,    4,    4,</text:p>
            <text:p>          1,    5,    3,   21,    0]))</text:p>
          </table:table-cell>
          <table:table-cell office:value-type="string" calcext:value-type="string">
            <text:p>(array([2.20664473e-05, 3.26948913e-05, 4.52837252e-05, 6.18051475e-05,</text:p>
            <text:p>       8.20756980e-05, 1.08808089e-04, 1.42413847e-04, 2.04027358e-04,</text:p>
            <text:p>       3.16659274e-04, 5.56045559e-04, 1.07787101e-03, 2.20388136e-03,</text:p>
            <text:p>       4.93196927e-03, 1.32403777e-02, 3.12878615e-01]), array([0.01162791, 0.01754386, 0.01162791, 0.04678363, 0.00584795,</text:p>
            <text:p>       0.01744186, 0.04093567, 0.01754386, 0.05232558, 0.0877193 ,</text:p>
            <text:p>       0.05263158, 0.10465116, 0.16374269, 0.21052632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8391, 0.02979011, 0.04943085, 0.07189945, 0.09006578,</text:p>
            <text:p>       0.11074746, 0.12862506, 0.15215863, 0.17009272, 0.18582971,</text:p>
            <text:p>       0.21169186, 0.22999278, 0.25725523, 0.27296096, 0.28940336,</text:p>
            <text:p>       0.31098779, 0.32898811, 0.35828853, 0.39203954, 0.43299878,</text:p>
            <text:p>       0.45211098, 0.47189492, 0.50539124, 0.53406626, 0.55148154,</text:p>
            <text:p>       0.57350111, 0.59105829, 0.61912787, 0.62856364, 0.64298093,</text:p>
            <text:p>       0.66089773, 0.68986779, 0.72823384, 0.76303303, 0.80218458,</text:p>
            <text:p>       0.83403972, 0.85424912, 0.89033365, 0.91747409, 0.9235087 ,</text:p>
            <text:p>       0.95057559, 0.96871835, 0.99425102]), array([0.05921882, 0.14893617, 0.1875    , 0.1875    , 0.3       ,</text:p>
            <text:p>       0.22222222, 0.44444444, 0.28571429, 0.5       , 0.25      ,</text:p>
            <text:p>       1.        , 0.        , 1.        , 0.33333333, 0.5       ,</text:p>
            <text:p>       0.        , 0.        , 0.        , 0.5       , 0.5       ,</text:p>
            <text:p>       0.        , 1.        , 1.        , 0.        , 0.        ,</text:p>
            <text:p>       0.        , 1.        , 0.        , 0.        , 1.        ,</text:p>
            <text:p>       1.        , 0.5       , 0.        , 0.        , 0.        ,</text:p>
            <text:p>       0.        , 0.        , 1.        , 0.        , 1.        ,</text:p>
            <text:p>       1.        , 0.55555556, 0.18181818]), array([2381,   47,   16,   16,   10,    9,    9,    7,    2,    4,    2,</text:p>
            <text:p>          3,    1,    3,    2,    3,    3,    1,    0,    2,    0,    2,</text:p>
            <text:p>          2,    1,    0,    1,    1,    1,    1,    3,    1,    1,    1,</text:p>
            <text:p>          1,    2,    0,    2,    0,    1,    0,    1,    2,    2,    0,</text:p>
            <text:p>          1,    1,    1,    1,    9,   11,    0]))</text:p>
          </table:table-cell>
          <table:table-cell office:value-type="float" office:value="0.302459477069182" calcext:value-type="float">
            <text:p>0,302459477069182</text:p>
          </table:table-cell>
          <table:table-cell office:value-type="float" office:value="0.0567821426803287" calcext:value-type="float">
            <text:p>0,0567821426803287</text:p>
          </table:table-cell>
          <table:table-cell office:value-type="float" office:value="0.391570726383348" calcext:value-type="float">
            <text:p>0,391570726383348</text:p>
          </table:table-cell>
          <table:table-cell office:value-type="float" office:value="0.83575245141983" calcext:value-type="float">
            <text:p>0,83575245141983</text:p>
          </table:table-cell>
          <table:table-cell office:value-type="float" office:value="0.197285938043997" calcext:value-type="float">
            <text:p>0,197285938043997</text:p>
          </table:table-cell>
          <table:table-cell office:value-type="float" office:value="0.917474091053009" calcext:value-type="float">
            <text:p>0,917474091053009</text:p>
          </table:table-cell>
          <table:table-cell office:value-type="float" office:value="0.0737899447059948" calcext:value-type="float">
            <text:p>0,0737899447059948</text:p>
          </table:table-cell>
          <table:table-cell office:value-type="string" calcext:value-type="string">
            <text:p>(array([0.00792829, 0.10441037, 0.1663885 , 0.22940148, 0.28191349,</text:p>
            <text:p>       0.38406052, 0.44511804, 0.48864308, 0.57374608, 0.64438388,</text:p>
            <text:p>       0.69120685, 0.76199626, 0.84119985, 0.90780518, 0.99782997]), array([0. , 0. , 0. , 0. , 0. , 0. , 0. , 0.5, 1. , 1. , 1. , 1. , 1. ,</text:p>
            <text:p>       1. , 1. ]), array([ 166,   11,    9,    4,    5,    3,    4,    2,    6,    5,    8,</text:p>
            <text:p>          4,   11,   31, 2302,    0]))</text:p>
          </table:table-cell>
          <table:table-cell office:value-type="string" calcext:value-type="string">
            <text:p>(array([0.01071945, 0.77562346, 0.99094409, 0.99683895, 0.99862386,</text:p>
            <text:p>       0.99932518, 0.99964739, 0.99978162, 0.99985126, 0.99988822,</text:p>
            <text:p>       0.99991591, 0.99993701, 0.99995426, 0.99996705, 0.99997787]), array([0.        , 0.8187134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72616, 0.02975738, 0.05001005, 0.06893113, 0.08642113,</text:p>
            <text:p>       0.10688667, 0.12801871, 0.15133794, 0.17059375, 0.19018174,</text:p>
            <text:p>       0.21169186, 0.23696697, 0.25725523, 0.27387813, 0.2867735 ,</text:p>
            <text:p>       0.30115956, 0.37143636, 0.3903726 , 0.43300998, 0.44851846,</text:p>
            <text:p>       0.46891433, 0.50539124, 0.54788902, 0.57352352, 0.59105829,</text:p>
            <text:p>       0.615794  , 0.6423462 , 0.66848335, 0.68698294, 0.70796677,</text:p>
            <text:p>       0.72960959, 0.77000722, 0.81307641, 0.83967523, 0.84974792,</text:p>
            <text:p>       0.87088987, 0.88842248, 0.90892869, 0.92713649, 0.95069372,</text:p>
            <text:p>       0.96990359, 0.99871208]), array([0., 0., 0., 0., 0., 0., 0., 0., 0., 0., 0., 0., 0., 0., 0., 0., 0.,</text:p>
            <text:p>       0., 0., 0., 0., 1., 1., 1., 1., 1., 1., 1., 1., 1., 1., 1., 1., 1.,</text:p>
            <text:p>       1., 1., 1., 1., 1., 1., 1., 1.]), array([ 150,   11,    3,    3,    4,    2,    4,    4,    3,    2,    2,</text:p>
            <text:p>          1,    1,    3,    1,    1,    0,    0,    1,    2,    0,    2,</text:p>
            <text:p>          1,    2,    0,    1,    0,    2,    1,    3,    1,    0,    2,</text:p>
            <text:p>          4,    4,    1,    2,    0,    3,    0,    3,    1,    5,    5,</text:p>
            <text:p>          8,    7,   14,   14,   45, 2242,    0]))</text:p>
          </table:table-cell>
          <table:table-cell office:value-type="float" office:value="0.214160637068519" calcext:value-type="float">
            <text:p>0,214160637068519</text:p>
          </table:table-cell>
          <table:table-cell office:value-type="float" office:value="0.00461045036577933" calcext:value-type="float">
            <text:p>0,00461045036577933</text:p>
          </table:table-cell>
          <table:table-cell office:value-type="float" office:value="0.228823880815205" calcext:value-type="float">
            <text:p>0,228823880815205</text:p>
          </table:table-cell>
          <table:table-cell office:value-type="float" office:value="0.44511803984642" calcext:value-type="float">
            <text:p>0,44511803984642</text:p>
          </table:table-cell>
          <table:table-cell office:value-type="float" office:value="0.0430899922741435" calcext:value-type="float">
            <text:p>0,0430899922741435</text:p>
          </table:table-cell>
          <table:table-cell office:value-type="float" office:value="0.494608759880066" calcext:value-type="float">
            <text:p>0,494608759880066</text:p>
          </table:table-cell>
        </table:table-row>
        <table:table-row table:style-name="ro2">
          <table:table-cell office:value-type="string" calcext:value-type="string">
            <text:p>(array([0.00223482, 0.09152869, 0.16311586, 0.23939908, 0.29732551,</text:p>
            <text:p>       0.36207944, 0.43106377, 0.50043607, 0.54646515, 0.62355629,</text:p>
            <text:p>       0.69409025, 0.75892187, 0.84556466, 0.88868901, 0.98407757]), array([0.05518672, 0.25      , 0.26666667, 0.28571429, 0.30769231,</text:p>
            <text:p>       0.25      , 0.        , 0.        , 0.33333333, 0.16666667,</text:p>
            <text:p>       0.2       , 0.44444444, 0.5       , 0.25      , 0.45945946]), array([2410,   36,   15,   14,   13,    4,    9,    1,    6,    6,    5,</text:p>
            <text:p>          9,    2,    4,   37,    0]))</text:p>
          </table:table-cell>
          <table:table-cell office:value-type="string" calcext:value-type="string">
            <text:p>(array([1.24955542e-05, 1.76331735e-05, 2.33967812e-05, 3.14471013e-05,</text:p>
            <text:p>       4.39233210e-05, 6.36005182e-05, 1.01796102e-04, 1.56993345e-04,</text:p>
            <text:p>       2.68281311e-04, 5.07482311e-04, 8.98323371e-04, 1.74759781e-03,</text:p>
            <text:p>       4.12379227e-03, 1.96291635e-02, 4.55955276e-01]), array([0.00581395, 0.        , 0.        , 0.03508772, 0.01754386,</text:p>
            <text:p>       0.03488372, 0.02923977, 0.02339181, 0.04069767, 0.04678363,</text:p>
            <text:p>       0.08187135, 0.0872093 , 0.15204678, 0.20467836, 0.3023255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4366, 0.02981808, 0.04853611, 0.06957006, 0.08876775,</text:p>
            <text:p>       0.11113613, 0.13422853, 0.14777482, 0.17223378, 0.18790708,</text:p>
            <text:p>       0.21220839, 0.22720138, 0.24922513, 0.26883731, 0.29072514,</text:p>
            <text:p>       0.30686532, 0.32905857, 0.37044953, 0.41309632, 0.42587718,</text:p>
            <text:p>       0.44304492, 0.46378279, 0.50043607, 0.53673869, 0.55132838,</text:p>
            <text:p>       0.6092076 , 0.63073063, 0.67160654, 0.69300845, 0.70641389,</text:p>
            <text:p>       0.734622  , 0.74948771, 0.76299277, 0.78586924, 0.84556466,</text:p>
            <text:p>       0.87221074, 0.88427046, 0.91400439, 0.93718112, 0.95535213,</text:p>
            <text:p>       0.97281685, 0.99373076]), array([0.04873878, 0.27272727, 0.28571429, 0.2       , 0.11764706,</text:p>
            <text:p>       0.55555556, 0.5       , 0.        , 0.25      , 0.25      ,</text:p>
            <text:p>       0.        , 0.5       , 0.25      , 0.25      , 0.        ,</text:p>
            <text:p>       0.6       , 0.66666667, 0.        , 0.        , 0.        ,</text:p>
            <text:p>       0.        , 0.        , 0.        , 0.5       , 0.25      ,</text:p>
            <text:p>       0.        , 0.25      , 0.        , 0.        , 0.5       ,</text:p>
            <text:p>       1.        , 0.25      , 0.5       , 0.5       , 0.5       ,</text:p>
            <text:p>       0.        , 0.5       , 0.        , 0.5       , 0.5       ,</text:p>
            <text:p>       0.625     , 0.4       ]), array([2339,   44,   21,   15,   17,    9,    4,    4,    4,    4,    4,</text:p>
            <text:p>          2,    4,    8,    2,    5,    3,    0,    3,    0,    2,    4,</text:p>
            <text:p>          2,    1,    0,    1,    2,    4,    0,    0,    2,    4,    0,</text:p>
            <text:p>          1,    2,    2,    1,    4,    2,    2,    0,    0,    2,    1,</text:p>
            <text:p>          2,    1,    2,    2,    8,   25,    0]))</text:p>
          </table:table-cell>
          <table:table-cell office:value-type="float" office:value="0.293513080899095" calcext:value-type="float">
            <text:p>0,293513080899095</text:p>
          </table:table-cell>
          <table:table-cell office:value-type="float" office:value="0.0590222502792436" calcext:value-type="float">
            <text:p>0,0590222502792436</text:p>
          </table:table-cell>
          <table:table-cell office:value-type="float" office:value="0.342630559634047" calcext:value-type="float">
            <text:p>0,342630559634047</text:p>
          </table:table-cell>
          <table:table-cell office:value-type="float" office:value="0.638689011335373" calcext:value-type="float">
            <text:p>0,638689011335373</text:p>
          </table:table-cell>
          <table:table-cell office:value-type="float" office:value="0.185049199044421" calcext:value-type="float">
            <text:p>0,185049199044421</text:p>
          </table:table-cell>
          <table:table-cell office:value-type="float" office:value="0.914004385471344" calcext:value-type="float">
            <text:p>0,914004385471344</text:p>
          </table:table-cell>
          <table:table-cell office:value-type="float" office:value="0.0704882554979699" calcext:value-type="float">
            <text:p>0,0704882554979699</text:p>
          </table:table-cell>
          <table:table-cell office:value-type="string" calcext:value-type="string">
            <text:p>(array([0.00920133, 0.10027714, 0.15774336, 0.24612949, 0.31019653,</text:p>
            <text:p>       0.36950846, 0.45102488, 0.49956393, 0.56393786, 0.62751768,</text:p>
            <text:p>       0.70867918, 0.76384823, 0.83609235, 0.90939461, 0.99800905]), array([0., 0., 0., 0., 0., 0., 0., 0., 1., 1., 1., 1., 1., 1., 1.]), array([ 153,   12,    5,    9,    8,    6,    4,    1,   11,    4,   10,</text:p>
            <text:p>         14,   12,   28, 2294,    0]))</text:p>
          </table:table-cell>
          <table:table-cell office:value-type="string" calcext:value-type="string">
            <text:p>(array([0.02232325, 0.7861078 , 0.99181484, 0.99765508, 0.99892411,</text:p>
            <text:p>       0.99942484, 0.99969846, 0.99983334, 0.99989285, 0.99993406,</text:p>
            <text:p>       0.99995533, 0.99996837, 0.99997659, 0.99998234, 0.99998749]), array([0.        , 0.8479532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67873, 0.03091018, 0.04878091, 0.06805353, 0.08486328,</text:p>
            <text:p>       0.11281016, 0.13467318, 0.15815783, 0.16334735, 0.19098134,</text:p>
            <text:p>       0.2175228 , 0.22983199, 0.25360602, 0.26177728, 0.29783714,</text:p>
            <text:p>       0.30657155, 0.32928216, 0.3661656 , 0.3907924 , 0.44635393,</text:p>
            <text:p>       0.4650377 , 0.49956393, 0.53736615, 0.55276182, 0.57412282,</text:p>
            <text:p>       0.58690368, 0.62751768, 0.67227733, 0.69227403, 0.70973821,</text:p>
            <text:p>       0.72963973, 0.7538686 , 0.76562338, 0.78808555, 0.81311768,</text:p>
            <text:p>       0.82480407, 0.85163758, 0.86965807, 0.88903535, 0.91063617,</text:p>
            <text:p>       0.93100196, 0.95205702, 0.97119438, 0.99894533]), array([0., 0., 0., 0., 0., 0., 0., 0., 0., 0., 0., 0., 0., 0., 0., 0., 0.,</text:p>
            <text:p>       0., 0., 0., 0., 0., 1., 1., 1., 1., 1., 1., 1., 1., 1., 1., 1., 1.,</text:p>
            <text:p>       1., 1., 1., 1., 1., 1., 1., 1., 1., 1.]), array([ 129,   15,    7,    4,    3,    6,    3,    1,    1,    1,    1,</text:p>
            <text:p>          2,    4,    2,    1,    5,    3,    0,    3,    2,    0,    0,</text:p>
            <text:p>          3,    1,    1,    0,    2,    3,    4,    2,    0,    4,    0,</text:p>
            <text:p>          1,    2,    3,    7,    4,    2,    5,    3,    3,    5,    2,</text:p>
            <text:p>          5,   15,   13,   16,   37, 2235,    0]))</text:p>
          </table:table-cell>
          <table:table-cell office:value-type="float" office:value="0.249077744002495" calcext:value-type="float">
            <text:p>0,249077744002495</text:p>
          </table:table-cell>
          <table:table-cell office:value-type="float" office:value="0.00647473243702116" calcext:value-type="float">
            <text:p>0,00647473243702116</text:p>
          </table:table-cell>
          <table:table-cell office:value-type="float" office:value="0.228598464023047" calcext:value-type="float">
            <text:p>0,228598464023047</text:p>
          </table:table-cell>
          <table:table-cell office:value-type="float" office:value="0.499563932418823" calcext:value-type="float">
            <text:p>0,499563932418823</text:p>
          </table:table-cell>
          <table:table-cell office:value-type="float" office:value="0.0618454206800252" calcext:value-type="float">
            <text:p>0,0618454206800252</text:p>
          </table:table-cell>
          <table:table-cell office:value-type="float" office:value="0.499563932418823" calcext:value-type="float">
            <text:p>0,499563932418823</text:p>
          </table:table-cell>
        </table:table-row>
        <table:table-row table:style-name="ro2">
          <table:table-cell office:value-type="string" calcext:value-type="string">
            <text:p>(array([0.00178283, 0.09603612, 0.16783594, 0.23046415, 0.32852235,</text:p>
            <text:p>       0.36671582, 0.42409198, 0.49067153, 0.55332768, 0.64032587,</text:p>
            <text:p>       0.6936263 , 0.78177439, 0.82954844, 0.91873357, 0.97016047]), array([0.06452922, 0.15384615, 0.38461538, 0.5       , 1.        ,</text:p>
            <text:p>       0.25      , 0.5       , 0.5       , 0.25      , 0.5       ,</text:p>
            <text:p>       0.5       , 0.2       , 0.        , 0.4       , 0.5       ]), array([2464,   26,   13,    6,    1,    4,    4,    4,    4,    4,    4,</text:p>
            <text:p>          5,    3,    5,   24,    0]))</text:p>
          </table:table-cell>
          <table:table-cell office:value-type="string" calcext:value-type="string">
            <text:p>(array([1.83659151e-05, 2.19006295e-05, 2.62335514e-05, 3.24786773e-05,</text:p>
            <text:p>       3.93028343e-05, 5.19468141e-05, 7.22644281e-05, 1.09921918e-04,</text:p>
            <text:p>       1.90016121e-04, 3.35898616e-04, 6.13639541e-04, 1.20107193e-03,</text:p>
            <text:p>       2.24234192e-03, 7.54957700e-03, 3.23216481e-01]), array([0.01744186, 0.00584795, 0.02325581, 0.02339181, 0.02339181,</text:p>
            <text:p>       0.00581395, 0.04093567, 0.03508772, 0.04651163, 0.0877193 ,</text:p>
            <text:p>       0.07602339, 0.09302326, 0.19298246, 0.1871345 , 0.2906976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9.92987564e-04, 2.94995454e-02, 4.92447729e-02, 6.94442010e-02,</text:p>
            <text:p>       9.48538023e-02, 1.11930065e-01, 1.28715798e-01, 1.48273769e-01,</text:p>
            <text:p>       1.73415110e-01, 1.91977212e-01, 2.15549000e-01, 2.29727134e-01,</text:p>
            <text:p>       2.62505472e-01, 3.28522354e-01, 3.42585564e-01, 3.67486268e-01,</text:p>
            <text:p>       3.89305174e-01, 4.12831411e-01, 4.35352549e-01, 4.75665390e-01,</text:p>
            <text:p>       5.05677670e-01, 5.33590376e-01, 5.59195161e-01, 5.61330020e-01,</text:p>
            <text:p>       6.11655653e-01, 6.20855093e-01, 6.69830039e-01, 7.11988896e-01,</text:p>
            <text:p>       7.73138702e-01, 7.94727921e-01, 8.29548438e-01, 8.95728707e-01,</text:p>
            <text:p>       9.11316991e-01, 9.32480971e-01, 9.48545473e-01, 9.68822757e-01,</text:p>
            <text:p>       9.93572831e-01]), array([0.06213753, 0.20689655, 0.07142857, 0.17647059, 0.33333333,</text:p>
            <text:p>       0.        , 0.16666667, 0.6       , 0.        , 0.4       ,</text:p>
            <text:p>       0.        , 0.66666667, 1.        , 1.        , 1.        ,</text:p>
            <text:p>       0.        , 0.        , 0.5       , 0.5       , 1.        ,</text:p>
            <text:p>       0.        , 0.        , 0.        , 1.        , 0.        ,</text:p>
            <text:p>       0.        , 0.75      , 0.5       , 0.        , 0.5       ,</text:p>
            <text:p>       0.        , 0.        , 1.        , 0.33333333, 0.28571429,</text:p>
            <text:p>       0.33333333, 0.72727273]), array([2414,   29,   14,   17,    6,    5,    6,    5,    2,    5,    2,</text:p>
            <text:p>          3,    0,    1,    0,    0,    1,    1,    2,    1,    2,    2,</text:p>
            <text:p>          0,    2,    0,    2,    1,    2,    1,    0,    1,    1,    0,</text:p>
            <text:p>          4,    0,    2,    0,    0,    3,    2,    0,    3,    0,    0,</text:p>
            <text:p>          1,    1,    6,    7,    3,   11,    0]))</text:p>
          </table:table-cell>
          <table:table-cell office:value-type="float" office:value="0.30118656045188" calcext:value-type="float">
            <text:p>0,30118656045188</text:p>
          </table:table-cell>
          <table:table-cell office:value-type="float" office:value="0.0585716652324941" calcext:value-type="float">
            <text:p>0,0585716652324941</text:p>
          </table:table-cell>
          <table:table-cell office:value-type="float" office:value="0.387797067137362" calcext:value-type="float">
            <text:p>0,387797067137362</text:p>
          </table:table-cell>
          <table:table-cell office:value-type="float" office:value="0.829548438390096" calcext:value-type="float">
            <text:p>0,829548438390096</text:p>
          </table:table-cell>
          <table:table-cell office:value-type="float" office:value="0.190740114218169" calcext:value-type="float">
            <text:p>0,190740114218169</text:p>
          </table:table-cell>
          <table:table-cell office:value-type="float" office:value="0.895728707313538" calcext:value-type="float">
            <text:p>0,895728707313538</text:p>
          </table:table-cell>
          <table:table-cell office:value-type="float" office:value="0.0744566670951266" calcext:value-type="float">
            <text:p>0,0744566670951266</text:p>
          </table:table-cell>
          <table:table-cell office:value-type="string" calcext:value-type="string">
            <text:p>(array([0.00727269, 0.09097369, 0.1675824 , 0.23022025, 0.31131833,</text:p>
            <text:p>       0.37002494, 0.43888491, 0.48499386, 0.57045578, 0.64090301,</text:p>
            <text:p>       0.68996891, 0.78440721, 0.83092966, 0.90556435, 0.99833172]), array([0., 0., 0., 0., 0., 0., 0., 0., 1., 1., 1., 1., 1., 1., 1.]), array([ 171,    7,    8,    7,    3,    3,    5,    4,    3,    5,    2,</text:p>
            <text:p>          4,    8,   24, 2317,    0]))</text:p>
          </table:table-cell>
          <table:table-cell office:value-type="string" calcext:value-type="string">
            <text:p>(array([0.00762154, 0.78395687, 0.99518975, 0.99840051, 0.9992108 ,</text:p>
            <text:p>       0.99960132, 0.9997864 , 0.99988096, 0.99992404, 0.99994652,</text:p>
            <text:p>       0.99995996, 0.99996715, 0.99997361, 0.99997802, 0.99998161]), array([0.        , 0.7894736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76512, 0.03107009, 0.05199533, 0.06662245, 0.09734122,</text:p>
            <text:p>       0.10427129, 0.13153972, 0.14875023, 0.17045156, 0.19152691,</text:p>
            <text:p>       0.20524985, 0.22875729, 0.26250547, 0.28059852, 0.32667823,</text:p>
            <text:p>       0.34258556, 0.37914491, 0.38834435, 0.41448113, 0.4319241 ,</text:p>
            <text:p>       0.44080484, 0.47258013, 0.49432233, 0.56127451, 0.58881831,</text:p>
            <text:p>       0.61069483, 0.63251373, 0.66805142, 0.70457631, 0.77402115,</text:p>
            <text:p>       0.78786923, 0.80772259, 0.82658489, 0.85244092, 0.87184899,</text:p>
            <text:p>       0.88806994, 0.90737532, 0.93004322, 0.95082423, 0.97081426,</text:p>
            <text:p>       0.99910004]), array([0., 0., 0., 0., 0., 0., 0., 0., 0., 0., 0., 0., 0., 0., 0., 0., 0.,</text:p>
            <text:p>       0., 0., 0., 0., 0., 0., 1., 1., 1., 1., 1., 1., 1., 1., 1., 1., 1.,</text:p>
            <text:p>       1., 1., 1., 1., 1., 1., 1.]), array([ 153,    8,    6,    7,    2,    1,    1,    3,    3,    2,    1,</text:p>
            <text:p>          5,    0,    1,    1,    0,    2,    1,    1,    1,    1,    1,</text:p>
            <text:p>          2,    3,    2,    0,    0,    0,    2,    1,    1,    2,    0,</text:p>
            <text:p>          3,    0,    1,    0,    0,    1,    3,    3,    2,    2,    5,</text:p>
            <text:p>          5,    5,   16,   15,   24, 2272,    0]))</text:p>
          </table:table-cell>
          <table:table-cell office:value-type="float" office:value="0.245380694773842" calcext:value-type="float">
            <text:p>0,245380694773842</text:p>
          </table:table-cell>
          <table:table-cell office:value-type="float" office:value="0.00142251353770483" calcext:value-type="float">
            <text:p>0,00142251353770483</text:p>
          </table:table-cell>
          <table:table-cell office:value-type="float" office:value="0.227601627970346" calcext:value-type="float">
            <text:p>0,227601627970346</text:p>
          </table:table-cell>
          <table:table-cell office:value-type="float" office:value="0.484993860125542" calcext:value-type="float">
            <text:p>0,484993860125542</text:p>
          </table:table-cell>
          <table:table-cell office:value-type="float" office:value="0.00762154299219367" calcext:value-type="float">
            <text:p>0,00762154299219367</text:p>
          </table:table-cell>
          <table:table-cell office:value-type="float" office:value="0.494322329759598" calcext:value-type="float">
            <text:p>0,494322329759598</text:p>
          </table:table-cell>
        </table:table-row>
        <table:table-row table:style-name="ro2">
          <table:table-cell office:value-type="string" calcext:value-type="string">
            <text:p>(array([0.00220352, 0.0903071 , 0.16174933, 0.23303276, 0.28718658,</text:p>
            <text:p>       0.38271074, 0.42706324, 0.50222632, 0.57025632, 0.61529616,</text:p>
            <text:p>       0.72878262, 0.76476505, 0.83543062, 0.91254129, 0.97601584]), array([0.05498564, 0.25714286, 0.17647059, 0.25      , 0.33333333,</text:p>
            <text:p>       0.55555556, 0.5       , 0.2       , 0.14285714, 0.5       ,</text:p>
            <text:p>       0.5       , 0.        , 0.6       , 0.375     , 0.32      ]), array([2437,   35,   17,    8,    3,    9,    4,    5,    7,    2,    2,</text:p>
            <text:p>          4,    5,    8,   25,    0]))</text:p>
          </table:table-cell>
          <table:table-cell office:value-type="string" calcext:value-type="string">
            <text:p>(array([1.12077101e-05, 1.49133853e-05, 1.91669562e-05, 2.51019073e-05,</text:p>
            <text:p>       3.26465002e-05, 4.41010970e-05, 6.16115934e-05, 9.13545964e-05,</text:p>
            <text:p>       1.55911117e-04, 3.01123458e-04, 6.24690391e-04, 1.44656844e-03,</text:p>
            <text:p>       4.08163156e-03, 1.41162516e-02, 3.70289464e-01]), array([0.        , 0.02339181, 0.01162791, 0.04678363, 0.01169591,</text:p>
            <text:p>       0.01162791, 0.01169591, 0.03508772, 0.05813953, 0.02923977,</text:p>
            <text:p>       0.07017544, 0.11046512, 0.14035088, 0.15204678, 0.3023255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236 , 0.02805387, 0.05084606, 0.07165132, 0.08759249,</text:p>
            <text:p>       0.1123978 , 0.13258544, 0.1451097 , 0.16941637, 0.18893233,</text:p>
            <text:p>       0.21215108, 0.22691484, 0.25307179, 0.27731639, 0.28323236,</text:p>
            <text:p>       0.301011  , 0.34700042, 0.37486708, 0.39127702, 0.40220952,</text:p>
            <text:p>       0.43044227, 0.4451589 , 0.48900817, 0.51250917, 0.53159791,</text:p>
            <text:p>       0.54950104, 0.57550946, 0.59613609, 0.60596037, 0.62463194,</text:p>
            <text:p>       0.72878262, 0.74846041, 0.76501399, 0.7971254 , 0.81535062,</text:p>
            <text:p>       0.82198566, 0.85888839, 0.87117806, 0.88814223, 0.91211104,</text:p>
            <text:p>       0.92900522, 0.94831152, 0.96857297, 0.99457964]), array([0.04701398, 0.23076923, 0.52380952, 0.13333333, 0.23076923,</text:p>
            <text:p>       0.44444444, 0.        , 0.        , 0.28571429, 0.33333333,</text:p>
            <text:p>       0.5       , 0.33333333, 0.        , 1.        , 0.        ,</text:p>
            <text:p>       0.        , 0.        , 0.5       , 0.66666667, 0.        ,</text:p>
            <text:p>       0.5       , 1.        , 0.33333333, 0.        , 0.        ,</text:p>
            <text:p>       0.33333333, 0.        , 0.        , 1.        , 0.        ,</text:p>
            <text:p>       0.5       , 0.        , 0.        , 0.        , 1.        ,</text:p>
            <text:p>       0.        , 0.        , 0.5       , 1.        , 0.        ,</text:p>
            <text:p>       0.375     , 0.25      , 0.25      , 0.35714286]), array([2361,   52,   21,   15,   13,    9,    3,    5,    7,    3,    2,</text:p>
            <text:p>          3,    3,    1,    1,    1,    0,    1,    2,    6,    1,    2,</text:p>
            <text:p>          1,    0,    3,    1,    1,    3,    2,    2,    1,    1,    0,</text:p>
            <text:p>          0,    0,    0,    2,    2,    1,    1,    2,    1,    1,    2,</text:p>
            <text:p>          1,    1,    8,    4,    4,   14,    0]))</text:p>
          </table:table-cell>
          <table:table-cell office:value-type="float" office:value="0.254046118043187" calcext:value-type="float">
            <text:p>0,254046118043187</text:p>
          </table:table-cell>
          <table:table-cell office:value-type="float" office:value="0.0506192212561411" calcext:value-type="float">
            <text:p>0,0506192212561411</text:p>
          </table:table-cell>
          <table:table-cell office:value-type="float" office:value="0.398634366645056" calcext:value-type="float">
            <text:p>0,398634366645056</text:p>
          </table:table-cell>
          <table:table-cell office:value-type="float" office:value="0.764765053987503" calcext:value-type="float">
            <text:p>0,764765053987503</text:p>
          </table:table-cell>
          <table:table-cell office:value-type="float" office:value="0.137930531999674" calcext:value-type="float">
            <text:p>0,137930531999674</text:p>
          </table:table-cell>
          <table:table-cell office:value-type="float" office:value="0.912111043930054" calcext:value-type="float">
            <text:p>0,912111043930054</text:p>
          </table:table-cell>
          <table:table-cell office:value-type="float" office:value="0.068559369523118" calcext:value-type="float">
            <text:p>0,068559369523118</text:p>
          </table:table-cell>
          <table:table-cell office:value-type="string" calcext:value-type="string">
            <text:p>(array([0.01068637, 0.0915254 , 0.16753278, 0.22918659, 0.27596855,</text:p>
            <text:p>       0.38335704, 0.43063084, 0.49596804, 0.576196  , 0.61726757,</text:p>
            <text:p>       0.71598087, 0.76165295, 0.83912226, 0.91106681, 0.99811513]), array([0. , 0. , 0. , 0. , 0. , 0. , 0. , 0.4, 1. , 1. , 1. , 1. , 1. ,</text:p>
            <text:p>       1. , 1. ]), array([ 151,   14,    5,    6,    2,    6,    8,    5,    3,    5,    3,</text:p>
            <text:p>          6,   17,   29, 2311,    0]))</text:p>
          </table:table-cell>
          <table:table-cell office:value-type="string" calcext:value-type="string">
            <text:p>(array([0.02407267, 0.83355003, 0.99254431, 0.99784523, 0.99920919,</text:p>
            <text:p>       0.99964739, 0.99982555, 0.99990219, 0.99993598, 0.99995462,</text:p>
            <text:p>       0.99996653, 0.99997454, 0.9999807 , 0.99998504, 0.99998879]), array([0.        , 0.8654970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04335, 0.02687427, 0.05123878, 0.06996068, 0.08611547,</text:p>
            <text:p>       0.11298277, 0.1232217 , 0.14111161, 0.17040692, 0.18533154,</text:p>
            <text:p>       0.2039184 , 0.2321018 , 0.25153959, 0.27596855, 0.37325858,</text:p>
            <text:p>       0.38840627, 0.40386391, 0.42704451, 0.45206179, 0.46840209,</text:p>
            <text:p>       0.49148837, 0.5142307 , 0.5595296 , 0.5712679 , 0.59779048,</text:p>
            <text:p>       0.60397444, 0.62141493, 0.65299958, 0.698989  , 0.71676764,</text:p>
            <text:p>       0.73218596, 0.74692821, 0.77423653, 0.78066003, 0.81230895,</text:p>
            <text:p>       0.82945837, 0.8548903 , 0.86695537, 0.88808219, 0.91178706,</text:p>
            <text:p>       0.9279373 , 0.94934743, 0.97118547, 0.99895188]), array([0., 0., 0., 0., 0., 0., 0., 0., 0., 0., 0., 0., 0., 0., 0., 0., 0.,</text:p>
            <text:p>       0., 0., 0., 0., 1., 1., 1., 1., 1., 1., 1., 1., 1., 1., 1., 1., 1.,</text:p>
            <text:p>       1., 1., 1., 1., 1., 1., 1., 1., 1., 1.]), array([ 120,   15,   14,    7,    4,    4,    1,    1,    3,    1,    2,</text:p>
            <text:p>          2,    2,    2,    0,    0,    0,    0,    2,    4,    2,    3,</text:p>
            <text:p>          3,    1,    2,    2,    0,    1,    1,    1,    3,    1,    1,</text:p>
            <text:p>          0,    1,    1,    1,    3,    2,    1,    4,    5,    5,    4,</text:p>
            <text:p>          6,   10,   16,   11,   41, 2255,    0]))</text:p>
          </table:table-cell>
          <table:table-cell office:value-type="float" office:value="0.217696936849203" calcext:value-type="float">
            <text:p>0,217696936849203</text:p>
          </table:table-cell>
          <table:table-cell office:value-type="float" office:value="0.00448397847144937" calcext:value-type="float">
            <text:p>0,00448397847144937</text:p>
          </table:table-cell>
          <table:table-cell office:value-type="float" office:value="0.235374127265452" calcext:value-type="float">
            <text:p>0,235374127265452</text:p>
          </table:table-cell>
          <table:table-cell office:value-type="float" office:value="0.430630840361118" calcext:value-type="float">
            <text:p>0,430630840361118</text:p>
          </table:table-cell>
          <table:table-cell office:value-type="float" office:value="0.0319470442199742" calcext:value-type="float">
            <text:p>0,0319470442199742</text:p>
          </table:table-cell>
          <table:table-cell office:value-type="float" office:value="0.491488367319107" calcext:value-type="float">
            <text:p>0,491488367319107</text:p>
          </table:table-cell>
        </table:table-row>
        <table:table-row table:style-name="ro4">
          <table:table-cell office:value-type="string" calcext:value-type="string">
            <text:p>(array([0.00276776, 0.0987601 , 0.16510121, 0.2209753 , 0.29339267,</text:p>
            <text:p>       0.36858902, 0.42897006, 0.5009298 , 0.56900654, 0.62790157,</text:p>
            <text:p>       0.69270208, 0.77361847, 0.83418638, 0.90151339, 0.98002337]), array([0.05177453, 0.28571429, 0.3125    , 0.25      , 0.27272727,</text:p>
            <text:p>       0.14285714, 0.28571429, 0.375     , 0.25      , 0.33333333,</text:p>
            <text:p>       0.5       , 0.3       , 0.5       , 0.41666667, 0.23529412]), array([2395,   42,   16,    8,   11,    7,    7,    8,    8,    3,    2,</text:p>
            <text:p>         10,    8,   12,   34,    0]))</text:p>
          </table:table-cell>
          <table:table-cell office:value-type="string" calcext:value-type="string">
            <text:p>(array([2.69489833e-05, 3.48118587e-05, 4.38463608e-05, 5.71558472e-05,</text:p>
            <text:p>       7.66952178e-05, 1.09352216e-04, 1.60771015e-04, 2.59980372e-04,</text:p>
            <text:p>       4.40883083e-04, 7.44039566e-04, 1.42008571e-03, 2.90784283e-03,</text:p>
            <text:p>       6.60036817e-03, 2.75690813e-02, 5.08446461e-01]), array([0.00581395, 0.01169591, 0.        , 0.02339181, 0.03508772,</text:p>
            <text:p>       0.01744186, 0.02339181, 0.02339181, 0.0755814 , 0.01754386,</text:p>
            <text:p>       0.07602339, 0.11627907, 0.0994152 , 0.20467836, 0.2965116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79  , 0.02717809, 0.04953694, 0.06738479, 0.08797929,</text:p>
            <text:p>       0.11264317, 0.12232296, 0.15126233, 0.16920198, 0.18919038,</text:p>
            <text:p>       0.20886616, 0.22716875, 0.24815141, 0.2721715 , 0.28873435,</text:p>
            <text:p>       0.30804389, 0.33449625, 0.35606864, 0.3880754 , 0.40845523,</text:p>
            <text:p>       0.43459564, 0.44760968, 0.47051698, 0.48275654, 0.51259096,</text:p>
            <text:p>       0.52104449, 0.54947807, 0.57762975, 0.5921701 , 0.60914052,</text:p>
            <text:p>       0.62268907, 0.65187514, 0.69270208, 0.73694628, 0.74887335,</text:p>
            <text:p>       0.77042315, 0.78781911, 0.81578765, 0.83584175, 0.85148154,</text:p>
            <text:p>       0.87089872, 0.89328498, 0.90736264, 0.92704515, 0.95198642,</text:p>
            <text:p>       0.96707371, 0.99080847]), array([0.04755728, 0.2       , 0.19230769, 0.05882353, 0.375     ,</text:p>
            <text:p>       0.25      , 0.25      , 0.28571429, 0.33333333, 0.33333333,</text:p>
            <text:p>       0.4       , 0.        , 0.        , 0.        , 0.75      ,</text:p>
            <text:p>       0.        , 0.33333333, 0.        , 0.        , 0.66666667,</text:p>
            <text:p>       0.        , 0.        , 1.        , 1.        , 0.        ,</text:p>
            <text:p>       0.        , 0.5       , 0.        , 0.        , 0.        ,</text:p>
            <text:p>       1.        , 0.        , 0.5       , 1.        , 0.        ,</text:p>
            <text:p>       0.        , 0.4       , 1.        , 0.5       , 0.        ,</text:p>
            <text:p>       1.        , 0.25      , 0.33333333, 0.33333333, 0.14285714,</text:p>
            <text:p>       0.        , 0.30434783]), array([2313,   45,   26,   17,   16,   16,    4,    7,    6,    3,    5,</text:p>
            <text:p>          1,    2,    3,    4,    3,    3,    1,    0,    4,    3,    1,</text:p>
            <text:p>          3,    1,    2,    4,    1,    4,    1,    3,    1,    1,    1,</text:p>
            <text:p>          0,    2,    0,    1,    1,    3,    5,    3,    2,    3,    2,</text:p>
            <text:p>          4,    3,    3,    7,    4,   23,    0]))</text:p>
          </table:table-cell>
          <table:table-cell office:value-type="float" office:value="0.251441665955346" calcext:value-type="float">
            <text:p>0,251441665955346</text:p>
          </table:table-cell>
          <table:table-cell office:value-type="float" office:value="0.0600871216864862" calcext:value-type="float">
            <text:p>0,0600871216864862</text:p>
          </table:table-cell>
          <table:table-cell office:value-type="float" office:value="0.383698644334201" calcext:value-type="float">
            <text:p>0,383698644334201</text:p>
          </table:table-cell>
          <table:table-cell office:value-type="float" office:value="0.744729252422557" calcext:value-type="float">
            <text:p>0,744729252422557</text:p>
          </table:table-cell>
          <table:table-cell office:value-type="float" office:value="0.211934833029328" calcext:value-type="float">
            <text:p>0,211934833029328</text:p>
          </table:table-cell>
          <table:table-cell office:value-type="float" office:value="0.967073708772659" calcext:value-type="float">
            <text:p>0,967073708772659</text:p>
          </table:table-cell>
          <table:table-cell office:value-type="float" office:value="0.0726859039070446" calcext:value-type="float">
            <text:p>0,0726859039070446</text:p>
          </table:table-cell>
          <table:table-cell office:value-type="string" calcext:value-type="string">
            <text:p>(array([0.01061208, 0.09612737, 0.15800933, 0.22107401, 0.29476063,</text:p>
            <text:p>       0.35781393, 0.41851814, 0.48307772, 0.55677244, 0.62528906,</text:p>
            <text:p>       0.70412526, 0.77311649, 0.83026371, 0.89990447, 0.99749181]), array([0., 0., 0., 0., 0., 0., 0., 0., 1., 1., 1., 1., 1., 1., 1.]), array([ 150,   19,    9,    9,    4,    3,    8,    8,    7,    7,    9,</text:p>
            <text:p>          9,   15,   35, 2279,    0]))</text:p>
          </table:table-cell>
          <table:table-cell office:value-type="string" calcext:value-type="string">
            <text:p>(array([0.02244944, 0.74044087, 0.98819113, 0.99600426, 0.99826645,</text:p>
            <text:p>       0.99914825, 0.99951604, 0.99972104, 0.99983205, 0.99988692,</text:p>
            <text:p>       0.99992195, 0.99994231, 0.999956  , 0.99996512, 0.99997303]), array([0.        , 0.7777777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522578, 0.03014894, 0.04922065, 0.07220444, 0.08796124,</text:p>
            <text:p>       0.11194208, 0.12252224, 0.14951425, 0.16319572, 0.18492554,</text:p>
            <text:p>       0.20996179, 0.22957685, 0.25112665, 0.2907929 , 0.30666381,</text:p>
            <text:p>       0.33445746, 0.34812486, 0.39085948, 0.40807542, 0.42237025,</text:p>
            <text:p>       0.4426989 , 0.47473624, 0.48585821, 0.5480962 , 0.56540436,</text:p>
            <text:p>       0.59152168, 0.6119246 , 0.62268907, 0.64393136, 0.66548435,</text:p>
            <text:p>       0.69198408, 0.71744132, 0.73010795, 0.75184859, 0.77283125,</text:p>
            <text:p>       0.78891473, 0.81294347, 0.82921176, 0.84863591, 0.87500557,</text:p>
            <text:p>       0.88880337, 0.91073719, 0.93248278, 0.95078962, 0.97325603,</text:p>
            <text:p>       0.99865435]), array([0., 0., 0., 0., 0., 0., 0., 0., 0., 0., 0., 0., 0., 0., 0., 0., 0.,</text:p>
            <text:p>       0., 0., 0., 0., 0., 0., 1., 1., 1., 1., 1., 1., 1., 1., 1., 1., 1.,</text:p>
            <text:p>       1., 1., 1., 1., 1., 1., 1., 1., 1., 1., 1., 1.]), array([ 126,   13,   11,    3,    8,    7,    1,    5,    3,    1,    5,</text:p>
            <text:p>          3,    1,    0,    3,    1,    1,    1,    0,    1,    5,    1,</text:p>
            <text:p>          2,    2,    6,    0,    0,    5,    1,    1,    4,    1,    1,</text:p>
            <text:p>          2,    4,    1,    4,    2,    1,    5,    5,    5,    5,    5,</text:p>
            <text:p>         13,   11,   17,   22,   36, 2210,    0]))</text:p>
          </table:table-cell>
          <table:table-cell office:value-type="float" office:value="0.243535332267396" calcext:value-type="float">
            <text:p>0,243535332267396</text:p>
          </table:table-cell>
          <table:table-cell office:value-type="float" office:value="0.00529745227033041" calcext:value-type="float">
            <text:p>0,00529745227033041</text:p>
          </table:table-cell>
          <table:table-cell office:value-type="float" office:value="0.235857915086732" calcext:value-type="float">
            <text:p>0,235857915086732</text:p>
          </table:table-cell>
          <table:table-cell office:value-type="float" office:value="0.483077716082335" calcext:value-type="float">
            <text:p>0,483077716082335</text:p>
          </table:table-cell>
          <table:table-cell office:value-type="float" office:value="0.0373369035861123" calcext:value-type="float">
            <text:p>0,0373369035861123</text:p>
          </table:table-cell>
          <table:table-cell office:value-type="float" office:value="0.485858206947645" calcext:value-type="float">
            <text:p>0,485858206947645</text:p>
          </table:table-cell>
        </table:table-row>
        <table:table-row table:style-name="ro4">
          <table:table-cell office:value-type="string" calcext:value-type="string">
            <text:p>(array([0.00433643, 0.09198445, 0.1617885 , 0.22808552, 0.29143104,</text:p>
            <text:p>       0.36595575, 0.43240433, 0.50354071, 0.56334456, 0.62974219,</text:p>
            <text:p>       0.6937944 , 0.77201025, 0.8372505 , 0.90709495, 0.97943514]), array([0.03957662, 0.12987013, 0.25      , 0.15151515, 0.2       ,</text:p>
            <text:p>       0.14285714, 0.33333333, 0.44444444, 0.375     , 0.08333333,</text:p>
            <text:p>       0.14285714, 0.1       , 0.41176471, 0.19230769, 0.35365854]), array([2173,   77,   48,   33,   25,   14,   15,    9,   16,   12,   14,</text:p>
            <text:p>         10,   17,   26,   82,    0]))</text:p>
          </table:table-cell>
          <table:table-cell office:value-type="string" calcext:value-type="string">
            <text:p>(array([6.13231679e-05, 8.63814579e-05, 1.11606931e-04, 1.43408032e-04,</text:p>
            <text:p>       1.89494966e-04, 2.75337959e-04, 4.44751066e-04, 7.43236923e-04,</text:p>
            <text:p>       1.34220320e-03, 2.50978109e-03, 5.46273567e-03, 1.56194157e-02,</text:p>
            <text:p>       5.46085457e-02, 2.57029058e-01, 8.68825556e-01]), array([0.        , 0.00584795, 0.01162791, 0.01169591, 0.        ,</text:p>
            <text:p>       0.01744186, 0.02339181, 0.06432749, 0.04069767, 0.07017544,</text:p>
            <text:p>       0.09356725, 0.09883721, 0.11695906, 0.21637427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83548, 0.0272292 , 0.04962303, 0.06991411, 0.08881908,</text:p>
            <text:p>       0.10976764, 0.12991001, 0.15053191, 0.17193716, 0.19367672,</text:p>
            <text:p>       0.20921634, 0.23167583, 0.25248853, 0.2747356 , 0.2878675 ,</text:p>
            <text:p>       0.30453993, 0.32929576, 0.35205559, 0.36773189, 0.39244062,</text:p>
            <text:p>       0.4123816 , 0.42760581, 0.44871253, 0.46970713, 0.49942002,</text:p>
            <text:p>       0.51193586, 0.5320932 , 0.54892297, 0.57033772, 0.58959459,</text:p>
            <text:p>       0.61152596, 0.6203928 , 0.65170586, 0.67002954, 0.689329  ,</text:p>
            <text:p>       0.71535739, 0.72840971, 0.75161473, 0.77189177, 0.78739576,</text:p>
            <text:p>       0.80764158, 0.82681727, 0.85277547, 0.86800104, 0.89191971,</text:p>
            <text:p>       0.91489972, 0.92850289, 0.9499317 , 0.97098519, 0.9929309 ]), array([0.03571429, 0.1010101 , 0.04255319, 0.17647059, 0.16666667,</text:p>
            <text:p>       0.        , 0.21428571, 0.25      , 0.33333333, 0.11111111,</text:p>
            <text:p>       0.2       , 0.125     , 0.        , 0.22222222, 0.2       ,</text:p>
            <text:p>       0.25      , 0.25      , 0.        , 0.        , 0.5       ,</text:p>
            <text:p>       0.75      , 0.        , 0.66666667, 0.2       , 1.        ,</text:p>
            <text:p>       0.5       , 0.5       , 0.5       , 0.4       , 0.        ,</text:p>
            <text:p>       0.        , 0.        , 0.25      , 0.2       , 0.16666667,</text:p>
            <text:p>       0.        , 0.        , 0.33333333, 0.        , 0.        ,</text:p>
            <text:p>       0.5       , 0.2       , 0.5       , 0.33333333, 0.22222222,</text:p>
            <text:p>       0.16666667, 0.15384615, 0.38461538, 0.33333333, 0.38      ]), array([2016,   99,   47,   34,   30,   17,   14,   20,   12,    9,   15,</text:p>
            <text:p>          8,    9,    9,   10,    4,    4,    6,    3,    4,    4,    6,</text:p>
            <text:p>          3,    5,    1,    2,    6,    4,    5,    4,    6,    1,    4,</text:p>
            <text:p>          5,    6,    2,    2,    3,    3,    4,    4,    5,    4,    6,</text:p>
            <text:p>          9,    6,   13,   13,   15,   50,    0]))</text:p>
          </table:table-cell>
          <table:table-cell office:value-type="float" office:value="0.295623682194328" calcext:value-type="float">
            <text:p>0,295623682194328</text:p>
          </table:table-cell>
          <table:table-cell office:value-type="float" office:value="0.0735922370328092" calcext:value-type="float">
            <text:p>0,0735922370328092</text:p>
          </table:table-cell>
          <table:table-cell office:value-type="float" office:value="0.335820833213824" calcext:value-type="float">
            <text:p>0,335820833213824</text:p>
          </table:table-cell>
          <table:table-cell office:value-type="float" office:value="0.714787258551671" calcext:value-type="float">
            <text:p>0,714787258551671</text:p>
          </table:table-cell>
          <table:table-cell office:value-type="float" office:value="0.589755788792011" calcext:value-type="float">
            <text:p>0,589755788792011</text:p>
          </table:table-cell>
          <table:table-cell office:value-type="float" office:value="0.787395760416985" calcext:value-type="float">
            <text:p>0,787395760416985</text:p>
          </table:table-cell>
          <table:table-cell office:value-type="float" office:value="0.0837343713276011" calcext:value-type="float">
            <text:p>0,0837343713276011</text:p>
          </table:table-cell>
          <table:table-cell office:value-type="string" calcext:value-type="string">
            <text:p>(array([0.01478322, 0.09127306, 0.16285284, 0.22390695, 0.30135182,</text:p>
            <text:p>       0.37561313, 0.42809785, 0.49863396, 0.55930723, 0.6397305 ,</text:p>
            <text:p>       0.70683303, 0.76993027, 0.83837611, 0.90737681, 0.99572093]), array([0.        , 0.        , 0.        , 0.        , 0.        ,</text:p>
            <text:p>       0.        , 0.        , 0.44444444, 1.        , 1.        ,</text:p>
            <text:p>       1.        , 1.        , 1.        , 1.        , 1.        ]), array([ 139,   31,   22,   14,   17,   13,   15,    9,   16,   13,   22,</text:p>
            <text:p>         29,   43,   72, 2116,    0]))</text:p>
          </table:table-cell>
          <table:table-cell office:value-type="string" calcext:value-type="string">
            <text:p>(array([0.02995706, 0.49657707, 0.90638436, 0.97834541, 0.99306917,</text:p>
            <text:p>       0.99719859, 0.99854892, 0.99922521, 0.9995467 , 0.999722  ,</text:p>
            <text:p>       0.99980904, 0.99985589, 0.99988817, 0.99991356, 0.99993868]), array([0.        , 0.50877193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56212 , 0.0293999 , 0.05187949, 0.07002298, 0.08742382,</text:p>
            <text:p>       0.10901031, 0.13033637, 0.15071424, 0.17609032, 0.19251382,</text:p>
            <text:p>       0.21057135, 0.22653558, 0.24589097, 0.26990272, 0.28502318,</text:p>
            <text:p>       0.30998855, 0.3291171 , 0.34902513, 0.3796072 , 0.3896028 ,</text:p>
            <text:p>       0.41094141, 0.42779199, 0.44885705, 0.47159322, 0.49040501,</text:p>
            <text:p>       0.50526172, 0.53291377, 0.54832751, 0.57117872, 0.58544183,</text:p>
            <text:p>       0.60810784, 0.63226811, 0.64879504, 0.66963754, 0.69443639,</text:p>
            <text:p>       0.71151656, 0.72340141, 0.74742294, 0.76691586, 0.79044479,</text:p>
            <text:p>       0.80650173, 0.83106256, 0.85032137, 0.86935544, 0.89075262,</text:p>
            <text:p>       0.91150246, 0.92946161, 0.95071249, 0.97294771, 0.99822986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103,   20,   10,   17,   10,    7,    7,    7,    8,    3,    7,</text:p>
            <text:p>          4,    2,    4,    4,    6,    5,    3,    1,    8,    7,    3,</text:p>
            <text:p>          4,    4,    2,    1,    7,    3,    8,    1,    2,    3,    7,</text:p>
            <text:p>          4,    4,    8,    7,   10,    7,   12,   10,    9,   17,   13,</text:p>
            <text:p>         19,   26,   30,   50,   94, 1963,    0]))</text:p>
          </table:table-cell>
          <table:table-cell office:value-type="float" office:value="0.215652899913952" calcext:value-type="float">
            <text:p>0,215652899913952</text:p>
          </table:table-cell>
          <table:table-cell office:value-type="float" office:value="0.0113804146824159" calcext:value-type="float">
            <text:p>0,0113804146824159</text:p>
          </table:table-cell>
          <table:table-cell office:value-type="float" office:value="0.250018957025914" calcext:value-type="float">
            <text:p>0,250018957025914</text:p>
          </table:table-cell>
          <table:table-cell office:value-type="float" office:value="0.440692765638232" calcext:value-type="float">
            <text:p>0,440692765638232</text:p>
          </table:table-cell>
          <table:table-cell office:value-type="float" office:value="0.0936156357963418" calcext:value-type="float">
            <text:p>0,0936156357963418</text:p>
          </table:table-cell>
          <table:table-cell office:value-type="float" office:value="0.494738280773163" calcext:value-type="float">
            <text:p>0,494738280773163</text:p>
          </table:table-cell>
        </table:table-row>
        <table:table-row table:style-name="ro4">
          <table:table-cell office:value-type="string" calcext:value-type="string">
            <text:p>(array([0.0032909 , 0.09634241, 0.165475  , 0.23356641, 0.29794417,</text:p>
            <text:p>       0.36238003, 0.42995019, 0.49439283, 0.56441335, 0.63448445,</text:p>
            <text:p>       0.70043016, 0.76017132, 0.84919026, 0.90644325, 0.9755189 ]), array([0.05139186, 0.12820513, 0.12      , 0.33333333, 0.14285714,</text:p>
            <text:p>       0.07692308, 0.3       , 0.14285714, 0.09090909, 0.1       ,</text:p>
            <text:p>       0.2       , 0.16666667, 0.27272727, 0.16666667, 0.29166667]), array([2335,   39,   25,   15,    7,   13,   10,    7,   11,   10,   10,</text:p>
            <text:p>         12,   11,   18,   48,    0]))</text:p>
          </table:table-cell>
          <table:table-cell office:value-type="string" calcext:value-type="string">
            <text:p>(array([1.95167231e-05, 2.92011441e-05, 4.11180340e-05, 5.64946481e-05,</text:p>
            <text:p>       8.37107647e-05, 1.23339513e-04, 1.93943113e-04, 3.04994351e-04,</text:p>
            <text:p>       4.97137001e-04, 8.87666798e-04, 1.80689502e-03, 4.11523756e-03,</text:p>
            <text:p>       1.19988922e-02, 7.09160129e-02, 6.93151308e-01]), array([0.01162791, 0.01169591, 0.00581395, 0.01169591, 0.01754386,</text:p>
            <text:p>       0.03488372, 0.02923977, 0.05263158, 0.04651163, 0.08187135,</text:p>
            <text:p>       0.07602339, 0.12209302, 0.11695906, 0.12865497, 0.2151162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3465, 0.0281767 , 0.04976685, 0.06841328, 0.08987643,</text:p>
            <text:p>       0.108158  , 0.13011524, 0.14859181, 0.16708674, 0.19388592,</text:p>
            <text:p>       0.21149458, 0.23015862, 0.25197727, 0.2678878 , 0.29840705,</text:p>
            <text:p>       0.30989385, 0.33351798, 0.35213152, 0.37546998, 0.3960157 ,</text:p>
            <text:p>       0.40548173, 0.42985184, 0.45185554, 0.46230468, 0.48670187,</text:p>
            <text:p>       0.50464743, 0.53410965, 0.54823916, 0.57056012, 0.5899334 ,</text:p>
            <text:p>       0.60596776, 0.62336534, 0.65160487, 0.66947349, 0.69538862,</text:p>
            <text:p>       0.71677515, 0.73225145, 0.74534007, 0.77021855, 0.79181262,</text:p>
            <text:p>       0.81601173, 0.83207017, 0.85260758, 0.8662108 , 0.88996676,</text:p>
            <text:p>       0.91069109, 0.92958705, 0.94844971, 0.96961834, 0.99225394]), array([0.04740406, 0.10810811, 0.16666667, 0.1       , 0.2       ,</text:p>
            <text:p>       0.13333333, 0.        , 0.11111111, 0.        , 0.25      ,</text:p>
            <text:p>       0.2       , 0.2       , 0.5       , 0.4       , 0.        ,</text:p>
            <text:p>       0.        , 0.33333333, 0.        , 0.        , 0.5       ,</text:p>
            <text:p>       0.        , 1.        , 0.33333333, 0.        , 0.25      ,</text:p>
            <text:p>       0.        , 0.        , 0.        , 0.        , 0.33333333,</text:p>
            <text:p>       0.        , 0.        , 0.33333333, 0.        , 0.        ,</text:p>
            <text:p>       0.5       , 0.33333333, 0.16666667, 0.5       , 0.        ,</text:p>
            <text:p>       1.        , 1.        , 0.14285714, 0.        , 0.5       ,</text:p>
            <text:p>       0.        , 0.1       , 0.28571429, 0.25      , 0.36      ]), array([2215,   74,   36,   20,   10,   15,    7,    9,    5,    8,    5,</text:p>
            <text:p>          5,    2,    5,    2,    2,    3,    6,    3,    2,    4,    2,</text:p>
            <text:p>          3,    1,    4,    3,    1,    4,    3,    3,    3,    2,    3,</text:p>
            <text:p>          5,    3,    2,    3,    6,    2,    3,    1,    1,    7,    4,</text:p>
            <text:p>          4,    6,   10,    7,   12,   25,    0]))</text:p>
          </table:table-cell>
          <table:table-cell office:value-type="float" office:value="0.34995005268871" calcext:value-type="float">
            <text:p>0,34995005268871</text:p>
          </table:table-cell>
          <table:table-cell office:value-type="float" office:value="0.0756137927219329" calcext:value-type="float">
            <text:p>0,0756137927219329</text:p>
          </table:table-cell>
          <table:table-cell office:value-type="float" office:value="0.362225081610772" calcext:value-type="float">
            <text:p>0,362225081610772</text:p>
          </table:table-cell>
          <table:table-cell office:value-type="float" office:value="0.739776588148541" calcext:value-type="float">
            <text:p>0,739776588148541</text:p>
          </table:table-cell>
          <table:table-cell office:value-type="float" office:value="0.478035028590712" calcext:value-type="float">
            <text:p>0,478035028590712</text:p>
          </table:table-cell>
          <table:table-cell office:value-type="float" office:value="0.910691092411677" calcext:value-type="float">
            <text:p>0,910691092411677</text:p>
          </table:table-cell>
          <table:table-cell office:value-type="float" office:value="0.0789659780908847" calcext:value-type="float">
            <text:p>0,0789659780908847</text:p>
          </table:table-cell>
          <table:table-cell office:value-type="string" calcext:value-type="string">
            <text:p>(array([0.01254954, 0.09202519, 0.15435864, 0.24144614, 0.30732528,</text:p>
            <text:p>       0.37056243, 0.4376294 , 0.50274578, 0.57477839, 0.64150218,</text:p>
            <text:p>       0.71057749, 0.77002098, 0.83608651, 0.90267915, 0.99689246]), array([0.        , 0.        , 0.        , 0.        , 0.        ,</text:p>
            <text:p>       0.        , 0.        , 0.42857143, 1.        , 1.        ,</text:p>
            <text:p>       1.        , 1.        , 1.        , 1.        , 1.        ]), array([ 154,   20,   11,   15,    9,   10,   13,    7,    8,   13,    8,</text:p>
            <text:p>         12,   25,   37, 2229,    0]))</text:p>
          </table:table-cell>
          <table:table-cell office:value-type="string" calcext:value-type="string">
            <text:p>(array([0.02042569, 0.61028154, 0.97139982, 0.99353251, 0.99762323,</text:p>
            <text:p>       0.99893995, 0.99944489, 0.99967302, 0.99979668, 0.99987274,</text:p>
            <text:p>       0.99991437, 0.99994289, 0.99995857, 0.99997065, 0.99998045]), array([0.        , 0.6257309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24155, 0.0309301 , 0.05201612, 0.06904279, 0.08995033,</text:p>
            <text:p>       0.10573217, 0.1337892 , 0.14818683, 0.19269754, 0.2105921 ,</text:p>
            <text:p>       0.22684118, 0.25552906, 0.26486079, 0.28624469, 0.30461138,</text:p>
            <text:p>       0.32891275, 0.3487958 , 0.37663466, 0.3950398 , 0.40817988,</text:p>
            <text:p>       0.42960467, 0.45178175, 0.46589035, 0.4940107 , 0.51439254,</text:p>
            <text:p>       0.53769532, 0.54814938, 0.5928466 , 0.60603109, 0.62453002,</text:p>
            <text:p>       0.64851673, 0.66014503, 0.69010615, 0.7076603 , 0.72918962,</text:p>
            <text:p>       0.75063012, 0.76866527, 0.79008334, 0.80718849, 0.83277274,</text:p>
            <text:p>       0.85202606, 0.86988476, 0.89069505, 0.91062311, 0.93089871,</text:p>
            <text:p>       0.95061621, 0.97211821, 0.99865117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121,   17,   11,   11,    8,    4,    4,    7,    0,    2,    4,</text:p>
            <text:p>          2,    6,    4,    1,    3,    6,    2,    2,    4,    2,    5,</text:p>
            <text:p>          5,    1,    4,    3,    1,    2,    0,    5,    1,    3,    7,</text:p>
            <text:p>          2,    2,    3,    4,    2,    5,    4,    7,    6,    9,    7,</text:p>
            <text:p>         15,    8,   19,   32,   69, 2119,    0]))</text:p>
          </table:table-cell>
          <table:table-cell office:value-type="float" office:value="0.217168920811543" calcext:value-type="float">
            <text:p>0,217168920811543</text:p>
          </table:table-cell>
          <table:table-cell office:value-type="float" office:value="0.00505502543077958" calcext:value-type="float">
            <text:p>0,00505502543077958</text:p>
          </table:table-cell>
          <table:table-cell office:value-type="float" office:value="0.247708336791525" calcext:value-type="float">
            <text:p>0,247708336791525</text:p>
          </table:table-cell>
          <table:table-cell office:value-type="float" office:value="0.437629399391321" calcext:value-type="float">
            <text:p>0,437629399391321</text:p>
          </table:table-cell>
          <table:table-cell office:value-type="float" office:value="0.0286001778630063" calcext:value-type="float">
            <text:p>0,0286001778630063</text:p>
          </table:table-cell>
          <table:table-cell office:value-type="float" office:value="0.494010701775551" calcext:value-type="float">
            <text:p>0,494010701775551</text:p>
          </table:table-cell>
        </table:table-row>
        <table:table-row table:style-name="ro2">
          <table:table-cell office:value-type="string" calcext:value-type="string">
            <text:p>(array([0.0030954 , 0.09356103, 0.16703206, 0.23414731, 0.30885803,</text:p>
            <text:p>       0.34566575, 0.43525507, 0.50064015, 0.56867039, 0.64984575,</text:p>
            <text:p>       0.69195656, 0.76202036, 0.83052565, 0.90370164, 0.98106055]), array([0.04819782, 0.18421053, 0.22727273, 0.21428571, 0.46153846,</text:p>
            <text:p>       0.5       , 0.125     , 0.33333333, 0.14285714, 0.5       ,</text:p>
            <text:p>       0.33333333, 0.6       , 0.        , 0.64285714, 0.36842105]), array([2386,   38,   22,   14,   13,    2,    8,    9,    7,    2,    3,</text:p>
            <text:p>          5,   10,   14,   38,    0]))</text:p>
          </table:table-cell>
          <table:table-cell office:value-type="string" calcext:value-type="string">
            <text:p>(array([9.04227203e-06, 1.49455039e-05, 2.41369388e-05, 3.53931593e-05,</text:p>
            <text:p>       5.23051918e-05, 7.50993939e-05, 1.09597761e-04, 1.63387937e-04,</text:p>
            <text:p>       2.60269891e-04, 5.01885549e-04, 1.13873992e-03, 2.76177949e-03,</text:p>
            <text:p>       8.21912405e-03, 3.54766765e-02, 5.32770726e-01]), array([0.02325581, 0.00584795, 0.01744186, 0.03508772, 0.01754386,</text:p>
            <text:p>       0.01744186, 0.03508772, 0.02923977, 0.04069767, 0.05847953,</text:p>
            <text:p>       0.05847953, 0.09883721, 0.11111111, 0.14035088, 0.3023255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8105, 0.0281412 , 0.048559  , 0.06828737, 0.09093315,</text:p>
            <text:p>       0.10801708, 0.12897465, 0.15175469, 0.16974135, 0.19059611,</text:p>
            <text:p>       0.2082569 , 0.25060143, 0.26665764, 0.29034017, 0.30655949,</text:p>
            <text:p>       0.33017694, 0.35310522, 0.40652013, 0.42611247, 0.45419383,</text:p>
            <text:p>       0.47628175, 0.49300362, 0.50664169, 0.5225151 , 0.55115676,</text:p>
            <text:p>       0.56875263, 0.58606067, 0.63517272, 0.67116183, 0.68235612,</text:p>
            <text:p>       0.71570867, 0.75040257, 0.77527046, 0.78362364, 0.80603035,</text:p>
            <text:p>       0.83011577, 0.85262793, 0.86779749, 0.88846242, 0.91461842,</text:p>
            <text:p>       0.92900141, 0.95117972, 0.97398065, 0.99334917]), array([0.04330535, 0.18292683, 0.        , 0.2       , 0.07142857,</text:p>
            <text:p>       0.16666667, 0.22222222, 0.6       , 0.125     , 0.16666667,</text:p>
            <text:p>       0.16666667, 0.33333333, 0.        , 0.66666667, 0.25      ,</text:p>
            <text:p>       0.66666667, 0.        , 0.        , 0.        , 0.25      ,</text:p>
            <text:p>       0.        , 0.66666667, 1.        , 0.        , 0.5       ,</text:p>
            <text:p>       0.        , 0.        , 0.        , 0.5       , 0.        ,</text:p>
            <text:p>       1.        , 0.33333333, 1.        , 1.        , 0.        ,</text:p>
            <text:p>       0.        , 0.        , 0.5       , 0.4       , 0.83333333,</text:p>
            <text:p>       0.33333333, 0.14285714, 0.33333333, 0.45833333]), array([2263,   82,   28,   25,   14,    6,    9,    5,    8,    6,    6,</text:p>
            <text:p>          0,    6,    3,    3,    4,    6,    1,    0,    0,    2,    2,</text:p>
            <text:p>          4,    2,    3,    1,    3,    2,    3,    2,    0,    1,    0,</text:p>
            <text:p>          2,    1,    1,    0,    3,    1,    1,    4,    2,    3,    2,</text:p>
            <text:p>          5,    6,    3,    7,    6,   24,    0]))</text:p>
          </table:table-cell>
          <table:table-cell office:value-type="float" office:value="0.253382864845041" calcext:value-type="float">
            <text:p>0,253382864845041</text:p>
          </table:table-cell>
          <table:table-cell office:value-type="float" office:value="0.0580336833136373" calcext:value-type="float">
            <text:p>0,0580336833136373</text:p>
          </table:table-cell>
          <table:table-cell office:value-type="float" office:value="0.343741018436014" calcext:value-type="float">
            <text:p>0,343741018436014</text:p>
          </table:table-cell>
          <table:table-cell office:value-type="float" office:value="0.830525654554367" calcext:value-type="float">
            <text:p>0,830525654554367</text:p>
          </table:table-cell>
          <table:table-cell office:value-type="float" office:value="0.23044514443812" calcext:value-type="float">
            <text:p>0,23044514443812</text:p>
          </table:table-cell>
          <table:table-cell office:value-type="float" office:value="0.85262793302536" calcext:value-type="float">
            <text:p>0,85262793302536</text:p>
          </table:table-cell>
          <table:table-cell office:value-type="float" office:value="0.0671526736060187" calcext:value-type="float">
            <text:p>0,0671526736060187</text:p>
          </table:table-cell>
          <table:table-cell office:value-type="string" calcext:value-type="string">
            <text:p>(array([0.01013308, 0.09780958, 0.16802292, 0.24418431, 0.31542715,</text:p>
            <text:p>       0.35152678, 0.43176327, 0.49858778, 0.56512439, 0.65570678,</text:p>
            <text:p>       0.69801656, 0.76806865, 0.83240559, 0.90675547, 0.99706922]), array([0.        , 0.        , 0.        , 0.        , 0.        ,</text:p>
            <text:p>       0.        , 0.        , 0.44444444, 1.        , 1.        ,</text:p>
            <text:p>       1.        , 1.        , 1.        , 1.        , 1.        ]), array([ 139,   12,   15,    5,    8,    2,    7,    9,    8,    2,    8,</text:p>
            <text:p>         14,   17,   40, 2285,    0]))</text:p>
          </table:table-cell>
          <table:table-cell office:value-type="string" calcext:value-type="string">
            <text:p>(array([0.03844213, 0.80303762, 0.98389585, 0.99584651, 0.99850795,</text:p>
            <text:p>       0.99938904, 0.99970456, 0.99982503, 0.99988357, 0.99992217,</text:p>
            <text:p>       0.99994593, 0.99996371, 0.99997551, 0.99998485, 0.99999089]), array([0.        , 0.87719298, 1.        , 1.        , 1.        ,</text:p>
            <text:p>       1.        , 1.        , 1.        , 1.        , 1.        ,</text:p>
            <text:p>       1.        , 1.        , 1.        , 1.        , 1.        ]), array([172, 171, 172, 171, 171, 172, 172, 170, 172, 171, 171, 172, 171,</text:p>
            <text:p>       171, 172,   0]))</text:p>
          </table:table-cell>
          <table:table-cell office:value-type="string" calcext:value-type="string">
            <text:p>(array([0.00345298, 0.02837187, 0.04994724, 0.06803539, 0.0911047 ,</text:p>
            <text:p>       0.11356448, 0.12814926, 0.1499268 , 0.16971859, 0.1949294 ,</text:p>
            <text:p>       0.2118191 , 0.25227562, 0.29338758, 0.31549634, 0.32877513,</text:p>
            <text:p>       0.36482728, 0.41393933, 0.43124737, 0.45036106, 0.4774849 ,</text:p>
            <text:p>       0.49494199, 0.50875741, 0.52371825, 0.54656508, 0.57388753,</text:p>
            <text:p>       0.59347987, 0.64689478, 0.66837922, 0.69570362, 0.71573167,</text:p>
            <text:p>       0.73334236, 0.75134032, 0.77527046, 0.79098355, 0.81103835,</text:p>
            <text:p>       0.83020807, 0.84933557, 0.86990886, 0.89263823, 0.91093643,</text:p>
            <text:p>       0.93124132, 0.95166515, 0.97210683, 0.99877051]), array([0., 0., 0., 0., 0., 0., 0., 0., 0., 0., 0., 0., 0., 0., 0., 0., 0.,</text:p>
            <text:p>       0., 0., 0., 0., 1., 1., 1., 1., 1., 1., 1., 1., 1., 1., 1., 1., 1.,</text:p>
            <text:p>       1., 1., 1., 1., 1., 1., 1., 1., 1., 1.]), array([ 111,   19,    6,    7,    2,    4,    3,    6,    3,    5,    1,</text:p>
            <text:p>          0,    4,    0,    2,    2,    5,    0,    1,    0,    2,    3,</text:p>
            <text:p>          2,    3,    2,    2,    2,    4,    2,    2,    0,    0,    1,</text:p>
            <text:p>          3,    3,    2,    3,    5,    1,    6,    5,    7,    2,    8,</text:p>
            <text:p>          7,   18,   21,   29,   69, 2176,    0]))</text:p>
          </table:table-cell>
          <table:table-cell office:value-type="float" office:value="0.216657584719267" calcext:value-type="float">
            <text:p>0,216657584719267</text:p>
          </table:table-cell>
          <table:table-cell office:value-type="float" office:value="0.00905079452031971" calcext:value-type="float">
            <text:p>0,00905079452031971</text:p>
          </table:table-cell>
          <table:table-cell office:value-type="float" office:value="0.238405749082778" calcext:value-type="float">
            <text:p>0,238405749082778</text:p>
          </table:table-cell>
          <table:table-cell office:value-type="float" office:value="0.43487561121583" calcext:value-type="float">
            <text:p>0,43487561121583</text:p>
          </table:table-cell>
          <table:table-cell office:value-type="float" office:value="0.0741553639023624" calcext:value-type="float">
            <text:p>0,0741553639023624</text:p>
          </table:table-cell>
          <table:table-cell office:value-type="float" office:value="0.494941994547844" calcext:value-type="float">
            <text:p>0,494941994547844</text:p>
          </table:table-cell>
        </table:table-row>
        <table:table-row table:style-name="ro4">
          <table:table-cell office:value-type="string" calcext:value-type="string">
            <text:p>(array([0.00341322, 0.09638845, 0.16604005, 0.23645148, 0.30267573,</text:p>
            <text:p>       0.37298334, 0.4365313 , 0.51106247, 0.57291781, 0.64336189,</text:p>
            <text:p>       0.69598234, 0.76866314, 0.83656413, 0.89818147, 0.9826639 ]), array([0.0546875 , 0.07843137, 0.11538462, 0.11764706, 0.17391304,</text:p>
            <text:p>       0.        , 0.15384615, 0.        , 0.28571429, 0.        ,</text:p>
            <text:p>       0.125     , 0.25      , 0.18181818, 0.        , 0.33962264]), array([2304,   51,   26,   17,   23,   10,   13,    9,   14,    9,    8,</text:p>
            <text:p>          8,   11,   15,   53,    0]))</text:p>
          </table:table-cell>
          <table:table-cell office:value-type="string" calcext:value-type="string">
            <text:p>(array([1.28841833e-05, 1.89196567e-05, 2.88278268e-05, 4.47529702e-05,</text:p>
            <text:p>       6.98975552e-05, 1.10946944e-04, 1.85467142e-04, 3.36997099e-04,</text:p>
            <text:p>       5.68806312e-04, 1.08522460e-03, 2.32710811e-03, 5.26224566e-03,</text:p>
            <text:p>       1.56430018e-02, 9.93420637e-02, 7.03369084e-01]), array([0.01744186, 0.00584795, 0.02906977, 0.        , 0.02339181,</text:p>
            <text:p>       0.03488372, 0.02923977, 0.06432749, 0.05813953, 0.04093567,</text:p>
            <text:p>       0.09356725, 0.10465116, 0.14619883, 0.14035088, 0.1918604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56231, 0.02904192, 0.05001818, 0.06793192, 0.08802765,</text:p>
            <text:p>       0.110016  , 0.13094242, 0.15116062, 0.17221019, 0.1878112 ,</text:p>
            <text:p>       0.21033201, 0.23214207, 0.24882073, 0.26982237, 0.28981656,</text:p>
            <text:p>       0.31326866, 0.32617214, 0.35108294, 0.37058342, 0.39158348,</text:p>
            <text:p>       0.40846597, 0.42643209, 0.44850316, 0.4612276 , 0.49185739,</text:p>
            <text:p>       0.51159081, 0.5305023 , 0.54879947, 0.57670063, 0.5912338 ,</text:p>
            <text:p>       0.61348695, 0.63267931, 0.65221667, 0.66808544, 0.68677181,</text:p>
            <text:p>       0.70637196, 0.73209041, 0.74879107, 0.76757887, 0.7938538 ,</text:p>
            <text:p>       0.80518591, 0.8345461 , 0.84451747, 0.86805183, 0.88513732,</text:p>
            <text:p>       0.91084405, 0.93047994, 0.95101795, 0.9672195 , 0.99246674]), array([0.0452468 , 0.24657534, 0.23333333, 0.12      , 0.125     ,</text:p>
            <text:p>       0.        , 0.2       , 0.        , 0.22222222, 0.        ,</text:p>
            <text:p>       0.2       , 0.        , 0.14285714, 0.        , 0.125     ,</text:p>
            <text:p>       0.14285714, 0.4       , 0.        , 0.        , 0.        ,</text:p>
            <text:p>       0.        , 0.        , 0.33333333, 0.        , 0.        ,</text:p>
            <text:p>       0.        , 0.33333333, 0.5       , 0.5       , 0.        ,</text:p>
            <text:p>       0.        , 0.        , 0.        , 0.        , 0.25      ,</text:p>
            <text:p>       0.        , 0.5       , 0.        , 0.        , 0.33333333,</text:p>
            <text:p>       0.5       , 0.        , 0.        , 0.2       , 0.        ,</text:p>
            <text:p>       0.        , 0.        , 0.5       , 0.26666667, 0.37142857]), array([2188,   73,   30,   25,   16,   17,   10,    6,    9,    7,    5,</text:p>
            <text:p>          3,    7,    5,    8,    7,    5,    2,    5,    3,    2,    4,</text:p>
            <text:p>          6,    1,    2,    5,    3,    4,    2,    7,    2,    2,    2,</text:p>
            <text:p>          4,    4,    2,    2,    2,    2,    3,    2,    5,    2,    5,</text:p>
            <text:p>          4,    6,    3,    2,   15,   35,    0]))</text:p>
          </table:table-cell>
          <table:table-cell office:value-type="float" office:value="0.383357628354108" calcext:value-type="float">
            <text:p>0,383357628354108</text:p>
          </table:table-cell>
          <table:table-cell office:value-type="float" office:value="0.0783071117956456" calcext:value-type="float">
            <text:p>0,0783071117956456</text:p>
          </table:table-cell>
          <table:table-cell office:value-type="float" office:value="0.392816156683499" calcext:value-type="float">
            <text:p>0,392816156683499</text:p>
          </table:table-cell>
          <table:table-cell office:value-type="float" office:value="0.898181466261546" calcext:value-type="float">
            <text:p>0,898181466261546</text:p>
          </table:table-cell>
          <table:table-cell office:value-type="float" office:value="0.511508619022924" calcext:value-type="float">
            <text:p>0,511508619022924</text:p>
          </table:table-cell>
          <table:table-cell office:value-type="float" office:value="0.930479943752289" calcext:value-type="float">
            <text:p>0,930479943752289</text:p>
          </table:table-cell>
          <table:table-cell office:value-type="float" office:value="0.0814198564871233" calcext:value-type="float">
            <text:p>0,0814198564871233</text:p>
          </table:table-cell>
          <table:table-cell office:value-type="string" calcext:value-type="string">
            <text:p>(array([0.01237391, 0.10114437, 0.16342736, 0.2310278 , 0.30838523,</text:p>
            <text:p>       0.35663811, 0.42201568, 0.48893753, 0.56067537, 0.62701666,</text:p>
            <text:p>       0.69992772, 0.76340308, 0.83385169, 0.90380115, 0.99690771]), array([0.        , 0.        , 0.        , 0.        , 0.        ,</text:p>
            <text:p>       0.        , 0.        , 0.22222222, 1.        , 1.        ,</text:p>
            <text:p>       1.        , 1.        , 1.        , 1.        , 1.        ]), array([ 161,   19,   12,    8,   11,    9,   12,    9,   15,   10,   20,</text:p>
            <text:p>         17,   25,   47, 2196,    0]))</text:p>
          </table:table-cell>
          <table:table-cell office:value-type="string" calcext:value-type="string">
            <text:p>(array([0.01707204, 0.56478904, 0.95841484, 0.99201924, 0.99688482,</text:p>
            <text:p>       0.99869626, 0.99934525, 0.99962939, 0.99980094, 0.99988385,</text:p>
            <text:p>       0.99992785, 0.99995422, 0.9999707 , 0.99998092, 0.99998706]), array([0.        , 0.60818713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31086, 0.02996426, 0.0510267 , 0.06890389, 0.09052205,</text:p>
            <text:p>       0.11486268, 0.13173947, 0.15548253, 0.16853405, 0.1980896 ,</text:p>
            <text:p>       0.20705347, 0.23242113, 0.25407323, 0.270823  , 0.29478558,</text:p>
            <text:p>       0.31372324, 0.33144561, 0.34778333, 0.36732069, 0.38651305,</text:p>
            <text:p>       0.4087662 , 0.42074847, 0.44551907, 0.47105333, 0.48840919,</text:p>
            <text:p>       0.50814261, 0.53619298, 0.5477092 , 0.57368428, 0.59153403,</text:p>
            <text:p>       0.60841652, 0.62941658, 0.64891706, 0.67671825, 0.68701423,</text:p>
            <text:p>       0.71122402, 0.730982  , 0.75300945, 0.76785793, 0.79021235,</text:p>
            <text:p>       0.81172287, 0.8289396 , 0.84883938, 0.8690302 , 0.889984  ,</text:p>
            <text:p>       0.91291416, 0.9321166 , 0.95040434, 0.97046095, 0.99849649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121,   29,    8,    6,    8,    4,    6,    2,    7,    1,    3,</text:p>
            <text:p>          2,    3,    1,    3,    4,    6,    2,    2,    2,    7,    1,</text:p>
            <text:p>          4,    2,    5,    2,    2,    6,    5,    2,    3,    5,    2,</text:p>
            <text:p>          3,    7,    7,    6,    6,    3,    5,    8,    7,    6,    9,</text:p>
            <text:p>         17,   14,   22,   24,   59, 2102,    0]))</text:p>
          </table:table-cell>
          <table:table-cell office:value-type="float" office:value="0.23174295880212" calcext:value-type="float">
            <text:p>0,23174295880212</text:p>
          </table:table-cell>
          <table:table-cell office:value-type="float" office:value="0.00773165187073542" calcext:value-type="float">
            <text:p>0,00773165187073542</text:p>
          </table:table-cell>
          <table:table-cell office:value-type="float" office:value="0.249598692297704" calcext:value-type="float">
            <text:p>0,249598692297704</text:p>
          </table:table-cell>
          <table:table-cell office:value-type="float" office:value="0.43932462533315" calcext:value-type="float">
            <text:p>0,43932462533315</text:p>
          </table:table-cell>
          <table:table-cell office:value-type="float" office:value="0.0433980903168868" calcext:value-type="float">
            <text:p>0,0433980903168868</text:p>
          </table:table-cell>
          <table:table-cell office:value-type="float" office:value="0.491857394576073" calcext:value-type="float">
            <text:p>0,491857394576073</text:p>
          </table:table-cell>
        </table:table-row>
        <table:table-row table:style-name="ro4">
          <table:table-cell office:value-type="string" calcext:value-type="string">
            <text:p>(array([0.00381549, 0.09802034, 0.15998325, 0.22273887, 0.28939811,</text:p>
            <text:p>       0.37124334, 0.42840467, 0.50122623, 0.57240009, 0.62629843,</text:p>
            <text:p>       0.70403788, 0.75854785, 0.83327179, 0.89733399, 0.98086922]), array([0.05616021, 0.16216216, 0.22727273, 0.07142857, 0.25      ,</text:p>
            <text:p>       0.1       , 0.25      , 0.07692308, 0.45454545, 0.22222222,</text:p>
            <text:p>       0.28571429, 0.16666667, 0.25      , 0.42105263, 0.27118644]), array([2297,   37,   22,   28,   16,   10,   12,   13,   11,    9,   14,</text:p>
            <text:p>         12,   12,   19,   59,    0]))</text:p>
          </table:table-cell>
          <table:table-cell office:value-type="string" calcext:value-type="string">
            <text:p>(array([1.16664803e-05, 2.05392071e-05, 3.24478963e-05, 4.88614518e-05,</text:p>
            <text:p>       7.29388979e-05, 1.20214639e-04, 2.00062618e-04, 3.33541574e-04,</text:p>
            <text:p>       5.76090113e-04, 1.19713457e-03, 2.85610301e-03, 6.53031577e-03,</text:p>
            <text:p>       1.96355176e-02, 1.22997836e-01, 7.64589367e-01]), array([0.00581395, 0.01169591, 0.        , 0.01754386, 0.02923977,</text:p>
            <text:p>       0.02906977, 0.05263158, 0.02339181, 0.04651163, 0.10526316,</text:p>
            <text:p>       0.0994152 , 0.12209302, 0.12865497, 0.18128655, 0.2616279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58165, 0.02892405, 0.04992145, 0.06849603, 0.08916084,</text:p>
            <text:p>       0.11261241, 0.13018608, 0.14846592, 0.16894006, 0.19241688,</text:p>
            <text:p>       0.20949284, 0.229431  , 0.24931113, 0.27045021, 0.28713417,</text:p>
            <text:p>       0.30803044, 0.33139138, 0.34983005, 0.37287402, 0.39437634,</text:p>
            <text:p>       0.412583  , 0.43181922, 0.45942245, 0.4912724 , 0.5076045 ,</text:p>
            <text:p>       0.52267963, 0.54413837, 0.56867011, 0.59119344, 0.60828203,</text:p>
            <text:p>       0.63293799, 0.65237188, 0.67143267, 0.68702358, 0.70882979,</text:p>
            <text:p>       0.72839928, 0.74698257, 0.7703199 , 0.78027391, 0.80915627,</text:p>
            <text:p>       0.82744347, 0.84874632, 0.87244497, 0.88666782, 0.90787841,</text:p>
            <text:p>       0.93266953, 0.95114787, 0.9704568 , 0.9932411 ]), array([0.04735376, 0.18888889, 0.22222222, 0.        , 0.23076923,</text:p>
            <text:p>       0.1       , 0.2       , 0.25      , 0.33333333, 0.25      ,</text:p>
            <text:p>       0.06666667, 0.11111111, 0.        , 0.22222222, 0.25      ,</text:p>
            <text:p>       0.33333333, 0.        , 0.33333333, 0.        , 0.        ,</text:p>
            <text:p>       0.4       , 0.2       , 0.        , 0.16666667, 0.        ,</text:p>
            <text:p>       0.        , 0.5       , 0.6       , 0.25      , 0.25      ,</text:p>
            <text:p>       0.33333333, 0.        , 0.5       , 0.5       , 0.28571429,</text:p>
            <text:p>       0.        , 0.        , 0.2       , 1.        , 0.        ,</text:p>
            <text:p>       0.2       , 0.4       , 0.66666667, 0.5       , 0.25      ,</text:p>
            <text:p>       0.6       , 0.25      , 0.1       , 0.28947368]), array([2154,   90,   45,   16,   13,   10,   10,    8,    6,    4,   15,</text:p>
            <text:p>          9,    2,    9,    4,    3,    3,    3,    2,    4,    5,    5,</text:p>
            <text:p>          2,    0,    6,    6,    1,    2,    5,    4,    4,    3,    2,</text:p>
            <text:p>          2,    2,    7,    4,    5,    5,    1,    2,    5,    5,    3,</text:p>
            <text:p>          6,    8,    5,    8,   10,   38,    0]))</text:p>
          </table:table-cell>
          <table:table-cell office:value-type="float" office:value="0.303320474918468" calcext:value-type="float">
            <text:p>0,303320474918468</text:p>
          </table:table-cell>
          <table:table-cell office:value-type="float" office:value="0.0800669509840087" calcext:value-type="float">
            <text:p>0,0800669509840087</text:p>
          </table:table-cell>
          <table:table-cell office:value-type="float" office:value="0.312381352135745" calcext:value-type="float">
            <text:p>0,312381352135745</text:p>
          </table:table-cell>
          <table:table-cell office:value-type="float" office:value="0.709682774745812" calcext:value-type="float">
            <text:p>0,709682774745812</text:p>
          </table:table-cell>
          <table:table-cell office:value-type="float" office:value="0.502961459547974" calcext:value-type="float">
            <text:p>0,502961459547974</text:p>
          </table:table-cell>
          <table:table-cell office:value-type="float" office:value="0.870456796884537" calcext:value-type="float">
            <text:p>0,870456796884537</text:p>
          </table:table-cell>
          <table:table-cell office:value-type="float" office:value="0.08665562481544" calcext:value-type="float">
            <text:p>0,08665562481544</text:p>
          </table:table-cell>
          <table:table-cell office:value-type="string" calcext:value-type="string">
            <text:p>(array([0.01256707, 0.10146371, 0.16819795, 0.23986736, 0.28882647,</text:p>
            <text:p>       0.36900109, 0.42223705, 0.49603055, 0.56826275, 0.62511465,</text:p>
            <text:p>       0.70435819, 0.77658194, 0.84172006, 0.90121734, 0.99646   ]), array([0.        , 0.        , 0.        , 0.        , 0.        ,</text:p>
            <text:p>       0.        , 0.        , 0.38461538, 1.        , 1.        ,</text:p>
            <text:p>       1.        , 1.        , 1.        , 1.        , 1.        ]), array([ 172,   17,   14,   12,   14,    8,    9,   13,   14,   11,   16,</text:p>
            <text:p>         28,   20,   39, 2184,    0]))</text:p>
          </table:table-cell>
          <table:table-cell office:value-type="string" calcext:value-type="string">
            <text:p>(array([0.01256707, 0.4945708 , 0.94611039, 0.9893527 , 0.99612963,</text:p>
            <text:p>       0.99850139, 0.99934392, 0.99964228, 0.99978762, 0.99987482,</text:p>
            <text:p>       0.99992552, 0.99995065, 0.99996736, 0.9999793 , 0.9999883 ]), array([0.        , 0.5204678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05594, 0.0298816 , 0.05005718, 0.06940767, 0.09092536,</text:p>
            <text:p>       0.1141058 , 0.12393302, 0.14877322, 0.17184105, 0.19328627,</text:p>
            <text:p>       0.2031987 , 0.22918207, 0.25301743, 0.27284463, 0.28916426,</text:p>
            <text:p>       0.30532026, 0.3250888 , 0.35101923, 0.36369404, 0.39052097,</text:p>
            <text:p>       0.41161343, 0.4293184 , 0.4541111 , 0.47732037, 0.49093458,</text:p>
            <text:p>       0.50690693, 0.54118098, 0.56745852, 0.58998148, 0.60543714,</text:p>
            <text:p>       0.626818  , 0.65415566, 0.668445  , 0.68686546, 0.70965149,</text:p>
            <text:p>       0.73094471, 0.75068887, 0.77029232, 0.78940534, 0.80950129,</text:p>
            <text:p>       0.83092466, 0.84998379, 0.86872732, 0.8875255 , 0.91018871,</text:p>
            <text:p>       0.93190666, 0.95036844, 0.97132872, 0.9984777 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129,   26,   16,    2,    9,    4,    3,    5,    6,    3,    1,</text:p>
            <text:p>          5,    5,    6,    6,    2,    1,    3,    2,    3,    5,    3,</text:p>
            <text:p>          1,    1,    7,    5,    0,    3,    7,    4,    5,    3,    2,</text:p>
            <text:p>          4,    3,    5,    7,    2,    9,   15,    3,    5,    8,   10,</text:p>
            <text:p>         12,   12,   19,   37,   74, 2063,    0]))</text:p>
          </table:table-cell>
          <table:table-cell office:value-type="float" office:value="0.219990728387088" calcext:value-type="float">
            <text:p>0,219990728387088</text:p>
          </table:table-cell>
          <table:table-cell office:value-type="float" office:value="0.00732734837818311" calcext:value-type="float">
            <text:p>0,00732734837818311</text:p>
          </table:table-cell>
          <table:table-cell office:value-type="float" office:value="0.245621443458585" calcext:value-type="float">
            <text:p>0,245621443458585</text:p>
          </table:table-cell>
          <table:table-cell office:value-type="float" office:value="0.431737250515393" calcext:value-type="float">
            <text:p>0,431737250515393</text:p>
          </table:table-cell>
          <table:table-cell office:value-type="float" office:value="0.053889608443823" calcext:value-type="float">
            <text:p>0,053889608443823</text:p>
          </table:table-cell>
          <table:table-cell office:value-type="float" office:value="0.493093067407608" calcext:value-type="float">
            <text:p>0,493093067407608</text:p>
          </table:table-cell>
        </table:table-row>
        <table:table-row table:style-name="ro4">
          <table:table-cell office:value-type="string" calcext:value-type="string">
            <text:p>(array([0.00332292, 0.0934761 , 0.16370313, 0.2434093 , 0.30169979,</text:p>
            <text:p>       0.3641213 , 0.43079728, 0.4984112 , 0.5661745 , 0.62563759,</text:p>
            <text:p>       0.70011129, 0.76264895, 0.83574016, 0.88600929, 0.96924736]), array([0.04938793, 0.12244898, 0.25      , 0.29411765, 0.14285714,</text:p>
            <text:p>       0.5       , 0.18181818, 0.3       , 0.        , 0.33333333,</text:p>
            <text:p>       0.        , 0.33333333, 0.41666667, 0.4       , 0.33333333]), array([2369,   49,   28,   17,    7,   10,   11,   10,    6,    6,    3,</text:p>
            <text:p>          6,   12,   10,   27,    0]))</text:p>
          </table:table-cell>
          <table:table-cell office:value-type="string" calcext:value-type="string">
            <text:p>(array([6.78951381e-05, 8.42098618e-05, 1.01858386e-04, 1.28252054e-04,</text:p>
            <text:p>       1.71515278e-04, 2.38602121e-04, 3.54038791e-04, 5.39713480e-04,</text:p>
            <text:p>       8.20907715e-04, 1.28149575e-03, 2.14040399e-03, 4.11933459e-03,</text:p>
            <text:p>       9.05921908e-03, 4.10555693e-02, 4.95595874e-01]), array([0.00581395, 0.00584795, 0.01162791, 0.00584795, 0.03508772,</text:p>
            <text:p>       0.03488372, 0.02923977, 0.03508772, 0.04069767, 0.07017544,</text:p>
            <text:p>       0.05263158, 0.10465116, 0.12280702, 0.14619883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69951, 0.02772759, 0.04931836, 0.06878206, 0.08889629,</text:p>
            <text:p>       0.10900739, 0.12790884, 0.14771139, 0.16897686, 0.19463728,</text:p>
            <text:p>       0.21038709, 0.23430679, 0.24876248, 0.26710998, 0.28926995,</text:p>
            <text:p>       0.31711799, 0.3289531 , 0.34644626, 0.37043339, 0.39083458,</text:p>
            <text:p>       0.40935749, 0.42925591, 0.44914323, 0.46939559, 0.48634359,</text:p>
            <text:p>       0.50880811, 0.52554259, 0.5535477 , 0.56603062, 0.58518663,</text:p>
            <text:p>       0.60879378, 0.63662902, 0.65418619, 0.69393161, 0.71247065,</text:p>
            <text:p>       0.73971009, 0.75106326, 0.76252973, 0.78576368, 0.81105779,</text:p>
            <text:p>       0.83508855, 0.84650449, 0.87340973, 0.8881675 , 0.93335336,</text:p>
            <text:p>       0.95252155, 0.97210066, 0.99066687]), array([0.04334365, 0.13432836, 0.19354839, 0.25      , 0.05882353,</text:p>
            <text:p>       0.16666667, 0.125     , 0.36363636, 0.33333333, 0.        ,</text:p>
            <text:p>       0.        , 0.5       , 0.375     , 0.        , 0.        ,</text:p>
            <text:p>       0.        , 0.66666667, 0.33333333, 0.25      , 1.        ,</text:p>
            <text:p>       0.        , 0.4       , 0.        , 0.25      , 0.        ,</text:p>
            <text:p>       0.5       , 0.        , 0.        , 0.        , 0.        ,</text:p>
            <text:p>       0.33333333, 0.5       , 0.        , 0.        , 0.        ,</text:p>
            <text:p>       0.        , 1.        , 0.        , 0.        , 0.        ,</text:p>
            <text:p>       1.        , 0.42857143, 0.5       , 0.4       , 0.4       ,</text:p>
            <text:p>       0.25      , 0.18181818, 0.5       ]), array([2261,   67,   31,   24,   17,   12,    8,   11,    9,    6,    2,</text:p>
            <text:p>          4,    8,    4,    3,    1,    3,    3,    4,    2,    3,    5,</text:p>
            <text:p>          2,    4,    1,    4,    2,    3,    1,    2,    3,    2,    1,</text:p>
            <text:p>          0,    2,    1,    1,    2,    1,    2,    3,    2,    7,    4,</text:p>
            <text:p>          5,    0,    5,    4,   11,    8,    0]))</text:p>
          </table:table-cell>
          <table:table-cell office:value-type="float" office:value="0.298870480532774" calcext:value-type="float">
            <text:p>0,298870480532774</text:p>
          </table:table-cell>
          <table:table-cell office:value-type="float" office:value="0.0571307657402358" calcext:value-type="float">
            <text:p>0,0571307657402358</text:p>
          </table:table-cell>
          <table:table-cell office:value-type="float" office:value="0.36062556082819" calcext:value-type="float">
            <text:p>0,36062556082819</text:p>
          </table:table-cell>
          <table:table-cell office:value-type="float" office:value="0.700111289819082" calcext:value-type="float">
            <text:p>0,700111289819082</text:p>
          </table:table-cell>
          <table:table-cell office:value-type="float" office:value="0.216526106389803" calcext:value-type="float">
            <text:p>0,216526106389803</text:p>
          </table:table-cell>
          <table:table-cell office:value-type="float" office:value="0.8110577861468" calcext:value-type="float">
            <text:p>0,8110577861468</text:p>
          </table:table-cell>
          <table:table-cell office:value-type="float" office:value="0.0669557681581829" calcext:value-type="float">
            <text:p>0,0669557681581829</text:p>
          </table:table-cell>
          <table:table-cell office:value-type="string" calcext:value-type="string">
            <text:p>(array([0.01295817, 0.10281376, 0.16296996, 0.23974714, 0.30621739,</text:p>
            <text:p>       0.36965733, 0.4327894 , 0.49988407, 0.56895468, 0.63421836,</text:p>
            <text:p>       0.70221749, 0.75683284, 0.83564515, 0.90454317, 0.99692483]), array([0. , 0. , 0. , 0. , 0. , 0. , 0. , 0.5, 1. , 1. , 1. , 1. , 1. ,</text:p>
            <text:p>       1. , 1. ]), array([ 135,   12,   14,    9,    4,    9,    8,   10,    9,    7,    6,</text:p>
            <text:p>         14,   26,   47, 2261,    0]))</text:p>
          </table:table-cell>
          <table:table-cell office:value-type="string" calcext:value-type="string">
            <text:p>(array([0.04658601, 0.77361705, 0.98193953, 0.99437926, 0.99740443,</text:p>
            <text:p>       0.99857049, 0.99910994, 0.99942378, 0.99962862, 0.99975413,</text:p>
            <text:p>       0.99982556, 0.999871  , 0.99989781, 0.99991569, 0.99993203]), array([0.        , 0.8596491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17288, 0.02706047, 0.05014651, 0.06808532, 0.08337782,</text:p>
            <text:p>       0.11070774, 0.1231307 , 0.14953842, 0.17281516, 0.18894221,</text:p>
            <text:p>       0.21423632, 0.2361838 , 0.25347009, 0.26028991, 0.28752935,</text:p>
            <text:p>       0.30606839, 0.33183749, 0.34832607, 0.36707079, 0.38941268,</text:p>
            <text:p>       0.41481337, 0.43111053, 0.4464523 , 0.47484165, 0.4903169 ,</text:p>
            <text:p>       0.50984088, 0.53267593, 0.55085677, 0.57102755, 0.59064251,</text:p>
            <text:p>       0.60236287, 0.63141651, 0.65574978, 0.67681569, 0.68288201,</text:p>
            <text:p>       0.71073005, 0.73289002, 0.75320527, 0.766927  , 0.78961291,</text:p>
            <text:p>       0.80536272, 0.83347885, 0.84970136, 0.87108447, 0.89052396,</text:p>
            <text:p>       0.91075881, 0.93143826, 0.95125137, 0.97204079, 0.99838873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102,   18,    9,    9,    1,    5,    3,    8,    3,    3,    2,</text:p>
            <text:p>          3,    3,    1,    1,    2,    2,    2,    2,    4,    2,    3,</text:p>
            <text:p>          3,    3,    2,    3,    3,    2,    3,    3,    1,    4,    2,</text:p>
            <text:p>          1,    1,    3,    4,    7,    2,    2,    6,    8,   10,    9,</text:p>
            <text:p>         12,   16,   20,   26,   60, 2167,    0]))</text:p>
          </table:table-cell>
          <table:table-cell office:value-type="float" office:value="0.215195504268045" calcext:value-type="float">
            <text:p>0,215195504268045</text:p>
          </table:table-cell>
          <table:table-cell office:value-type="float" office:value="0.0108643872961298" calcext:value-type="float">
            <text:p>0,0108643872961298</text:p>
          </table:table-cell>
          <table:table-cell office:value-type="float" office:value="0.249165435950204" calcext:value-type="float">
            <text:p>0,249165435950204</text:p>
          </table:table-cell>
          <table:table-cell office:value-type="float" office:value="0.432789403945208" calcext:value-type="float">
            <text:p>0,432789403945208</text:p>
          </table:table-cell>
          <table:table-cell office:value-type="float" office:value="0.0860320692391772" calcext:value-type="float">
            <text:p>0,0860320692391772</text:p>
          </table:table-cell>
          <table:table-cell office:value-type="float" office:value="0.490316897630692" calcext:value-type="float">
            <text:p>0,490316897630692</text:p>
          </table:table-cell>
        </table:table-row>
        <table:table-row table:style-name="ro4">
          <table:table-cell office:value-type="string" calcext:value-type="string">
            <text:p>(array([0.00243508, 0.09722046, 0.1658686 , 0.22763475, 0.29779972,</text:p>
            <text:p>       0.36809281, 0.4264128 , 0.49269411, 0.56569795, 0.62610543,</text:p>
            <text:p>       0.70319154, 0.76676706, 0.84473926, 0.90468699, 0.98131312]), array([0.05435244, 0.19047619, 0.22727273, 0.36363636, 0.26666667,</text:p>
            <text:p>       0.1       , 0.28571429, 0.2       , 0.25      , 0.2       ,</text:p>
            <text:p>       0.22222222, 0.        , 0.3       , 0.55555556, 0.31111111]), array([2355,   42,   22,   22,   15,   10,    7,    5,    8,    5,    9,</text:p>
            <text:p>          7,   10,    9,   45,    0]))</text:p>
          </table:table-cell>
          <table:table-cell office:value-type="string" calcext:value-type="string">
            <text:p>(array([1.24315571e-05, 1.72583267e-05, 2.35090231e-05, 3.40152675e-05,</text:p>
            <text:p>       4.83526445e-05, 6.95655103e-05, 1.06138773e-04, 1.67497581e-04,</text:p>
            <text:p>       2.79554352e-04, 4.87742008e-04, 9.81850443e-04, 2.06483256e-03,</text:p>
            <text:p>       6.41731815e-03, 4.83046159e-02, 5.93477530e-01]), array([0.01162791, 0.01169591, 0.02906977, 0.02923977, 0.03508772,</text:p>
            <text:p>       0.05232558, 0.04678363, 0.01754386, 0.04069767, 0.09356725,</text:p>
            <text:p>       0.08187135, 0.06395349, 0.12280702, 0.15789474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3256, 0.02859339, 0.04804433, 0.0702452 , 0.09055114,</text:p>
            <text:p>       0.11060287, 0.12765677, 0.14715917, 0.17263557, 0.19647926,</text:p>
            <text:p>       0.21231338, 0.22799528, 0.24581213, 0.27042735, 0.28980051,</text:p>
            <text:p>       0.31057501, 0.32778408, 0.35654238, 0.36726784, 0.38783943,</text:p>
            <text:p>       0.41050062, 0.42554772, 0.45302042, 0.47141459, 0.5104273 ,</text:p>
            <text:p>       0.53307128, 0.54876614, 0.56526391, 0.59066156, 0.60859364,</text:p>
            <text:p>       0.63041955, 0.65250075, 0.67229337, 0.69323978, 0.71230534,</text:p>
            <text:p>       0.72434896, 0.74577847, 0.77010646, 0.79538661, 0.80989048,</text:p>
            <text:p>       0.83946151, 0.85459076, 0.86675948, 0.88807597, 0.91099575,</text:p>
            <text:p>       0.92768335, 0.94935875, 0.96705161, 0.99540783]), array([0.05135015, 0.13432836, 0.13043478, 0.        , 0.16666667,</text:p>
            <text:p>       0.2       , 0.375     , 0.2       , 0.23076923, 0.5       ,</text:p>
            <text:p>       0.16666667, 1.        , 0.5       , 0.25      , 0.25      ,</text:p>
            <text:p>       0.2       , 0.33333333, 0.        , 0.25      , 0.        ,</text:p>
            <text:p>       0.25      , 0.        , 0.        , 0.25      , 0.        ,</text:p>
            <text:p>       0.5       , 0.        , 0.25      , 0.5       , 0.        ,</text:p>
            <text:p>       0.5       , 0.        , 0.5       , 0.        , 0.        ,</text:p>
            <text:p>       0.33333333, 0.        , 0.        , 0.        , 0.        ,</text:p>
            <text:p>       0.        , 0.33333333, 0.5       , 0.33333333, 0.5       ,</text:p>
            <text:p>       1.        , 0.14285714, 0.27272727, 0.37037037]), array([2259,   67,   23,   14,   18,   10,    8,    5,   13,    2,   12,</text:p>
            <text:p>          4,    2,    8,    4,    5,    3,    2,    4,    3,    4,    1,</text:p>
            <text:p>          1,    4,    0,    1,    2,    1,    4,    2,    2,    2,    1,</text:p>
            <text:p>          2,    2,    2,    3,    2,    4,    1,    2,    1,    6,    2,</text:p>
            <text:p>          3,    2,    3,    7,   11,   27,    0]))</text:p>
          </table:table-cell>
          <table:table-cell office:value-type="float" office:value="0.308587318584903" calcext:value-type="float">
            <text:p>0,308587318584903</text:p>
          </table:table-cell>
          <table:table-cell office:value-type="float" office:value="0.0699705818337194" calcext:value-type="float">
            <text:p>0,0699705818337194</text:p>
          </table:table-cell>
          <table:table-cell office:value-type="float" office:value="0.354642466770596" calcext:value-type="float">
            <text:p>0,354642466770596</text:p>
          </table:table-cell>
          <table:table-cell office:value-type="float" office:value="0.766767059053693" calcext:value-type="float">
            <text:p>0,766767059053693</text:p>
          </table:table-cell>
          <table:table-cell office:value-type="float" office:value="0.314407762919748" calcext:value-type="float">
            <text:p>0,314407762919748</text:p>
          </table:table-cell>
          <table:table-cell office:value-type="float" office:value="0.839461505413055" calcext:value-type="float">
            <text:p>0,839461505413055</text:p>
          </table:table-cell>
          <table:table-cell office:value-type="float" office:value="0.0776620714680955" calcext:value-type="float">
            <text:p>0,0776620714680955</text:p>
          </table:table-cell>
          <table:table-cell office:value-type="string" calcext:value-type="string">
            <text:p>(array([0.00846976, 0.10987607, 0.16515579, 0.23199386, 0.29794733,</text:p>
            <text:p>       0.37117465, 0.43794033, 0.51998745, 0.57774522, 0.63054723,</text:p>
            <text:p>       0.70301144, 0.77423663, 0.83900765, 0.90711376, 0.99766674]), array([0. , 0. , 0. , 0. , 0. , 0. , 0. , 0.8, 1. , 1. , 1. , 1. , 1. ,</text:p>
            <text:p>       1. , 1. ]), array([ 159,   12,   12,   15,   11,    5,    8,    5,    7,   10,   13,</text:p>
            <text:p>         14,   20,   39, 2241,    0]))</text:p>
          </table:table-cell>
          <table:table-cell office:value-type="string" calcext:value-type="string">
            <text:p>(array([0.01632126, 0.65078658, 0.98001976, 0.99673523, 0.99866342,</text:p>
            <text:p>       0.99938912, 0.99968059, 0.99981403, 0.99988436, 0.99992663,</text:p>
            <text:p>       0.99994997, 0.99996498, 0.99997623, 0.99998265, 0.99998754]), array([0.        , 0.7017543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94513, 0.03036559, 0.04875275, 0.09260745, 0.11076384,</text:p>
            <text:p>       0.12625692, 0.14535933, 0.16904876, 0.19295929, 0.21096927,</text:p>
            <text:p>       0.22894441, 0.24976654, 0.27237105, 0.28964228, 0.31080195,</text:p>
            <text:p>       0.32637447, 0.34749925, 0.36278065, 0.39140636, 0.41062681,</text:p>
            <text:p>       0.43371826, 0.45123386, 0.46494016, 0.4895727 , 0.52759113,</text:p>
            <text:p>       0.54697958, 0.56833136, 0.59014356, 0.61216057, 0.62933226,</text:p>
            <text:p>       0.64345762, 0.67132781, 0.69150259, 0.71144516, 0.72844462,</text:p>
            <text:p>       0.74923229, 0.78805339, 0.8057003 , 0.82713942, 0.85309089,</text:p>
            <text:p>       0.86954875, 0.88902829, 0.9101563 , 0.92938925, 0.95139364,</text:p>
            <text:p>       0.97111518, 0.99904095]), array([0., 0., 0., 0., 0., 0., 0., 0., 0., 0., 0., 0., 0., 0., 0., 0., 0.,</text:p>
            <text:p>       0., 0., 0., 0., 0., 0., 0., 1., 1., 1., 1., 1., 1., 1., 1., 1., 1.,</text:p>
            <text:p>       1., 1., 1., 1., 1., 1., 1., 1., 1., 1., 1., 1., 1.]), array([ 133,   17,    9,    0,    4,    4,    4,    5,    4,    3,    3,</text:p>
            <text:p>          8,    3,    4,    3,    3,    2,    1,    2,    2,    2,    3,</text:p>
            <text:p>          1,    2,    1,    0,    4,    1,    2,    4,    3,    4,    2,</text:p>
            <text:p>          3,    4,    3,    7,    1,    0,   10,    1,   10,    6,    6,</text:p>
            <text:p>          9,   16,   17,   21,   61, 2153,    0]))</text:p>
          </table:table-cell>
          <table:table-cell office:value-type="float" office:value="0.231549445471483" calcext:value-type="float">
            <text:p>0,231549445471483</text:p>
          </table:table-cell>
          <table:table-cell office:value-type="float" office:value="0.00622097040989057" calcext:value-type="float">
            <text:p>0,00622097040989057</text:p>
          </table:table-cell>
          <table:table-cell office:value-type="float" office:value="0.248853238034833" calcext:value-type="float">
            <text:p>0,248853238034833</text:p>
          </table:table-cell>
          <table:table-cell office:value-type="float" office:value="0.437940325587988" calcext:value-type="float">
            <text:p>0,437940325587988</text:p>
          </table:table-cell>
          <table:table-cell office:value-type="float" office:value="0.0509678078760877" calcext:value-type="float">
            <text:p>0,0509678078760877</text:p>
          </table:table-cell>
          <table:table-cell office:value-type="float" office:value="0.489572703838348" calcext:value-type="float">
            <text:p>0,489572703838348</text:p>
          </table:table-cell>
        </table:table-row>
        <table:table-row table:style-name="ro4">
          <table:table-cell office:value-type="string" calcext:value-type="string">
            <text:p>(array([0.00189228, 0.08924553, 0.16173911, 0.23137977, 0.29161232,</text:p>
            <text:p>       0.37655094, 0.42441303, 0.48571255, 0.57575954, 0.63437051,</text:p>
            <text:p>       0.69367365, 0.76075401, 0.84846404, 0.89861391, 0.97793478]), array([0.05906314, 0.16666667, 0.28571429, 0.57142857, 0.14285714,</text:p>
            <text:p>       0.        , 0.25      , 0.14285714, 0.        , 0.        ,</text:p>
            <text:p>       0.33333333, 0.33333333, 0.        , 0.5       , 0.35      ]), array([2455,   24,   14,    7,    7,    4,    4,    7,    4,    4,    3,</text:p>
            <text:p>          6,    2,   10,   20,    0]))</text:p>
          </table:table-cell>
          <table:table-cell office:value-type="string" calcext:value-type="string">
            <text:p>(array([7.41541323e-06, 9.61517745e-06, 1.21715729e-05, 1.62291637e-05,</text:p>
            <text:p>       2.31264222e-05, 3.36840002e-05, 5.16992268e-05, 9.05124100e-05,</text:p>
            <text:p>       1.44509562e-04, 2.40681601e-04, 4.42216928e-04, 8.75717199e-04,</text:p>
            <text:p>       2.37290854e-03, 1.05704672e-02, 3.40098639e-01]), array([0.00581395, 0.00584795, 0.01162791, 0.02923977, 0.01169591,</text:p>
            <text:p>       0.02906977, 0.01754386, 0.03508772, 0.01744186, 0.07602339,</text:p>
            <text:p>       0.07602339, 0.09883721, 0.16959064, 0.16959064, 0.26744186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9.68470863e-04, 2.75105829e-02, 4.90043939e-02, 6.77537911e-02,</text:p>
            <text:p>       8.68108024e-02, 1.07693619e-01, 1.30411386e-01, 1.47256598e-01,</text:p>
            <text:p>       1.69548428e-01, 1.96706474e-01, 2.10314557e-01, 2.24028535e-01,</text:p>
            <text:p>       2.45426439e-01, 2.67534475e-01, 2.97215857e-01, 3.09938729e-01,</text:p>
            <text:p>       3.58050466e-01, 3.77415180e-01, 3.93322915e-01, 4.09611419e-01,</text:p>
            <text:p>       4.32196885e-01, 4.46232378e-01, 4.72043306e-01, 4.85244703e-01,</text:p>
            <text:p>       5.01721025e-01, 5.48072755e-01, 5.76062024e-01, 5.89451700e-01,</text:p>
            <text:p>       6.08686805e-01, 6.54718399e-01, 6.65390015e-01, 6.93673650e-01,</text:p>
            <text:p>       7.36374557e-01, 7.51221329e-01, 7.75235613e-01, 8.48464042e-01,</text:p>
            <text:p>       8.74310335e-01, 8.98393154e-01, 9.06639675e-01, 9.27441418e-01,</text:p>
            <text:p>       9.48998719e-01, 9.69421923e-01, 9.93217786e-01]), array([0.05276382, 0.24489796, 0.36363636, 0.26666667, 0.22222222,</text:p>
            <text:p>       0.        , 0.66666667, 0.33333333, 0.2       , 0.        ,</text:p>
            <text:p>       0.5       , 0.5       , 0.5       , 0.33333333, 0.25      ,</text:p>
            <text:p>       0.        , 0.        , 0.        , 0.        , 0.        ,</text:p>
            <text:p>       0.        , 1.        , 0.        , 0.2       , 0.        ,</text:p>
            <text:p>       0.        , 0.        , 0.        , 0.        , 0.        ,</text:p>
            <text:p>       0.        , 0.33333333, 1.        , 0.        , 0.33333333,</text:p>
            <text:p>       0.        , 1.        , 0.5       , 0.33333333, 0.        ,</text:p>
            <text:p>       0.        , 0.66666667, 0.41666667]), array([2388,   49,   11,   15,    9,    5,    3,    6,    5,    2,    2,</text:p>
            <text:p>          2,    2,    3,    4,    1,    0,    1,    2,    1,    2,    1,</text:p>
            <text:p>          1,    1,    5,    1,    0,    1,    1,    2,    2,    0,    1,</text:p>
            <text:p>          1,    3,    0,    1,    2,    3,    0,    0,    0,    2,    3,</text:p>
            <text:p>          2,    3,    3,    4,    3,   12,    0]))</text:p>
          </table:table-cell>
          <table:table-cell office:value-type="float" office:value="0.367606286676181" calcext:value-type="float">
            <text:p>0,367606286676181</text:p>
          </table:table-cell>
          <table:table-cell office:value-type="float" office:value="0.0540799864498724" calcext:value-type="float">
            <text:p>0,0540799864498724</text:p>
          </table:table-cell>
          <table:table-cell office:value-type="float" office:value="0.399138392711825" calcext:value-type="float">
            <text:p>0,399138392711825</text:p>
          </table:table-cell>
          <table:table-cell office:value-type="float" office:value="0.848464041948319" calcext:value-type="float">
            <text:p>0,848464041948319</text:p>
          </table:table-cell>
          <table:table-cell office:value-type="float" office:value="0.16721773473614" calcext:value-type="float">
            <text:p>0,16721773473614</text:p>
          </table:table-cell>
          <table:table-cell office:value-type="float" office:value="0.948998719453812" calcext:value-type="float">
            <text:p>0,948998719453812</text:p>
          </table:table-cell>
          <table:table-cell office:value-type="float" office:value="0.0702064623926671" calcext:value-type="float">
            <text:p>0,0702064623926671</text:p>
          </table:table-cell>
          <table:table-cell office:value-type="string" calcext:value-type="string">
            <text:p>(array([0.00918219, 0.08976257, 0.15237576, 0.23675578, 0.30555632,</text:p>
            <text:p>       0.36562949, 0.42863884, 0.51058897, 0.58286009, 0.62344906,</text:p>
            <text:p>       0.70805766, 0.76778239, 0.83468351, 0.90608438, 0.99843071]), array([0.        , 0.        , 0.        , 0.        , 0.        ,</text:p>
            <text:p>       0.        , 0.        , 0.71428571, 1.        , 1.        ,</text:p>
            <text:p>       1.        , 1.        , 1.        , 1.        , 1.        ]), array([ 158,    9,    6,    8,    3,    4,    5,    7,    3,    4,    7,</text:p>
            <text:p>          5,   10,   25, 2317,    0]))</text:p>
          </table:table-cell>
          <table:table-cell office:value-type="string" calcext:value-type="string">
            <text:p>(array([0.01741411, 0.82426209, 0.99441462, 0.99876486, 0.9994647 ,</text:p>
            <text:p>       0.99973006, 0.99984566, 0.99990348, 0.99994515, 0.99996531,</text:p>
            <text:p>       0.99997634, 0.99998354, 0.99998779, 0.99999037, 0.99999258]), array([0.        , 0.8654970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10409, 0.02779731, 0.0524999 , 0.06858687, 0.08850522,</text:p>
            <text:p>       0.10166615, 0.13414897, 0.14923134, 0.17767631, 0.2174366 ,</text:p>
            <text:p>       0.22456111, 0.24760235, 0.26011932, 0.29998034, 0.3083443 ,</text:p>
            <text:p>       0.33460999, 0.3452816 , 0.3913132 , 0.4105483 , 0.42393798,</text:p>
            <text:p>       0.44907981, 0.49266714, 0.51520795, 0.52795669, 0.56780311,</text:p>
            <text:p>       0.59038858, 0.60667709, 0.62258482, 0.64194953, 0.69388542,</text:p>
            <text:p>       0.70370564, 0.73129682, 0.75439683, 0.77566654, 0.79680748,</text:p>
            <text:p>       0.80329353, 0.83248354, 0.85257846, 0.8749987 , 0.89333073,</text:p>
            <text:p>       0.91158034, 0.93146595, 0.9538494 , 0.97234903, 0.99912605]), array([0., 0., 0., 0., 0., 0., 0., 0., 0., 0., 0., 0., 0., 0., 0., 0., 0.,</text:p>
            <text:p>       0., 0., 0., 0., 0., 1., 1., 1., 1., 1., 1., 1., 1., 1., 1., 1., 1.,</text:p>
            <text:p>       1., 1., 1., 1., 1., 1., 1., 1., 1., 1., 1.]), array([ 133,   13,    8,    7,    4,    1,    2,    4,    1,    0,    1,</text:p>
            <text:p>          3,    3,    1,    1,    2,    1,    1,    0,    2,    2,    1,</text:p>
            <text:p>          2,    0,    2,    4,    1,    0,    1,    2,    1,    2,    1,</text:p>
            <text:p>          0,    2,    3,    3,    1,    2,    1,    2,    4,    4,    4,</text:p>
            <text:p>          6,    8,   11,    7,   39, 2267,    0]))</text:p>
          </table:table-cell>
          <table:table-cell office:value-type="float" office:value="0.224683326349643" calcext:value-type="float">
            <text:p>0,224683326349643</text:p>
          </table:table-cell>
          <table:table-cell office:value-type="float" office:value="0.00444564152649731" calcext:value-type="float">
            <text:p>0,00444564152649731</text:p>
          </table:table-cell>
          <table:table-cell office:value-type="float" office:value="0.23678479937909" calcext:value-type="float">
            <text:p>0,23678479937909</text:p>
          </table:table-cell>
          <table:table-cell office:value-type="float" office:value="0.42863883972168" calcext:value-type="float">
            <text:p>0,42863883972168</text:p>
          </table:table-cell>
          <table:table-cell office:value-type="float" office:value="0.0412349831203967" calcext:value-type="float">
            <text:p>0,0412349831203967</text:p>
          </table:table-cell>
          <table:table-cell office:value-type="float" office:value="0.492667138576508" calcext:value-type="float">
            <text:p>0,492667138576508</text:p>
          </table:table-cell>
        </table:table-row>
        <table:table-row table:style-name="ro4">
          <table:table-cell office:value-type="string" calcext:value-type="string">
            <text:p>(array([0.00207803, 0.09174439, 0.17256147, 0.22795915, 0.29178835,</text:p>
            <text:p>       0.36966716, 0.433061  , 0.49739291, 0.56653789, 0.63308497,</text:p>
            <text:p>       0.69601625, 0.75916786, 0.82922947, 0.89526994, 0.98357241]), array([0.05997501, 0.27027027, 0.22222222, 0.14285714, 0.27272727,</text:p>
            <text:p>       0.33333333, 0.36363636, 0.2       , 0.33333333, 0.75      ,</text:p>
            <text:p>       0.        , 0.25      , 0.        , 0.46153846, 0.43333333]), array([2401,   37,   18,   14,   11,    6,   11,    5,    6,    4,    1,</text:p>
            <text:p>          8,    6,   13,   30,    0]))</text:p>
          </table:table-cell>
          <table:table-cell office:value-type="string" calcext:value-type="string">
            <text:p>(array([1.41108970e-05, 1.90483865e-05, 2.45192648e-05, 3.32725795e-05,</text:p>
            <text:p>       4.57890366e-05, 6.19831249e-05, 8.82318635e-05, 1.34691144e-04,</text:p>
            <text:p>       2.15312019e-04, 3.71275563e-04, 6.90818451e-04, 1.45321968e-03,</text:p>
            <text:p>       3.79709151e-03, 2.14616550e-02, 4.72800344e-01]), array([0.00581395, 0.01169591, 0.        , 0.01169591, 0.01169591,</text:p>
            <text:p>       0.01744186, 0.03508772, 0.04678363, 0.04651163, 0.03508772,</text:p>
            <text:p>       0.09356725, 0.15116279, 0.15789474, 0.21637427, 0.3023255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4011, 0.02816571, 0.05141872, 0.06954509, 0.08944055,</text:p>
            <text:p>       0.11088419, 0.13253375, 0.15991163, 0.16693641, 0.19123483,</text:p>
            <text:p>       0.20597271, 0.22663223, 0.2545064 , 0.27401001, 0.28487674,</text:p>
            <text:p>       0.30433088, 0.3260164 , 0.34269837, 0.37200803, 0.3942951 ,</text:p>
            <text:p>       0.41291723, 0.42825649, 0.44844868, 0.46654728, 0.48407051,</text:p>
            <text:p>       0.5117476 , 0.53040317, 0.546619  , 0.58939614, 0.61480665,</text:p>
            <text:p>       0.62012523, 0.64870399, 0.69601625, 0.73491448, 0.75034525,</text:p>
            <text:p>       0.77184816, 0.81125005, 0.83454347, 0.85354161, 0.87251812,</text:p>
            <text:p>       0.89056548, 0.90773805, 0.92087746, 0.9459091 , 0.97213026,</text:p>
            <text:p>       0.991615  ]), array([0.05441302, 0.2195122 , 0.25      , 0.36842105, 0.08333333,</text:p>
            <text:p>       0.33333333, 0.66666667, 0.        , 0.        , 0.25      ,</text:p>
            <text:p>       0.2       , 0.2       , 0.        , 0.        , 0.5       ,</text:p>
            <text:p>       0.33333333, 0.        , 0.5       , 0.5       , 0.        ,</text:p>
            <text:p>       0.        , 0.25      , 0.66666667, 1.        , 0.33333333,</text:p>
            <text:p>       0.        , 0.5       , 0.5       , 0.        , 0.        ,</text:p>
            <text:p>       1.        , 1.        , 0.        , 0.        , 0.        ,</text:p>
            <text:p>       0.5       , 0.        , 0.        , 0.        , 0.5       ,</text:p>
            <text:p>       0.        , 0.66666667, 0.        , 0.25      , 0.33333333,</text:p>
            <text:p>       0.47826087]), array([2334,   41,   20,   19,   12,    9,    6,    1,    6,    8,    5,</text:p>
            <text:p>          5,    3,    4,    4,    3,    1,    2,    2,    2,    3,    4,</text:p>
            <text:p>          3,    1,    3,    1,    2,    2,    0,    3,    1,    1,    2,</text:p>
            <text:p>          0,    1,    0,    1,    3,    4,    0,    3,    1,    2,    4,</text:p>
            <text:p>          2,    6,    1,    4,    3,   23,    0]))</text:p>
          </table:table-cell>
          <table:table-cell office:value-type="float" office:value="0.277460119120863" calcext:value-type="float">
            <text:p>0,277460119120863</text:p>
          </table:table-cell>
          <table:table-cell office:value-type="float" office:value="0.0655284037477688" calcext:value-type="float">
            <text:p>0,0655284037477688</text:p>
          </table:table-cell>
          <table:table-cell office:value-type="float" office:value="0.368361045541999" calcext:value-type="float">
            <text:p>0,368361045541999</text:p>
          </table:table-cell>
          <table:table-cell office:value-type="float" office:value="0.829229474067688" calcext:value-type="float">
            <text:p>0,829229474067688</text:p>
          </table:table-cell>
          <table:table-cell office:value-type="float" office:value="0.19491261397679" calcext:value-type="float">
            <text:p>0,19491261397679</text:p>
          </table:table-cell>
          <table:table-cell office:value-type="float" office:value="0.920877456665039" calcext:value-type="float">
            <text:p>0,920877456665039</text:p>
          </table:table-cell>
          <table:table-cell office:value-type="float" office:value="0.0760033706923966" calcext:value-type="float">
            <text:p>0,0760033706923966</text:p>
          </table:table-cell>
          <table:table-cell office:value-type="string" calcext:value-type="string">
            <text:p>(array([0.00869637, 0.1020693 , 0.1690421 , 0.23807205, 0.29706584,</text:p>
            <text:p>       0.36907083, 0.43428687, 0.49496766, 0.56776126, 0.63164991,</text:p>
            <text:p>       0.70932597, 0.77046366, 0.82569224, 0.90845893, 0.99820174]), array([0. , 0. , 0. , 0. , 0. , 0. , 0. , 0.4, 1. , 1. , 1. , 1. , 1. ,</text:p>
            <text:p>       1. , 1. ]), array([ 161,   17,   10,    8,    4,    3,    8,    5,    9,    7,    8,</text:p>
            <text:p>         14,   14,   33, 2270,    0]))</text:p>
          </table:table-cell>
          <table:table-cell office:value-type="string" calcext:value-type="string">
            <text:p>(array([0.01382415, 0.70413658, 0.99033796, 0.99784814, 0.99915351,</text:p>
            <text:p>       0.99958188, 0.99976506, 0.99985817, 0.99990906, 0.99993707,</text:p>
            <text:p>       0.99995369, 0.99996648, 0.99997539, 0.99998089, 0.99998588]), array([0.        , 0.75438596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5084 , 0.02863064, 0.05112655, 0.07116771, 0.0898475 ,</text:p>
            <text:p>       0.11200824, 0.13355201, 0.14645839, 0.16545653, 0.19109733,</text:p>
            <text:p>       0.21659866, 0.22464266, 0.24965475, 0.26508552, 0.28646328,</text:p>
            <text:p>       0.3076684 , 0.34227845, 0.37974069, 0.38519335, 0.41060386,</text:p>
            <text:p>       0.4285495 , 0.44912888, 0.47177093, 0.48457691, 0.51434495,</text:p>
            <text:p>       0.53780091, 0.5476393 , 0.57184118, 0.58708277, 0.6057049 ,</text:p>
            <text:p>       0.62792493, 0.6514299 , 0.6739836 , 0.69918022, 0.71670979,</text:p>
            <text:p>       0.72598999, 0.7454936 , 0.77135991, 0.79668377, 0.80989302,</text:p>
            <text:p>       0.83306359, 0.84008837, 0.87404552, 0.89053574, 0.90951228,</text:p>
            <text:p>       0.93073853, 0.94776715, 0.97201618, 0.99903841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139,   11,    8,    8,    3,    5,    6,    2,    1,    5,    1,</text:p>
            <text:p>          3,    3,    1,    2,    2,    0,    1,    1,    1,    3,    1,</text:p>
            <text:p>          3,    2,    2,    2,    1,    2,    3,    3,    2,    2,    3,</text:p>
            <text:p>          1,    2,    2,    4,    3,    6,    4,    6,    6,    1,    4,</text:p>
            <text:p>          6,   15,   12,   16,   33, 2218,    0]))</text:p>
          </table:table-cell>
          <table:table-cell office:value-type="float" office:value="0.220114487352729" calcext:value-type="float">
            <text:p>0,220114487352729</text:p>
          </table:table-cell>
          <table:table-cell office:value-type="float" office:value="0.00518802392179567" calcext:value-type="float">
            <text:p>0,00518802392179567</text:p>
          </table:table-cell>
          <table:table-cell office:value-type="float" office:value="0.247243685824457" calcext:value-type="float">
            <text:p>0,247243685824457</text:p>
          </table:table-cell>
          <table:table-cell office:value-type="float" office:value="0.434286873787642" calcext:value-type="float">
            <text:p>0,434286873787642</text:p>
          </table:table-cell>
          <table:table-cell office:value-type="float" office:value="0.0502493847815091" calcext:value-type="float">
            <text:p>0,0502493847815091</text:p>
          </table:table-cell>
          <table:table-cell office:value-type="float" office:value="0.485655054450035" calcext:value-type="float">
            <text:p>0,485655054450035</text:p>
          </table:table-cell>
        </table:table-row>
        <table:table-row table:style-name="ro4">
          <table:table-cell office:value-type="string" calcext:value-type="string">
            <text:p>(array([0.00372389, 0.09146879, 0.16858013, 0.2322452 , 0.29605787,</text:p>
            <text:p>       0.36788141, 0.43281936, 0.4870394 , 0.5691813 , 0.63417684,</text:p>
            <text:p>       0.69938314, 0.75517537, 0.83777632, 0.89960282, 0.97987154]), array([0.04623514, 0.15625   , 0.19230769, 0.2173913 , 0.18181818,</text:p>
            <text:p>       0.22222222, 0.25      , 0.14285714, 0.09090909, 0.33333333,</text:p>
            <text:p>       0.11111111, 0.07692308, 0.27272727, 0.28571429, 0.28070175]), array([2271,   64,   26,   23,   11,    9,   16,    7,   11,   15,    9,</text:p>
            <text:p>         13,   11,   28,   57,    0]))</text:p>
          </table:table-cell>
          <table:table-cell office:value-type="string" calcext:value-type="string">
            <text:p>(array([3.40715133e-05, 4.48740288e-05, 5.94392013e-05, 8.34197820e-05,</text:p>
            <text:p>       1.20873010e-04, 1.81410349e-04, 3.07480401e-04, 5.30793653e-04,</text:p>
            <text:p>       9.08671666e-04, 1.68355677e-03, 3.55825883e-03, 7.98184314e-03,</text:p>
            <text:p>       2.06832436e-02, 1.31648314e-01, 7.81236336e-01]), array([0.01162791, 0.00584795, 0.01744186, 0.01169591, 0.00584795,</text:p>
            <text:p>       0.02325581, 0.01754386, 0.03508772, 0.02906977, 0.05847953,</text:p>
            <text:p>       0.11111111, 0.09883721, 0.12865497, 0.1871345 , 0.2441860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91256, 0.02748396, 0.04870983, 0.0696333 , 0.09169501,</text:p>
            <text:p>       0.10828181, 0.13028792, 0.15198064, 0.17104691, 0.18782651,</text:p>
            <text:p>       0.20600933, 0.22896726, 0.24700055, 0.27090673, 0.28688258,</text:p>
            <text:p>       0.30460718, 0.33113948, 0.34941406, 0.37294735, 0.39795375,</text:p>
            <text:p>       0.41314626, 0.43238924, 0.45335269, 0.47294585, 0.49267681,</text:p>
            <text:p>       0.53492075, 0.54988548, 0.56781381, 0.59174356, 0.61235495,</text:p>
            <text:p>       0.63062933, 0.65008188, 0.6700183 , 0.69559759, 0.70739214,</text:p>
            <text:p>       0.73245095, 0.74450283, 0.76973323, 0.81558067, 0.83233062,</text:p>
            <text:p>       0.84818151, 0.87007873, 0.8893537 , 0.90917967, 0.92803557,</text:p>
            <text:p>       0.94971516, 0.97219972, 0.99289158]), array([0.04083527, 0.10294118, 0.17948718, 0.2       , 0.06666667,</text:p>
            <text:p>       0.17647059, 0.25      , 0.16666667, 0.27272727, 0.14285714,</text:p>
            <text:p>       0.        , 0.25      , 0.25      , 0.        , 0.33333333,</text:p>
            <text:p>       0.2       , 0.        , 0.        , 0.2       , 1.        ,</text:p>
            <text:p>       0.5       , 0.25      , 0.        , 0.5       , 0.        ,</text:p>
            <text:p>       1.        , 0.        , 0.        , 0.        , 0.16666667,</text:p>
            <text:p>       0.        , 0.6       , 0.2       , 0.        , 0.        ,</text:p>
            <text:p>       0.25      , 0.        , 0.16666667, 0.        , 0.33333333,</text:p>
            <text:p>       0.33333333, 0.5       , 0.22222222, 0.33333333, 0.14285714,</text:p>
            <text:p>       0.2       , 0.33333333, 0.28125   ]), array([2155,   68,   39,   35,   15,   17,    8,    6,   11,    7,    3,</text:p>
            <text:p>         12,    8,    2,    3,    5,    1,    3,    5,    1,    4,    8,</text:p>
            <text:p>          4,    2,    5,    0,    1,    4,    1,    5,    6,    2,    5,</text:p>
            <text:p>          5,    1,    3,    4,    5,    6,    0,    3,    3,    3,    8,</text:p>
            <text:p>          9,    6,    7,   10,   15,   32,    0]))</text:p>
          </table:table-cell>
          <table:table-cell office:value-type="float" office:value="0.323768119900885" calcext:value-type="float">
            <text:p>0,323768119900885</text:p>
          </table:table-cell>
          <table:table-cell office:value-type="float" office:value="0.0740573404052765" calcext:value-type="float">
            <text:p>0,0740573404052765</text:p>
          </table:table-cell>
          <table:table-cell office:value-type="float" office:value="0.363156314290573" calcext:value-type="float">
            <text:p>0,363156314290573</text:p>
          </table:table-cell>
          <table:table-cell office:value-type="float" office:value="0.699169787398556" calcext:value-type="float">
            <text:p>0,699169787398556</text:p>
          </table:table-cell>
          <table:table-cell office:value-type="float" office:value="0.537050289296827" calcext:value-type="float">
            <text:p>0,537050289296827</text:p>
          </table:table-cell>
          <table:table-cell office:value-type="float" office:value="0.815580666065216" calcext:value-type="float">
            <text:p>0,815580666065216</text:p>
          </table:table-cell>
          <table:table-cell office:value-type="float" office:value="0.0810707588219339" calcext:value-type="float">
            <text:p>0,0810707588219339</text:p>
          </table:table-cell>
          <table:table-cell office:value-type="string" calcext:value-type="string">
            <text:p>(array([0.01407316, 0.09782549, 0.16628044, 0.24328377, 0.30234419,</text:p>
            <text:p>       0.37362884, 0.42665952, 0.50453969, 0.56223984, 0.64043884,</text:p>
            <text:p>       0.70612536, 0.76902444, 0.83308758, 0.90757485, 0.99654006]), array([0.        , 0.        , 0.        , 0.        , 0.        ,</text:p>
            <text:p>       0.        , 0.        , 0.85714286, 1.        , 1.        ,</text:p>
            <text:p>       1.        , 1.        , 1.        , 1.        , 1.        ]), array([ 146,   30,   13,   17,   10,   12,   14,    7,   13,   12,   10,</text:p>
            <text:p>         19,   24,   62, 2182,    0]))</text:p>
          </table:table-cell>
          <table:table-cell office:value-type="string" calcext:value-type="string">
            <text:p>(array([0.02600091, 0.55319253, 0.95312993, 0.98933472, 0.99556441,</text:p>
            <text:p>       0.99806371, 0.99901769, 0.99943639, 0.99967827, 0.99981359,</text:p>
            <text:p>       0.99987688, 0.9999155 , 0.9999401 , 0.99995493, 0.99996586]), array([0.        , 0.5847953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594918, 0.02630339, 0.05059281, 0.06915576, 0.09332327,</text:p>
            <text:p>       0.11174041, 0.12962451, 0.15391479, 0.16553476, 0.18361793,</text:p>
            <text:p>       0.23008412, 0.25307389, 0.26523542, 0.29149981, 0.30430342,</text:p>
            <text:p>       0.32807933, 0.34769896, 0.37006543, 0.39039964, 0.4111242 ,</text:p>
            <text:p>       0.43163529, 0.45011452, 0.47052678, 0.50732319, 0.52977791,</text:p>
            <text:p>       0.54664731, 0.56726763, 0.59200108, 0.61857384, 0.62667955,</text:p>
            <text:p>       0.64959419, 0.66563468, 0.69529214, 0.71376395, 0.72789887,</text:p>
            <text:p>       0.7530045 , 0.77114653, 0.79399067, 0.81107136, 0.82701663,</text:p>
            <text:p>       0.84906751, 0.86960735, 0.8925498 , 0.90914182, 0.92958995,</text:p>
            <text:p>       0.95165767, 0.97214006, 0.99822318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111,   17,   15,   13,    5,   10,    6,    3,    5,    4,    0,</text:p>
            <text:p>          8,    7,    3,    4,    2,    4,    2,    3,    6,    7,    3,</text:p>
            <text:p>          4,    1,    0,    5,    2,    4,    6,    2,    1,    4,    6,</text:p>
            <text:p>          2,    4,    2,    3,    6,   10,    3,    6,    9,    6,   10,</text:p>
            <text:p>         16,   16,   29,   34,   66, 2076,    0]))</text:p>
          </table:table-cell>
          <table:table-cell office:value-type="float" office:value="0.237444507894096" calcext:value-type="float">
            <text:p>0,237444507894096</text:p>
          </table:table-cell>
          <table:table-cell office:value-type="float" office:value="0.00826077932359336" calcext:value-type="float">
            <text:p>0,00826077932359336</text:p>
          </table:table-cell>
          <table:table-cell office:value-type="float" office:value="0.245102839333081" calcext:value-type="float">
            <text:p>0,245102839333081</text:p>
          </table:table-cell>
          <table:table-cell office:value-type="float" office:value="0.437760160519527" calcext:value-type="float">
            <text:p>0,437760160519527</text:p>
          </table:table-cell>
          <table:table-cell office:value-type="float" office:value="0.0468700714409351" calcext:value-type="float">
            <text:p>0,0468700714409351</text:p>
          </table:table-cell>
          <table:table-cell office:value-type="float" office:value="0.492676812410355" calcext:value-type="float">
            <text:p>0,492676812410355</text:p>
          </table:table-cell>
        </table:table-row>
        <table:table-row table:style-name="ro7">
          <table:table-cell office:value-type="string" calcext:value-type="string">
            <text:p>(array([0.00214838, 0.09405999, 0.1660357 , 0.23615179, 0.29819843,</text:p>
            <text:p>       0.37568617, 0.43859136, 0.5168274 , 0.59204924, 0.60758144,</text:p>
            <text:p>       0.69913423, 0.77516174, 0.83770079, 0.9141321 , 0.9827563 ]), array([0.06126562, 0.35294118, 0.25      , 0.2       , 0.75      ,</text:p>
            <text:p>       0.25      , 0.        , 0.5       , 1.        , 0.        ,</text:p>
            <text:p>       0.        , 0.        , 0.14285714, 0.66666667, 0.22580645]), array([2481,   17,    8,    5,    4,    4,    5,    2,    1,    1,    1,</text:p>
            <text:p>          1,    7,    3,   31,    0]))</text:p>
          </table:table-cell>
          <table:table-cell office:value-type="string" calcext:value-type="string">
            <text:p>(array([7.75364020e-06, 1.01014768e-05, 1.27024931e-05, 1.67602296e-05,</text:p>
            <text:p>       2.37288447e-05, 3.60866323e-05, 5.73105894e-05, 9.33589692e-05,</text:p>
            <text:p>       1.49515515e-04, 2.33591381e-04, 3.93883971e-04, 8.22530406e-04,</text:p>
            <text:p>       2.28893031e-03, 9.38951044e-03, 3.18548684e-01]), array([0.01162791, 0.02923977, 0.01744186, 0.02339181, 0.01169591,</text:p>
            <text:p>       0.02906977, 0.01754386, 0.04093567, 0.04651163, 0.07602339,</text:p>
            <text:p>       0.06432749, 0.13372093, 0.15789474, 0.11695906, 0.2558139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9.88944352e-04, 2.90011594e-02, 4.91634746e-02, 6.44799210e-02,</text:p>
            <text:p>       8.94947937e-02, 1.08702864e-01, 1.35000575e-01, 1.49781808e-01,</text:p>
            <text:p>       1.91687774e-01, 2.25861311e-01, 2.51587510e-01, 2.74825484e-01,</text:p>
            <text:p>       2.97800645e-01, 3.22366953e-01, 3.58778954e-01, 3.63699287e-01,</text:p>
            <text:p>       3.90133217e-01, 4.30768023e-01, 4.50326353e-01, 5.06259501e-01,</text:p>
            <text:p>       5.27395308e-01, 5.92049241e-01, 6.07581437e-01, 6.99134231e-01,</text:p>
            <text:p>       7.75161743e-01, 8.28724027e-01, 8.59453499e-01, 8.60831916e-01,</text:p>
            <text:p>       9.08940852e-01, 9.32214618e-01, 9.49402109e-01, 9.73379657e-01,</text:p>
            <text:p>       9.95342334e-01]), array([0.05537052, 0.18367347, 0.32      , 0.375     , 0.375     ,</text:p>
            <text:p>       0.4       , 0.25      , 0.        , 0.25      , 0.33333333,</text:p>
            <text:p>       0.        , 1.        , 1.        , 0.        , 0.        ,</text:p>
            <text:p>       0.        , 0.5       , 0.        , 0.        , 0.        ,</text:p>
            <text:p>       1.        , 1.        , 0.        , 0.        , 0.        ,</text:p>
            <text:p>       0.2       , 0.        , 0.        , 0.5       , 0.66666667,</text:p>
            <text:p>       0.        , 0.        , 0.28571429]), array([2402,   49,   25,    8,    8,    5,    4,    1,    0,    4,    0,</text:p>
            <text:p>          3,    2,    1,    2,    0,    1,    1,    1,    2,    0,    3,</text:p>
            <text:p>          2,    0,    0,    1,    1,    0,    0,    1,    1,    0,    0,</text:p>
            <text:p>          0,    1,    0,    0,    0,    1,    0,    0,    5,    1,    1,</text:p>
            <text:p>          0,    2,    3,    4,    4,   21,    0]))</text:p>
          </table:table-cell>
          <table:table-cell office:value-type="float" office:value="0.377340541095412" calcext:value-type="float">
            <text:p>0,377340541095412</text:p>
          </table:table-cell>
          <table:table-cell office:value-type="float" office:value="0.0550388502996744" calcext:value-type="float">
            <text:p>0,0550388502996744</text:p>
          </table:table-cell>
          <table:table-cell office:value-type="float" office:value="0.443549893152823" calcext:value-type="float">
            <text:p>0,443549893152823</text:p>
          </table:table-cell>
          <table:table-cell office:value-type="float" office:value="0.775161743164063" calcext:value-type="float">
            <text:p>0,775161743164063</text:p>
          </table:table-cell>
          <table:table-cell office:value-type="float" office:value="0.155605806535442" calcext:value-type="float">
            <text:p>0,155605806535442</text:p>
          </table:table-cell>
          <table:table-cell office:value-type="float" office:value="0.973379656672478" calcext:value-type="float">
            <text:p>0,973379656672478</text:p>
          </table:table-cell>
          <table:table-cell office:value-type="float" office:value="0.0743731676047663" calcext:value-type="float">
            <text:p>0,0743731676047663</text:p>
          </table:table-cell>
          <table:table-cell office:value-type="string" calcext:value-type="string">
            <text:p>(array([0.00853371, 0.08927125, 0.16146297, 0.2293513 , 0.29282314,</text:p>
            <text:p>       0.38749906, 0.5105679 , 0.56651541, 0.62661163, 0.67763305,</text:p>
            <text:p>       0.76327635, 0.83247482, 0.90525194, 0.99813238]), array([0. , 0. , 0. , 0. , 0. , 0. , 0.5, 1. , 1. , 1. , 1. , 1. , 1. ,</text:p>
            <text:p>       1. ]), array([ 176,    7,    8,    2,    4,    2,    0,    2,    6,    3,    1,</text:p>
            <text:p>          4,    7,   13, 2336,    0]))</text:p>
          </table:table-cell>
          <table:table-cell office:value-type="string" calcext:value-type="string">
            <text:p>(array([0.00732529, 0.80259886, 0.99424027, 0.998698  , 0.99950852,</text:p>
            <text:p>       0.99973594, 0.99983694, 0.99989941, 0.99993927, 0.99996227,</text:p>
            <text:p>       0.99997542, 0.99998289, 0.99998715, 0.99998984, 0.99999222]), array([0.        , 0.83625731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24076, 0.03016993, 0.04943413, 0.06410887, 0.08688203,</text:p>
            <text:p>       0.10290861, 0.13703132, 0.1405465 , 0.16966398, 0.1984387 ,</text:p>
            <text:p>       0.2293513 , 0.27482548, 0.29780065, 0.30086577, 0.38749906,</text:p>
            <text:p>       0.4937405 , 0.52739531, 0.54967365, 0.56923198, 0.59204924,</text:p>
            <text:p>       0.60231313, 0.63630071, 0.64122105, 0.67763305, 0.74841249,</text:p>
            <text:p>       0.7781402 , 0.81056254, 0.82227606, 0.85021819, 0.86496409,</text:p>
            <text:p>       0.8874343 , 0.90824191, 0.93389142, 0.95069007, 0.97161677,</text:p>
            <text:p>       0.99905863]), array([0., 0., 0., 0., 0., 0., 0., 0., 0., 0., 0., 0., 0., 0., 0., 0., 1.,</text:p>
            <text:p>       1., 1., 1., 1., 1., 1., 1., 1., 1., 1., 1., 1., 1., 1., 1., 1., 1.,</text:p>
            <text:p>       1., 1.]), array([ 148,   13,   12,    4,    4,    2,    2,    1,    4,    1,    0,</text:p>
            <text:p>          2,    0,    1,    2,    1,    0,    0,    0,    2,    0,    0,</text:p>
            <text:p>          0,    0,    1,    0,    1,    2,    3,    1,    1,    1,    1,</text:p>
            <text:p>          1,    0,    0,    0,    2,    2,    0,    3,    1,    1,    3,</text:p>
            <text:p>          3,    6,    7,   17,   40, 2275,    0]))</text:p>
          </table:table-cell>
          <table:table-cell office:value-type="float" office:value="0.200686696482845" calcext:value-type="float">
            <text:p>0,200686696482845</text:p>
          </table:table-cell>
          <table:table-cell office:value-type="float" office:value="0.00328237335178097" calcext:value-type="float">
            <text:p>0,00328237335178097</text:p>
          </table:table-cell>
          <table:table-cell office:value-type="float" office:value="0.212338411766983" calcext:value-type="float">
            <text:p>0,212338411766983</text:p>
          </table:table-cell>
          <table:table-cell office:value-type="float" office:value="0.433484589060148" calcext:value-type="float">
            <text:p>0,433484589060148</text:p>
          </table:table-cell>
          <table:table-cell office:value-type="float" office:value="0.033658447413983" calcext:value-type="float">
            <text:p>0,033658447413983</text:p>
          </table:table-cell>
          <table:table-cell office:value-type="float" office:value="0.493740499019623" calcext:value-type="float">
            <text:p>0,493740499019623</text:p>
          </table:table-cell>
        </table:table-row>
        <table:table-row table:style-name="ro2">
          <table:table-cell office:value-type="string" calcext:value-type="string">
            <text:p>(array([0.00101155, 0.09499149, 0.15702742, 0.235663  , 0.3021502 ,</text:p>
            <text:p>       0.34392124, 0.42757395, 0.51514405, 0.5629631 , 0.63669002,</text:p>
            <text:p>       0.70207329, 0.77183778, 0.83443352, 0.89706975, 0.98166266]), array([0.06078905, 0.35      , 0.375     , 0.5       , 0.4       ,</text:p>
            <text:p>       0.25      , 0.5       , 0.33333333, 0.6       , 0.        ,</text:p>
            <text:p>       0.42857143, 0.4       , 0.33333333, 0.16666667, 0.4       ]), array([2484,   20,    8,    2,    5,    4,    2,    3,    5,    2,    7,</text:p>
            <text:p>          5,    3,    6,   15,    0]))</text:p>
          </table:table-cell>
          <table:table-cell office:value-type="string" calcext:value-type="string">
            <text:p>(array([6.55557427e-06, 8.05372423e-06, 9.72255718e-06, 1.18408130e-05,</text:p>
            <text:p>       1.49626932e-05, 1.93506013e-05, 2.50654743e-05, 3.36764637e-05,</text:p>
            <text:p>       4.92386195e-05, 8.25456853e-05, 1.53148675e-04, 3.21371009e-04,</text:p>
            <text:p>       8.30495282e-04, 3.09542834e-03, 2.68035637e-01]), array([0.        , 0.00584795, 0.01162791, 0.02339181, 0.01754386,</text:p>
            <text:p>       0.01162791, 0.02923977, 0.02339181, 0.08139535, 0.05847953,</text:p>
            <text:p>       0.0877193 , 0.0755814 , 0.13450292, 0.15789474, 0.3488372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5.93921789e-04, 2.72200379e-02, 4.94528901e-02, 6.96762190e-02,</text:p>
            <text:p>       8.68171245e-02, 1.09702654e-01, 1.32707556e-01, 1.52586769e-01,</text:p>
            <text:p>       1.70713698e-01, 2.30715856e-01, 2.40610138e-01, 2.78443456e-01,</text:p>
            <text:p>       2.98296303e-01, 3.11337084e-01, 3.36239979e-01, 3.51602510e-01,</text:p>
            <text:p>       4.15121943e-01, 4.40025955e-01, 4.98409390e-01, 5.19504666e-01,</text:p>
            <text:p>       5.27518094e-01, 5.49460143e-01, 5.71965079e-01, 6.17640018e-01,</text:p>
            <text:p>       6.55740023e-01, 6.70938492e-01, 6.84456766e-01, 7.10711896e-01,</text:p>
            <text:p>       7.29082853e-01, 7.75608242e-01, 7.93500185e-01, 8.13342035e-01,</text:p>
            <text:p>       8.30468774e-01, 8.59489739e-01, 8.73830616e-01, 8.99512708e-01,</text:p>
            <text:p>       9.03187493e-01, 9.49328125e-01, 9.70989068e-01, 9.95998707e-01]), array([0.05863192, 0.25      , 0.3       , 0.25      , 0.4       ,</text:p>
            <text:p>       0.28571429, 0.66666667, 0.25      , 0.33333333, 1.        ,</text:p>
            <text:p>       0.        , 0.        , 0.        , 0.66666667, 0.5       ,</text:p>
            <text:p>       0.        , 0.        , 1.        , 1.        , 0.        ,</text:p>
            <text:p>       0.        , 0.5       , 0.66666667, 0.        , 0.        ,</text:p>
            <text:p>       0.5       , 1.        , 0.        , 0.5       , 0.        ,</text:p>
            <text:p>       1.        , 1.        , 0.        , 0.        , 0.        ,</text:p>
            <text:p>       0.        , 0.33333333, 0.66666667, 0.33333333, 0.33333333]), array([2456,   16,   10,    8,    5,    7,    3,    4,    3,    0,    0,</text:p>
            <text:p>          1,    1,    1,    1,    3,    2,    2,    0,    0,    1,    0,</text:p>
            <text:p>          1,    0,    1,    1,    1,    2,    3,    0,    1,    0,    1,</text:p>
            <text:p>          2,    1,    1,    4,    0,    3,    1,    1,    1,    1,    1,</text:p>
            <text:p>          2,    3,    0,    3,    3,    9,    0]))</text:p>
          </table:table-cell>
          <table:table-cell office:value-type="float" office:value="0.291689059600024" calcext:value-type="float">
            <text:p>0,291689059600024</text:p>
          </table:table-cell>
          <table:table-cell office:value-type="float" office:value="0.0529598321025363" calcext:value-type="float">
            <text:p>0,0529598321025363</text:p>
          </table:table-cell>
          <table:table-cell office:value-type="float" office:value="0.415115842019626" calcext:value-type="float">
            <text:p>0,415115842019626</text:p>
          </table:table-cell>
          <table:table-cell office:value-type="float" office:value="0.730403085549672" calcext:value-type="float">
            <text:p>0,730403085549672</text:p>
          </table:table-cell>
          <table:table-cell office:value-type="float" office:value="0.154799308500536" calcext:value-type="float">
            <text:p>0,154799308500536</text:p>
          </table:table-cell>
          <table:table-cell office:value-type="float" office:value="0.899512708187103" calcext:value-type="float">
            <text:p>0,899512708187103</text:p>
          </table:table-cell>
          <table:table-cell office:value-type="float" office:value="0.0709239775794727" calcext:value-type="float">
            <text:p>0,0709239775794727</text:p>
          </table:table-cell>
          <table:table-cell office:value-type="string" calcext:value-type="string">
            <text:p>(array([0.00469179, 0.09862267, 0.15396792, 0.22597278, 0.29765847,</text:p>
            <text:p>       0.35368725, 0.44343524, 0.48379554, 0.57249334, 0.65291893,</text:p>
            <text:p>       0.69828548, 0.76391802, 0.83615347, 0.90471863, 0.99912908]), array([0., 0., 0., 0., 0., 0., 0., 0., 1., 1., 1., 1., 1., 1., 1.]), array([ 160,   12,    5,    4,    6,    3,    3,    3,    4,    3,    6,</text:p>
            <text:p>          3,    6,   14, 2339,    0]))</text:p>
          </table:table-cell>
          <table:table-cell office:value-type="string" calcext:value-type="string">
            <text:p>(array([0.0112451 , 0.8486516 , 0.99837097, 0.99953608, 0.99980522,</text:p>
            <text:p>       0.9999052 , 0.9999463 , 0.99996504, 0.99997437, 0.99998033,</text:p>
            <text:p>       0.99998486, 0.99998808, 0.99999026, 0.99999194, 0.99999344]), array([0.        , 0.8596491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57243, 0.02809536, 0.04906218, 0.07116262, 0.08979597,</text:p>
            <text:p>       0.10575932, 0.13088562, 0.14584252, 0.17221168, 0.22597278,</text:p>
            <text:p>       0.27365607, 0.2892881 , 0.31180556, 0.33009061, 0.34425998,</text:p>
            <text:p>       0.38235998, 0.43752378, 0.44639097, 0.47248191, 0.48945236,</text:p>
            <text:p>       0.55167627, 0.57670951, 0.58487806, 0.64839749, 0.66478913,</text:p>
            <text:p>       0.68702832, 0.7017037 , 0.72840003, 0.75938986, 0.79350019,</text:p>
            <text:p>       0.81334203, 0.83137552, 0.84694257, 0.8683648 , 0.89082882,</text:p>
            <text:p>       0.90866518, 0.93081925, 0.94996713, 0.97277067, 0.99952103]), array([0., 0., 0., 0., 0., 0., 0., 0., 0., 0., 0., 0., 0., 0., 0., 0., 0.,</text:p>
            <text:p>       0., 0., 0., 1., 1., 1., 1., 1., 1., 1., 1., 1., 1., 1., 1., 1., 1.,</text:p>
            <text:p>       1., 1., 1., 1., 1., 1.]), array([ 150,    6,    4,    2,    4,    4,    3,    2,    2,    0,    0,</text:p>
            <text:p>          4,    0,    2,    1,    2,    2,    1,    0,    1,    0,    1,</text:p>
            <text:p>          2,    1,    2,    0,    0,    1,    2,    1,    0,    0,    2,</text:p>
            <text:p>          2,    2,    1,    3,    1,    0,    1,    1,    2,    3,    1,</text:p>
            <text:p>          5,    4,    6,    9,   13, 2315,    0]))</text:p>
          </table:table-cell>
          <table:table-cell office:value-type="float" office:value="0.242280981519395" calcext:value-type="float">
            <text:p>0,242280981519395</text:p>
          </table:table-cell>
          <table:table-cell office:value-type="float" office:value="0.0016540358169741" calcext:value-type="float">
            <text:p>0,0016540358169741</text:p>
          </table:table-cell>
          <table:table-cell office:value-type="float" office:value="0.227240006346036" calcext:value-type="float">
            <text:p>0,227240006346036</text:p>
          </table:table-cell>
          <table:table-cell office:value-type="float" office:value="0.483795543511709" calcext:value-type="float">
            <text:p>0,483795543511709</text:p>
          </table:table-cell>
          <table:table-cell office:value-type="float" office:value="0.0112451045814332" calcext:value-type="float">
            <text:p>0,0112451045814332</text:p>
          </table:table-cell>
          <table:table-cell office:value-type="float" office:value="0.489452362060547" calcext:value-type="float">
            <text:p>0,489452362060547</text:p>
          </table:table-cell>
        </table:table-row>
        <table:table-row table:style-name="ro4">
          <table:table-cell office:value-type="string" calcext:value-type="string">
            <text:p>(array([0.00243881, 0.09254033, 0.16581555, 0.22682337, 0.30075649,</text:p>
            <text:p>       0.36691617, 0.43393024, 0.49344171, 0.56434562, 0.6303518 ,</text:p>
            <text:p>       0.69730337, 0.77860255, 0.83546179, 0.89904027, 0.98217593]), array([0.06001691, 0.25581395, 0.0952381 , 0.4       , 0.09090909,</text:p>
            <text:p>       0.6       , 0.3       , 0.22222222, 0.08333333, 0.33333333,</text:p>
            <text:p>       0.22222222, 0.44444444, 0.35714286, 0.875     , 0.44736842]), array([2366,   43,   21,   10,   11,    5,   10,    9,   12,    6,    9,</text:p>
            <text:p>          9,   14,    8,   38,    0]))</text:p>
          </table:table-cell>
          <table:table-cell office:value-type="string" calcext:value-type="string">
            <text:p>(array([2.24201625e-05, 2.64149635e-05, 3.17238507e-05, 3.92875603e-05,</text:p>
            <text:p>       4.88123230e-05, 6.47126818e-05, 9.09026435e-05, 1.38382380e-04,</text:p>
            <text:p>       2.49783276e-04, 5.47817561e-04, 1.13063715e-03, 2.40703045e-03,</text:p>
            <text:p>       6.40963463e-03, 3.90356629e-02, 5.86497119e-01]), array([0.01162791, 0.00584795, 0.01744186, 0.01754386, 0.03508772,</text:p>
            <text:p>       0.01162791, 0.02339181, 0.04093567, 0.05232558, 0.05847953,</text:p>
            <text:p>       0.09356725, 0.10465116, 0.18128655, 0.22807018, 0.31976744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134 , 0.02794426, 0.04967995, 0.06792229, 0.08910112,</text:p>
            <text:p>       0.10565884, 0.13081147, 0.14772443, 0.16829976, 0.18761528,</text:p>
            <text:p>       0.20879626, 0.22614856, 0.24474196, 0.26959797, 0.29186639,</text:p>
            <text:p>       0.30529347, 0.32865012, 0.34904176, 0.36471334, 0.39265779,</text:p>
            <text:p>       0.40583296, 0.43032114, 0.45122463, 0.46858058, 0.48424539,</text:p>
            <text:p>       0.50208101, 0.53077992, 0.54847586, 0.56819155, 0.58378503,</text:p>
            <text:p>       0.60439157, 0.62959638, 0.65286303, 0.67238998, 0.68853414,</text:p>
            <text:p>       0.70751987, 0.72882861, 0.74969155, 0.77112339, 0.78887224,</text:p>
            <text:p>       0.80911671, 0.83350211, 0.84911577, 0.86613345, 0.88873575,</text:p>
            <text:p>       0.90996271, 0.93269223, 0.95189275, 0.97052786, 0.99157596]), array([0.05293088, 0.31372549, 0.2       , 0.22222222, 0.19047619,</text:p>
            <text:p>       0.33333333, 0.16666667, 0.16666667, 0.        , 0.14285714,</text:p>
            <text:p>       0.4       , 0.        , 0.        , 0.5       , 0.25      ,</text:p>
            <text:p>       0.        , 0.        , 1.        , 1.        , 0.5       ,</text:p>
            <text:p>       0.33333333, 0.        , 0.5       , 0.6       , 0.        ,</text:p>
            <text:p>       0.        , 0.        , 0.        , 0.33333333, 0.        ,</text:p>
            <text:p>       0.5       , 0.        , 1.        , 0.25      , 0.        ,</text:p>
            <text:p>       0.        , 1.        , 1.        , 0.33333333, 0.4       ,</text:p>
            <text:p>       0.5       , 0.25      , 0.5       , 0.33333333, 1.        ,</text:p>
            <text:p>       0.66666667, 0.5       , 0.2       , 0.2       , 0.55555556]), array([2286,   51,   20,   18,   21,    9,    6,    6,    6,    7,    5,</text:p>
            <text:p>          2,    1,    4,    4,    2,    4,    1,    1,    2,    3,    3,</text:p>
            <text:p>          2,    5,    2,    2,    3,    4,    3,    4,    2,    2,    1,</text:p>
            <text:p>          4,    1,    4,    1,    1,    3,    5,    4,    4,    4,    3,</text:p>
            <text:p>          3,    3,    2,    5,    5,   27,    0]))</text:p>
          </table:table-cell>
          <table:table-cell office:value-type="float" office:value="0.262474898156423" calcext:value-type="float">
            <text:p>0,262474898156423</text:p>
          </table:table-cell>
          <table:table-cell office:value-type="float" office:value="0.0732247599450506" calcext:value-type="float">
            <text:p>0,0732247599450506</text:p>
          </table:table-cell>
          <table:table-cell office:value-type="float" office:value="0.330721945317514" calcext:value-type="float">
            <text:p>0,330721945317514</text:p>
          </table:table-cell>
          <table:table-cell office:value-type="float" office:value="0.534807511066136" calcext:value-type="float">
            <text:p>0,534807511066136</text:p>
          </table:table-cell>
          <table:table-cell office:value-type="float" office:value="0.266729676749471" calcext:value-type="float">
            <text:p>0,266729676749471</text:p>
          </table:table-cell>
          <table:table-cell office:value-type="float" office:value="0.770527863502502" calcext:value-type="float">
            <text:p>0,770527863502502</text:p>
          </table:table-cell>
          <table:table-cell office:value-type="float" office:value="0.0782223235418981" calcext:value-type="float">
            <text:p>0,0782223235418981</text:p>
          </table:table-cell>
          <table:table-cell office:value-type="string" calcext:value-type="string">
            <text:p>(array([0.00977636, 0.09212978, 0.16073096, 0.22555002, 0.30332451,</text:p>
            <text:p>       0.3684586 , 0.43831319, 0.4921498 , 0.57115372, 0.63168505,</text:p>
            <text:p>       0.69950042, 0.77691394, 0.83259913, 0.90560629, 0.99783401]), array([0.        , 0.        , 0.        , 0.        , 0.        ,</text:p>
            <text:p>       0.        , 0.        , 0.33333333, 1.        , 1.        ,</text:p>
            <text:p>       1.        , 1.        , 1.        , 1.        , 1.        ]), array([ 163,   12,   11,    9,    8,    7,   14,    9,    8,    4,   12,</text:p>
            <text:p>         10,   24,   39, 2241,    0]))</text:p>
          </table:table-cell>
          <table:table-cell office:value-type="string" calcext:value-type="string">
            <text:p>(array([0.01372874, 0.64601699, 0.98302636, 0.99624211, 0.99855157,</text:p>
            <text:p>       0.99934063, 0.99970759, 0.99985148, 0.99990492, 0.99993343,</text:p>
            <text:p>       0.99995018, 0.99996039, 0.99996816, 0.99997352, 0.99997757]), array([0.        , 0.66081871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75628, 0.02855839, 0.04980017, 0.06866192, 0.0895708 ,</text:p>
            <text:p>       0.10339683, 0.13302319, 0.15050163, 0.16374503, 0.18494241,</text:p>
            <text:p>       0.21047879, 0.22517148, 0.26360667, 0.29290634, 0.31146586,</text:p>
            <text:p>       0.32977555, 0.34904176, 0.36850686, 0.39295988, 0.41485867,</text:p>
            <text:p>       0.43591243, 0.45306948, 0.46771173, 0.49791899, 0.51575461,</text:p>
            <text:p>       0.52785362, 0.55680159, 0.57135902, 0.59596729, 0.60469367,</text:p>
            <text:p>       0.65286303, 0.67285722, 0.69470653, 0.70904854, 0.72588335,</text:p>
            <text:p>       0.75247479, 0.770472  , 0.79055477, 0.80974839, 0.83077786,</text:p>
            <text:p>       0.8516602 , 0.86876685, 0.89171868, 0.91087467, 0.93240619,</text:p>
            <text:p>       0.95083918, 0.97218471, 0.99885243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133,   20,    8,    5,    5,    3,    3,    3,    3,    3,    5,</text:p>
            <text:p>          2,    0,    2,    5,    1,    3,    1,    3,    2,    5,    2,</text:p>
            <text:p>          5,    6,    2,    2,    2,    1,    4,    2,    2,    0,    1,</text:p>
            <text:p>          5,    2,    3,    3,    2,    3,    5,    8,    7,    7,    6,</text:p>
            <text:p>          9,   19,   15,   17,   36, 2180,    0]))</text:p>
          </table:table-cell>
          <table:table-cell office:value-type="float" office:value="0.222787156363487" calcext:value-type="float">
            <text:p>0,222787156363487</text:p>
          </table:table-cell>
          <table:table-cell office:value-type="float" office:value="0.00347617024743549" calcext:value-type="float">
            <text:p>0,00347617024743549</text:p>
          </table:table-cell>
          <table:table-cell office:value-type="float" office:value="0.24646295693364" calcext:value-type="float">
            <text:p>0,24646295693364</text:p>
          </table:table-cell>
          <table:table-cell office:value-type="float" office:value="0.43831319468362" calcext:value-type="float">
            <text:p>0,43831319468362</text:p>
          </table:table-cell>
          <table:table-cell office:value-type="float" office:value="0.0169736436340785" calcext:value-type="float">
            <text:p>0,0169736436340785</text:p>
          </table:table-cell>
          <table:table-cell office:value-type="float" office:value="0.497918993234634" calcext:value-type="float">
            <text:p>0,497918993234634</text:p>
          </table:table-cell>
        </table:table-row>
        <table:table-row table:style-name="ro2">
          <table:table-cell office:value-type="string" calcext:value-type="string">
            <text:p>(array([0.00168405, 0.09391663, 0.16555787, 0.23450045, 0.30135389,</text:p>
            <text:p>       0.37518676, 0.43450548, 0.50565952, 0.56541592, 0.62986384,</text:p>
            <text:p>       0.70868059, 0.76763761, 0.84008596, 0.89188221, 0.97412509]), array([0.05794769, 0.47058824, 0.27272727, 0.        , 0.5       ,</text:p>
            <text:p>       0.25      , 0.        , 0.        , 0.        , 0.16666667,</text:p>
            <text:p>       0.        , 0.        , 0.25      , 0.2       , 0.30769231]), array([2485,   17,   11,    5,    8,    4,    2,    1,    2,    6,    3,</text:p>
            <text:p>          1,    8,    5,   13,    0]))</text:p>
          </table:table-cell>
          <table:table-cell office:value-type="string" calcext:value-type="string">
            <text:p>(array([2.03116178e-05, 2.40169014e-05, 2.83356241e-05, 3.43644310e-05,</text:p>
            <text:p>       4.28922111e-05, 5.63789100e-05, 7.70946721e-05, 1.14581024e-04,</text:p>
            <text:p>       1.87621600e-04, 2.81741196e-04, 4.34030216e-04, 7.64036759e-04,</text:p>
            <text:p>       1.65114247e-03, 5.62251401e-03, 2.56457715e-01]), array([0.01744186, 0.01169591, 0.05232558, 0.00584795, 0.01169591,</text:p>
            <text:p>       0.03488372, 0.04093567, 0.04093567, 0.03488372, 0.04678363,</text:p>
            <text:p>       0.08187135, 0.08139535, 0.12280702, 0.18128655, 0.2151162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8.52177429e-04, 2.69443631e-02, 5.03047270e-02, 6.97113749e-02,</text:p>
            <text:p>       8.94347206e-02, 1.11074412e-01, 1.28542598e-01, 1.46687537e-01,</text:p>
            <text:p>       1.71848406e-01, 1.94040606e-01, 2.10789315e-01, 2.30430365e-01,</text:p>
            <text:p>       2.56204754e-01, 2.71253258e-01, 2.89374009e-01, 3.10773015e-01,</text:p>
            <text:p>       3.45999241e-01, 3.72260451e-01, 3.91243681e-01, 4.05969352e-01,</text:p>
            <text:p>       4.63041604e-01, 5.05659521e-01, 5.65415919e-01, 6.11375451e-01,</text:p>
            <text:p>       6.22128963e-01, 6.56297266e-01, 6.66630447e-01, 6.98690593e-01,</text:p>
            <text:p>       7.02902436e-01, 7.24448740e-01, 7.67637610e-01, 8.09449553e-01,</text:p>
            <text:p>       8.20515364e-01, 8.47512384e-01, 8.65602672e-01, 8.88861159e-01,</text:p>
            <text:p>       9.29884523e-01, 9.45028454e-01, 9.93429139e-01]), array([0.05473251, 0.24137931, 0.16666667, 0.14285714, 0.4       ,</text:p>
            <text:p>       0.83333333, 0.5       , 0.        , 0.33333333, 0.33333333,</text:p>
            <text:p>       0.        , 0.        , 0.        , 0.        , 0.        ,</text:p>
            <text:p>       0.8       , 0.        , 1.        , 0.        , 0.        ,</text:p>
            <text:p>       0.        , 0.        , 0.        , 0.        , 0.        ,</text:p>
            <text:p>       1.        , 0.        , 0.        , 0.        , 0.        ,</text:p>
            <text:p>       0.        , 0.        , 0.        , 0.33333333, 0.33333333,</text:p>
            <text:p>       0.        , 0.5       , 0.        , 0.5       ]), array([2430,   29,   24,    7,    5,    6,    2,    4,    3,    3,    2,</text:p>
            <text:p>          1,    1,    2,    2,    5,    0,    1,    1,    2,    1,    0,</text:p>
            <text:p>          0,    1,    0,    1,    0,    0,    2,    0,    3,    1,    1,</text:p>
            <text:p>          1,    1,    1,    1,    0,    1,    0,    1,    2,    3,    3,</text:p>
            <text:p>          3,    0,    2,    4,    0,    8,    0]))</text:p>
          </table:table-cell>
          <table:table-cell office:value-type="float" office:value="0.43279568023989" calcext:value-type="float">
            <text:p>0,43279568023989</text:p>
          </table:table-cell>
          <table:table-cell office:value-type="float" office:value="0.0531194837513719" calcext:value-type="float">
            <text:p>0,0531194837513719</text:p>
          </table:table-cell>
          <table:table-cell office:value-type="float" office:value="0.45982181774404" calcext:value-type="float">
            <text:p>0,45982181774404</text:p>
          </table:table-cell>
          <table:table-cell office:value-type="float" office:value="0.767637610435486" calcext:value-type="float">
            <text:p>0,767637610435486</text:p>
          </table:table-cell>
          <table:table-cell office:value-type="float" office:value="0.175664035695992" calcext:value-type="float">
            <text:p>0,175664035695992</text:p>
          </table:table-cell>
          <table:table-cell office:value-type="float" office:value="0.945028454065323" calcext:value-type="float">
            <text:p>0,945028454065323</text:p>
          </table:table-cell>
          <table:table-cell office:value-type="float" office:value="0.0685069226907623" calcext:value-type="float">
            <text:p>0,0685069226907623</text:p>
          </table:table-cell>
          <table:table-cell office:value-type="string" calcext:value-type="string">
            <text:p>(array([0.0064587 , 0.10567104, 0.16706379, 0.23236239, 0.3011537 ,</text:p>
            <text:p>       0.37489578, 0.43458408, 0.49434048, 0.56549452, 0.63195267,</text:p>
            <text:p>       0.70582163, 0.76549955, 0.84031252, 0.91308809, 0.99849336]), array([0., 0., 0., 0., 0., 0., 0., 0., 1., 1., 1., 1., 1., 1., 1.]), array([ 153,   12,    9,    1,    7,    6,    2,    1,    2,    4,    4,</text:p>
            <text:p>          5,   10,   10, 2345,    0]))</text:p>
          </table:table-cell>
          <table:table-cell office:value-type="string" calcext:value-type="string">
            <text:p>(array([0.01962765, 0.86925193, 0.99672542, 0.99894554, 0.99947559,</text:p>
            <text:p>       0.9996865 , 0.99979241, 0.99987306, 0.99991847, 0.99994168,</text:p>
            <text:p>       0.99995602, 0.99996504, 0.99997138, 0.99997589, 0.99997966]), array([0.        , 0.8888888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17357, 0.03039689, 0.05171283, 0.06751004, 0.08943633,</text:p>
            <text:p>       0.11090229, 0.13493225, 0.15433833, 0.17903702, 0.19192593,</text:p>
            <text:p>       0.23236239, 0.27555126, 0.29709756, 0.30708541, 0.33336955,</text:p>
            <text:p>       0.37506574, 0.38862455, 0.43458408, 0.49434048, 0.5369584 ,</text:p>
            <text:p>       0.59403065, 0.60875632, 0.65514901, 0.68025258, 0.71062599,</text:p>
            <text:p>       0.72874674, 0.74379525, 0.76956964, 0.78921068, 0.8055898 ,</text:p>
            <text:p>       0.83129829, 0.85289273, 0.87225978, 0.88735529, 0.91056635,</text:p>
            <text:p>       0.92954422, 0.94932515, 0.97415417, 0.99920662]), array([0., 0., 0., 0., 0., 0., 0., 0., 0., 0., 0., 0., 0., 0., 0., 0., 0.,</text:p>
            <text:p>       0., 0., 1., 1., 1., 1., 1., 1., 1., 1., 1., 1., 1., 1., 1., 1., 1.,</text:p>
            <text:p>       1., 1., 1., 1., 1.]), array([ 137,    7,    8,    2,    2,    8,    3,    2,    3,    2,    0,</text:p>
            <text:p>          1,    0,    1,    1,    5,    1,    0,    2,    3,    0,    2,</text:p>
            <text:p>          0,    0,    1,    0,    1,    0,    0,    1,    2,    0,    2,</text:p>
            <text:p>          0,    1,    2,    2,    1,    1,    2,    2,    2,    5,    2,</text:p>
            <text:p>          1,    3,    7,   20,   22, 2301,    0]))</text:p>
          </table:table-cell>
          <table:table-cell office:value-type="float" office:value="0.246391174324723" calcext:value-type="float">
            <text:p>0,246391174324723</text:p>
          </table:table-cell>
          <table:table-cell office:value-type="float" office:value="0.00300386215195177" calcext:value-type="float">
            <text:p>0,00300386215195177</text:p>
          </table:table-cell>
          <table:table-cell office:value-type="float" office:value="0.213363047825115" calcext:value-type="float">
            <text:p>0,213363047825115</text:p>
          </table:table-cell>
          <table:table-cell office:value-type="float" office:value="0.494340479373932" calcext:value-type="float">
            <text:p>0,494340479373932</text:p>
          </table:table-cell>
          <table:table-cell office:value-type="float" office:value="0.019636955428106" calcext:value-type="float">
            <text:p>0,019636955428106</text:p>
          </table:table-cell>
          <table:table-cell office:value-type="float" office:value="0.494340479373932" calcext:value-type="float">
            <text:p>0,494340479373932</text:p>
          </table:table-cell>
        </table:table-row>
        <table:table-row table:style-name="ro5">
          <table:table-cell office:value-type="string" calcext:value-type="string">
            <text:p>(array([0.00186118, 0.09354382, 0.16321809, 0.22991107, 0.30731609,</text:p>
            <text:p>       0.36518484, 0.43510079, 0.50344496, 0.56239924, 0.63205209,</text:p>
            <text:p>       0.69956008, 0.76215199, 0.82625354, 0.90707912, 0.96887446]), array([0.06058056, 0.22857143, 0.21052632, 0.28571429, 0.18181818,</text:p>
            <text:p>       0.16666667, 0.2       , 0.        , 0.25      , 0.25      ,</text:p>
            <text:p>       0.21428571, 0.27272727, 0.33333333, 0.33333333, 0.34375   ]), array([2377,   35,   19,   14,   11,    6,   10,    5,    4,   12,   14,</text:p>
            <text:p>         11,   12,    9,   32,    0]))</text:p>
          </table:table-cell>
          <table:table-cell office:value-type="string" calcext:value-type="string">
            <text:p>(array([4.63189958e-06, 7.00537753e-06, 9.78162234e-06, 1.34025488e-05,</text:p>
            <text:p>       1.86061982e-05, 2.81162191e-05, 4.19512229e-05, 6.43675963e-05,</text:p>
            <text:p>       1.04732458e-04, 1.93405980e-04, 4.14989977e-04, 9.96884752e-04,</text:p>
            <text:p>       3.24716487e-03, 3.12886551e-02, 5.65819437e-01]), array([0.02906977, 0.01754386, 0.01744186, 0.02923977, 0.04093567,</text:p>
            <text:p>       0.04651163, 0.04678363, 0.08187135, 0.06976744, 0.07017544,</text:p>
            <text:p>       0.02923977, 0.10465116, 0.09356725, 0.19883041, 0.25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7.54337470e-04, 2.83089839e-02, 4.81756464e-02, 6.93376496e-02,</text:p>
            <text:p>       9.14334574e-02, 1.08998995e-01, 1.31890820e-01, 1.54700816e-01,</text:p>
            <text:p>       1.68919601e-01, 1.86209954e-01, 2.06292540e-01, 2.27138720e-01,</text:p>
            <text:p>       2.43973356e-01, 2.64740333e-01, 2.86823700e-01, 3.11513871e-01,</text:p>
            <text:p>       3.29283796e-01, 3.52085948e-01, 3.69139791e-01, 3.96571606e-01,</text:p>
            <text:p>       4.02117103e-01, 4.28943515e-01, 4.48000193e-01, 4.64423873e-01,</text:p>
            <text:p>       4.95891064e-01, 5.29258162e-01, 5.53449243e-01, 5.71349233e-01,</text:p>
            <text:p>       6.03735417e-01, 6.31682128e-01, 6.58795536e-01, 6.69572756e-01,</text:p>
            <text:p>       6.92232430e-01, 7.09248349e-01, 7.29402284e-01, 7.48591632e-01,</text:p>
            <text:p>       7.68414199e-01, 7.88983852e-01, 8.12463045e-01, 8.29844439e-01,</text:p>
            <text:p>       8.42798889e-01, 8.70023529e-01, 8.92834693e-01, 9.16416705e-01,</text:p>
            <text:p>       9.33519704e-01, 9.52869725e-01, 9.72149555e-01, 9.89824705e-01]), array([0.05596529, 0.19565217, 0.16666667, 0.31578947, 0.27272727,</text:p>
            <text:p>       0.2       , 0.        , 0.        , 0.5       , 0.25      ,</text:p>
            <text:p>       0.        , 0.33333333, 0.25      , 0.5       , 0.        ,</text:p>
            <text:p>       0.33333333, 0.25      , 0.33333333, 0.        , 0.        ,</text:p>
            <text:p>       0.        , 0.5       , 0.        , 0.25      , 0.        ,</text:p>
            <text:p>       0.        , 0.5       , 0.        , 0.5       , 0.25      ,</text:p>
            <text:p>       0.        , 0.        , 0.33333333, 0.        , 0.66666667,</text:p>
            <text:p>       0.        , 0.25      , 0.5       , 0.2       , 0.4       ,</text:p>
            <text:p>       0.        , 0.66666667, 0.5       , 0.        , 0.28571429,</text:p>
            <text:p>       0.4       , 0.26666667, 0.5       ]), array([2305,   46,   18,   19,   11,   10,    6,    6,    6,    4,    3,</text:p>
            <text:p>          6,    4,    2,    3,    3,    4,    3,    2,    1,    3,    2,</text:p>
            <text:p>          2,    4,    2,    0,    2,    2,    2,    0,    4,    4,    2,</text:p>
            <text:p>          4,    6,    4,    3,    4,    4,    2,    5,    5,    1,    3,</text:p>
            <text:p>          2,    2,    7,    5,   15,    8,    0]))</text:p>
          </table:table-cell>
          <table:table-cell office:value-type="float" office:value="0.314690741649267" calcext:value-type="float">
            <text:p>0,314690741649267</text:p>
          </table:table-cell>
          <table:table-cell office:value-type="float" office:value="0.0770009823837884" calcext:value-type="float">
            <text:p>0,0770009823837884</text:p>
          </table:table-cell>
          <table:table-cell office:value-type="float" office:value="0.340569159000054" calcext:value-type="float">
            <text:p>0,340569159000054</text:p>
          </table:table-cell>
          <table:table-cell office:value-type="float" office:value="0.625124456360936" calcext:value-type="float">
            <text:p>0,625124456360936</text:p>
          </table:table-cell>
          <table:table-cell office:value-type="float" office:value="0.315819436640933" calcext:value-type="float">
            <text:p>0,315819436640933</text:p>
          </table:table-cell>
          <table:table-cell office:value-type="float" office:value="0.916416704654694" calcext:value-type="float">
            <text:p>0,916416704654694</text:p>
          </table:table-cell>
          <table:table-cell office:value-type="float" office:value="0.0806990959371058" calcext:value-type="float">
            <text:p>0,0806990959371058</text:p>
          </table:table-cell>
          <table:table-cell office:value-type="string" calcext:value-type="string">
            <text:p>(array([0.00929052, 0.08895709, 0.17526382, 0.23941533, 0.30308313,</text:p>
            <text:p>       0.36193601, 0.43878315, 0.49655504, 0.56583387, 0.62660952,</text:p>
            <text:p>       0.6961204 , 0.77214622, 0.83774025, 0.90450259, 0.99826778]), array([0. , 0. , 0. , 0. , 0. , 0. , 0. , 0.6, 1. , 1. , 1. , 1. , 1. ,</text:p>
            <text:p>       1. , 1. ]), array([ 165,   14,   12,   12,   13,   10,    5,    5,    9,    8,   12,</text:p>
            <text:p>         13,   19,   30, 2244,    0]))</text:p>
          </table:table-cell>
          <table:table-cell office:value-type="string" calcext:value-type="string">
            <text:p>(array([0.0119159 , 0.6116943 , 0.9856516 , 0.99812622, 0.99938601,</text:p>
            <text:p>       0.99972967, 0.99987098, 0.99992675, 0.99995393, 0.9999701 ,</text:p>
            <text:p>       0.99998042, 0.99998629, 0.99999005, 0.9999929 , 0.99999534]), array([0.        , 0.6432748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87958, 0.02971146, 0.04871534, 0.06819146, 0.08770143,</text:p>
            <text:p>       0.11029146, 0.12234271, 0.15720111, 0.16903169, 0.18635493,</text:p>
            <text:p>       0.21429521, 0.22924445, 0.25026298, 0.26535106, 0.29075165,</text:p>
            <text:p>       0.30622125, 0.3302107 , 0.34612079, 0.37019479, 0.39788857,</text:p>
            <text:p>       0.42828152, 0.44355416, 0.46900024, 0.50410894, 0.53594052,</text:p>
            <text:p>       0.55148409, 0.56965598, 0.5978829 , 0.60471573, 0.6330111 ,</text:p>
            <text:p>       0.64984781, 0.67073644, 0.6874898 , 0.7131763 , 0.72980943,</text:p>
            <text:p>       0.75659599, 0.77140934, 0.79334632, 0.81231251, 0.82997895,</text:p>
            <text:p>       0.84529918, 0.86763355, 0.89183931, 0.90819657, 0.93115524,</text:p>
            <text:p>       0.9523223 , 0.97254291, 0.99927974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133,   20,    6,   11,    5,    3,    1,    1,    6,    5,    1,</text:p>
            <text:p>          5,    5,    2,    4,    5,    5,    3,    3,    2,    0,    3,</text:p>
            <text:p>          1,    3,    0,    2,    3,    3,    1,    3,    3,    3,    2,</text:p>
            <text:p>          3,    4,    3,    3,    3,    5,    4,    4,    5,    6,    8,</text:p>
            <text:p>          9,    8,   15,   17,   41, 2180,    0]))</text:p>
          </table:table-cell>
          <table:table-cell office:value-type="float" office:value="0.221263558982599" calcext:value-type="float">
            <text:p>0,221263558982599</text:p>
          </table:table-cell>
          <table:table-cell office:value-type="float" office:value="0.00406241329500142" calcext:value-type="float">
            <text:p>0,00406241329500142</text:p>
          </table:table-cell>
          <table:table-cell office:value-type="float" office:value="0.240479741011836" calcext:value-type="float">
            <text:p>0,240479741011836</text:p>
          </table:table-cell>
          <table:table-cell office:value-type="float" office:value="0.438783150911331" calcext:value-type="float">
            <text:p>0,438783150911331</text:p>
          </table:table-cell>
          <table:table-cell office:value-type="float" office:value="0.0315805514566382" calcext:value-type="float">
            <text:p>0,0315805514566382</text:p>
          </table:table-cell>
          <table:table-cell office:value-type="float" office:value="0.495891064405441" calcext:value-type="float">
            <text:p>0,495891064405441</text:p>
          </table:table-cell>
        </table:table-row>
        <table:table-row table:style-name="ro2">
          <table:table-cell office:value-type="string" calcext:value-type="string">
            <text:p>(array([0.00244767, 0.09625893, 0.16691574, 0.22959086, 0.2953318 ,</text:p>
            <text:p>       0.34726099, 0.43465486, 0.48464845, 0.56833247, 0.65436808,</text:p>
            <text:p>       0.67747247, 0.77093961, 0.83063468, 0.89414546, 0.97576271]), array([0.05664222, 0.40625   , 0.2       , 0.28571429, 0.42857143,</text:p>
            <text:p>       0.66666667, 0.6       , 0.33333333, 0.33333333, 0.66666667,</text:p>
            <text:p>       0.66666667, 0.16666667, 0.25      , 0.8       , 0.38888889]), array([2454,   32,   15,    7,    7,    6,    5,    3,    3,    3,    3,</text:p>
            <text:p>          6,    4,    5,   18,    0]))</text:p>
          </table:table-cell>
          <table:table-cell office:value-type="string" calcext:value-type="string">
            <text:p>(array([2.78230463e-05, 3.70337977e-05, 4.76671681e-05, 5.91420219e-05,</text:p>
            <text:p>       7.76386997e-05, 1.06478320e-04, 1.48295420e-04, 2.21668455e-04,</text:p>
            <text:p>       3.32994803e-04, 5.28777345e-04, 8.91655960e-04, 1.68689674e-03,</text:p>
            <text:p>       3.91811143e-03, 1.37437583e-02, 3.07698989e-01]), array([0.02325581, 0.00584795, 0.01162791, 0.01169591, 0.01169591,</text:p>
            <text:p>       0.02325581, 0.04678363, 0.04093567, 0.04069767, 0.05263158,</text:p>
            <text:p>       0.07602339, 0.09302326, 0.14619883, 0.1754386 , 0.3255814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31693, 0.02858466, 0.04740227, 0.06833934, 0.09166484,</text:p>
            <text:p>       0.10747998, 0.13047337, 0.15375679, 0.195132  , 0.20384941,</text:p>
            <text:p>       0.23315533, 0.24994746, 0.27138565, 0.29972896, 0.30960083,</text:p>
            <text:p>       0.33249938, 0.34879082, 0.41431013, 0.43162891, 0.45651257,</text:p>
            <text:p>       0.47127107, 0.49133714, 0.55028301, 0.56788754, 0.58682686,</text:p>
            <text:p>       0.63686889, 0.66796607, 0.6867885 , 0.75500898, 0.77601635,</text:p>
            <text:p>       0.79229718, 0.80591655, 0.83209637, 0.85242945, 0.87089217,</text:p>
            <text:p>       0.89086521, 0.91252941, 0.93206853, 0.94749941, 0.9688258 ,</text:p>
            <text:p>       0.99286652]), array([0.05351875, 0.07017544, 0.35294118, 0.26666667, 0.54545455,</text:p>
            <text:p>       0.375     , 0.375     , 0.16666667, 0.16666667, 0.33333333,</text:p>
            <text:p>       0.        , 0.5       , 0.25      , 0.        , 0.5       ,</text:p>
            <text:p>       1.        , 0.6       , 1.        , 0.        , 0.5       ,</text:p>
            <text:p>       0.        , 0.5       , 1.        , 0.        , 0.        ,</text:p>
            <text:p>       0.        , 0.75      , 1.        , 0.33333333, 0.        ,</text:p>
            <text:p>       0.        , 1.        , 0.        , 0.        , 1.        ,</text:p>
            <text:p>       1.        , 1.        , 0.        , 0.        , 0.        ,</text:p>
            <text:p>       0.7       ]), array([2373,   57,   17,   15,   11,    8,    8,    6,    0,    6,    3,</text:p>
            <text:p>          1,    2,    4,    1,    2,    2,    5,    0,    0,    2,    1,</text:p>
            <text:p>          2,    1,    2,    0,    0,    1,    1,    1,    0,    1,    0,</text:p>
            <text:p>          4,    1,    0,    0,    3,    1,    2,    1,    2,    1,    2,</text:p>
            <text:p>          1,    1,    2,    4,    3,   10,    0]))</text:p>
          </table:table-cell>
          <table:table-cell office:value-type="float" office:value="0.223115287115266" calcext:value-type="float">
            <text:p>0,223115287115266</text:p>
          </table:table-cell>
          <table:table-cell office:value-type="float" office:value="0.0503444261588892" calcext:value-type="float">
            <text:p>0,0503444261588892</text:p>
          </table:table-cell>
          <table:table-cell office:value-type="float" office:value="0.369771793596317" calcext:value-type="float">
            <text:p>0,369771793596317</text:p>
          </table:table-cell>
          <table:table-cell office:value-type="float" office:value="0.604272941748301" calcext:value-type="float">
            <text:p>0,604272941748301</text:p>
          </table:table-cell>
          <table:table-cell office:value-type="float" office:value="0.161694838153471" calcext:value-type="float">
            <text:p>0,161694838153471</text:p>
          </table:table-cell>
          <table:table-cell office:value-type="float" office:value="0.968825797239939" calcext:value-type="float">
            <text:p>0,968825797239939</text:p>
          </table:table-cell>
          <table:table-cell office:value-type="float" office:value="0.0685255472917371" calcext:value-type="float">
            <text:p>0,0685255472917371</text:p>
          </table:table-cell>
          <table:table-cell office:value-type="string" calcext:value-type="string">
            <text:p>(array([0.00931048, 0.09557951, 0.16216876, 0.22525019, 0.30998947,</text:p>
            <text:p>       0.34921002, 0.42596948, 0.51506414, 0.55385684, 0.6563971 ,</text:p>
            <text:p>       0.70084212, 0.76587549, 0.83013963, 0.90124151, 0.99782675]), array([0.        , 0.        , 0.        , 0.        , 0.        ,</text:p>
            <text:p>       0.        , 0.        , 0.66666667, 1.        , 1.        ,</text:p>
            <text:p>       1.        , 1.        , 1.        , 1.        , 1.        ]), array([ 150,   14,    6,    7,    4,    5,    5,    3,    3,    4,    6,</text:p>
            <text:p>          6,   13,   23, 2322,    0]))</text:p>
          </table:table-cell>
          <table:table-cell office:value-type="string" calcext:value-type="string">
            <text:p>(array([0.02394268, 0.83992518, 0.99201985, 0.99772589, 0.99893051,</text:p>
            <text:p>       0.99940311, 0.99963488, 0.99976449, 0.99984458, 0.99989094,</text:p>
            <text:p>       0.99992082, 0.99994023, 0.99995197, 0.9999627 , 0.9999721 ]), array([0.        , 0.8830409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84984, 0.02786466, 0.05106948, 0.06733966, 0.08904964,</text:p>
            <text:p>       0.11218465, 0.13002014, 0.15309384, 0.16790363, 0.19452631,</text:p>
            <text:p>       0.20728025, 0.22398365, 0.24364231, 0.27998081, 0.31118506,</text:p>
            <text:p>       0.32946795, 0.34776905, 0.36313111, 0.41393113, 0.43211246,</text:p>
            <text:p>       0.45594156, 0.49956888, 0.51689461, 0.52872893, 0.54659972,</text:p>
            <text:p>       0.56837109, 0.64967652, 0.66508979, 0.68938595, 0.70027104,</text:p>
            <text:p>       0.73147941, 0.74802947, 0.76684467, 0.79744344, 0.80494181,</text:p>
            <text:p>       0.84721528, 0.86972254, 0.89459655, 0.906419  , 0.93118954,</text:p>
            <text:p>       0.95407763, 0.97117366, 0.9988034 ]), array([0., 0., 0., 0., 0., 0., 0., 0., 0., 0., 0., 0., 0., 0., 0., 0., 0.,</text:p>
            <text:p>       0., 0., 0., 0., 0., 1., 1., 1., 1., 1., 1., 1., 1., 1., 1., 1., 1.,</text:p>
            <text:p>       1., 1., 1., 1., 1., 1., 1., 1., 1.]), array([ 130,    7,   10,    6,    6,    3,    3,    2,    2,    1,    3,</text:p>
            <text:p>          1,    3,    1,    0,    1,    3,    3,    1,    0,    3,    1,</text:p>
            <text:p>          1,    0,    1,    1,    1,    2,    1,    0,    0,    0,    2,</text:p>
            <text:p>          3,    2,    1,    3,    2,    1,    2,    6,    0,    5,    7,</text:p>
            <text:p>          6,    6,   11,   11,   53, 2253,    0]))</text:p>
          </table:table-cell>
          <table:table-cell office:value-type="float" office:value="0.221526732843901" calcext:value-type="float">
            <text:p>0,221526732843901</text:p>
          </table:table-cell>
          <table:table-cell office:value-type="float" office:value="0.00533975693944181" calcext:value-type="float">
            <text:p>0,00533975693944181</text:p>
          </table:table-cell>
          <table:table-cell office:value-type="float" office:value="0.232975395967822" calcext:value-type="float">
            <text:p>0,232975395967822</text:p>
          </table:table-cell>
          <table:table-cell office:value-type="float" office:value="0.446143160263697" calcext:value-type="float">
            <text:p>0,446143160263697</text:p>
          </table:table-cell>
          <table:table-cell office:value-type="float" office:value="0.0431157535933263" calcext:value-type="float">
            <text:p>0,0431157535933263</text:p>
          </table:table-cell>
          <table:table-cell office:value-type="float" office:value="0.49956887960434" calcext:value-type="float">
            <text:p>0,49956887960434</text:p>
          </table:table-cell>
        </table:table-row>
        <table:table-row table:style-name="ro4">
          <table:table-cell office:value-type="string" calcext:value-type="string">
            <text:p>(array([0.00287445, 0.09697403, 0.16641904, 0.23043808, 0.29920618,</text:p>
            <text:p>       0.36686944, 0.40691515, 0.49298433, 0.56767781, 0.63888148,</text:p>
            <text:p>       0.71191064, 0.7605959 , 0.82770484, 0.89833835, 0.98235284]), array([0.06181665, 0.16666667, 0.13043478, 0.15384615, 0.35714286,</text:p>
            <text:p>       0.        , 0.33333333, 0.125     , 0.42857143, 0.25      ,</text:p>
            <text:p>       0.        , 0.25      , 0.45454545, 0.33333333, 0.25714286]), array([2378,   42,   23,   13,   14,   10,    3,    8,    7,    8,    2,</text:p>
            <text:p>          8,   11,    9,   35,    0]))</text:p>
          </table:table-cell>
          <table:table-cell office:value-type="string" calcext:value-type="string">
            <text:p>(array([3.52632681e-05, 5.08337098e-05, 6.95205163e-05, 9.07103936e-05,</text:p>
            <text:p>       1.17632630e-04, 1.63327758e-04, 2.27258536e-04, 3.28040646e-04,</text:p>
            <text:p>       5.57520334e-04, 1.00062957e-03, 1.96628357e-03, 3.78696339e-03,</text:p>
            <text:p>       8.04699309e-03, 3.33320422e-02, 5.25602467e-01]), array([0.00581395, 0.00584795, 0.01744186, 0.01754386, 0.02339181,</text:p>
            <text:p>       0.04069767, 0.02923977, 0.04678363, 0.06395349, 0.07017544,</text:p>
            <text:p>       0.08187135, 0.13953488, 0.16374269, 0.16959064, 0.23255814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63874, 0.02754529, 0.04827771, 0.0714693 , 0.08893443,</text:p>
            <text:p>       0.11142289, 0.12765453, 0.14792659, 0.1695929 , 0.18702118,</text:p>
            <text:p>       0.21481296, 0.22831376, 0.24887225, 0.2735351 , 0.29170892,</text:p>
            <text:p>       0.31535422, 0.32689559, 0.34896384, 0.37263897, 0.39286576,</text:p>
            <text:p>       0.40691515, 0.47186704, 0.4934961 , 0.51307809, 0.54949319,</text:p>
            <text:p>       0.56525367, 0.5816184 , 0.6124793 , 0.63602278, 0.65121531,</text:p>
            <text:p>       0.66040176, 0.71191064, 0.73569405, 0.75050001, 0.7767908 ,</text:p>
            <text:p>       0.79349154, 0.81357372, 0.82765906, 0.84867585, 0.86700912,</text:p>
            <text:p>       0.88994646, 0.91352241, 0.93624461, 0.94546312, 0.96820399,</text:p>
            <text:p>       0.99449139]), array([0.05728028, 0.18461538, 0.13043478, 0.28571429, 0.07692308,</text:p>
            <text:p>       0.16666667, 0.16666667, 0.22222222, 0.14285714, 0.        ,</text:p>
            <text:p>       0.        , 0.2       , 0.        , 0.        , 0.42857143,</text:p>
            <text:p>       0.33333333, 0.5       , 0.        , 0.        , 0.        ,</text:p>
            <text:p>       0.33333333, 0.        , 0.25      , 0.        , 1.        ,</text:p>
            <text:p>       0.25      , 0.5       , 0.        , 0.        , 0.66666667,</text:p>
            <text:p>       0.        , 0.        , 1.        , 0.25      , 0.        ,</text:p>
            <text:p>       0.        , 0.25      , 0.6       , 1.        , 0.        ,</text:p>
            <text:p>       0.        , 0.6       , 0.5       , 0.        , 0.125     ,</text:p>
            <text:p>       0.30434783]), array([2287,   65,   23,   14,   13,   12,    6,    9,    7,    7,    1,</text:p>
            <text:p>         10,    2,    2,    7,    3,    2,    5,    2,    3,    3,    0,</text:p>
            <text:p>          0,    2,    4,    2,    0,    1,    4,    2,    2,    2,    3,</text:p>
            <text:p>          1,    0,    2,    1,    4,    2,    1,    4,    5,    1,    3,</text:p>
            <text:p>          2,    5,    2,    2,    8,   23,    0]))</text:p>
          </table:table-cell>
          <table:table-cell office:value-type="float" office:value="0.301430138700548" calcext:value-type="float">
            <text:p>0,301430138700548</text:p>
          </table:table-cell>
          <table:table-cell office:value-type="float" office:value="0.0745933535147242" calcext:value-type="float">
            <text:p>0,0745933535147242</text:p>
          </table:table-cell>
          <table:table-cell office:value-type="float" office:value="0.35130931446408" calcext:value-type="float">
            <text:p>0,35130931446408</text:p>
          </table:table-cell>
          <table:table-cell office:value-type="float" office:value="0.725209982054574" calcext:value-type="float">
            <text:p>0,725209982054574</text:p>
          </table:table-cell>
          <table:table-cell office:value-type="float" office:value="0.293044327390055" calcext:value-type="float">
            <text:p>0,293044327390055</text:p>
          </table:table-cell>
          <table:table-cell office:value-type="float" office:value="0.945463120937347" calcext:value-type="float">
            <text:p>0,945463120937347</text:p>
          </table:table-cell>
          <table:table-cell office:value-type="float" office:value="0.0801395743147293" calcext:value-type="float">
            <text:p>0,0801395743147293</text:p>
          </table:table-cell>
          <table:table-cell office:value-type="string" calcext:value-type="string">
            <text:p>(array([0.00904111, 0.1022651 , 0.16796076, 0.23148322, 0.29954495,</text:p>
            <text:p>       0.36477331, 0.42539912, 0.50675728, 0.57599897, 0.63591644,</text:p>
            <text:p>       0.70352772, 0.76468753, 0.83155049, 0.90372585, 0.99737099]), array([0.   , 0.   , 0.   , 0.   , 0.   , 0.   , 0.   , 0.625, 1.   ,</text:p>
            <text:p>       1.   , 1.   , 1.   , 1.   , 1.   , 1.   ]), array([ 173,   13,    9,    8,    7,    6,    5,    8,    5,   12,    9,</text:p>
            <text:p>         13,   25,   38, 2240,    0]))</text:p>
          </table:table-cell>
          <table:table-cell office:value-type="string" calcext:value-type="string">
            <text:p>(array([0.00871836, 0.63422067, 0.98061235, 0.9945304 , 0.99752827,</text:p>
            <text:p>       0.9987856 , 0.99937026, 0.99964227, 0.99976353, 0.99983239,</text:p>
            <text:p>       0.99988027, 0.99990843, 0.99993011, 0.99994899, 0.99996473]), array([0.        , 0.69590643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34066, 0.02903479, 0.04984853, 0.06932537, 0.08741854,</text:p>
            <text:p>       0.11336751, 0.1321846 , 0.14778722, 0.1713637 , 0.1884895 ,</text:p>
            <text:p>       0.20650846, 0.22390245, 0.24991584, 0.29064375, 0.31056172,</text:p>
            <text:p>       0.33631621, 0.34604579, 0.36397722, 0.3875207 , 0.41115831,</text:p>
            <text:p>       0.43489299, 0.49093676, 0.50832735, 0.52813296, 0.54949319,</text:p>
            <text:p>       0.56569368, 0.58826932, 0.60713424, 0.62736103, 0.65069607,</text:p>
            <text:p>       0.679243  , 0.68224953, 0.7087694 , 0.72954128, 0.75133435,</text:p>
            <text:p>       0.77075672, 0.78518704, 0.81382689, 0.82947067, 0.85161387,</text:p>
            <text:p>       0.87276772, 0.88962883, 0.91158134, 0.92895871, 0.95148908,</text:p>
            <text:p>       0.97234905, 0.99850373]), array([0., 0., 0., 0., 0., 0., 0., 0., 0., 0., 0., 0., 0., 0., 0., 0., 0.,</text:p>
            <text:p>       0., 0., 0., 0., 0., 1., 1., 1., 1., 1., 1., 1., 1., 1., 1., 1., 1.,</text:p>
            <text:p>       1., 1., 1., 1., 1., 1., 1., 1., 1., 1., 1., 1., 1.]), array([ 147,   19,    5,    5,    3,    4,    4,    2,    3,    3,    1,</text:p>
            <text:p>          4,    3,    0,    5,    1,    2,    1,    2,    2,    2,    3,</text:p>
            <text:p>          0,    0,    3,    3,    2,    1,    1,    3,    3,    2,    7,</text:p>
            <text:p>          1,    2,    4,    3,    3,    8,    1,    8,    9,    8,    5,</text:p>
            <text:p>         10,   15,   11,   20,   54, 2163,    0]))</text:p>
          </table:table-cell>
          <table:table-cell office:value-type="float" office:value="0.220395487570101" calcext:value-type="float">
            <text:p>0,220395487570101</text:p>
          </table:table-cell>
          <table:table-cell office:value-type="float" office:value="0.00671376747518941" calcext:value-type="float">
            <text:p>0,00671376747518941</text:p>
          </table:table-cell>
          <table:table-cell office:value-type="float" office:value="0.2402800330901" calcext:value-type="float">
            <text:p>0,2402800330901</text:p>
          </table:table-cell>
          <table:table-cell office:value-type="float" office:value="0.425399118661881" calcext:value-type="float">
            <text:p>0,425399118661881</text:p>
          </table:table-cell>
          <table:table-cell office:value-type="float" office:value="0.0616857616873513" calcext:value-type="float">
            <text:p>0,0616857616873513</text:p>
          </table:table-cell>
          <table:table-cell office:value-type="float" office:value="0.491672645012538" calcext:value-type="float">
            <text:p>0,491672645012538</text:p>
          </table:table-cell>
        </table:table-row>
        <table:table-row table:style-name="ro4">
          <table:table-cell office:value-type="string" calcext:value-type="string">
            <text:p>(array([0.00228508, 0.09319805, 0.16285129, 0.22968782, 0.314302  ,</text:p>
            <text:p>       0.37362636, 0.43014507, 0.49746224, 0.55887166, 0.64412247,</text:p>
            <text:p>       0.69380933, 0.76989605, 0.83607018, 0.91440079, 0.98519238]), array([0.05055225, 0.16129032, 0.54545455, 0.15384615, 0.        ,</text:p>
            <text:p>       0.22222222, 0.08333333, 0.11111111, 0.25      , 0.25      ,</text:p>
            <text:p>       0.11111111, 0.2       , 0.15384615, 0.2       , 0.35897436]), array([2354,   31,   11,   13,    4,    9,   12,    9,    4,    4,    9,</text:p>
            <text:p>         10,   13,   10,   78,    0]))</text:p>
          </table:table-cell>
          <table:table-cell office:value-type="string" calcext:value-type="string">
            <text:p>(array([1.29987806e-05, 1.75894495e-05, 2.29090346e-05, 2.97169148e-05,</text:p>
            <text:p>       4.14847148e-05, 5.80908144e-05, 8.85852574e-05, 1.50029901e-04,</text:p>
            <text:p>       2.58053680e-04, 4.32315883e-04, 8.17901623e-04, 1.81313281e-03,</text:p>
            <text:p>       5.76764051e-03, 5.28810580e-02, 7.68873882e-01]), array([0.        , 0.01754386, 0.01744186, 0.02339181, 0.01169591,</text:p>
            <text:p>       0.02906977, 0.04678363, 0.05847953, 0.02906977, 0.02923977,</text:p>
            <text:p>       0.10526316, 0.09302326, 0.09356725, 0.20467836, 0.25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0662, 0.02888608, 0.05049162, 0.06996955, 0.08955468,</text:p>
            <text:p>       0.10807405, 0.12846888, 0.14757982, 0.17928246, 0.19309105,</text:p>
            <text:p>       0.20548432, 0.22825736, 0.25093499, 0.26047152, 0.29609156,</text:p>
            <text:p>       0.30362725, 0.32874459, 0.35405307, 0.37295129, 0.39387471,</text:p>
            <text:p>       0.41029857, 0.42899467, 0.45114196, 0.4731777 , 0.48637486,</text:p>
            <text:p>       0.50897158, 0.55661897, 0.56562972, 0.62384993, 0.65087998,</text:p>
            <text:p>       0.67817569, 0.68788143, 0.70890037, 0.73388743, 0.74875128,</text:p>
            <text:p>       0.77091378, 0.79463847, 0.81416066, 0.8330511 , 0.84903765,</text:p>
            <text:p>       0.89007744, 0.90971295, 0.9303195 , 0.95327581, 0.96749534,</text:p>
            <text:p>       0.99488792]), array([0.04317181, 0.27586207, 0.27777778, 0.10526316, 0.125     ,</text:p>
            <text:p>       0.125     , 0.28571429, 0.66666667, 1.        , 0.33333333,</text:p>
            <text:p>       0.2       , 0.        , 0.        , 0.5       , 0.        ,</text:p>
            <text:p>       0.        , 0.        , 0.        , 0.33333333, 0.33333333,</text:p>
            <text:p>       0.25      , 0.        , 0.        , 0.        , 0.        ,</text:p>
            <text:p>       0.2       , 0.33333333, 0.        , 1.        , 0.        ,</text:p>
            <text:p>       0.        , 0.        , 0.33333333, 0.        , 0.        ,</text:p>
            <text:p>       0.25      , 0.33333333, 0.33333333, 0.        , 0.16666667,</text:p>
            <text:p>       0.        , 0.33333333, 0.375     , 0.5       , 0.33333333,</text:p>
            <text:p>       0.32758621]), array([2270,   58,   18,   19,    8,    8,    7,    3,    2,    3,    5,</text:p>
            <text:p>          3,    3,    2,    1,    1,    2,    3,    3,    3,    4,    4,</text:p>
            <text:p>          4,    1,    3,    5,    0,    3,    1,    0,    0,    1,    3,</text:p>
            <text:p>          1,    5,    3,    1,    2,    4,    3,    3,    4,    6,    0,</text:p>
            <text:p>          2,    3,    8,    8,    9,   58,    0]))</text:p>
          </table:table-cell>
          <table:table-cell office:value-type="float" office:value="0.376806972620644" calcext:value-type="float">
            <text:p>0,376806972620644</text:p>
          </table:table-cell>
          <table:table-cell office:value-type="float" office:value="0.0810504198727765" calcext:value-type="float">
            <text:p>0,0810504198727765</text:p>
          </table:table-cell>
          <table:table-cell office:value-type="float" office:value="0.40113950586274" calcext:value-type="float">
            <text:p>0,40113950586274</text:p>
          </table:table-cell>
          <table:table-cell office:value-type="float" office:value="0.714400792121887" calcext:value-type="float">
            <text:p>0,714400792121887</text:p>
          </table:table-cell>
          <table:table-cell office:value-type="float" office:value="0.518873881895182" calcext:value-type="float">
            <text:p>0,518873881895182</text:p>
          </table:table-cell>
          <table:table-cell office:value-type="float" office:value="0.890077441930771" calcext:value-type="float">
            <text:p>0,890077441930771</text:p>
          </table:table-cell>
          <table:table-cell office:value-type="float" office:value="0.0812643624884283" calcext:value-type="float">
            <text:p>0,0812643624884283</text:p>
          </table:table-cell>
          <table:table-cell office:value-type="string" calcext:value-type="string">
            <text:p>(array([0.0091855 , 0.08922741, 0.16377112, 0.234218  , 0.30785963,</text:p>
            <text:p>       0.36346745, 0.43253594, 0.5059742 , 0.5669908 , 0.62889874,</text:p>
            <text:p>       0.6899906 , 0.77347684, 0.83737958, 0.90767231, 0.99779862]), array([0.        , 0.        , 0.        , 0.        , 0.        ,</text:p>
            <text:p>       0.        , 0.        , 0.55555556, 1.        , 1.        ,</text:p>
            <text:p>       1.        , 1.        , 1.        , 1.        , 1.        ]), array([ 169,   13,   17,   10,    8,    5,    4,    9,   12,    8,    5,</text:p>
            <text:p>         13,    7,   28, 2263,    0]))</text:p>
          </table:table-cell>
          <table:table-cell office:value-type="string" calcext:value-type="string">
            <text:p>(array([0.01026502, 0.62258583, 0.9863631 , 0.99732996, 0.99896426,</text:p>
            <text:p>       0.99950494, 0.9997113 , 0.99983493, 0.999906  , 0.99993996,</text:p>
            <text:p>       0.99995752, 0.99996986, 0.99997695, 0.99998238, 0.999987  ]), array([0.        , 0.66081871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12056, 0.02853834, 0.04804782, 0.07253207, 0.08924806,</text:p>
            <text:p>       0.10878195, 0.13134839, 0.15027262, 0.17106009, 0.18861443,</text:p>
            <text:p>       0.20696531, 0.23088527, 0.25124872, 0.26306543, 0.29022995,</text:p>
            <text:p>       0.31211857, 0.32182431, 0.34912002, 0.37709495, 0.39288226,</text:p>
            <text:p>       0.4083418 , 0.43437028, 0.44371584, 0.49265152, 0.51408486,</text:p>
            <text:p>       0.5268223 , 0.55054415, 0.57100533, 0.58904917, 0.60562906,</text:p>
            <text:p>       0.62736367, 0.64594693, 0.67125541, 0.69637275, 0.70553473,</text:p>
            <text:p>       0.73907524, 0.74906501, 0.77288471, 0.79547796, 0.80968404,</text:p>
            <text:p>       0.85169739, 0.87268293, 0.8917012 , 0.9100557 , 0.93104295,</text:p>
            <text:p>       0.94998751, 0.97022019, 0.99901688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137,   22,    9,    7,    3,    3,    2,    7,    6,    3,    3,</text:p>
            <text:p>          3,    2,    2,    2,    5,    1,    3,    1,    1,    1,    1,</text:p>
            <text:p>          2,    0,    4,    4,    1,    5,    4,    3,    2,    3,    3,</text:p>
            <text:p>          2,    1,    2,    1,    3,    4,    5,    3,    0,    2,    5,</text:p>
            <text:p>          7,    8,   20,   17,   45, 2191,    0]))</text:p>
          </table:table-cell>
          <table:table-cell office:value-type="float" office:value="0.216509260794322" calcext:value-type="float">
            <text:p>0,216509260794322</text:p>
          </table:table-cell>
          <table:table-cell office:value-type="float" office:value="0.00447131682651254" calcext:value-type="float">
            <text:p>0,00447131682651254</text:p>
          </table:table-cell>
          <table:table-cell office:value-type="float" office:value="0.246247468658102" calcext:value-type="float">
            <text:p>0,246247468658102</text:p>
          </table:table-cell>
          <table:table-cell office:value-type="float" office:value="0.433009202281634" calcext:value-type="float">
            <text:p>0,433009202281634</text:p>
          </table:table-cell>
          <table:table-cell office:value-type="float" office:value="0.038232884887192" calcext:value-type="float">
            <text:p>0,038232884887192</text:p>
          </table:table-cell>
          <table:table-cell office:value-type="float" office:value="0.492651522159576" calcext:value-type="float">
            <text:p>0,492651522159576</text:p>
          </table:table-cell>
        </table:table-row>
        <table:table-row table:style-name="ro4">
          <table:table-cell office:value-type="string" calcext:value-type="string">
            <text:p>(array([0.00201268, 0.09524945, 0.16298373, 0.22437251, 0.29451203,</text:p>
            <text:p>       0.36716643, 0.42663775, 0.50617335, 0.57244805, 0.62271349,</text:p>
            <text:p>       0.6968696 , 0.77274134, 0.84770386, 0.90205239, 0.9810655 ]), array([0.05761144, 0.26923077, 0.22857143, 0.1       , 0.21428571,</text:p>
            <text:p>       0.14285714, 0.        , 0.16666667, 0.66666667, 0.25      ,</text:p>
            <text:p>       0.14285714, 0.1       , 0.        , 0.14285714, 0.30434783]), array([2378,   26,   35,   10,   14,    7,    4,   12,    3,    8,    7,</text:p>
            <text:p>         10,    4,    7,   46,    0]))</text:p>
          </table:table-cell>
          <table:table-cell office:value-type="string" calcext:value-type="string">
            <text:p>(array([1.56578363e-05, 2.02858570e-05, 2.60124897e-05, 3.39420487e-05,</text:p>
            <text:p>       4.56961780e-05, 6.39161150e-05, 9.56848958e-05, 1.48428812e-04,</text:p>
            <text:p>       2.34680433e-04, 3.85247363e-04, 6.65131955e-04, 1.42610362e-03,</text:p>
            <text:p>       4.24006330e-03, 3.15028602e-02, 5.64937188e-01]), array([0.02325581, 0.00584795, 0.01744186, 0.01754386, 0.01754386,</text:p>
            <text:p>       0.01744186, 0.02923977, 0.04678363, 0.06395349, 0.11111111,</text:p>
            <text:p>       0.05263158, 0.09302326, 0.13450292, 0.21052632, 0.2093023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099444, 0.02771816, 0.05007526, 0.06636626, 0.08801668,</text:p>
            <text:p>       0.11044545, 0.13401927, 0.14909623, 0.17338684, 0.18961033,</text:p>
            <text:p>       0.20688344, 0.22314569, 0.25433884, 0.27301639, 0.29029771,</text:p>
            <text:p>       0.3151302 , 0.3247288 , 0.35100319, 0.36820291, 0.39037482,</text:p>
            <text:p>       0.41054033, 0.43890515, 0.44656518, 0.47992373, 0.49759296,</text:p>
            <text:p>       0.50890374, 0.52774066, 0.55118716, 0.5732348 , 0.59292221,</text:p>
            <text:p>       0.61363077, 0.62608061, 0.64894301, 0.67200148, 0.68387026,</text:p>
            <text:p>       0.70396042, 0.73103802, 0.75119627, 0.77718177, 0.78964322,</text:p>
            <text:p>       0.83404949, 0.85910666, 0.86928757, 0.88480389, 0.90564251,</text:p>
            <text:p>       0.93183045, 0.95308404, 0.97195036, 0.99257673]), array([0.05235829, 0.27906977, 0.17647059, 0.18181818, 0.41666667,</text:p>
            <text:p>       0.125     , 0.        , 0.44444444, 0.16666667, 0.28571429,</text:p>
            <text:p>       0.2       , 0.        , 0.        , 0.        , 0.5       ,</text:p>
            <text:p>       0.        , 0.        , 0.        , 0.5       , 0.        ,</text:p>
            <text:p>       0.        , 0.        , 0.        , 0.        , 0.        ,</text:p>
            <text:p>       0.25      , 0.        , 1.        , 0.        , 1.        ,</text:p>
            <text:p>       0.5       , 0.        , 0.        , 0.        , 0.33333333,</text:p>
            <text:p>       0.        , 0.        , 0.        , 0.5       , 0.        ,</text:p>
            <text:p>       0.        , 0.        , 0.        , 0.        , 0.        ,</text:p>
            <text:p>       0.28571429, 0.        , 0.42857143, 0.32258065]), array([2311,   43,   17,   11,   12,    8,    9,    9,   12,    7,    5,</text:p>
            <text:p>          2,    3,    4,    6,    1,    3,    3,    2,    2,    2,    1,</text:p>
            <text:p>          1,    1,    2,    8,    1,    1,    1,    1,    4,    3,    1,</text:p>
            <text:p>          1,    3,    1,    4,    1,    2,    5,    0,    2,    1,    3,</text:p>
            <text:p>          1,    1,    7,    4,    7,   31,    0]))</text:p>
          </table:table-cell>
          <table:table-cell office:value-type="float" office:value="0.36450153375431" calcext:value-type="float">
            <text:p>0,36450153375431</text:p>
          </table:table-cell>
          <table:table-cell office:value-type="float" office:value="0.0771718949620872" calcext:value-type="float">
            <text:p>0,0771718949620872</text:p>
          </table:table-cell>
          <table:table-cell office:value-type="float" office:value="0.433041930963606" calcext:value-type="float">
            <text:p>0,433041930963606</text:p>
          </table:table-cell>
          <table:table-cell office:value-type="float" office:value="0.847703859210014" calcext:value-type="float">
            <text:p>0,847703859210014</text:p>
          </table:table-cell>
          <table:table-cell office:value-type="float" office:value="0.35563486229715" calcext:value-type="float">
            <text:p>0,35563486229715</text:p>
          </table:table-cell>
          <table:table-cell office:value-type="float" office:value="0.953084036707878" calcext:value-type="float">
            <text:p>0,953084036707878</text:p>
          </table:table-cell>
          <table:table-cell office:value-type="float" office:value="0.080270022203732" calcext:value-type="float">
            <text:p>0,080270022203732</text:p>
          </table:table-cell>
          <table:table-cell office:value-type="string" calcext:value-type="string">
            <text:p>(array([0.0094388 , 0.09519329, 0.15890413, 0.22606235, 0.29714601,</text:p>
            <text:p>       0.37486951, 0.4267652 , 0.49545906, 0.5729264 , 0.62945369,</text:p>
            <text:p>       0.70243607, 0.77443118, 0.83678646, 0.90376968, 0.99819868]), array([0.        , 0.        , 0.        , 0.        , 0.        ,</text:p>
            <text:p>       0.        , 0.        , 0.41666667, 1.        , 1.        ,</text:p>
            <text:p>       1.        , 1.        , 1.        , 1.        , 1.        ]), array([ 169,   13,   12,   10,    9,    7,    1,   12,    6,    8,   12,</text:p>
            <text:p>         10,   27,   20, 2255,    0]))</text:p>
          </table:table-cell>
          <table:table-cell office:value-type="string" calcext:value-type="string">
            <text:p>(array([0.01053349, 0.63054007, 0.98854806, 0.99772484, 0.9991318 ,</text:p>
            <text:p>       0.99954898, 0.99973844, 0.99984125, 0.99989946, 0.99993391,</text:p>
            <text:p>       0.99995313, 0.99996553, 0.99997377, 0.99997959, 0.9999843 ]), array([0.        , 0.6725146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52548, 0.0312013 , 0.04833345, 0.06765536, 0.09052919,</text:p>
            <text:p>       0.11099372, 0.13071243, 0.14569669, 0.16943199, 0.18212395,</text:p>
            <text:p>       0.20999693, 0.22547567, 0.24880373, 0.26896198, 0.2901623 ,</text:p>
            <text:p>       0.31809044, 0.32799852, 0.35105699, 0.37413935, 0.38823611,</text:p>
            <text:p>       0.4267652 , 0.47225934, 0.48976076, 0.50365214, 0.52007627,</text:p>
            <text:p>       0.55231099, 0.56109485, 0.59061385, 0.61256141, 0.6383934 ,</text:p>
            <text:p>       0.64899681, 0.6752712 , 0.68633072, 0.7076078 , 0.72698361,</text:p>
            <text:p>       0.74566116, 0.77784928, 0.79344513, 0.80739512, 0.82651848,</text:p>
            <text:p>       0.84914482, 0.86598073, 0.88903254, 0.91323107, 0.93330653,</text:p>
            <text:p>       0.9499565 , 0.97385272, 0.99907834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142,   16,    7,    7,    6,    2,    3,    5,    4,    2,    6,</text:p>
            <text:p>          1,    1,    4,    4,    2,    1,    1,    4,    2,    0,    1,</text:p>
            <text:p>          0,    1,    6,    4,    1,    2,    1,    3,    4,    1,    3,</text:p>
            <text:p>          3,    2,    3,    4,    3,    3,    4,    5,   10,    5,    9,</text:p>
            <text:p>          7,    7,   11,   14,   34, 2200,    0]))</text:p>
          </table:table-cell>
          <table:table-cell office:value-type="float" office:value="0.216611300831314" calcext:value-type="float">
            <text:p>0,216611300831314</text:p>
          </table:table-cell>
          <table:table-cell office:value-type="float" office:value="0.00455233080171915" calcext:value-type="float">
            <text:p>0,00455233080171915</text:p>
          </table:table-cell>
          <table:table-cell office:value-type="float" office:value="0.242157612977305" calcext:value-type="float">
            <text:p>0,242157612977305</text:p>
          </table:table-cell>
          <table:table-cell office:value-type="float" office:value="0.427073602875074" calcext:value-type="float">
            <text:p>0,427073602875074</text:p>
          </table:table-cell>
          <table:table-cell office:value-type="float" office:value="0.0419745471393853" calcext:value-type="float">
            <text:p>0,0419745471393853</text:p>
          </table:table-cell>
          <table:table-cell office:value-type="float" office:value="0.496347859501839" calcext:value-type="float">
            <text:p>0,496347859501839</text:p>
          </table:table-cell>
        </table:table-row>
        <table:table-row table:style-name="ro4">
          <table:table-cell office:value-type="string" calcext:value-type="string">
            <text:p>(array([0.00588739, 0.09652312, 0.16326837, 0.23216264, 0.30114249,</text:p>
            <text:p>       0.37350922, 0.43953491, 0.50805916, 0.56432009, 0.644279  ,</text:p>
            <text:p>       0.69313047, 0.77529436, 0.84129025, 0.8954701 , 0.97962285]), array([0.0466996 , 0.19480519, 0.16326531, 0.2173913 , 0.16      ,</text:p>
            <text:p>       0.14285714, 0.18181818, 0.2       , 0.30769231, 0.21428571,</text:p>
            <text:p>       0.23076923, 0.35714286, 0.16666667, 0.07142857, 0.4       ]), array([2227,   77,   49,   23,   25,   14,   11,   15,   13,   14,   13,</text:p>
            <text:p>         14,   12,   14,   50,    0]))</text:p>
          </table:table-cell>
          <table:table-cell office:value-type="string" calcext:value-type="string">
            <text:p>(array([3.29560425e-04, 4.25511326e-04, 5.14658112e-04, 6.15577099e-04,</text:p>
            <text:p>       7.74112751e-04, 9.71066988e-04, 1.30584717e-03, 1.87242275e-03,</text:p>
            <text:p>       2.87394805e-03, 4.52343914e-03, 7.48076459e-03, 1.49999624e-02,</text:p>
            <text:p>       4.02650015e-02, 1.61237302e-01, 7.33609885e-01]), array([0.01162791, 0.01169591, 0.00581395, 0.        , 0.02339181,</text:p>
            <text:p>       0.02325581, 0.02923977, 0.03508772, 0.04069767, 0.07017544,</text:p>
            <text:p>       0.07602339, 0.11627907, 0.16374269, 0.1871345 , 0.2616279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8209 , 0.02891272, 0.04850906, 0.06888391, 0.08864555,</text:p>
            <text:p>       0.10951362, 0.12983672, 0.14990352, 0.17000528, 0.19248398,</text:p>
            <text:p>       0.20672499, 0.23127266, 0.25261425, 0.27009607, 0.29105677,</text:p>
            <text:p>       0.30762146, 0.3298222 , 0.35681924, 0.37038778, 0.39330089,</text:p>
            <text:p>       0.40717076, 0.42832704, 0.45329747, 0.46743439, 0.48761117,</text:p>
            <text:p>       0.50852201, 0.53096118, 0.54721002, 0.57078946, 0.59114927,</text:p>
            <text:p>       0.61308163, 0.63473498, 0.65161437, 0.66950378, 0.68929553,</text:p>
            <text:p>       0.71285106, 0.72834206, 0.74875479, 0.76905498, 0.79603388,</text:p>
            <text:p>       0.81524938, 0.829739  , 0.8509624 , 0.87252142, 0.89163479,</text:p>
            <text:p>       0.91303779, 0.93554072, 0.94911329, 0.97070318, 0.991386  ]), array([0.03495815, 0.13675214, 0.20895522, 0.2       , 0.19047619,</text:p>
            <text:p>       0.17647059, 0.19047619, 0.22222222, 0.17647059, 0.11111111,</text:p>
            <text:p>       0.25      , 0.16666667, 0.28571429, 0.16666667, 0.11111111,</text:p>
            <text:p>       0.16666667, 0.14285714, 0.        , 0.25      , 0.        ,</text:p>
            <text:p>       0.5       , 0.        , 0.25      , 0.        , 0.2       ,</text:p>
            <text:p>       0.33333333, 0.125     , 0.5       , 0.33333333, 0.25      ,</text:p>
            <text:p>       0.        , 0.4       , 0.16666667, 0.14285714, 0.        ,</text:p>
            <text:p>       0.25      , 1.        , 0.4       , 0.5       , 0.28571429,</text:p>
            <text:p>       0.        , 0.25      , 0.        , 0.25      , 0.        ,</text:p>
            <text:p>       0.        , 0.        , 0.5       , 0.27272727, 0.4516129 ]), array([2031,  117,   67,   35,   21,   17,   21,   18,   17,    9,    8,</text:p>
            <text:p>          6,    7,    6,    9,    6,    7,    1,    8,    4,    2,    3,</text:p>
            <text:p>          4,    3,    5,    3,    8,    4,    3,    4,    1,    5,    6,</text:p>
            <text:p>          7,    3,    4,    1,    5,    2,    7,    2,    4,    3,    8,</text:p>
            <text:p>          4,    4,    3,    6,   11,   31,    0]))</text:p>
          </table:table-cell>
          <table:table-cell office:value-type="float" office:value="0.315790726607056" calcext:value-type="float">
            <text:p>0,315790726607056</text:p>
          </table:table-cell>
          <table:table-cell office:value-type="float" office:value="0.068612640249484" calcext:value-type="float">
            <text:p>0,068612640249484</text:p>
          </table:table-cell>
          <table:table-cell office:value-type="float" office:value="0.336745279984142" calcext:value-type="float">
            <text:p>0,336745279984142</text:p>
          </table:table-cell>
          <table:table-cell office:value-type="float" office:value="0.82404152410371" calcext:value-type="float">
            <text:p>0,82404152410371</text:p>
          </table:table-cell>
          <table:table-cell office:value-type="float" office:value="0.471981977654058" calcext:value-type="float">
            <text:p>0,471981977654058</text:p>
          </table:table-cell>
          <table:table-cell office:value-type="float" office:value="0.935540715853373" calcext:value-type="float">
            <text:p>0,935540715853373</text:p>
          </table:table-cell>
          <table:table-cell office:value-type="float" office:value="0.0787719234359113" calcext:value-type="float">
            <text:p>0,0787719234359113</text:p>
          </table:table-cell>
          <table:table-cell office:value-type="string" calcext:value-type="string">
            <text:p>(array([0.01785439, 0.10197918, 0.16104632, 0.22593064, 0.30695936,</text:p>
            <text:p>       0.35597782, 0.43435906, 0.49610662, 0.55994052, 0.62789924,</text:p>
            <text:p>       0.69914853, 0.76858302, 0.83707364, 0.90412251, 0.99452283]), array([0.        , 0.        , 0.        , 0.        , 0.        ,</text:p>
            <text:p>       0.        , 0.        , 0.46666667, 1.        , 1.        ,</text:p>
            <text:p>       1.        , 1.        , 1.        , 1.        , 1.        ]), array([ 134,   28,   18,   14,   14,   13,   11,   15,   13,   15,   24,</text:p>
            <text:p>         23,   43,   63, 2143,    0]))</text:p>
          </table:table-cell>
          <table:table-cell office:value-type="string" calcext:value-type="string">
            <text:p>(array([0.03918334, 0.55027585, 0.92232308, 0.97903281, 0.99127912,</text:p>
            <text:p>       0.99501036, 0.99694012, 0.9980395 , 0.99865754, 0.99901311,</text:p>
            <text:p>       0.99922003, 0.99938187, 0.9994835 , 0.99957311, 0.99966986]), array([0.        , 0.6023391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624096, 0.02839523, 0.04975593, 0.06756949, 0.08825028,</text:p>
            <text:p>       0.11098946, 0.12838904, 0.15058852, 0.16820206, 0.1881175 ,</text:p>
            <text:p>       0.20600356, 0.23215833, 0.25133746, 0.26956633, 0.28779574,</text:p>
            <text:p>       0.30860196, 0.33125865, 0.34741863, 0.3654327 , 0.38691837,</text:p>
            <text:p>       0.40848117, 0.43071404, 0.45098415, 0.46918604, 0.49122852,</text:p>
            <text:p>       0.51223915, 0.53242214, 0.54572053, 0.57220383, 0.59209013,</text:p>
            <text:p>       0.60669911, 0.62971701, 0.64498006, 0.67094024, 0.69131314,</text:p>
            <text:p>       0.7092307 , 0.72955533, 0.74745165, 0.76913178, 0.79505778,</text:p>
            <text:p>       0.80781193, 0.82920524, 0.85062453, 0.87039425, 0.89155242,</text:p>
            <text:p>       0.91156452, 0.93112073, 0.95161471, 0.97092723, 0.99724059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 88,   24,   17,   10,    8,    7,   10,    7,    6,    3,    7,</text:p>
            <text:p>          2,    5,    1,    4,    4,    7,    5,    5,    1,    4,    2,</text:p>
            <text:p>          3,    7,    3,    5,    4,    5,    4,    2,    4,    8,    2,</text:p>
            <text:p>          7,    5,    9,    6,    7,    6,    8,    8,   15,   14,   19,</text:p>
            <text:p>         14,   17,   28,   56,  104, 1974,    0]))</text:p>
          </table:table-cell>
          <table:table-cell office:value-type="float" office:value="0.216150428696174" calcext:value-type="float">
            <text:p>0,216150428696174</text:p>
          </table:table-cell>
          <table:table-cell office:value-type="float" office:value="0.0142415109977446" calcext:value-type="float">
            <text:p>0,0142415109977446</text:p>
          </table:table-cell>
          <table:table-cell office:value-type="float" office:value="0.249255508446016" calcext:value-type="float">
            <text:p>0,249255508446016</text:p>
          </table:table-cell>
          <table:table-cell office:value-type="float" office:value="0.4400594830513" calcext:value-type="float">
            <text:p>0,4400594830513</text:p>
          </table:table-cell>
          <table:table-cell office:value-type="float" office:value="0.0776769214114824" calcext:value-type="float">
            <text:p>0,0776769214114824</text:p>
          </table:table-cell>
          <table:table-cell office:value-type="float" office:value="0.491228520870209" calcext:value-type="float">
            <text:p>0,491228520870209</text:p>
          </table:table-cell>
        </table:table-row>
        <table:table-row table:style-name="ro7">
          <table:table-cell office:value-type="string" calcext:value-type="string">
            <text:p>(array([0.00133378, 0.09890931, 0.16688878, 0.22367419, 0.28353949,</text:p>
            <text:p>       0.37692103, 0.44070679, 0.50428668, 0.56680661, 0.64259566,</text:p>
            <text:p>       0.70316072, 0.75392102, 0.8836413 , 0.9838934 ]), array([0.06375301, 0.25      , 0.83333333, 0.2       , 0.66666667,</text:p>
            <text:p>       0.5       , 0.        , 0.        , 0.6       , 0.        ,</text:p>
            <text:p>       0.66666667, 0.25      , 0.5       , 0.52941176]), array([2494,   16,    6,    5,    6,    2,    1,    4,    5,    4,    3,</text:p>
            <text:p>          4,    0,    4,   17,    0]))</text:p>
          </table:table-cell>
          <table:table-cell office:value-type="string" calcext:value-type="string">
            <text:p>(array([3.57507688e-05, 4.29270161e-05, 4.86828446e-05, 5.58908169e-05,</text:p>
            <text:p>       6.46772194e-05, 7.55976005e-05, 9.13755784e-05, 1.15460420e-04,</text:p>
            <text:p>       1.58729783e-04, 2.57317987e-04, 4.61075384e-04, 8.67080520e-04,</text:p>
            <text:p>       1.54565957e-03, 3.63822698e-03, 2.41019687e-01]), array([0.02325581, 0.02923977, 0.01162791, 0.01754386, 0.02339181,</text:p>
            <text:p>       0.06395349, 0.03508772, 0.01754386, 0.04651163, 0.05263158,</text:p>
            <text:p>       0.09356725, 0.05813953, 0.13450292, 0.15204678, 0.35465116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7.88176823e-04, 2.73027541e-02, 5.10834621e-02, 6.76078941e-02,</text:p>
            <text:p>       8.98238122e-02, 1.09906375e-01, 1.27150926e-01, 1.67984363e-01,</text:p>
            <text:p>       1.90238401e-01, 2.13959292e-01, 2.34288499e-01, 2.42204577e-01,</text:p>
            <text:p>       2.75913219e-01, 2.91165759e-01, 3.54424596e-01, 3.99417460e-01,</text:p>
            <text:p>       4.40706789e-01, 4.94520649e-01, 5.14052719e-01, 5.56857288e-01,</text:p>
            <text:p>       5.65169096e-01, 5.98292112e-01, 6.33314192e-01, 6.51877135e-01,</text:p>
            <text:p>       6.90292239e-01, 7.09594965e-01, 7.45055109e-01, 7.62786925e-01,</text:p>
            <text:p>       8.72989615e-01, 9.15596366e-01, 9.38644648e-01, 9.54732567e-01,</text:p>
            <text:p>       9.62243736e-01, 9.93525711e-01]), array([0.05939788, 0.33333333, 0.36363636, 0.25      , 0.25      ,</text:p>
            <text:p>       0.25      , 0.6       , 0.75      , 1.        , 0.        ,</text:p>
            <text:p>       1.        , 0.        , 1.        , 0.33333333, 1.        ,</text:p>
            <text:p>       0.        , 0.        , 0.        , 0.        , 0.66666667,</text:p>
            <text:p>       1.        , 0.        , 0.        , 0.        , 1.        ,</text:p>
            <text:p>       0.5       , 0.        , 0.5       , 0.33333333, 1.        ,</text:p>
            <text:p>       1.        , 0.5       , 0.        , 0.53846154]), array([2458,   21,   11,    8,    4,    4,    5,    0,    4,    1,    3,</text:p>
            <text:p>          1,    1,    3,    3,    0,    0,    1,    0,    1,    0,    0,</text:p>
            <text:p>          1,    0,    2,    2,    0,    3,    1,    1,    0,    2,    2,</text:p>
            <text:p>          0,    1,    2,    0,    2,    2,    0,    0,    0,    0,    3,</text:p>
            <text:p>          0,    1,    1,    2,    1,   13,    0]))</text:p>
          </table:table-cell>
          <table:table-cell office:value-type="float" office:value="0.314939666885805" calcext:value-type="float">
            <text:p>0,314939666885805</text:p>
          </table:table-cell>
          <table:table-cell office:value-type="float" office:value="0.0576811300794462" calcext:value-type="float">
            <text:p>0,0576811300794462</text:p>
          </table:table-cell>
          <table:table-cell office:value-type="float" office:value="0.412341423225447" calcext:value-type="float">
            <text:p>0,412341423225447</text:p>
          </table:table-cell>
          <table:table-cell office:value-type="float" office:value="0.666444549957911" calcext:value-type="float">
            <text:p>0,666444549957911</text:p>
          </table:table-cell>
          <table:table-cell office:value-type="float" office:value="0.148408556649766" calcext:value-type="float">
            <text:p>0,148408556649766</text:p>
          </table:table-cell>
          <table:table-cell office:value-type="float" office:value="0.962243735790253" calcext:value-type="float">
            <text:p>0,962243735790253</text:p>
          </table:table-cell>
          <table:table-cell office:value-type="float" office:value="0.0714083683591629" calcext:value-type="float">
            <text:p>0,0714083683591629</text:p>
          </table:table-cell>
          <table:table-cell office:value-type="string" calcext:value-type="string">
            <text:p>(array([0.0059041 , 0.1158761 , 0.16542611, 0.24538698, 0.28273939,</text:p>
            <text:p>       0.35680839, 0.42317951, 0.49571332, 0.55992132, 0.60058254,</text:p>
            <text:p>       0.70548555, 0.77577221, 0.82579786, 0.90337663, 0.99888469]), array([0. , 0. , 0. , 0. , 0. , 0. , 0. , 0.5, 1. , 1. , 1. , 1. , 1. ,</text:p>
            <text:p>       1. , 1. ]), array([ 167,    6,    5,    4,    5,    5,    2,    4,    4,    1,    4,</text:p>
            <text:p>          5,    1,   14, 2344,    0]))</text:p>
          </table:table-cell>
          <table:table-cell office:value-type="string" calcext:value-type="string">
            <text:p>(array([0.00903654, 0.84946303, 0.99754711, 0.99885997, 0.9994042 ,</text:p>
            <text:p>       0.99968986, 0.99982328, 0.99987768, 0.99990463, 0.99992254,</text:p>
            <text:p>       0.99993442, 0.99994349, 0.99995098, 0.99995681, 0.99996413]), array([0.        , 0.8596491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50064, 0.02865333, 0.04982867, 0.06375868, 0.09329958,</text:p>
            <text:p>       0.10863103, 0.12649657, 0.16591177, 0.1902384 , 0.23582908,</text:p>
            <text:p>       0.25494489, 0.27591322, 0.29297866, 0.35022344, 0.36668581,</text:p>
            <text:p>       0.40170789, 0.44465113, 0.48594728, 0.50547935, 0.55817207,</text:p>
            <text:p>       0.5651691 , 0.60058254, 0.69029224, 0.71054999, 0.75779542,</text:p>
            <text:p>       0.76294351, 0.78604071, 0.82579786, 0.87189901, 0.88966851,</text:p>
            <text:p>       0.91240017, 0.93218555, 0.9495863 , 0.97272232, 0.99929219]), array([0., 0., 0., 0., 0., 0., 0., 0., 0., 0., 0., 0., 0., 0., 0., 0., 0.,</text:p>
            <text:p>       0., 1., 1., 1., 1., 1., 1., 1., 1., 1., 1., 1., 1., 1., 1., 1., 1.,</text:p>
            <text:p>       1.]), array([ 152,    8,    5,    2,    1,    1,    5,    0,    3,    1,    0,</text:p>
            <text:p>          2,    2,    3,    2,    0,    0,    3,    2,    0,    1,    0,</text:p>
            <text:p>          1,    0,    2,    2,    0,    3,    1,    0,    1,    0,    0,</text:p>
            <text:p>          0,    1,    3,    0,    1,    1,    3,    0,    1,    0,    3,</text:p>
            <text:p>          3,    4,    7,    8,   14, 2319,    0]))</text:p>
          </table:table-cell>
          <table:table-cell office:value-type="float" office:value="0.215319097208602" calcext:value-type="float">
            <text:p>0,215319097208602</text:p>
          </table:table-cell>
          <table:table-cell office:value-type="float" office:value="0.0016295690949248" calcext:value-type="float">
            <text:p>0,0016295690949248</text:p>
          </table:table-cell>
          <table:table-cell office:value-type="float" office:value="0.218503520151671" calcext:value-type="float">
            <text:p>0,218503520151671</text:p>
          </table:table-cell>
          <table:table-cell office:value-type="float" office:value="0.440078675746918" calcext:value-type="float">
            <text:p>0,440078675746918</text:p>
          </table:table-cell>
          <table:table-cell office:value-type="float" office:value="0.0101860922581533" calcext:value-type="float">
            <text:p>0,0101860922581533</text:p>
          </table:table-cell>
          <table:table-cell office:value-type="float" office:value="0.494520649313927" calcext:value-type="float">
            <text:p>0,494520649313927</text:p>
          </table:table-cell>
        </table:table-row>
        <table:table-row table:style-name="ro2">
          <table:table-cell office:value-type="string" calcext:value-type="string">
            <text:p>(array([0.00124566, 0.10053705, 0.15979499, 0.21737657, 0.29851324,</text:p>
            <text:p>       0.38036082, 0.42275511, 0.48945523, 0.56680485, 0.63317469,</text:p>
            <text:p>       0.69794345, 0.73975366, 0.83806112, 0.91442338, 0.98953729]), array([0.06330128, 0.25      , 0.14285714, 0.6       , 0.        ,</text:p>
            <text:p>       0.4       , 0.66666667, 0.25      , 0.33333333, 0.25      ,</text:p>
            <text:p>       0.        , 0.        , 0.        , 0.5       , 0.35714286]), array([2496,   16,    7,    5,    3,    5,    6,    4,    3,    4,    3,</text:p>
            <text:p>          1,    2,    2,   14,    0]))</text:p>
          </table:table-cell>
          <table:table-cell office:value-type="string" calcext:value-type="string">
            <text:p>(array([1.05697975e-05, 1.35714221e-05, 1.64286141e-05, 1.97149283e-05,</text:p>
            <text:p>       2.43777273e-05, 3.05783863e-05, 3.90468306e-05, 5.23448287e-05,</text:p>
            <text:p>       7.50291482e-05, 1.16297289e-04, 2.01169001e-04, 3.95881063e-04,</text:p>
            <text:p>       1.07245688e-03, 3.43104736e-03, 2.19182035e-01]), array([0.        , 0.01169591, 0.01744186, 0.01754386, 0.02339181,</text:p>
            <text:p>       0.01744186, 0.01754386, 0.04678363, 0.04651163, 0.08187135,</text:p>
            <text:p>       0.07602339, 0.13372093, 0.16374269, 0.16959064, 0.23255814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6.37957089e-04, 2.80001960e-02, 4.72838119e-02, 6.72588167e-02,</text:p>
            <text:p>       9.48457092e-02, 1.12513188e-01, 1.31425622e-01, 1.48864232e-01,</text:p>
            <text:p>       1.70205906e-01, 1.89912423e-01, 2.04975255e-01, 2.25644117e-01,</text:p>
            <text:p>       2.67385215e-01, 3.14077258e-01, 3.67308959e-01, 3.89062067e-01,</text:p>
            <text:p>       4.15148079e-01, 4.30370867e-01, 4.45567489e-01, 4.68439728e-01,</text:p>
            <text:p>       4.93797272e-01, 5.01786649e-01, 5.34264147e-01, 5.74541092e-01,</text:p>
            <text:p>       5.91609299e-01, 6.14924669e-01, 6.35350645e-01, 6.41211718e-01,</text:p>
            <text:p>       6.89287186e-01, 7.02271581e-01, 7.39753664e-01, 8.22912335e-01,</text:p>
            <text:p>       8.53209913e-01, 9.03780520e-01, 9.25066233e-01, 9.56371844e-01,</text:p>
            <text:p>       9.63315248e-01, 9.94486247e-01]), array([0.0607172 , 0.25925926, 0.        , 0.25      , 0.6       ,</text:p>
            <text:p>       0.14285714, 0.        , 0.        , 0.        , 0.5       ,</text:p>
            <text:p>       0.        , 1.        , 0.        , 0.        , 0.5       ,</text:p>
            <text:p>       0.33333333, 0.75      , 1.        , 0.        , 1.        ,</text:p>
            <text:p>       0.        , 0.        , 0.        , 1.        , 0.        ,</text:p>
            <text:p>       1.        , 0.        , 0.        , 0.        , 0.        ,</text:p>
            <text:p>       0.        , 0.        , 0.        , 0.        , 1.        ,</text:p>
            <text:p>       0.        , 0.        , 0.41666667]), array([2454,   27,   10,    8,    5,    7,    3,    2,    1,    2,    2,</text:p>
            <text:p>          3,    0,    1,    0,    2,    0,    0,    2,    3,    4,    1,</text:p>
            <text:p>          1,    1,    2,    1,    1,    0,    1,    1,    1,    1,    2,</text:p>
            <text:p>          0,    1,    2,    1,    0,    0,    0,    0,    1,    1,    0,</text:p>
            <text:p>          0,    1,    1,    1,    1,   12,    0]))</text:p>
          </table:table-cell>
          <table:table-cell office:value-type="float" office:value="0.356788086932365" calcext:value-type="float">
            <text:p>0,356788086932365</text:p>
          </table:table-cell>
          <table:table-cell office:value-type="float" office:value="0.0554134763059217" calcext:value-type="float">
            <text:p>0,0554134763059217</text:p>
          </table:table-cell>
          <table:table-cell office:value-type="float" office:value="0.445802018087458" calcext:value-type="float">
            <text:p>0,445802018087458</text:p>
          </table:table-cell>
          <table:table-cell office:value-type="float" office:value="0.83806112408638" calcext:value-type="float">
            <text:p>0,83806112408638</text:p>
          </table:table-cell>
          <table:table-cell office:value-type="float" office:value="0.166159595910879" calcext:value-type="float">
            <text:p>0,166159595910879</text:p>
          </table:table-cell>
          <table:table-cell office:value-type="float" office:value="0.96331524848938" calcext:value-type="float">
            <text:p>0,96331524848938</text:p>
          </table:table-cell>
          <table:table-cell office:value-type="float" office:value="0.0709708558255675" calcext:value-type="float">
            <text:p>0,0709708558255675</text:p>
          </table:table-cell>
          <table:table-cell office:value-type="string" calcext:value-type="string">
            <text:p>(array([0.0039677 , 0.09848421, 0.17171331, 0.23429467, 0.30205655,</text:p>
            <text:p>       0.36723216, 0.42490885, 0.49476463, 0.57111232, 0.61676386,</text:p>
            <text:p>       0.70148676, 0.79502475, 0.84544954, 0.900975  , 0.99889329]), array([0. , 0. , 0. , 0. , 0. , 0. , 0. , 0.5, 1. , 1. , 1. , 1. , 1. ,</text:p>
            <text:p>       1. , 1. ]), array([ 167,    5,    3,    4,    3,    5,    6,    4,    3,    4,    3,</text:p>
            <text:p>          2,    6,   13, 2343,    0]))</text:p>
          </table:table-cell>
          <table:table-cell office:value-type="string" calcext:value-type="string">
            <text:p>(array([0.00671528, 0.85622198, 0.99768259, 0.99935821, 0.99975183,</text:p>
            <text:p>       0.99986753, 0.99991925, 0.99994513, 0.99995997, 0.99996889,</text:p>
            <text:p>       0.99997532, 0.99998013, 0.99998351, 0.99998641, 0.99998943]), array([0.        , 0.8654970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71402, 0.02818461, 0.04362816, 0.06305724, 0.09576675,</text:p>
            <text:p>       0.10935402, 0.14679009, 0.17708766, 0.19126217, 0.22564412,</text:p>
            <text:p>       0.26024634, 0.29772842, 0.31071281, 0.35878828, 0.36323932,</text:p>
            <text:p>       0.39210561, 0.4133366 , 0.43037087, 0.46708779, 0.49821335,</text:p>
            <text:p>       0.50620273, 0.55443251, 0.57454109, 0.58436337, 0.61328136,</text:p>
            <text:p>       0.62721136, 0.68592274, 0.73261479, 0.79502475, 0.81143732,</text:p>
            <text:p>       0.82979409, 0.85113577, 0.86857438, 0.88696028, 0.9063095 ,</text:p>
            <text:p>       0.93044431, 0.95271619, 0.97163934, 0.99940938]), array([0., 0., 0., 0., 0., 0., 0., 0., 0., 0., 0., 0., 0., 0., 0., 0., 0.,</text:p>
            <text:p>       0., 0., 0., 1., 1., 1., 1., 1., 1., 1., 1., 1., 1., 1., 1., 1., 1.,</text:p>
            <text:p>       1., 1., 1., 1., 1.]), array([ 156,    8,    1,    2,    4,    1,    0,    1,    1,    1,    0,</text:p>
            <text:p>          3,    0,    1,    2,    1,    0,    2,    2,    1,    4,    1,</text:p>
            <text:p>          0,    2,    1,    2,    0,    1,    1,    1,    3,    1,    0,</text:p>
            <text:p>          0,    2,    0,    1,    0,    0,    2,    1,    1,    2,    3,</text:p>
            <text:p>          6,    2,    7,   10,   20, 2310,    0]))</text:p>
          </table:table-cell>
          <table:table-cell office:value-type="float" office:value="0.211879154132004" calcext:value-type="float">
            <text:p>0,211879154132004</text:p>
          </table:table-cell>
          <table:table-cell office:value-type="float" office:value="0.00130814350567849" calcext:value-type="float">
            <text:p>0,00130814350567849</text:p>
          </table:table-cell>
          <table:table-cell office:value-type="float" office:value="0.235700075785746" calcext:value-type="float">
            <text:p>0,235700075785746</text:p>
          </table:table-cell>
          <table:table-cell office:value-type="float" office:value="0.428887675205866" calcext:value-type="float">
            <text:p>0,428887675205866</text:p>
          </table:table-cell>
          <table:table-cell office:value-type="float" office:value="0.00927509704049212" calcext:value-type="float">
            <text:p>0,00927509704049212</text:p>
          </table:table-cell>
          <table:table-cell office:value-type="float" office:value="0.498213350772858" calcext:value-type="float">
            <text:p>0,498213350772858</text:p>
          </table:table-cell>
        </table:table-row>
        <table:table-row table:style-name="ro4">
          <table:table-cell office:value-type="string" calcext:value-type="string">
            <text:p>(array([0.00247582, 0.09800707, 0.15906299, 0.22804349, 0.30148399,</text:p>
            <text:p>       0.36205161, 0.43332235, 0.50565571, 0.56413157, 0.63359651,</text:p>
            <text:p>       0.68899483, 0.76279568, 0.83055424, 0.89751606, 0.9781651 ]), array([0.04795961, 0.15909091, 0.26315789, 0.13333333, 0.3       ,</text:p>
            <text:p>       0.25      , 0.22222222, 0.28571429, 0.5       , 0.22222222,</text:p>
            <text:p>       0.5       , 0.4       , 0.11111111, 0.11764706, 0.38709677]), array([2377,   44,   19,   15,   10,    4,    9,    7,    4,    9,    6,</text:p>
            <text:p>         10,    9,   17,   31,    0]))</text:p>
          </table:table-cell>
          <table:table-cell office:value-type="string" calcext:value-type="string">
            <text:p>(array([9.47345245e-06, 1.34199061e-05, 1.84853365e-05, 2.49945561e-05,</text:p>
            <text:p>       3.45441274e-05, 5.06981705e-05, 7.90201291e-05, 1.36729310e-04,</text:p>
            <text:p>       2.50667300e-04, 4.59095299e-04, 8.82284266e-04, 1.96452951e-03,</text:p>
            <text:p>       5.83161245e-03, 3.49618487e-02, 5.44595685e-01]), array([0.        , 0.        , 0.01744186, 0.01754386, 0.02339181,</text:p>
            <text:p>       0.01744186, 0.01169591, 0.02923977, 0.03488372, 0.06432749,</text:p>
            <text:p>       0.07602339, 0.09302326, 0.11695906, 0.18128655, 0.2616279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2013, 0.02916723, 0.05040918, 0.06960072, 0.08654585,</text:p>
            <text:p>       0.11005412, 0.12950174, 0.14618348, 0.16802951, 0.18955505,</text:p>
            <text:p>       0.21178618, 0.23030256, 0.25372918, 0.27179553, 0.29449089,</text:p>
            <text:p>       0.31265268, 0.33269577, 0.36987243, 0.41186564, 0.42861101,</text:p>
            <text:p>       0.4539086 , 0.47410259, 0.48125309, 0.51392798, 0.53401953,</text:p>
            <text:p>       0.54440802, 0.58630079, 0.6007123 , 0.62577991, 0.654275  ,</text:p>
            <text:p>       0.66756731, 0.6876618 , 0.70836139, 0.75220715, 0.76780262,</text:p>
            <text:p>       0.78175661, 0.8020803 , 0.83136007, 0.85044074, 0.87002474,</text:p>
            <text:p>       0.88785028, 0.90591705, 0.92641177, 0.9552087 , 0.97067898,</text:p>
            <text:p>       0.99233841]), array([0.04157549, 0.234375  , 0.16666667, 0.14285714, 0.08333333,</text:p>
            <text:p>       0.28571429, 0.16666667, 0.2       , 0.28571429, 0.        ,</text:p>
            <text:p>       0.        , 0.16666667, 0.5       , 0.        , 0.33333333,</text:p>
            <text:p>       0.        , 0.5       , 0.33333333, 0.        , 0.5       ,</text:p>
            <text:p>       0.        , 0.        , 0.        , 0.5       , 0.5       ,</text:p>
            <text:p>       0.        , 0.5       , 0.        , 0.66666667, 0.        ,</text:p>
            <text:p>       0.66666667, 0.        , 0.5       , 0.4       , 0.33333333,</text:p>
            <text:p>       0.5       , 0.        , 0.2       , 0.        , 0.        ,</text:p>
            <text:p>       0.        , 0.33333333, 0.2       , 0.33333333, 0.2       ,</text:p>
            <text:p>       0.53333333]), array([2285,   64,   24,   14,   12,   14,   12,    5,    7,    3,    6,</text:p>
            <text:p>          6,    2,    4,    3,    1,    4,    0,    3,    0,    2,    4,</text:p>
            <text:p>          3,    1,    1,    4,    2,    1,    0,    2,    2,    3,    3,</text:p>
            <text:p>          3,    2,    2,    0,    5,    3,    2,    2,    5,    1,    6,</text:p>
            <text:p>          4,    3,    5,    6,   10,   15,    0]))</text:p>
          </table:table-cell>
          <table:table-cell office:value-type="float" office:value="0.264508445328866" calcext:value-type="float">
            <text:p>0,264508445328866</text:p>
          </table:table-cell>
          <table:table-cell office:value-type="float" office:value="0.0614369797180787" calcext:value-type="float">
            <text:p>0,0614369797180787</text:p>
          </table:table-cell>
          <table:table-cell office:value-type="float" office:value="0.33447424068011" calcext:value-type="float">
            <text:p>0,33447424068011</text:p>
          </table:table-cell>
          <table:table-cell office:value-type="float" office:value="0.779869005960577" calcext:value-type="float">
            <text:p>0,779869005960577</text:p>
          </table:table-cell>
          <table:table-cell office:value-type="float" office:value="0.282967777619528" calcext:value-type="float">
            <text:p>0,282967777619528</text:p>
          </table:table-cell>
          <table:table-cell office:value-type="float" office:value="0.887850284576416" calcext:value-type="float">
            <text:p>0,887850284576416</text:p>
          </table:table-cell>
          <table:table-cell office:value-type="float" office:value="0.0683904285992295" calcext:value-type="float">
            <text:p>0,0683904285992295</text:p>
          </table:table-cell>
          <table:table-cell office:value-type="string" calcext:value-type="string">
            <text:p>(array([0.01061435, 0.10232073, 0.16303909, 0.24043248, 0.31190843,</text:p>
            <text:p>       0.36591411, 0.4351589 , 0.50309893, 0.56636231, 0.63629501,</text:p>
            <text:p>       0.69905797, 0.7723979 , 0.8381533 , 0.90247482, 0.99773617]), array([0.        , 0.        , 0.        , 0.        , 0.        ,</text:p>
            <text:p>       0.        , 0.        , 0.57142857, 1.        , 1.        ,</text:p>
            <text:p>       1.        , 1.        , 1.        , 1.        , 1.        ]), array([ 133,   22,   13,    8,    6,    8,    4,    7,    9,    5,   10,</text:p>
            <text:p>         17,   15,   39, 2275,    0]))</text:p>
          </table:table-cell>
          <table:table-cell office:value-type="string" calcext:value-type="string">
            <text:p>(array([0.03891253, 0.77280127, 0.98720472, 0.99726282, 0.99891109,</text:p>
            <text:p>       0.99947792, 0.99972933, 0.99985469, 0.99991779, 0.99994797,</text:p>
            <text:p>       0.99996487, 0.99997481, 0.99998147, 0.99998658, 0.99999053]), array([0.        , 0.85380117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56775, 0.02898171, 0.04765239, 0.07280454, 0.09411784,</text:p>
            <text:p>       0.11105466, 0.13189785, 0.15085401, 0.16836933, 0.1979197 ,</text:p>
            <text:p>       0.21707475, 0.23120239, 0.25319448, 0.29384375, 0.3123382 ,</text:p>
            <text:p>       0.33276913, 0.345725  , 0.37617087, 0.3992877 , 0.41338438,</text:p>
            <text:p>       0.43582962, 0.45559198, 0.47147763, 0.48746467, 0.51646272,</text:p>
            <text:p>       0.53270705, 0.5460914 , 0.5786076 , 0.58741823, 0.63001604,</text:p>
            <text:p>       0.66755656, 0.68734732, 0.7069792 , 0.72820447, 0.75545177,</text:p>
            <text:p>       0.76919995, 0.78712441, 0.81044495, 0.83180162, 0.85530784,</text:p>
            <text:p>       0.87213103, 0.88990807, 0.91346287, 0.93034431, 0.95012049,</text:p>
            <text:p>       0.97071895, 0.99894882]), array([0., 0., 0., 0., 0., 0., 0., 0., 0., 0., 0., 0., 0., 0., 0., 0., 0.,</text:p>
            <text:p>       0., 0., 0., 0., 0., 0., 0., 1., 1., 1., 1., 1., 1., 1., 1., 1., 1.,</text:p>
            <text:p>       1., 1., 1., 1., 1., 1., 1., 1., 1., 1., 1., 1., 1.]), array([ 102,   23,    8,    6,    3,    8,    8,    2,    6,    2,    1,</text:p>
            <text:p>          3,    4,    0,    2,    2,    3,    3,    2,    2,    1,    2,</text:p>
            <text:p>          1,    1,    2,    3,    2,    3,    2,    3,    0,    4,    0,</text:p>
            <text:p>          4,    1,    3,    4,    3,    6,    7,    3,    6,    4,   10,</text:p>
            <text:p>         10,   12,   13,   22,   51, 2198,    0]))</text:p>
          </table:table-cell>
          <table:table-cell office:value-type="float" office:value="0.219016015669598" calcext:value-type="float">
            <text:p>0,219016015669598</text:p>
          </table:table-cell>
          <table:table-cell office:value-type="float" office:value="0.00918052392292259" calcext:value-type="float">
            <text:p>0,00918052392292259</text:p>
          </table:table-cell>
          <table:table-cell office:value-type="float" office:value="0.245025928891067" calcext:value-type="float">
            <text:p>0,245025928891067</text:p>
          </table:table-cell>
          <table:table-cell office:value-type="float" office:value="0.435158900916576" calcext:value-type="float">
            <text:p>0,435158900916576</text:p>
          </table:table-cell>
          <table:table-cell office:value-type="float" office:value="0.0809999013766211" calcext:value-type="float">
            <text:p>0,0809999013766211</text:p>
          </table:table-cell>
          <table:table-cell office:value-type="float" office:value="0.487464666366577" calcext:value-type="float">
            <text:p>0,487464666366577</text:p>
          </table:table-cell>
        </table:table-row>
        <table:table-row table:style-name="ro4">
          <table:table-cell office:value-type="string" calcext:value-type="string">
            <text:p>(array([0.00257431, 0.09216371, 0.16418808, 0.23816977, 0.30323182,</text:p>
            <text:p>       0.36137833, 0.42319232, 0.48308765, 0.57913974, 0.62999259,</text:p>
            <text:p>       0.69789309, 0.76990362, 0.8450904 , 0.91501011, 0.98306885]), array([0.04982964, 0.07317073, 0.05882353, 0.25      , 0.25      ,</text:p>
            <text:p>       0.375     , 0.16666667, 0.4       , 0.42857143, 0.125     ,</text:p>
            <text:p>       0.125     , 0.25      , 0.3       , 0.3125    , 0.36065574]), array([2348,   41,   17,   12,   16,    8,    6,    5,    7,    8,    8,</text:p>
            <text:p>          8,   10,   16,   61,    0]))</text:p>
          </table:table-cell>
          <table:table-cell office:value-type="string" calcext:value-type="string">
            <text:p>(array([1.48604101e-05, 2.23034982e-05, 3.07876681e-05, 4.30457297e-05,</text:p>
            <text:p>       6.07121026e-05, 8.73191535e-05, 1.29362947e-04, 2.10267225e-04,</text:p>
            <text:p>       3.38175903e-04, 5.85328589e-04, 1.15366236e-03, 2.56359674e-03,</text:p>
            <text:p>       7.79290089e-03, 5.32656057e-02, 7.01885669e-01]), array([0.02325581, 0.06432749, 0.01744186, 0.02339181, 0.02339181,</text:p>
            <text:p>       0.02906977, 0.05263158, 0.02923977, 0.05813953, 0.04678363,</text:p>
            <text:p>       0.07602339, 0.0755814 , 0.08187135, 0.0994152 , 0.2965116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6341, 0.02801329, 0.04902343, 0.07055466, 0.0859608 ,</text:p>
            <text:p>       0.10979535, 0.12773474, 0.14860744, 0.17138654, 0.18792905,</text:p>
            <text:p>       0.20948733, 0.23056868, 0.25086146, 0.26952764, 0.28648398,</text:p>
            <text:p>       0.30926146, 0.32738591, 0.3530793 , 0.36286588, 0.39989841,</text:p>
            <text:p>       0.41342457, 0.42298668, 0.44334477, 0.47213565, 0.48492992,</text:p>
            <text:p>       0.50130713, 0.55800682, 0.57271735, 0.59260645, 0.60421439,</text:p>
            <text:p>       0.62940845, 0.6410467 , 0.66690902, 0.69470924, 0.70959947,</text:p>
            <text:p>       0.73106271, 0.75079264, 0.76629609, 0.78513874, 0.81381625,</text:p>
            <text:p>       0.82372135, 0.85005621, 0.86297286, 0.88754563, 0.91006333,</text:p>
            <text:p>       0.93043548, 0.95295008, 0.97445622, 0.99362749]), array([0.04622222, 0.11594203, 0.125     , 0.21052632, 0.        ,</text:p>
            <text:p>       0.1       , 0.        , 0.        , 0.        , 0.25      ,</text:p>
            <text:p>       0.        , 0.5       , 0.33333333, 0.33333333, 0.4       ,</text:p>
            <text:p>       0.        , 0.2       , 0.6       , 0.        , 0.        ,</text:p>
            <text:p>       0.5       , 0.        , 0.        , 0.5       , 0.5       ,</text:p>
            <text:p>       0.        , 1.        , 0.        , 0.66666667, 0.33333333,</text:p>
            <text:p>       0.        , 0.        , 0.        , 0.        , 0.        ,</text:p>
            <text:p>       0.5       , 0.33333333, 0.        , 0.25      , 1.        ,</text:p>
            <text:p>       0.        , 0.14285714, 1.        , 0.        , 0.4       ,</text:p>
            <text:p>       0.4       , 0.14285714, 0.30769231, 0.41025641]), array([2250,   69,   24,   19,   12,   10,    7,    5,    6,    4,    3,</text:p>
            <text:p>          2,    6,    3,    5,    4,    5,    5,    2,    1,    2,    3,</text:p>
            <text:p>          1,    2,    2,    1,    0,    1,    3,    3,    3,    2,    1,</text:p>
            <text:p>          5,    1,    2,    2,    3,    1,    4,    1,    1,    7,    1,</text:p>
            <text:p>          3,    5,   10,    7,   13,   39,    0]))</text:p>
          </table:table-cell>
          <table:table-cell office:value-type="float" office:value="0.273885407597925" calcext:value-type="float">
            <text:p>0,273885407597925</text:p>
          </table:table-cell>
          <table:table-cell office:value-type="float" office:value="0.0693093671626116" calcext:value-type="float">
            <text:p>0,0693093671626116</text:p>
          </table:table-cell>
          <table:table-cell office:value-type="float" office:value="0.349599384279795" calcext:value-type="float">
            <text:p>0,349599384279795</text:p>
          </table:table-cell>
          <table:table-cell office:value-type="float" office:value="0.622413113468983" calcext:value-type="float">
            <text:p>0,622413113468983</text:p>
          </table:table-cell>
          <table:table-cell office:value-type="float" office:value="0.405374040870472" calcext:value-type="float">
            <text:p>0,405374040870472</text:p>
          </table:table-cell>
          <table:table-cell office:value-type="float" office:value="0.887545625368754" calcext:value-type="float">
            <text:p>0,887545625368754</text:p>
          </table:table-cell>
          <table:table-cell office:value-type="float" office:value="0.0751437724728177" calcext:value-type="float">
            <text:p>0,0751437724728177</text:p>
          </table:table-cell>
          <table:table-cell office:value-type="string" calcext:value-type="string">
            <text:p>(array([0.00931856, 0.08687266, 0.15859811, 0.23562332, 0.30147715,</text:p>
            <text:p>       0.36296127, 0.42064886, 0.50128294, 0.57725857, 0.62975446,</text:p>
            <text:p>       0.69597571, 0.76561833, 0.83834166, 0.90878295, 0.99750396]), array([0. , 0. , 0. , 0. , 0. , 0. , 0. , 0.4, 1. , 1. , 1. , 1. , 1. ,</text:p>
            <text:p>       1. , 1. ]), array([ 156,   14,    8,    9,   11,   10,    5,    5,    8,    6,   13,</text:p>
            <text:p>         11,   19,   43, 2253,    0]))</text:p>
          </table:table-cell>
          <table:table-cell office:value-type="string" calcext:value-type="string">
            <text:p>(array([0.01721197, 0.69728355, 0.9821561 , 0.99596128, 0.99841585,</text:p>
            <text:p>       0.9992847 , 0.99960517, 0.99976527, 0.9998561 , 0.99990753,</text:p>
            <text:p>       0.99993595, 0.9999553 , 0.99996817, 0.99997726, 0.99998501]), array([0.        , 0.74269006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90638, 0.02762565, 0.0475622 , 0.06896718, 0.08852202,</text:p>
            <text:p>       0.11196713, 0.15095944, 0.17627865, 0.18674956, 0.21856515,</text:p>
            <text:p>       0.22844586, 0.25200569, 0.27402547, 0.28720947, 0.30529076,</text:p>
            <text:p>       0.33110585, 0.35590004, 0.37059155, 0.39613169, 0.41069818,</text:p>
            <text:p>       0.42728265, 0.47254705, 0.49353614, 0.51851958, 0.52827576,</text:p>
            <text:p>       0.55733103, 0.57701332, 0.59078885, 0.60250407, 0.63713412,</text:p>
            <text:p>       0.6496252 , 0.67106266, 0.69073854, 0.7118723 , 0.73386448,</text:p>
            <text:p>       0.75104638, 0.76205045, 0.7919471 , 0.8122124 , 0.82861346,</text:p>
            <text:p>       0.8521855 , 0.87110371, 0.89028354, 0.91316807, 0.92913095,</text:p>
            <text:p>       0.95100672, 0.97237922, 0.99884501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127,   17,    9,   10,    3,    4,    0,    6,    1,    1,    3,</text:p>
            <text:p>          2,    4,    2,    4,    1,    6,    4,    2,    2,    2,    3,</text:p>
            <text:p>          0,    1,    2,    1,    1,    2,    3,    3,    2,    2,    2,</text:p>
            <text:p>          4,    4,    3,    3,    5,    1,    4,    4,    6,    6,    8,</text:p>
            <text:p>          9,   14,   19,   22,   65, 2162,    0]))</text:p>
          </table:table-cell>
          <table:table-cell office:value-type="float" office:value="0.217569815317851" calcext:value-type="float">
            <text:p>0,217569815317851</text:p>
          </table:table-cell>
          <table:table-cell office:value-type="float" office:value="0.00585632046577244" calcext:value-type="float">
            <text:p>0,00585632046577244</text:p>
          </table:table-cell>
          <table:table-cell office:value-type="float" office:value="0.24775356958418" calcext:value-type="float">
            <text:p>0,24775356958418</text:p>
          </table:table-cell>
          <table:table-cell office:value-type="float" office:value="0.422741428017616" calcext:value-type="float">
            <text:p>0,422741428017616</text:p>
          </table:table-cell>
          <table:table-cell office:value-type="float" office:value="0.0454065082322436" calcext:value-type="float">
            <text:p>0,0454065082322436</text:p>
          </table:table-cell>
          <table:table-cell office:value-type="float" office:value="0.49353614449501" calcext:value-type="float">
            <text:p>0,49353614449501</text:p>
          </table:table-cell>
        </table:table-row>
        <table:table-row table:style-name="ro7">
          <table:table-cell office:value-type="string" calcext:value-type="string">
            <text:p>(array([0.00204546, 0.10235288, 0.17098679, 0.23070734, 0.31196376,</text:p>
            <text:p>       0.38143121, 0.40287599, 0.49992349, 0.55985558, 0.63120412,</text:p>
            <text:p>       0.71137778, 0.74715651, 0.83662581, 0.9060646 , 0.98953088]), array([0.05632091, 0.125     , 0.11111111, 0.5       , 1.        ,</text:p>
            <text:p>       0.        , 0.        , 0.33333333, 0.33333333, 0.6       ,</text:p>
            <text:p>       1.        , 0.2       , 0.25      , 0.14285714, 0.4       ]), array([2468,   24,    9,    8,    5,    3,    1,    6,    3,    5,    3,</text:p>
            <text:p>          5,    4,    7,   20,    0]))</text:p>
          </table:table-cell>
          <table:table-cell office:value-type="string" calcext:value-type="string">
            <text:p>(array([3.18902869e-05, 4.60106219e-05, 6.34386610e-05, 8.20851266e-05,</text:p>
            <text:p>       1.01434244e-04, 1.22913777e-04, 1.53986056e-04, 2.15404857e-04,</text:p>
            <text:p>       3.43085703e-04, 5.89515392e-04, 1.02990386e-03, 1.76820686e-03,</text:p>
            <text:p>       3.03349292e-03, 8.66238648e-03, 3.16283675e-01]), array([0.01744186, 0.00584795, 0.01162791, 0.01754386, 0.01169591,</text:p>
            <text:p>       0.01162791, 0.00584795, 0.03508772, 0.04069767, 0.07602339,</text:p>
            <text:p>       0.07602339, 0.05813953, 0.11695906, 0.16959064, 0.3488372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321 , 0.0268277 , 0.05148199, 0.06714619, 0.08973641,</text:p>
            <text:p>       0.10948433, 0.12589498, 0.15846853, 0.16664175, 0.19028105,</text:p>
            <text:p>       0.2104507 , 0.22408078, 0.24311743, 0.27188757, 0.31516311,</text:p>
            <text:p>       0.32599878, 0.36378843, 0.39025261, 0.40287599, 0.47325599,</text:p>
            <text:p>       0.48956684, 0.5287922 , 0.54650474, 0.58655727, 0.60863885,</text:p>
            <text:p>       0.64624763, 0.69793379, 0.71569633, 0.73211324, 0.74841803,</text:p>
            <text:p>       0.76310998, 0.81896269, 0.82136095, 0.84291011, 0.86969918,</text:p>
            <text:p>       0.89431676, 0.91046143, 0.93125737, 0.97063395, 0.9948438 ]), array([0.04773765, 0.41463415, 0.35714286, 0.33333333, 0.22222222,</text:p>
            <text:p>       0.125     , 0.        , 0.        , 0.16666667, 0.        ,</text:p>
            <text:p>       1.        , 0.        , 0.5       , 1.        , 1.        ,</text:p>
            <text:p>       1.        , 0.        , 0.        , 0.        , 0.        ,</text:p>
            <text:p>       0.66666667, 0.        , 0.5       , 0.        , 0.5       ,</text:p>
            <text:p>       0.66666667, 1.        , 1.        , 0.33333333, 0.        ,</text:p>
            <text:p>       1.        , 1.        , 0.        , 0.        , 0.        ,</text:p>
            <text:p>       0.5       , 0.        , 0.33333333, 0.        , 0.41176471]), array([2409,   41,   14,    6,    9,    8,    5,    1,    6,    2,    2,</text:p>
            <text:p>          3,    2,    2,    0,    2,    2,    0,    1,    2,    1,    0,</text:p>
            <text:p>          0,    1,    3,    0,    2,    2,    0,    1,    2,    0,    3,</text:p>
            <text:p>          0,    1,    1,    3,    2,    1,    0,    1,    1,    1,    2,</text:p>
            <text:p>          2,    2,    3,    0,    2,   17,    0]))</text:p>
          </table:table-cell>
          <table:table-cell office:value-type="float" office:value="0.33852625032376" calcext:value-type="float">
            <text:p>0,33852625032376</text:p>
          </table:table-cell>
          <table:table-cell office:value-type="float" office:value="0.0446976364148077" calcext:value-type="float">
            <text:p>0,0446976364148077</text:p>
          </table:table-cell>
          <table:table-cell office:value-type="float" office:value="0.405658993242223" calcext:value-type="float">
            <text:p>0,405658993242223</text:p>
          </table:table-cell>
          <table:table-cell office:value-type="float" office:value="0.763207452637809" calcext:value-type="float">
            <text:p>0,763207452637809</text:p>
          </table:table-cell>
          <table:table-cell office:value-type="float" office:value="0.160928256798819" calcext:value-type="float">
            <text:p>0,160928256798819</text:p>
          </table:table-cell>
          <table:table-cell office:value-type="float" office:value="0.970633953809738" calcext:value-type="float">
            <text:p>0,970633953809738</text:p>
          </table:table-cell>
          <table:table-cell office:value-type="float" office:value="0.0663794738497522" calcext:value-type="float">
            <text:p>0,0663794738497522</text:p>
          </table:table-cell>
          <table:table-cell office:value-type="string" calcext:value-type="string">
            <text:p>(array([0.00927639, 0.09376866, 0.16129269, 0.24435814, 0.31196376,</text:p>
            <text:p>       0.37146035, 0.43585643, 0.49359382, 0.57420181, 0.62577461,</text:p>
            <text:p>       0.71137778, 0.7689978 , 0.8280881 , 0.89681368, 0.99834966]), array([0.        , 0.        , 0.        , 0.        , 0.        ,</text:p>
            <text:p>       0.        , 0.        , 0.33333333, 1.        , 1.        ,</text:p>
            <text:p>       1.        , 1.        , 1.        , 1.        , 1.        ]), array([ 151,    9,    4,    8,    5,    2,    2,    6,    2,    6,    3,</text:p>
            <text:p>          5,    9,   22, 2337,    0]))</text:p>
          </table:table-cell>
          <table:table-cell office:value-type="string" calcext:value-type="string">
            <text:p>(array([0.0281668 , 0.8828704 , 0.9956997 , 0.99786942, 0.99880586,</text:p>
            <text:p>       0.99934519, 0.99963048, 0.99977585, 0.99984278, 0.9998755 ,</text:p>
            <text:p>       0.9998974 , 0.99991714, 0.99993614, 0.99995365, 0.99996804]), array([0.        , 0.92397661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21749, 0.02556918, 0.05194159, 0.067815  , 0.09223413,</text:p>
            <text:p>       0.10393862, 0.13030082, 0.15708989, 0.17567518, 0.2104507 ,</text:p>
            <text:p>       0.24784005, 0.26698466, 0.31516311, 0.32599878, 0.35764754,</text:p>
            <text:p>       0.38527316, 0.41344273, 0.45827013, 0.4712078 , 0.49027596,</text:p>
            <text:p>       0.5118514 , 0.52674401, 0.5512796 , 0.59712401, 0.60734855,</text:p>
            <text:p>       0.63621157, 0.64819521, 0.69793379, 0.71569633, 0.72050321,</text:p>
            <text:p>       0.75412136, 0.77271691, 0.8128002 , 0.83457216, 0.84153147,</text:p>
            <text:p>       0.87410502, 0.89007951, 0.91174739, 0.93243099, 0.94877334,</text:p>
            <text:p>       0.97196444, 0.99890109]), array([0., 0., 0., 0., 0., 0., 0., 0., 0., 0., 0., 0., 0., 0., 0., 0., 0.,</text:p>
            <text:p>       0., 0., 0., 1., 1., 1., 1., 1., 1., 1., 1., 1., 1., 1., 1., 1., 1.,</text:p>
            <text:p>       1., 1., 1., 1., 1., 1., 1., 1.]), array([ 125,   19,    5,    4,    4,    2,    2,    1,    2,    0,    2,</text:p>
            <text:p>          0,    3,    4,    0,    2,    2,    1,    0,    1,    1,    0,</text:p>
            <text:p>          1,    2,    2,    1,    1,    1,    0,    1,    3,    1,    2,</text:p>
            <text:p>          0,    1,    1,    1,    1,    4,    0,    3,    5,    1,    5,</text:p>
            <text:p>          8,    7,    5,    9,   24, 2301,    0]))</text:p>
          </table:table-cell>
          <table:table-cell office:value-type="float" office:value="0.225642231791963" calcext:value-type="float">
            <text:p>0,225642231791963</text:p>
          </table:table-cell>
          <table:table-cell office:value-type="float" office:value="0.00525038931310038" calcext:value-type="float">
            <text:p>0,00525038931310038</text:p>
          </table:table-cell>
          <table:table-cell office:value-type="float" office:value="0.237969165200798" calcext:value-type="float">
            <text:p>0,237969165200798</text:p>
          </table:table-cell>
          <table:table-cell office:value-type="float" office:value="0.435856431722641" calcext:value-type="float">
            <text:p>0,435856431722641</text:p>
          </table:table-cell>
          <table:table-cell office:value-type="float" office:value="0.0411062049488836" calcext:value-type="float">
            <text:p>0,0411062049488836</text:p>
          </table:table-cell>
          <table:table-cell office:value-type="float" office:value="0.490275964140892" calcext:value-type="float">
            <text:p>0,490275964140892</text:p>
          </table:table-cell>
        </table:table-row>
        <table:table-row table:style-name="ro4">
          <table:table-cell office:value-type="string" calcext:value-type="string">
            <text:p>(array([0.00261632, 0.09202255, 0.16322807, 0.239222  , 0.29997332,</text:p>
            <text:p>       0.36413516, 0.42566058, 0.50253534, 0.56951058, 0.64255857,</text:p>
            <text:p>       0.70493711, 0.76211126, 0.83568553, 0.9090815 , 0.98184839]), array([0.05040237, 0.11111111, 0.24      , 0.22222222, 0.07692308,</text:p>
            <text:p>       0.22222222, 0.44444444, 0.3       , 0.5       , 0.4       ,</text:p>
            <text:p>       0.11111111, 0.36363636, 0.4       , 0.57142857, 0.27419355]), array([2361,   27,   25,    9,   13,    9,    9,   10,    4,    5,    9,</text:p>
            <text:p>         11,   10,    7,   62,    0]))</text:p>
          </table:table-cell>
          <table:table-cell office:value-type="string" calcext:value-type="string">
            <text:p>(array([1.33886895e-05, 1.80270827e-05, 2.45129894e-05, 3.46238657e-05,</text:p>
            <text:p>       5.20971697e-05, 7.81673988e-05, 1.16388187e-04, 1.76018659e-04,</text:p>
            <text:p>       3.04728261e-04, 5.45649303e-04, 1.00403098e-03, 2.34630036e-03,</text:p>
            <text:p>       7.03821205e-03, 4.80332798e-02, 6.77418850e-01]), array([0.00581395, 0.00584795, 0.00581395, 0.        , 0.01754386,</text:p>
            <text:p>       0.02325581, 0.01754386, 0.02923977, 0.05813953, 0.06432749,</text:p>
            <text:p>       0.07017544, 0.11627907, 0.15789474, 0.15204678, 0.2906976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4759, 0.02809413, 0.04820845, 0.07006447, 0.08838407,</text:p>
            <text:p>       0.10616079, 0.13172182, 0.14674824, 0.17408666, 0.19334671,</text:p>
            <text:p>       0.21615567, 0.23488847, 0.2540053 , 0.27455473, 0.29245173,</text:p>
            <text:p>       0.30834026, 0.32846624, 0.34748189, 0.36763165, 0.3821221 ,</text:p>
            <text:p>       0.40723485, 0.43120256, 0.4464944 , 0.46797091, 0.4927249 ,</text:p>
            <text:p>       0.50863062, 0.52373323, 0.55130315, 0.56527683, 0.59618551,</text:p>
            <text:p>       0.62444457, 0.64914295, 0.67023452, 0.68526125, 0.7135245 ,</text:p>
            <text:p>       0.72450449, 0.75158712, 0.7643747 , 0.7966823 , 0.81165075,</text:p>
            <text:p>       0.83594465, 0.8500917 , 0.86275711, 0.88288084, 0.90742216,</text:p>
            <text:p>       0.93308903, 0.95218528, 0.97458294, 0.99359055]), array([0.04461131, 0.18965517, 0.20588235, 0.07142857, 0.11111111,</text:p>
            <text:p>       0.16666667, 0.        , 0.3       , 0.16666667, 0.33333333,</text:p>
            <text:p>       0.5       , 0.33333333, 0.        , 0.        , 0.33333333,</text:p>
            <text:p>       0.        , 0.        , 0.        , 0.25      , 0.5       ,</text:p>
            <text:p>       0.5       , 0.33333333, 0.        , 0.66666667, 0.        ,</text:p>
            <text:p>       0.4       , 0.        , 1.        , 0.5       , 0.        ,</text:p>
            <text:p>       0.        , 0.5       , 0.33333333, 0.        , 0.        ,</text:p>
            <text:p>       0.33333333, 0.28571429, 0.5       , 0.5       , 0.5       ,</text:p>
            <text:p>       1.        , 0.        , 0.        , 1.        , 0.5       ,</text:p>
            <text:p>       0.14285714, 0.        , 0.11111111, 0.3902439 ]), array([2264,   58,   34,   14,    9,    6,    6,   10,    6,    6,    2,</text:p>
            <text:p>          3,    4,    3,    3,    5,    2,    3,    4,    2,    4,    3,</text:p>
            <text:p>          1,    3,    1,    5,    2,    1,    2,    1,    0,    2,    2,</text:p>
            <text:p>          3,    1,    3,    3,    7,    2,    2,    4,    2,    1,    3,</text:p>
            <text:p>          2,    2,    7,    8,    9,   41,    0]))</text:p>
          </table:table-cell>
          <table:table-cell office:value-type="float" office:value="0.235486136218424" calcext:value-type="float">
            <text:p>0,235486136218424</text:p>
          </table:table-cell>
          <table:table-cell office:value-type="float" office:value="0.0700618138355904" calcext:value-type="float">
            <text:p>0,0700618138355904</text:p>
          </table:table-cell>
          <table:table-cell office:value-type="float" office:value="0.325958865784628" calcext:value-type="float">
            <text:p>0,325958865784628</text:p>
          </table:table-cell>
          <table:table-cell office:value-type="float" office:value="0.707654836677736" calcext:value-type="float">
            <text:p>0,707654836677736</text:p>
          </table:table-cell>
          <table:table-cell office:value-type="float" office:value="0.386721175943696" calcext:value-type="float">
            <text:p>0,386721175943696</text:p>
          </table:table-cell>
          <table:table-cell office:value-type="float" office:value="0.952185280621052" calcext:value-type="float">
            <text:p>0,952185280621052</text:p>
          </table:table-cell>
          <table:table-cell office:value-type="float" office:value="0.0759476634607371" calcext:value-type="float">
            <text:p>0,0759476634607371</text:p>
          </table:table-cell>
          <table:table-cell office:value-type="string" calcext:value-type="string">
            <text:p>(array([0.01186788, 0.08048736, 0.15962676, 0.23886948, 0.29541765,</text:p>
            <text:p>       0.36914542, 0.42214411, 0.49554793, 0.56856596, 0.64236706,</text:p>
            <text:p>       0.70027228, 0.76182283, 0.83442064, 0.90578163, 0.99762896]), array([0. , 0. , 0. , 0. , 0. , 0. , 0. , 0.4, 1. , 1. , 1. , 1. , 1. ,</text:p>
            <text:p>       1. , 1. ]), array([ 164,    6,   12,    9,    9,    5,    6,   10,    7,    9,   13,</text:p>
            <text:p>         11,   23,   28, 2259,    0]))</text:p>
          </table:table-cell>
          <table:table-cell office:value-type="string" calcext:value-type="string">
            <text:p>(array([0.01570483, 0.68429701, 0.98415735, 0.99650628, 0.99875876,</text:p>
            <text:p>       0.99938958, 0.99966889, 0.99981664, 0.99988046, 0.99992055,</text:p>
            <text:p>       0.99994716, 0.99996518, 0.99997539, 0.99998192, 0.9999866 ]), array([0.        , 0.73684211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66936, 0.02686655, 0.04814583, 0.06617836, 0.08531447,</text:p>
            <text:p>       0.1003881 , 0.13724289, 0.1459665 , 0.16958474, 0.18758543,</text:p>
            <text:p>       0.21072341, 0.23632885, 0.25114416, 0.27436903, 0.28509194,</text:p>
            <text:p>       0.31473875, 0.32745713, 0.34769613, 0.37157866, 0.38329497,</text:p>
            <text:p>       0.40495759, 0.42804407, 0.47135662, 0.49209136, 0.50890076,</text:p>
            <text:p>       0.52898023, 0.55240437, 0.5643447 , 0.59105943, 0.61905077,</text:p>
            <text:p>       0.63103284, 0.65088409, 0.66956178, 0.69165974, 0.70179304,</text:p>
            <text:p>       0.72464684, 0.75013491, 0.76558056, 0.79125004, 0.80614408,</text:p>
            <text:p>       0.8281363 , 0.85235362, 0.86827818, 0.88988358, 0.91000185,</text:p>
            <text:p>       0.92956922, 0.95187342, 0.97192191, 0.99889922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126,   19,   15,    7,    2,    1,    3,    4,    1,    4,    2,</text:p>
            <text:p>          2,    5,    2,    4,    1,    2,    1,    3,    1,    3,    2,</text:p>
            <text:p>          0,    4,    3,    3,    1,    2,    3,    2,    1,    3,    4,</text:p>
            <text:p>          3,    5,    2,    4,    6,    3,    2,    6,    7,    7,    6,</text:p>
            <text:p>          7,    9,   14,   27,   48, 2179,    0]))</text:p>
          </table:table-cell>
          <table:table-cell office:value-type="float" office:value="0.217483149547153" calcext:value-type="float">
            <text:p>0,217483149547153</text:p>
          </table:table-cell>
          <table:table-cell office:value-type="float" office:value="0.00601967808988711" calcext:value-type="float">
            <text:p>0,00601967808988711</text:p>
          </table:table-cell>
          <table:table-cell office:value-type="float" office:value="0.24533611061308" calcext:value-type="float">
            <text:p>0,24533611061308</text:p>
          </table:table-cell>
          <table:table-cell office:value-type="float" office:value="0.431434039558683" calcext:value-type="float">
            <text:p>0,431434039558683</text:p>
          </table:table-cell>
          <table:table-cell office:value-type="float" office:value="0.052545094132772" calcext:value-type="float">
            <text:p>0,052545094132772</text:p>
          </table:table-cell>
          <table:table-cell office:value-type="float" office:value="0.492091357707977" calcext:value-type="float">
            <text:p>0,492091357707977</text:p>
          </table:table-cell>
        </table:table-row>
        <table:table-row table:style-name="ro2">
          <table:table-cell office:value-type="string" calcext:value-type="string">
            <text:p>(array([0.00267654, 0.095802  , 0.16718679, 0.22689329, 0.30324552,</text:p>
            <text:p>       0.36805275, 0.43959065, 0.51157874, 0.56934388, 0.64394146,</text:p>
            <text:p>       0.68637775, 0.76005542, 0.82130792, 0.90752367, 0.98650663]), array([0.06513724, 0.17857143, 0.125     , 0.        , 0.16666667,</text:p>
            <text:p>       0.5       , 0.5       , 0.        , 0.        , 0.16666667,</text:p>
            <text:p>       0.5       , 0.        , 0.33333333, 0.4       , 0.36111111]), array([2441,   28,   16,    9,    6,    8,    2,    1,    3,    6,    4,</text:p>
            <text:p>          3,    3,    5,   36,    0]))</text:p>
          </table:table-cell>
          <table:table-cell office:value-type="string" calcext:value-type="string">
            <text:p>(array([3.39725002e-05, 4.54526672e-05, 5.62817607e-05, 6.78809271e-05,</text:p>
            <text:p>       8.14909652e-05, 1.02733263e-04, 1.37725198e-04, 1.98019495e-04,</text:p>
            <text:p>       3.15340839e-04, 5.73817331e-04, 1.22698694e-03, 2.43667823e-03,</text:p>
            <text:p>       5.46493431e-03, 1.64330865e-02, 3.98552043e-01]), array([0.00581395, 0.01169591, 0.00581395, 0.01169591, 0.01754386,</text:p>
            <text:p>       0.02325581, 0.03508772, 0.04093567, 0.03488372, 0.07017544,</text:p>
            <text:p>       0.07017544, 0.13372093, 0.12280702, 0.26900585, 0.2616279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1991, 0.02902949, 0.047351  , 0.06822518, 0.08845192,</text:p>
            <text:p>       0.10909398, 0.1239603 , 0.1536482 , 0.16848317, 0.18555011,</text:p>
            <text:p>       0.21076749, 0.23092925, 0.24301008, 0.27580692, 0.29395479,</text:p>
            <text:p>       0.31315878, 0.33379149, 0.3512457 , 0.370684  , 0.39246268,</text:p>
            <text:p>       0.41640332, 0.46277797, 0.51157874, 0.54115701, 0.5697481 ,</text:p>
            <text:p>       0.59712654, 0.62907812, 0.65137313, 0.66939643, 0.6963129 ,</text:p>
            <text:p>       0.71040523, 0.73350638, 0.77332994, 0.80527347, 0.82932514,</text:p>
            <text:p>       0.88417327, 0.9162569 , 0.92650744, 0.95008565, 0.97148985,</text:p>
            <text:p>       0.99382175]), array([0.05319149, 0.36923077, 0.38095238, 0.36363636, 0.18181818,</text:p>
            <text:p>       0.        , 0.2       , 0.16666667, 0.16666667, 0.        ,</text:p>
            <text:p>       0.        , 0.        , 0.        , 0.        , 0.        ,</text:p>
            <text:p>       0.        , 0.75      , 1.        , 0.        , 0.33333333,</text:p>
            <text:p>       1.        , 0.        , 0.        , 0.        , 0.        ,</text:p>
            <text:p>       0.        , 0.        , 0.25      , 0.5       , 0.        ,</text:p>
            <text:p>       1.        , 0.        , 0.        , 0.        , 0.5       ,</text:p>
            <text:p>       0.        , 1.        , 0.5       , 0.2       , 0.5       ,</text:p>
            <text:p>       0.37931034]), array([2350,   65,   21,   11,   11,    6,    5,    6,    6,    4,    3,</text:p>
            <text:p>          4,    2,    2,    1,    1,    4,    1,    2,    3,    1,    0,</text:p>
            <text:p>          0,    1,    0,    1,    0,    1,    1,    1,    0,    2,    4,</text:p>
            <text:p>          2,    1,    1,    1,    0,    2,    0,    1,    2,    0,    0,</text:p>
            <text:p>          2,    1,    2,    5,    2,   29,    0]))</text:p>
          </table:table-cell>
          <table:table-cell office:value-type="float" office:value="0.32458466871037" calcext:value-type="float">
            <text:p>0,32458466871037</text:p>
          </table:table-cell>
          <table:table-cell office:value-type="float" office:value="0.0641573942891792" calcext:value-type="float">
            <text:p>0,0641573942891792</text:p>
          </table:table-cell>
          <table:table-cell office:value-type="float" office:value="0.387462438097836" calcext:value-type="float">
            <text:p>0,387462438097836</text:p>
          </table:table-cell>
          <table:table-cell office:value-type="float" office:value="0.760055422782898" calcext:value-type="float">
            <text:p>0,760055422782898</text:p>
          </table:table-cell>
          <table:table-cell office:value-type="float" office:value="0.252572761500004" calcext:value-type="float">
            <text:p>0,252572761500004</text:p>
          </table:table-cell>
          <table:table-cell office:value-type="float" office:value="0.884173274040222" calcext:value-type="float">
            <text:p>0,884173274040222</text:p>
          </table:table-cell>
          <table:table-cell office:value-type="float" office:value="0.0772362083922045" calcext:value-type="float">
            <text:p>0,0772362083922045</text:p>
          </table:table-cell>
          <table:table-cell office:value-type="string" calcext:value-type="string">
            <text:p>(array([0.0109611 , 0.09362068, 0.17440034, 0.23994458, 0.32198114,</text:p>
            <text:p>       0.35684416, 0.42709292, 0.48842126, 0.53722203, 0.62616485,</text:p>
            <text:p>       0.69885447, 0.77310671, 0.83243576, 0.90416511, 0.99781077]), array([0., 0., 0., 0., 0., 0., 0., 0., 1., 1., 1., 1., 1., 1., 1.]), array([ 182,    8,    4,    3,    3,    9,    4,    1,    1,    5,    7,</text:p>
            <text:p>          9,   15,   25, 2295,    0]))</text:p>
          </table:table-cell>
          <table:table-cell office:value-type="string" calcext:value-type="string">
            <text:p>(array([0.00847862, 0.72750912, 0.99069421, 0.99659577, 0.99851263,</text:p>
            <text:p>       0.99931072, 0.99965367, 0.99978837, 0.99985845, 0.99989542,</text:p>
            <text:p>       0.99991783, 0.99993175, 0.9999435 , 0.99995442, 0.99996596]), array([0.        , 0.75438596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34379, 0.02665411, 0.04841137, 0.06873431, 0.08537863,</text:p>
            <text:p>       0.11582673, 0.12935238, 0.15777735, 0.17254874, 0.19472653,</text:p>
            <text:p>       0.22667006, 0.26649362, 0.3036871 , 0.33416914, 0.34980303,</text:p>
            <text:p>       0.37092188, 0.39612135, 0.40963839, 0.4302519 , 0.45884299,</text:p>
            <text:p>       0.48842126, 0.53722203, 0.60936666, 0.629316  , 0.65345895,</text:p>
            <text:p>       0.67015174, 0.68684122, 0.70822522, 0.72419308, 0.75698992,</text:p>
            <text:p>       0.76907075, 0.78923251, 0.81444989, 0.83214146, 0.84717763,</text:p>
            <text:p>       0.87738772, 0.89090602, 0.9114043 , 0.93077619, 0.95264241,</text:p>
            <text:p>       0.96958133, 0.99870537]), array([0., 0., 0., 0., 0., 0., 0., 0., 0., 0., 0., 0., 0., 0., 0., 0., 0.,</text:p>
            <text:p>       0., 0., 0., 0., 1., 1., 1., 1., 1., 1., 1., 1., 1., 1., 1., 1., 1.,</text:p>
            <text:p>       1., 1., 1., 1., 1., 1., 1., 1.]), array([ 143,   25,   12,    5,    2,    2,    1,    1,    2,    1,    0,</text:p>
            <text:p>          2,    0,    1,    0,    1,    4,    4,    2,    1,    2,    1,</text:p>
            <text:p>          1,    0,    1,    0,    1,    0,    0,    0,    2,    2,    1,</text:p>
            <text:p>          2,    1,    2,    2,    2,    4,    3,    4,    6,    5,    4,</text:p>
            <text:p>          6,   10,    8,   14,   42, 2236,    0]))</text:p>
          </table:table-cell>
          <table:table-cell office:value-type="float" office:value="0.249567098472645" calcext:value-type="float">
            <text:p>0,249567098472645</text:p>
          </table:table-cell>
          <table:table-cell office:value-type="float" office:value="0.00342218411548579" calcext:value-type="float">
            <text:p>0,00342218411548579</text:p>
          </table:table-cell>
          <table:table-cell office:value-type="float" office:value="0.225703197029822" calcext:value-type="float">
            <text:p>0,225703197029822</text:p>
          </table:table-cell>
          <table:table-cell office:value-type="float" office:value="0.488421261310577" calcext:value-type="float">
            <text:p>0,488421261310577</text:p>
          </table:table-cell>
          <table:table-cell office:value-type="float" office:value="0.0268768467422988" calcext:value-type="float">
            <text:p>0,0268768467422988</text:p>
          </table:table-cell>
          <table:table-cell office:value-type="float" office:value="0.488421261310577" calcext:value-type="float">
            <text:p>0,488421261310577</text:p>
          </table:table-cell>
        </table:table-row>
        <table:table-row table:style-name="ro4">
          <table:table-cell office:value-type="string" calcext:value-type="string">
            <text:p>(array([0.00290379, 0.09760227, 0.15816549, 0.22406639, 0.29413277,</text:p>
            <text:p>       0.3648551 , 0.43568104, 0.50179237, 0.56993887, 0.62973167,</text:p>
            <text:p>       0.70147403, 0.77158313, 0.82673661, 0.90493473, 0.98347409]), array([0.04269082, 0.25      , 0.23076923, 0.125     , 0.23076923,</text:p>
            <text:p>       0.14285714, 0.11111111, 0.125     , 0.33333333, 0.33333333,</text:p>
            <text:p>       0.42857143, 0.        , 0.15384615, 0.25      , 0.4109589 ]), array([2319,   32,   26,   16,   13,   14,    9,    8,    6,    6,    7,</text:p>
            <text:p>          9,   13,   20,   73,    0]))</text:p>
          </table:table-cell>
          <table:table-cell office:value-type="string" calcext:value-type="string">
            <text:p>(array([1.73219914e-05, 2.38530647e-05, 3.24027636e-05, 4.30073608e-05,</text:p>
            <text:p>       5.87446464e-05, 8.51245084e-05, 1.33729532e-04, 2.26119047e-04,</text:p>
            <text:p>       4.20357434e-04, 7.95208491e-04, 1.66701911e-03, 4.06443255e-03,</text:p>
            <text:p>       1.15167328e-02, 9.32650217e-02, 7.84289791e-01]), array([0.        , 0.00584795, 0.00581395, 0.01169591, 0.01754386,</text:p>
            <text:p>       0.02325581, 0.01754386, 0.02339181, 0.03488372, 0.05847953,</text:p>
            <text:p>       0.07602339, 0.11046512, 0.11111111, 0.1754386 , 0.2965116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7509, 0.02826367, 0.04865752, 0.06890967, 0.09092869,</text:p>
            <text:p>       0.11007875, 0.13136745, 0.14954968, 0.17212885, 0.18883847,</text:p>
            <text:p>       0.21144324, 0.22792441, 0.25427271, 0.27232864, 0.28657135,</text:p>
            <text:p>       0.31143591, 0.33341698, 0.35075482, 0.37012495, 0.3895408 ,</text:p>
            <text:p>       0.40223145, 0.42836015, 0.45575124, 0.46635969, 0.49028583,</text:p>
            <text:p>       0.50623033, 0.52397579, 0.54848394, 0.56931883, 0.58444883,</text:p>
            <text:p>       0.60901624, 0.62474781, 0.64579827, 0.67179958, 0.68927765,</text:p>
            <text:p>       0.70766434, 0.7276884 , 0.74747527, 0.77232581, 0.7866648 ,</text:p>
            <text:p>       0.80822095, 0.83215011, 0.84857353, 0.87473336, 0.89250831,</text:p>
            <text:p>       0.9181661 , 0.92934136, 0.95222033, 0.97005078, 0.99456542]), array([0.03813369, 0.18367347, 0.11111111, 0.28571429, 0.        ,</text:p>
            <text:p>       0.25      , 0.33333333, 0.23076923, 0.25      , 0.5       ,</text:p>
            <text:p>       0.11111111, 0.25      , 0.        , 0.        , 0.25      ,</text:p>
            <text:p>       0.5       , 0.        , 0.2       , 0.        , 0.33333333,</text:p>
            <text:p>       0.        , 0.2       , 0.        , 0.        , 0.        ,</text:p>
            <text:p>       0.33333333, 0.        , 0.5       , 0.        , 0.33333333,</text:p>
            <text:p>       0.5       , 0.5       , 0.        , 0.33333333, 0.        ,</text:p>
            <text:p>       0.5       , 0.5       , 0.        , 0.        , 0.        ,</text:p>
            <text:p>       0.        , 0.2       , 0.33333333, 0.        , 0.44444444,</text:p>
            <text:p>       0.33333333, 0.        , 0.4       , 0.36363636, 0.44      ]), array([2229,   49,   36,   14,    9,    8,    9,   13,    8,    2,    9,</text:p>
            <text:p>          4,    2,    5,    4,    4,    2,    5,    5,    3,    1,    5,</text:p>
            <text:p>          2,    2,    2,    3,    2,    2,    1,    3,    2,    2,    1,</text:p>
            <text:p>          3,    1,    2,    2,    2,    4,    3,    5,    5,    3,    2,</text:p>
            <text:p>          9,    3,    8,   10,   11,   50,    0]))</text:p>
          </table:table-cell>
          <table:table-cell office:value-type="float" office:value="0.321893911447268" calcext:value-type="float">
            <text:p>0,321893911447268</text:p>
          </table:table-cell>
          <table:table-cell office:value-type="float" office:value="0.0697972239804742" calcext:value-type="float">
            <text:p>0,0697972239804742</text:p>
          </table:table-cell>
          <table:table-cell office:value-type="float" office:value="0.358454608762248" calcext:value-type="float">
            <text:p>0,358454608762248</text:p>
          </table:table-cell>
          <table:table-cell office:value-type="float" office:value="0.771583133273654" calcext:value-type="float">
            <text:p>0,771583133273654</text:p>
          </table:table-cell>
          <table:table-cell office:value-type="float" office:value="0.487778162713661" calcext:value-type="float">
            <text:p>0,487778162713661</text:p>
          </table:table-cell>
          <table:table-cell office:value-type="float" office:value="0.929341360926628" calcext:value-type="float">
            <text:p>0,929341360926628</text:p>
          </table:table-cell>
          <table:table-cell office:value-type="float" office:value="0.0746488439324685" calcext:value-type="float">
            <text:p>0,0746488439324685</text:p>
          </table:table-cell>
          <table:table-cell office:value-type="string" calcext:value-type="string">
            <text:p>(array([0.01130124, 0.09689761, 0.17131529, 0.22636215, 0.30190064,</text:p>
            <text:p>       0.36842537, 0.42970035, 0.49912023, 0.56470056, 0.63435506,</text:p>
            <text:p>       0.70768436, 0.77494068, 0.84307423, 0.90358852, 0.99718422]), array([0. , 0. , 0. , 0. , 0. , 0. , 0. , 0.5, 1. , 1. , 1. , 1. , 1. ,</text:p>
            <text:p>       1. , 1. ]), array([ 142,   23,   17,   11,    7,    6,    5,    8,   10,   14,   13,</text:p>
            <text:p>         14,   22,   29, 2250,    0]))</text:p>
          </table:table-cell>
          <table:table-cell office:value-type="string" calcext:value-type="string">
            <text:p>(array([0.02855725, 0.67196747, 0.97948897, 0.99463365, 0.99800751,</text:p>
            <text:p>       0.9991241 , 0.99954891, 0.99976007, 0.99986153, 0.99991312,</text:p>
            <text:p>       0.99994056, 0.99995682, 0.99996755, 0.99997614, 0.99998268]), array([0.        , 0.74853801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2796 , 0.02921762, 0.04651406, 0.06992888, 0.08151636,</text:p>
            <text:p>       0.11011438, 0.12884473, 0.15105901, 0.16835495, 0.19115588,</text:p>
            <text:p>       0.21324693, 0.22638929, 0.25252473, 0.26670265, 0.29142015,</text:p>
            <text:p>       0.31145148, 0.33217171, 0.35180861, 0.37633318, 0.39783275,</text:p>
            <text:p>       0.41780123, 0.42919764, 0.45450401, 0.47602421, 0.49247971,</text:p>
            <text:p>       0.50769292, 0.53364031, 0.54665647, 0.57147834, 0.59335876,</text:p>
            <text:p>       0.61502519, 0.62920068, 0.64891034, 0.6709694 , 0.68894424,</text:p>
            <text:p>       0.71297089, 0.72673937, 0.74572729, 0.76985069, 0.78874912,</text:p>
            <text:p>       0.81036305, 0.82769278, 0.85062453, 0.86856388, 0.89227454,</text:p>
            <text:p>       0.90991728, 0.93091422, 0.95099092, 0.97166184, 0.99857982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113,   16,   10,   12,    2,    7,    5,    5,    6,    6,    4,</text:p>
            <text:p>          5,    2,    1,    2,    3,    2,    2,    1,    2,    2,    2,</text:p>
            <text:p>          1,    2,    2,    3,    2,    3,    4,    2,    3,    6,    4,</text:p>
            <text:p>          3,    2,    4,    6,    2,    3,    8,    1,    7,   11,    6,</text:p>
            <text:p>         10,   10,   10,   36,   44, 2166,    0]))</text:p>
          </table:table-cell>
          <table:table-cell office:value-type="float" office:value="0.212083652276452" calcext:value-type="float">
            <text:p>0,212083652276452</text:p>
          </table:table-cell>
          <table:table-cell office:value-type="float" office:value="0.00899774727197938" calcext:value-type="float">
            <text:p>0,00899774727197938</text:p>
          </table:table-cell>
          <table:table-cell office:value-type="float" office:value="0.250187538062402" calcext:value-type="float">
            <text:p>0,250187538062402</text:p>
          </table:table-cell>
          <table:table-cell office:value-type="float" office:value="0.435299435257912" calcext:value-type="float">
            <text:p>0,435299435257912</text:p>
          </table:table-cell>
          <table:table-cell office:value-type="float" office:value="0.0765705421697674" calcext:value-type="float">
            <text:p>0,0765705421697674</text:p>
          </table:table-cell>
          <table:table-cell office:value-type="float" office:value="0.492479711771011" calcext:value-type="float">
            <text:p>0,492479711771011</text:p>
          </table:table-cell>
        </table:table-row>
        <table:table-row table:style-name="ro6">
          <table:table-cell office:value-type="string" calcext:value-type="string">
            <text:p>(array([0.00186292, 0.10064229, 0.16297369, 0.2450675 , 0.3115764 ,</text:p>
            <text:p>       0.38210961, 0.42925848, 0.50626719, 0.56815536, 0.6345405 ,</text:p>
            <text:p>       0.69865137, 0.76819855, 0.84023111, 0.91232695, 0.98126292]), array([0.06252554, 0.10526316, 0.125     , 0.25      , 0.25      ,</text:p>
            <text:p>       0.6       , 0.66666667, 0.        , 0.25      , 0.5       ,</text:p>
            <text:p>       0.33333333, 0.        , 0.11111111, 0.5       , 0.39393939]), array([2447,   19,   16,   12,    4,    5,    3,    1,    4,    6,    3,</text:p>
            <text:p>          5,    9,    4,   33,    0]))</text:p>
          </table:table-cell>
          <table:table-cell office:value-type="string" calcext:value-type="string">
            <text:p>(array([7.88230536e-06, 1.21715412e-05, 1.65687609e-05, 2.19221701e-05,</text:p>
            <text:p>       2.88128705e-05, 3.86744617e-05, 5.42261339e-05, 8.16331276e-05,</text:p>
            <text:p>       1.36637973e-04, 2.59651453e-04, 5.19667669e-04, 1.02483743e-03,</text:p>
            <text:p>       2.29304774e-03, 1.03482812e-02, 4.07211535e-01]), array([0.01162791, 0.01169591, 0.00581395, 0.02339181, 0.01169591,</text:p>
            <text:p>       0.02906977, 0.02339181, 0.03508772, 0.06976744, 0.06432749,</text:p>
            <text:p>       0.08187135, 0.12790698, 0.13450292, 0.18128655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9.11643424e-04, 2.83485197e-02, 4.95826778e-02, 6.74097712e-02,</text:p>
            <text:p>       8.93095508e-02, 1.08761480e-01, 1.33792302e-01, 1.44233013e-01,</text:p>
            <text:p>       1.70722468e-01, 1.89683527e-01, 2.06671931e-01, 2.38726109e-01,</text:p>
            <text:p>       2.49465538e-01, 2.63982286e-01, 2.96121806e-01, 3.27031001e-01,</text:p>
            <text:p>       3.50732327e-01, 3.89953926e-01, 4.00511026e-01, 4.22319412e-01,</text:p>
            <text:p>       4.64944988e-01, 5.06267190e-01, 5.44468284e-01, 5.73795378e-01,</text:p>
            <text:p>       5.80562413e-01, 6.11265510e-01, 6.37380838e-01, 6.48900092e-01,</text:p>
            <text:p>       6.61050200e-01, 6.88441396e-01, 7.19071329e-01, 7.39029109e-01,</text:p>
            <text:p>       7.51504064e-01, 7.67720163e-01, 7.91369706e-01, 8.08264226e-01,</text:p>
            <text:p>       8.22837770e-01, 8.50306034e-01, 8.60744834e-01, 8.85295272e-01,</text:p>
            <text:p>       9.06310916e-01, 9.30970728e-01, 9.53900397e-01, 9.73965818e-01,</text:p>
            <text:p>       9.92841134e-01]), array([0.05623164, 0.26190476, 0.26666667, 0.41666667, 0.        ,</text:p>
            <text:p>       0.14285714, 0.14285714, 0.        , 0.        , 0.33333333,</text:p>
            <text:p>       1.        , 0.        , 0.16666667, 0.        , 0.5       ,</text:p>
            <text:p>       0.        , 0.        , 0.75      , 0.        , 1.        ,</text:p>
            <text:p>       1.        , 0.        , 0.        , 0.5       , 0.        ,</text:p>
            <text:p>       0.5       , 0.5       , 1.        , 0.        , 0.5       ,</text:p>
            <text:p>       0.        , 0.        , 0.        , 0.        , 0.        ,</text:p>
            <text:p>       0.        , 0.        , 0.25      , 0.        , 0.        ,</text:p>
            <text:p>       1.        , 0.33333333, 0.        , 0.54545455, 0.38888889]), array([2383,   42,   15,   12,    3,    7,    7,    3,    7,    3,    2,</text:p>
            <text:p>          1,    6,    3,    2,    0,    2,    1,    0,    4,    1,    1,</text:p>
            <text:p>          0,    1,    0,    1,    0,    1,    2,    1,    2,    2,    1,</text:p>
            <text:p>          1,    2,    1,    1,    1,    1,    2,    2,    1,    4,    2,</text:p>
            <text:p>          1,    1,    3,    3,   11,   18,    0]))</text:p>
          </table:table-cell>
          <table:table-cell office:value-type="float" office:value="0.296420984948783" calcext:value-type="float">
            <text:p>0,296420984948783</text:p>
          </table:table-cell>
          <table:table-cell office:value-type="float" office:value="0.0616490174241305" calcext:value-type="float">
            <text:p>0,0616490174241305</text:p>
          </table:table-cell>
          <table:table-cell office:value-type="float" office:value="0.425738356469255" calcext:value-type="float">
            <text:p>0,425738356469255</text:p>
          </table:table-cell>
          <table:table-cell office:value-type="float" office:value="0.768198549747467" calcext:value-type="float">
            <text:p>0,768198549747467</text:p>
          </table:table-cell>
          <table:table-cell office:value-type="float" office:value="0.170938268486323" calcext:value-type="float">
            <text:p>0,170938268486323</text:p>
          </table:table-cell>
          <table:table-cell office:value-type="float" office:value="0.953900396823883" calcext:value-type="float">
            <text:p>0,953900396823883</text:p>
          </table:table-cell>
          <table:table-cell office:value-type="float" office:value="0.075228721064707" calcext:value-type="float">
            <text:p>0,075228721064707</text:p>
          </table:table-cell>
          <table:table-cell office:value-type="string" calcext:value-type="string">
            <text:p>(array([0.00883407, 0.09450077, 0.16277723, 0.22783507, 0.29421751,</text:p>
            <text:p>       0.37635996, 0.43795194, 0.49373281, 0.58730286, 0.63097094,</text:p>
            <text:p>       0.68307526, 0.7469848 , 0.83881822, 0.90079513, 0.99841847]), array([0., 0., 0., 0., 0., 0., 0., 0., 1., 1., 1., 1., 1., 1., 1.]), array([ 173,    4,   10,    8,    3,    6,    5,    1,    2,    5,    4,</text:p>
            <text:p>          9,   15,   19, 2307,    0]))</text:p>
          </table:table-cell>
          <table:table-cell office:value-type="string" calcext:value-type="string">
            <text:p>(array([0.00849971, 0.75998745, 0.99469379, 0.99850878, 0.99934977,</text:p>
            <text:p>       0.99968785, 0.99984601, 0.9999131 , 0.9999437 , 0.99996033,</text:p>
            <text:p>       0.99997069, 0.99997781, 0.99998331, 0.99998774, 0.99999209]), array([0.        , 0.7777777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0273 , 0.02641886, 0.04874899, 0.06729622, 0.1161603 ,</text:p>
            <text:p>       0.1388732 , 0.151966  , 0.17716223, 0.19269748, 0.20765111,</text:p>
            <text:p>       0.23227984, 0.24941269, 0.26097089, 0.28821877, 0.30621499,</text:p>
            <text:p>       0.3389498 , 0.36299723, 0.38905318, 0.41943759, 0.4249227 ,</text:p>
            <text:p>       0.45553172, 0.46494499, 0.49373281, 0.57511675, 0.59948897,</text:p>
            <text:p>       0.60946402, 0.63775891, 0.64908388, 0.672969  , 0.68309778,</text:p>
            <text:p>       0.70326525, 0.73601771, 0.75070724, 0.76127389, 0.81278516,</text:p>
            <text:p>       0.82927753, 0.85610577, 0.86692719, 0.89271425, 0.90959557,</text:p>
            <text:p>       0.93188356, 0.95083672, 0.97150508, 0.99917449]), array([0., 0., 0., 0., 0., 0., 0., 0., 0., 0., 0., 0., 0., 0., 0., 0., 0.,</text:p>
            <text:p>       0., 0., 0., 0., 0., 0., 1., 1., 1., 1., 1., 1., 1., 1., 1., 1., 1.,</text:p>
            <text:p>       1., 1., 1., 1., 1., 1., 1., 1., 1., 1.]), array([ 145,   16,    7,    7,    0,    2,    3,    3,    1,    3,    4,</text:p>
            <text:p>          1,    2,    1,    2,    1,    1,    0,    1,    4,    1,    2,</text:p>
            <text:p>          1,    1,    1,    0,    0,    0,    1,    1,    2,    1,    2,</text:p>
            <text:p>          2,    1,    1,    3,    5,    1,    0,    2,    7,    4,    6,</text:p>
            <text:p>          6,    4,    8,   11,   37, 2256,    0]))</text:p>
          </table:table-cell>
          <table:table-cell office:value-type="float" office:value="0.247322911573437" calcext:value-type="float">
            <text:p>0,247322911573437</text:p>
          </table:table-cell>
          <table:table-cell office:value-type="float" office:value="0.00229833824954624" calcext:value-type="float">
            <text:p>0,00229833824954624</text:p>
          </table:table-cell>
          <table:table-cell office:value-type="float" office:value="0.236764094035673" calcext:value-type="float">
            <text:p>0,236764094035673</text:p>
          </table:table-cell>
          <table:table-cell office:value-type="float" office:value="0.493732810020447" calcext:value-type="float">
            <text:p>0,493732810020447</text:p>
          </table:table-cell>
          <table:table-cell office:value-type="float" office:value="0.0177903294955429" calcext:value-type="float">
            <text:p>0,0177903294955429</text:p>
          </table:table-cell>
          <table:table-cell office:value-type="float" office:value="0.493732810020447" calcext:value-type="float">
            <text:p>0,493732810020447</text:p>
          </table:table-cell>
        </table:table-row>
        <table:table-row table:style-name="ro4">
          <table:table-cell office:value-type="string" calcext:value-type="string">
            <text:p>(array([0.00181142, 0.10033952, 0.17452782, 0.22458227, 0.28840936,</text:p>
            <text:p>       0.37568131, 0.43725672, 0.50324709, 0.59536999, 0.63671132,</text:p>
            <text:p>       0.68961489, 0.76125004, 0.82291331, 0.88241667, 0.97556777]), array([0.0600245 , 0.18181818, 0.08333333, 0.        , 0.375     ,</text:p>
            <text:p>       0.2       , 0.28571429, 0.        , 0.        , 0.16666667,</text:p>
            <text:p>       0.16666667, 0.        , 0.4       , 0.5       , 0.4516129 ]), array([2449,   22,   12,    5,    8,    5,    7,    5,    3,    6,    6,</text:p>
            <text:p>          3,    5,    4,   31,    0]))</text:p>
          </table:table-cell>
          <table:table-cell office:value-type="string" calcext:value-type="string">
            <text:p>(array([2.49843738e-05, 3.27100304e-05, 4.02172940e-05, 4.93768405e-05,</text:p>
            <text:p>       6.07543556e-05, 7.62823380e-05, 9.90221793e-05, 1.35493298e-04,</text:p>
            <text:p>       2.01450219e-04, 3.21692454e-04, 5.78842905e-04, 1.05679573e-03,</text:p>
            <text:p>       2.16697651e-03, 9.40426211e-03, 3.90117916e-01]), array([0.00581395, 0.00584795, 0.01744186, 0.02339181, 0.01754386,</text:p>
            <text:p>       0.03488372, 0.02923977, 0.05263158, 0.03488372, 0.04678363,</text:p>
            <text:p>       0.0877193 , 0.11046512, 0.14035088, 0.20467836, 0.22674419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8.96537347e-04, 2.67837889e-02, 4.72165562e-02, 6.86381301e-02,</text:p>
            <text:p>       9.19784196e-02, 1.07466710e-01, 1.26804638e-01, 1.54727702e-01,</text:p>
            <text:p>       1.72300562e-01, 1.89077984e-01, 2.09252521e-01, 2.25253627e-01,</text:p>
            <text:p>       2.53899038e-01, 2.74164299e-01, 2.83524970e-01, 3.01426947e-01,</text:p>
            <text:p>       3.32780093e-01, 3.52092922e-01, 3.64848346e-01, 3.87155096e-01,</text:p>
            <text:p>       4.03790772e-01, 4.30664698e-01, 4.55004056e-01, 4.75673527e-01,</text:p>
            <text:p>       4.88617003e-01, 5.03020406e-01, 5.24462253e-01, 5.95369995e-01,</text:p>
            <text:p>       6.19426489e-01, 6.34508650e-01, 6.48657739e-01, 6.72128052e-01,</text:p>
            <text:p>       6.88523233e-01, 7.08193392e-01, 7.57716835e-01, 7.68316448e-01,</text:p>
            <text:p>       8.18312407e-01, 8.24063540e-01, 8.73882681e-01, 8.90950650e-01,</text:p>
            <text:p>       9.36606010e-01, 9.47617364e-01, 9.73466337e-01, 9.93797688e-01]), array([0.05702306, 0.175     , 0.15789474, 0.25      , 0.125     ,</text:p>
            <text:p>       0.        , 0.4       , 0.33333333, 0.        , 0.        ,</text:p>
            <text:p>       0.        , 0.        , 0.        , 0.        , 0.66666667,</text:p>
            <text:p>       0.        , 1.        , 0.        , 0.        , 0.33333333,</text:p>
            <text:p>       0.        , 0.33333333, 0.33333333, 0.        , 0.        ,</text:p>
            <text:p>       0.        , 0.        , 0.        , 0.        , 0.33333333,</text:p>
            <text:p>       0.        , 0.        , 0.        , 0.5       , 0.        ,</text:p>
            <text:p>       0.        , 0.        , 0.5       , 0.5       , 0.5       ,</text:p>
            <text:p>       0.        , 0.2       , 0.625     , 0.53333333]), array([2385,   40,   19,    8,    8,    7,    5,    3,    1,    7,    2,</text:p>
            <text:p>          2,    1,    3,    3,    1,    1,    1,    1,    3,    1,    3,</text:p>
            <text:p>          3,    1,    1,    1,    2,    0,    0,    3,    1,    3,    2,</text:p>
            <text:p>          2,    2,    2,    0,    2,    1,    0,    1,    4,    0,    2,</text:p>
            <text:p>          2,    0,    3,    5,    8,   15,    0]))</text:p>
          </table:table-cell>
          <table:table-cell office:value-type="float" office:value="0.336761848798203" calcext:value-type="float">
            <text:p>0,336761848798203</text:p>
          </table:table-cell>
          <table:table-cell office:value-type="float" office:value="0.0640533584050898" calcext:value-type="float">
            <text:p>0,0640533584050898</text:p>
          </table:table-cell>
          <table:table-cell office:value-type="float" office:value="0.382036558360208" calcext:value-type="float">
            <text:p>0,382036558360208</text:p>
          </table:table-cell>
          <table:table-cell office:value-type="float" office:value="0.761250038941701" calcext:value-type="float">
            <text:p>0,761250038941701</text:p>
          </table:table-cell>
          <table:table-cell office:value-type="float" office:value="0.195274100460559" calcext:value-type="float">
            <text:p>0,195274100460559</text:p>
          </table:table-cell>
          <table:table-cell office:value-type="float" office:value="0.936606009801229" calcext:value-type="float">
            <text:p>0,936606009801229</text:p>
          </table:table-cell>
          <table:table-cell office:value-type="float" office:value="0.0711630271365598" calcext:value-type="float">
            <text:p>0,0711630271365598</text:p>
          </table:table-cell>
          <table:table-cell office:value-type="string" calcext:value-type="string">
            <text:p>(array([0.00793745, 0.10903807, 0.17057871, 0.23874996, 0.30832019,</text:p>
            <text:p>       0.366663  , 0.42217748, 0.49675291, 0.56724007, 0.62836787,</text:p>
            <text:p>       0.71616268, 0.77541773, 0.82327289, 0.89882128, 0.9983196 ]), array([0. , 0. , 0. , 0. , 0. , 0. , 0. , 0.4, 1. , 1. , 1. , 1. , 1. ,</text:p>
            <text:p>       1. , 1. ]), array([ 164,    6,    4,    3,    8,    6,    5,    5,    5,    5,    6,</text:p>
            <text:p>          5,   13,   20, 2316,    0]))</text:p>
          </table:table-cell>
          <table:table-cell office:value-type="string" calcext:value-type="string">
            <text:p>(array([0.01323753, 0.81095082, 0.99513079, 0.99857578, 0.99929725,</text:p>
            <text:p>       0.9996288 , 0.9997776 , 0.99985688, 0.99989724, 0.99992217,</text:p>
            <text:p>       0.99993836, 0.99995025, 0.99995966, 0.9999672 , 0.99997499]), array([0.        , 0.84210526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79308, 0.02745819, 0.05313183, 0.0670781 , 0.09655935,</text:p>
            <text:p>       0.10046828, 0.1258793 , 0.15025011, 0.17518857, 0.18168759,</text:p>
            <text:p>       0.23168355, 0.24228317, 0.28502801, 0.31147677, 0.329508  ,</text:p>
            <text:p>       0.35134226, 0.36762851, 0.38101822, 0.40463001, 0.43891305,</text:p>
            <text:p>       0.45808434, 0.47553775, 0.49697959, 0.511383  , 0.52432647,</text:p>
            <text:p>       0.54653609, 0.57345948, 0.59620923, 0.60999882, 0.63696732,</text:p>
            <text:p>       0.64790708, 0.69857305, 0.71044795, 0.7258357 , 0.74610096,</text:p>
            <text:p>       0.77474637, 0.79074748, 0.81092202, 0.82477691, 0.8430335 ,</text:p>
            <text:p>       0.87284502, 0.89126283, 0.908676  , 0.93268392, 0.95369971,</text:p>
            <text:p>       0.97344634, 0.99918836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143,   10,    7,    5,    1,    1,    3,    1,    2,    1,    0,</text:p>
            <text:p>          1,    2,    0,    3,    2,    3,    2,    2,    2,    3,    1,</text:p>
            <text:p>          1,    2,    1,    1,    1,    2,    2,    1,    2,    2,    1,</text:p>
            <text:p>          0,    1,    2,    3,    1,    2,    2,    7,    3,    2,    4,</text:p>
            <text:p>          8,    7,    6,   17,   38, 2257,    0]))</text:p>
          </table:table-cell>
          <table:table-cell office:value-type="float" office:value="0.220841043771311" calcext:value-type="float">
            <text:p>0,220841043771311</text:p>
          </table:table-cell>
          <table:table-cell office:value-type="float" office:value="0.00350099996994666" calcext:value-type="float">
            <text:p>0,00350099996994666</text:p>
          </table:table-cell>
          <table:table-cell office:value-type="float" office:value="0.247890085647956" calcext:value-type="float">
            <text:p>0,247890085647956</text:p>
          </table:table-cell>
          <table:table-cell office:value-type="float" office:value="0.432759928703308" calcext:value-type="float">
            <text:p>0,432759928703308</text:p>
          </table:table-cell>
          <table:table-cell office:value-type="float" office:value="0.0311544414947342" calcext:value-type="float">
            <text:p>0,0311544414947342</text:p>
          </table:table-cell>
          <table:table-cell office:value-type="float" office:value="0.496979594230652" calcext:value-type="float">
            <text:p>0,496979594230652</text:p>
          </table:table-cell>
        </table:table-row>
        <table:table-row table:style-name="ro2">
          <table:table-cell office:value-type="string" calcext:value-type="string">
            <text:p>(array([0.00196189, 0.09489161, 0.16262165, 0.23599377, 0.30758489,</text:p>
            <text:p>       0.36278765, 0.44105932, 0.51082376, 0.56205754, 0.64273502,</text:p>
            <text:p>       0.68844622, 0.77476889, 0.85646439, 0.91071863, 0.98714907]), array([0.06178396, 0.3125    , 0.23076923, 0.25      , 0.        ,</text:p>
            <text:p>       0.2       , 0.33333333, 0.        , 0.5       , 0.        ,</text:p>
            <text:p>       0.        , 0.5       , 1.        , 0.16666667, 0.37142857]), array([2444,   32,   13,    8,    5,    5,    6,    3,    4,    3,    1,</text:p>
            <text:p>          4,    2,    6,   35,    0]))</text:p>
          </table:table-cell>
          <table:table-cell office:value-type="string" calcext:value-type="string">
            <text:p>(array([9.73861093e-06, 1.27923970e-05, 1.67667997e-05, 2.21602787e-05,</text:p>
            <text:p>       2.97707547e-05, 4.24997433e-05, 6.55148510e-05, 1.00483204e-04,</text:p>
            <text:p>       1.50129029e-04, 2.31169386e-04, 4.30293275e-04, 8.62609307e-04,</text:p>
            <text:p>       2.25922467e-03, 1.17642998e-02, 3.85574948e-01]), array([0.02325581, 0.00584795, 0.00581395, 0.02339181, 0.03508772,</text:p>
            <text:p>       0.00581395, 0.03508772, 0.05847953, 0.02325581, 0.05847953,</text:p>
            <text:p>       0.0994152 , 0.09302326, 0.16959064, 0.18128655, 0.28488372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8.67877245e-04, 2.85759323e-02, 4.78767168e-02, 6.99416981e-02,</text:p>
            <text:p>       9.04836236e-02, 1.10134610e-01, 1.28565428e-01, 1.51985357e-01,</text:p>
            <text:p>       1.65664511e-01, 1.93791643e-01, 2.13389556e-01, 2.35065296e-01,</text:p>
            <text:p>       2.49497011e-01, 2.69235104e-01, 2.89138734e-01, 3.24846903e-01,</text:p>
            <text:p>       3.49269331e-01, 3.67475286e-01, 3.80448997e-01, 4.08396453e-01,</text:p>
            <text:p>       4.26899999e-01, 4.57743347e-01, 4.63208050e-01, 4.98018652e-01,</text:p>
            <text:p>       5.02686501e-01, 5.31766117e-01, 5.54471612e-01, 5.69643468e-01,</text:p>
            <text:p>       6.24285400e-01, 6.51959836e-01, 6.88446224e-01, 7.74768889e-01,</text:p>
            <text:p>       8.46834779e-01, 8.66093993e-01, 8.82810712e-01, 9.11883652e-01,</text:p>
            <text:p>       9.22925055e-01, 9.57636992e-01, 9.69595095e-01, 9.94605223e-01]), array([0.05607083, 0.31707317, 0.19230769, 0.25      , 0.        ,</text:p>
            <text:p>       0.625     , 0.16666667, 0.33333333, 0.25      , 0.        ,</text:p>
            <text:p>       0.        , 1.        , 0.33333333, 0.        , 0.        ,</text:p>
            <text:p>       0.        , 0.5       , 0.        , 0.        , 0.        ,</text:p>
            <text:p>       0.5       , 0.        , 0.5       , 0.        , 0.        ,</text:p>
            <text:p>       0.        , 1.        , 0.        , 0.        , 0.        ,</text:p>
            <text:p>       0.        , 0.5       , 1.        , 1.        , 0.        ,</text:p>
            <text:p>       0.33333333, 0.        , 0.        , 0.66666667, 0.34615385]), array([2372,   41,   26,   16,    8,    8,    6,    3,    8,    1,    3,</text:p>
            <text:p>          1,    3,    2,    1,    0,    3,    2,    2,    1,    1,    2,</text:p>
            <text:p>          1,    2,    1,    1,    1,    2,    2,    0,    0,    1,    2,</text:p>
            <text:p>          0,    1,    0,    0,    0,    4,    0,    0,    0,    1,    1,</text:p>
            <text:p>          1,    3,    2,    3,    6,   26,    0]))</text:p>
          </table:table-cell>
          <table:table-cell office:value-type="float" office:value="0.307988152657678" calcext:value-type="float">
            <text:p>0,307988152657678</text:p>
          </table:table-cell>
          <table:table-cell office:value-type="float" office:value="0.0601682154592326" calcext:value-type="float">
            <text:p>0,0601682154592326</text:p>
          </table:table-cell>
          <table:table-cell office:value-type="float" office:value="0.373966510899533" calcext:value-type="float">
            <text:p>0,373966510899533</text:p>
          </table:table-cell>
          <table:table-cell office:value-type="float" office:value="0.744051963090897" calcext:value-type="float">
            <text:p>0,744051963090897</text:p>
          </table:table-cell>
          <table:table-cell office:value-type="float" office:value="0.169522249905055" calcext:value-type="float">
            <text:p>0,169522249905055</text:p>
          </table:table-cell>
          <table:table-cell office:value-type="float" office:value="0.957636992136637" calcext:value-type="float">
            <text:p>0,957636992136637</text:p>
          </table:table-cell>
          <table:table-cell office:value-type="float" office:value="0.075711515953054" calcext:value-type="float">
            <text:p>0,075711515953054</text:p>
          </table:table-cell>
          <table:table-cell office:value-type="string" calcext:value-type="string">
            <text:p>(array([0.00722372, 0.09556483, 0.16600811, 0.23578419, 0.31155378,</text:p>
            <text:p>       0.35344889, 0.43956473, 0.48917624, 0.5600222 , 0.6320156 ,</text:p>
            <text:p>       0.69241511, 0.76928277, 0.84140597, 0.90701098, 0.99826759]), array([0.        , 0.        , 0.        , 0.        , 0.        ,</text:p>
            <text:p>       0.        , 0.        , 0.33333333, 1.        , 1.        ,</text:p>
            <text:p>       1.        , 1.        , 1.        , 1.        , 1.        ]), array([ 173,   15,    3,    4,    1,    4,    4,    3,    6,    4,    5,</text:p>
            <text:p>          8,   12,   23, 2306,    0]))</text:p>
          </table:table-cell>
          <table:table-cell office:value-type="string" calcext:value-type="string">
            <text:p>(array([0.0069358 , 0.7588944 , 0.99429763, 0.99872194, 0.99944851,</text:p>
            <text:p>       0.99973514, 0.99983751, 0.99989237, 0.99993081, 0.99995582,</text:p>
            <text:p>       0.99996941, 0.99997762, 0.99998309, 0.99998711, 0.99999024]), array([0.        , 0.8011695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87434, 0.02958424, 0.04684875, 0.07471383, 0.0918684 ,</text:p>
            <text:p>       0.11197057, 0.12962919, 0.15844595, 0.1697892 , 0.23013668,</text:p>
            <text:p>       0.25272673, 0.31155378, 0.34602699, 0.3757146 , 0.43103658,</text:p>
            <text:p>       0.46669152, 0.4973135 , 0.50198135, 0.53873307, 0.55039996,</text:p>
            <text:p>       0.57859668, 0.59160355, 0.619551  , 0.63252471, 0.64346197,</text:p>
            <text:p>       0.6751531 , 0.71086127, 0.7307649 , 0.75211785, 0.77721015,</text:p>
            <text:p>       0.78661044, 0.80620836, 0.83571038, 0.84977489, 0.87072177,</text:p>
            <text:p>       0.89118576, 0.9106132 , 0.93125549, 0.95251935, 0.97155378,</text:p>
            <text:p>       0.99921365]), array([0., 0., 0., 0., 0., 0., 0., 0., 0., 0., 0., 0., 0., 0., 0., 0., 0.,</text:p>
            <text:p>       1., 1., 1., 1., 1., 1., 1., 1., 1., 1., 1., 1., 1., 1., 1., 1., 1.,</text:p>
            <text:p>       1., 1., 1., 1., 1., 1., 1.]), array([ 150,   15,    8,    6,    2,    6,    1,    1,    2,    0,    0,</text:p>
            <text:p>          3,    1,    0,    0,    1,    0,    3,    1,    0,    0,    3,</text:p>
            <text:p>          0,    2,    1,    1,    1,    3,    1,    1,    1,    2,    1,</text:p>
            <text:p>          3,    0,    1,    2,    2,    2,    3,    1,    6,    3,    6,</text:p>
            <text:p>          3,    9,   12,   21,   32, 2248,    0]))</text:p>
          </table:table-cell>
          <table:table-cell office:value-type="float" office:value="0.224304730098772" calcext:value-type="float">
            <text:p>0,224304730098772</text:p>
          </table:table-cell>
          <table:table-cell office:value-type="float" office:value="0.00383225174427461" calcext:value-type="float">
            <text:p>0,00383225174427461</text:p>
          </table:table-cell>
          <table:table-cell office:value-type="float" office:value="0.234599957189839" calcext:value-type="float">
            <text:p>0,234599957189839</text:p>
          </table:table-cell>
          <table:table-cell office:value-type="float" office:value="0.439977804819743" calcext:value-type="float">
            <text:p>0,439977804819743</text:p>
          </table:table-cell>
          <table:table-cell office:value-type="float" office:value="0.04227519230318" calcext:value-type="float">
            <text:p>0,04227519230318</text:p>
          </table:table-cell>
          <table:table-cell office:value-type="float" office:value="0.498018652200699" calcext:value-type="float">
            <text:p>0,498018652200699</text:p>
          </table:table-cell>
        </table:table-row>
        <table:table-row table:style-name="ro4">
          <table:table-cell office:value-type="string" calcext:value-type="string">
            <text:p>(array([0.00367927, 0.08949183, 0.16378427, 0.22306595, 0.30201925,</text:p>
            <text:p>       0.3641976 , 0.42191972, 0.50769604, 0.56421962, 0.63968823,</text:p>
            <text:p>       0.69222826, 0.76576596, 0.83747593, 0.90478877, 0.97943872]), array([0.06207483, 0.13207547, 0.23076923, 0.35      , 0.14285714,</text:p>
            <text:p>       0.        , 0.125     , 0.28571429, 0.125     , 0.22222222,</text:p>
            <text:p>       0.        , 0.14285714, 0.2       , 0.27272727, 0.28571429]), array([2352,   53,   26,   20,   14,    7,    8,    7,    8,    9,    4,</text:p>
            <text:p>          7,   10,   11,   35,    0]))</text:p>
          </table:table-cell>
          <table:table-cell office:value-type="string" calcext:value-type="string">
            <text:p>(array([4.10250558e-05, 5.57191539e-05, 7.73328498e-05, 1.14534108e-04,</text:p>
            <text:p>       1.70092069e-04, 2.51586776e-04, 3.65903292e-04, 5.26355060e-04,</text:p>
            <text:p>       8.12655922e-04, 1.37084926e-03, 2.38471893e-03, 4.84378608e-03,</text:p>
            <text:p>       1.16397853e-02, 5.14100929e-02, 5.47443506e-01]), array([0.00581395, 0.01754386, 0.02906977, 0.00584795, 0.01754386,</text:p>
            <text:p>       0.02325581, 0.02923977, 0.04093567, 0.06395349, 0.11111111,</text:p>
            <text:p>       0.07602339, 0.13953488, 0.11695906, 0.20467836, 0.22674419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77342, 0.02920935, 0.04959389, 0.06894231, 0.09078403,</text:p>
            <text:p>       0.11333981, 0.12970033, 0.14716653, 0.17023934, 0.18368891,</text:p>
            <text:p>       0.21119036, 0.23371876, 0.25109681, 0.27270461, 0.29037649,</text:p>
            <text:p>       0.31173543, 0.32959922, 0.35108664, 0.37838584, 0.38984483,</text:p>
            <text:p>       0.40940816, 0.4313978 , 0.44845958, 0.46816182, 0.48926324,</text:p>
            <text:p>       0.51164003, 0.53076357, 0.54469623, 0.57180674, 0.59244126,</text:p>
            <text:p>       0.60967958, 0.63329305, 0.65358558, 0.67185056, 0.68252212,</text:p>
            <text:p>       0.70727018, 0.73697466, 0.74979126, 0.77185893, 0.79004335,</text:p>
            <text:p>       0.80676866, 0.82316627, 0.85506511, 0.87696132, 0.89274299,</text:p>
            <text:p>       0.9122503 , 0.93167435, 0.94945286, 0.97144993, 0.99429796]), array([0.05241935, 0.20588235, 0.28571429, 0.16129032, 0.10526316,</text:p>
            <text:p>       0.2       , 0.33333333, 0.4       , 0.14285714, 0.25      ,</text:p>
            <text:p>       0.36363636, 0.28571429, 0.5       , 0.        , 0.        ,</text:p>
            <text:p>       0.4       , 0.        , 0.        , 0.        , 0.        ,</text:p>
            <text:p>       0.        , 0.        , 0.5       , 0.        , 0.        ,</text:p>
            <text:p>       0.66666667, 0.        , 0.33333333, 0.        , 0.        ,</text:p>
            <text:p>       0.        , 0.25      , 0.25      , 0.        , 0.        ,</text:p>
            <text:p>       0.        , 0.        , 0.        , 0.        , 0.5       ,</text:p>
            <text:p>       0.        , 0.        , 0.4       , 0.5       , 0.        ,</text:p>
            <text:p>       0.2       , 0.25      , 0.5       , 0.5       , 0.19047619]), array([2232,   68,   42,   31,   19,   10,    6,    5,   14,    4,   11,</text:p>
            <text:p>          7,    2,    3,    3,    5,    4,    3,    1,    2,    5,    1,</text:p>
            <text:p>          2,    1,    1,    3,    2,    3,    4,    1,    1,    4,    4,</text:p>
            <text:p>          1,    1,    2,    1,    2,    2,    2,    1,    4,    5,    2,</text:p>
            <text:p>          2,    5,    4,    6,    6,   21,    0]))</text:p>
          </table:table-cell>
          <table:table-cell office:value-type="float" office:value="0.364816264275916" calcext:value-type="float">
            <text:p>0,364816264275916</text:p>
          </table:table-cell>
          <table:table-cell office:value-type="float" office:value="0.0752097220846878" calcext:value-type="float">
            <text:p>0,0752097220846878</text:p>
          </table:table-cell>
          <table:table-cell office:value-type="float" office:value="0.403041774162266" calcext:value-type="float">
            <text:p>0,403041774162266</text:p>
          </table:table-cell>
          <table:table-cell office:value-type="float" office:value="0.693724429607391" calcext:value-type="float">
            <text:p>0,693724429607391</text:p>
          </table:table-cell>
          <table:table-cell office:value-type="float" office:value="0.320699320109778" calcext:value-type="float">
            <text:p>0,320699320109778</text:p>
          </table:table-cell>
          <table:table-cell office:value-type="float" office:value="0.892742991447449" calcext:value-type="float">
            <text:p>0,892742991447449</text:p>
          </table:table-cell>
          <table:table-cell office:value-type="float" office:value="0.0825582576346841" calcext:value-type="float">
            <text:p>0,0825582576346841</text:p>
          </table:table-cell>
          <table:table-cell office:value-type="string" calcext:value-type="string">
            <text:p>(array([0.01215979, 0.09717019, 0.16384942, 0.23042116, 0.30822607,</text:p>
            <text:p>       0.36158728, 0.43503059, 0.50053894, 0.57733048, 0.63765798,</text:p>
            <text:p>       0.69916666, 0.77817985, 0.83683   , 0.91157474, 0.9967085 ]), array([0.        , 0.        , 0.        , 0.        , 0.        ,</text:p>
            <text:p>       0.        , 0.        , 0.57142857, 1.        , 1.        ,</text:p>
            <text:p>       1.        , 1.        , 1.        , 1.        , 1.        ]), array([ 171,   15,   14,   13,    6,    7,    8,    7,    8,    9,   12,</text:p>
            <text:p>         14,   22,   49, 2216,    0]))</text:p>
          </table:table-cell>
          <table:table-cell office:value-type="string" calcext:value-type="string">
            <text:p>(array([0.01248068, 0.58244209, 0.96761733, 0.99238184, 0.99685657,</text:p>
            <text:p>       0.99838619, 0.99909369, 0.99944048, 0.99962   , 0.99974004,</text:p>
            <text:p>       0.99982599, 0.99988308, 0.99992162, 0.99994398, 0.99995892]), array([0.        , 0.6198830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0277 , 0.02822975, 0.04985294, 0.06684903, 0.08967118,</text:p>
            <text:p>       0.11194886, 0.12772684, 0.14790572, 0.17428592, 0.18715907,</text:p>
            <text:p>       0.20845269, 0.2331492 , 0.25252981, 0.26302534, 0.29272982,</text:p>
            <text:p>       0.31191579, 0.32814944, 0.3482582 , 0.36533864, 0.39032042,</text:p>
            <text:p>       0.40755874, 0.42819326, 0.45330431, 0.46923643, 0.49390233,</text:p>
            <text:p>       0.5131864 , 0.53183818, 0.54854123, 0.5686022 , 0.59059184,</text:p>
            <text:p>       0.61015517, 0.62540114, 0.65146425, 0.67040078, 0.68653077,</text:p>
            <text:p>       0.70962351, 0.72729539, 0.75497833, 0.76805667, 0.78740702,</text:p>
            <text:p>       0.81544372, 0.82958582, 0.85580429, 0.87178023, 0.88748542,</text:p>
            <text:p>       0.90968789, 0.93052882, 0.95035054, 0.97056789, 0.9983302 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134,   17,   15,    8,    6,    4,    3,    5,    6,    2,    5,</text:p>
            <text:p>          4,    3,    1,    2,    3,    1,    3,    3,    1,    1,    4,</text:p>
            <text:p>          3,    2,    1,    3,    1,    2,    1,    5,    2,    2,    4,</text:p>
            <text:p>          4,    3,    3,    3,    1,    5,    8,    3,   12,    5,    5,</text:p>
            <text:p>          8,   18,   27,   33,   57, 2119,    0]))</text:p>
          </table:table-cell>
          <table:table-cell office:value-type="float" office:value="0.216125727785558" calcext:value-type="float">
            <text:p>0,216125727785558</text:p>
          </table:table-cell>
          <table:table-cell office:value-type="float" office:value="0.00648346136610085" calcext:value-type="float">
            <text:p>0,00648346136610085</text:p>
          </table:table-cell>
          <table:table-cell office:value-type="float" office:value="0.249401674406717" calcext:value-type="float">
            <text:p>0,249401674406717</text:p>
          </table:table-cell>
          <table:table-cell office:value-type="float" office:value="0.435030587017536" calcext:value-type="float">
            <text:p>0,435030587017536</text:p>
          </table:table-cell>
          <table:table-cell office:value-type="float" office:value="0.0374409523275163" calcext:value-type="float">
            <text:p>0,0374409523275163</text:p>
          </table:table-cell>
          <table:table-cell office:value-type="float" office:value="0.493902325630188" calcext:value-type="float">
            <text:p>0,493902325630188</text:p>
          </table:table-cell>
        </table:table-row>
        <table:table-row table:style-name="ro2">
          <table:table-cell office:value-type="string" calcext:value-type="string">
            <text:p>(array([0.00248   , 0.09672153, 0.16278613, 0.23194036, 0.30525093,</text:p>
            <text:p>       0.36823485, 0.43331575, 0.51761948, 0.5612393 , 0.62700321,</text:p>
            <text:p>       0.6950435 , 0.76898519, 0.85223055, 0.91162875, 0.97876987]), array([0.05625   , 0.19444444, 0.35714286, 0.3       , 0.09090909,</text:p>
            <text:p>       0.        , 0.63636364, 0.        , 0.        , 0.33333333,</text:p>
            <text:p>       0.66666667, 0.33333333, 0.16666667, 0.3       , 0.22727273]), array([2400,   36,   14,   10,   11,   10,   11,    4,    3,    3,    3,</text:p>
            <text:p>          6,    6,   10,   44,    0]))</text:p>
          </table:table-cell>
          <table:table-cell office:value-type="string" calcext:value-type="string">
            <text:p>(array([1.20491475e-05, 1.69093620e-05, 2.20179625e-05, 2.84993324e-05,</text:p>
            <text:p>       3.89313964e-05, 5.44560240e-05, 8.27834004e-05, 1.45344364e-04,</text:p>
            <text:p>       2.88469468e-04, 5.60845126e-04, 1.08841018e-03, 2.18848785e-03,</text:p>
            <text:p>       5.16016661e-03, 2.47223586e-02, 5.20826351e-01]), array([0.00581395, 0.01754386, 0.01744186, 0.00584795, 0.02339181,</text:p>
            <text:p>       0.01744186, 0.02923977, 0.03508772, 0.03488372, 0.05847953,</text:p>
            <text:p>       0.06432749, 0.0872093 , 0.13450292, 0.25730994, 0.2441860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3779, 0.0298068 , 0.04848806, 0.07016741, 0.09081029,</text:p>
            <text:p>       0.10681213, 0.12739889, 0.1487375 , 0.17226308, 0.19270024,</text:p>
            <text:p>       0.20902282, 0.23028328, 0.24683014, 0.26998234, 0.29052204,</text:p>
            <text:p>       0.31248668, 0.3304956 , 0.34776276, 0.37360291, 0.3882675 ,</text:p>
            <text:p>       0.40751914, 0.43003459, 0.45286668, 0.46486074, 0.50921229,</text:p>
            <text:p>       0.52602667, 0.55848014, 0.56675762, 0.61385459, 0.63357753,</text:p>
            <text:p>       0.68950492, 0.70612067, 0.73537177, 0.77409488, 0.79748893,</text:p>
            <text:p>       0.83709002, 0.8461754 , 0.86384195, 0.88471895, 0.91008313,</text:p>
            <text:p>       0.93152176, 0.9533186 , 0.97409062, 0.99190695]), array([0.04790678, 0.28301887, 0.2962963 , 0.3       , 0.        ,</text:p>
            <text:p>       0.23076923, 0.6       , 0.16666667, 0.4       , 0.5       ,</text:p>
            <text:p>       0.66666667, 0.        , 0.33333333, 0.        , 0.        ,</text:p>
            <text:p>       0.        , 0.2       , 0.        , 0.        , 0.        ,</text:p>
            <text:p>       0.75      , 0.5       , 0.75      , 0.        , 0.        ,</text:p>
            <text:p>       0.        , 0.        , 0.        , 1.        , 0.        ,</text:p>
            <text:p>       0.5       , 1.        , 0.5       , 0.5       , 0.        ,</text:p>
            <text:p>       0.        , 0.5       , 0.        , 1.        , 0.        ,</text:p>
            <text:p>       0.27272727, 0.        , 0.        , 0.31034483]), array([2317,   53,   27,   10,   12,   13,    5,    6,    5,    2,    3,</text:p>
            <text:p>          3,    3,    2,    5,    1,    5,    3,    2,    4,    4,    2,</text:p>
            <text:p>          4,    1,    0,    2,    2,    2,    1,    0,    1,    2,    0,</text:p>
            <text:p>          0,    2,    1,    2,    0,    2,    2,    0,    1,    2,    4,</text:p>
            <text:p>          1,    3,   11,    4,    5,   29,    0]))</text:p>
          </table:table-cell>
          <table:table-cell office:value-type="float" office:value="0.33898539990847" calcext:value-type="float">
            <text:p>0,33898539990847</text:p>
          </table:table-cell>
          <table:table-cell office:value-type="float" office:value="0.0687168178054575" calcext:value-type="float">
            <text:p>0,0687168178054575</text:p>
          </table:table-cell>
          <table:table-cell office:value-type="float" office:value="0.395241444588453" calcext:value-type="float">
            <text:p>0,395241444588453</text:p>
          </table:table-cell>
          <table:table-cell office:value-type="float" office:value="0.751497146758166" calcext:value-type="float">
            <text:p>0,751497146758166</text:p>
          </table:table-cell>
          <table:table-cell office:value-type="float" office:value="0.276640304039384" calcext:value-type="float">
            <text:p>0,276640304039384</text:p>
          </table:table-cell>
          <table:table-cell office:value-type="float" office:value="0.974090623855591" calcext:value-type="float">
            <text:p>0,974090623855591</text:p>
          </table:table-cell>
          <table:table-cell office:value-type="float" office:value="0.0770679992291664" calcext:value-type="float">
            <text:p>0,0770679992291664</text:p>
          </table:table-cell>
          <table:table-cell office:value-type="string" calcext:value-type="string">
            <text:p>(array([0.01283887, 0.09617828, 0.15426748, 0.22414338, 0.32067433,</text:p>
            <text:p>       0.36642247, 0.43248987, 0.48238052, 0.56053585, 0.63013692,</text:p>
            <text:p>       0.69739324, 0.76261236, 0.83770522, 0.90565026, 0.99792687]), array([0., 0., 0., 0., 0., 0., 0., 0., 1., 1., 1., 1., 1., 1., 1.]), array([ 169,   14,   10,    7,    2,    2,   10,    4,    4,   11,   12,</text:p>
            <text:p>          9,   10,   32, 2275,    0]))</text:p>
          </table:table-cell>
          <table:table-cell office:value-type="string" calcext:value-type="string">
            <text:p>(array([0.01389068, 0.69412536, 0.98937764, 0.9971341 , 0.99868664,</text:p>
            <text:p>       0.99935128, 0.99967847, 0.99983973, 0.99991328, 0.99994392,</text:p>
            <text:p>       0.99996031, 0.99997116, 0.99997783, 0.99998298, 0.99998794]), array([0.        , 0.73099415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82473, 0.02825988, 0.04912305, 0.06895615, 0.08991687,</text:p>
            <text:p>       0.10603469, 0.13415726, 0.14756597, 0.1664124 , 0.19238314,</text:p>
            <text:p>       0.20740895, 0.22147483, 0.25241554, 0.26547748, 0.31681114,</text:p>
            <text:p>       0.32453752, 0.36642247, 0.40799526, 0.4283773 , 0.44883166,</text:p>
            <text:p>       0.47397333, 0.49078771, 0.53513926, 0.54965186, 0.56344303,</text:p>
            <text:p>       0.59390923, 0.61215692, 0.62639709, 0.65223724, 0.66801488,</text:p>
            <text:p>       0.69166715, 0.70891841, 0.73208545, 0.75596257, 0.76970369,</text:p>
            <text:p>       0.79754518, 0.80698267, 0.82500394, 0.8491763 , 0.8787371 ,</text:p>
            <text:p>       0.89220593, 0.90918971, 0.93035829, 0.95229333, 0.96989185,</text:p>
            <text:p>       0.9988846 ]), array([0., 0., 0., 0., 0., 0., 0., 0., 0., 0., 0., 0., 0., 0., 0., 0., 0.,</text:p>
            <text:p>       0., 0., 0., 0., 0., 1., 1., 1., 1., 1., 1., 1., 1., 1., 1., 1., 1.,</text:p>
            <text:p>       1., 1., 1., 1., 1., 1., 1., 1., 1., 1., 1., 1.]), array([ 131,   20,   12,   11,    3,    3,    7,    2,    3,    1,    4,</text:p>
            <text:p>          1,    1,    1,    0,    1,    1,    0,    2,    0,    3,    2,</text:p>
            <text:p>          5,    2,    2,    0,    1,    1,    1,    1,    5,    2,    3,</text:p>
            <text:p>          4,    2,    6,    3,    2,    4,    1,    1,    3,    6,    2,</text:p>
            <text:p>         11,   12,   10,   19,   38, 2215,    0]))</text:p>
          </table:table-cell>
          <table:table-cell office:value-type="float" office:value="0.246495631817064" calcext:value-type="float">
            <text:p>0,246495631817064</text:p>
          </table:table-cell>
          <table:table-cell office:value-type="float" office:value="0.00446361245441763" calcext:value-type="float">
            <text:p>0,00446361245441763</text:p>
          </table:table-cell>
          <table:table-cell office:value-type="float" office:value="0.23744764483202" calcext:value-type="float">
            <text:p>0,23744764483202</text:p>
          </table:table-cell>
          <table:table-cell office:value-type="float" office:value="0.482380524277687" calcext:value-type="float">
            <text:p>0,482380524277687</text:p>
          </table:table-cell>
          <table:table-cell office:value-type="float" office:value="0.0368687890426458" calcext:value-type="float">
            <text:p>0,0368687890426458</text:p>
          </table:table-cell>
          <table:table-cell office:value-type="float" office:value="0.490787714719772" calcext:value-type="float">
            <text:p>0,490787714719772</text:p>
          </table:table-cell>
        </table:table-row>
        <table:table-row table:style-name="ro6">
          <table:table-cell office:value-type="string" calcext:value-type="string">
            <text:p>(array([0.00157738, 0.09392954, 0.16194478, 0.23649532, 0.30778074,</text:p>
            <text:p>       0.37128378, 0.43416703, 0.50291458, 0.57663332, 0.63870376,</text:p>
            <text:p>       0.70168992, 0.77355786, 0.83797726, 0.91114925, 0.9797235 ]), array([0.05739422, 0.09090909, 0.23076923, 0.30769231, 0.33333333,</text:p>
            <text:p>       0.25      , 0.125     , 0.14285714, 0.33333333, 0.1       ,</text:p>
            <text:p>       0.        , 0.        , 0.5       , 0.36363636, 0.33333333]), array([2387,   33,   13,   13,   12,    4,    8,    7,    9,   10,    3,</text:p>
            <text:p>          4,    6,   11,   51,    0]))</text:p>
          </table:table-cell>
          <table:table-cell office:value-type="string" calcext:value-type="string">
            <text:p>(array([8.01795856e-06, 9.59260838e-06, 1.14537499e-05, 1.42540730e-05,</text:p>
            <text:p>       1.83725787e-05, 2.56216471e-05, 3.84918909e-05, 5.99961327e-05,</text:p>
            <text:p>       9.87646793e-05, 1.66119253e-04, 3.30228650e-04, 7.79479297e-04,</text:p>
            <text:p>       2.57377486e-03, 2.32004328e-02, 5.89152037e-01]), array([0.        , 0.01169591, 0.01162791, 0.01754386, 0.00584795,</text:p>
            <text:p>       0.02906977, 0.01169591, 0.04678363, 0.0872093 , 0.07017544,</text:p>
            <text:p>       0.06432749, 0.13372093, 0.12280702, 0.1871345 , 0.2616279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7.45006421e-04, 2.84390207e-02, 4.82958972e-02, 7.02378479e-02,</text:p>
            <text:p>       8.89538864e-02, 1.13702125e-01, 1.28215651e-01, 1.50610749e-01,</text:p>
            <text:p>       1.66051629e-01, 1.85886465e-01, 2.09876249e-01, 2.25022815e-01,</text:p>
            <text:p>       2.49345595e-01, 2.91506648e-01, 3.11295966e-01, 3.25486936e-01,</text:p>
            <text:p>       3.54739219e-01, 3.73192057e-01, 3.84011805e-01, 4.10117581e-01,</text:p>
            <text:p>       4.30867046e-01, 4.49307382e-01, 4.70875531e-01, 4.91729885e-01,</text:p>
            <text:p>       5.18975854e-01, 5.31936884e-01, 5.70747524e-01, 5.92557713e-01,</text:p>
            <text:p>       6.08959198e-01, 6.32794579e-01, 6.48529390e-01, 6.62573665e-01,</text:p>
            <text:p>       6.94875419e-01, 7.05097169e-01, 7.50979811e-01, 7.96135902e-01,</text:p>
            <text:p>       8.27050984e-01, 8.48903537e-01, 8.75170767e-01, 8.80796611e-01,</text:p>
            <text:p>       9.11957395e-01, 9.31085604e-01, 9.49619532e-01, 9.73177365e-01,</text:p>
            <text:p>       9.93193871e-01]), array([0.05321888, 0.23076923, 0.2       , 0.09090909, 0.13333333,</text:p>
            <text:p>       0.16666667, 0.2       , 0.25      , 0.16666667, 0.        ,</text:p>
            <text:p>       0.        , 0.        , 0.5       , 0.4       , 0.33333333,</text:p>
            <text:p>       0.25      , 0.        , 0.        , 1.        , 0.5       ,</text:p>
            <text:p>       0.        , 0.        , 0.5       , 0.        , 0.        ,</text:p>
            <text:p>       0.5       , 0.        , 0.5       , 0.        , 0.        ,</text:p>
            <text:p>       0.33333333, 0.        , 0.        , 0.        , 0.        ,</text:p>
            <text:p>       0.        , 0.66666667, 0.33333333, 0.        , 1.        ,</text:p>
            <text:p>       0.2       , 0.28571429, 0.2       , 0.2       , 0.46428571]), array([2330,   39,   15,   11,   15,    6,    5,    4,    6,    2,    3,</text:p>
            <text:p>          2,    8,    0,    5,    3,    4,    1,    2,    1,    2,    3,</text:p>
            <text:p>          2,    2,    3,    2,    2,    0,    4,    4,    2,    3,    3,</text:p>
            <text:p>          2,    1,    2,    0,    2,    0,    2,    0,    3,    3,    1,</text:p>
            <text:p>          1,    5,    7,    5,   15,   28,    0]))</text:p>
          </table:table-cell>
          <table:table-cell office:value-type="float" office:value="0.320270093931572" calcext:value-type="float">
            <text:p>0,320270093931572</text:p>
          </table:table-cell>
          <table:table-cell office:value-type="float" office:value="0.0733230112767234" calcext:value-type="float">
            <text:p>0,0733230112767234</text:p>
          </table:table-cell>
          <table:table-cell office:value-type="float" office:value="0.357084278692624" calcext:value-type="float">
            <text:p>0,357084278692624</text:p>
          </table:table-cell>
          <table:table-cell office:value-type="float" office:value="0.773557856678963" calcext:value-type="float">
            <text:p>0,773557856678963</text:p>
          </table:table-cell>
          <table:table-cell office:value-type="float" office:value="0.327524130514195" calcext:value-type="float">
            <text:p>0,327524130514195</text:p>
          </table:table-cell>
          <table:table-cell office:value-type="float" office:value="0.875170767307282" calcext:value-type="float">
            <text:p>0,875170767307282</text:p>
          </table:table-cell>
          <table:table-cell office:value-type="float" office:value="0.07827161353302" calcext:value-type="float">
            <text:p>0,07827161353302</text:p>
          </table:table-cell>
          <table:table-cell office:value-type="string" calcext:value-type="string">
            <text:p>(array([0.00892869, 0.09149301, 0.15327906, 0.23859864, 0.30092812,</text:p>
            <text:p>       0.36464672, 0.42071521, 0.49133281, 0.56613701, 0.63709243,</text:p>
            <text:p>       0.68977472, 0.76984238, 0.83401968, 0.90699697, 0.99855646]), array([0.        , 0.        , 0.        , 0.        , 0.        ,</text:p>
            <text:p>       0.        , 0.        , 0.42857143, 1.        , 1.        ,</text:p>
            <text:p>       1.        , 1.        , 1.        , 1.        , 1.        ]), array([ 171,   10,    6,    8,    7,   10,    7,    7,   10,    4,    8,</text:p>
            <text:p>          9,   13,   34, 2267,    0]))</text:p>
          </table:table-cell>
          <table:table-cell office:value-type="string" calcext:value-type="string">
            <text:p>(array([0.00929338, 0.67611879, 0.99210705, 0.99867892, 0.99956533,</text:p>
            <text:p>       0.99980243, 0.9998916 , 0.99993695, 0.99996004, 0.99997381,</text:p>
            <text:p>       0.99998139, 0.99998566, 0.99998851, 0.99999039, 0.99999198]), array([0.        , 0.7017543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73098, 0.02624275, 0.04875688, 0.06769958, 0.08795221,</text:p>
            <text:p>       0.1109935 , 0.12979284, 0.1509733 , 0.16599901, 0.2038641 ,</text:p>
            <text:p>       0.25017682, 0.28988683, 0.31025948, 0.33376109, 0.35195243,</text:p>
            <text:p>       0.36720542, 0.3886978 , 0.4093322 , 0.42925248, 0.47623551,</text:p>
            <text:p>       0.48102415, 0.50827011, 0.53729686, 0.55069262, 0.56913295,</text:p>
            <text:p>       0.59266409, 0.62680794, 0.64737691, 0.67482762, 0.69075324,</text:p>
            <text:p>       0.70406948, 0.75206395, 0.77497718, 0.79012375, 0.81411353,</text:p>
            <text:p>       0.83097731, 0.84929688, 0.87341955, 0.88492956, 0.91094228,</text:p>
            <text:p>       0.92926503, 0.95115057, 0.97089807, 0.99930292]), array([0., 0., 0., 0., 0., 0., 0., 0., 0., 0., 0., 0., 0., 0., 0., 0., 0.,</text:p>
            <text:p>       0., 0., 0., 0., 1., 1., 1., 1., 1., 1., 1., 1., 1., 1., 1., 1., 1.,</text:p>
            <text:p>       1., 1., 1., 1., 1., 1., 1., 1., 1., 1.]), array([ 139,   21,    7,    6,    6,    1,    2,    3,    2,    0,    2,</text:p>
            <text:p>          0,    6,    0,    4,    2,    3,    2,    3,    3,    3,    4,</text:p>
            <text:p>          0,    2,    2,    3,    2,    2,    3,    3,    0,    2,    2,</text:p>
            <text:p>          3,    2,    3,    0,    4,    2,    3,    2,    7,    4,    4,</text:p>
            <text:p>          6,   14,   12,   13,   33, 2219,    0]))</text:p>
          </table:table-cell>
          <table:table-cell office:value-type="float" office:value="0.215928746909468" calcext:value-type="float">
            <text:p>0,215928746909468</text:p>
          </table:table-cell>
          <table:table-cell office:value-type="float" office:value="0.00300499460159568" calcext:value-type="float">
            <text:p>0,00300499460159568</text:p>
          </table:table-cell>
          <table:table-cell office:value-type="float" office:value="0.242032657737613" calcext:value-type="float">
            <text:p>0,242032657737613</text:p>
          </table:table-cell>
          <table:table-cell office:value-type="float" office:value="0.433862990140915" calcext:value-type="float">
            <text:p>0,433862990140915</text:p>
          </table:table-cell>
          <table:table-cell office:value-type="float" office:value="0.0256355994255745" calcext:value-type="float">
            <text:p>0,0256355994255745</text:p>
          </table:table-cell>
          <table:table-cell office:value-type="float" office:value="0.491729885339737" calcext:value-type="float">
            <text:p>0,491729885339737</text:p>
          </table:table-cell>
        </table:table-row>
        <table:table-row table:style-name="ro4">
          <table:table-cell office:value-type="string" calcext:value-type="string">
            <text:p>(array([0.00115213, 0.09338505, 0.16143389, 0.23005116, 0.29886381,</text:p>
            <text:p>       0.42978191, 0.4958508 , 0.56823878, 0.64874113, 0.70298856,</text:p>
            <text:p>       0.76285917, 0.83930587, 0.91339374, 0.97445817]), array([0.06373538, 0.22222222, 0.21428571, 0.4       , 0.        ,</text:p>
            <text:p>       0.16666667, 0.        , 0.16666667, 0.66666667, 0.66666667,</text:p>
            <text:p>       0.25      , 0.4       , 0.        , 0.29411765]), array([2479,   18,   14,    5,    3,    0,    6,    2,    6,    3,    6,</text:p>
            <text:p>          4,    5,    3,   17,    0]))</text:p>
          </table:table-cell>
          <table:table-cell office:value-type="string" calcext:value-type="string">
            <text:p>(array([5.24600946e-06, 6.48323657e-06, 7.84853984e-06, 9.82822341e-06,</text:p>
            <text:p>       1.29111735e-05, 1.76936545e-05, 2.63692153e-05, 4.07877620e-05,</text:p>
            <text:p>       6.13587332e-05, 9.95146203e-05, 1.80065106e-04, 3.83904154e-04,</text:p>
            <text:p>       9.55268178e-04, 3.76630864e-03, 2.76676447e-01]), array([0.01744186, 0.01169591, 0.01162791, 0.01754386, 0.01754386,</text:p>
            <text:p>       0.02906977, 0.02339181, 0.05263158, 0.05813953, 0.05847953,</text:p>
            <text:p>       0.0877193 , 0.09302326, 0.12865497, 0.1754386 , 0.28488372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6.28044796e-04, 2.55417769e-02, 4.90359810e-02, 6.83518255e-02,</text:p>
            <text:p>       8.74351029e-02, 1.08630702e-01, 1.30342931e-01, 1.46295463e-01,</text:p>
            <text:p>       1.69929067e-01, 1.96717665e-01, 2.12154292e-01, 2.22894028e-01,</text:p>
            <text:p>       2.51526587e-01, 2.89990813e-01, 3.16609800e-01, 4.14502700e-01,</text:p>
            <text:p>       4.28234994e-01, 4.46808398e-01, 4.60139990e-01, 4.80761468e-01,</text:p>
            <text:p>       5.10940135e-01, 5.49884200e-01, 5.66578656e-01, 5.93233883e-01,</text:p>
            <text:p>       6.29550040e-01, 6.55246079e-01, 6.72198514e-01, 6.95901811e-01,</text:p>
            <text:p>       7.07347035e-01, 7.29757100e-01, 7.47939438e-01, 7.68229127e-01,</text:p>
            <text:p>       7.87328660e-01, 8.13181400e-01, 8.26033890e-01, 8.52438013e-01,</text:p>
            <text:p>       8.87988389e-01, 9.26096410e-01, 9.50746432e-01, 9.71711797e-01,</text:p>
            <text:p>       9.93470093e-01]), array([0.05935325, 0.38095238, 0.27272727, 0.22222222, 0.28571429,</text:p>
            <text:p>       0.33333333, 0.33333333, 0.33333333, 0.16666667, 0.        ,</text:p>
            <text:p>       0.        , 1.        , 0.5       , 0.        , 0.        ,</text:p>
            <text:p>       0.33333333, 0.        , 0.        , 0.        , 0.        ,</text:p>
            <text:p>       0.        , 0.        , 0.        , 1.        , 0.        ,</text:p>
            <text:p>       1.        , 1.        , 0.        , 1.        , 0.5       ,</text:p>
            <text:p>       0.        , 0.        , 1.        , 0.        , 1.        ,</text:p>
            <text:p>       0.33333333, 0.        , 0.        , 0.25      , 0.28571429,</text:p>
            <text:p>       0.33333333]), array([2443,   21,   11,    9,    7,    3,    6,    3,    6,    2,    2,</text:p>
            <text:p>          1,    2,    0,    2,    1,    0,    0,    0,    0,    3,    1,</text:p>
            <text:p>          1,    1,    1,    1,    0,    1,    4,    1,    0,    1,    1,</text:p>
            <text:p>          3,    1,    1,    2,    2,    1,    1,    1,    1,    3,    0,</text:p>
            <text:p>          1,    0,    2,    4,    7,    6,    0]))</text:p>
          </table:table-cell>
          <table:table-cell office:value-type="float" office:value="0.319554983934832" calcext:value-type="float">
            <text:p>0,319554983934832</text:p>
          </table:table-cell>
          <table:table-cell office:value-type="float" office:value="0.05233569519334" calcext:value-type="float">
            <text:p>0,05233569519334</text:p>
          </table:table-cell>
          <table:table-cell office:value-type="float" office:value="0.419433663077018" calcext:value-type="float">
            <text:p>0,419433663077018</text:p>
          </table:table-cell>
          <table:table-cell office:value-type="float" office:value="0.91339373588562" calcext:value-type="float">
            <text:p>0,91339373588562</text:p>
          </table:table-cell>
          <table:table-cell office:value-type="float" office:value="0.171672287853898" calcext:value-type="float">
            <text:p>0,171672287853898</text:p>
          </table:table-cell>
          <table:table-cell office:value-type="float" office:value="0.92609640955925" calcext:value-type="float">
            <text:p>0,92609640955925</text:p>
          </table:table-cell>
          <table:table-cell office:value-type="float" office:value="0.0728316782619172" calcext:value-type="float">
            <text:p>0,0728316782619172</text:p>
          </table:table-cell>
          <table:table-cell office:value-type="string" calcext:value-type="string">
            <text:p>(array([0.0064069 , 0.09658773, 0.15597307, 0.24373098, 0.28775871,</text:p>
            <text:p>       0.37044996, 0.43129512, 0.5041492 , 0.56975199, 0.65833667,</text:p>
            <text:p>       0.69955105, 0.77995894, 0.83633025, 0.90966889, 0.99905366]), array([0. , 0. , 0. , 0. , 0. , 0. , 0. , 0.5, 1. , 1. , 1. , 1. , 1. ,</text:p>
            <text:p>       1. , 1. ]), array([ 170,    7,    6,    5,    2,    1,    6,    2,    6,    2,    7,</text:p>
            <text:p>          4,   13,   14, 2326,    0]))</text:p>
          </table:table-cell>
          <table:table-cell office:value-type="string" calcext:value-type="string">
            <text:p>(array([0.00719175, 0.81836546, 0.99788617, 0.99941925, 0.99976489,</text:p>
            <text:p>       0.99988362, 0.99993261, 0.99995648, 0.99997229, 0.99998169,</text:p>
            <text:p>       0.99998685, 0.99999004, 0.9999921 , 0.99999349, 0.99999475]), array([0.        , 0.8479532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0651 , 0.02777068, 0.04971686, 0.06749022, 0.09272034,</text:p>
            <text:p>       0.11006519, 0.12958726, 0.14693451, 0.1717777 , 0.1868186 ,</text:p>
            <text:p>       0.22733245, 0.25466333, 0.27141923, 0.30409819, 0.37044996,</text:p>
            <text:p>       0.40396953, 0.43342134, 0.4501158 , 0.48905987, 0.51923853,</text:p>
            <text:p>       0.53986001, 0.5531916 , 0.57176501, 0.5845651 , 0.65524608,</text:p>
            <text:p>       0.67219851, 0.6833902 , 0.7091218 , 0.73093343, 0.75681569,</text:p>
            <text:p>       0.78767336, 0.80328234, 0.8297062 , 0.85307706, 0.86927923,</text:p>
            <text:p>       0.89111333, 0.91467899, 0.92956961, 0.95132124, 0.97510827,</text:p>
            <text:p>       0.99944966]), array([0., 0., 0., 0., 0., 0., 0., 0., 0., 0., 0., 0., 0., 0., 0., 0., 0.,</text:p>
            <text:p>       0., 0., 1., 1., 1., 1., 1., 1., 1., 1., 1., 1., 1., 1., 1., 1., 1.,</text:p>
            <text:p>       1., 1., 1., 1., 1., 1., 1.]), array([ 149,   13,    6,    4,    2,    2,    2,    3,    1,    1,    0,</text:p>
            <text:p>          2,    3,    1,    0,    1,    0,    0,    1,    0,    1,    4,</text:p>
            <text:p>          1,    0,    1,    1,    1,    1,    1,    3,    0,    0,    1,</text:p>
            <text:p>          3,    1,    3,    1,    1,    0,    3,    2,    6,    3,    4,</text:p>
            <text:p>          2,    5,    7,    9,   15, 2300,    0]))</text:p>
          </table:table-cell>
          <table:table-cell office:value-type="float" office:value="0.209580014599878" calcext:value-type="float">
            <text:p>0,209580014599878</text:p>
          </table:table-cell>
          <table:table-cell office:value-type="float" office:value="0.00266835077563922" calcext:value-type="float">
            <text:p>0,00266835077563922</text:p>
          </table:table-cell>
          <table:table-cell office:value-type="float" office:value="0.229485143864881" calcext:value-type="float">
            <text:p>0,229485143864881</text:p>
          </table:table-cell>
          <table:table-cell office:value-type="float" office:value="0.431295116742452" calcext:value-type="float">
            <text:p>0,431295116742452</text:p>
          </table:table-cell>
          <table:table-cell office:value-type="float" office:value="0.02958775378426" calcext:value-type="float">
            <text:p>0,02958775378426</text:p>
          </table:table-cell>
          <table:table-cell office:value-type="float" office:value="0.489059865474701" calcext:value-type="float">
            <text:p>0,489059865474701</text:p>
          </table:table-cell>
        </table:table-row>
        <table:table-row table:style-name="ro2">
          <table:table-cell office:value-type="string" calcext:value-type="string">
            <text:p>(array([0.00286868, 0.09550642, 0.16119243, 0.23298382, 0.29461997,</text:p>
            <text:p>       0.36987575, 0.44501326, 0.5277583 , 0.56433952, 0.63885134,</text:p>
            <text:p>       0.68883187, 0.76155097, 0.85495532, 0.89381635, 0.98386428]), array([0.04960728, 0.25714286, 0.24      , 0.22222222, 0.5       ,</text:p>
            <text:p>       0.09090909, 0.5       , 0.25      , 0.        , 0.33333333,</text:p>
            <text:p>       0.        , 0.16666667, 0.75      , 0.5       , 0.38461538]), array([2419,   35,   25,    9,    6,   11,    4,    4,    7,    6,    3,</text:p>
            <text:p>          6,    4,    6,   26,    0]))</text:p>
          </table:table-cell>
          <table:table-cell office:value-type="string" calcext:value-type="string">
            <text:p>(array([1.12694166e-05, 1.84238456e-05, 2.75311087e-05, 3.84786707e-05,</text:p>
            <text:p>       5.18013810e-05, 6.92524744e-05, 9.97125771e-05, 1.54884615e-04,</text:p>
            <text:p>       2.66051191e-04, 5.09506010e-04, 1.03492251e-03, 2.38392364e-03,</text:p>
            <text:p>       6.07691348e-03, 2.33091520e-02, 4.01703651e-01]), array([0.        , 0.01754386, 0.02325581, 0.00584795, 0.02339181,</text:p>
            <text:p>       0.01744186, 0.01754386, 0.04093567, 0.01744186, 0.04678363,</text:p>
            <text:p>       0.06432749, 0.11627907, 0.14035088, 0.14035088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3215 , 0.02838011, 0.04902833, 0.07010665, 0.08773553,</text:p>
            <text:p>       0.10721667, 0.1300145 , 0.15297749, 0.16872096, 0.19257291,</text:p>
            <text:p>       0.20864749, 0.23103395, 0.25180786, 0.27567561, 0.28248638,</text:p>
            <text:p>       0.30261022, 0.33161999, 0.34766403, 0.36435464, 0.39247074,</text:p>
            <text:p>       0.41471538, 0.4499869 , 0.46536386, 0.5277583 , 0.5475502 ,</text:p>
            <text:p>       0.56902206, 0.58484095, 0.61450207, 0.6299668 , 0.6528908 ,</text:p>
            <text:p>       0.67407799, 0.68446922, 0.70794839, 0.73842329, 0.75222021,</text:p>
            <text:p>       0.77600372, 0.79821819, 0.85180406, 0.8714054 , 0.89084935,</text:p>
            <text:p>       0.90649778, 0.93131918, 0.94362485, 0.97669011, 0.9899449 ]), array([0.04496325, 0.13846154, 0.12820513, 0.57142857, 0.29411765,</text:p>
            <text:p>       0.125     , 0.25      , 0.41666667, 0.        , 0.        ,</text:p>
            <text:p>       0.        , 0.5       , 0.        , 1.        , 1.        ,</text:p>
            <text:p>       0.        , 0.        , 0.        , 0.5       , 0.        ,</text:p>
            <text:p>       1.        , 0.5       , 0.        , 0.25      , 0.        ,</text:p>
            <text:p>       0.        , 0.        , 0.        , 0.        , 0.66666667,</text:p>
            <text:p>       0.        , 0.        , 0.        , 1.        , 0.        ,</text:p>
            <text:p>       0.        , 0.        , 0.66666667, 1.        , 0.5       ,</text:p>
            <text:p>       0.        , 0.        , 0.        , 1.        , 0.40909091]), array([2313,   65,   39,    7,   17,    8,    8,   12,    6,    4,    2,</text:p>
            <text:p>          4,    3,    2,    1,    2,    2,    3,    2,    5,    1,    0,</text:p>
            <text:p>          2,    1,    0,    0,    4,    3,    2,    2,    1,    2,    3,</text:p>
            <text:p>          1,    1,    1,    1,    3,    1,    1,    0,    0,    3,    3,</text:p>
            <text:p>          2,    1,    2,    2,    1,   22,    0]))</text:p>
          </table:table-cell>
          <table:table-cell office:value-type="float" office:value="0.291108680198531" calcext:value-type="float">
            <text:p>0,291108680198531</text:p>
          </table:table-cell>
          <table:table-cell office:value-type="float" office:value="0.0506732818281177" calcext:value-type="float">
            <text:p>0,0506732818281177</text:p>
          </table:table-cell>
          <table:table-cell office:value-type="float" office:value="0.410386776403902" calcext:value-type="float">
            <text:p>0,410386776403902</text:p>
          </table:table-cell>
          <table:table-cell office:value-type="float" office:value="0.688831865787506" calcext:value-type="float">
            <text:p>0,688831865787506</text:p>
          </table:table-cell>
          <table:table-cell office:value-type="float" office:value="0.134273963714868" calcext:value-type="float">
            <text:p>0,134273963714868</text:p>
          </table:table-cell>
          <table:table-cell office:value-type="float" office:value="0.94362485408783" calcext:value-type="float">
            <text:p>0,94362485408783</text:p>
          </table:table-cell>
          <table:table-cell office:value-type="float" office:value="0.0642272604499385" calcext:value-type="float">
            <text:p>0,0642272604499385</text:p>
          </table:table-cell>
          <table:table-cell office:value-type="string" calcext:value-type="string">
            <text:p>(array([0.01004091, 0.09123013, 0.15190387, 0.23290013, 0.294557  ,</text:p>
            <text:p>       0.36591003, 0.43531615, 0.48568928, 0.54408447, 0.63283541,</text:p>
            <text:p>       0.68870593, 0.76284405, 0.83878807, 0.900515  , 0.99740437]), array([0.  , 0.  , 0.  , 0.  , 0.  , 0.  , 0.  , 0.25, 1.  , 1.  , 1.  ,</text:p>
            <text:p>       1.  , 1.  , 1.  , 1.  ]), array([ 136,   12,    7,    7,    6,    5,    9,    4,    2,   12,    3,</text:p>
            <text:p>          8,   22,   29, 2309,    0]))</text:p>
          </table:table-cell>
          <table:table-cell office:value-type="string" calcext:value-type="string">
            <text:p>(array([0.04863574, 0.85164435, 0.98875249, 0.99663483, 0.99873811,</text:p>
            <text:p>       0.99942022, 0.99970866, 0.99983532, 0.99989634, 0.99992899,</text:p>
            <text:p>       0.9999472 , 0.99996103, 0.99997221, 0.99998152, 0.99998873]), array([0.        , 0.92397661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597  , 0.03036669, 0.05232092, 0.0693914 , 0.08914901,</text:p>
            <text:p>       0.10202071, 0.13244372, 0.15434755, 0.20178181, 0.22839325,</text:p>
            <text:p>       0.24777979, 0.27567561, 0.287269  , 0.31553078, 0.32592201,</text:p>
            <text:p>       0.34033567, 0.36790552, 0.38549793, 0.41501116, 0.43097794,</text:p>
            <text:p>       0.452714  , 0.47195399, 0.53076565, 0.55353281, 0.60752926,</text:p>
            <text:p>       0.63494086, 0.6512032 , 0.66838001, 0.69738978, 0.73842329,</text:p>
            <text:p>       0.74819214, 0.76852383, 0.79135251, 0.80742709, 0.83127904,</text:p>
            <text:p>       0.84952973, 0.87099863, 0.89100084, 0.91249066, 0.92941341,</text:p>
            <text:p>       0.9512174 , 0.97202252, 0.99876466]), array([0., 0., 0., 0., 0., 0., 0., 0., 0., 0., 0., 0., 0., 0., 0., 0., 0.,</text:p>
            <text:p>       0., 0., 0., 0., 0., 1., 1., 1., 1., 1., 1., 1., 1., 1., 1., 1., 1.,</text:p>
            <text:p>       1., 1., 1., 1., 1., 1., 1., 1., 1.]), array([ 117,    9,    7,    6,    6,    2,    2,    6,    0,    0,    1,</text:p>
            <text:p>          3,    3,    2,    2,    1,    1,    1,    3,    1,    3,    2,</text:p>
            <text:p>          4,    3,    0,    0,    2,    1,    0,    0,    5,    1,    5,</text:p>
            <text:p>          2,    2,    0,    1,    3,    2,    2,    4,    6,    9,    9,</text:p>
            <text:p>          8,   12,    3,   34,   57, 2218,    0]))</text:p>
          </table:table-cell>
          <table:table-cell office:value-type="float" office:value="0.230158013011112" calcext:value-type="float">
            <text:p>0,230158013011112</text:p>
          </table:table-cell>
          <table:table-cell office:value-type="float" office:value="0.00921348929066486" calcext:value-type="float">
            <text:p>0,00921348929066486</text:p>
          </table:table-cell>
          <table:table-cell office:value-type="float" office:value="0.232023445342849" calcext:value-type="float">
            <text:p>0,232023445342849</text:p>
          </table:table-cell>
          <table:table-cell office:value-type="float" office:value="0.455915525555611" calcext:value-type="float">
            <text:p>0,455915525555611</text:p>
          </table:table-cell>
          <table:table-cell office:value-type="float" office:value="0.0723322548887185" calcext:value-type="float">
            <text:p>0,0723322548887185</text:p>
          </table:table-cell>
          <table:table-cell office:value-type="float" office:value="0.471953988075256" calcext:value-type="float">
            <text:p>0,471953988075256</text:p>
          </table:table-cell>
        </table:table-row>
        <table:table-row table:style-name="ro4">
          <table:table-cell office:value-type="string" calcext:value-type="string">
            <text:p>(array([0.00298971, 0.09390311, 0.15987419, 0.23572224, 0.29358735,</text:p>
            <text:p>       0.3635759 , 0.43807682, 0.50344076, 0.55622454, 0.64058372,</text:p>
            <text:p>       0.69663343, 0.76594951, 0.83725456, 0.91539981, 0.98185363]), array([0.05912596, 0.18367347, 0.05263158, 0.125     , 0.2       ,</text:p>
            <text:p>       0.53846154, 0.30769231, 0.33333333, 0.2       , 0.5       ,</text:p>
            <text:p>       0.33333333, 0.16666667, 0.33333333, 0.26315789, 0.26666667]), array([2334,   49,   19,   16,   10,   13,   13,    9,    5,    6,    9,</text:p>
            <text:p>          6,    3,   19,   60,    0]))</text:p>
          </table:table-cell>
          <table:table-cell office:value-type="string" calcext:value-type="string">
            <text:p>(array([2.86320218e-05, 3.71397822e-05, 4.69678184e-05, 6.12038349e-05,</text:p>
            <text:p>       8.71451911e-05, 1.28973774e-04, 2.02772003e-04, 3.39848538e-04,</text:p>
            <text:p>       5.83420366e-04, 1.00247955e-03, 1.90705830e-03, 3.97769291e-03,</text:p>
            <text:p>       1.02095633e-02, 6.36205813e-02, 6.89044394e-01]), array([0.01744186, 0.00584795, 0.02906977, 0.        , 0.00584795,</text:p>
            <text:p>       0.01744186, 0.06432749, 0.07017544, 0.04069767, 0.05847953,</text:p>
            <text:p>       0.13450292, 0.11627907, 0.13450292, 0.16959064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7112, 0.02945476, 0.04766137, 0.06988335, 0.09056676,</text:p>
            <text:p>       0.10918826, 0.12978537, 0.14871199, 0.1703415 , 0.18609273,</text:p>
            <text:p>       0.21505095, 0.2296978 , 0.25110256, 0.26864184, 0.29051052,</text:p>
            <text:p>       0.31078245, 0.33966768, 0.35427662, 0.37084682, 0.38888602,</text:p>
            <text:p>       0.42565608, 0.44872317, 0.47558856, 0.49058094, 0.51026537,</text:p>
            <text:p>       0.53064164, 0.54358613, 0.56615033, 0.61549056, 0.62602314,</text:p>
            <text:p>       0.65635881, 0.66655952, 0.68483444, 0.70970479, 0.73292536,</text:p>
            <text:p>       0.74598497, 0.77866757, 0.79282039, 0.83258316, 0.84659737,</text:p>
            <text:p>       0.889275  , 0.91550496, 0.93086482, 0.95257622, 0.97006125,</text:p>
            <text:p>       0.99418558]), array([0.05373936, 0.23529412, 0.03846154, 0.0952381 , 0.22222222,</text:p>
            <text:p>       0.16666667, 0.33333333, 0.        , 0.14285714, 0.        ,</text:p>
            <text:p>       0.2       , 0.        , 0.2       , 0.2       , 0.        ,</text:p>
            <text:p>       0.25      , 1.        , 0.33333333, 0.75      , 0.5       ,</text:p>
            <text:p>       0.33333333, 0.28571429, 0.        , 0.33333333, 0.66666667,</text:p>
            <text:p>       0.33333333, 0.        , 0.        , 0.        , 0.5       ,</text:p>
            <text:p>       0.5       , 0.66666667, 0.33333333, 0.5       , 0.        ,</text:p>
            <text:p>       0.5       , 0.        , 0.        , 0.5       , 0.        ,</text:p>
            <text:p>       0.5       , 0.14285714, 0.27272727, 0.2       , 0.2       ,</text:p>
            <text:p>       0.2972973 ]), array([2233,   68,   26,   21,   18,   12,    6,    9,    7,    2,    5,</text:p>
            <text:p>          4,    5,    5,    3,    4,    1,    6,    4,    2,    0,    6,</text:p>
            <text:p>          7,    1,    3,    3,    3,    1,    3,    0,    1,    2,    2,</text:p>
            <text:p>          3,    3,    2,    3,    2,    1,    2,    0,    2,    1,    0,</text:p>
            <text:p>          4,    7,   11,    5,   15,   37,    0]))</text:p>
          </table:table-cell>
          <table:table-cell office:value-type="float" office:value="0.284238513194746" calcext:value-type="float">
            <text:p>0,284238513194746</text:p>
          </table:table-cell>
          <table:table-cell office:value-type="float" office:value="0.0794712427926749" calcext:value-type="float">
            <text:p>0,0794712427926749</text:p>
          </table:table-cell>
          <table:table-cell office:value-type="float" office:value="0.3155418764023" calcext:value-type="float">
            <text:p>0,3155418764023</text:p>
          </table:table-cell>
          <table:table-cell office:value-type="float" office:value="0.715186962485313" calcext:value-type="float">
            <text:p>0,715186962485313</text:p>
          </table:table-cell>
          <table:table-cell office:value-type="float" office:value="0.409974626503712" calcext:value-type="float">
            <text:p>0,409974626503712</text:p>
          </table:table-cell>
          <table:table-cell office:value-type="float" office:value="0.846597373485565" calcext:value-type="float">
            <text:p>0,846597373485565</text:p>
          </table:table-cell>
          <table:table-cell office:value-type="float" office:value="0.0865175620200047" calcext:value-type="float">
            <text:p>0,0865175620200047</text:p>
          </table:table-cell>
          <table:table-cell office:value-type="string" calcext:value-type="string">
            <text:p>(array([0.0100068 , 0.08911611, 0.1644126 , 0.23163963, 0.29960303,</text:p>
            <text:p>       0.36494696, 0.44083697, 0.49759969, 0.56128197, 0.64072058,</text:p>
            <text:p>       0.70278651, 0.76304124, 0.84038904, 0.9075781 , 0.99717653]), array([0.        , 0.        , 0.        , 0.        , 0.        ,</text:p>
            <text:p>       0.        , 0.        , 0.55555556, 1.        , 1.        ,</text:p>
            <text:p>       1.        , 1.        , 1.        , 1.        , 1.        ]), array([ 182,   23,    3,    7,    8,   10,    8,    9,   10,    9,   11,</text:p>
            <text:p>         15,   19,   45, 2212,    0]))</text:p>
          </table:table-cell>
          <table:table-cell office:value-type="string" calcext:value-type="string">
            <text:p>(array([0.0076906 , 0.53364844, 0.96817983, 0.99390862, 0.99750794,</text:p>
            <text:p>       0.99882912, 0.9993543 , 0.99962755, 0.99978567, 0.99986728,</text:p>
            <text:p>       0.99991099, 0.99993786, 0.99995269, 0.99996269, 0.99997132]), array([0.        , 0.5730994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07538, 0.02878831, 0.04564784, 0.06862063, 0.08524309,</text:p>
            <text:p>       0.11130134, 0.12887424, 0.15340263, 0.16991759, 0.21094911,</text:p>
            <text:p>       0.22133243, 0.2533582 , 0.26942352, 0.29863626, 0.31614647,</text:p>
            <text:p>       0.33615169, 0.35276452, 0.36963992, 0.38647433, 0.43215065,</text:p>
            <text:p>       0.45531416, 0.47358033, 0.48694296, 0.50823481, 0.5317485 ,</text:p>
            <text:p>       0.55369328, 0.57631694, 0.61066717, 0.62360935, 0.64907029,</text:p>
            <text:p>       0.66615713, 0.68995324, 0.71162857, 0.73331524, 0.7486347 ,</text:p>
            <text:p>       0.7703022 , 0.78580834, 0.81390727, 0.830373  , 0.85128801,</text:p>
            <text:p>       0.86975906, 0.89100385, 0.90871759, 0.92991677, 0.9519971 ,</text:p>
            <text:p>       0.97007396, 0.99863223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146,   28,    5,   10,   10,    4,    2,    1,    2,    0,    3,</text:p>
            <text:p>          1,    2,    4,    1,    3,    2,    3,    4,    2,    0,    5,</text:p>
            <text:p>          3,    2,    2,    4,    2,    5,    4,    0,    1,    2,    5,</text:p>
            <text:p>          2,    4,    4,    4,    5,    4,    4,    2,    7,    9,    4,</text:p>
            <text:p>         12,   15,   22,   26,   55, 2124,    0]))</text:p>
          </table:table-cell>
          <table:table-cell office:value-type="float" office:value="0.216369598912506" calcext:value-type="float">
            <text:p>0,216369598912506</text:p>
          </table:table-cell>
          <table:table-cell office:value-type="float" office:value="0.00602304710948497" calcext:value-type="float">
            <text:p>0,00602304710948497</text:p>
          </table:table-cell>
          <table:table-cell office:value-type="float" office:value="0.244338872396277" calcext:value-type="float">
            <text:p>0,244338872396277</text:p>
          </table:table-cell>
          <table:table-cell office:value-type="float" office:value="0.44083696603775" calcext:value-type="float">
            <text:p>0,44083696603775</text:p>
          </table:table-cell>
          <table:table-cell office:value-type="float" office:value="0.039450971812707" calcext:value-type="float">
            <text:p>0,039450971812707</text:p>
          </table:table-cell>
          <table:table-cell office:value-type="float" office:value="0.491765193641186" calcext:value-type="float">
            <text:p>0,491765193641186</text:p>
          </table:table-cell>
        </table:table-row>
        <table:table-row table:style-name="ro4">
          <table:table-cell office:value-type="string" calcext:value-type="string">
            <text:p>(array([0.00234911, 0.09568158, 0.16442932, 0.23008334, 0.29763343,</text:p>
            <text:p>       0.36374135, 0.42512657, 0.50490767, 0.56879405, 0.62822776,</text:p>
            <text:p>       0.69878751, 0.77859959, 0.83288613, 0.90019024, 0.98504937]), array([0.05249895, 0.16666667, 0.25      , 0.16666667, 0.16666667,</text:p>
            <text:p>       0.25      , 0.4       , 0.42857143, 0.4       , 0.        ,</text:p>
            <text:p>       0.44444444, 0.28571429, 0.36363636, 0.53333333, 0.26829268]), array([2381,   30,   24,   12,   12,    8,    5,    7,    5,    4,    9,</text:p>
            <text:p>          7,   11,   15,   41,    0]))</text:p>
          </table:table-cell>
          <table:table-cell office:value-type="string" calcext:value-type="string">
            <text:p>(array([1.00368579e-05, 1.48855729e-05, 2.07414357e-05, 3.03577952e-05,</text:p>
            <text:p>       4.33997457e-05, 6.48866835e-05, 9.80183216e-05, 1.54274941e-04,</text:p>
            <text:p>       2.67959066e-04, 4.87381116e-04, 9.62292423e-04, 2.12417650e-03,</text:p>
            <text:p>       5.59525059e-03, 3.14325767e-02, 5.83688547e-01]), array([0.01162791, 0.01169591, 0.01162791, 0.02339181, 0.01754386,</text:p>
            <text:p>       0.01162791, 0.03508772, 0.04678363, 0.04069767, 0.0877193 ,</text:p>
            <text:p>       0.0994152 , 0.08139535, 0.0994152 , 0.16959064, 0.2906976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3618, 0.02664495, 0.04868229, 0.06924301, 0.08930539,</text:p>
            <text:p>       0.11106688, 0.13150601, 0.15491717, 0.17025257, 0.18654556,</text:p>
            <text:p>       0.21212039, 0.22957137, 0.25542781, 0.26979411, 0.28377554,</text:p>
            <text:p>       0.30886909, 0.33052845, 0.35330442, 0.3927173 , 0.40220797,</text:p>
            <text:p>       0.43408315, 0.45305061, 0.46900845, 0.49544017, 0.50945121,</text:p>
            <text:p>       0.52778125, 0.54167342, 0.5755742 , 0.60713977, 0.64931574,</text:p>
            <text:p>       0.67153794, 0.68686785, 0.71560186, 0.72710222, 0.75564021,</text:p>
            <text:p>       0.77225574, 0.79259656, 0.81266159, 0.83154345, 0.85970426,</text:p>
            <text:p>       0.87109069, 0.89939877, 0.91155723, 0.92461934, 0.95053162,</text:p>
            <text:p>       0.97313637, 0.99373813]), array([0.04618736, 0.25862069, 0.04347826, 0.30769231, 0.2       ,</text:p>
            <text:p>       0.25      , 0.        , 0.33333333, 0.33333333, 0.16666667,</text:p>
            <text:p>       0.16666667, 0.5       , 0.        , 0.25      , 0.        ,</text:p>
            <text:p>       0.        , 0.16666667, 0.33333333, 0.33333333, 0.        ,</text:p>
            <text:p>       0.5       , 1.        , 0.        , 0.5       , 0.5       ,</text:p>
            <text:p>       0.5       , 1.        , 0.25      , 0.        , 0.        ,</text:p>
            <text:p>       1.        , 0.33333333, 0.        , 0.5       , 0.        ,</text:p>
            <text:p>       0.33333333, 0.33333333, 0.5       , 0.25      , 1.        ,</text:p>
            <text:p>       0.28571429, 0.5       , 0.4       , 1.        , 0.33333333,</text:p>
            <text:p>       0.18181818, 0.2962963 ]), array([2295,   58,   23,   13,   10,    8,    7,    9,    6,    6,    6,</text:p>
            <text:p>          2,    3,    4,    4,    1,    6,    3,    0,    3,    2,    2,</text:p>
            <text:p>          1,    1,    2,    2,    2,    1,    4,    0,    2,    0,    2,</text:p>
            <text:p>          2,    3,    2,    2,    1,    3,    3,    4,    4,    1,    7,</text:p>
            <text:p>          2,    5,    3,    3,   11,   27,    0]))</text:p>
          </table:table-cell>
          <table:table-cell office:value-type="float" office:value="0.247560449570155" calcext:value-type="float">
            <text:p>0,247560449570155</text:p>
          </table:table-cell>
          <table:table-cell office:value-type="float" office:value="0.0666203102885277" calcext:value-type="float">
            <text:p>0,0666203102885277</text:p>
          </table:table-cell>
          <table:table-cell office:value-type="float" office:value="0.303129477376178" calcext:value-type="float">
            <text:p>0,303129477376178</text:p>
          </table:table-cell>
          <table:table-cell office:value-type="float" office:value="0.716756689839247" calcext:value-type="float">
            <text:p>0,716756689839247</text:p>
          </table:table-cell>
          <table:table-cell office:value-type="float" office:value="0.292990873069611" calcext:value-type="float">
            <text:p>0,292990873069611</text:p>
          </table:table-cell>
          <table:table-cell office:value-type="float" office:value="0.791318183595484" calcext:value-type="float">
            <text:p>0,791318183595484</text:p>
          </table:table-cell>
          <table:table-cell office:value-type="float" office:value="0.073542728211246" calcext:value-type="float">
            <text:p>0,073542728211246</text:p>
          </table:table-cell>
          <table:table-cell office:value-type="string" calcext:value-type="string">
            <text:p>(array([0.00878719, 0.10097172, 0.16484983, 0.22467152, 0.29535854,</text:p>
            <text:p>       0.37344044, 0.43233452, 0.5070513 , 0.576002  , 0.64060382,</text:p>
            <text:p>       0.6989283 , 0.7718248 , 0.83447689, 0.90436566, 0.99786317]), array([0.        , 0.        , 0.        , 0.        , 0.        ,</text:p>
            <text:p>       0.        , 0.        , 0.57142857, 1.        , 1.        ,</text:p>
            <text:p>       1.        , 1.        , 1.        , 1.        , 1.        ]), array([ 155,   12,   13,    7,    7,    6,    5,    7,    5,    6,   14,</text:p>
            <text:p>         12,   22,   33, 2267,    0]))</text:p>
          </table:table-cell>
          <table:table-cell office:value-type="string" calcext:value-type="string">
            <text:p>(array([0.01927353, 0.7267604 , 0.98742505, 0.99684657, 0.99871045,</text:p>
            <text:p>       0.9994117 , 0.99970003, 0.99983309, 0.99989727, 0.999933  ,</text:p>
            <text:p>       0.99995552, 0.99996915, 0.99997906, 0.99998505, 0.99998995]), array([0.        , 0.7894736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90199, 0.02704092, 0.05140403, 0.06698643, 0.08771051,</text:p>
            <text:p>       0.10854611, 0.13007449, 0.15553173, 0.16960363, 0.18455248,</text:p>
            <text:p>       0.21192762, 0.23085267, 0.24435979, 0.27119666, 0.28439814,</text:p>
            <text:p>       0.31306344, 0.33019328, 0.35262656, 0.39425433, 0.4271555 ,</text:p>
            <text:p>       0.45305061, 0.47590065, 0.49574542, 0.50975646, 0.53122735,</text:p>
            <text:p>       0.54167342, 0.57137626, 0.59779203, 0.6094453 , 0.64829896,</text:p>
            <text:p>       0.67001407, 0.68893068, 0.71622446, 0.72935533, 0.74457219,</text:p>
            <text:p>       0.77509124, 0.7901417 , 0.8121472 , 0.8305353 , 0.84743499,</text:p>
            <text:p>       0.86971836, 0.89084298, 0.91032848, 0.92847038, 0.95157019,</text:p>
            <text:p>       0.97351278, 0.99890129]), array([0., 0., 0., 0., 0., 0., 0., 0., 0., 0., 0., 0., 0., 0., 0., 0., 0.,</text:p>
            <text:p>       0., 0., 0., 0., 0., 0., 1., 1., 1., 1., 1., 1., 1., 1., 1., 1., 1.,</text:p>
            <text:p>       1., 1., 1., 1., 1., 1., 1., 1., 1., 1., 1., 1., 1.]), array([ 125,   24,    3,    4,    5,    3,    5,    3,    5,    3,    3,</text:p>
            <text:p>          3,    1,    2,    2,    2,    1,    3,    0,    3,    0,    4,</text:p>
            <text:p>          1,    1,    2,    2,    2,    1,    2,    2,    2,    0,    2,</text:p>
            <text:p>          7,    2,    4,    4,    3,    2,    6,    7,    5,    7,    9,</text:p>
            <text:p>          7,   10,   12,   23,   45, 2197,    0]))</text:p>
          </table:table-cell>
          <table:table-cell office:value-type="float" office:value="0.216048426140733" calcext:value-type="float">
            <text:p>0,216048426140733</text:p>
          </table:table-cell>
          <table:table-cell office:value-type="float" office:value="0.00669006097922139" calcext:value-type="float">
            <text:p>0,00669006097922139</text:p>
          </table:table-cell>
          <table:table-cell office:value-type="float" office:value="0.241100331546211" calcext:value-type="float">
            <text:p>0,241100331546211</text:p>
          </table:table-cell>
          <table:table-cell office:value-type="float" office:value="0.432334524393082" calcext:value-type="float">
            <text:p>0,432334524393082</text:p>
          </table:table-cell>
          <table:table-cell office:value-type="float" office:value="0.0627132826620899" calcext:value-type="float">
            <text:p>0,0627132826620899</text:p>
          </table:table-cell>
          <table:table-cell office:value-type="float" office:value="0.495745420455933" calcext:value-type="float">
            <text:p>0,495745420455933</text:p>
          </table:table-cell>
        </table:table-row>
        <table:table-row table:style-name="ro4">
          <table:table-cell office:value-type="string" calcext:value-type="string">
            <text:p>(array([0.00144356, 0.09941425, 0.16901513, 0.23389758, 0.29822399,</text:p>
            <text:p>       0.35973577, 0.42180237, 0.53279489, 0.56449737, 0.63843574,</text:p>
            <text:p>       0.696835  , 0.75374966, 0.826863  , 0.90531431, 0.98272159]), array([0.05012325, 0.11538462, 0.23076923, 0.11111111, 0.2       ,</text:p>
            <text:p>       0.4       , 0.        , 0.        , 0.        , 0.33333333,</text:p>
            <text:p>       0.        , 0.6       , 0.        , 0.42857143, 0.35897436]), array([2434,   26,   13,    9,    5,    5,    3,    1,    4,    3,    4,</text:p>
            <text:p>          5,   13,    7,   39,    0]))</text:p>
          </table:table-cell>
          <table:table-cell office:value-type="string" calcext:value-type="string">
            <text:p>(array([1.03553950e-05, 1.31894688e-05, 1.59614399e-05, 1.98194696e-05,</text:p>
            <text:p>       2.61975867e-05, 3.56661998e-05, 4.96627388e-05, 7.30533382e-05,</text:p>
            <text:p>       1.13809787e-04, 1.98552645e-04, 3.63957181e-04, 7.77660645e-04,</text:p>
            <text:p>       1.98123999e-03, 8.66024751e-03, 4.62323477e-01]), array([0.        , 0.01169591, 0.00581395, 0.02339181, 0.01169591,</text:p>
            <text:p>       0.01162791, 0.01169591, 0.04093567, 0.02906977, 0.06432749,</text:p>
            <text:p>       0.05263158, 0.0872093 , 0.13450292, 0.19298246, 0.2151162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7.82223084e-04, 2.78988794e-02, 5.01857182e-02, 6.76963205e-02,</text:p>
            <text:p>       8.94897679e-02, 1.09512392e-01, 1.30610223e-01, 1.44517054e-01,</text:p>
            <text:p>       1.72018379e-01, 1.91143706e-01, 2.07835115e-01, 2.38990158e-01,</text:p>
            <text:p>       2.51121551e-01, 2.61208693e-01, 2.91501179e-01, 3.25115234e-01,</text:p>
            <text:p>       3.50162387e-01, 3.60387653e-01, 3.87804061e-01, 4.06671166e-01,</text:p>
            <text:p>       4.29367974e-01, 5.32794893e-01, 5.43919504e-01, 5.74762940e-01,</text:p>
            <text:p>       5.95387518e-01, 6.31667972e-01, 6.51971281e-01, 6.69765174e-01,</text:p>
            <text:p>       6.84571862e-01, 7.08264232e-01, 7.34749079e-01, 7.46401459e-01,</text:p>
            <text:p>       7.96436846e-01, 8.11940503e-01, 8.28104103e-01, 8.49665344e-01,</text:p>
            <text:p>       8.91064465e-01, 9.06532153e-01, 9.31834996e-01, 9.52085328e-01,</text:p>
            <text:p>       9.71802076e-01, 9.95198717e-01]), array([0.04773869, 0.15151515, 0.42857143, 0.        , 0.33333333,</text:p>
            <text:p>       0.        , 0.2       , 0.33333333, 0.2       , 0.25      ,</text:p>
            <text:p>       0.        , 1.        , 0.        , 0.        , 0.        ,</text:p>
            <text:p>       1.        , 0.66666667, 0.        , 0.        , 0.        ,</text:p>
            <text:p>       0.        , 0.        , 0.        , 0.        , 0.        ,</text:p>
            <text:p>       0.        , 1.        , 0.        , 0.        , 0.        ,</text:p>
            <text:p>       0.66666667, 0.5       , 0.        , 0.        , 0.        ,</text:p>
            <text:p>       0.        , 1.        , 0.25      , 0.        , 0.4       ,</text:p>
            <text:p>       0.44444444, 0.33333333]), array([2388,   33,    7,   12,    6,   10,    5,    3,    5,    4,    4,</text:p>
            <text:p>          1,    1,    3,    4,    0,    1,    3,    1,    1,    1,    2,</text:p>
            <text:p>          0,    0,    0,    0,    1,    2,    1,    1,    0,    2,    1,</text:p>
            <text:p>          1,    1,    1,    3,    2,    0,    1,    5,    5,    3,    0,</text:p>
            <text:p>          2,    4,    2,    5,    9,   24,    0]))</text:p>
          </table:table-cell>
          <table:table-cell office:value-type="float" office:value="0.332654243872614" calcext:value-type="float">
            <text:p>0,332654243872614</text:p>
          </table:table-cell>
          <table:table-cell office:value-type="float" office:value="0.0608312742944067" calcext:value-type="float">
            <text:p>0,0608312742944067</text:p>
          </table:table-cell>
          <table:table-cell office:value-type="float" office:value="0.428375130754749" calcext:value-type="float">
            <text:p>0,428375130754749</text:p>
          </table:table-cell>
          <table:table-cell office:value-type="float" office:value="0.826863004611089" calcext:value-type="float">
            <text:p>0,826863004611089</text:p>
          </table:table-cell>
          <table:table-cell office:value-type="float" office:value="0.247207197663916" calcext:value-type="float">
            <text:p>0,247207197663916</text:p>
          </table:table-cell>
          <table:table-cell office:value-type="float" office:value="0.931834995746613" calcext:value-type="float">
            <text:p>0,931834995746613</text:p>
          </table:table-cell>
          <table:table-cell office:value-type="float" office:value="0.0668485604612965" calcext:value-type="float">
            <text:p>0,0668485604612965</text:p>
          </table:table-cell>
          <table:table-cell office:value-type="string" calcext:value-type="string">
            <text:p>(array([0.0065019 , 0.09427667, 0.17276265, 0.23215694, 0.30755505,</text:p>
            <text:p>       0.35795175, 0.43550263, 0.46720511, 0.57819763, 0.63710884,</text:p>
            <text:p>       0.70849882, 0.76001281, 0.83162248, 0.90047563, 0.99861061]), array([0., 0., 0., 0., 0., 0., 0., 0., 1., 1., 1., 1., 1., 1., 1.]), array([ 147,    7,   16,    3,    5,    4,    4,    1,    3,    4,    4,</text:p>
            <text:p>         11,   10,   26, 2326,    0]))</text:p>
          </table:table-cell>
          <table:table-cell office:value-type="string" calcext:value-type="string">
            <text:p>(array([0.02803762, 0.86757862, 0.99652752, 0.99897225, 0.99956259,</text:p>
            <text:p>       0.99978016, 0.99987862, 0.99992345, 0.9999491 , 0.9999637 ,</text:p>
            <text:p>       0.99997344, 0.99998002, 0.999984  , 0.99998679, 0.99998964]), array([0.       , 0.9122807, 1.       , 1.       , 1.       , 1.       ,</text:p>
            <text:p>       1.       , 1.       , 1.       , 1.       , 1.       , 1.       ,</text:p>
            <text:p>       1.       , 1.       , 1.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57209, 0.02748825, 0.04687542, 0.068165  , 0.09159487,</text:p>
            <text:p>       0.13090497, 0.14972413, 0.17147997, 0.18940433, 0.20356315,</text:p>
            <text:p>       0.23899016, 0.25391752, 0.27526128, 0.29173577, 0.31542814,</text:p>
            <text:p>       0.32767503, 0.34757148, 0.36833203, 0.40461248, 0.42523706,</text:p>
            <text:p>       0.4560805 , 0.46720511, 0.57063203, 0.59332883, 0.61219594,</text:p>
            <text:p>       0.63961235, 0.64831354, 0.70849882, 0.73917649, 0.74779944,</text:p>
            <text:p>       0.79216488, 0.8105179 , 0.82732711, 0.8571707 , 0.86946346,</text:p>
            <text:p>       0.89058375, 0.90943287, 0.93230368, 0.94839652, 0.97188869,</text:p>
            <text:p>       0.99927747]), array([0., 0., 0., 0., 0., 0., 0., 0., 0., 0., 0., 0., 0., 0., 0., 0., 0.,</text:p>
            <text:p>       0., 0., 0., 0., 0., 1., 1., 1., 1., 1., 1., 1., 1., 1., 1., 1., 1.,</text:p>
            <text:p>       1., 1., 1., 1., 1., 1., 1.]), array([ 130,   10,    6,    2,    5,    0,    1,    4,    6,    6,    1,</text:p>
            <text:p>          1,    1,    1,    1,    1,    2,    2,    2,    0,    1,    1,</text:p>
            <text:p>          2,    1,    0,    0,    0,    0,    2,    1,    1,    1,    2,</text:p>
            <text:p>          0,    0,    4,    5,    2,    0,    4,    3,    4,    2,    4,</text:p>
            <text:p>         12,    5,   12,    6,   32, 2282,    0]))</text:p>
          </table:table-cell>
          <table:table-cell office:value-type="float" office:value="0.243959058723308" calcext:value-type="float">
            <text:p>0,243959058723308</text:p>
          </table:table-cell>
          <table:table-cell office:value-type="float" office:value="0.00521789487137434" calcext:value-type="float">
            <text:p>0,00521789487137434</text:p>
          </table:table-cell>
          <table:table-cell office:value-type="float" office:value="0.224042298979379" calcext:value-type="float">
            <text:p>0,224042298979379</text:p>
          </table:table-cell>
          <table:table-cell office:value-type="float" office:value="0.467205107212067" calcext:value-type="float">
            <text:p>0,467205107212067</text:p>
          </table:table-cell>
          <table:table-cell office:value-type="float" office:value="0.0447020785643431" calcext:value-type="float">
            <text:p>0,0447020785643431</text:p>
          </table:table-cell>
          <table:table-cell office:value-type="float" office:value="0.467205107212067" calcext:value-type="float">
            <text:p>0,467205107212067</text:p>
          </table:table-cell>
        </table:table-row>
        <table:table-row table:style-name="ro4">
          <table:table-cell office:value-type="string" calcext:value-type="string">
            <text:p>(array([0.00293009, 0.08943671, 0.16340479, 0.22444654, 0.30100292,</text:p>
            <text:p>       0.36958612, 0.43532881, 0.50804647, 0.57824528, 0.63038617,</text:p>
            <text:p>       0.70376086, 0.76292393, 0.83388627, 0.90075472, 0.98134944]), array([0.0516882 , 0.18421053, 0.40740741, 0.33333333, 0.33333333,</text:p>
            <text:p>       0.33333333, 0.        , 0.5       , 0.        , 1.        ,</text:p>
            <text:p>       0.25      , 0.2       , 0.30769231, 0.15384615, 0.52380952]), array([2399,   38,   27,   12,   12,    6,    5,    6,    4,    1,    4,</text:p>
            <text:p>         10,   13,   13,   21,    0]))</text:p>
          </table:table-cell>
          <table:table-cell office:value-type="string" calcext:value-type="string">
            <text:p>(array([4.77237960e-05, 6.40112145e-05, 8.07391628e-05, 1.02009401e-04,</text:p>
            <text:p>       1.36483614e-04, 1.84810224e-04, 2.64377472e-04, 3.93595038e-04,</text:p>
            <text:p>       6.04619246e-04, 1.03593886e-03, 1.75707093e-03, 2.95210314e-03,</text:p>
            <text:p>       6.65546428e-03, 2.68054126e-02, 4.54096966e-01]), array([0.00581395, 0.00584795, 0.        , 0.02339181, 0.02923977,</text:p>
            <text:p>       0.01744186, 0.02339181, 0.03508772, 0.01744186, 0.10526316,</text:p>
            <text:p>       0.07602339, 0.0872093 , 0.15204678, 0.14619883, 0.3023255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54319, 0.0277115 , 0.05044525, 0.06989762, 0.08963105,</text:p>
            <text:p>       0.11057451, 0.13421269, 0.14932595, 0.17083992, 0.19142599,</text:p>
            <text:p>       0.21137824, 0.22935274, 0.24485176, 0.27498382, 0.2904606 ,</text:p>
            <text:p>       0.31571485, 0.32873902, 0.34546399, 0.37511252, 0.39260316,</text:p>
            <text:p>       0.41909897, 0.42708935, 0.45168318, 0.46845695, 0.49950388,</text:p>
            <text:p>       0.51235837, 0.52780062, 0.54494888, 0.58934408, 0.63038617,</text:p>
            <text:p>       0.6889044 , 0.71646923, 0.72076541, 0.75245324, 0.76940352,</text:p>
            <text:p>       0.78935897, 0.80850549, 0.83306658, 0.85175179, 0.86695412,</text:p>
            <text:p>       0.89347624, 0.91232249, 0.92979775, 0.94948147, 0.96821598,</text:p>
            <text:p>       0.99410007]), array([0.04685466, 0.11666667, 0.22222222, 0.22727273, 0.25      ,</text:p>
            <text:p>       0.2       , 0.        , 0.16666667, 0.71428571, 0.66666667,</text:p>
            <text:p>       0.4       , 0.2       , 0.5       , 0.5       , 0.2       ,</text:p>
            <text:p>       0.        , 0.5       , 0.        , 1.        , 0.        ,</text:p>
            <text:p>       0.        , 0.        , 0.        , 0.        , 0.        ,</text:p>
            <text:p>       1.        , 0.5       , 0.        , 0.        , 1.        ,</text:p>
            <text:p>       0.        , 0.        , 1.        , 0.        , 0.25      ,</text:p>
            <text:p>       1.        , 0.2       , 0.5       , 0.5       , 0.25      ,</text:p>
            <text:p>       0.16666667, 0.        , 0.        , 0.66666667, 1.        ,</text:p>
            <text:p>       0.42857143]), array([2305,   60,   27,   22,   12,   10,    3,   12,    7,    6,    5,</text:p>
            <text:p>          5,    2,    2,    5,    2,    4,    1,    2,    2,    1,    2,</text:p>
            <text:p>          2,    1,    1,    2,    2,    1,    0,    3,    0,    1,    0,</text:p>
            <text:p>          0,    2,    1,    1,    5,    4,    1,    5,    2,    4,    4,</text:p>
            <text:p>          6,    2,    4,    3,    3,   14,    0]))</text:p>
          </table:table-cell>
          <table:table-cell office:value-type="float" office:value="0.313571076511792" calcext:value-type="float">
            <text:p>0,313571076511792</text:p>
          </table:table-cell>
          <table:table-cell office:value-type="float" office:value="0.0556831139438477" calcext:value-type="float">
            <text:p>0,0556831139438477</text:p>
          </table:table-cell>
          <table:table-cell office:value-type="float" office:value="0.37681751445898" calcext:value-type="float">
            <text:p>0,37681751445898</text:p>
          </table:table-cell>
          <table:table-cell office:value-type="float" office:value="0.74690856383397" calcext:value-type="float">
            <text:p>0,74690856383397</text:p>
          </table:table-cell>
          <table:table-cell office:value-type="float" office:value="0.151771385006087" calcext:value-type="float">
            <text:p>0,151771385006087</text:p>
          </table:table-cell>
          <table:table-cell office:value-type="float" office:value="0.929797753691673" calcext:value-type="float">
            <text:p>0,929797753691673</text:p>
          </table:table-cell>
          <table:table-cell office:value-type="float" office:value="0.0692187327712105" calcext:value-type="float">
            <text:p>0,0692187327712105</text:p>
          </table:table-cell>
          <table:table-cell office:value-type="string" calcext:value-type="string">
            <text:p>(array([0.00928644, 0.0941062 , 0.17049109, 0.2355287 , 0.30139673,</text:p>
            <text:p>       0.37511252, 0.42175472, 0.5109267 , 0.56467119, 0.6326189 ,</text:p>
            <text:p>       0.70142061, 0.77622252, 0.84192071, 0.9092463 , 0.99729809]), array([0.        , 0.        , 0.        , 0.        , 0.        ,</text:p>
            <text:p>       0.        , 0.        , 0.83333333, 1.        , 1.        ,</text:p>
            <text:p>       1.        , 1.        , 1.        , 1.        , 1.        ]), array([ 134,   18,   20,   12,    7,    2,    4,    6,    5,    5,    9,</text:p>
            <text:p>         10,   20,   33, 2286,    0]))</text:p>
          </table:table-cell>
          <table:table-cell office:value-type="string" calcext:value-type="string">
            <text:p>(array([0.03690765, 0.77739977, 0.98714929, 0.99606152, 0.99797657,</text:p>
            <text:p>       0.99882793, 0.99934532, 0.99958648, 0.99972498, 0.99981098,</text:p>
            <text:p>       0.99986166, 0.99989748, 0.9999191 , 0.99993586, 0.9999522 ]), array([0.        , 0.8479532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85489, 0.02833121, 0.04981858, 0.06838017, 0.08730859,</text:p>
            <text:p>       0.10885474, 0.13509234, 0.14674705, 0.17158329, 0.18977345,</text:p>
            <text:p>       0.21273533, 0.22847055, 0.24783193, 0.27728987, 0.28189561,</text:p>
            <text:p>       0.3110956 , 0.32325241, 0.37511252, 0.41065592, 0.45505112,</text:p>
            <text:p>       0.47660154, 0.50840428, 0.53187291, 0.54831682, 0.57291065,</text:p>
            <text:p>       0.58090103, 0.60739684, 0.63038617, 0.65453601, 0.66577438,</text:p>
            <text:p>       0.68428515, 0.70698936, 0.72404382, 0.75955425, 0.76894651,</text:p>
            <text:p>       0.78948461, 0.80405304, 0.83325117, 0.85017367, 0.86761385,</text:p>
            <text:p>       0.89078839, 0.90951282, 0.92922735, 0.94935447, 0.97214779,</text:p>
            <text:p>       0.99855084]), array([0., 0., 0., 0., 0., 0., 0., 0., 0., 0., 0., 0., 0., 0., 0., 0., 0.,</text:p>
            <text:p>       0., 0., 0., 0., 1., 1., 1., 1., 1., 1., 1., 1., 1., 1., 1., 1., 1.,</text:p>
            <text:p>       1., 1., 1., 1., 1., 1., 1., 1., 1., 1., 1., 1.]), array([ 116,    7,    7,    9,    5,    7,    3,    4,    6,    8,    2,</text:p>
            <text:p>          4,    6,    1,    2,    2,    2,    0,    2,    0,    3,    0,</text:p>
            <text:p>          1,    1,    0,    3,    2,    2,    2,    1,    2,    1,    1,</text:p>
            <text:p>          2,    2,    4,    2,    1,    5,    4,    3,    3,   12,    4,</text:p>
            <text:p>          9,    9,   17,   23,   56, 2203,    0]))</text:p>
          </table:table-cell>
          <table:table-cell office:value-type="float" office:value="0.233778979853139" calcext:value-type="float">
            <text:p>0,233778979853139</text:p>
          </table:table-cell>
          <table:table-cell office:value-type="float" office:value="0.00862744871637946" calcext:value-type="float">
            <text:p>0,00862744871637946</text:p>
          </table:table-cell>
          <table:table-cell office:value-type="float" office:value="0.235896967524574" calcext:value-type="float">
            <text:p>0,235896967524574</text:p>
          </table:table-cell>
          <table:table-cell office:value-type="float" office:value="0.435328805446625" calcext:value-type="float">
            <text:p>0,435328805446625</text:p>
          </table:table-cell>
          <table:table-cell office:value-type="float" office:value="0.0705534466569535" calcext:value-type="float">
            <text:p>0,0705534466569535</text:p>
          </table:table-cell>
          <table:table-cell office:value-type="float" office:value="0.491595715284348" calcext:value-type="float">
            <text:p>0,491595715284348</text:p>
          </table:table-cell>
        </table:table-row>
        <table:table-row table:style-name="ro4">
          <table:table-cell office:value-type="string" calcext:value-type="string">
            <text:p>(array([0.00270375, 0.09531785, 0.16814396, 0.23414952, 0.3070787 ,</text:p>
            <text:p>       0.36544611, 0.43356105, 0.4942893 , 0.57475266, 0.62393947,</text:p>
            <text:p>       0.69259062, 0.76758025, 0.83563708, 0.90005546, 0.98057709]), array([0.0522227 , 0.1627907 , 0.31818182, 0.16666667, 0.5       ,</text:p>
            <text:p>       0.33333333, 0.16666667, 0.11111111, 0.42857143, 0.28571429,</text:p>
            <text:p>       0.11111111, 0.        , 0.11111111, 0.1875    , 0.29787234]), array([2317,   43,   22,   12,    8,    6,    6,    9,    7,    7,    9,</text:p>
            <text:p>          6,    9,   16,   94,    0]))</text:p>
          </table:table-cell>
          <table:table-cell office:value-type="string" calcext:value-type="string">
            <text:p>(array([1.61561790e-05, 2.09915786e-05, 2.83101688e-05, 3.99261735e-05,</text:p>
            <text:p>       5.42391268e-05, 7.82059479e-05, 1.24620055e-04, 2.13427909e-04,</text:p>
            <text:p>       3.86718234e-04, 7.33551376e-04, 1.61933950e-03, 3.55131702e-03,</text:p>
            <text:p>       1.01767435e-02, 9.03209305e-02, 8.34497729e-01]), array([0.        , 0.00584795, 0.01744186, 0.01169591, 0.01754386,</text:p>
            <text:p>       0.01162791, 0.02923977, 0.04678363, 0.05813953, 0.05263158,</text:p>
            <text:p>       0.06432749, 0.13953488, 0.16374269, 0.19298246, 0.2558139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9288, 0.0273312 , 0.04817026, 0.06867741, 0.08710048,</text:p>
            <text:p>       0.10436454, 0.12907148, 0.15015452, 0.16752003, 0.19006753,</text:p>
            <text:p>       0.20930522, 0.22893697, 0.24679649, 0.26375675, 0.29108037,</text:p>
            <text:p>       0.31132951, 0.32469997, 0.35490191, 0.3707182 , 0.40745205,</text:p>
            <text:p>       0.42787722, 0.45514131, 0.47158554, 0.49316135, 0.51054487,</text:p>
            <text:p>       0.53327328, 0.54596916, 0.57582298, 0.59322812, 0.61102962,</text:p>
            <text:p>       0.62910341, 0.66967264, 0.69419394, 0.70573151, 0.75302866,</text:p>
            <text:p>       0.76764133, 0.79650021, 0.81204578, 0.83423043, 0.86762577,</text:p>
            <text:p>       0.89101815, 0.91002559, 0.93314605, 0.9533174 , 0.96790741,</text:p>
            <text:p>       0.99375522]), array([0.04761905, 0.17647059, 0.17142857, 0.06666667, 0.21428571,</text:p>
            <text:p>       0.16666667, 0.14285714, 0.14285714, 0.44444444, 0.33333333,</text:p>
            <text:p>       0.        , 0.        , 0.25      , 0.5       , 0.33333333,</text:p>
            <text:p>       0.66666667, 0.5       , 0.5       , 0.25      , 0.        ,</text:p>
            <text:p>       0.33333333, 0.        , 0.33333333, 0.        , 0.        ,</text:p>
            <text:p>       0.        , 0.        , 0.5       , 0.66666667, 0.        ,</text:p>
            <text:p>       0.4       , 0.5       , 0.        , 0.        , 0.        ,</text:p>
            <text:p>       0.        , 0.        , 0.        , 0.2       , 0.        ,</text:p>
            <text:p>       0.2       , 0.25      , 0.6       , 0.25      , 0.35714286,</text:p>
            <text:p>       0.26666667]), array([2226,   51,   35,   15,   14,   12,    7,    7,    9,    6,    4,</text:p>
            <text:p>          2,    4,    2,    3,    3,    2,    2,    4,    0,    1,    3,</text:p>
            <text:p>          2,    3,    3,    2,    1,    2,    2,    3,    2,    5,    0,</text:p>
            <text:p>          2,    4,    3,    0,    2,    3,    1,    2,    5,    0,    4,</text:p>
            <text:p>          5,    8,    5,   16,   14,   60,    0]))</text:p>
          </table:table-cell>
          <table:table-cell office:value-type="float" office:value="0.344191434799801" calcext:value-type="float">
            <text:p>0,344191434799801</text:p>
          </table:table-cell>
          <table:table-cell office:value-type="float" office:value="0.0855260745422279" calcext:value-type="float">
            <text:p>0,0855260745422279</text:p>
          </table:table-cell>
          <table:table-cell office:value-type="float" office:value="0.360035953484603" calcext:value-type="float">
            <text:p>0,360035953484603</text:p>
          </table:table-cell>
          <table:table-cell office:value-type="float" office:value="0.767580250898997" calcext:value-type="float">
            <text:p>0,767580250898997</text:p>
          </table:table-cell>
          <table:table-cell office:value-type="float" office:value="0.578683775351491" calcext:value-type="float">
            <text:p>0,578683775351491</text:p>
          </table:table-cell>
          <table:table-cell office:value-type="float" office:value="0.867625772953033" calcext:value-type="float">
            <text:p>0,867625772953033</text:p>
          </table:table-cell>
          <table:table-cell office:value-type="float" office:value="0.0896590128452391" calcext:value-type="float">
            <text:p>0,0896590128452391</text:p>
          </table:table-cell>
          <table:table-cell office:value-type="string" calcext:value-type="string">
            <text:p>(array([0.01164127, 0.10023909, 0.16854153, 0.23825356, 0.3069257 ,</text:p>
            <text:p>       0.37446683, 0.4362684 , 0.50036881, 0.57540554, 0.63269458,</text:p>
            <text:p>       0.69195887, 0.77017157, 0.8343556 , 0.90530773, 0.99734109]), array([0.        , 0.        , 0.        , 0.        , 0.        ,</text:p>
            <text:p>       0.        , 0.        , 0.55555556, 1.        , 1.        ,</text:p>
            <text:p>       1.        , 1.        , 1.        , 1.        , 1.        ]), array([ 187,   20,   15,    8,   12,    7,    5,    9,    8,    6,    5,</text:p>
            <text:p>         10,   16,   39, 2224,    0]))</text:p>
          </table:table-cell>
          <table:table-cell office:value-type="string" calcext:value-type="string">
            <text:p>(array([0.00817314, 0.49528942, 0.97269776, 0.99516186, 0.99798361,</text:p>
            <text:p>       0.99914432, 0.99957197, 0.9997708 , 0.99987079, 0.99991986,</text:p>
            <text:p>       0.9999449 , 0.9999597 , 0.99997158, 0.999979  , 0.99998384]), array([0.        , 0.4970760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79312, 0.02876776, 0.04876447, 0.07269613, 0.08884466,</text:p>
            <text:p>       0.11037916, 0.1323391 , 0.15227516, 0.16720657, 0.1909213 ,</text:p>
            <text:p>       0.20349979, 0.23235867, 0.24652664, 0.26587275, 0.29434396,</text:p>
            <text:p>       0.30889385, 0.3261847 , 0.35038191, 0.37323629, 0.38897038,</text:p>
            <text:p>       0.41131747, 0.43098143, 0.45403084, 0.4713441 , 0.48945513,</text:p>
            <text:p>       0.50683865, 0.53060243, 0.54485869, 0.57665905, 0.5945166 ,</text:p>
            <text:p>       0.63111788, 0.64057809, 0.67115737, 0.69615036, 0.71066463,</text:p>
            <text:p>       0.73835924, 0.7528171 , 0.77106303, 0.79069478, 0.8118429 ,</text:p>
            <text:p>       0.83352075, 0.85019892, 0.87144971, 0.89681739, 0.91233845,</text:p>
            <text:p>       0.93256809, 0.95287515, 0.97180068, 0.99881382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150,   18,   18,    3,    9,    6,    5,    1,    8,    4,    1,</text:p>
            <text:p>          3,    3,    1,    4,    6,    2,    1,    4,    2,    1,    2,</text:p>
            <text:p>          2,    2,    2,    3,    2,    2,    3,    3,    0,    5,    1,</text:p>
            <text:p>          2,    1,    2,    1,    3,    2,    4,    4,    6,    6,    6,</text:p>
            <text:p>         11,   13,   17,   33,   47, 2136,    0]))</text:p>
          </table:table-cell>
          <table:table-cell office:value-type="float" office:value="0.21895254272768" calcext:value-type="float">
            <text:p>0,21895254272768</text:p>
          </table:table-cell>
          <table:table-cell office:value-type="float" office:value="0.00306665095065379" calcext:value-type="float">
            <text:p>0,00306665095065379</text:p>
          </table:table-cell>
          <table:table-cell office:value-type="float" office:value="0.246042481592647" calcext:value-type="float">
            <text:p>0,246042481592647</text:p>
          </table:table-cell>
          <table:table-cell office:value-type="float" office:value="0.436268401145935" calcext:value-type="float">
            <text:p>0,436268401145935</text:p>
          </table:table-cell>
          <table:table-cell office:value-type="float" office:value="0.0273022442070637" calcext:value-type="float">
            <text:p>0,0273022442070637</text:p>
          </table:table-cell>
          <table:table-cell office:value-type="float" office:value="0.493161350488663" calcext:value-type="float">
            <text:p>0,493161350488663</text:p>
          </table:table-cell>
        </table:table-row>
        <table:table-row table:style-name="ro4">
          <table:table-cell office:value-type="string" calcext:value-type="string">
            <text:p>(array([0.0024234 , 0.0950541 , 0.17020188, 0.23650673, 0.29219275,</text:p>
            <text:p>       0.36922088, 0.4308177 , 0.49445954, 0.57882147, 0.63061172,</text:p>
            <text:p>       0.69824478, 0.76769812, 0.83318767, 0.90435008, 0.98282538]), array([0.04833837, 0.2173913 , 0.14285714, 0.41176471, 0.5       ,</text:p>
            <text:p>       0.09090909, 0.09090909, 0.25      , 0.        , 0.14285714,</text:p>
            <text:p>       0.57142857, 0.2       , 0.3125    , 0.15384615, 0.41176471]), array([2317,   46,   28,   17,   12,   11,   11,    4,    4,    7,    7,</text:p>
            <text:p>         10,   16,   13,   68,    0]))</text:p>
          </table:table-cell>
          <table:table-cell office:value-type="string" calcext:value-type="string">
            <text:p>(array([1.57407855e-05, 2.09991670e-05, 2.77558913e-05, 3.81166945e-05,</text:p>
            <text:p>       5.28853433e-05, 7.53610202e-05, 1.19301650e-04, 2.06767929e-04,</text:p>
            <text:p>       3.76196850e-04, 6.66080935e-04, 1.31832701e-03, 2.77701594e-03,</text:p>
            <text:p>       8.67901965e-03, 8.20541631e-02, 7.42906259e-01]), array([0.01744186, 0.        , 0.00581395, 0.02339181, 0.01169591,</text:p>
            <text:p>       0.01162791, 0.02339181, 0.03508772, 0.05232558, 0.05263158,</text:p>
            <text:p>       0.05847953, 0.0755814 , 0.20467836, 0.18128655, 0.31976744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07795, 0.02917134, 0.04678671, 0.07350993, 0.09107265,</text:p>
            <text:p>       0.11114935, 0.13120933, 0.15020186, 0.17194148, 0.18640591,</text:p>
            <text:p>       0.21111585, 0.22447861, 0.25328696, 0.26809627, 0.29691881,</text:p>
            <text:p>       0.30791938, 0.33358748, 0.35153326, 0.37163705, 0.39143317,</text:p>
            <text:p>       0.40968902, 0.4202005 , 0.4519053 , 0.46553856, 0.48863475,</text:p>
            <text:p>       0.53221947, 0.57074165, 0.58690128, 0.61113636, 0.63902095,</text:p>
            <text:p>       0.65141553, 0.67634779, 0.68816618, 0.7074939 , 0.7351321 ,</text:p>
            <text:p>       0.75105304, 0.77419915, 0.79292021, 0.81186054, 0.82497716,</text:p>
            <text:p>       0.8501942 , 0.86716406, 0.88636265, 0.90995981, 0.92648368,</text:p>
            <text:p>       0.94908473, 0.96988555, 0.99359924]), array([0.04314607, 0.203125  , 0.11538462, 0.33333333, 0.07142857,</text:p>
            <text:p>       0.33333333, 0.        , 0.        , 0.14285714, 0.25      ,</text:p>
            <text:p>       0.5       , 0.2       , 0.6       , 0.75      , 0.        ,</text:p>
            <text:p>       0.25      , 0.        , 0.        , 0.        , 0.33333333,</text:p>
            <text:p>       0.2       , 0.        , 0.        , 0.        , 0.5       ,</text:p>
            <text:p>       0.        , 0.        , 0.        , 0.33333333, 0.        ,</text:p>
            <text:p>       0.        , 1.        , 0.66666667, 0.5       , 0.33333333,</text:p>
            <text:p>       0.        , 0.33333333, 0.        , 0.5       , 0.        ,</text:p>
            <text:p>       0.        , 0.4       , 0.33333333, 0.25      , 0.        ,</text:p>
            <text:p>       0.66666667, 0.14285714, 0.44444444]), array([2225,   64,   26,   18,   14,    9,    9,    7,    7,   12,    4,</text:p>
            <text:p>          5,    5,    8,    2,    4,    3,    1,    5,    3,    5,    1,</text:p>
            <text:p>          4,    2,    2,    0,    1,    0,    2,    2,    3,    2,    2,</text:p>
            <text:p>          1,    3,    2,    3,    2,    3,    3,    6,    3,    4,    5,</text:p>
            <text:p>          3,    4,    4,    9,   14,   45,    0]))</text:p>
          </table:table-cell>
          <table:table-cell office:value-type="float" office:value="0.336312314334294" calcext:value-type="float">
            <text:p>0,336312314334294</text:p>
          </table:table-cell>
          <table:table-cell office:value-type="float" office:value="0.0720124703818777" calcext:value-type="float">
            <text:p>0,0720124703818777</text:p>
          </table:table-cell>
          <table:table-cell office:value-type="float" office:value="0.370424793967592" calcext:value-type="float">
            <text:p>0,370424793967592</text:p>
          </table:table-cell>
          <table:table-cell office:value-type="float" office:value="0.75050392976174" calcext:value-type="float">
            <text:p>0,75050392976174</text:p>
          </table:table-cell>
          <table:table-cell office:value-type="float" office:value="0.423138816862605" calcext:value-type="float">
            <text:p>0,423138816862605</text:p>
          </table:table-cell>
          <table:table-cell office:value-type="float" office:value="0.926483675837517" calcext:value-type="float">
            <text:p>0,926483675837517</text:p>
          </table:table-cell>
          <table:table-cell office:value-type="float" office:value="0.0784738461698376" calcext:value-type="float">
            <text:p>0,0784738461698376</text:p>
          </table:table-cell>
          <table:table-cell office:value-type="string" calcext:value-type="string">
            <text:p>(array([0.01056804, 0.09087368, 0.17111486, 0.23347025, 0.28402292,</text:p>
            <text:p>       0.36986036, 0.41963612, 0.49771437, 0.56744717, 0.63107954,</text:p>
            <text:p>       0.69376068, 0.76320172, 0.83214045, 0.90243184, 0.9976818 ]), array([0. , 0. , 0. , 0. , 0. , 0. , 0. , 0.5, 1. , 1. , 1. , 1. , 1. ,</text:p>
            <text:p>       1. , 1. ]), array([ 152,   21,   15,   15,    9,    7,    5,    4,   10,   11,   10,</text:p>
            <text:p>         12,   29,   38, 2233,    0]))</text:p>
          </table:table-cell>
          <table:table-cell office:value-type="string" calcext:value-type="string">
            <text:p>(array([0.01970048, 0.62725144, 0.97846808, 0.99645342, 0.99847232,</text:p>
            <text:p>       0.99924146, 0.99959625, 0.99977672, 0.99987564, 0.99992248,</text:p>
            <text:p>       0.99994628, 0.99996141, 0.9999721 , 0.99997891, 0.99998423]), array([0.        , 0.68421053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40745, 0.03057423, 0.0514475 , 0.0737649 , 0.0917363 ,</text:p>
            <text:p>       0.11108848, 0.12923245, 0.1498058 , 0.17405625, 0.18864804,</text:p>
            <text:p>       0.20890073, 0.22608468, 0.2509788 , 0.26874624, 0.2987842 ,</text:p>
            <text:p>       0.31592716, 0.34858447, 0.36097905, 0.38996517, 0.41322131,</text:p>
            <text:p>       0.42925835, 0.46778053, 0.48434782, 0.50707832, 0.53446144,</text:p>
            <text:p>       0.5480947 , 0.5797995 , 0.59125534, 0.60966835, 0.62836295,</text:p>
            <text:p>       0.64846674, 0.66889634, 0.69293507, 0.70664479, 0.73686535,</text:p>
            <text:p>       0.74528264, 0.77569168, 0.78940044, 0.81384838, 0.82792769,</text:p>
            <text:p>       0.84979814, 0.86751215, 0.88774088, 0.90941195, 0.92670041,</text:p>
            <text:p>       0.95289631, 0.97124127, 0.99899806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121,   25,    6,   10,    4,    5,    3,    4,    4,    6,    5,</text:p>
            <text:p>          3,    5,    8,    1,    2,    0,    2,    2,    3,    3,    2,</text:p>
            <text:p>          0,    1,    1,    1,    2,    4,    1,    4,    3,    5,    1,</text:p>
            <text:p>          4,    5,    3,    3,    2,    5,    2,   12,    6,    7,   11,</text:p>
            <text:p>          7,   14,   12,   29,   53, 2149,    0]))</text:p>
          </table:table-cell>
          <table:table-cell office:value-type="float" office:value="0.212939246374902" calcext:value-type="float">
            <text:p>0,212939246374902</text:p>
          </table:table-cell>
          <table:table-cell office:value-type="float" office:value="0.00700068442311605" calcext:value-type="float">
            <text:p>0,00700068442311605</text:p>
          </table:table-cell>
          <table:table-cell office:value-type="float" office:value="0.243736270447172" calcext:value-type="float">
            <text:p>0,243736270447172</text:p>
          </table:table-cell>
          <table:table-cell office:value-type="float" office:value="0.432552826404571" calcext:value-type="float">
            <text:p>0,432552826404571</text:p>
          </table:table-cell>
          <table:table-cell office:value-type="float" office:value="0.056959082312577" calcext:value-type="float">
            <text:p>0,056959082312577</text:p>
          </table:table-cell>
          <table:table-cell office:value-type="float" office:value="0.492921680212021" calcext:value-type="float">
            <text:p>0,492921680212021</text:p>
          </table:table-cell>
        </table:table-row>
        <table:table-row table:style-name="ro5">
          <table:table-cell office:value-type="string" calcext:value-type="string">
            <text:p>(array([0.0016212 , 0.09334857, 0.16635121, 0.23795313, 0.28858986,</text:p>
            <text:p>       0.37091371, 0.43444414, 0.50376135, 0.56327147, 0.63227962,</text:p>
            <text:p>       0.68700531, 0.77357967, 0.83964923, 0.90841268, 0.98354958]), array([0.0651896 , 0.34375   , 0.44444444, 0.        , 0.28571429,</text:p>
            <text:p>       0.42857143, 0.375     , 0.33333333, 0.25      , 0.14285714,</text:p>
            <text:p>       0.42857143, 0.45454545, 0.38888889, 0.25      , 0.390625  ]), array([2347,   32,   18,   14,    7,    7,    8,    3,   12,    7,    7,</text:p>
            <text:p>         11,   18,   16,   64,    0]))</text:p>
          </table:table-cell>
          <table:table-cell office:value-type="string" calcext:value-type="string">
            <text:p>(array([5.37477385e-06, 6.98007352e-06, 9.13160966e-06, 1.27392805e-05,</text:p>
            <text:p>       1.86546233e-05, 2.79702272e-05, 4.24928033e-05, 6.95721507e-05,</text:p>
            <text:p>       1.20530890e-04, 2.26967655e-04, 4.63002525e-04, 1.05396410e-03,</text:p>
            <text:p>       3.12997234e-03, 5.44356854e-02, 7.53624873e-01]), array([0.00581395, 0.01754386, 0.01162791, 0.02923977, 0.01169591,</text:p>
            <text:p>       0.01162791, 0.01169591, 0.05847953, 0.05232558, 0.12280702,</text:p>
            <text:p>       0.07602339, 0.15697674, 0.1871345 , 0.25146199, 0.3313953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7.40691773e-04, 2.87497967e-02, 4.97507467e-02, 6.91502798e-02,</text:p>
            <text:p>       8.77258452e-02, 1.07725025e-01, 1.33164231e-01, 1.47923845e-01,</text:p>
            <text:p>       1.69671330e-01, 1.88517690e-01, 2.11097110e-01, 2.30713144e-01,</text:p>
            <text:p>       2.49887163e-01, 2.70799120e-01, 2.91637182e-01, 3.14951628e-01,</text:p>
            <text:p>       3.47128898e-01, 3.71830761e-01, 3.86158874e-01, 4.12855357e-01,</text:p>
            <text:p>       4.29279625e-01, 4.57369626e-01, 4.68768656e-01, 5.09233773e-01,</text:p>
            <text:p>       5.33296784e-01, 5.50062048e-01, 5.63605845e-01, 5.93413174e-01,</text:p>
            <text:p>       6.03247643e-01, 6.30172610e-01, 6.53038939e-01, 6.74033195e-01,</text:p>
            <text:p>       6.92194152e-01, 7.50950813e-01, 7.71295905e-01, 7.89046208e-01,</text:p>
            <text:p>       8.09288859e-01, 8.30182234e-01, 8.52438500e-01, 8.68306410e-01,</text:p>
            <text:p>       8.89396161e-01, 9.11782630e-01, 9.29832498e-01, 9.52070951e-01,</text:p>
            <text:p>       9.68878019e-01, 9.92980103e-01]), array([0.06097561, 0.2       , 0.31578947, 0.35294118, 0.25      ,</text:p>
            <text:p>       0.33333333, 0.25      , 0.6       , 0.4       , 0.5       ,</text:p>
            <text:p>       0.        , 0.        , 0.        , 0.16666667, 1.        ,</text:p>
            <text:p>       0.        , 0.5       , 0.        , 0.66666667, 0.33333333,</text:p>
            <text:p>       0.        , 0.5       , 0.5       , 0.        , 1.        ,</text:p>
            <text:p>       0.        , 0.        , 0.25      , 0.        , 0.5       ,</text:p>
            <text:p>       0.        , 0.        , 0.6       , 0.75      , 0.        ,</text:p>
            <text:p>       0.33333333, 0.66666667, 0.33333333, 0.16666667, 0.4       ,</text:p>
            <text:p>       1.        , 0.125     , 0.33333333, 0.66666667, 0.6       ,</text:p>
            <text:p>       0.30434783]), array([2296,   25,   19,   17,    8,   12,    4,    5,    5,    6,    4,</text:p>
            <text:p>          2,    6,    6,    1,    2,    0,    2,    2,    3,    3,    2,</text:p>
            <text:p>          2,    2,    0,    1,    3,    5,    1,    4,    2,    2,    3,</text:p>
            <text:p>          2,    5,    0,    0,    4,    1,    6,    3,    6,    6,    5,</text:p>
            <text:p>          2,    8,    6,    6,   10,   46,    0]))</text:p>
          </table:table-cell>
          <table:table-cell office:value-type="float" office:value="0.280178753446075" calcext:value-type="float">
            <text:p>0,280178753446075</text:p>
          </table:table-cell>
          <table:table-cell office:value-type="float" office:value="0.0911373633275919" calcext:value-type="float">
            <text:p>0,0911373633275919</text:p>
          </table:table-cell>
          <table:table-cell office:value-type="float" office:value="0.346325025932742" calcext:value-type="float">
            <text:p>0,346325025932742</text:p>
          </table:table-cell>
          <table:table-cell office:value-type="float" office:value="0.658412680029869" calcext:value-type="float">
            <text:p>0,658412680029869</text:p>
          </table:table-cell>
          <table:table-cell office:value-type="float" office:value="0.422229524008757" calcext:value-type="float">
            <text:p>0,422229524008757</text:p>
          </table:table-cell>
          <table:table-cell office:value-type="float" office:value="0.786782629787922" calcext:value-type="float">
            <text:p>0,786782629787922</text:p>
          </table:table-cell>
          <table:table-cell office:value-type="float" office:value="0.0937510349922643" calcext:value-type="float">
            <text:p>0,0937510349922643</text:p>
          </table:table-cell>
          <table:table-cell office:value-type="string" calcext:value-type="string">
            <text:p>(array([0.00727034, 0.09199481, 0.16139508, 0.22011748, 0.30398163,</text:p>
            <text:p>       0.36996144, 0.43651144, 0.51503966, 0.56523022, 0.63184287,</text:p>
            <text:p>       0.70159974, 0.76309145, 0.834463  , 0.90653318, 0.99843989]), array([0.        , 0.        , 0.        , 0.        , 0.        ,</text:p>
            <text:p>       0.        , 0.        , 0.66666667, 1.        , 1.        ,</text:p>
            <text:p>       1.        , 1.        , 1.        , 1.        , 1.        ]), array([ 192,   23,   19,    6,    6,    9,   12,    3,    8,    5,    8,</text:p>
            <text:p>         19,   17,   25, 2219,    0]))</text:p>
          </table:table-cell>
          <table:table-cell office:value-type="string" calcext:value-type="string">
            <text:p>(array([0.00299749, 0.44236996, 0.97884319, 0.9982763 , 0.99937753,</text:p>
            <text:p>       0.99972522, 0.99986506, 0.99992472, 0.9999558 , 0.99997111,</text:p>
            <text:p>       0.99998082, 0.99998704, 0.99999079, 0.99999299, 0.99999462]), array([0.        , 0.4385964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99749, 0.03285157, 0.04922944, 0.06994259, 0.08779332,</text:p>
            <text:p>       0.10933683, 0.12883897, 0.14636856, 0.16849673, 0.18725655,</text:p>
            <text:p>       0.21212545, 0.22870409, 0.24349898, 0.26933348, 0.29163718,</text:p>
            <text:p>       0.30549276, 0.32596681, 0.34786418, 0.37526208, 0.39073354,</text:p>
            <text:p>       0.40776156, 0.43639416, 0.45116806, 0.46368855, 0.49076623,</text:p>
            <text:p>       0.5315104 , 0.54257935, 0.57072037, 0.58871095, 0.61095282,</text:p>
            <text:p>       0.63064859, 0.65631574, 0.6884106 , 0.72890775, 0.74977547,</text:p>
            <text:p>       0.76928686, 0.78973177, 0.80915733, 0.82874343, 0.84865341,</text:p>
            <text:p>       0.86484621, 0.89234393, 0.91179916, 0.9309897 , 0.95064688,</text:p>
            <text:p>       0.97175767, 0.99930508]), array([0., 0., 0., 0., 0., 0., 0., 0., 0., 0., 0., 0., 0., 0., 0., 0., 0.,</text:p>
            <text:p>       0., 0., 0., 0., 0., 0., 0., 0., 1., 1., 1., 1., 1., 1., 1., 1., 1.,</text:p>
            <text:p>       1., 1., 1., 1., 1., 1., 1., 1., 1., 1., 1., 1., 1.]), array([ 172,    9,    8,   10,    9,    4,    4,    8,    6,    4,    4,</text:p>
            <text:p>          1,    1,    1,    1,    2,    2,    4,    1,    4,    4,    1,</text:p>
            <text:p>          6,    1,    1,    0,    4,    1,    2,    3,    1,    3,    1,</text:p>
            <text:p>          0,    5,    0,    5,    9,    2,    6,    5,    5,    3,    5,</text:p>
            <text:p>         10,    7,   13,   17,   26, 2170,    0]))</text:p>
          </table:table-cell>
          <table:table-cell office:value-type="float" office:value="0.222777259273471" calcext:value-type="float">
            <text:p>0,222777259273471</text:p>
          </table:table-cell>
          <table:table-cell office:value-type="float" office:value="0.00205905156019458" calcext:value-type="float">
            <text:p>0,00205905156019458</text:p>
          </table:table-cell>
          <table:table-cell office:value-type="float" office:value="0.241653524752667" calcext:value-type="float">
            <text:p>0,241653524752667</text:p>
          </table:table-cell>
          <table:table-cell office:value-type="float" office:value="0.436511442065239" calcext:value-type="float">
            <text:p>0,436511442065239</text:p>
          </table:table-cell>
          <table:table-cell office:value-type="float" office:value="0.0211568119987131" calcext:value-type="float">
            <text:p>0,0211568119987131</text:p>
          </table:table-cell>
          <table:table-cell office:value-type="float" office:value="0.490766227245331" calcext:value-type="float">
            <text:p>0,490766227245331</text:p>
          </table:table-cell>
        </table:table-row>
        <table:table-row table:style-name="ro6">
          <table:table-cell office:value-type="string" calcext:value-type="string">
            <text:p>(array([0.00194909, 0.09733181, 0.16279671, 0.22899993, 0.3062834 ,</text:p>
            <text:p>       0.36489903, 0.42862524, 0.49996517, 0.57037436, 0.62553935,</text:p>
            <text:p>       0.69314329, 0.77271199, 0.84394455, 0.90535273, 0.97953386]), array([0.05146444, 0.21428571, 0.42105263, 0.14285714, 0.44444444,</text:p>
            <text:p>       0.5       , 0.08333333, 0.        , 0.2       , 0.4       ,</text:p>
            <text:p>       0.33333333, 0.33333333, 0.        , 0.25      , 0.45901639]), array([2390,   28,   19,    7,    9,    4,   12,    7,    5,    5,    3,</text:p>
            <text:p>          6,    3,   12,   61,    0]))</text:p>
          </table:table-cell>
          <table:table-cell office:value-type="string" calcext:value-type="string">
            <text:p>(array([7.26463298e-06, 9.13633345e-06, 1.12202246e-05, 1.44153018e-05,</text:p>
            <text:p>       1.97549937e-05, 2.89091621e-05, 4.56102975e-05, 7.23306970e-05,</text:p>
            <text:p>       1.22624367e-04, 2.47322255e-04, 4.78433088e-04, 1.01455174e-03,</text:p>
            <text:p>       3.31307640e-03, 2.58245810e-02, 6.13047044e-01]), array([0.00581395, 0.00584795, 0.01162791, 0.00584795, 0.05263158,</text:p>
            <text:p>       0.01744186, 0.02923977, 0.04093567, 0.00581395, 0.08187135,</text:p>
            <text:p>       0.08187135, 0.09883721, 0.11695906, 0.1754386 , 0.3313953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8.69042458e-04, 2.88777025e-02, 4.74503009e-02, 7.03108795e-02,</text:p>
            <text:p>       9.25255917e-02, 1.14477402e-01, 1.27137242e-01, 1.51151717e-01,</text:p>
            <text:p>       1.67879017e-01, 1.91176181e-01, 2.10736245e-01, 2.25138724e-01,</text:p>
            <text:p>       2.55800068e-01, 2.64713228e-01, 2.89538562e-01, 3.02756975e-01,</text:p>
            <text:p>       3.26554656e-01, 3.50224525e-01, 3.69790534e-01, 4.12923396e-01,</text:p>
            <text:p>       4.29214254e-01, 4.54009612e-01, 4.77279097e-01, 4.88202413e-01,</text:p>
            <text:p>       5.12617230e-01, 5.22626311e-01, 5.46199471e-01, 5.67123413e-01,</text:p>
            <text:p>       5.96174717e-01, 6.08140846e-01, 6.51637107e-01, 6.74755394e-01,</text:p>
            <text:p>       7.29919076e-01, 7.50993282e-01, 7.68596172e-01, 7.88563073e-01,</text:p>
            <text:p>       8.25302184e-01, 8.53265733e-01, 8.78113121e-01, 8.86829942e-01,</text:p>
            <text:p>       9.13746605e-01, 9.32013556e-01, 9.52928472e-01, 9.73018804e-01,</text:p>
            <text:p>       9.93899176e-01]), array([0.04827586, 0.14634146, 0.125     , 0.30769231, 0.2       ,</text:p>
            <text:p>       0.25      , 0.375     , 0.33333333, 0.5       , 0.        ,</text:p>
            <text:p>       0.        , 0.5       , 0.        , 0.        , 0.66666667,</text:p>
            <text:p>       0.66666667, 0.        , 1.        , 0.33333333, 0.2       ,</text:p>
            <text:p>       0.        , 0.        , 0.        , 0.        , 0.        ,</text:p>
            <text:p>       0.        , 0.5       , 0.        , 0.        , 0.33333333,</text:p>
            <text:p>       0.5       , 0.5       , 0.        , 0.5       , 1.        ,</text:p>
            <text:p>       0.        , 0.        , 0.        , 0.5       , 0.5       ,</text:p>
            <text:p>       0.16666667, 0.        , 0.2       , 0.47058824, 0.5625    ]), array([2320,   41,   24,   13,   10,    4,    8,    6,    8,    3,    3,</text:p>
            <text:p>          2,    1,    1,    3,    3,    3,    1,    3,    0,    5,    4,</text:p>
            <text:p>          3,    1,    3,    1,    2,    2,    1,    2,    3,    0,    2,</text:p>
            <text:p>          2,    0,    0,    1,    2,    1,    3,    0,    1,    2,    2,</text:p>
            <text:p>          2,    6,    4,   10,   17,   32,    0]))</text:p>
          </table:table-cell>
          <table:table-cell office:value-type="float" office:value="0.336286940394647" calcext:value-type="float">
            <text:p>0,336286940394647</text:p>
          </table:table-cell>
          <table:table-cell office:value-type="float" office:value="0.0653747082330345" calcext:value-type="float">
            <text:p>0,0653747082330345</text:p>
          </table:table-cell>
          <table:table-cell office:value-type="float" office:value="0.381197512776701" calcext:value-type="float">
            <text:p>0,381197512776701</text:p>
          </table:table-cell>
          <table:table-cell office:value-type="float" office:value="0.843944549560547" calcext:value-type="float">
            <text:p>0,843944549560547</text:p>
          </table:table-cell>
          <table:table-cell office:value-type="float" office:value="0.281651695453843" calcext:value-type="float">
            <text:p>0,281651695453843</text:p>
          </table:table-cell>
          <table:table-cell office:value-type="float" office:value="0.932013556361198" calcext:value-type="float">
            <text:p>0,932013556361198</text:p>
          </table:table-cell>
          <table:table-cell office:value-type="float" office:value="0.0734839077422226" calcext:value-type="float">
            <text:p>0,0734839077422226</text:p>
          </table:table-cell>
          <table:table-cell office:value-type="string" calcext:value-type="string">
            <text:p>(array([0.01045639, 0.09325979, 0.15531467, 0.22079513, 0.2977245 ,</text:p>
            <text:p>       0.36698474, 0.42226184, 0.50003483, 0.56830651, 0.62575608,</text:p>
            <text:p>       0.68487104, 0.76715602, 0.83155978, 0.90151355, 0.99813701]), array([0.        , 0.        , 0.        , 0.        , 0.        ,</text:p>
            <text:p>       0.        , 0.        , 0.57142857, 1.        , 1.        ,</text:p>
            <text:p>       1.        , 1.        , 1.        , 1.        , 1.        ]), array([ 156,   15,   11,    5,    6,    5,    5,    7,   12,    4,    6,</text:p>
            <text:p>          8,   11,   25, 2295,    0]))</text:p>
          </table:table-cell>
          <table:table-cell office:value-type="string" calcext:value-type="string">
            <text:p>(array([0.01839878, 0.74674869, 0.9922108 , 0.99851818, 0.99940786,</text:p>
            <text:p>       0.99971176, 0.99986374, 0.99992226, 0.99995197, 0.99996995,</text:p>
            <text:p>       0.99997984, 0.99998549, 0.99998874, 0.99999085, 0.99999273]), array([0.        , 0.8011695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54915, 0.02675086, 0.04808171, 0.06757259, 0.09017616,</text:p>
            <text:p>       0.11883701, 0.12822942, 0.14975863, 0.16795208, 0.21143693,</text:p>
            <text:p>       0.22392112, 0.24574375, 0.27008092, 0.29117188, 0.30375031,</text:p>
            <text:p>       0.32642168, 0.34658985, 0.36479548, 0.38847426, 0.40902218,</text:p>
            <text:p>       0.43287659, 0.45136607, 0.47737369, 0.48738277, 0.51179759,</text:p>
            <text:p>       0.5227209 , 0.54543404, 0.57078575, 0.58869975, 0.60137105,</text:p>
            <text:p>       0.62771194, 0.64622939, 0.67406712, 0.69922969, 0.71372807,</text:p>
            <text:p>       0.73528677, 0.74596512, 0.77111992, 0.78926376, 0.80882382,</text:p>
            <text:p>       0.83050761, 0.84966392, 0.875341  , 0.88835607, 0.90982854,</text:p>
            <text:p>       0.92828817, 0.95301636, 0.97113016, 0.99920745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126,   15,   11,    8,    7,    2,    4,    4,    5,    0,    3,</text:p>
            <text:p>          1,    1,    1,    2,    2,    1,    2,    1,    2,    3,    1,</text:p>
            <text:p>          1,    2,    1,    3,    1,    4,    4,    4,    1,    2,    1,</text:p>
            <text:p>          4,    1,    1,    1,    2,    2,    3,    3,    4,    4,    6,</text:p>
            <text:p>          4,    9,    9,   23,   43, 2226,    0]))</text:p>
          </table:table-cell>
          <table:table-cell office:value-type="float" office:value="0.21739271993217" calcext:value-type="float">
            <text:p>0,21739271993217</text:p>
          </table:table-cell>
          <table:table-cell office:value-type="float" office:value="0.00555503468682015" calcext:value-type="float">
            <text:p>0,00555503468682015</text:p>
          </table:table-cell>
          <table:table-cell office:value-type="float" office:value="0.250484512506966" calcext:value-type="float">
            <text:p>0,250484512506966</text:p>
          </table:table-cell>
          <table:table-cell office:value-type="float" office:value="0.431693486869335" calcext:value-type="float">
            <text:p>0,431693486869335</text:p>
          </table:table-cell>
          <table:table-cell office:value-type="float" office:value="0.0544209051223701" calcext:value-type="float">
            <text:p>0,0544209051223701</text:p>
          </table:table-cell>
          <table:table-cell office:value-type="float" office:value="0.488202412923177" calcext:value-type="float">
            <text:p>0,488202412923177</text:p>
          </table:table-cell>
        </table:table-row>
        <table:table-row table:style-name="ro4">
          <table:table-cell office:value-type="string" calcext:value-type="string">
            <text:p>(array([0.0018701 , 0.094102  , 0.16720475, 0.22777048, 0.30396116,</text:p>
            <text:p>       0.37655173, 0.42569026, 0.49879427, 0.55928648, 0.63564577,</text:p>
            <text:p>       0.71239239, 0.77301858, 0.82924008, 0.89663287, 0.98106643]), array([0.04410517, 0.19047619, 0.16666667, 0.29411765, 0.3       ,</text:p>
            <text:p>       0.125     , 0.28571429, 0.375     , 0.4       , 0.        ,</text:p>
            <text:p>       0.25      , 0.1       , 0.5       , 0.38461538, 0.45652174]), array([2358,   42,   18,   17,   20,    8,    7,    8,    5,    7,    4,</text:p>
            <text:p>         10,    8,   13,   46,    0]))</text:p>
          </table:table-cell>
          <table:table-cell office:value-type="string" calcext:value-type="string">
            <text:p>(array([6.66595958e-06, 9.48760604e-06, 1.27002100e-05, 1.77867437e-05,</text:p>
            <text:p>       2.52622829e-05, 3.68861734e-05, 5.85221511e-05, 9.41588579e-05,</text:p>
            <text:p>       1.55134383e-04, 2.89175500e-04, 6.28000986e-04, 1.60808497e-03,</text:p>
            <text:p>       5.02766275e-03, 4.01461130e-02, 6.06518895e-01]), array([0.00581395, 0.        , 0.00581395, 0.00584795, 0.01169591,</text:p>
            <text:p>       0.01162791, 0.01754386, 0.04678363, 0.05813953, 0.02906977,</text:p>
            <text:p>       0.06470588, 0.08139535, 0.13450292, 0.18128655, 0.31395349]), array([172, 171, 172, 171, 171, 172, 171, 171, 172, 172, 170, 172, 171,</text:p>
            <text:p>       171, 172,   0]))</text:p>
          </table:table-cell>
          <table:table-cell office:value-type="string" calcext:value-type="string">
            <text:p>(array([0.00106019, 0.02890134, 0.04802571, 0.06853351, 0.08839408,</text:p>
            <text:p>       0.11180535, 0.13077778, 0.1553807 , 0.17188691, 0.18695545,</text:p>
            <text:p>       0.20813169, 0.23418092, 0.24838326, 0.27445331, 0.28430656,</text:p>
            <text:p>       0.30953951, 0.32649353, 0.35749626, 0.36884143, 0.39318395,</text:p>
            <text:p>       0.40592232, 0.43468951, 0.45799631, 0.47370994, 0.48204997,</text:p>
            <text:p>       0.50878596, 0.53063118, 0.55228996, 0.56395082, 0.60208523,</text:p>
            <text:p>       0.63092634, 0.65940547, 0.66432434, 0.70829024, 0.72469884,</text:p>
            <text:p>       0.74767917, 0.76457757, 0.78821895, 0.80426076, 0.82968865,</text:p>
            <text:p>       0.8423757 , 0.86942106, 0.88741398, 0.9089445 , 0.9305563 ,</text:p>
            <text:p>       0.95104977, 0.97148889, 0.9936617 ]), array([0.04078091, 0.23529412, 0.14285714, 0.21052632, 0.08333333,</text:p>
            <text:p>       0.11111111, 0.27272727, 0.        , 0.25      , 0.        ,</text:p>
            <text:p>       0.375     , 0.        , 0.28571429, 1.        , 0.2       ,</text:p>
            <text:p>       0.25      , 0.2       , 0.        , 0.        , 0.33333333,</text:p>
            <text:p>       0.33333333, 0.33333333, 0.        , 0.5       , 0.        ,</text:p>
            <text:p>       0.5       , 0.5       , 0.5       , 0.33333333, 0.        ,</text:p>
            <text:p>       0.        , 0.        , 0.        , 0.33333333, 0.        ,</text:p>
            <text:p>       0.        , 0.33333333, 0.        , 0.5       , 0.75      ,</text:p>
            <text:p>       0.        , 0.25      , 0.75      , 0.        , 0.66666667,</text:p>
            <text:p>       0.57142857, 0.6       , 0.35714286]), array([2305,   34,   14,   19,   12,    9,   11,    1,    8,    5,    8,</text:p>
            <text:p>          2,    7,    2,    5,    8,    5,    1,    4,    3,    3,    3,</text:p>
            <text:p>          1,    2,    2,    2,    2,    2,    3,    0,    1,    4,    1,</text:p>
            <text:p>          1,    0,    3,    1,    2,    3,    5,    2,    4,    1,    4,</text:p>
            <text:p>          4,    4,    3,    7,   10,   28,    0]))</text:p>
          </table:table-cell>
          <table:table-cell office:value-type="float" office:value="0.268061541080414" calcext:value-type="float">
            <text:p>0,268061541080414</text:p>
          </table:table-cell>
          <table:table-cell office:value-type="float" office:value="0.0599130604479675" calcext:value-type="float">
            <text:p>0,0599130604479675</text:p>
          </table:table-cell>
          <table:table-cell office:value-type="float" office:value="0.310444064846317" calcext:value-type="float">
            <text:p>0,310444064846317</text:p>
          </table:table-cell>
          <table:table-cell office:value-type="float" office:value="0.673018580675125" calcext:value-type="float">
            <text:p>0,673018580675125</text:p>
          </table:table-cell>
          <table:table-cell office:value-type="float" office:value="0.292565406928229" calcext:value-type="float">
            <text:p>0,292565406928229</text:p>
          </table:table-cell>
          <table:table-cell office:value-type="float" office:value="0.908944502472878" calcext:value-type="float">
            <text:p>0,908944502472878</text:p>
          </table:table-cell>
          <table:table-cell office:value-type="float" office:value="0.0661805741727857" calcext:value-type="float">
            <text:p>0,0661805741727857</text:p>
          </table:table-cell>
          <table:table-cell office:value-type="string" calcext:value-type="string">
            <text:p>(array([0.00782828, 0.09567816, 0.16272   , 0.22526291, 0.29227851,</text:p>
            <text:p>       0.36870664, 0.43210576, 0.50307796, 0.56816133, 0.62667996,</text:p>
            <text:p>       0.6933902 , 0.77013603, 0.82964606, 0.90345625, 0.99812273]), array([0.   , 0.   , 0.   , 0.   , 0.   , 0.   , 0.   , 0.625, 1.   ,</text:p>
            <text:p>       1.   , 1.   , 1.   , 1.   , 1.   , 1.   ]), array([ 129,   16,    7,   14,    9,    8,    5,    8,    7,    7,   15,</text:p>
            <text:p>         13,   19,   39, 2275,    0]))</text:p>
          </table:table-cell>
          <table:table-cell office:value-type="string" calcext:value-type="string">
            <text:p>(array([0.04958765, 0.78886799, 0.99022775, 0.9977806 , 0.99922726,</text:p>
            <text:p>       0.99967482, 0.99983182, 0.99990216, 0.99994006, 0.99996253,</text:p>
            <text:p>       0.99997458, 0.99998212, 0.99998729, 0.9999905 , 0.99999333]), array([0.        , 0.8888888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02192, 0.02744365, 0.04601387, 0.07080234, 0.08891108,</text:p>
            <text:p>       0.10782787, 0.13125857, 0.1576243 , 0.17058135, 0.19874799,</text:p>
            <text:p>       0.20947405, 0.2352885 , 0.25182786, 0.27473593, 0.29048256,</text:p>
            <text:p>       0.30365548, 0.33160794, 0.34059453, 0.36907366, 0.39854415,</text:p>
            <text:p>       0.40648669, 0.43659453, 0.44425851, 0.468723  , 0.49120861,</text:p>
            <text:p>       0.51489353, 0.52564424, 0.54542106, 0.56585583, 0.59435986,</text:p>
            <text:p>       0.60981084, 0.63115857, 0.64250374, 0.67376814, 0.68849914,</text:p>
            <text:p>       0.71495712, 0.75279739, 0.76531595, 0.79036672, 0.81208204,</text:p>
            <text:p>       0.82837816, 0.8446193 , 0.86963112, 0.88718759, 0.91087313,</text:p>
            <text:p>       0.93197317, 0.95094111, 0.97067397, 0.99902262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112,   12,    5,    5,    5,    2,    6,    1,    3,    1,    8,</text:p>
            <text:p>          2,    4,    3,    3,    2,    2,    1,    4,    2,    1,    3,</text:p>
            <text:p>          1,    2,    1,    3,    2,    2,    3,    2,    2,    4,    1,</text:p>
            <text:p>          4,    6,    5,    0,    5,    3,    5,    6,    9,    1,    9,</text:p>
            <text:p>         11,   11,   17,   16,   32, 2221,    0]))</text:p>
          </table:table-cell>
          <table:table-cell office:value-type="float" office:value="0.221127316393683" calcext:value-type="float">
            <text:p>0,221127316393683</text:p>
          </table:table-cell>
          <table:table-cell office:value-type="float" office:value="0.0108755820271063" calcext:value-type="float">
            <text:p>0,0108755820271063</text:p>
          </table:table-cell>
          <table:table-cell office:value-type="float" office:value="0.249694990778574" calcext:value-type="float">
            <text:p>0,249694990778574</text:p>
          </table:table-cell>
          <table:table-cell office:value-type="float" office:value="0.432105755805969" calcext:value-type="float">
            <text:p>0,432105755805969</text:p>
          </table:table-cell>
          <table:table-cell office:value-type="float" office:value="0.10002089508575" calcext:value-type="float">
            <text:p>0,10002089508575</text:p>
          </table:table-cell>
          <table:table-cell office:value-type="float" office:value="0.491208612918854" calcext:value-type="float">
            <text:p>0,491208612918854</text:p>
          </table:table-cell>
        </table:table-row>
        <table:table-row table:style-name="ro4">
          <table:table-cell office:value-type="string" calcext:value-type="string">
            <text:p>(array([0.00307056, 0.09224416, 0.16478398, 0.23665676, 0.29576822,</text:p>
            <text:p>       0.36574022, 0.43296153, 0.49900942, 0.57429694, 0.63138927,</text:p>
            <text:p>       0.70011495, 0.76255047, 0.84140716, 0.89991722, 0.97822573]), array([0.04698847, 0.18918919, 0.19047619, 0.23529412, 0.1       ,</text:p>
            <text:p>       0.11111111, 0.1       , 0.27272727, 0.42857143, 0.09090909,</text:p>
            <text:p>       0.5       , 0.        , 0.25      , 0.14285714, 0.43103448]), array([2341,   37,   21,   17,   10,    9,   10,   11,    7,   11,   10,</text:p>
            <text:p>          3,   12,   14,   58,    0]))</text:p>
          </table:table-cell>
          <table:table-cell office:value-type="string" calcext:value-type="string">
            <text:p>(array([1.98937352e-05, 3.04714558e-05, 4.19252632e-05, 5.73790495e-05,</text:p>
            <text:p>       8.01025062e-05, 1.16698520e-04, 1.79200460e-04, 2.89593863e-04,</text:p>
            <text:p>       4.80781373e-04, 8.75508705e-04, 1.70361133e-03, 3.79240536e-03,</text:p>
            <text:p>       1.01518283e-02, 6.43866681e-02, 6.96384934e-01]), array([0.        , 0.01754386, 0.01162791, 0.02339181, 0.01169591,</text:p>
            <text:p>       0.02325581, 0.02339181, 0.03508772, 0.04069767, 0.07602339,</text:p>
            <text:p>       0.04093567, 0.0872093 , 0.15204678, 0.16374269, 0.28488372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7838, 0.02824634, 0.05104596, 0.0693039 , 0.0874895 ,</text:p>
            <text:p>       0.10815214, 0.13013378, 0.15143262, 0.16806705, 0.18947355,</text:p>
            <text:p>       0.20207073, 0.22773173, 0.24865579, 0.26515129, 0.28955865,</text:p>
            <text:p>       0.31047477, 0.33246499, 0.3491477 , 0.36856448, 0.39468887,</text:p>
            <text:p>       0.40618292, 0.43570641, 0.44690509, 0.47004984, 0.48206168,</text:p>
            <text:p>       0.50885156, 0.52669986, 0.55748326, 0.5600608 , 0.59206294,</text:p>
            <text:p>       0.6096334 , 0.62869111, 0.64987323, 0.67449743, 0.69142482,</text:p>
            <text:p>       0.70757008, 0.73507178, 0.77448124, 0.81656194, 0.83363121,</text:p>
            <text:p>       0.84741876, 0.86860272, 0.88991041, 0.91454385, 0.93010911,</text:p>
            <text:p>       0.94707492, 0.96638543, 0.99296368]), array([0.04237288, 0.16071429, 0.14285714, 0.2       , 0.08333333,</text:p>
            <text:p>       0.22222222, 0.16666667, 0.375     , 0.        , 0.16666667,</text:p>
            <text:p>       1.        , 0.16666667, 0.125     , 0.        , 0.        ,</text:p>
            <text:p>       0.5       , 0.        , 0.        , 0.        , 0.5       ,</text:p>
            <text:p>       0.        , 0.33333333, 0.        , 0.        , 0.        ,</text:p>
            <text:p>       0.4       , 0.33333333, 0.        , 1.        , 0.5       ,</text:p>
            <text:p>       0.        , 0.5       , 0.        , 0.5       , 0.5       ,</text:p>
            <text:p>       0.4       , 0.5       , 0.        , 0.        , 0.2       ,</text:p>
            <text:p>       0.5       , 0.        , 0.2       , 0.        , 0.25      ,</text:p>
            <text:p>       0.36363636, 0.45454545, 0.45714286]), array([2242,   56,   35,   20,   12,    9,    6,    8,    5,    6,    2,</text:p>
            <text:p>          6,    8,    2,    6,    2,    1,    4,    3,    2,    3,    3,</text:p>
            <text:p>          3,    4,    1,    5,    3,    1,    1,    4,    4,    2,    5,</text:p>
            <text:p>          2,    2,    5,    2,    0,    2,    0,    1,    5,    4,    5,</text:p>
            <text:p>          5,    3,    4,   11,   11,   35,    0]))</text:p>
          </table:table-cell>
          <table:table-cell office:value-type="float" office:value="0.314805892536142" calcext:value-type="float">
            <text:p>0,314805892536142</text:p>
          </table:table-cell>
          <table:table-cell office:value-type="float" office:value="0.0690656853133143" calcext:value-type="float">
            <text:p>0,0690656853133143</text:p>
          </table:table-cell>
          <table:table-cell office:value-type="float" office:value="0.349996672786914" calcext:value-type="float">
            <text:p>0,349996672786914</text:p>
          </table:table-cell>
          <table:table-cell office:value-type="float" office:value="0.762550473213196" calcext:value-type="float">
            <text:p>0,762550473213196</text:p>
          </table:table-cell>
          <table:table-cell office:value-type="float" office:value="0.411501213475022" calcext:value-type="float">
            <text:p>0,411501213475022</text:p>
          </table:table-cell>
          <table:table-cell office:value-type="float" office:value="0.914543847242991" calcext:value-type="float">
            <text:p>0,914543847242991</text:p>
          </table:table-cell>
          <table:table-cell office:value-type="float" office:value="0.0724686044018484" calcext:value-type="float">
            <text:p>0,0724686044018484</text:p>
          </table:table-cell>
          <table:table-cell office:value-type="string" calcext:value-type="string">
            <text:p>(array([0.01209955, 0.09785087, 0.16034242, 0.22957795, 0.30608549,</text:p>
            <text:p>       0.37047686, 0.43465433, 0.50669376, 0.57197792, 0.63654061,</text:p>
            <text:p>       0.70571287, 0.75934863, 0.83604369, 0.90765543, 0.99702089]), array([0.        , 0.        , 0.        , 0.        , 0.        ,</text:p>
            <text:p>       0.        , 0.        , 0.63636364, 1.        , 1.        ,</text:p>
            <text:p>       1.        , 1.        , 1.        , 1.        , 1.        ]), array([ 143,   19,   13,    7,    6,   11,    5,   11,   12,    9,   14,</text:p>
            <text:p>         13,   20,   32, 2256,    0]))</text:p>
          </table:table-cell>
          <table:table-cell office:value-type="string" calcext:value-type="string">
            <text:p>(array([0.02977359, 0.7036427 , 0.97968948, 0.99499751, 0.99792227,</text:p>
            <text:p>       0.9989794 , 0.99947373, 0.99969041, 0.9998123 , 0.99987946,</text:p>
            <text:p>       0.99991846, 0.99994182, 0.99995784, 0.99996946, 0.99998011]), array([0.        , 0.7894736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59961, 0.03070776, 0.05150429, 0.0699951 , 0.08651142,</text:p>
            <text:p>       0.10730291, 0.13067597, 0.15307746, 0.16664197, 0.18749464,</text:p>
            <text:p>       0.20207073, 0.22874653, 0.25535354, 0.26131105, 0.29444037,</text:p>
            <text:p>       0.31263803, 0.32791579, 0.35012677, 0.36859864, 0.3912026 ,</text:p>
            <text:p>       0.41261065, 0.43981642, 0.44251674, 0.47071975, 0.48852352,</text:p>
            <text:p>       0.50925557, 0.52826794, 0.55309491, 0.56425266, 0.59498485,</text:p>
            <text:p>       0.60516888, 0.63007186, 0.6508523 , 0.67222282, 0.69358808,</text:p>
            <text:p>       0.71047745, 0.73371734, 0.75230104, 0.77376233, 0.81094198,</text:p>
            <text:p>       0.83239811, 0.84908591, 0.86925335, 0.89000004, 0.91270938,</text:p>
            <text:p>       0.93084259, 0.94850785, 0.9713281 , 0.99859619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114,   15,   12,    7,    4,    6,    6,    5,    4,    2,    2,</text:p>
            <text:p>          3,    1,    1,    3,    2,    1,    5,    1,    5,    2,    1,</text:p>
            <text:p>          1,    2,    3,    3,    5,    3,    3,    5,    1,    4,    4,</text:p>
            <text:p>          2,    2,    8,    3,    7,    5,    0,    5,    6,    7,    5,</text:p>
            <text:p>          8,   11,   17,   34,   52, 2163,    0]))</text:p>
          </table:table-cell>
          <table:table-cell office:value-type="float" office:value="0.221763821235066" calcext:value-type="float">
            <text:p>0,221763821235066</text:p>
          </table:table-cell>
          <table:table-cell office:value-type="float" office:value="0.00969282237413385" calcext:value-type="float">
            <text:p>0,00969282237413385</text:p>
          </table:table-cell>
          <table:table-cell office:value-type="float" office:value="0.249988178082797" calcext:value-type="float">
            <text:p>0,249988178082797</text:p>
          </table:table-cell>
          <table:table-cell office:value-type="float" office:value="0.434654331207275" calcext:value-type="float">
            <text:p>0,434654331207275</text:p>
          </table:table-cell>
          <table:table-cell office:value-type="float" office:value="0.0858309794195563" calcext:value-type="float">
            <text:p>0,0858309794195563</text:p>
          </table:table-cell>
          <table:table-cell office:value-type="float" office:value="0.490744431813558" calcext:value-type="float">
            <text:p>0,490744431813558</text:p>
          </table:table-cell>
        </table:table-row>
        <table:table-row table:style-name="ro4">
          <table:table-cell office:value-type="string" calcext:value-type="string">
            <text:p>(array([0.00342469, 0.09667335, 0.16269004, 0.23186972, 0.29933382,</text:p>
            <text:p>       0.37028638, 0.43848686, 0.49792675, 0.57073252, 0.63512056,</text:p>
            <text:p>       0.6908235 , 0.75322566, 0.83557199, 0.89583689, 0.97866395]), array([0.05378225, 0.21052632, 0.3       , 0.27777778, 0.36842105,</text:p>
            <text:p>       0.18181818, 0.18181818, 0.18181818, 0.22222222, 0.33333333,</text:p>
            <text:p>       0.33333333, 0.3       , 0.11764706, 0.09090909, 0.44067797]), array([2287,   57,   30,   18,   19,   11,   11,   11,    9,   12,    9,</text:p>
            <text:p>         10,   17,   11,   59,    0]))</text:p>
          </table:table-cell>
          <table:table-cell office:value-type="string" calcext:value-type="string">
            <text:p>(array([1.38757034e-05, 2.48126470e-05, 4.03050718e-05, 6.55026744e-05,</text:p>
            <text:p>       1.04512730e-04, 1.60221251e-04, 2.48465513e-04, 3.99214673e-04,</text:p>
            <text:p>       6.82076868e-04, 1.24764286e-03, 2.44302051e-03, 5.24153201e-03,</text:p>
            <text:p>       1.84209748e-02, 1.13328071e-01, 7.34917778e-01]), array([0.02325581, 0.01754386, 0.02325581, 0.03508772, 0.04678363,</text:p>
            <text:p>       0.02906977, 0.03508772, 0.07017544, 0.04069767, 0.05263158,</text:p>
            <text:p>       0.05263158, 0.12790698, 0.13450292, 0.19298246, 0.3023255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9092, 0.02980834, 0.04800578, 0.06832048, 0.09161574,</text:p>
            <text:p>       0.1130839 , 0.13046651, 0.14974141, 0.16967959, 0.19183921,</text:p>
            <text:p>       0.21019497, 0.23027359, 0.24919495, 0.26761615, 0.29031729,</text:p>
            <text:p>       0.30454563, 0.33140527, 0.34394705, 0.36836463, 0.39110276,</text:p>
            <text:p>       0.41208683, 0.42696974, 0.44674785, 0.46935069, 0.49346581,</text:p>
            <text:p>       0.50026894, 0.52796764, 0.54519787, 0.56963515, 0.59184097,</text:p>
            <text:p>       0.60872535, 0.62791498, 0.65516229, 0.67176362, 0.68008798,</text:p>
            <text:p>       0.70652354, 0.729716  , 0.75101055, 0.76882359, 0.81168766,</text:p>
            <text:p>       0.8289906 , 0.8444048 , 0.87134502, 0.89126869, 0.91291595,</text:p>
            <text:p>       0.93532608, 0.94494114, 0.96891417, 0.99296553]), array([0.04988453, 0.14102564, 0.09090909, 0.19230769, 0.1       ,</text:p>
            <text:p>       0.14285714, 0.35714286, 0.5       , 0.22222222, 0.28571429,</text:p>
            <text:p>       0.        , 0.42857143, 0.2       , 0.33333333, 0.4       ,</text:p>
            <text:p>       0.5       , 0.375     , 0.        , 0.        , 0.16666667,</text:p>
            <text:p>       0.33333333, 0.        , 0.2       , 0.16666667, 0.        ,</text:p>
            <text:p>       0.        , 0.2       , 1.        , 0.        , 0.        ,</text:p>
            <text:p>       0.33333333, 0.5       , 0.25      , 0.2       , 0.        ,</text:p>
            <text:p>       0.33333333, 1.        , 0.28571429, 0.        , 0.        ,</text:p>
            <text:p>       0.        , 0.2       , 0.14285714, 0.        , 0.33333333,</text:p>
            <text:p>       0.        , 0.5       , 0.375     , 0.5       ]), array([2165,   78,   33,   26,   20,   14,   14,    8,    9,    7,    5,</text:p>
            <text:p>          7,    5,    3,   10,    2,    8,    1,    1,    6,    3,    1,</text:p>
            <text:p>          5,    6,    2,    1,    5,    2,    2,    4,    3,    4,    4,</text:p>
            <text:p>          5,    1,    3,    2,    7,    2,    0,    4,    5,    5,    7,</text:p>
            <text:p>          3,    3,    4,    6,   16,   34,    0]))</text:p>
          </table:table-cell>
          <table:table-cell office:value-type="float" office:value="0.313307552259029" calcext:value-type="float">
            <text:p>0,313307552259029</text:p>
          </table:table-cell>
          <table:table-cell office:value-type="float" office:value="0.0781189943650693" calcext:value-type="float">
            <text:p>0,0781189943650693</text:p>
          </table:table-cell>
          <table:table-cell office:value-type="float" office:value="0.360806448933145" calcext:value-type="float">
            <text:p>0,360806448933145</text:p>
          </table:table-cell>
          <table:table-cell office:value-type="float" office:value="0.804927798834714" calcext:value-type="float">
            <text:p>0,804927798834714</text:p>
          </table:table-cell>
          <table:table-cell office:value-type="float" office:value="0.432592196346715" calcext:value-type="float">
            <text:p>0,432592196346715</text:p>
          </table:table-cell>
          <table:table-cell office:value-type="float" office:value="0.935326084494591" calcext:value-type="float">
            <text:p>0,935326084494591</text:p>
          </table:table-cell>
          <table:table-cell office:value-type="float" office:value="0.0846111001191472" calcext:value-type="float">
            <text:p>0,0846111001191472</text:p>
          </table:table-cell>
          <table:table-cell office:value-type="string" calcext:value-type="string">
            <text:p>(array([0.01074983, 0.10264044, 0.16465581, 0.24228571, 0.30848259,</text:p>
            <text:p>       0.36244273, 0.42371924, 0.50083573, 0.55697367, 0.62867106,</text:p>
            <text:p>       0.7026895 , 0.76662689, 0.83807661, 0.90438945, 0.99661456]), array([0.        , 0.        , 0.        , 0.        , 0.        ,</text:p>
            <text:p>       0.        , 0.        , 0.54545455, 1.        , 1.        ,</text:p>
            <text:p>       1.        , 1.        , 1.        , 1.        , 1.        ]), array([ 156,   22,   24,   12,   13,   10,    9,   11,   11,   13,   15,</text:p>
            <text:p>         16,   23,   46, 2190,    0]))</text:p>
          </table:table-cell>
          <table:table-cell office:value-type="string" calcext:value-type="string">
            <text:p>(array([0.01852841, 0.51438814, 0.95255907, 0.99117641, 0.99677703,</text:p>
            <text:p>       0.99843686, 0.99918978, 0.99954024, 0.99972869, 0.9998281 ,</text:p>
            <text:p>       0.99988943, 0.99993196, 0.99995872, 0.99997467, 0.99998599]), array([0.       , 0.5380117, 1.       , 1.       , 1.       , 1.       ,</text:p>
            <text:p>       1.       , 1.       , 1.       , 1.       , 1.       , 1.       ,</text:p>
            <text:p>       1.       , 1.       , 1.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8392 , 0.03049128, 0.05068029, 0.0675521 , 0.08909026,</text:p>
            <text:p>       0.11097738, 0.12684095, 0.15172446, 0.17038363, 0.19025912,</text:p>
            <text:p>       0.2301878 , 0.24861656, 0.26479018, 0.29269553, 0.31050716,</text:p>
            <text:p>       0.32975024, 0.34445234, 0.37091285, 0.39135968, 0.40987197,</text:p>
            <text:p>       0.43036485, 0.44294637, 0.47067108, 0.49973106, 0.50653419,</text:p>
            <text:p>       0.52951491, 0.54993381, 0.57303026, 0.59023161, 0.60893976,</text:p>
            <text:p>       0.62837366, 0.65502957, 0.6693046 , 0.69201106, 0.71036727,</text:p>
            <text:p>       0.73034343, 0.7504664 , 0.76916777, 0.78980503, 0.80908619,</text:p>
            <text:p>       0.83007458, 0.84757769, 0.86681344, 0.88712653, 0.90856811,</text:p>
            <text:p>       0.9320448 , 0.95119812, 0.97010812, 0.99855974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125,   21,    6,    9,    4,    5,   11,    8,    7,    6,    0,</text:p>
            <text:p>          5,    6,    1,    6,    2,    7,    3,    2,    3,    5,    2,</text:p>
            <text:p>          1,    5,    1,    2,    6,    6,    1,    2,    6,    3,    2,</text:p>
            <text:p>          6,    1,    7,    4,    6,    4,    5,    5,    7,    5,   10,</text:p>
            <text:p>         12,   19,   21,   33,   73, 2074,    0]))</text:p>
          </table:table-cell>
          <table:table-cell office:value-type="float" office:value="0.217703560518096" calcext:value-type="float">
            <text:p>0,217703560518096</text:p>
          </table:table-cell>
          <table:table-cell office:value-type="float" office:value="0.00701166710760919" calcext:value-type="float">
            <text:p>0,00701166710760919</text:p>
          </table:table-cell>
          <table:table-cell office:value-type="float" office:value="0.250499707526133" calcext:value-type="float">
            <text:p>0,250499707526133</text:p>
          </table:table-cell>
          <table:table-cell office:value-type="float" office:value="0.443026325919411" calcext:value-type="float">
            <text:p>0,443026325919411</text:p>
          </table:table-cell>
          <table:table-cell office:value-type="float" office:value="0.0474409342981702" calcext:value-type="float">
            <text:p>0,0474409342981702</text:p>
          </table:table-cell>
          <table:table-cell office:value-type="float" office:value="0.499731063842773" calcext:value-type="float">
            <text:p>0,499731063842773</text:p>
          </table:table-cell>
        </table:table-row>
        <table:table-row table:style-name="ro4">
          <table:table-cell office:value-type="string" calcext:value-type="string">
            <text:p>(array([0.00411659, 0.09883516, 0.16585424, 0.22508817, 0.29438226,</text:p>
            <text:p>       0.37066015, 0.4371471 , 0.49346625, 0.56000014, 0.63493727,</text:p>
            <text:p>       0.69524945, 0.76720389, 0.8322227 , 0.89453292, 0.97687012]), array([0.04728546, 0.16129032, 0.16216216, 0.23529412, 0.2       ,</text:p>
            <text:p>       0.26666667, 0.125     , 0.625     , 0.22222222, 0.35714286,</text:p>
            <text:p>       0.36363636, 0.35294118, 0.2       , 0.42857143, 0.47272727]), array([2284,   62,   37,   17,   10,   15,    8,    8,    9,   14,   11,</text:p>
            <text:p>         17,   10,   14,   55,    0]))</text:p>
          </table:table-cell>
          <table:table-cell office:value-type="string" calcext:value-type="string">
            <text:p>(array([4.62401203e-05, 6.35099642e-05, 8.54718282e-05, 1.21073634e-04,</text:p>
            <text:p>       1.73480105e-04, 2.53651887e-04, 3.84718959e-04, 6.43913435e-04,</text:p>
            <text:p>       1.08116545e-03, 1.89800606e-03, 3.64878150e-03, 7.79853034e-03,</text:p>
            <text:p>       2.20643167e-02, 1.09265494e-01, 7.29058623e-01]), array([0.01744186, 0.00584795, 0.00581395, 0.        , 0.02339181,</text:p>
            <text:p>       0.04069767, 0.02339181, 0.04678363, 0.04651163, 0.04093567,</text:p>
            <text:p>       0.05263158, 0.11046512, 0.14619883, 0.1871345 , 0.3662790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90815, 0.02835468, 0.04853936, 0.06900884, 0.08894783,</text:p>
            <text:p>       0.10852082, 0.13000108, 0.14877356, 0.1701313 , 0.18892699,</text:p>
            <text:p>       0.20898262, 0.22948506, 0.24733954, 0.271818  , 0.29147618,</text:p>
            <text:p>       0.30629575, 0.33483055, 0.34827214, 0.36832388, 0.38900326,</text:p>
            <text:p>       0.41738327, 0.43321272, 0.45047532, 0.47004617, 0.48284784,</text:p>
            <text:p>       0.51162973, 0.53386408, 0.54722115, 0.56854376, 0.59008253,</text:p>
            <text:p>       0.60885052, 0.63205711, 0.65107834, 0.67436997, 0.69077771,</text:p>
            <text:p>       0.71826172, 0.73315281, 0.74915464, 0.76524106, 0.79556177,</text:p>
            <text:p>       0.80349639, 0.82968483, 0.84214872, 0.86865305, 0.88583885,</text:p>
            <text:p>       0.90819816, 0.93336821, 0.95296722, 0.97339669, 0.99164385]), array([0.03876693, 0.14942529, 0.21276596, 0.13043478, 0.2       ,</text:p>
            <text:p>       0.15384615, 0.25      , 0.        , 0.4       , 0.        ,</text:p>
            <text:p>       0.125     , 0.5       , 0.2       , 0.        , 0.2       ,</text:p>
            <text:p>       0.        , 0.5       , 0.33333333, 0.2       , 0.33333333,</text:p>
            <text:p>       0.        , 0.33333333, 0.        , 0.25      , 1.        ,</text:p>
            <text:p>       0.75      , 0.        , 0.        , 0.5       , 0.5       ,</text:p>
            <text:p>       0.25      , 0.66666667, 0.28571429, 0.33333333, 0.4       ,</text:p>
            <text:p>       0.        , 0.5       , 0.        , 1.        , 0.28571429,</text:p>
            <text:p>       0.        , 0.2       , 0.        , 0.33333333, 0.75      ,</text:p>
            <text:p>       0.5       , 0.2       , 0.45454545, 0.25      , 0.5862069 ]), array([2141,   87,   47,   23,   20,   13,   20,   10,   10,   12,    8,</text:p>
            <text:p>          4,    5,    2,    5,    2,    2,    3,    5,    6,    2,    3,</text:p>
            <text:p>          2,    4,    1,    4,    1,    4,    2,    2,    4,    3,    7,</text:p>
            <text:p>          3,    5,    1,    6,    4,    2,    7,    2,    5,    1,    6,</text:p>
            <text:p>          4,    4,    5,   11,   12,   29,    0]))</text:p>
          </table:table-cell>
          <table:table-cell office:value-type="float" office:value="0.248356921807016" calcext:value-type="float">
            <text:p>0,248356921807016</text:p>
          </table:table-cell>
          <table:table-cell office:value-type="float" office:value="0.0641826245493209" calcext:value-type="float">
            <text:p>0,0641826245493209</text:p>
          </table:table-cell>
          <table:table-cell office:value-type="float" office:value="0.308743983282729" calcext:value-type="float">
            <text:p>0,308743983282729</text:p>
          </table:table-cell>
          <table:table-cell office:value-type="float" office:value="0.632222700119019" calcext:value-type="float">
            <text:p>0,632222700119019</text:p>
          </table:table-cell>
          <table:table-cell office:value-type="float" office:value="0.362779553199923" calcext:value-type="float">
            <text:p>0,362779553199923</text:p>
          </table:table-cell>
          <table:table-cell office:value-type="float" office:value="0.842148721218109" calcext:value-type="float">
            <text:p>0,842148721218109</text:p>
          </table:table-cell>
          <table:table-cell office:value-type="float" office:value="0.0728995320324841" calcext:value-type="float">
            <text:p>0,0728995320324841</text:p>
          </table:table-cell>
          <table:table-cell office:value-type="string" calcext:value-type="string">
            <text:p>(array([0.01580795, 0.10414104, 0.16466251, 0.23097826, 0.30723007,</text:p>
            <text:p>       0.36797125, 0.44602113, 0.50610343, 0.56788817, 0.63205286,</text:p>
            <text:p>       0.70574934, 0.77266532, 0.83305744, 0.90121069, 0.9961359 ]), array([0.   , 0.   , 0.   , 0.   , 0.   , 0.   , 0.   , 0.625, 1.   ,</text:p>
            <text:p>       1.   , 1.   , 1.   , 1.   , 1.   , 1.   ]), array([ 137,   18,   14,   15,    9,   13,    8,    8,    9,   16,   12,</text:p>
            <text:p>         19,   33,   58, 2202,    0]))</text:p>
          </table:table-cell>
          <table:table-cell office:value-type="string" calcext:value-type="string">
            <text:p>(array([0.04041541, 0.6563089 , 0.95858488, 0.9893379 , 0.99561168,</text:p>
            <text:p>       0.99788384, 0.99882037, 0.99931317, 0.99959708, 0.99974057,</text:p>
            <text:p>       0.99982397, 0.9998778 , 0.99991392, 0.99993607, 0.99995366]), array([0.        , 0.73684211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548183, 0.02825175, 0.04806978, 0.06662957, 0.09169858,</text:p>
            <text:p>       0.11484492, 0.13037424, 0.15785128, 0.16858939, 0.19650361,</text:p>
            <text:p>       0.20379609, 0.22816113, 0.25165914, 0.26631947, 0.29016794,</text:p>
            <text:p>       0.31236041, 0.32532484, 0.35005232, 0.37262322, 0.38761317,</text:p>
            <text:p>       0.418836  , 0.43604088, 0.45277885, 0.47032312, 0.48862474,</text:p>
            <text:p>       0.51364019, 0.53144188, 0.54952468, 0.56984371, 0.58807817,</text:p>
            <text:p>       0.60788968, 0.63329973, 0.65326148, 0.66471167, 0.69459456,</text:p>
            <text:p>       0.71030418, 0.73084785, 0.75455415, 0.76721604, 0.79109422,</text:p>
            <text:p>       0.81107301, 0.82797518, 0.85122644, 0.86972147, 0.89122282,</text:p>
            <text:p>       0.91133486, 0.93076404, 0.95167633, 0.97188885, 0.99816534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 95,   22,   16,    7,    6,    3,    9,    1,    8,    2,    6,</text:p>
            <text:p>          2,    5,    3,    2,    3,    3,    6,    2,    5,    1,    2,</text:p>
            <text:p>          4,    2,    2,    3,    3,    2,    3,    3,    5,    6,    4,</text:p>
            <text:p>          2,    4,    4,    5,    4,    4,    9,   12,    7,   10,   17,</text:p>
            <text:p>         14,   18,   21,   42,   77, 2075,    0]))</text:p>
          </table:table-cell>
          <table:table-cell office:value-type="float" office:value="0.223129938087076" calcext:value-type="float">
            <text:p>0,223129938087076</text:p>
          </table:table-cell>
          <table:table-cell office:value-type="float" office:value="0.012170245657842" calcext:value-type="float">
            <text:p>0,012170245657842</text:p>
          </table:table-cell>
          <table:table-cell office:value-type="float" office:value="0.249752515103407" calcext:value-type="float">
            <text:p>0,249752515103407</text:p>
          </table:table-cell>
          <table:table-cell office:value-type="float" office:value="0.446021132171154" calcext:value-type="float">
            <text:p>0,446021132171154</text:p>
          </table:table-cell>
          <table:table-cell office:value-type="float" office:value="0.0805332055914472" calcext:value-type="float">
            <text:p>0,0805332055914472</text:p>
          </table:table-cell>
          <table:table-cell office:value-type="float" office:value="0.488624736666679" calcext:value-type="float">
            <text:p>0,488624736666679</text:p>
          </table:table-cell>
        </table:table-row>
        <table:table-row table:style-name="ro2">
          <table:table-cell office:value-type="string" calcext:value-type="string">
            <text:p>(array([0.00292626, 0.09687495, 0.16328201, 0.23816212, 0.29341462,</text:p>
            <text:p>       0.37370808, 0.42605404, 0.51114521, 0.56772524, 0.62197009,</text:p>
            <text:p>       0.71770859, 0.77666247, 0.82890345, 0.89198894, 0.97893996]), array([0.05716619, 0.1875    , 0.4       , 0.5       , 0.33333333,</text:p>
            <text:p>       0.42857143, 0.57142857, 0.25      , 0.2       , 0.5       ,</text:p>
            <text:p>       1.        , 0.75      , 0.25      , 0.5       , 0.21052632]), array([2449,   32,   15,    8,    6,    7,    7,    4,    5,    4,    1,</text:p>
            <text:p>          4,    4,    6,   19,    0]))</text:p>
          </table:table-cell>
          <table:table-cell office:value-type="string" calcext:value-type="string">
            <text:p>(array([2.09552988e-05, 3.11212193e-05, 4.03221654e-05, 4.73395184e-05,</text:p>
            <text:p>       5.53127284e-05, 7.17125404e-05, 1.00667768e-04, 1.50902867e-04,</text:p>
            <text:p>       2.45054010e-04, 4.74851716e-04, 1.08282205e-03, 2.69745148e-03,</text:p>
            <text:p>       6.14038855e-03, 1.70536077e-02, 3.23344097e-01]), array([0.01162791, 0.01169591, 0.01162791, 0.00584795, 0.03508772,</text:p>
            <text:p>       0.02325581, 0.01169591, 0.01169591, 0.05232558, 0.05847953,</text:p>
            <text:p>       0.11695906, 0.04651163, 0.15789474, 0.20467836, 0.2965116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4898 , 0.02948024, 0.04878637, 0.068624  , 0.08723764,</text:p>
            <text:p>       0.10753131, 0.12759922, 0.14905641, 0.17024548, 0.18830901,</text:p>
            <text:p>       0.20110698, 0.23175723, 0.24857151, 0.26956624, 0.2932784 ,</text:p>
            <text:p>       0.30602795, 0.32240808, 0.34845051, 0.37164989, 0.39191858,</text:p>
            <text:p>       0.40585944, 0.42855398, 0.45644346, 0.48837724, 0.50749516,</text:p>
            <text:p>       0.52435422, 0.55129876, 0.59236497, 0.60870364, 0.62082678,</text:p>
            <text:p>       0.64964628, 0.71770859, 0.77038133, 0.79550588, 0.80019611,</text:p>
            <text:p>       0.83159465, 0.8522284 , 0.87404928, 0.89154759, 0.91036996,</text:p>
            <text:p>       0.93344378, 0.954968  , 0.96954317, 0.9930308 ]), array([0.05148936, 0.2       , 0.17857143, 0.09090909, 0.2       ,</text:p>
            <text:p>       0.4       , 0.125     , 0.66666667, 0.4       , 0.        ,</text:p>
            <text:p>       0.        , 0.66666667, 0.66666667, 0.        , 1.        ,</text:p>
            <text:p>       0.        , 0.        , 1.        , 0.        , 0.33333333,</text:p>
            <text:p>       0.5       , 0.5       , 1.        , 0.        , 1.        ,</text:p>
            <text:p>       0.        , 0.33333333, 0.        , 0.5       , 0.        ,</text:p>
            <text:p>       1.        , 1.        , 0.66666667, 1.        , 0.        ,</text:p>
            <text:p>       0.        , 1.        , 0.5       , 1.        , 0.        ,</text:p>
            <text:p>       0.        , 0.33333333, 0.        , 0.27272727]), array([2350,   65,   28,   11,   15,    5,    8,    6,    5,    3,    1,</text:p>
            <text:p>          3,    3,    3,    2,    1,    1,    2,    2,    3,    2,    4,</text:p>
            <text:p>          1,    0,    1,    1,    2,    3,    0,    2,    2,    1,    1,</text:p>
            <text:p>          0,    0,    1,    0,    0,    3,    1,    1,    2,    1,    2,</text:p>
            <text:p>          2,    2,    1,    3,    4,   11,    0]))</text:p>
          </table:table-cell>
          <table:table-cell office:value-type="float" office:value="0.24551186065235" calcext:value-type="float">
            <text:p>0,24551186065235</text:p>
          </table:table-cell>
          <table:table-cell office:value-type="float" office:value="0.0505335922813168" calcext:value-type="float">
            <text:p>0,0505335922813168</text:p>
          </table:table-cell>
          <table:table-cell office:value-type="float" office:value="0.376571975226735" calcext:value-type="float">
            <text:p>0,376571975226735</text:p>
          </table:table-cell>
          <table:table-cell office:value-type="float" office:value="0.768413647225029" calcext:value-type="float">
            <text:p>0,768413647225029</text:p>
          </table:table-cell>
          <table:table-cell office:value-type="float" office:value="0.187624754852544" calcext:value-type="float">
            <text:p>0,187624754852544</text:p>
          </table:table-cell>
          <table:table-cell office:value-type="float" office:value="0.969543173909187" calcext:value-type="float">
            <text:p>0,969543173909187</text:p>
          </table:table-cell>
          <table:table-cell office:value-type="float" office:value="0.0692921164642697" calcext:value-type="float">
            <text:p>0,0692921164642697</text:p>
          </table:table-cell>
          <table:table-cell office:value-type="string" calcext:value-type="string">
            <text:p>(array([0.01031406, 0.10130848, 0.16236584, 0.23521062, 0.2932784 ,</text:p>
            <text:p>       0.36855331, 0.42780991, 0.49260237, 0.5696818 , 0.61911506,</text:p>
            <text:p>       0.70875553, 0.76820085, 0.83276762, 0.90219696, 0.99741986]), array([0. , 0. , 0. , 0. , 0. , 0. , 0. , 0.5, 1. , 1. , 1. , 1. , 1. ,</text:p>
            <text:p>       1. , 1. ]), array([ 155,    9,    9,    5,    2,    5,    8,    4,    4,    6,    5,</text:p>
            <text:p>          7,   10,   29, 2313,    0]))</text:p>
          </table:table-cell>
          <table:table-cell office:value-type="string" calcext:value-type="string">
            <text:p>(array([0.0219299 , 0.82170188, 0.98985456, 0.99619496, 0.9985604 ,</text:p>
            <text:p>       0.9994426 , 0.99973213, 0.99984119, 0.99989583, 0.99992647,</text:p>
            <text:p>       0.999944  , 0.99995248, 0.99995947, 0.9999687 , 0.99997899]), array([0.        , 0.8654970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85432, 0.02923001, 0.04968857, 0.06387024, 0.08854691,</text:p>
            <text:p>       0.10490485, 0.12961604, 0.14721865, 0.16815352, 0.19980389,</text:p>
            <text:p>       0.22876637, 0.244877  , 0.2932784 , 0.34845051, 0.37917322,</text:p>
            <text:p>       0.38334616, 0.40778055, 0.42620514, 0.44890911, 0.47564578,</text:p>
            <text:p>       0.50955896, 0.54418015, 0.56909718, 0.5963527 , 0.60278129,</text:p>
            <text:p>       0.62835011, 0.64964628, 0.67759192, 0.69397205, 0.71770859,</text:p>
            <text:p>       0.73043376, 0.74403948, 0.76739046, 0.79719945, 0.81169099,</text:p>
            <text:p>       0.82819198, 0.84892152, 0.87331711, 0.89104967, 0.91290916,</text:p>
            <text:p>       0.93063203, 0.95194607, 0.97036284, 0.99867765]), array([0., 0., 0., 0., 0., 0., 0., 0., 0., 0., 0., 0., 0., 0., 0., 0., 0.,</text:p>
            <text:p>       0., 0., 0., 1., 1., 1., 1., 1., 1., 1., 1., 1., 1., 1., 1., 1., 1.,</text:p>
            <text:p>       1., 1., 1., 1., 1., 1., 1., 1., 1., 1.]), array([ 129,   17,    7,    2,    5,    2,    2,    4,    4,    1,    0,</text:p>
            <text:p>          3,    2,    0,    2,    0,    0,    2,    1,    2,    3,    2,</text:p>
            <text:p>          3,    2,    0,    2,    0,    1,    2,    1,    3,    2,    1,</text:p>
            <text:p>          1,    1,    1,    3,    1,    3,    2,    3,    3,    3,    8,</text:p>
            <text:p>          5,   12,   10,   24,   52, 2232,    0]))</text:p>
          </table:table-cell>
          <table:table-cell office:value-type="float" office:value="0.21387337084642" calcext:value-type="float">
            <text:p>0,21387337084642</text:p>
          </table:table-cell>
          <table:table-cell office:value-type="float" office:value="0.00549822251702329" calcext:value-type="float">
            <text:p>0,00549822251702329</text:p>
          </table:table-cell>
          <table:table-cell office:value-type="float" office:value="0.235825405514319" calcext:value-type="float">
            <text:p>0,235825405514319</text:p>
          </table:table-cell>
          <table:table-cell office:value-type="float" office:value="0.43031819909811" calcext:value-type="float">
            <text:p>0,43031819909811</text:p>
          </table:table-cell>
          <table:table-cell office:value-type="float" office:value="0.0437951988992635" calcext:value-type="float">
            <text:p>0,0437951988992635</text:p>
          </table:table-cell>
          <table:table-cell office:value-type="float" office:value="0.490441039204598" calcext:value-type="float">
            <text:p>0,490441039204598</text:p>
          </table:table-cell>
        </table:table-row>
        <table:table-row table:style-name="ro2">
          <table:table-cell office:value-type="string" calcext:value-type="string">
            <text:p>(array([0.00213407, 0.09839289, 0.16840864, 0.23049395, 0.3050109 ,</text:p>
            <text:p>       0.36823936, 0.43783897, 0.49796724, 0.57759126, 0.6318801 ,</text:p>
            <text:p>       0.71025127, 0.77106604, 0.83128396, 0.90492538, 0.98278235]), array([0.05715461, 0.19354839, 0.38461538, 0.21428571, 0.22222222,</text:p>
            <text:p>       0.2       , 0.125     , 0.5       , 0.75      , 0.5       ,</text:p>
            <text:p>       1.        , 0.28571429, 1.        , 0.2       , 0.46153846]), array([2432,   31,   13,   14,    9,    5,    8,    6,    4,    4,    5,</text:p>
            <text:p>          7,    2,    5,   26,    0]))</text:p>
          </table:table-cell>
          <table:table-cell office:value-type="string" calcext:value-type="string">
            <text:p>(array([1.29170496e-05, 1.58561852e-05, 1.93214496e-05, 2.43053517e-05,</text:p>
            <text:p>       3.00601807e-05, 3.88923376e-05, 5.45279514e-05, 8.21539815e-05,</text:p>
            <text:p>       1.41235410e-04, 2.58839083e-04, 5.19583769e-04, 1.26104835e-03,</text:p>
            <text:p>       3.33870031e-03, 1.50444512e-02, 3.87755701e-01]), array([0.00581395, 0.        , 0.01744186, 0.01169591, 0.00584795,</text:p>
            <text:p>       0.02325581, 0.01754386, 0.04093567, 0.04069767, 0.04093567,</text:p>
            <text:p>       0.11695906, 0.09883721, 0.10526316, 0.24561404, 0.31976744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09936 , 0.02871246, 0.04934544, 0.06818269, 0.0917217 ,</text:p>
            <text:p>       0.10827579, 0.12954693, 0.15098774, 0.17347725, 0.19387086,</text:p>
            <text:p>       0.21006151, 0.23097111, 0.24836575, 0.26426782, 0.29264157,</text:p>
            <text:p>       0.31541237, 0.32215929, 0.34989984, 0.36397874, 0.38870919,</text:p>
            <text:p>       0.40447338, 0.43413073, 0.44823264, 0.46954054, 0.49055471,</text:p>
            <text:p>       0.5090369 , 0.56839642, 0.58678609, 0.61697894, 0.64678127,</text:p>
            <text:p>       0.69105262, 0.70661849, 0.72681224, 0.75861937, 0.76556224,</text:p>
            <text:p>       0.79141615, 0.81579506, 0.84677285, 0.87829381, 0.90678775,</text:p>
            <text:p>       0.93296403, 0.95012072, 0.97096736, 0.99331395]), array([0.04970263, 0.32075472, 0.22222222, 0.125     , 0.        ,</text:p>
            <text:p>       0.4       , 0.125     , 0.75      , 0.5       , 0.2       ,</text:p>
            <text:p>       0.16666667, 0.33333333, 0.33333333, 0.        , 0.2       ,</text:p>
            <text:p>       0.        , 0.33333333, 0.        , 1.        , 0.        ,</text:p>
            <text:p>       0.        , 0.        , 0.        , 0.66666667, 0.5       ,</text:p>
            <text:p>       0.33333333, 0.5       , 1.        , 0.5       , 0.5       ,</text:p>
            <text:p>       1.        , 1.        , 0.66666667, 1.        , 0.        ,</text:p>
            <text:p>       0.33333333, 1.        , 1.        , 0.        , 0.33333333,</text:p>
            <text:p>       0.        , 1.        , 0.66666667, 0.35294118]), array([2354,   53,   18,   16,    6,   10,    8,    4,    2,    5,    6,</text:p>
            <text:p>          3,    3,    2,    5,    1,    3,    2,    1,    2,    2,    2,</text:p>
            <text:p>          2,    3,    2,    3,    0,    0,    2,    2,    2,    0,    2,</text:p>
            <text:p>          0,    1,    2,    3,    1,    2,    3,    1,    0,    1,    1,</text:p>
            <text:p>          0,    3,    2,    2,    6,   17,    0]))</text:p>
          </table:table-cell>
          <table:table-cell office:value-type="float" office:value="0.228184360792606" calcext:value-type="float">
            <text:p>0,228184360792606</text:p>
          </table:table-cell>
          <table:table-cell office:value-type="float" office:value="0.0545346608389906" calcext:value-type="float">
            <text:p>0,0545346608389906</text:p>
          </table:table-cell>
          <table:table-cell office:value-type="float" office:value="0.282673469098776" calcext:value-type="float">
            <text:p>0,282673469098776</text:p>
          </table:table-cell>
          <table:table-cell office:value-type="float" office:value="0.704925382137299" calcext:value-type="float">
            <text:p>0,704925382137299</text:p>
          </table:table-cell>
          <table:table-cell office:value-type="float" office:value="0.230569583927526" calcext:value-type="float">
            <text:p>0,230569583927526</text:p>
          </table:table-cell>
          <table:table-cell office:value-type="float" office:value="0.932964026927948" calcext:value-type="float">
            <text:p>0,932964026927948</text:p>
          </table:table-cell>
          <table:table-cell office:value-type="float" office:value="0.068460644582287" calcext:value-type="float">
            <text:p>0,068460644582287</text:p>
          </table:table-cell>
          <table:table-cell office:value-type="string" calcext:value-type="string">
            <text:p>(array([0.00891517, 0.10160249, 0.16446385, 0.22899622, 0.30330296,</text:p>
            <text:p>       0.3689033 , 0.4502207 , 0.49842006, 0.57080947, 0.63217225,</text:p>
            <text:p>       0.70106368, 0.76942436, 0.82955748, 0.9034797 , 0.9981459 ]), array([0.        , 0.        , 0.        , 0.        , 0.        ,</text:p>
            <text:p>       0.        , 0.        , 0.33333333, 1.        , 1.        ,</text:p>
            <text:p>       1.        , 1.        , 1.        , 1.        , 1.        ]), array([ 153,   10,    5,    8,    2,    3,    2,    6,   10,    6,   12,</text:p>
            <text:p>         13,   10,   26, 2305,    0]))</text:p>
          </table:table-cell>
          <table:table-cell office:value-type="string" calcext:value-type="string">
            <text:p>(array([0.02359567, 0.82280856, 0.99334963, 0.99819066, 0.99934242,</text:p>
            <text:p>       0.99970493, 0.9998473 , 0.99991365, 0.99994395, 0.99996061,</text:p>
            <text:p>       0.99996969, 0.99997554, 0.99998064, 0.99998413, 0.99998708]), array([0.       , 0.9122807, 1.       , 1.       , 1.       , 1.       ,</text:p>
            <text:p>       1.       , 1.       , 1.       , 1.       , 1.       , 1.       ,</text:p>
            <text:p>       1.       , 1.       , 1.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96004, 0.02920009, 0.04529532, 0.06739161, 0.09231579,</text:p>
            <text:p>       0.1073406 , 0.12680857, 0.15201575, 0.17422697, 0.19204503,</text:p>
            <text:p>       0.20945972, 0.23219575, 0.24047327, 0.26653004, 0.28520802,</text:p>
            <text:p>       0.3213979 , 0.35888267, 0.36397874, 0.38384849, 0.43758279,</text:p>
            <text:p>       0.47122099, 0.49415595, 0.51423457, 0.53382036, 0.55176736,</text:p>
            <text:p>       0.56870472, 0.59115636, 0.61346267, 0.65088184, 0.67746001,</text:p>
            <text:p>       0.68782012, 0.70587285, 0.72960778, 0.75133179, 0.7673992 ,</text:p>
            <text:p>       0.79037642, 0.80769716, 0.82727247, 0.84943458, 0.87079079,</text:p>
            <text:p>       0.89110076, 0.90780924, 0.9317551 , 0.9495753 , 0.97147113,</text:p>
            <text:p>       0.99913254]), array([0., 0., 0., 0., 0., 0., 0., 0., 0., 0., 0., 0., 0., 0., 0., 0., 0.,</text:p>
            <text:p>       0., 0., 0., 0., 0., 1., 1., 1., 1., 1., 1., 1., 1., 1., 1., 1., 1.,</text:p>
            <text:p>       1., 1., 1., 1., 1., 1., 1., 1., 1., 1., 1., 1.]), array([ 128,   19,    4,    4,    2,    4,    2,    3,    1,    1,    3,</text:p>
            <text:p>          3,    1,    1,    1,    0,    1,    1,    1,    1,    0,    1,</text:p>
            <text:p>          0,    2,    3,    2,    1,    2,    3,    4,    3,    0,    3,</text:p>
            <text:p>          2,    2,    6,    4,    3,    2,    6,    5,    1,    2,    7,</text:p>
            <text:p>          6,    7,   14,   16,   40, 2243,    0]))</text:p>
          </table:table-cell>
          <table:table-cell office:value-type="float" office:value="0.22578923769082" calcext:value-type="float">
            <text:p>0,22578923769082</text:p>
          </table:table-cell>
          <table:table-cell office:value-type="float" office:value="0.00819450584927756" calcext:value-type="float">
            <text:p>0,00819450584927756</text:p>
          </table:table-cell>
          <table:table-cell office:value-type="float" office:value="0.237295629538439" calcext:value-type="float">
            <text:p>0,237295629538439</text:p>
          </table:table-cell>
          <table:table-cell office:value-type="float" office:value="0.450220704078674" calcext:value-type="float">
            <text:p>0,450220704078674</text:p>
          </table:table-cell>
          <table:table-cell office:value-type="float" office:value="0.0894721381104828" calcext:value-type="float">
            <text:p>0,0894721381104828</text:p>
          </table:table-cell>
          <table:table-cell office:value-type="float" office:value="0.494155953327815" calcext:value-type="float">
            <text:p>0,494155953327815</text:p>
          </table:table-cell>
        </table:table-row>
        <table:table-row table:style-name="ro2">
          <table:table-cell office:value-type="string" calcext:value-type="string">
            <text:p>(array([0.00239663, 0.09621685, 0.16487936, 0.2324674 , 0.28654666,</text:p>
            <text:p>       0.36355226, 0.42660544, 0.50177462, 0.56690538, 0.62226707,</text:p>
            <text:p>       0.69491075, 0.76628548, 0.82625713, 0.90570455, 0.98456088]), array([0.05372761, 0.16666667, 0.14285714, 0.09090909, 0.        ,</text:p>
            <text:p>       0.36363636, 0.        , 0.66666667, 0.        , 0.11111111,</text:p>
            <text:p>       0.2       , 0.8       , 0.        , 0.3       , 0.46428571]), array([2401,   48,   14,   11,    9,   11,    6,    3,    3,    9,    5,</text:p>
            <text:p>          5,    8,   10,   28,    0]))</text:p>
          </table:table-cell>
          <table:table-cell office:value-type="string" calcext:value-type="string">
            <text:p>(array([1.26036925e-05, 1.88289087e-05, 2.69611959e-05, 4.01568442e-05,</text:p>
            <text:p>       5.87389816e-05, 8.92171956e-05, 1.36769697e-04, 2.09108679e-04,</text:p>
            <text:p>       3.37250030e-04, 5.65728083e-04, 1.02684214e-03, 2.00943752e-03,</text:p>
            <text:p>       5.00036551e-03, 2.33316730e-02, 4.54074726e-01]), array([0.01162791, 0.        , 0.        , 0.02339181, 0.02923977,</text:p>
            <text:p>       0.02906977, 0.05847953, 0.02923977, 0.02906977, 0.07017544,</text:p>
            <text:p>       0.10526316, 0.06395349, 0.13450292, 0.15789474, 0.23837209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7849, 0.0282243 , 0.05030787, 0.07051375, 0.09136517,</text:p>
            <text:p>       0.11011704, 0.13011536, 0.14963851, 0.17419213, 0.18668542,</text:p>
            <text:p>       0.20991307, 0.22773737, 0.24536777, 0.26961323, 0.28551022,</text:p>
            <text:p>       0.31047563, 0.33740295, 0.35328102, 0.36785875, 0.38694989,</text:p>
            <text:p>       0.41064462, 0.43093711, 0.44838084, 0.49086542, 0.52359301,</text:p>
            <text:p>       0.55508339, 0.57281637, 0.60766124, 0.62068945, 0.65896642,</text:p>
            <text:p>       0.66816208, 0.6933341 , 0.71997941, 0.75233348, 0.77829856,</text:p>
            <text:p>       0.79612839, 0.80867536, 0.82960498, 0.84858354, 0.89186853,</text:p>
            <text:p>       0.91622019, 0.92987136, 0.95103672, 0.97054118, 0.99451676]), array([0.04899012, 0.14893617, 0.25      , 0.23809524, 0.26666667,</text:p>
            <text:p>       0.08333333, 0.22222222, 0.25      , 0.        , 0.        ,</text:p>
            <text:p>       0.        , 0.        , 0.33333333, 0.        , 0.        ,</text:p>
            <text:p>       0.        , 1.        , 0.        , 0.33333333, 0.33333333,</text:p>
            <text:p>       0.        , 0.        , 0.        , 0.5       , 1.        ,</text:p>
            <text:p>       0.        , 0.        , 0.        , 0.5       , 0.        ,</text:p>
            <text:p>       0.5       , 0.        , 0.        , 0.66666667, 1.        ,</text:p>
            <text:p>       1.        , 0.        , 0.        , 0.        , 0.33333333,</text:p>
            <text:p>       0.        , 0.33333333, 1.        , 0.25      , 0.5       ]), array([2327,   47,   20,   21,   15,   12,    9,    4,    5,    3,    2,</text:p>
            <text:p>          5,    3,    4,    4,    2,    2,    3,    3,    3,    3,    1,</text:p>
            <text:p>          2,    0,    2,    0,    1,    1,    2,    0,    5,    2,    1,</text:p>
            <text:p>          2,    3,    1,    0,    3,    1,    1,    4,    1,    3,    0,</text:p>
            <text:p>          6,    1,    3,    2,    8,   18,    0]))</text:p>
          </table:table-cell>
          <table:table-cell office:value-type="float" office:value="0.314827535666583" calcext:value-type="float">
            <text:p>0,314827535666583</text:p>
          </table:table-cell>
          <table:table-cell office:value-type="float" office:value="0.0616559064579046" calcext:value-type="float">
            <text:p>0,0616559064579046</text:p>
          </table:table-cell>
          <table:table-cell office:value-type="float" office:value="0.355377296314766" calcext:value-type="float">
            <text:p>0,355377296314766</text:p>
          </table:table-cell>
          <table:table-cell office:value-type="float" office:value="0.826257131993771" calcext:value-type="float">
            <text:p>0,826257131993771</text:p>
          </table:table-cell>
          <table:table-cell office:value-type="float" office:value="0.215702633395098" calcext:value-type="float">
            <text:p>0,215702633395098</text:p>
          </table:table-cell>
          <table:table-cell office:value-type="float" office:value="0.916220188140869" calcext:value-type="float">
            <text:p>0,916220188140869</text:p>
          </table:table-cell>
          <table:table-cell office:value-type="float" office:value="0.0680541415938673" calcext:value-type="float">
            <text:p>0,0680541415938673</text:p>
          </table:table-cell>
          <table:table-cell office:value-type="string" calcext:value-type="string">
            <text:p>(array([0.00861509, 0.09405463, 0.16802821, 0.24695048, 0.30000457,</text:p>
            <text:p>       0.37174019, 0.43309462, 0.51152493, 0.57339456, 0.63277638,</text:p>
            <text:p>       0.70956521, 0.76915621, 0.83183568, 0.90347572, 0.99783544]), array([0.        , 0.        , 0.        , 0.        , 0.        ,</text:p>
            <text:p>       0.        , 0.        , 0.66666667, 1.        , 1.        ,</text:p>
            <text:p>       1.        , 1.        , 1.        , 1.        , 1.        ]), array([ 144,   15,   10,    2,    4,   12,    3,    3,    6,    8,   10,</text:p>
            <text:p>         14,   12,   43, 2285,    0]))</text:p>
          </table:table-cell>
          <table:table-cell office:value-type="string" calcext:value-type="string">
            <text:p>(array([0.02968369, 0.80843111, 0.98958108, 0.99720584, 0.99869871,</text:p>
            <text:p>       0.99934475, 0.99963013, 0.99977202, 0.99985627, 0.99990755,</text:p>
            <text:p>       0.99994007, 0.99995947, 0.99997295, 0.99998109, 0.99998735]), array([0.        , 0.88888889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42913, 0.029273  , 0.04913091, 0.06950656, 0.08746705,</text:p>
            <text:p>       0.10950192, 0.13554537, 0.15137796, 0.17039502, 0.19132464,</text:p>
            <text:p>       0.24695048, 0.28002059, 0.3066659 , 0.3376846 , 0.34103358,</text:p>
            <text:p>       0.37723367, 0.3920546 , 0.42718363, 0.44491661, 0.49635631,</text:p>
            <text:p>       0.51462546, 0.52359301, 0.55161916, 0.56906289, 0.58935538,</text:p>
            <text:p>       0.61489205, 0.63075667, 0.64671898, 0.67457205, 0.68952437,</text:p>
            <text:p>       0.71448978, 0.73038677, 0.75369952, 0.77326862, 0.79210075,</text:p>
            <text:p>       0.81331458, 0.82580787, 0.85090281, 0.87143607, 0.89056279,</text:p>
            <text:p>       0.90755253, 0.92913949, 0.94950415, 0.97186516, 0.9988065 ]), array([0., 0., 0., 0., 0., 0., 0., 0., 0., 0., 0., 0., 0., 0., 0., 0., 0.,</text:p>
            <text:p>       0., 0., 0., 1., 1., 1., 1., 1., 1., 1., 1., 1., 1., 1., 1., 1., 1.,</text:p>
            <text:p>       1., 1., 1., 1., 1., 1., 1., 1., 1., 1., 1.]), array([ 123,   13,    5,    7,    5,    5,    2,    4,    1,    4,    0,</text:p>
            <text:p>          0,    2,    0,    1,    3,    3,    1,    2,    6,    0,    2,</text:p>
            <text:p>          1,    0,    1,    1,    1,    2,    1,    3,    2,    3,    3,</text:p>
            <text:p>          1,    2,    4,    4,    4,    6,    3,    3,    5,    3,    7,</text:p>
            <text:p>         13,   11,   17,   17,   42, 2222,    0]))</text:p>
          </table:table-cell>
          <table:table-cell office:value-type="float" office:value="0.223972688877771" calcext:value-type="float">
            <text:p>0,223972688877771</text:p>
          </table:table-cell>
          <table:table-cell office:value-type="float" office:value="0.00842028098687334" calcext:value-type="float">
            <text:p>0,00842028098687334</text:p>
          </table:table-cell>
          <table:table-cell office:value-type="float" office:value="0.24154431416655" calcext:value-type="float">
            <text:p>0,24154431416655</text:p>
          </table:table-cell>
          <table:table-cell office:value-type="float" office:value="0.433094620704651" calcext:value-type="float">
            <text:p>0,433094620704651</text:p>
          </table:table-cell>
          <table:table-cell office:value-type="float" office:value="0.0804577826233635" calcext:value-type="float">
            <text:p>0,0804577826233635</text:p>
          </table:table-cell>
          <table:table-cell office:value-type="float" office:value="0.496356308460236" calcext:value-type="float">
            <text:p>0,496356308460236</text:p>
          </table:table-cell>
        </table:table-row>
        <table:table-row table:style-name="ro4">
          <table:table-cell office:value-type="string" calcext:value-type="string">
            <text:p>(array([0.00295577, 0.09508269, 0.16472219, 0.22888886, 0.30714901,</text:p>
            <text:p>       0.37365673, 0.43079776, 0.50866016, 0.55856098, 0.62807771,</text:p>
            <text:p>       0.70839599, 0.76343493, 0.83949071, 0.90619911, 0.97763014]), array([0.04815618, 0.17777778, 0.13793103, 0.375     , 0.        ,</text:p>
            <text:p>       0.        , 0.25      , 0.15384615, 0.14285714, 0.33333333,</text:p>
            <text:p>       0.125     , 0.07142857, 0.08333333, 0.2173913 , 0.35849057]), array([2305,   45,   29,   24,   11,    7,    8,   13,    7,   12,    8,</text:p>
            <text:p>         14,   12,   23,   53,    0]))</text:p>
          </table:table-cell>
          <table:table-cell office:value-type="string" calcext:value-type="string">
            <text:p>(array([7.89198543e-06, 1.16637656e-05, 1.66113952e-05, 2.58494086e-05,</text:p>
            <text:p>       4.09343053e-05, 6.30460229e-05, 1.06716253e-04, 1.89744281e-04,</text:p>
            <text:p>       3.57904334e-04, 7.53500426e-04, 1.66793257e-03, 4.53414662e-03,</text:p>
            <text:p>       1.40370908e-02, 9.69853488e-02, 7.42027532e-01]), array([0.01162791, 0.00584795, 0.01744186, 0.00584795, 0.02339181,</text:p>
            <text:p>       0.04069767, 0.02339181, 0.04678363, 0.0755814 , 0.04678363,</text:p>
            <text:p>       0.07017544, 0.06976744, 0.14619883, 0.1754386 , 0.2209302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35218, 0.02692721, 0.04886473, 0.06894721, 0.08831768,</text:p>
            <text:p>       0.10737029, 0.13013097, 0.15179592, 0.16970157, 0.19323989,</text:p>
            <text:p>       0.2109307 , 0.22850281, 0.24964576, 0.26903761, 0.29771075,</text:p>
            <text:p>       0.30230364, 0.3256488 , 0.37036958, 0.39337963, 0.40783212,</text:p>
            <text:p>       0.43088379, 0.44602217, 0.47812623, 0.48890257, 0.50791395,</text:p>
            <text:p>       0.53035206, 0.5521071 , 0.56533494, 0.59229642, 0.60519829,</text:p>
            <text:p>       0.6273578 , 0.65022045, 0.66456491, 0.69751611, 0.70898089,</text:p>
            <text:p>       0.73313757, 0.75244681, 0.77347662, 0.79314521, 0.81355819,</text:p>
            <text:p>       0.83253922, 0.85283436, 0.86957439, 0.89236646, 0.91258138,</text:p>
            <text:p>       0.93234694, 0.95037196, 0.97247982, 0.99371582]), array([0.04284412, 0.18421053, 0.10344828, 0.        , 0.2       ,</text:p>
            <text:p>       0.18181818, 0.27272727, 0.125     , 0.22222222, 0.        ,</text:p>
            <text:p>       0.33333333, 0.44444444, 0.        , 0.33333333, 0.        ,</text:p>
            <text:p>       0.        , 0.        , 0.        , 0.        , 0.        ,</text:p>
            <text:p>       0.        , 0.66666667, 0.        , 0.        , 0.25      ,</text:p>
            <text:p>       0.        , 0.        , 0.33333333, 0.        , 0.5       ,</text:p>
            <text:p>       0.2       , 0.        , 0.5       , 0.        , 0.2       ,</text:p>
            <text:p>       0.33333333, 0.        , 0.        , 0.        , 0.        ,</text:p>
            <text:p>       0.2       , 0.        , 0.2       , 0.        , 0.4       ,</text:p>
            <text:p>       0.16666667, 0.42857143, 0.28571429, 0.375     ]), array([2194,   76,   29,   14,   20,   11,   11,    8,    9,    7,    9,</text:p>
            <text:p>          9,    3,    6,    1,    1,    6,    0,    6,    1,    2,    3,</text:p>
            <text:p>          3,    1,    1,    8,    5,    1,    3,    1,    4,    5,    1,</text:p>
            <text:p>          2,    2,    5,    3,    5,    5,    2,    2,    5,    3,    5,</text:p>
            <text:p>          5,   10,   12,    7,    7,   32,    0]))</text:p>
          </table:table-cell>
          <table:table-cell office:value-type="float" office:value="0.371144707838264" calcext:value-type="float">
            <text:p>0,371144707838264</text:p>
          </table:table-cell>
          <table:table-cell office:value-type="float" office:value="0.0774183231162609" calcext:value-type="float">
            <text:p>0,0774183231162609</text:p>
          </table:table-cell>
          <table:table-cell office:value-type="float" office:value="0.401948468274836" calcext:value-type="float">
            <text:p>0,401948468274836</text:p>
          </table:table-cell>
          <table:table-cell office:value-type="float" office:value="0.756157378355662" calcext:value-type="float">
            <text:p>0,756157378355662</text:p>
          </table:table-cell>
          <table:table-cell office:value-type="float" office:value="0.52109729949125" calcext:value-type="float">
            <text:p>0,52109729949125</text:p>
          </table:table-cell>
          <table:table-cell office:value-type="float" office:value="0.892366456985474" calcext:value-type="float">
            <text:p>0,892366456985474</text:p>
          </table:table-cell>
          <table:table-cell office:value-type="float" office:value="0.0798522024147295" calcext:value-type="float">
            <text:p>0,0798522024147295</text:p>
          </table:table-cell>
          <table:table-cell office:value-type="string" calcext:value-type="string">
            <text:p>(array([0.01096771, 0.09626722, 0.15784839, 0.2334467 , 0.29247057,</text:p>
            <text:p>       0.37042484, 0.44266745, 0.49245767, 0.57212635, 0.62588491,</text:p>
            <text:p>       0.6946519 , 0.77066148, 0.83325658, 0.90635253, 0.99710423]), array([0.        , 0.        , 0.        , 0.        , 0.        ,</text:p>
            <text:p>       0.        , 0.        , 0.30769231, 1.        , 1.        ,</text:p>
            <text:p>       1.        , 1.        , 1.        , 1.        , 1.        ]), array([ 145,   26,   15,   22,    7,    8,    8,   13,    7,   11,   12,</text:p>
            <text:p>         16,   26,   42, 2213,    0]))</text:p>
          </table:table-cell>
          <table:table-cell office:value-type="string" calcext:value-type="string">
            <text:p>(array([0.02458559, 0.58342972, 0.96699543, 0.99315126, 0.99765744,</text:p>
            <text:p>       0.99906626, 0.99958273, 0.99978905, 0.99988648, 0.99993414,</text:p>
            <text:p>       0.99995802, 0.99997371, 0.99998325, 0.99998828, 0.99999209]), array([0.        , 0.6023391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7137 , 0.02705608, 0.04750459, 0.06877236, 0.08766391,</text:p>
            <text:p>       0.10796192, 0.13046746, 0.1480738 , 0.16541407, 0.18644181,</text:p>
            <text:p>       0.21045792, 0.22838907, 0.24755319, 0.26575972, 0.29238935,</text:p>
            <text:p>       0.30248389, 0.33416378, 0.34977955, 0.37173764, 0.39625239,</text:p>
            <text:p>       0.40770358, 0.43353388, 0.44536229, 0.46964794, 0.49065906,</text:p>
            <text:p>       0.50612112, 0.52187377, 0.55012745, 0.5676053 , 0.59216788,</text:p>
            <text:p>       0.60663944, 0.62878888, 0.67277154, 0.69769636, 0.70837556,</text:p>
            <text:p>       0.72964519, 0.75035424, 0.7732719 , 0.79003395, 0.80676011,</text:p>
            <text:p>       0.82848329, 0.84806156, 0.86996705, 0.89294362, 0.91180496,</text:p>
            <text:p>       0.93191412, 0.95062271, 0.97304619, 0.99870056]), array([0., 0., 0., 0., 0., 0., 0., 0., 0., 0., 0., 0., 0., 0., 0., 0., 0.,</text:p>
            <text:p>       0., 0., 0., 0., 0., 0., 0., 0., 1., 1., 1., 1., 1., 1., 1., 1., 1.,</text:p>
            <text:p>       1., 1., 1., 1., 1., 1., 1., 1., 1., 1., 1., 1., 1., 1., 1.]), array([ 114,   19,    7,   10,   10,    7,    7,    4,    6,    2,    5,</text:p>
            <text:p>          9,    5,    4,    4,    2,    1,    1,    4,    2,    1,    2,</text:p>
            <text:p>          3,    5,    6,    3,    1,    1,    4,    2,    3,    7,    0,</text:p>
            <text:p>          7,    1,    2,    5,    3,    5,    6,    7,    8,    7,    9,</text:p>
            <text:p>          9,   20,   16,   29,   64, 2112,    0]))</text:p>
          </table:table-cell>
          <table:table-cell office:value-type="float" office:value="0.22592135103082" calcext:value-type="float">
            <text:p>0,22592135103082</text:p>
          </table:table-cell>
          <table:table-cell office:value-type="float" office:value="0.00583579425029323" calcext:value-type="float">
            <text:p>0,00583579425029323</text:p>
          </table:table-cell>
          <table:table-cell office:value-type="float" office:value="0.247166657412515" calcext:value-type="float">
            <text:p>0,247166657412515</text:p>
          </table:table-cell>
          <table:table-cell office:value-type="float" office:value="0.442667454481125" calcext:value-type="float">
            <text:p>0,442667454481125</text:p>
          </table:table-cell>
          <table:table-cell office:value-type="float" office:value="0.0330045724309288" calcext:value-type="float">
            <text:p>0,0330045724309288</text:p>
          </table:table-cell>
          <table:table-cell office:value-type="float" office:value="0.493878881136576" calcext:value-type="float">
            <text:p>0,493878881136576</text:p>
          </table:table-cell>
        </table:table-row>
        <table:table-row table:style-name="ro4">
          <table:table-cell office:value-type="string" calcext:value-type="string">
            <text:p>(array([0.0013684 , 0.1031976 , 0.15854315, 0.22414405, 0.29544267,</text:p>
            <text:p>       0.35856019, 0.42724871, 0.50433308, 0.58954597, 0.63829182,</text:p>
            <text:p>       0.7052846 , 0.7704404 , 0.83884546, 0.8979014 , 0.97680278]), array([0.06193229, 0.25      , 0.33333333, 0.33333333, 0.125     ,</text:p>
            <text:p>       0.33333333, 0.5       , 0.5       , 0.66666667, 0.16666667,</text:p>
            <text:p>       1.        , 0.        , 0.27272727, 0.125     , 0.44117647]), array([2422,   24,   18,   12,    8,    6,    6,    8,    3,    6,    1,</text:p>
            <text:p>          4,   11,    8,   34,    0]))</text:p>
          </table:table-cell>
          <table:table-cell office:value-type="string" calcext:value-type="string">
            <text:p>(array([6.83461567e-06, 8.71036795e-06, 1.04091489e-05, 1.28604048e-05,</text:p>
            <text:p>       1.65588715e-05, 2.13881680e-05, 2.81003269e-05, 3.95029710e-05,</text:p>
            <text:p>       6.00625919e-05, 9.58203610e-05, 1.76549551e-04, 3.81889098e-04,</text:p>
            <text:p>       1.12318651e-03, 1.06109786e-02, 4.61052084e-01]), array([0.01744186, 0.02339181, 0.01744186, 0.01754386, 0.02339181,</text:p>
            <text:p>       0.02906977, 0.01169591, 0.04093567, 0.02906977, 0.07017544,</text:p>
            <text:p>       0.0994152 , 0.12790698, 0.12280702, 0.22222222, 0.3081395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5.88752311e-04, 2.92452037e-02, 4.86425047e-02, 6.67977329e-02,</text:p>
            <text:p>       9.13509917e-02, 1.12903191e-01, 1.30089456e-01, 1.47646623e-01,</text:p>
            <text:p>       1.68527865e-01, 1.86087936e-01, 2.09109932e-01, 2.27664019e-01,</text:p>
            <text:p>       2.50692313e-01, 2.70856455e-01, 2.92878519e-01, 3.10281873e-01,</text:p>
            <text:p>       3.29880893e-01, 3.46049031e-01, 3.88040707e-01, 4.10496553e-01,</text:p>
            <text:p>       4.44000870e-01, 4.88499582e-01, 5.09746820e-01, 5.30178607e-01,</text:p>
            <text:p>       5.79478860e-01, 5.94579518e-01, 6.04735017e-01, 6.34716213e-01,</text:p>
            <text:p>       6.45044386e-01, 6.65494680e-01, 7.05284595e-01, 7.47599781e-01,</text:p>
            <text:p>       7.62279391e-01, 7.85941213e-01, 8.12704921e-01, 8.31627250e-01,</text:p>
            <text:p>       8.48376538e-01, 8.77380043e-01, 8.88963699e-01, 9.02321666e-01,</text:p>
            <text:p>       9.27830756e-01, 9.53659284e-01, 9.70070142e-01, 9.92964967e-01]), array([0.05860034, 0.22580645, 0.23076923, 0.22222222, 0.22222222,</text:p>
            <text:p>       0.5       , 0.22222222, 0.16666667, 0.42857143, 0.        ,</text:p>
            <text:p>       0.33333333, 0.33333333, 0.33333333, 0.        , 0.33333333,</text:p>
            <text:p>       0.        , 0.5       , 0.        , 0.5       , 0.33333333,</text:p>
            <text:p>       0.66666667, 0.33333333, 0.75      , 0.        , 1.        ,</text:p>
            <text:p>       0.5       , 0.        , 0.        , 0.5       , 0.        ,</text:p>
            <text:p>       1.        , 0.        , 0.        , 0.        , 0.        ,</text:p>
            <text:p>       0.5       , 0.28571429, 0.        , 0.        , 0.        ,</text:p>
            <text:p>       0.66666667, 0.2       , 0.23076923, 0.66666667]), array([2372,   31,   13,    9,    9,    6,    9,    6,    7,    2,    6,</text:p>
            <text:p>          3,    3,    2,    3,    2,    2,    3,    0,    2,    3,    0,</text:p>
            <text:p>          3,    0,    3,    4,    1,    0,    1,    2,    1,    2,    2,</text:p>
            <text:p>          1,    0,    1,    0,    1,    1,    2,    2,    2,    7,    2,</text:p>
            <text:p>          2,    2,    3,    5,   13,   15,    0]))</text:p>
          </table:table-cell>
          <table:table-cell office:value-type="float" office:value="0.28350981412018" calcext:value-type="float">
            <text:p>0,28350981412018</text:p>
          </table:table-cell>
          <table:table-cell office:value-type="float" office:value="0.0661885918627597" calcext:value-type="float">
            <text:p>0,0661885918627597</text:p>
          </table:table-cell>
          <table:table-cell office:value-type="float" office:value="0.365153793602587" calcext:value-type="float">
            <text:p>0,365153793602587</text:p>
          </table:table-cell>
          <table:table-cell office:value-type="float" office:value="0.772901400923729" calcext:value-type="float">
            <text:p>0,772901400923729</text:p>
          </table:table-cell>
          <table:table-cell office:value-type="float" office:value="0.2116112436157" calcext:value-type="float">
            <text:p>0,2116112436157</text:p>
          </table:table-cell>
          <table:table-cell office:value-type="float" office:value="0.902321666479111" calcext:value-type="float">
            <text:p>0,902321666479111</text:p>
          </table:table-cell>
          <table:table-cell office:value-type="float" office:value="0.078458793325055" calcext:value-type="float">
            <text:p>0,078458793325055</text:p>
          </table:table-cell>
          <table:table-cell office:value-type="string" calcext:value-type="string">
            <text:p>(array([0.00729895, 0.10213551, 0.16023154, 0.22394427, 0.29952908,</text:p>
            <text:p>       0.36186362, 0.42656867, 0.50013653, 0.58228406, 0.64228702,</text:p>
            <text:p>       0.70515904, 0.77294839, 0.84111767, 0.89653844, 0.99874532]), array([0.   , 0.   , 0.   , 0.   , 0.   , 0.   , 0.   , 0.625, 1.   ,</text:p>
            <text:p>       1.   , 1.   , 1.   , 1.   , 1.   , 1.   ]), array([ 169,   13,   14,    8,    1,    7,    4,    8,    5,    5,    8,</text:p>
            <text:p>          8,   15,   19, 2287,    0]))</text:p>
          </table:table-cell>
          <table:table-cell office:value-type="string" calcext:value-type="string">
            <text:p>(array([0.00853969, 0.69193262, 0.99578394, 0.99939379, 0.99977095,</text:p>
            <text:p>       0.99988856, 0.99993438, 0.99995782, 0.99997076, 0.99997788,</text:p>
            <text:p>       0.99998307, 0.99998693, 0.9999895 , 0.99999124, 0.99999316]), array([0.       , 0.7251462, 1.       , 1.       , 1.       , 1.       ,</text:p>
            <text:p>       1.       , 1.       , 1.       , 1.       , 1.       , 1.       ,</text:p>
            <text:p>       1.       , 1.       , 1.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25781, 0.02931034, 0.04976743, 0.0681721 , 0.09663702,</text:p>
            <text:p>       0.11064173, 0.13059109, 0.15207178, 0.16977408, 0.18729508,</text:p>
            <text:p>       0.20866104, 0.22894429, 0.2495107 , 0.29952908, 0.33581899,</text:p>
            <text:p>       0.35291678, 0.36528379, 0.38896151, 0.40766548, 0.44547187,</text:p>
            <text:p>       0.46982139, 0.48944558, 0.51047594, 0.55894113, 0.57947886,</text:p>
            <text:p>       0.59100011, 0.60657662, 0.65121461, 0.67737088, 0.68971813,</text:p>
            <text:p>       0.70872604, 0.72914355, 0.74727212, 0.76858795, 0.78796675,</text:p>
            <text:p>       0.81391206, 0.83253115, 0.85216953, 0.87233133, 0.88457229,</text:p>
            <text:p>       0.90986178, 0.93186989, 0.95311963, 0.97046616, 0.99947529]), array([0., 0., 0., 0., 0., 0., 0., 0., 0., 0., 0., 0., 0., 0., 0., 0., 0.,</text:p>
            <text:p>       0., 0., 0., 0., 0., 1., 1., 1., 1., 1., 1., 1., 1., 1., 1., 1., 1.,</text:p>
            <text:p>       1., 1., 1., 1., 1., 1., 1., 1., 1., 1., 1.]), array([ 144,   17,    7,    3,    4,    5,    4,    6,    4,    2,    4,</text:p>
            <text:p>          2,    2,    0,    1,    0,    2,    1,    2,    2,    2,    0,</text:p>
            <text:p>          2,    1,    2,    5,    0,    1,    1,    3,    1,    0,    4,</text:p>
            <text:p>          1,    2,    3,    2,    2,    2,    4,    2,    5,    7,    7,</text:p>
            <text:p>          3,    7,    9,   11,   27, 2243,    0]))</text:p>
          </table:table-cell>
          <table:table-cell office:value-type="float" office:value="0.217823677432658" calcext:value-type="float">
            <text:p>0,217823677432658</text:p>
          </table:table-cell>
          <table:table-cell office:value-type="float" office:value="0.00314208774521134" calcext:value-type="float">
            <text:p>0,00314208774521134</text:p>
          </table:table-cell>
          <table:table-cell office:value-type="float" office:value="0.235817047386013" calcext:value-type="float">
            <text:p>0,235817047386013</text:p>
          </table:table-cell>
          <table:table-cell office:value-type="float" office:value="0.426568672060967" calcext:value-type="float">
            <text:p>0,426568672060967</text:p>
          </table:table-cell>
          <table:table-cell office:value-type="float" office:value="0.0332135809585452" calcext:value-type="float">
            <text:p>0,0332135809585452</text:p>
          </table:table-cell>
          <table:table-cell office:value-type="float" office:value="0.489524060487747" calcext:value-type="float">
            <text:p>0,489524060487747</text:p>
          </table:table-cell>
        </table:table-row>
        <table:table-row table:style-name="ro4">
          <table:table-cell office:value-type="string" calcext:value-type="string">
            <text:p>(array([0.00287461, 0.09835545, 0.15993379, 0.22668187, 0.29017029,</text:p>
            <text:p>       0.35686234, 0.44115212, 0.50782978, 0.56975052, 0.64776861,</text:p>
            <text:p>       0.69645052, 0.76959217, 0.8431204 , 0.91679055, 0.97720435]), array([0.05506141, 0.16216216, 0.0952381 , 0.26666667, 0.07692308,</text:p>
            <text:p>       0.3       , 0.        , 0.2       , 0.        , 0.42857143,</text:p>
            <text:p>       0.        , 0.33333333, 0.63636364, 0.07142857, 0.52941176]), array([2361,   37,   21,   15,   13,   10,    6,    5,    7,    7,    4,</text:p>
            <text:p>          9,   11,   14,   51,    0]))</text:p>
          </table:table-cell>
          <table:table-cell office:value-type="string" calcext:value-type="string">
            <text:p>(array([8.68361778e-06, 1.33454654e-05, 1.88071652e-05, 2.52465167e-05,</text:p>
            <text:p>       3.58950434e-05, 5.35841012e-05, 8.97724419e-05, 1.70109939e-04,</text:p>
            <text:p>       3.42889951e-04, 6.93808317e-04, 1.54806428e-03, 3.12976904e-03,</text:p>
            <text:p>       8.84146688e-03, 4.67880893e-02, 6.35633719e-01]), array([0.        , 0.01169591, 0.01162791, 0.02339181, 0.02339181,</text:p>
            <text:p>       0.01744186, 0.03508772, 0.05847953, 0.04069767, 0.04093567,</text:p>
            <text:p>       0.07602339, 0.09883721, 0.1871345 , 0.1754386 , 0.29651163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3497 , 0.02854728, 0.04942373, 0.0692894 , 0.08885946,</text:p>
            <text:p>       0.11095869, 0.12844426, 0.15033623, 0.17026077, 0.19289067,</text:p>
            <text:p>       0.21217172, 0.22403917, 0.2509552 , 0.27192071, 0.28715914,</text:p>
            <text:p>       0.31179196, 0.33065689, 0.34710694, 0.37010851, 0.38420314,</text:p>
            <text:p>       0.40227795, 0.42453226, 0.45216039, 0.46881527, 0.51481575,</text:p>
            <text:p>       0.52069247, 0.5502641 , 0.57724157, 0.59148911, 0.62104589,</text:p>
            <text:p>       0.64718136, 0.66541228, 0.7276175 , 0.7481913 , 0.77016769,</text:p>
            <text:p>       0.78779227, 0.8176865 , 0.83668119, 0.84909286, 0.86909381,</text:p>
            <text:p>       0.89409161, 0.91168523, 0.9297083 , 0.95068621, 0.9704937 ,</text:p>
            <text:p>       0.99201052]), array([0.04833703, 0.24324324, 0.10714286, 0.14285714, 0.11111111,</text:p>
            <text:p>       0.2       , 0.2       , 0.        , 0.14285714, 0.        ,</text:p>
            <text:p>       0.375     , 0.        , 0.2       , 0.        , 0.14285714,</text:p>
            <text:p>       0.        , 0.        , 0.2       , 0.66666667, 0.        ,</text:p>
            <text:p>       0.        , 0.        , 0.        , 0.        , 0.33333333,</text:p>
            <text:p>       0.        , 0.        , 0.        , 0.        , 1.        ,</text:p>
            <text:p>       0.25      , 0.25      , 0.        , 0.        , 0.5       ,</text:p>
            <text:p>       0.33333333, 1.        , 0.75      , 0.4       , 0.5       ,</text:p>
            <text:p>       0.        , 0.25      , 0.18181818, 0.8       , 0.25      ,</text:p>
            <text:p>       0.5       ]), array([2255,   74,   28,   14,    9,   10,   10,   10,    7,    2,    8,</text:p>
            <text:p>          2,    5,    3,    7,    2,    2,    5,    3,    1,    1,    1,</text:p>
            <text:p>          3,    2,    0,    3,    1,    3,    2,    2,    0,    1,    4,</text:p>
            <text:p>          4,    0,    0,    3,    1,    4,    3,    1,    4,    5,    2,</text:p>
            <text:p>          1,    4,   11,   10,    8,   30,    0]))</text:p>
          </table:table-cell>
          <table:table-cell office:value-type="float" office:value="0.310755588817136" calcext:value-type="float">
            <text:p>0,310755588817136</text:p>
          </table:table-cell>
          <table:table-cell office:value-type="float" office:value="0.0718375683006623" calcext:value-type="float">
            <text:p>0,0718375683006623</text:p>
          </table:table-cell>
          <table:table-cell office:value-type="float" office:value="0.338821505395346" calcext:value-type="float">
            <text:p>0,338821505395346</text:p>
          </table:table-cell>
          <table:table-cell office:value-type="float" office:value="0.845361982073103" calcext:value-type="float">
            <text:p>0,845361982073103</text:p>
          </table:table-cell>
          <table:table-cell office:value-type="float" office:value="0.339122090835211" calcext:value-type="float">
            <text:p>0,339122090835211</text:p>
          </table:table-cell>
          <table:table-cell office:value-type="float" office:value="0.894091606140137" calcext:value-type="float">
            <text:p>0,894091606140137</text:p>
          </table:table-cell>
          <table:table-cell office:value-type="float" office:value="0.0744290720396407" calcext:value-type="float">
            <text:p>0,0744290720396407</text:p>
          </table:table-cell>
          <table:table-cell office:value-type="string" calcext:value-type="string">
            <text:p>(array([0.00983675, 0.08727384, 0.15409142, 0.22872023, 0.2989796 ,</text:p>
            <text:p>       0.35576198, 0.43024948, 0.49628435, 0.55884788, 0.64560907,</text:p>
            <text:p>       0.70904053, 0.77237884, 0.84001013, 0.90169121, 0.99715027]), array([0. , 0. , 0. , 0. , 0. , 0. , 0. , 0.4, 1. , 1. , 1. , 1. , 1. ,</text:p>
            <text:p>       1. , 1. ]), array([ 154,   19,    6,   10,    5,    7,    7,    5,    6,   10,   12,</text:p>
            <text:p>         14,   26,   32, 2258,    0]))</text:p>
          </table:table-cell>
          <table:table-cell office:value-type="string" calcext:value-type="string">
            <text:p>(array([0.01771396, 0.7076345 , 0.98012899, 0.99554426, 0.99807272,</text:p>
            <text:p>       0.99915486, 0.99960441, 0.9998102 , 0.99990432, 0.99994441,</text:p>
            <text:p>       0.99996336, 0.9999744 , 0.99998111, 0.9999866 , 0.99999132]), array([0.        , 0.7719298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18628, 0.02906519, 0.04690215, 0.07145709, 0.0866901 ,</text:p>
            <text:p>       0.11349021, 0.12898204, 0.15378253, 0.16244221, 0.21317182,</text:p>
            <text:p>       0.2300877 , 0.24762923, 0.2723825 , 0.28070006, 0.3335651 ,</text:p>
            <text:p>       0.35107367, 0.37415184, 0.40851089, 0.42275843, 0.4497359 ,</text:p>
            <text:p>       0.47930753, 0.48291904, 0.51028532, 0.53118473, 0.54783961,</text:p>
            <text:p>       0.57546774, 0.59772205, 0.61579686, 0.62951203, 0.65149709,</text:p>
            <text:p>       0.66701021, 0.68820804, 0.71176435, 0.72807929, 0.74716844,</text:p>
            <text:p>       0.77319196, 0.78864369, 0.81063506, 0.83108709, 0.85028747,</text:p>
            <text:p>       0.8711879 , 0.89062192, 0.91041847, 0.93162626, 0.95022753,</text:p>
            <text:p>       0.97153474, 0.99872089]), array([0., 0., 0., 0., 0., 0., 0., 0., 0., 0., 0., 0., 0., 0., 0., 0., 0.,</text:p>
            <text:p>       0., 0., 0., 0., 0., 1., 1., 1., 1., 1., 1., 1., 1., 1., 1., 1., 1.,</text:p>
            <text:p>       1., 1., 1., 1., 1., 1., 1., 1., 1., 1., 1., 1., 1.]), array([ 124,   24,    5,   11,    4,    3,    3,    3,    2,    0,    5,</text:p>
            <text:p>          2,    2,    3,    1,    0,    3,    4,    2,    0,    2,    2,</text:p>
            <text:p>          3,    1,    2,    1,    2,    3,    1,    1,    1,    2,    5,</text:p>
            <text:p>          3,    2,    6,    3,    4,    4,    6,    3,    9,   12,    9,</text:p>
            <text:p>          8,    9,   14,   33,   58, 2161,    0]))</text:p>
          </table:table-cell>
          <table:table-cell office:value-type="float" office:value="0.215764647364693" calcext:value-type="float">
            <text:p>0,215764647364693</text:p>
          </table:table-cell>
          <table:table-cell office:value-type="float" office:value="0.00732988801394296" calcext:value-type="float">
            <text:p>0,00732988801394296</text:p>
          </table:table-cell>
          <table:table-cell office:value-type="float" office:value="0.2460270801876" calcext:value-type="float">
            <text:p>0,2460270801876</text:p>
          </table:table-cell>
          <table:table-cell office:value-type="float" office:value="0.441152120629946" calcext:value-type="float">
            <text:p>0,441152120629946</text:p>
          </table:table-cell>
          <table:table-cell office:value-type="float" office:value="0.0642953262996604" calcext:value-type="float">
            <text:p>0,0642953262996604</text:p>
          </table:table-cell>
          <table:table-cell office:value-type="float" office:value="0.489714682102203" calcext:value-type="float">
            <text:p>0,489714682102203</text:p>
          </table:table-cell>
        </table:table-row>
        <table:table-row table:style-name="ro9">
          <table:table-cell office:value-type="string" calcext:value-type="string">
            <text:p>(array([8.53090705e-04, 9.67079912e-02, 1.70415292e-01, 2.40032056e-01,</text:p>
            <text:p>       2.90545776e-01, 3.63072962e-01, 4.20788839e-01, 4.99971271e-01,</text:p>
            <text:p>       5.79998195e-01, 6.31093641e-01, 6.87787255e-01, 7.98702538e-01,</text:p>
            <text:p>       8.79347205e-01, 9.76613909e-01]), array([0.06252473, 0.5       , 0.66666667, 0.        , 0.        ,</text:p>
            <text:p>       0.        , 0.5       , 1.        , 0.        , 0.33333333,</text:p>
            <text:p>       0.        , 1.        , 0.33333333, 0.75      ]), array([2527,   14,    3,    5,    2,    2,    2,    1,    1,    3,    3,</text:p>
            <text:p>          1,    0,    3,    4,    0]))</text:p>
          </table:table-cell>
          <table:table-cell office:value-type="string" calcext:value-type="string">
            <text:p>(array([5.43206967e-06, 7.31650279e-06, 9.16030923e-06, 1.10615153e-05,</text:p>
            <text:p>       1.36276527e-05, 1.74497820e-05, 2.29797535e-05, 3.23855099e-05,</text:p>
            <text:p>       5.03084720e-05, 7.84738261e-05, 1.23252326e-04, 2.07781737e-04,</text:p>
            <text:p>       4.47245957e-04, 1.38432019e-03, 1.12425402e-01]), array([0.02325581, 0.01754386, 0.02325581, 0.01754386, 0.02339181,</text:p>
            <text:p>       0.01162791, 0.02923977, 0.03508772, 0.01744186, 0.07017544,</text:p>
            <text:p>       0.07602339, 0.09302326, 0.12280702, 0.16959064, 0.2906976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4.73587591e-04, 3.12403731e-02, 4.67500235e-02, 7.09787309e-02,</text:p>
            <text:p>       8.91674459e-02, 1.11648002e-01, 1.28847852e-01, 1.47496849e-01,</text:p>
            <text:p>       1.81874514e-01, 2.01985851e-01, 2.33086452e-01, 2.51967080e-01,</text:p>
            <text:p>       2.61153817e-01, 2.90545776e-01, 3.53713602e-01, 3.72432321e-01,</text:p>
            <text:p>       4.17286724e-01, 4.24290955e-01, 4.99971271e-01, 5.79998195e-01,</text:p>
            <text:p>       6.09992683e-01, 6.31215930e-01, 6.52072310e-01, 6.76272392e-01,</text:p>
            <text:p>       6.81619167e-01, 7.05470204e-01, 7.98702538e-01, 8.73831570e-01,</text:p>
            <text:p>       8.90378475e-01, 9.46450114e-01, 9.75884914e-01, 9.92060304e-01]), array([0.06117553, 0.17647059, 0.25      , 0.33333333, 0.5       ,</text:p>
            <text:p>       0.6       , 0.5       , 1.        , 0.5       , 0.        ,</text:p>
            <text:p>       0.        , 0.        , 0.        , 0.        , 0.        ,</text:p>
            <text:p>       0.        , 0.        , 1.        , 1.        , 0.        ,</text:p>
            <text:p>       0.        , 1.        , 0.        , 0.        , 0.        ,</text:p>
            <text:p>       0.        , 1.        , 0.5       , 0.        , 1.        ,</text:p>
            <text:p>       0.        , 1.        ]), array([2501,   17,    8,    6,    2,    5,    2,    1,    0,    2,    1,</text:p>
            <text:p>          1,    2,    1,    2,    0,    0,    1,    1,    0,    1,    1,</text:p>
            <text:p>          0,    0,    1,    0,    0,    0,    1,    0,    1,    1,    1,</text:p>
            <text:p>          1,    1,    1,    0,    0,    0,    1,    0,    0,    0,    2,</text:p>
            <text:p>          1,    0,    0,    1,    1,    2,    0]))</text:p>
          </table:table-cell>
          <table:table-cell office:value-type="float" office:value="0.355255479279493" calcext:value-type="float">
            <text:p>0,355255479279493</text:p>
          </table:table-cell>
          <table:table-cell office:value-type="float" office:value="0.060391309109512" calcext:value-type="float">
            <text:p>0,060391309109512</text:p>
          </table:table-cell>
          <table:table-cell office:value-type="float" office:value="0.417109453028707" calcext:value-type="float">
            <text:p>0,417109453028707</text:p>
          </table:table-cell>
          <table:table-cell office:value-type="float" office:value="0.687787254651388" calcext:value-type="float">
            <text:p>0,687787254651388</text:p>
          </table:table-cell>
          <table:table-cell office:value-type="float" office:value="0.178272272313967" calcext:value-type="float">
            <text:p>0,178272272313967</text:p>
          </table:table-cell>
          <table:table-cell office:value-type="float" office:value="0.975884914398193" calcext:value-type="float">
            <text:p>0,975884914398193</text:p>
          </table:table-cell>
          <table:table-cell office:value-type="float" office:value="0.0665056807284068" calcext:value-type="float">
            <text:p>0,0665056807284068</text:p>
          </table:table-cell>
          <table:table-cell office:value-type="string" calcext:value-type="string">
            <text:p>(array([0.0032118 , 0.10326997, 0.16550974, 0.31221275, 0.3689675 ,</text:p>
            <text:p>       0.42214638, 0.49997127, 0.58271328, 0.63502334, 0.70945422,</text:p>
            <text:p>       0.76642371, 0.8197736 , 0.90169493, 0.99926702]), array([0., 0., 0., 0., 0., 0., 0., 1., 1., 1., 1., 1., 1., 1.]), array([ 159,    9,    2,    0,    3,    2,    2,    1,    1,    3,    2,</text:p>
            <text:p>          6,    1,    8, 2372,    0]))</text:p>
          </table:table-cell>
          <table:table-cell office:value-type="string" calcext:value-type="string">
            <text:p>(array([0.01386067, 0.94423334, 0.99918961, 0.99971664, 0.9998559 ,</text:p>
            <text:p>       0.99991295, 0.9999452 , 0.99996528, 0.99997612, 0.99998201,</text:p>
            <text:p>       0.99998608, 0.99998879, 0.99999075, 0.99999262, 0.99999455]), array([0.        , 0.96491228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204622, 0.02868138, 0.04143923, 0.07220056, 0.09180894,</text:p>
            <text:p>       0.10966665, 0.12727654, 0.14749685, 0.18352263, 0.2945298 ,</text:p>
            <text:p>       0.31838083, 0.32372761, 0.34792769, 0.39000732, 0.42214638,</text:p>
            <text:p>       0.49997127, 0.58271328, 0.6293918 , 0.6462864 , 0.70945422,</text:p>
            <text:p>       0.73884618, 0.74803292, 0.76691355, 0.79835834, 0.8197736 ,</text:p>
            <text:p>       0.87226026, 0.88540252, 0.91347405, 0.92963219, 0.9507612 ,</text:p>
            <text:p>       0.96853744, 0.99962245]), array([0., 0., 0., 0., 0., 0., 0., 0., 0., 0., 0., 0., 0., 0., 0., 0., 1.,</text:p>
            <text:p>       1., 1., 1., 1., 1., 1., 1., 1., 1., 1., 1., 1., 1., 1., 1.]), array([ 153,    4,    2,    2,    1,    4,    2,    1,    0,    1,    0,</text:p>
            <text:p>          0,    0,    0,    1,    1,    1,    1,    0,    1,    0,    2,</text:p>
            <text:p>          0,    0,    1,    0,    0,    0,    0,    1,    0,    2,    1,</text:p>
            <text:p>          0,    0,    2,    1,    2,    1,    2,    1,    0,    0,    2,</text:p>
            <text:p>          2,    1,    4,    7,   14, 2350,    0]))</text:p>
          </table:table-cell>
          <table:table-cell office:value-type="float" office:value="0.247209950384115" calcext:value-type="float">
            <text:p>0,247209950384115</text:p>
          </table:table-cell>
          <table:table-cell office:value-type="float" office:value="0.00240287409211883" calcext:value-type="float">
            <text:p>0,00240287409211883</text:p>
          </table:table-cell>
          <table:table-cell office:value-type="float" office:value="0.201292796836945" calcext:value-type="float">
            <text:p>0,201292796836945</text:p>
          </table:table-cell>
          <table:table-cell office:value-type="float" office:value="0.499971270561218" calcext:value-type="float">
            <text:p>0,499971270561218</text:p>
          </table:table-cell>
          <table:table-cell office:value-type="float" office:value="0.0206789373691134" calcext:value-type="float">
            <text:p>0,0206789373691134</text:p>
          </table:table-cell>
          <table:table-cell office:value-type="float" office:value="0.499971270561218" calcext:value-type="float">
            <text:p>0,499971270561218</text:p>
          </table:table-cell>
        </table:table-row>
        <table:table-row table:style-name="ro4">
          <table:table-cell office:value-type="string" calcext:value-type="string">
            <text:p>(array([0.00248251, 0.09368418, 0.15665899, 0.23308931, 0.30228372,</text:p>
            <text:p>       0.37640307, 0.44645095, 0.49523615, 0.56649286, 0.63586028,</text:p>
            <text:p>       0.70382414, 0.76841293, 0.82772874, 0.90356158, 0.98041589]), array([0.04678112, 0.17647059, 0.23809524, 0.25      , 0.15384615,</text:p>
            <text:p>       0.11111111, 0.        , 0.25      , 0.2       , 0.2       ,</text:p>
            <text:p>       0.125     , 0.        , 0.23529412, 0.375     , 0.43939394]), array([2330,   34,   21,   12,   13,    9,    7,   12,    5,   10,    8,</text:p>
            <text:p>         11,   17,   16,   66,    0]))</text:p>
          </table:table-cell>
          <table:table-cell office:value-type="string" calcext:value-type="string">
            <text:p>(array([1.41898602e-05, 1.88536589e-05, 2.40563476e-05, 3.16887014e-05,</text:p>
            <text:p>       4.31911159e-05, 6.40083043e-05, 1.02571966e-04, 1.71872068e-04,</text:p>
            <text:p>       2.95586273e-04, 5.07456743e-04, 9.95855148e-04, 2.44279500e-03,</text:p>
            <text:p>       8.26046604e-03, 7.81822908e-02, 7.69543127e-01]), array([0.00581395, 0.        , 0.01162791, 0.02339181, 0.        ,</text:p>
            <text:p>       0.02906977, 0.08187135, 0.01169591, 0.04651163, 0.07017544,</text:p>
            <text:p>       0.05847953, 0.09883721, 0.0994152 , 0.1871345 , 0.27906977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2003, 0.02831885, 0.04956553, 0.07083825, 0.09143828,</text:p>
            <text:p>       0.1121866 , 0.1325365 , 0.15101831, 0.16981044, 0.18909559,</text:p>
            <text:p>       0.21229862, 0.22548508, 0.25505488, 0.26904785, 0.28860453,</text:p>
            <text:p>       0.31087131, 0.32918707, 0.35097642, 0.37307163, 0.39161498,</text:p>
            <text:p>       0.42782453, 0.4572726 , 0.46734346, 0.48718591, 0.50687538,</text:p>
            <text:p>       0.52636508, 0.55294666, 0.59575894, 0.61473426, 0.62545246,</text:p>
            <text:p>       0.64970589, 0.66574021, 0.68571572, 0.72737827, 0.75171039,</text:p>
            <text:p>       0.77195552, 0.79155481, 0.80404053, 0.83068219, 0.85469623,</text:p>
            <text:p>       0.86457922, 0.88728   , 0.90703891, 0.93199958, 0.94873197,</text:p>
            <text:p>       0.97010327, 0.99409492]), array([0.04144385, 0.19607843, 0.17241379, 0.16666667, 0.2       ,</text:p>
            <text:p>       0.22222222, 0.14285714, 0.2       , 0.4       , 0.        ,</text:p>
            <text:p>       0.2       , 0.        , 0.5       , 0.2       , 0.        ,</text:p>
            <text:p>       0.25      , 0.        , 0.5       , 0.        , 0.        ,</text:p>
            <text:p>       0.        , 0.        , 0.        , 0.4       , 0.33333333,</text:p>
            <text:p>       0.        , 0.        , 0.5       , 0.25      , 0.        ,</text:p>
            <text:p>       0.        , 0.33333333, 0.        , 0.2       , 0.        ,</text:p>
            <text:p>       0.        , 0.        , 0.42857143, 0.2       , 0.        ,</text:p>
            <text:p>       0.        , 0.66666667, 0.5       , 0.11111111, 0.57142857,</text:p>
            <text:p>       0.46666667, 0.425     ]), array([2244,   51,   29,   18,   10,    9,    7,   10,    5,    2,    5,</text:p>
            <text:p>          2,    4,    5,    1,    4,    4,    2,    3,    4,    0,    3,</text:p>
            <text:p>          2,    4,    5,    3,    3,    2,    0,    2,    4,    1,    3,</text:p>
            <text:p>          3,    3,    0,    5,    4,    2,    4,    7,    5,    3,    3,</text:p>
            <text:p>          6,    4,    9,    7,   15,   40,    0]))</text:p>
          </table:table-cell>
          <table:table-cell office:value-type="float" office:value="0.342830463997185" calcext:value-type="float">
            <text:p>0,342830463997185</text:p>
          </table:table-cell>
          <table:table-cell office:value-type="float" office:value="0.0748977849962461" calcext:value-type="float">
            <text:p>0,0748977849962461</text:p>
          </table:table-cell>
          <table:table-cell office:value-type="float" office:value="0.365547882578669" calcext:value-type="float">
            <text:p>0,365547882578669</text:p>
          </table:table-cell>
          <table:table-cell office:value-type="float" office:value="0.768412925980308" calcext:value-type="float">
            <text:p>0,768412925980308</text:p>
          </table:table-cell>
          <table:table-cell office:value-type="float" office:value="0.490473359649958" calcext:value-type="float">
            <text:p>0,490473359649958</text:p>
          </table:table-cell>
          <table:table-cell office:value-type="float" office:value="0.864579220612844" calcext:value-type="float">
            <text:p>0,864579220612844</text:p>
          </table:table-cell>
          <table:table-cell office:value-type="float" office:value="0.075811210503699" calcext:value-type="float">
            <text:p>0,075811210503699</text:p>
          </table:table-cell>
          <table:table-cell office:value-type="string" calcext:value-type="string">
            <text:p>(array([0.01054015, 0.09099732, 0.16396666, 0.23375156, 0.29764951,</text:p>
            <text:p>       0.36334221, 0.44128574, 0.50322194, 0.55905632, 0.6241055 ,</text:p>
            <text:p>       0.69831253, 0.76977693, 0.83664749, 0.90375531, 0.9975387 ]), array([0. , 0. , 0. , 0. , 0. , 0. , 0. , 0.5, 1. , 1. , 1. , 1. , 1. ,</text:p>
            <text:p>       1. , 1. ]), array([ 146,   16,   18,   14,    9,    9,    4,   12,    8,   10,   12,</text:p>
            <text:p>          9,   20,   34, 2250,    0]))</text:p>
          </table:table-cell>
          <table:table-cell office:value-type="string" calcext:value-type="string">
            <text:p>(array([0.02595292, 0.65935465, 0.98134755, 0.99632165, 0.99870992,</text:p>
            <text:p>       0.99941985, 0.99967331, 0.99981423, 0.99989018, 0.99993436,</text:p>
            <text:p>       0.99995619, 0.99996807, 0.99997592, 0.99998112, 0.99998579]), array([0.        , 0.7076023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231  , 0.02809936, 0.05105655, 0.06977379, 0.09073588,</text:p>
            <text:p>       0.11086495, 0.13529233, 0.14707782, 0.17115535, 0.19494423,</text:p>
            <text:p>       0.20902399, 0.22804448, 0.25114723, 0.27208719, 0.31374107,</text:p>
            <text:p>       0.33337453, 0.35129715, 0.37454754, 0.38382324, 0.40608937,</text:p>
            <text:p>       0.44705334, 0.47363492, 0.49253061, 0.51370475, 0.53265654,</text:p>
            <text:p>       0.5427274 , 0.57217547, 0.59760725, 0.60878937, 0.62692837,</text:p>
            <text:p>       0.65235341, 0.66944428, 0.68954207, 0.71139547, 0.73041761,</text:p>
            <text:p>       0.74675268, 0.77451492, 0.78746152, 0.8059739 , 0.83282271,</text:p>
            <text:p>       0.84866184, 0.86785858, 0.88704185, 0.90767164, 0.93002621,</text:p>
            <text:p>       0.95043485, 0.97110575, 0.99890463]), array([0., 0., 0., 0., 0., 0., 0., 0., 0., 0., 0., 0., 0., 0., 0., 0., 0.,</text:p>
            <text:p>       0., 0., 0., 0., 0., 0., 1., 1., 1., 1., 1., 1., 1., 1., 1., 1., 1.,</text:p>
            <text:p>       1., 1., 1., 1., 1., 1., 1., 1., 1., 1., 1., 1., 1., 1.]), array([ 116,   18,    8,   11,    4,    4,    4,    5,    6,    4,    5,</text:p>
            <text:p>          2,    6,    5,    0,    4,    2,    4,    1,    3,    1,    0,</text:p>
            <text:p>          2,    3,    4,    4,    4,    2,    3,    1,    5,    3,    1,</text:p>
            <text:p>          5,    3,    1,    5,    2,    2,    4,    5,    4,    8,    6,</text:p>
            <text:p>         11,   10,   16,   28,   48, 2168,    0]))</text:p>
          </table:table-cell>
          <table:table-cell office:value-type="float" office:value="0.214370821717248" calcext:value-type="float">
            <text:p>0,214370821717248</text:p>
          </table:table-cell>
          <table:table-cell office:value-type="float" office:value="0.00661483070074734" calcext:value-type="float">
            <text:p>0,00661483070074734</text:p>
          </table:table-cell>
          <table:table-cell office:value-type="float" office:value="0.245451100699855" calcext:value-type="float">
            <text:p>0,245451100699855</text:p>
          </table:table-cell>
          <table:table-cell office:value-type="float" office:value="0.441285744309425" calcext:value-type="float">
            <text:p>0,441285744309425</text:p>
          </table:table-cell>
          <table:table-cell office:value-type="float" office:value="0.0482476908299658" calcext:value-type="float">
            <text:p>0,0482476908299658</text:p>
          </table:table-cell>
          <table:table-cell office:value-type="float" office:value="0.49253061413765" calcext:value-type="float">
            <text:p>0,49253061413765</text:p>
          </table:table-cell>
        </table:table-row>
        <table:table-row table:style-name="ro4">
          <table:table-cell office:value-type="string" calcext:value-type="string">
            <text:p>(array([0.00377283, 0.0969067 , 0.16375862, 0.24418784, 0.2971524 ,</text:p>
            <text:p>       0.36510632, 0.43202873, 0.50164319, 0.56023154, 0.63322768,</text:p>
            <text:p>       0.69953368, 0.77026855, 0.83650206, 0.90784139, 0.97927067]), array([0.04335533, 0.12121212, 0.13333333, 0.125     , 0.1875    ,</text:p>
            <text:p>       0.15      , 0.0952381 , 0.125     , 0.        , 0.08333333,</text:p>
            <text:p>       0.21052632, 0.11111111, 0.14285714, 0.06976744, 0.27192982]), array([2122,   66,   30,   24,   16,   20,   21,   24,   12,   12,   19,</text:p>
            <text:p>         27,   21,   43,  114,    0]))</text:p>
          </table:table-cell>
          <table:table-cell office:value-type="string" calcext:value-type="string">
            <text:p>(array([1.95572956e-05, 2.79175619e-05, 3.93373428e-05, 5.73694937e-05,</text:p>
            <text:p>       9.06279145e-05, 1.56732732e-04, 2.68087470e-04, 4.62737795e-04,</text:p>
            <text:p>       9.35425756e-04, 2.19532340e-03, 5.76221271e-03, 1.82341303e-02,</text:p>
            <text:p>       9.79695276e-02, 5.26653121e-01, 9.49614112e-01]), array([0.        , 0.00584795, 0.01744186, 0.01169591, 0.02923977,</text:p>
            <text:p>       0.03488372, 0.03508772, 0.02923977, 0.0872093 , 0.07602339,</text:p>
            <text:p>       0.07602339, 0.08139535, 0.13450292, 0.11695906, 0.21511628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64991, 0.0284727 , 0.04920082, 0.06875821, 0.09032568,</text:p>
            <text:p>       0.11008554, 0.13293019, 0.14982662, 0.16816016, 0.19034759,</text:p>
            <text:p>       0.21424134, 0.22873953, 0.24982639, 0.26866135, 0.28766105,</text:p>
            <text:p>       0.31205551, 0.33177736, 0.35337013, 0.37319101, 0.39006724,</text:p>
            <text:p>       0.41241539, 0.42955597, 0.45076003, 0.4711918 , 0.48872851,</text:p>
            <text:p>       0.51005317, 0.52842149, 0.54866987, 0.56756498, 0.58194143,</text:p>
            <text:p>       0.60754244, 0.62628913, 0.64715566, 0.66676089, 0.69191557,</text:p>
            <text:p>       0.70720847, 0.72930964, 0.74903391, 0.77089729, 0.78946062,</text:p>
            <text:p>       0.81020097, 0.82927928, 0.85539345, 0.87236824, 0.89328441,</text:p>
            <text:p>       0.91037235, 0.92951191, 0.95051713, 0.97079986, 0.99086447]), array([0.03851926, 0.11428571, 0.13333333, 0.09090909, 0.08333333,</text:p>
            <text:p>       0.23809524, 0.15384615, 0.        , 0.        , 0.22222222,</text:p>
            <text:p>       0.33333333, 0.25      , 0.        , 0.25      , 0.        ,</text:p>
            <text:p>       0.25      , 0.28571429, 0.        , 0.25      , 0.16666667,</text:p>
            <text:p>       0.11111111, 0.        , 0.125     , 0.33333333, 0.125     ,</text:p>
            <text:p>       0.09090909, 0.        , 0.        , 0.        , 0.        ,</text:p>
            <text:p>       0.        , 0.        , 0.25      , 0.25      , 0.125     ,</text:p>
            <text:p>       0.        , 0.4       , 0.14285714, 0.14285714, 0.09090909,</text:p>
            <text:p>       0.        , 0.        , 0.375     , 0.        , 0.        ,</text:p>
            <text:p>       0.07142857, 0.15789474, 0.16666667, 0.15789474, 0.32876712]), array([1999,   70,   45,   22,   24,   21,   13,    8,    7,    9,    3,</text:p>
            <text:p>          4,   13,    8,    5,    4,    7,    6,    4,    6,    9,    3,</text:p>
            <text:p>          8,    3,    8,   11,    5,    2,    7,    1,    4,    2,    4,</text:p>
            <text:p>          4,    8,    6,    5,    7,    7,   11,    3,   10,    8,    6,</text:p>
            <text:p>          8,   14,   19,   18,   19,   73,    0]))</text:p>
          </table:table-cell>
          <table:table-cell office:value-type="float" office:value="0.383269599194611" calcext:value-type="float">
            <text:p>0,383269599194611</text:p>
          </table:table-cell>
          <table:table-cell office:value-type="float" office:value="0.109106871207239" calcext:value-type="float">
            <text:p>0,109106871207239</text:p>
          </table:table-cell>
          <table:table-cell office:value-type="float" office:value="0.395643325822841" calcext:value-type="float">
            <text:p>0,395643325822841</text:p>
          </table:table-cell>
          <table:table-cell office:value-type="float" office:value="0.838073948095011" calcext:value-type="float">
            <text:p>0,838073948095011</text:p>
          </table:table-cell>
          <table:table-cell office:value-type="float" office:value="0.734497832697491" calcext:value-type="float">
            <text:p>0,734497832697491</text:p>
          </table:table-cell>
          <table:table-cell office:value-type="float" office:value="0.893284410238266" calcext:value-type="float">
            <text:p>0,893284410238266</text:p>
          </table:table-cell>
          <table:table-cell office:value-type="float" office:value="0.107280293180924" calcext:value-type="float">
            <text:p>0,107280293180924</text:p>
          </table:table-cell>
          <table:table-cell office:value-type="string" calcext:value-type="string">
            <text:p>(array([0.01525744, 0.09486837, 0.16622116, 0.23014785, 0.30105639,</text:p>
            <text:p>       0.36709408, 0.4379566 , 0.49588054, 0.56745092, 0.63532905,</text:p>
            <text:p>       0.70327744, 0.75628061, 0.83829829, 0.90483638, 0.99626442]), array([0.   , 0.   , 0.   , 0.   , 0.   , 0.   , 0.   , 0.375, 1.   ,</text:p>
            <text:p>       1.   , 1.   , 1.   , 1.   , 1.   , 1.   ]), array([ 175,   48,   22,   27,   18,   14,   14,   24,   19,   18,   17,</text:p>
            <text:p>         24,   29,   61, 2061,    0]))</text:p>
          </table:table-cell>
          <table:table-cell office:value-type="string" calcext:value-type="string">
            <text:p>(array([0.01443359, 0.2557705 , 0.79056282, 0.97007564, 0.99197222,</text:p>
            <text:p>       0.99712355, 0.99888328, 0.99949132, 0.999716  , 0.99983591,</text:p>
            <text:p>       0.9999074 , 0.999942  , 0.99996055, 0.99997205, 0.99998044]), array([0.        , 0.05847953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558396, 0.02860041, 0.04913284, 0.07037619, 0.08961965,</text:p>
            <text:p>       0.10962305, 0.13070708, 0.14478713, 0.17072072, 0.18917131,</text:p>
            <text:p>       0.21025819, 0.2300414 , 0.25047063, 0.26672326, 0.29279153,</text:p>
            <text:p>       0.30787384, 0.33273591, 0.35131029, 0.37336349, 0.39106265,</text:p>
            <text:p>       0.41092217, 0.43243502, 0.45101511, 0.47294231, 0.48908533,</text:p>
            <text:p>       0.51008693, 0.53309295, 0.54918641, 0.57044403, 0.5865059 ,</text:p>
            <text:p>       0.60901591, 0.62663491, 0.64604753, 0.66804694, 0.68752331,</text:p>
            <text:p>       0.71233895, 0.72885921, 0.74987987, 0.77290317, 0.78472762,</text:p>
            <text:p>       0.80904731, 0.83183984, 0.85167912, 0.86834305, 0.89122366,</text:p>
            <text:p>       0.90963875, 0.93107901, 0.95064431, 0.97136182, 0.998324  ]), array([0., 0., 0., 0., 0., 0., 0., 0., 0., 0., 0., 0., 0., 0., 0., 0., 0.,</text:p>
            <text:p>       0., 0., 0., 0., 0., 0., 0., 0., 1., 1., 1., 1., 1., 1., 1., 1., 1.,</text:p>
            <text:p>       1., 1., 1., 1., 1., 1., 1., 1., 1., 1., 1., 1., 1., 1., 1., 1.]), array([ 126,   24,   21,   18,   15,   13,    8,    5,   10,    5,   11,</text:p>
            <text:p>          7,    6,    5,    6,    8,    5,    3,    3,    5,    2,    7,</text:p>
            <text:p>          3,    6,   11,    8,    2,    7,    3,    8,    5,    3,    7,</text:p>
            <text:p>          6,    4,    5,    8,   14,    4,    3,    7,    7,   11,   11,</text:p>
            <text:p>         16,   23,   23,   42,   65, 1946,    0]))</text:p>
          </table:table-cell>
          <table:table-cell office:value-type="float" office:value="0.222116355424732" calcext:value-type="float">
            <text:p>0,222116355424732</text:p>
          </table:table-cell>
          <table:table-cell office:value-type="float" office:value="0.030953425250326" calcext:value-type="float">
            <text:p>0,030953425250326</text:p>
          </table:table-cell>
          <table:table-cell office:value-type="float" office:value="0.250057579444629" calcext:value-type="float">
            <text:p>0,250057579444629</text:p>
          </table:table-cell>
          <table:table-cell office:value-type="float" office:value="0.437956601381302" calcext:value-type="float">
            <text:p>0,437956601381302</text:p>
          </table:table-cell>
          <table:table-cell office:value-type="float" office:value="0.209437183645922" calcext:value-type="float">
            <text:p>0,209437183645922</text:p>
          </table:table-cell>
          <table:table-cell office:value-type="float" office:value="0.489913072437048" calcext:value-type="float">
            <text:p>0,489913072437048</text:p>
          </table:table-cell>
        </table:table-row>
        <table:table-row table:style-name="ro4">
          <table:table-cell office:value-type="string" calcext:value-type="string">
            <text:p>(array([0.00266464, 0.09125382, 0.16026925, 0.22960508, 0.29852334,</text:p>
            <text:p>       0.37299171, 0.42778428, 0.49957529, 0.54234123, 0.62389016,</text:p>
            <text:p>       0.68855901, 0.75609633, 0.84370447, 0.88908035, 0.97400931]), array([0.06084767, 0.2195122 , 0.375     , 0.375     , 0.16666667,</text:p>
            <text:p>       0.        , 0.22222222, 0.25      , 0.        , 0.        ,</text:p>
            <text:p>       0.71428571, 0.25      , 0.375     , 0.1       , 0.28947368]), array([2383,   41,   16,    8,   12,    6,    9,    4,    6,    7,    7,</text:p>
            <text:p>          8,   16,   10,   38,    0]))</text:p>
          </table:table-cell>
          <table:table-cell office:value-type="string" calcext:value-type="string">
            <text:p>(array([1.34198123e-05, 1.85855952e-05, 2.65036479e-05, 3.78354562e-05,</text:p>
            <text:p>       5.59168155e-05, 8.63383276e-05, 1.25223439e-04, 1.80789776e-04,</text:p>
            <text:p>       2.87949973e-04, 5.17461467e-04, 9.85893881e-04, 2.17965275e-03,</text:p>
            <text:p>       6.61552712e-03, 3.27841220e-02, 5.61286497e-01]), array([0.        , 0.00584795, 0.01162791, 0.02339181, 0.02923977,</text:p>
            <text:p>       0.01162791, 0.03508772, 0.03508772, 0.04651163, 0.0877193 ,</text:p>
            <text:p>       0.08187135, 0.11046512, 0.16374269, 0.22222222, 0.26162791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2368 , 0.02962533, 0.04985017, 0.06974746, 0.09034344,</text:p>
            <text:p>       0.10539685, 0.130906  , 0.1554263 , 0.16898653, 0.19489313,</text:p>
            <text:p>       0.21022576, 0.22960827, 0.25185105, 0.27058494, 0.29152658,</text:p>
            <text:p>       0.31716318, 0.32824548, 0.34617904, 0.37944728, 0.39180645,</text:p>
            <text:p>       0.41109866, 0.42341945, 0.44883475, 0.48631749, 0.50307494,</text:p>
            <text:p>       0.53278494, 0.54849962, 0.60656512, 0.63082018, 0.67341552,</text:p>
            <text:p>       0.68543416, 0.70346671, 0.73352311, 0.74716161, 0.76142812,</text:p>
            <text:p>       0.78530994, 0.81594086, 0.83378671, 0.85209942, 0.8699579 ,</text:p>
            <text:p>       0.88707492, 0.91706961, 0.93345427, 0.95258344, 0.96922722,</text:p>
            <text:p>       0.99412246]), array([0.05368835, 0.23728814, 0.20833333, 0.23076923, 0.16666667,</text:p>
            <text:p>       0.2       , 0.41666667, 0.5       , 0.25      , 0.33333333,</text:p>
            <text:p>       0.66666667, 0.33333333, 0.        , 0.25      , 0.25      ,</text:p>
            <text:p>       0.        , 0.        , 0.        , 0.        , 0.        ,</text:p>
            <text:p>       0.33333333, 0.33333333, 0.        , 0.5       , 0.        ,</text:p>
            <text:p>       0.        , 0.        , 0.        , 0.        , 0.66666667,</text:p>
            <text:p>       0.5       , 1.        , 0.33333333, 0.66666667, 0.        ,</text:p>
            <text:p>       0.        , 0.33333333, 0.33333333, 0.28571429, 0.42857143,</text:p>
            <text:p>       0.        , 0.        , 0.16666667, 0.5       , 0.22222222,</text:p>
            <text:p>       0.27777778]), array([2291,   59,   24,   26,   12,    5,   12,    4,    4,    3,    3,</text:p>
            <text:p>          3,    1,    4,    4,    3,    3,    1,    1,    3,    3,    3,</text:p>
            <text:p>          3,    0,    2,    1,    4,    3,    0,    0,    2,    5,    0,</text:p>
            <text:p>          3,    2,    1,    3,    3,    1,    2,    3,    3,    7,    7,</text:p>
            <text:p>          4,    1,    6,    6,    9,   18,    0]))</text:p>
          </table:table-cell>
          <table:table-cell office:value-type="float" office:value="0.343128511844144" calcext:value-type="float">
            <text:p>0,343128511844144</text:p>
          </table:table-cell>
          <table:table-cell office:value-type="float" office:value="0.0746808862381049" calcext:value-type="float">
            <text:p>0,0746808862381049</text:p>
          </table:table-cell>
          <table:table-cell office:value-type="float" office:value="0.362679435226075" calcext:value-type="float">
            <text:p>0,362679435226075</text:p>
          </table:table-cell>
          <table:table-cell office:value-type="float" office:value="0.78908035159111" calcext:value-type="float">
            <text:p>0,78908035159111</text:p>
          </table:table-cell>
          <table:table-cell office:value-type="float" office:value="0.299658589584883" calcext:value-type="float">
            <text:p>0,299658589584883</text:p>
          </table:table-cell>
          <table:table-cell office:value-type="float" office:value="0.917069613933563" calcext:value-type="float">
            <text:p>0,917069613933563</text:p>
          </table:table-cell>
          <table:table-cell office:value-type="float" office:value="0.082491265442234" calcext:value-type="float">
            <text:p>0,082491265442234</text:p>
          </table:table-cell>
          <table:table-cell office:value-type="string" calcext:value-type="string">
            <text:p>(array([0.01181601, 0.10339991, 0.15842349, 0.23237312, 0.30057465,</text:p>
            <text:p>       0.37610984, 0.44687804, 0.49149528, 0.56843045, 0.62700829,</text:p>
            <text:p>       0.69599544, 0.75761259, 0.84185871, 0.90941198, 0.99764112]), array([0.  , 0.  , 0.  , 0.  , 0.  , 0.  , 0.  , 0.25, 1.  , 1.  , 1.  ,</text:p>
            <text:p>       1.  , 1.  , 1.  , 1.  ]), array([ 172,   18,   16,    9,    4,    7,    8,    4,    7,    6,   15,</text:p>
            <text:p>          7,   16,   33, 2249,    0]))</text:p>
          </table:table-cell>
          <table:table-cell office:value-type="string" calcext:value-type="string">
            <text:p>(array([0.01181601, 0.60033809, 0.9822163 , 0.99647209, 0.99872879,</text:p>
            <text:p>       0.99939231, 0.99968161, 0.99980951, 0.99987006, 0.9999111 ,</text:p>
            <text:p>       0.99994268, 0.99996191, 0.99997346, 0.99998139, 0.99998658]), array([0.        , 0.61988304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400758, 0.03045566, 0.05010858, 0.06723848, 0.08576052,</text:p>
            <text:p>       0.11245735, 0.12898446, 0.15121581, 0.16646176, 0.18830392,</text:p>
            <text:p>       0.21043332, 0.23832427, 0.24821413, 0.26631529, 0.2913909 ,</text:p>
            <text:p>       0.3148734 , 0.3218506 , 0.36917982, 0.39343488, 0.40387982,</text:p>
            <text:p>       0.42519191, 0.45150038, 0.46721506, 0.4895331 , 0.50950617,</text:p>
            <text:p>       0.55116525, 0.57746679, 0.58529192, 0.60819355, 0.62055272,</text:p>
            <text:p>       0.65382096, 0.67147214, 0.68356305, 0.70718782, 0.72929386,</text:p>
            <text:p>       0.7459493 , 0.77462592, 0.78167589, 0.80935165, 0.83119982,</text:p>
            <text:p>       0.85037535, 0.86796935, 0.89590054, 0.90902299, 0.92985308,</text:p>
            <text:p>       0.95090751, 0.97052595, 0.99889817]), array([0., 0., 0., 0., 0., 0., 0., 0., 0., 0., 0., 0., 0., 0., 0., 0., 0.,</text:p>
            <text:p>       0., 0., 0., 0., 0., 0., 0., 1., 1., 1., 1., 1., 1., 1., 1., 1., 1.,</text:p>
            <text:p>       1., 1., 1., 1., 1., 1., 1., 1., 1., 1., 1., 1., 1., 1.]), array([ 136,   21,    8,   11,    3,    5,    9,    7,    3,    3,    4,</text:p>
            <text:p>          2,    1,    3,    1,    1,    1,    0,    5,    2,    1,    1,</text:p>
            <text:p>          3,    4,    2,    1,    0,    3,    2,    2,    3,    1,    1,</text:p>
            <text:p>          5,    4,    4,    4,    3,    2,    1,    3,    4,    4,   10,</text:p>
            <text:p>          4,   10,   21,   22,   47, 2173,    0]))</text:p>
          </table:table-cell>
          <table:table-cell office:value-type="float" office:value="0.231540783817659" calcext:value-type="float">
            <text:p>0,231540783817659</text:p>
          </table:table-cell>
          <table:table-cell office:value-type="float" office:value="0.00369554485982525" calcext:value-type="float">
            <text:p>0,00369554485982525</text:p>
          </table:table-cell>
          <table:table-cell office:value-type="float" office:value="0.242970025477448" calcext:value-type="float">
            <text:p>0,242970025477448</text:p>
          </table:table-cell>
          <table:table-cell office:value-type="float" office:value="0.446878042072058" calcext:value-type="float">
            <text:p>0,446878042072058</text:p>
          </table:table-cell>
          <table:table-cell office:value-type="float" office:value="0.0195449461713869" calcext:value-type="float">
            <text:p>0,0195449461713869</text:p>
          </table:table-cell>
          <table:table-cell office:value-type="float" office:value="0.490493834018707" calcext:value-type="float">
            <text:p>0,490493834018707</text:p>
          </table:table-cell>
        </table:table-row>
        <table:table-row table:style-name="ro4">
          <table:table-cell office:value-type="string" calcext:value-type="string">
            <text:p>(array([0.00240592, 0.09495624, 0.1702725 , 0.23138708, 0.29872855,</text:p>
            <text:p>       0.36597568, 0.43518233, 0.4901573 , 0.56880314, 0.62640411,</text:p>
            <text:p>       0.69928298, 0.77718583, 0.83687264, 0.92121174, 0.98080428]), array([0.05926544, 0.15625   , 0.20833333, 0.33333333, 0.15384615,</text:p>
            <text:p>       0.        , 0.11111111, 0.        , 0.2       , 0.28571429,</text:p>
            <text:p>       0.2       , 0.33333333, 0.375     , 0.25      , 0.44444444]), array([2396,   32,   24,    9,   13,    3,    9,    4,    5,    7,    5,</text:p>
            <text:p>         12,    8,    8,   36,    0]))</text:p>
          </table:table-cell>
          <table:table-cell office:value-type="string" calcext:value-type="string">
            <text:p>(array([1.50640651e-05, 2.19490083e-05, 3.16032205e-05, 4.45812575e-05,</text:p>
            <text:p>       6.33804935e-05, 9.25002629e-05, 1.34116134e-04, 1.99867575e-04,</text:p>
            <text:p>       3.08570697e-04, 5.40940204e-04, 9.89547445e-04, 1.97631667e-03,</text:p>
            <text:p>       4.98598165e-03, 2.54758742e-02, 5.19122287e-01]), array([0.        , 0.01754386, 0.02906977, 0.01754386, 0.01754386,</text:p>
            <text:p>       0.02325581, 0.02339181, 0.05263158, 0.06395349, 0.04093567,</text:p>
            <text:p>       0.09356725, 0.0872093 , 0.1871345 , 0.18128655, 0.25581395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114158, 0.02909839, 0.04869267, 0.06793753, 0.09084366,</text:p>
            <text:p>       0.10768232, 0.12875023, 0.14947006, 0.17076939, 0.19392637,</text:p>
            <text:p>       0.2032447 , 0.23068356, 0.24292544, 0.27643788, 0.29232541,</text:p>
            <text:p>       0.31183869, 0.3256624 , 0.35550241, 0.38692221, 0.40642492,</text:p>
            <text:p>       0.4325    , 0.45198303, 0.46505234, 0.48115522, 0.53156191,</text:p>
            <text:p>       0.55546623, 0.56558363, 0.5917986 , 0.61529338, 0.62661475,</text:p>
            <text:p>       0.64778298, 0.67997003, 0.69511566, 0.70001543, 0.73185974,</text:p>
            <text:p>       0.74935514, 0.77532997, 0.78762337, 0.8114641 , 0.83466214,</text:p>
            <text:p>       0.85068217, 0.91636629, 0.92928749, 0.94499115, 0.97296959,</text:p>
            <text:p>       0.99306202]), array([0.05543525, 0.16666667, 0.18181818, 0.21428571, 0.        ,</text:p>
            <text:p>       0.125     , 0.14285714, 0.66666667, 0.125     , 0.        ,</text:p>
            <text:p>       0.5       , 0.        , 0.4       , 0.66666667, 0.        ,</text:p>
            <text:p>       0.        , 0.        , 0.        , 0.        , 0.        ,</text:p>
            <text:p>       0.5       , 0.        , 0.        , 0.        , 0.        ,</text:p>
            <text:p>       0.        , 0.33333333, 0.        , 0.5       , 0.25      ,</text:p>
            <text:p>       0.        , 0.        , 0.5       , 0.        , 0.5       ,</text:p>
            <text:p>       0.        , 0.        , 0.42857143, 0.5       , 0.5       ,</text:p>
            <text:p>       0.25      , 0.2       , 0.33333333, 0.6       , 0.4       ,</text:p>
            <text:p>       0.42857143]), array([2309,   60,   22,   14,   10,    8,    7,    6,    8,    8,    2,</text:p>
            <text:p>          2,    5,    3,    4,    5,    1,    2,    0,    1,    3,    2,</text:p>
            <text:p>          2,    3,    2,    0,    1,    1,    3,    1,    2,    4,    1,</text:p>
            <text:p>          1,    2,    1,    2,    1,    3,    7,    2,    2,    4,    0,</text:p>
            <text:p>          0,    5,    3,    5,   10,   21,    0]))</text:p>
          </table:table-cell>
          <table:table-cell office:value-type="float" office:value="0.327021309212237" calcext:value-type="float">
            <text:p>0,327021309212237</text:p>
          </table:table-cell>
          <table:table-cell office:value-type="float" office:value="0.0709016992247275" calcext:value-type="float">
            <text:p>0,0709016992247275</text:p>
          </table:table-cell>
          <table:table-cell office:value-type="float" office:value="0.364188072686871" calcext:value-type="float">
            <text:p>0,364188072686871</text:p>
          </table:table-cell>
          <table:table-cell office:value-type="float" office:value="0.671211741864681" calcext:value-type="float">
            <text:p>0,671211741864681</text:p>
          </table:table-cell>
          <table:table-cell office:value-type="float" office:value="0.263308333666172" calcext:value-type="float">
            <text:p>0,263308333666172</text:p>
          </table:table-cell>
          <table:table-cell office:value-type="float" office:value="0.775329967339834" calcext:value-type="float">
            <text:p>0,775329967339834</text:p>
          </table:table-cell>
          <table:table-cell office:value-type="float" office:value="0.0758315129835052" calcext:value-type="float">
            <text:p>0,0758315129835052</text:p>
          </table:table-cell>
          <table:table-cell office:value-type="string" calcext:value-type="string">
            <text:p>(array([0.0083526 , 0.08306452, 0.15716347, 0.22505734, 0.29143754,</text:p>
            <text:p>       0.37224478, 0.43131521, 0.5098427 , 0.56488342, 0.62962512,</text:p>
            <text:p>       0.69679742, 0.77193771, 0.82636709, 0.90499324, 0.9977522 ]), array([0.  , 0.  , 0.  , 0.  , 0.  , 0.  , 0.  , 0.75, 1.  , 1.  , 1.  ,</text:p>
            <text:p>       1.  , 1.  , 1.  , 1.  ]), array([ 162,   11,   10,   11,    6,    5,    5,    4,    9,    5,   12,</text:p>
            <text:p>         10,   22,   29, 2270,    0]))</text:p>
          </table:table-cell>
          <table:table-cell office:value-type="string" calcext:value-type="string">
            <text:p>(array([0.01242958, 0.70652248, 0.98714532, 0.99708489, 0.99875458,</text:p>
            <text:p>       0.99936912, 0.99965354, 0.9997867 , 0.99985975, 0.99990421,</text:p>
            <text:p>       0.99993504, 0.99995453, 0.99996804, 0.99997797, 0.99998494]), array([0.        , 0.77192982, 1.        , 1.        , 1.        ,</text:p>
            <text:p>       1.        , 1.        , 1.        , 1.        , 1.        ,</text:p>
            <text:p>       1.        , 1.        , 1.        , 1.        , 1.        ]), array([172, 171, 172, 171, 171, 172, 171, 171, 172, 171, 171, 172, 171,</text:p>
            <text:p>       171, 172,   0]))</text:p>
          </table:table-cell>
          <table:table-cell office:value-type="string" calcext:value-type="string">
            <text:p>(array([0.00391473, 0.03021694, 0.05359783, 0.06888949, 0.08408132,</text:p>
            <text:p>       0.10399444, 0.12894255, 0.15093705, 0.1626894 , 0.18969655,</text:p>
            <text:p>       0.21220151, 0.22467003, 0.24687105, 0.27499627, 0.29998457,</text:p>
            <text:p>       0.30362189, 0.32002997, 0.35221702, 0.37423764, 0.38629395,</text:p>
            <text:p>       0.4082014 , 0.43461363, 0.44453377, 0.46843809, 0.51884478,</text:p>
            <text:p>       0.53494766, 0.54801697, 0.56779587, 0.59357508, 0.61497925,</text:p>
            <text:p>       0.62917191, 0.64449759, 0.6743376 , 0.68910996, 0.70767459,</text:p>
            <text:p>       0.72969733, 0.75844704, 0.76931644, 0.79197043, 0.80680153,</text:p>
            <text:p>       0.82856849, 0.85415588, 0.87128183, 0.89179083, 0.90997456,</text:p>
            <text:p>       0.93176538, 0.95120495, 0.97161599, 0.99898011]), array([0., 0., 0., 0., 0., 0., 0., 0., 0., 0., 0., 0., 0., 0., 0., 0., 0.,</text:p>
            <text:p>       0., 0., 0., 0., 0., 0., 0., 1., 1., 1., 1., 1., 1., 1., 1., 1., 1.,</text:p>
            <text:p>       1., 1., 1., 1., 1., 1., 1., 1., 1., 1., 1., 1., 1., 1., 1.]), array([ 140,   16,    6,    5,    4,    1,    1,    7,    2,    1,    5,</text:p>
            <text:p>          3,    3,    3,    1,    1,    1,    1,    3,    1,    1,    3,</text:p>
            <text:p>          1,    1,    0,    2,    3,    2,    2,    3,    2,    1,    2,</text:p>
            <text:p>          1,    6,    4,    2,    3,    2,    4,    9,    8,    3,    6,</text:p>
            <text:p>          7,   11,   12,   21,   54, 2190,    0]))</text:p>
          </table:table-cell>
          <table:table-cell office:value-type="float" office:value="0.227762437001022" calcext:value-type="float">
            <text:p>0,227762437001022</text:p>
          </table:table-cell>
          <table:table-cell office:value-type="float" office:value="0.00643055293901165" calcext:value-type="float">
            <text:p>0,00643055293901165</text:p>
          </table:table-cell>
          <table:table-cell office:value-type="float" office:value="0.243660183775678" calcext:value-type="float">
            <text:p>0,243660183775678</text:p>
          </table:table-cell>
          <table:table-cell office:value-type="float" office:value="0.435116582446628" calcext:value-type="float">
            <text:p>0,435116582446628</text:p>
          </table:table-cell>
          <table:table-cell office:value-type="float" office:value="0.0654073493304657" calcext:value-type="float">
            <text:p>0,0654073493304657</text:p>
          </table:table-cell>
          <table:table-cell office:value-type="float" office:value="0.481155216693878" calcext:value-type="float">
            <text:p>0,48115521669387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ece_bin_15</text:p>
          </table:table-cell>
          <table:table-cell table:style-name="ce2" office:value-type="string" calcext:value-type="string">
            <text:p>ece_bin_15_interactive</text:p>
          </table:table-cell>
          <table:table-cell table:style-name="ce2" office:value-type="string" calcext:value-type="string">
            <text:p>ece_bin_50</text:p>
          </table:table-cell>
          <table:table-cell table:style-name="ce2" office:value-type="string" calcext:value-type="string">
            <text:p>mce_bin_15</text:p>
          </table:table-cell>
          <table:table-cell table:style-name="ce2" office:value-type="string" calcext:value-type="string">
            <text:p>mce_bin_15_interactive</text:p>
          </table:table-cell>
          <table:table-cell table:style-name="ce2" office:value-type="string" calcext:value-type="string">
            <text:p>mce_bin_50</text:p>
          </table:table-cell>
          <table:table-cell table:style-name="ce2" office:value-type="string" calcext:value-type="string">
            <text:p>brier_scor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IN</text:p>
          </table:table-cell>
          <table:table-cell table:formula="of:=MIN([.D2:.D101])" office:value-type="float" office:value="0.223115287115266" calcext:value-type="float">
            <text:p>0,223115287115266</text:p>
          </table:table-cell>
          <table:table-cell table:formula="of:=MIN([.E2:.E101])" office:value-type="float" office:value="0.0446976364148077" calcext:value-type="float">
            <text:p>0,0446976364148077</text:p>
          </table:table-cell>
          <table:table-cell table:formula="of:=MIN([.F2:.F101])" office:value-type="float" office:value="0.282673469098776" calcext:value-type="float">
            <text:p>0,282673469098776</text:p>
          </table:table-cell>
          <table:table-cell table:formula="of:=MIN([.G2:.G101])" office:value-type="float" office:value="0.505081370472908" calcext:value-type="float">
            <text:p>0,505081370472908</text:p>
          </table:table-cell>
          <table:table-cell table:formula="of:=MIN([.H2:.H101])" office:value-type="float" office:value="0.134273963714868" calcext:value-type="float">
            <text:p>0,134273963714868</text:p>
          </table:table-cell>
          <table:table-cell table:formula="of:=MIN([.I2:.I101])" office:value-type="float" office:value="0.719502811630567" calcext:value-type="float">
            <text:p>0,719502811630567</text:p>
          </table:table-cell>
          <table:table-cell table:formula="of:=MIN([.J2:.J101])" office:value-type="float" office:value="0.0642272604499385" calcext:value-type="float">
            <text:p>0,064227260449938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AX</text:p>
          </table:table-cell>
          <table:table-cell table:formula="of:=MAX([.D2:.D101])" office:value-type="float" office:value="0.467128564535828" calcext:value-type="float">
            <text:p>0,467128564535828</text:p>
          </table:table-cell>
          <table:table-cell table:formula="of:=MAX([.E2:.E101])" office:value-type="float" office:value="0.109106871207239" calcext:value-type="float">
            <text:p>0,109106871207239</text:p>
          </table:table-cell>
          <table:table-cell table:formula="of:=MAX([.F2:.F101])" office:value-type="float" office:value="0.45982181774404" calcext:value-type="float">
            <text:p>0,45982181774404</text:p>
          </table:table-cell>
          <table:table-cell table:formula="of:=MAX([.G2:.G101])" office:value-type="float" office:value="0.91339373588562" calcext:value-type="float">
            <text:p>0,91339373588562</text:p>
          </table:table-cell>
          <table:table-cell table:formula="of:=MAX([.H2:.H101])" office:value-type="float" office:value="0.734497832697491" calcext:value-type="float">
            <text:p>0,734497832697491</text:p>
          </table:table-cell>
          <table:table-cell table:formula="of:=MAX([.I2:.I101])" office:value-type="float" office:value="0.976423978805542" calcext:value-type="float">
            <text:p>0,976423978805542</text:p>
          </table:table-cell>
          <table:table-cell table:formula="of:=MAX([.J2:.J101])" office:value-type="float" office:value="0.107280293180924" calcext:value-type="float">
            <text:p>0,10728029318092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AVERAGE([.D2:.D101])" office:value-type="float" office:value="0.309768324325177" calcext:value-type="float">
            <text:p>0,309768324325177</text:p>
          </table:table-cell>
          <table:table-cell table:formula="of:=AVERAGE([.E2:.E101])" office:value-type="float" office:value="0.0666505363592157" calcext:value-type="float">
            <text:p>0,0666505363592157</text:p>
          </table:table-cell>
          <table:table-cell table:formula="of:=AVERAGE([.F2:.F101])" office:value-type="float" office:value="0.372383413377918" calcext:value-type="float">
            <text:p>0,372383413377918</text:p>
          </table:table-cell>
          <table:table-cell table:formula="of:=AVERAGE([.G2:.G101])" office:value-type="float" office:value="0.742331973686241" calcext:value-type="float">
            <text:p>0,742331973686241</text:p>
          </table:table-cell>
          <table:table-cell table:formula="of:=AVERAGE([.H2:.H101])" office:value-type="float" office:value="0.307788800437772" calcext:value-type="float">
            <text:p>0,307788800437772</text:p>
          </table:table-cell>
          <table:table-cell table:formula="of:=AVERAGE([.I2:.I101])" office:value-type="float" office:value="0.90470482639992" calcext:value-type="float">
            <text:p>0,90470482639992</text:p>
          </table:table-cell>
          <table:table-cell table:formula="of:=AVERAGE([.J2:.J101])" office:value-type="float" office:value="0.0759302810477872" calcext:value-type="float">
            <text:p>0,07593028104778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EDIAN</text:p>
          </table:table-cell>
          <table:table-cell table:formula="of:=MEDIAN([.D2:.D101])" office:value-type="float" office:value="0.309671453701019" calcext:value-type="float">
            <text:p>0,309671453701019</text:p>
          </table:table-cell>
          <table:table-cell table:formula="of:=MEDIAN([.E2:.E101])" office:value-type="float" office:value="0.0655862148383118" calcext:value-type="float">
            <text:p>0,0655862148383118</text:p>
          </table:table-cell>
          <table:table-cell table:formula="of:=MEDIAN([.F2:.F101])" office:value-type="float" office:value="0.369731330821909" calcext:value-type="float">
            <text:p>0,369731330821909</text:p>
          </table:table-cell>
          <table:table-cell table:formula="of:=MEDIAN([.G2:.G101])" office:value-type="float" office:value="0.750195890456646" calcext:value-type="float">
            <text:p>0,750195890456646</text:p>
          </table:table-cell>
          <table:table-cell table:formula="of:=MEDIAN([.H2:.H101])" office:value-type="float" office:value="0.261025372437786" calcext:value-type="float">
            <text:p>0,261025372437786</text:p>
          </table:table-cell>
          <table:table-cell table:formula="of:=MEDIAN([.I2:.I101])" office:value-type="float" office:value="0.91538201769193" calcext:value-type="float">
            <text:p>0,91538201769193</text:p>
          </table:table-cell>
          <table:table-cell table:formula="of:=MEDIAN([.J2:.J101])" office:value-type="float" office:value="0.0748180927706089" calcext:value-type="float">
            <text:p>0,07481809277060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IN ROUNDED</text:p>
          </table:table-cell>
          <table:table-cell table:formula="of:=ROUND([.D104];4)" office:value-type="float" office:value="0.2231" calcext:value-type="float">
            <text:p>0,2231</text:p>
          </table:table-cell>
          <table:table-cell table:formula="of:=ROUND([.E104];4)" office:value-type="float" office:value="0.0447" calcext:value-type="float">
            <text:p>0,0447</text:p>
          </table:table-cell>
          <table:table-cell table:formula="of:=ROUND([.F104];4)" office:value-type="float" office:value="0.2827" calcext:value-type="float">
            <text:p>0,2827</text:p>
          </table:table-cell>
          <table:table-cell table:formula="of:=ROUND([.G104];4)" office:value-type="float" office:value="0.5051" calcext:value-type="float">
            <text:p>0,5051</text:p>
          </table:table-cell>
          <table:table-cell table:formula="of:=ROUND([.H104];4)" office:value-type="float" office:value="0.1343" calcext:value-type="float">
            <text:p>0,1343</text:p>
          </table:table-cell>
          <table:table-cell table:formula="of:=ROUND([.I104];4)" office:value-type="float" office:value="0.7195" calcext:value-type="float">
            <text:p>0,7195</text:p>
          </table:table-cell>
          <table:table-cell table:formula="of:=ROUND([.J104];4)" office:value-type="float" office:value="0.0642" calcext:value-type="float">
            <text:p>0,06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AX ROUNDED</text:p>
          </table:table-cell>
          <table:table-cell table:formula="of:=ROUND([.D105];4)" office:value-type="float" office:value="0.4671" calcext:value-type="float">
            <text:p>0,4671</text:p>
          </table:table-cell>
          <table:table-cell table:formula="of:=ROUND([.E105];4)" office:value-type="float" office:value="0.1091" calcext:value-type="float">
            <text:p>0,1091</text:p>
          </table:table-cell>
          <table:table-cell table:formula="of:=ROUND([.F105];4)" office:value-type="float" office:value="0.4598" calcext:value-type="float">
            <text:p>0,4598</text:p>
          </table:table-cell>
          <table:table-cell table:formula="of:=ROUND([.G105];4)" office:value-type="float" office:value="0.9134" calcext:value-type="float">
            <text:p>0,9134</text:p>
          </table:table-cell>
          <table:table-cell table:formula="of:=ROUND([.H105];4)" office:value-type="float" office:value="0.7345" calcext:value-type="float">
            <text:p>0,7345</text:p>
          </table:table-cell>
          <table:table-cell table:formula="of:=ROUND([.I105];4)" office:value-type="float" office:value="0.9764" calcext:value-type="float">
            <text:p>0,9764</text:p>
          </table:table-cell>
          <table:table-cell table:formula="of:=ROUND([.J105];4)" office:value-type="float" office:value="0.1073" calcext:value-type="float">
            <text:p>0,10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AVG ROUNDED</text:p>
          </table:table-cell>
          <table:table-cell table:formula="of:=ROUND([.D106];4)" office:value-type="float" office:value="0.3098" calcext:value-type="float">
            <text:p>0,3098</text:p>
          </table:table-cell>
          <table:table-cell table:formula="of:=ROUND([.E106];4)" office:value-type="float" office:value="0.0667" calcext:value-type="float">
            <text:p>0,0667</text:p>
          </table:table-cell>
          <table:table-cell table:formula="of:=ROUND([.F106];4)" office:value-type="float" office:value="0.3724" calcext:value-type="float">
            <text:p>0,3724</text:p>
          </table:table-cell>
          <table:table-cell table:formula="of:=ROUND([.G106];4)" office:value-type="float" office:value="0.7423" calcext:value-type="float">
            <text:p>0,7423</text:p>
          </table:table-cell>
          <table:table-cell table:formula="of:=ROUND([.H106];4)" office:value-type="float" office:value="0.3078" calcext:value-type="float">
            <text:p>0,3078</text:p>
          </table:table-cell>
          <table:table-cell table:formula="of:=ROUND([.I106];4)" office:value-type="float" office:value="0.9047" calcext:value-type="float">
            <text:p>0,9047</text:p>
          </table:table-cell>
          <table:table-cell table:formula="of:=ROUND([.J106];4)" office:value-type="float" office:value="0.0759" calcext:value-type="float">
            <text:p>0,07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EDIAN ROUNDED</text:p>
          </table:table-cell>
          <table:table-cell table:formula="of:=ROUND([.D107];4)" office:value-type="float" office:value="0.3097" calcext:value-type="float">
            <text:p>0,3097</text:p>
          </table:table-cell>
          <table:table-cell table:formula="of:=ROUND([.E107];4)" office:value-type="float" office:value="0.0656" calcext:value-type="float">
            <text:p>0,0656</text:p>
          </table:table-cell>
          <table:table-cell table:formula="of:=ROUND([.F107];4)" office:value-type="float" office:value="0.3697" calcext:value-type="float">
            <text:p>0,3697</text:p>
          </table:table-cell>
          <table:table-cell table:formula="of:=ROUND([.G107];4)" office:value-type="float" office:value="0.7502" calcext:value-type="float">
            <text:p>0,7502</text:p>
          </table:table-cell>
          <table:table-cell table:formula="of:=ROUND([.H107];4)" office:value-type="float" office:value="0.261" calcext:value-type="float">
            <text:p>0,261</text:p>
          </table:table-cell>
          <table:table-cell table:formula="of:=ROUND([.I107];4)" office:value-type="float" office:value="0.9154" calcext:value-type="float">
            <text:p>0,9154</text:p>
          </table:table-cell>
          <table:table-cell table:formula="of:=ROUND([.J107];4)" office:value-type="float" office:value="0.0748" calcext:value-type="float">
            <text:p>0,074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23:38:46.793936482</dc:date>
    <meta:editing-duration>PT41S</meta:editing-duration>
    <meta:editing-cycles>1</meta:editing-cycles>
    <meta:document-statistic meta:table-count="1" meta:cell-count="1990" meta:object-count="0"/>
    <meta:generator>LibreOffice/7.3.7.2$Linux_X86_64 LibreOffice_project/30$Build-2</meta:generator>
  </office:meta>
</office:document-meta>
</file>